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D95522C62FDC1791.png" manifest:media-type="image/png"/>
  <manifest:file-entry manifest:full-path="Pictures/100209F80000777A0000777A640F0D08ED872D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Exo 2" svg:font-family="'Exo 2'" style:font-adornments="Light" style:font-pitch="variable"/>
    <style:font-face style:name="FreeSans" svg:font-family="FreeSans" style:font-family-generic="system" style:font-pitch="variable"/>
    <style:font-face style:name="Inconsolata Condensed ExtraLight" svg:font-family="'Inconsolata Condensed ExtraLight'" style:font-pitch="variable"/>
    <style:font-face style:name="Inconsolata Condensed ExtraLight1" svg:font-family="'Inconsolata Condensed ExtraLight'" style:font-pitch="fixed"/>
    <style:font-face style:name="Inconsolata Condensed ExtraLight2" svg:font-family="'Inconsolata Condensed ExtraLight'" style:font-adornments="Condensed ExtraLight" style:font-pitch="fixed"/>
    <style:font-face style:name="Inconsolata Expanded ExtraLight" svg:font-family="'Inconsolata Expanded ExtraLight'" style:font-pitch="variable"/>
    <style:font-face style:name="Inconsolata Expanded ExtraLight1" svg:font-family="'Inconsolata Expanded ExtraLight'" style:font-pitch="fixed"/>
    <style:font-face style:name="Inconsolata Expanded ExtraLight2" svg:font-family="'Inconsolata Expanded ExtraLight'" style:font-adornments="Expanded ExtraLigh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  <style:font-face style:name="Source Code Pro ExtraLight" svg:font-family="'Source Code Pro ExtraLight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07cm" svg:stroke-color="#878787" draw:stroke-linejoin="miter" svg:stroke-linecap="butt" draw:fill="none" draw:textarea-horizontal-align="center" draw:textarea-vertical-align="middle" fo:padding-top="0.003cm" fo:padding-bottom="0.003cm" fo:padding-left="0.003cm" fo:padding-right="0.003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1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2.6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6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1cm" fo:padding-top="0cm" fo:padding-bottom="0cm" fo:padding-left="0cm" fo:padding-right="0cm"/>
      <style:paragraph-properties style:writing-mode="lr-tb"/>
    </style:style>
    <style:style style:name="gr21" style:family="graphic" style:parent-style-name="Objeto_20_sin_20_relleno_20_ni_20_línea">
      <style:graphic-properties draw:stroke="none" draw:fill="none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text-properties fo:color="#525252" loext:opacity="100%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style:font-name="Inconsolata Condensed ExtraLight2" fo:font-size="13.5pt" fo:font-style="normal" fo:text-shadow="none" fo:font-weight="normal" style:font-size-asian="13.1000003814697pt" style:font-size-complex="13.1000003814697pt"/>
    </style:style>
    <style:style style:name="P7" style:family="paragraph">
      <loext:graphic-properties draw:fill="solid" draw:fill-color="#ffffff"/>
      <style:text-properties fo:color="#000000" loext:opacity="100%" style:font-name="Inconsolata Condensed ExtraLight2" fo:font-style="normal" fo:text-shadow="none" fo:font-weight="normal"/>
    </style:style>
    <style:style style:name="P8" style:family="paragraph">
      <style:paragraph-properties fo:text-align="start" style:writing-mode="lr-tb"/>
      <style:text-properties style:font-name="Source Code Pro ExtraLight"/>
    </style:style>
    <style:style style:name="P9" style:family="paragraph">
      <loext:graphic-properties draw:fill="none"/>
      <style:paragraph-properties fo:text-align="start" style:writing-mode="lr-tb"/>
      <style:text-properties fo:color="#000000" loext:opacity="100%" style:font-name="Source Code Pro ExtraLight" fo:font-size="8pt" fo:font-style="normal" fo:text-shadow="none" fo:font-weight="normal" style:font-size-asian="8pt" style:font-size-complex="8pt"/>
    </style:style>
    <style:style style:name="P10" style:family="paragraph">
      <loext:graphic-properties draw:fill="solid" draw:fill-color="#ffffff"/>
      <style:text-properties fo:color="#000000" loext:opacity="100%" style:font-name="Source Code Pro ExtraLight" fo:font-size="15pt" fo:font-style="normal" fo:text-shadow="none" fo:font-weight="normal" style:font-size-asian="15pt" style:font-size-complex="15pt"/>
    </style:style>
    <style:style style:name="P11" style:family="paragraph">
      <loext:graphic-properties draw:fill="none"/>
      <style:paragraph-properties fo:text-align="start" style:writing-mode="lr-tb"/>
      <style:text-properties fo:color="#000000" loext:opacity="100%" style:font-name="Source Code Pro ExtraLight" fo:font-size="10pt" fo:font-style="normal" fo:text-shadow="none" fo:font-weight="normal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color="#000000" loext:opacity="100%" style:font-name="Inconsolata Expanded ExtraLight2" fo:font-size="10pt" style:font-size-asian="10pt" style:font-size-complex="10pt"/>
    </style:style>
    <style:style style:name="P13" style:family="paragraph">
      <loext:graphic-properties draw:fill="none" draw:opacity="50%"/>
      <style:paragraph-properties fo:text-align="center"/>
    </style:style>
    <style:style style:name="T1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2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3" style:family="text">
      <style:text-properties fo:color="#000000" loext:opacity="100%" style:font-name="Inconsolata Condensed ExtraLight2" fo:font-size="13.1000003814697pt" fo:font-style="normal" fo:text-shadow="none" fo:font-weight="normal" style:font-size-asian="13.1000003814697pt" style:font-name-complex="DejaVuSans1" style:font-size-complex="13.1000003814697pt"/>
    </style:style>
    <style:style style:name="T4" style:family="text">
      <style:text-properties fo:color="#000000" loext:opacity="100%" style:font-name="Inconsolata Condensed ExtraLight2" fo:font-size="12pt" fo:font-style="normal" fo:text-shadow="none" fo:font-weight="normal" style:font-size-asian="12pt" style:font-name-complex="DejaVuSans1" style:font-size-complex="12pt"/>
    </style:style>
    <style:style style:name="T5" style:family="text">
      <style:text-properties fo:color="#000000" loext:opacity="100%" style:font-name="Source Code Pro ExtraLight" fo:font-size="8pt" fo:font-style="normal" fo:text-shadow="none" fo:font-weight="normal" style:font-size-asian="8pt" style:font-name-complex="DejaVuSans1" style:font-size-complex="8pt"/>
    </style:style>
    <style:style style:name="T6" style:family="text">
      <style:text-properties fo:color="#000000" loext:opacity="100%" fo:font-size="10pt" fo:font-style="normal" fo:text-shadow="none" fo:font-weight="normal" style:font-size-asian="10pt" style:font-name-complex="DejaVuSans1" style:font-size-complex="10pt"/>
    </style:style>
    <style:style style:name="T7" style:family="text">
      <style:text-properties fo:color="#000000" loext:opacity="100%" style:font-name="Inconsolata Expanded ExtraLight2" fo:font-size="10pt" style:font-size-asian="10pt" style:font-name-complex="NaziTypewrit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19cm" svg:height="0.019cm" svg:x="0.7cm" svg:y="0.7cm" svg:viewBox="0 0 20 20" svg:d="M10 20c14 0 14-20 0-20-13 0-13 20 0 20z">
          <text:p/>
        </draw:path>
        <draw:path draw:style-name="gr1" draw:text-style-name="P1" draw:layer="layout" svg:width="0.019cm" svg:height="0.019cm" svg:x="1.2cm" svg:y="0.7cm" svg:viewBox="0 0 20 20" svg:d="M10 20c14 0 14-20 0-20-13 0-13 20 0 20z">
          <text:p/>
        </draw:path>
        <draw:path draw:style-name="gr1" draw:text-style-name="P1" draw:layer="layout" svg:width="0.019cm" svg:height="0.019cm" svg:x="1.7cm" svg:y="0.7cm" svg:viewBox="0 0 20 20" svg:d="M10 20c14 0 14-20 0-20-13 0-13 20 0 20z">
          <text:p/>
        </draw:path>
        <draw:path draw:style-name="gr1" draw:text-style-name="P1" draw:layer="layout" svg:width="0.019cm" svg:height="0.019cm" svg:x="2.2cm" svg:y="0.7cm" svg:viewBox="0 0 20 20" svg:d="M10 20c14 0 14-20 0-20-13 0-13 20 0 20z">
          <text:p/>
        </draw:path>
        <draw:path draw:style-name="gr1" draw:text-style-name="P1" draw:layer="layout" svg:width="0.019cm" svg:height="0.019cm" svg:x="2.7cm" svg:y="0.7cm" svg:viewBox="0 0 20 20" svg:d="M10 20c14 0 14-20 0-20-13 0-13 20 0 20z">
          <text:p/>
        </draw:path>
        <draw:path draw:style-name="gr1" draw:text-style-name="P1" draw:layer="layout" svg:width="0.019cm" svg:height="0.019cm" svg:x="3.2cm" svg:y="0.7cm" svg:viewBox="0 0 20 20" svg:d="M10 20c14 0 14-20 0-20-13 0-13 20 0 20z">
          <text:p/>
        </draw:path>
        <draw:path draw:style-name="gr1" draw:text-style-name="P1" draw:layer="layout" svg:width="0.019cm" svg:height="0.019cm" svg:x="3.7cm" svg:y="0.7cm" svg:viewBox="0 0 20 20" svg:d="M10 20c14 0 14-20 0-20-13 0-13 20 0 20z">
          <text:p/>
        </draw:path>
        <draw:path draw:style-name="gr1" draw:text-style-name="P1" draw:layer="layout" svg:width="0.019cm" svg:height="0.019cm" svg:x="4.2cm" svg:y="0.7cm" svg:viewBox="0 0 20 20" svg:d="M10 20c14 0 14-20 0-20-13 0-13 20 0 20z">
          <text:p/>
        </draw:path>
        <draw:path draw:style-name="gr1" draw:text-style-name="P1" draw:layer="layout" svg:width="0.019cm" svg:height="0.019cm" svg:x="4.7cm" svg:y="0.7cm" svg:viewBox="0 0 20 20" svg:d="M10 20c14 0 14-20 0-20-13 0-13 20 0 20z">
          <text:p/>
        </draw:path>
        <draw:path draw:style-name="gr1" draw:text-style-name="P1" draw:layer="layout" svg:width="0.019cm" svg:height="0.019cm" svg:x="5.2cm" svg:y="0.7cm" svg:viewBox="0 0 20 20" svg:d="M10 20c14 0 14-20 0-20-13 0-13 20 0 20z">
          <text:p/>
        </draw:path>
        <draw:path draw:style-name="gr1" draw:text-style-name="P1" draw:layer="layout" svg:width="0.019cm" svg:height="0.019cm" svg:x="5.7cm" svg:y="0.7cm" svg:viewBox="0 0 20 20" svg:d="M10 20c14 0 14-20 0-20-13 0-13 20 0 20z">
          <text:p/>
        </draw:path>
        <draw:path draw:style-name="gr1" draw:text-style-name="P1" draw:layer="layout" svg:width="0.019cm" svg:height="0.019cm" svg:x="6.2cm" svg:y="0.7cm" svg:viewBox="0 0 20 20" svg:d="M10 20c14 0 14-20 0-20-13 0-13 20 0 20z">
          <text:p/>
        </draw:path>
        <draw:path draw:style-name="gr1" draw:text-style-name="P1" draw:layer="layout" svg:width="0.019cm" svg:height="0.019cm" svg:x="6.7cm" svg:y="0.7cm" svg:viewBox="0 0 20 20" svg:d="M10 20c14 0 14-20 0-20-13 0-13 20 0 20z">
          <text:p/>
        </draw:path>
        <draw:path draw:style-name="gr1" draw:text-style-name="P1" draw:layer="layout" svg:width="0.019cm" svg:height="0.019cm" svg:x="7.2cm" svg:y="0.7cm" svg:viewBox="0 0 20 20" svg:d="M10 20c14 0 14-20 0-20-13 0-13 20 0 20z">
          <text:p/>
        </draw:path>
        <draw:path draw:style-name="gr1" draw:text-style-name="P1" draw:layer="layout" svg:width="0.019cm" svg:height="0.019cm" svg:x="7.7cm" svg:y="0.7cm" svg:viewBox="0 0 20 20" svg:d="M10 20c14 0 14-20 0-20-13 0-13 20 0 20z">
          <text:p/>
        </draw:path>
        <draw:path draw:style-name="gr1" draw:text-style-name="P1" draw:layer="layout" svg:width="0.019cm" svg:height="0.019cm" svg:x="8.2cm" svg:y="0.7cm" svg:viewBox="0 0 20 20" svg:d="M10 20c14 0 14-20 0-20-13 0-13 20 0 20z">
          <text:p/>
        </draw:path>
        <draw:path draw:style-name="gr1" draw:text-style-name="P1" draw:layer="layout" svg:width="0.019cm" svg:height="0.019cm" svg:x="8.701cm" svg:y="0.7cm" svg:viewBox="0 0 20 20" svg:d="M10 20c14 0 14-20 0-20-13 0-13 20 0 20z">
          <text:p/>
        </draw:path>
        <draw:path draw:style-name="gr1" draw:text-style-name="P1" draw:layer="layout" svg:width="0.019cm" svg:height="0.019cm" svg:x="9.201cm" svg:y="0.7cm" svg:viewBox="0 0 20 20" svg:d="M10 20c14 0 14-20 0-20-13 0-13 20 0 20z">
          <text:p/>
        </draw:path>
        <draw:path draw:style-name="gr1" draw:text-style-name="P1" draw:layer="layout" svg:width="0.019cm" svg:height="0.019cm" svg:x="9.701cm" svg:y="0.7cm" svg:viewBox="0 0 20 20" svg:d="M10 20c14 0 14-20 0-20-13 0-13 20 0 20z">
          <text:p/>
        </draw:path>
        <draw:path draw:style-name="gr1" draw:text-style-name="P1" draw:layer="layout" svg:width="0.019cm" svg:height="0.019cm" svg:x="10.201cm" svg:y="0.7cm" svg:viewBox="0 0 20 20" svg:d="M10 20c14 0 14-20 0-20-13 0-13 20 0 20z">
          <text:p/>
        </draw:path>
        <draw:path draw:style-name="gr1" draw:text-style-name="P1" draw:layer="layout" svg:width="0.019cm" svg:height="0.019cm" svg:x="10.701cm" svg:y="0.7cm" svg:viewBox="0 0 20 20" svg:d="M10 20c14 0 14-20 0-20-13 0-13 20 0 20z">
          <text:p/>
        </draw:path>
        <draw:path draw:style-name="gr1" draw:text-style-name="P1" draw:layer="layout" svg:width="0.019cm" svg:height="0.019cm" svg:x="11.201cm" svg:y="0.7cm" svg:viewBox="0 0 20 20" svg:d="M10 20c14 0 14-20 0-20-13 0-13 20 0 20z">
          <text:p/>
        </draw:path>
        <draw:path draw:style-name="gr1" draw:text-style-name="P1" draw:layer="layout" svg:width="0.019cm" svg:height="0.019cm" svg:x="11.701cm" svg:y="0.7cm" svg:viewBox="0 0 20 20" svg:d="M10 20c14 0 14-20 0-20-13 0-13 20 0 20z">
          <text:p/>
        </draw:path>
        <draw:path draw:style-name="gr1" draw:text-style-name="P1" draw:layer="layout" svg:width="0.019cm" svg:height="0.019cm" svg:x="12.201cm" svg:y="0.7cm" svg:viewBox="0 0 20 20" svg:d="M10 20c14 0 14-20 0-20-13 0-13 20 0 20z">
          <text:p/>
        </draw:path>
        <draw:path draw:style-name="gr1" draw:text-style-name="P1" draw:layer="layout" svg:width="0.019cm" svg:height="0.019cm" svg:x="12.701cm" svg:y="0.7cm" svg:viewBox="0 0 20 20" svg:d="M10 20c14 0 14-20 0-20-13 0-13 20 0 20z">
          <text:p/>
        </draw:path>
        <draw:path draw:style-name="gr1" draw:text-style-name="P1" draw:layer="layout" svg:width="0.019cm" svg:height="0.019cm" svg:x="13.201cm" svg:y="0.7cm" svg:viewBox="0 0 20 20" svg:d="M10 20c14 0 14-20 0-20-13 0-13 20 0 20z">
          <text:p/>
        </draw:path>
        <draw:path draw:style-name="gr1" draw:text-style-name="P1" draw:layer="layout" svg:width="0.019cm" svg:height="0.019cm" svg:x="13.701cm" svg:y="0.7cm" svg:viewBox="0 0 20 20" svg:d="M10 20c14 0 14-20 0-20-13 0-13 20 0 20z">
          <text:p/>
        </draw:path>
        <draw:path draw:style-name="gr1" draw:text-style-name="P1" draw:layer="layout" svg:width="0.019cm" svg:height="0.019cm" svg:x="14.201cm" svg:y="0.7cm" svg:viewBox="0 0 20 20" svg:d="M10 20c14 0 14-20 0-20-13 0-13 20 0 20z">
          <text:p/>
        </draw:path>
        <draw:path draw:style-name="gr1" draw:text-style-name="P1" draw:layer="layout" svg:width="0.019cm" svg:height="0.019cm" svg:x="14.701cm" svg:y="0.7cm" svg:viewBox="0 0 20 20" svg:d="M10 20c14 0 14-20 0-20-13 0-13 20 0 20z">
          <text:p/>
        </draw:path>
        <draw:path draw:style-name="gr1" draw:text-style-name="P1" draw:layer="layout" svg:width="0.019cm" svg:height="0.019cm" svg:x="15.201cm" svg:y="0.7cm" svg:viewBox="0 0 20 20" svg:d="M10 20c14 0 14-20 0-20-13 0-13 20 0 20z">
          <text:p/>
        </draw:path>
        <draw:path draw:style-name="gr1" draw:text-style-name="P1" draw:layer="layout" svg:width="0.019cm" svg:height="0.019cm" svg:x="15.701cm" svg:y="0.7cm" svg:viewBox="0 0 20 20" svg:d="M10 20c14 0 14-20 0-20-13 0-13 20 0 20z">
          <text:p/>
        </draw:path>
        <draw:path draw:style-name="gr1" draw:text-style-name="P1" draw:layer="layout" svg:width="0.019cm" svg:height="0.019cm" svg:x="16.201cm" svg:y="0.7cm" svg:viewBox="0 0 20 20" svg:d="M10 20c14 0 14-20 0-20-13 0-13 20 0 20z">
          <text:p/>
        </draw:path>
        <draw:path draw:style-name="gr1" draw:text-style-name="P1" draw:layer="layout" svg:width="0.019cm" svg:height="0.019cm" svg:x="16.7cm" svg:y="0.7cm" svg:viewBox="0 0 20 20" svg:d="M10 20c14 0 14-20 0-20-13 0-13 20 0 20z">
          <text:p/>
        </draw:path>
        <draw:path draw:style-name="gr1" draw:text-style-name="P1" draw:layer="layout" svg:width="0.019cm" svg:height="0.019cm" svg:x="17.2cm" svg:y="0.7cm" svg:viewBox="0 0 20 20" svg:d="M10 20c14 0 14-20 0-20-13 0-13 20 0 20z">
          <text:p/>
        </draw:path>
        <draw:path draw:style-name="gr1" draw:text-style-name="P1" draw:layer="layout" svg:width="0.019cm" svg:height="0.019cm" svg:x="17.7cm" svg:y="0.7cm" svg:viewBox="0 0 20 20" svg:d="M10 20c14 0 14-20 0-20-13 0-13 20 0 20z">
          <text:p/>
        </draw:path>
        <draw:path draw:style-name="gr1" draw:text-style-name="P1" draw:layer="layout" svg:width="0.019cm" svg:height="0.019cm" svg:x="18.2cm" svg:y="0.7cm" svg:viewBox="0 0 20 20" svg:d="M10 20c14 0 14-20 0-20-13 0-13 20 0 20z">
          <text:p/>
        </draw:path>
        <draw:path draw:style-name="gr1" draw:text-style-name="P1" draw:layer="layout" svg:width="0.019cm" svg:height="0.019cm" svg:x="18.7cm" svg:y="0.7cm" svg:viewBox="0 0 20 20" svg:d="M10 20c14 0 14-20 0-20-13 0-13 20 0 20z">
          <text:p/>
        </draw:path>
        <draw:path draw:style-name="gr1" draw:text-style-name="P1" draw:layer="layout" svg:width="0.019cm" svg:height="0.019cm" svg:x="19.2cm" svg:y="0.7cm" svg:viewBox="0 0 20 20" svg:d="M10 20c14 0 14-20 0-20-13 0-13 20 0 20z">
          <text:p/>
        </draw:path>
        <draw:path draw:style-name="gr1" draw:text-style-name="P1" draw:layer="layout" svg:width="0.019cm" svg:height="0.019cm" svg:x="19.7cm" svg:y="0.7cm" svg:viewBox="0 0 20 20" svg:d="M10 20c14 0 14-20 0-20-13 0-13 20 0 20z">
          <text:p/>
        </draw:path>
        <draw:path draw:style-name="gr1" draw:text-style-name="P1" draw:layer="layout" svg:width="0.019cm" svg:height="0.019cm" svg:x="20.2cm" svg:y="0.7cm" svg:viewBox="0 0 20 20" svg:d="M10 20c14 0 14-20 0-20-13 0-13 20 0 20z">
          <text:p/>
        </draw:path>
        <draw:path draw:style-name="gr1" draw:text-style-name="P1" draw:layer="layout" svg:width="0.019cm" svg:height="0.019cm" svg:x="20.7cm" svg:y="0.7cm" svg:viewBox="0 0 20 20" svg:d="M10 20c14 0 14-20 0-20-13 0-13 20 0 20z">
          <text:p/>
        </draw:path>
        <draw:path draw:style-name="gr1" draw:text-style-name="P1" draw:layer="layout" svg:width="0.019cm" svg:height="0.019cm" svg:x="21.2cm" svg:y="0.7cm" svg:viewBox="0 0 20 20" svg:d="M10 20c14 0 14-20 0-20-13 0-13 20 0 20z">
          <text:p/>
        </draw:path>
        <draw:path draw:style-name="gr1" draw:text-style-name="P1" draw:layer="layout" svg:width="0.019cm" svg:height="0.019cm" svg:x="21.7cm" svg:y="0.7cm" svg:viewBox="0 0 20 20" svg:d="M10 20c14 0 14-20 0-20-13 0-13 20 0 20z">
          <text:p/>
        </draw:path>
        <draw:path draw:style-name="gr1" draw:text-style-name="P1" draw:layer="layout" svg:width="0.019cm" svg:height="0.019cm" svg:x="22.2cm" svg:y="0.7cm" svg:viewBox="0 0 20 20" svg:d="M10 20c14 0 14-20 0-20-13 0-13 20 0 20z">
          <text:p/>
        </draw:path>
        <draw:path draw:style-name="gr1" draw:text-style-name="P1" draw:layer="layout" svg:width="0.019cm" svg:height="0.019cm" svg:x="22.7cm" svg:y="0.7cm" svg:viewBox="0 0 20 20" svg:d="M10 20c14 0 14-20 0-20-13 0-13 20 0 20z">
          <text:p/>
        </draw:path>
        <draw:path draw:style-name="gr1" draw:text-style-name="P1" draw:layer="layout" svg:width="0.019cm" svg:height="0.019cm" svg:x="23.2cm" svg:y="0.7cm" svg:viewBox="0 0 20 20" svg:d="M10 20c14 0 14-20 0-20-13 0-13 20 0 20z">
          <text:p/>
        </draw:path>
        <draw:path draw:style-name="gr1" draw:text-style-name="P1" draw:layer="layout" svg:width="0.019cm" svg:height="0.019cm" svg:x="23.7cm" svg:y="0.7cm" svg:viewBox="0 0 20 20" svg:d="M10 20c14 0 14-20 0-20-13 0-13 20 0 20z">
          <text:p/>
        </draw:path>
        <draw:path draw:style-name="gr1" draw:text-style-name="P1" draw:layer="layout" svg:width="0.019cm" svg:height="0.019cm" svg:x="24.2cm" svg:y="0.7cm" svg:viewBox="0 0 20 20" svg:d="M10 20c14 0 14-20 0-20-13 0-13 20 0 20z">
          <text:p/>
        </draw:path>
        <draw:path draw:style-name="gr1" draw:text-style-name="P1" draw:layer="layout" svg:width="0.019cm" svg:height="0.019cm" svg:x="24.701cm" svg:y="0.7cm" svg:viewBox="0 0 20 20" svg:d="M10 20c14 0 14-20 0-20-13 0-13 20 0 20z">
          <text:p/>
        </draw:path>
        <draw:path draw:style-name="gr1" draw:text-style-name="P1" draw:layer="layout" svg:width="0.019cm" svg:height="0.019cm" svg:x="25.201cm" svg:y="0.7cm" svg:viewBox="0 0 20 20" svg:d="M10 20c14 0 14-20 0-20-13 0-13 20 0 20z">
          <text:p/>
        </draw:path>
        <draw:path draw:style-name="gr1" draw:text-style-name="P1" draw:layer="layout" svg:width="0.019cm" svg:height="0.019cm" svg:x="25.701cm" svg:y="0.7cm" svg:viewBox="0 0 20 20" svg:d="M10 20c14 0 14-20 0-20-13 0-13 20 0 20z">
          <text:p/>
        </draw:path>
        <draw:path draw:style-name="gr1" draw:text-style-name="P1" draw:layer="layout" svg:width="0.019cm" svg:height="0.019cm" svg:x="26.201cm" svg:y="0.7cm" svg:viewBox="0 0 20 20" svg:d="M10 20c14 0 14-20 0-20-13 0-13 20 0 20z">
          <text:p/>
        </draw:path>
        <draw:path draw:style-name="gr1" draw:text-style-name="P1" draw:layer="layout" svg:width="0.019cm" svg:height="0.019cm" svg:x="26.701cm" svg:y="0.7cm" svg:viewBox="0 0 20 20" svg:d="M10 20c14 0 14-20 0-20-13 0-13 20 0 20z">
          <text:p/>
        </draw:path>
        <draw:path draw:style-name="gr1" draw:text-style-name="P1" draw:layer="layout" svg:width="0.019cm" svg:height="0.019cm" svg:x="27.201cm" svg:y="0.7cm" svg:viewBox="0 0 20 20" svg:d="M10 20c14 0 14-20 0-20-13 0-13 20 0 20z">
          <text:p/>
        </draw:path>
        <draw:path draw:style-name="gr1" draw:text-style-name="P1" draw:layer="layout" svg:width="0.019cm" svg:height="0.019cm" svg:x="0.7cm" svg:y="0.7cm" svg:viewBox="0 0 20 20" svg:d="M10 20c14 0 14-20 0-20-13 0-13 20 0 20z">
          <text:p/>
        </draw:path>
        <draw:path draw:style-name="gr1" draw:text-style-name="P1" draw:layer="layout" svg:width="0.019cm" svg:height="0.019cm" svg:x="1.2cm" svg:y="0.7cm" svg:viewBox="0 0 20 20" svg:d="M10 20c14 0 14-20 0-20-13 0-13 20 0 20z">
          <text:p/>
        </draw:path>
        <draw:path draw:style-name="gr1" draw:text-style-name="P1" draw:layer="layout" svg:width="0.019cm" svg:height="0.019cm" svg:x="1.7cm" svg:y="0.7cm" svg:viewBox="0 0 20 20" svg:d="M10 20c14 0 14-20 0-20-13 0-13 20 0 20z">
          <text:p/>
        </draw:path>
        <draw:path draw:style-name="gr1" draw:text-style-name="P1" draw:layer="layout" svg:width="0.019cm" svg:height="0.019cm" svg:x="2.2cm" svg:y="0.7cm" svg:viewBox="0 0 20 20" svg:d="M10 20c14 0 14-20 0-20-13 0-13 20 0 20z">
          <text:p/>
        </draw:path>
        <draw:path draw:style-name="gr1" draw:text-style-name="P1" draw:layer="layout" svg:width="0.019cm" svg:height="0.019cm" svg:x="2.7cm" svg:y="0.7cm" svg:viewBox="0 0 20 20" svg:d="M10 20c14 0 14-20 0-20-13 0-13 20 0 20z">
          <text:p/>
        </draw:path>
        <draw:path draw:style-name="gr1" draw:text-style-name="P1" draw:layer="layout" svg:width="0.019cm" svg:height="0.019cm" svg:x="3.2cm" svg:y="0.7cm" svg:viewBox="0 0 20 20" svg:d="M10 20c14 0 14-20 0-20-13 0-13 20 0 20z">
          <text:p/>
        </draw:path>
        <draw:path draw:style-name="gr1" draw:text-style-name="P1" draw:layer="layout" svg:width="0.019cm" svg:height="0.019cm" svg:x="3.7cm" svg:y="0.7cm" svg:viewBox="0 0 20 20" svg:d="M10 20c14 0 14-20 0-20-13 0-13 20 0 20z">
          <text:p/>
        </draw:path>
        <draw:path draw:style-name="gr1" draw:text-style-name="P1" draw:layer="layout" svg:width="0.019cm" svg:height="0.019cm" svg:x="4.2cm" svg:y="0.7cm" svg:viewBox="0 0 20 20" svg:d="M10 20c14 0 14-20 0-20-13 0-13 20 0 20z">
          <text:p/>
        </draw:path>
        <draw:path draw:style-name="gr1" draw:text-style-name="P1" draw:layer="layout" svg:width="0.019cm" svg:height="0.019cm" svg:x="4.7cm" svg:y="0.7cm" svg:viewBox="0 0 20 20" svg:d="M10 20c14 0 14-20 0-20-13 0-13 20 0 20z">
          <text:p/>
        </draw:path>
        <draw:path draw:style-name="gr1" draw:text-style-name="P1" draw:layer="layout" svg:width="0.019cm" svg:height="0.019cm" svg:x="5.2cm" svg:y="0.7cm" svg:viewBox="0 0 20 20" svg:d="M10 20c14 0 14-20 0-20-13 0-13 20 0 20z">
          <text:p/>
        </draw:path>
        <draw:path draw:style-name="gr1" draw:text-style-name="P1" draw:layer="layout" svg:width="0.019cm" svg:height="0.019cm" svg:x="5.7cm" svg:y="0.7cm" svg:viewBox="0 0 20 20" svg:d="M10 20c14 0 14-20 0-20-13 0-13 20 0 20z">
          <text:p/>
        </draw:path>
        <draw:path draw:style-name="gr1" draw:text-style-name="P1" draw:layer="layout" svg:width="0.019cm" svg:height="0.019cm" svg:x="6.2cm" svg:y="0.7cm" svg:viewBox="0 0 20 20" svg:d="M10 20c14 0 14-20 0-20-13 0-13 20 0 20z">
          <text:p/>
        </draw:path>
        <draw:path draw:style-name="gr1" draw:text-style-name="P1" draw:layer="layout" svg:width="0.019cm" svg:height="0.019cm" svg:x="6.7cm" svg:y="0.7cm" svg:viewBox="0 0 20 20" svg:d="M10 20c14 0 14-20 0-20-13 0-13 20 0 20z">
          <text:p/>
        </draw:path>
        <draw:path draw:style-name="gr1" draw:text-style-name="P1" draw:layer="layout" svg:width="0.019cm" svg:height="0.019cm" svg:x="7.2cm" svg:y="0.7cm" svg:viewBox="0 0 20 20" svg:d="M10 20c14 0 14-20 0-20-13 0-13 20 0 20z">
          <text:p/>
        </draw:path>
        <draw:path draw:style-name="gr1" draw:text-style-name="P1" draw:layer="layout" svg:width="0.019cm" svg:height="0.019cm" svg:x="7.7cm" svg:y="0.7cm" svg:viewBox="0 0 20 20" svg:d="M10 20c14 0 14-20 0-20-13 0-13 20 0 20z">
          <text:p/>
        </draw:path>
        <draw:path draw:style-name="gr1" draw:text-style-name="P1" draw:layer="layout" svg:width="0.019cm" svg:height="0.019cm" svg:x="8.2cm" svg:y="0.7cm" svg:viewBox="0 0 20 20" svg:d="M10 20c14 0 14-20 0-20-13 0-13 20 0 20z">
          <text:p/>
        </draw:path>
        <draw:path draw:style-name="gr1" draw:text-style-name="P1" draw:layer="layout" svg:width="0.019cm" svg:height="0.019cm" svg:x="8.701cm" svg:y="0.7cm" svg:viewBox="0 0 20 20" svg:d="M10 20c14 0 14-20 0-20-13 0-13 20 0 20z">
          <text:p/>
        </draw:path>
        <draw:path draw:style-name="gr1" draw:text-style-name="P1" draw:layer="layout" svg:width="0.019cm" svg:height="0.019cm" svg:x="9.201cm" svg:y="0.7cm" svg:viewBox="0 0 20 20" svg:d="M10 20c14 0 14-20 0-20-13 0-13 20 0 20z">
          <text:p/>
        </draw:path>
        <draw:path draw:style-name="gr1" draw:text-style-name="P1" draw:layer="layout" svg:width="0.019cm" svg:height="0.019cm" svg:x="9.701cm" svg:y="0.7cm" svg:viewBox="0 0 20 20" svg:d="M10 20c14 0 14-20 0-20-13 0-13 20 0 20z">
          <text:p/>
        </draw:path>
        <draw:path draw:style-name="gr1" draw:text-style-name="P1" draw:layer="layout" svg:width="0.019cm" svg:height="0.019cm" svg:x="10.201cm" svg:y="0.7cm" svg:viewBox="0 0 20 20" svg:d="M10 20c14 0 14-20 0-20-13 0-13 20 0 20z">
          <text:p/>
        </draw:path>
        <draw:path draw:style-name="gr1" draw:text-style-name="P1" draw:layer="layout" svg:width="0.019cm" svg:height="0.019cm" svg:x="10.701cm" svg:y="0.7cm" svg:viewBox="0 0 20 20" svg:d="M10 20c14 0 14-20 0-20-13 0-13 20 0 20z">
          <text:p/>
        </draw:path>
        <draw:path draw:style-name="gr1" draw:text-style-name="P1" draw:layer="layout" svg:width="0.019cm" svg:height="0.019cm" svg:x="11.201cm" svg:y="0.7cm" svg:viewBox="0 0 20 20" svg:d="M10 20c14 0 14-20 0-20-13 0-13 20 0 20z">
          <text:p/>
        </draw:path>
        <draw:path draw:style-name="gr1" draw:text-style-name="P1" draw:layer="layout" svg:width="0.019cm" svg:height="0.019cm" svg:x="11.701cm" svg:y="0.7cm" svg:viewBox="0 0 20 20" svg:d="M10 20c14 0 14-20 0-20-13 0-13 20 0 20z">
          <text:p/>
        </draw:path>
        <draw:path draw:style-name="gr1" draw:text-style-name="P1" draw:layer="layout" svg:width="0.019cm" svg:height="0.019cm" svg:x="12.201cm" svg:y="0.7cm" svg:viewBox="0 0 20 20" svg:d="M10 20c14 0 14-20 0-20-13 0-13 20 0 20z">
          <text:p/>
        </draw:path>
        <draw:path draw:style-name="gr1" draw:text-style-name="P1" draw:layer="layout" svg:width="0.019cm" svg:height="0.019cm" svg:x="12.701cm" svg:y="0.7cm" svg:viewBox="0 0 20 20" svg:d="M10 20c14 0 14-20 0-20-13 0-13 20 0 20z">
          <text:p/>
        </draw:path>
        <draw:path draw:style-name="gr1" draw:text-style-name="P1" draw:layer="layout" svg:width="0.019cm" svg:height="0.019cm" svg:x="13.201cm" svg:y="0.7cm" svg:viewBox="0 0 20 20" svg:d="M10 20c14 0 14-20 0-20-13 0-13 20 0 20z">
          <text:p/>
        </draw:path>
        <draw:path draw:style-name="gr1" draw:text-style-name="P1" draw:layer="layout" svg:width="0.019cm" svg:height="0.019cm" svg:x="13.701cm" svg:y="0.7cm" svg:viewBox="0 0 20 20" svg:d="M10 20c14 0 14-20 0-20-13 0-13 20 0 20z">
          <text:p/>
        </draw:path>
        <draw:path draw:style-name="gr1" draw:text-style-name="P1" draw:layer="layout" svg:width="0.019cm" svg:height="0.019cm" svg:x="14.201cm" svg:y="0.7cm" svg:viewBox="0 0 20 20" svg:d="M10 20c14 0 14-20 0-20-13 0-13 20 0 20z">
          <text:p/>
        </draw:path>
        <draw:path draw:style-name="gr1" draw:text-style-name="P1" draw:layer="layout" svg:width="0.019cm" svg:height="0.019cm" svg:x="14.701cm" svg:y="0.7cm" svg:viewBox="0 0 20 20" svg:d="M10 20c14 0 14-20 0-20-13 0-13 20 0 20z">
          <text:p/>
        </draw:path>
        <draw:path draw:style-name="gr1" draw:text-style-name="P1" draw:layer="layout" svg:width="0.019cm" svg:height="0.019cm" svg:x="15.201cm" svg:y="0.7cm" svg:viewBox="0 0 20 20" svg:d="M10 20c14 0 14-20 0-20-13 0-13 20 0 20z">
          <text:p/>
        </draw:path>
        <draw:path draw:style-name="gr1" draw:text-style-name="P1" draw:layer="layout" svg:width="0.019cm" svg:height="0.019cm" svg:x="15.701cm" svg:y="0.7cm" svg:viewBox="0 0 20 20" svg:d="M10 20c14 0 14-20 0-20-13 0-13 20 0 20z">
          <text:p/>
        </draw:path>
        <draw:path draw:style-name="gr1" draw:text-style-name="P1" draw:layer="layout" svg:width="0.019cm" svg:height="0.019cm" svg:x="16.201cm" svg:y="0.7cm" svg:viewBox="0 0 20 20" svg:d="M10 20c14 0 14-20 0-20-13 0-13 20 0 20z">
          <text:p/>
        </draw:path>
        <draw:path draw:style-name="gr1" draw:text-style-name="P1" draw:layer="layout" svg:width="0.019cm" svg:height="0.019cm" svg:x="0.701cm" svg:y="1.2cm" svg:viewBox="0 0 20 20" svg:d="M10 20c14 0 14-20 0-20-13 0-13 20 0 20z">
          <text:p/>
        </draw:path>
        <draw:path draw:style-name="gr1" draw:text-style-name="P1" draw:layer="layout" svg:width="0.019cm" svg:height="0.019cm" svg:x="1.201cm" svg:y="1.2cm" svg:viewBox="0 0 20 20" svg:d="M10 20c14 0 14-20 0-20-13 0-13 20 0 20z">
          <text:p/>
        </draw:path>
        <draw:path draw:style-name="gr1" draw:text-style-name="P1" draw:layer="layout" svg:width="0.019cm" svg:height="0.019cm" svg:x="1.701cm" svg:y="1.2cm" svg:viewBox="0 0 20 20" svg:d="M10 20c14 0 14-20 0-20-13 0-13 20 0 20z">
          <text:p/>
        </draw:path>
        <draw:path draw:style-name="gr1" draw:text-style-name="P1" draw:layer="layout" svg:width="0.019cm" svg:height="0.019cm" svg:x="2.201cm" svg:y="1.2cm" svg:viewBox="0 0 20 20" svg:d="M10 20c14 0 14-20 0-20-13 0-13 20 0 20z">
          <text:p/>
        </draw:path>
        <draw:path draw:style-name="gr1" draw:text-style-name="P1" draw:layer="layout" svg:width="0.019cm" svg:height="0.019cm" svg:x="2.701cm" svg:y="1.2cm" svg:viewBox="0 0 20 20" svg:d="M10 20c14 0 14-20 0-20-13 0-13 20 0 20z">
          <text:p/>
        </draw:path>
        <draw:path draw:style-name="gr1" draw:text-style-name="P1" draw:layer="layout" svg:width="0.019cm" svg:height="0.019cm" svg:x="3.201cm" svg:y="1.2cm" svg:viewBox="0 0 20 20" svg:d="M10 20c14 0 14-20 0-20-13 0-13 20 0 20z">
          <text:p/>
        </draw:path>
        <draw:path draw:style-name="gr1" draw:text-style-name="P1" draw:layer="layout" svg:width="0.019cm" svg:height="0.019cm" svg:x="3.701cm" svg:y="1.2cm" svg:viewBox="0 0 20 20" svg:d="M10 20c14 0 14-20 0-20-13 0-13 20 0 20z">
          <text:p/>
        </draw:path>
        <draw:path draw:style-name="gr1" draw:text-style-name="P1" draw:layer="layout" svg:width="0.019cm" svg:height="0.019cm" svg:x="4.201cm" svg:y="1.2cm" svg:viewBox="0 0 20 20" svg:d="M10 20c14 0 14-20 0-20-13 0-13 20 0 20z">
          <text:p/>
        </draw:path>
        <draw:path draw:style-name="gr1" draw:text-style-name="P1" draw:layer="layout" svg:width="0.019cm" svg:height="0.019cm" svg:x="4.701cm" svg:y="1.2cm" svg:viewBox="0 0 20 20" svg:d="M10 20c14 0 14-20 0-20-13 0-13 20 0 20z">
          <text:p/>
        </draw:path>
        <draw:path draw:style-name="gr1" draw:text-style-name="P1" draw:layer="layout" svg:width="0.019cm" svg:height="0.019cm" svg:x="5.201cm" svg:y="1.2cm" svg:viewBox="0 0 20 20" svg:d="M10 20c14 0 14-20 0-20-13 0-13 20 0 20z">
          <text:p/>
        </draw:path>
        <draw:path draw:style-name="gr1" draw:text-style-name="P1" draw:layer="layout" svg:width="0.019cm" svg:height="0.019cm" svg:x="5.701cm" svg:y="1.2cm" svg:viewBox="0 0 20 20" svg:d="M10 20c14 0 14-20 0-20-13 0-13 20 0 20z">
          <text:p/>
        </draw:path>
        <draw:path draw:style-name="gr1" draw:text-style-name="P1" draw:layer="layout" svg:width="0.019cm" svg:height="0.019cm" svg:x="6.201cm" svg:y="1.2cm" svg:viewBox="0 0 20 20" svg:d="M10 20c14 0 14-20 0-20-13 0-13 20 0 20z">
          <text:p/>
        </draw:path>
        <draw:path draw:style-name="gr1" draw:text-style-name="P1" draw:layer="layout" svg:width="0.019cm" svg:height="0.019cm" svg:x="6.701cm" svg:y="1.2cm" svg:viewBox="0 0 20 20" svg:d="M10 20c14 0 14-20 0-20-13 0-13 20 0 20z">
          <text:p/>
        </draw:path>
        <draw:path draw:style-name="gr1" draw:text-style-name="P1" draw:layer="layout" svg:width="0.019cm" svg:height="0.019cm" svg:x="7.201cm" svg:y="1.2cm" svg:viewBox="0 0 20 20" svg:d="M10 20c14 0 14-20 0-20-13 0-13 20 0 20z">
          <text:p/>
        </draw:path>
        <draw:path draw:style-name="gr1" draw:text-style-name="P1" draw:layer="layout" svg:width="0.019cm" svg:height="0.019cm" svg:x="7.701cm" svg:y="1.2cm" svg:viewBox="0 0 20 20" svg:d="M10 20c14 0 14-20 0-20-13 0-13 20 0 20z">
          <text:p/>
        </draw:path>
        <draw:path draw:style-name="gr1" draw:text-style-name="P1" draw:layer="layout" svg:width="0.019cm" svg:height="0.019cm" svg:x="8.201cm" svg:y="1.2cm" svg:viewBox="0 0 20 20" svg:d="M10 20c14 0 14-20 0-20-13 0-13 20 0 20z">
          <text:p/>
        </draw:path>
        <draw:path draw:style-name="gr1" draw:text-style-name="P1" draw:layer="layout" svg:width="0.019cm" svg:height="0.019cm" svg:x="8.702cm" svg:y="1.2cm" svg:viewBox="0 0 20 20" svg:d="M10 20c14 0 14-20 0-20-13 0-13 20 0 20z">
          <text:p/>
        </draw:path>
        <draw:path draw:style-name="gr1" draw:text-style-name="P1" draw:layer="layout" svg:width="0.019cm" svg:height="0.019cm" svg:x="9.202cm" svg:y="1.2cm" svg:viewBox="0 0 20 20" svg:d="M10 20c14 0 14-20 0-20-13 0-13 20 0 20z">
          <text:p/>
        </draw:path>
        <draw:path draw:style-name="gr1" draw:text-style-name="P1" draw:layer="layout" svg:width="0.019cm" svg:height="0.019cm" svg:x="9.702cm" svg:y="1.2cm" svg:viewBox="0 0 20 20" svg:d="M10 20c14 0 14-20 0-20-13 0-13 20 0 20z">
          <text:p/>
        </draw:path>
        <draw:path draw:style-name="gr1" draw:text-style-name="P1" draw:layer="layout" svg:width="0.019cm" svg:height="0.019cm" svg:x="10.202cm" svg:y="1.2cm" svg:viewBox="0 0 20 20" svg:d="M10 20c14 0 14-20 0-20-13 0-13 20 0 20z">
          <text:p/>
        </draw:path>
        <draw:path draw:style-name="gr1" draw:text-style-name="P1" draw:layer="layout" svg:width="0.019cm" svg:height="0.019cm" svg:x="10.702cm" svg:y="1.2cm" svg:viewBox="0 0 20 20" svg:d="M10 20c14 0 14-20 0-20-13 0-13 20 0 20z">
          <text:p/>
        </draw:path>
        <draw:path draw:style-name="gr1" draw:text-style-name="P1" draw:layer="layout" svg:width="0.019cm" svg:height="0.019cm" svg:x="11.202cm" svg:y="1.2cm" svg:viewBox="0 0 20 20" svg:d="M10 20c14 0 14-20 0-20-13 0-13 20 0 20z">
          <text:p/>
        </draw:path>
        <draw:path draw:style-name="gr1" draw:text-style-name="P1" draw:layer="layout" svg:width="0.019cm" svg:height="0.019cm" svg:x="11.702cm" svg:y="1.2cm" svg:viewBox="0 0 20 20" svg:d="M10 20c14 0 14-20 0-20-13 0-13 20 0 20z">
          <text:p/>
        </draw:path>
        <draw:path draw:style-name="gr1" draw:text-style-name="P1" draw:layer="layout" svg:width="0.019cm" svg:height="0.019cm" svg:x="12.202cm" svg:y="1.2cm" svg:viewBox="0 0 20 20" svg:d="M10 20c14 0 14-20 0-20-13 0-13 20 0 20z">
          <text:p/>
        </draw:path>
        <draw:path draw:style-name="gr1" draw:text-style-name="P1" draw:layer="layout" svg:width="0.019cm" svg:height="0.019cm" svg:x="12.702cm" svg:y="1.2cm" svg:viewBox="0 0 20 20" svg:d="M10 20c14 0 14-20 0-20-13 0-13 20 0 20z">
          <text:p/>
        </draw:path>
        <draw:path draw:style-name="gr1" draw:text-style-name="P1" draw:layer="layout" svg:width="0.019cm" svg:height="0.019cm" svg:x="13.202cm" svg:y="1.2cm" svg:viewBox="0 0 20 20" svg:d="M10 20c14 0 14-20 0-20-13 0-13 20 0 20z">
          <text:p/>
        </draw:path>
        <draw:path draw:style-name="gr1" draw:text-style-name="P1" draw:layer="layout" svg:width="0.019cm" svg:height="0.019cm" svg:x="13.702cm" svg:y="1.2cm" svg:viewBox="0 0 20 20" svg:d="M10 20c14 0 14-20 0-20-13 0-13 20 0 20z">
          <text:p/>
        </draw:path>
        <draw:path draw:style-name="gr1" draw:text-style-name="P1" draw:layer="layout" svg:width="0.019cm" svg:height="0.019cm" svg:x="14.202cm" svg:y="1.2cm" svg:viewBox="0 0 20 20" svg:d="M10 20c14 0 14-20 0-20-13 0-13 20 0 20z">
          <text:p/>
        </draw:path>
        <draw:path draw:style-name="gr1" draw:text-style-name="P1" draw:layer="layout" svg:width="0.019cm" svg:height="0.019cm" svg:x="14.702cm" svg:y="1.2cm" svg:viewBox="0 0 20 20" svg:d="M10 20c14 0 14-20 0-20-13 0-13 20 0 20z">
          <text:p/>
        </draw:path>
        <draw:path draw:style-name="gr1" draw:text-style-name="P1" draw:layer="layout" svg:width="0.019cm" svg:height="0.019cm" svg:x="15.202cm" svg:y="1.2cm" svg:viewBox="0 0 20 20" svg:d="M10 20c14 0 14-20 0-20-13 0-13 20 0 20z">
          <text:p/>
        </draw:path>
        <draw:path draw:style-name="gr1" draw:text-style-name="P1" draw:layer="layout" svg:width="0.019cm" svg:height="0.019cm" svg:x="15.702cm" svg:y="1.2cm" svg:viewBox="0 0 20 20" svg:d="M10 20c14 0 14-20 0-20-13 0-13 20 0 20z">
          <text:p/>
        </draw:path>
        <draw:path draw:style-name="gr1" draw:text-style-name="P1" draw:layer="layout" svg:width="0.019cm" svg:height="0.019cm" svg:x="16.202cm" svg:y="1.2cm" svg:viewBox="0 0 20 20" svg:d="M10 20c14 0 14-20 0-20-13 0-13 20 0 20z">
          <text:p/>
        </draw:path>
        <draw:path draw:style-name="gr1" draw:text-style-name="P1" draw:layer="layout" svg:width="0.019cm" svg:height="0.019cm" svg:x="16.701cm" svg:y="1.2cm" svg:viewBox="0 0 20 20" svg:d="M10 20c14 0 14-20 0-20-13 0-13 20 0 20z">
          <text:p/>
        </draw:path>
        <draw:path draw:style-name="gr1" draw:text-style-name="P1" draw:layer="layout" svg:width="0.019cm" svg:height="0.019cm" svg:x="17.201cm" svg:y="1.2cm" svg:viewBox="0 0 20 20" svg:d="M10 20c14 0 14-20 0-20-13 0-13 20 0 20z">
          <text:p/>
        </draw:path>
        <draw:path draw:style-name="gr1" draw:text-style-name="P1" draw:layer="layout" svg:width="0.019cm" svg:height="0.019cm" svg:x="17.701cm" svg:y="1.2cm" svg:viewBox="0 0 20 20" svg:d="M10 20c14 0 14-20 0-20-13 0-13 20 0 20z">
          <text:p/>
        </draw:path>
        <draw:path draw:style-name="gr1" draw:text-style-name="P1" draw:layer="layout" svg:width="0.019cm" svg:height="0.019cm" svg:x="18.201cm" svg:y="1.2cm" svg:viewBox="0 0 20 20" svg:d="M10 20c14 0 14-20 0-20-13 0-13 20 0 20z">
          <text:p/>
        </draw:path>
        <draw:path draw:style-name="gr1" draw:text-style-name="P1" draw:layer="layout" svg:width="0.019cm" svg:height="0.019cm" svg:x="18.701cm" svg:y="1.2cm" svg:viewBox="0 0 20 20" svg:d="M10 20c14 0 14-20 0-20-13 0-13 20 0 20z">
          <text:p/>
        </draw:path>
        <draw:path draw:style-name="gr1" draw:text-style-name="P1" draw:layer="layout" svg:width="0.019cm" svg:height="0.019cm" svg:x="19.201cm" svg:y="1.2cm" svg:viewBox="0 0 20 20" svg:d="M10 20c14 0 14-20 0-20-13 0-13 20 0 20z">
          <text:p/>
        </draw:path>
        <draw:path draw:style-name="gr1" draw:text-style-name="P1" draw:layer="layout" svg:width="0.019cm" svg:height="0.019cm" svg:x="19.701cm" svg:y="1.2cm" svg:viewBox="0 0 20 20" svg:d="M10 20c14 0 14-20 0-20-13 0-13 20 0 20z">
          <text:p/>
        </draw:path>
        <draw:path draw:style-name="gr1" draw:text-style-name="P1" draw:layer="layout" svg:width="0.019cm" svg:height="0.019cm" svg:x="20.201cm" svg:y="1.2cm" svg:viewBox="0 0 20 20" svg:d="M10 20c14 0 14-20 0-20-13 0-13 20 0 20z">
          <text:p/>
        </draw:path>
        <draw:path draw:style-name="gr1" draw:text-style-name="P1" draw:layer="layout" svg:width="0.019cm" svg:height="0.019cm" svg:x="20.701cm" svg:y="1.2cm" svg:viewBox="0 0 20 20" svg:d="M10 20c14 0 14-20 0-20-13 0-13 20 0 20z">
          <text:p/>
        </draw:path>
        <draw:path draw:style-name="gr1" draw:text-style-name="P1" draw:layer="layout" svg:width="0.019cm" svg:height="0.019cm" svg:x="21.201cm" svg:y="1.2cm" svg:viewBox="0 0 20 20" svg:d="M10 20c14 0 14-20 0-20-13 0-13 20 0 20z">
          <text:p/>
        </draw:path>
        <draw:path draw:style-name="gr1" draw:text-style-name="P1" draw:layer="layout" svg:width="0.019cm" svg:height="0.019cm" svg:x="21.701cm" svg:y="1.2cm" svg:viewBox="0 0 20 20" svg:d="M10 20c14 0 14-20 0-20-13 0-13 20 0 20z">
          <text:p/>
        </draw:path>
        <draw:path draw:style-name="gr1" draw:text-style-name="P1" draw:layer="layout" svg:width="0.019cm" svg:height="0.019cm" svg:x="22.201cm" svg:y="1.2cm" svg:viewBox="0 0 20 20" svg:d="M10 20c14 0 14-20 0-20-13 0-13 20 0 20z">
          <text:p/>
        </draw:path>
        <draw:path draw:style-name="gr1" draw:text-style-name="P1" draw:layer="layout" svg:width="0.019cm" svg:height="0.019cm" svg:x="22.701cm" svg:y="1.2cm" svg:viewBox="0 0 20 20" svg:d="M10 20c14 0 14-20 0-20-13 0-13 20 0 20z">
          <text:p/>
        </draw:path>
        <draw:path draw:style-name="gr1" draw:text-style-name="P1" draw:layer="layout" svg:width="0.019cm" svg:height="0.019cm" svg:x="23.201cm" svg:y="1.2cm" svg:viewBox="0 0 20 20" svg:d="M10 20c14 0 14-20 0-20-13 0-13 20 0 20z">
          <text:p/>
        </draw:path>
        <draw:path draw:style-name="gr1" draw:text-style-name="P1" draw:layer="layout" svg:width="0.019cm" svg:height="0.019cm" svg:x="23.701cm" svg:y="1.2cm" svg:viewBox="0 0 20 20" svg:d="M10 20c14 0 14-20 0-20-13 0-13 20 0 20z">
          <text:p/>
        </draw:path>
        <draw:path draw:style-name="gr1" draw:text-style-name="P1" draw:layer="layout" svg:width="0.019cm" svg:height="0.019cm" svg:x="24.201cm" svg:y="1.2cm" svg:viewBox="0 0 20 20" svg:d="M10 20c14 0 14-20 0-20-13 0-13 20 0 20z">
          <text:p/>
        </draw:path>
        <draw:path draw:style-name="gr1" draw:text-style-name="P1" draw:layer="layout" svg:width="0.019cm" svg:height="0.019cm" svg:x="24.702cm" svg:y="1.2cm" svg:viewBox="0 0 20 20" svg:d="M10 20c14 0 14-20 0-20-13 0-13 20 0 20z">
          <text:p/>
        </draw:path>
        <draw:path draw:style-name="gr1" draw:text-style-name="P1" draw:layer="layout" svg:width="0.019cm" svg:height="0.019cm" svg:x="25.202cm" svg:y="1.2cm" svg:viewBox="0 0 20 20" svg:d="M10 20c14 0 14-20 0-20-13 0-13 20 0 20z">
          <text:p/>
        </draw:path>
        <draw:path draw:style-name="gr1" draw:text-style-name="P1" draw:layer="layout" svg:width="0.019cm" svg:height="0.019cm" svg:x="25.702cm" svg:y="1.2cm" svg:viewBox="0 0 20 20" svg:d="M10 20c14 0 14-20 0-20-13 0-13 20 0 20z">
          <text:p/>
        </draw:path>
        <draw:path draw:style-name="gr1" draw:text-style-name="P1" draw:layer="layout" svg:width="0.019cm" svg:height="0.019cm" svg:x="26.202cm" svg:y="1.2cm" svg:viewBox="0 0 20 20" svg:d="M10 20c14 0 14-20 0-20-13 0-13 20 0 20z">
          <text:p/>
        </draw:path>
        <draw:path draw:style-name="gr1" draw:text-style-name="P1" draw:layer="layout" svg:width="0.019cm" svg:height="0.019cm" svg:x="26.702cm" svg:y="1.2cm" svg:viewBox="0 0 20 20" svg:d="M10 20c14 0 14-20 0-20-13 0-13 20 0 20z">
          <text:p/>
        </draw:path>
        <draw:path draw:style-name="gr1" draw:text-style-name="P1" draw:layer="layout" svg:width="0.019cm" svg:height="0.019cm" svg:x="27.202cm" svg:y="1.2cm" svg:viewBox="0 0 20 20" svg:d="M10 20c14 0 14-20 0-20-13 0-13 20 0 20z">
          <text:p/>
        </draw:path>
        <draw:path draw:style-name="gr1" draw:text-style-name="P1" draw:layer="layout" svg:width="0.019cm" svg:height="0.019cm" svg:x="0.701cm" svg:y="1.2cm" svg:viewBox="0 0 20 20" svg:d="M10 20c14 0 14-20 0-20-13 0-13 20 0 20z">
          <text:p/>
        </draw:path>
        <draw:path draw:style-name="gr1" draw:text-style-name="P1" draw:layer="layout" svg:width="0.019cm" svg:height="0.019cm" svg:x="1.201cm" svg:y="1.2cm" svg:viewBox="0 0 20 20" svg:d="M10 20c14 0 14-20 0-20-13 0-13 20 0 20z">
          <text:p/>
        </draw:path>
        <draw:path draw:style-name="gr1" draw:text-style-name="P1" draw:layer="layout" svg:width="0.019cm" svg:height="0.019cm" svg:x="1.701cm" svg:y="1.2cm" svg:viewBox="0 0 20 20" svg:d="M10 20c14 0 14-20 0-20-13 0-13 20 0 20z">
          <text:p/>
        </draw:path>
        <draw:path draw:style-name="gr1" draw:text-style-name="P1" draw:layer="layout" svg:width="0.019cm" svg:height="0.019cm" svg:x="2.201cm" svg:y="1.2cm" svg:viewBox="0 0 20 20" svg:d="M10 20c14 0 14-20 0-20-13 0-13 20 0 20z">
          <text:p/>
        </draw:path>
        <draw:path draw:style-name="gr1" draw:text-style-name="P1" draw:layer="layout" svg:width="0.019cm" svg:height="0.019cm" svg:x="2.701cm" svg:y="1.2cm" svg:viewBox="0 0 20 20" svg:d="M10 20c14 0 14-20 0-20-13 0-13 20 0 20z">
          <text:p/>
        </draw:path>
        <draw:path draw:style-name="gr1" draw:text-style-name="P1" draw:layer="layout" svg:width="0.019cm" svg:height="0.019cm" svg:x="3.201cm" svg:y="1.2cm" svg:viewBox="0 0 20 20" svg:d="M10 20c14 0 14-20 0-20-13 0-13 20 0 20z">
          <text:p/>
        </draw:path>
        <draw:path draw:style-name="gr1" draw:text-style-name="P1" draw:layer="layout" svg:width="0.019cm" svg:height="0.019cm" svg:x="3.701cm" svg:y="1.2cm" svg:viewBox="0 0 20 20" svg:d="M10 20c14 0 14-20 0-20-13 0-13 20 0 20z">
          <text:p/>
        </draw:path>
        <draw:path draw:style-name="gr1" draw:text-style-name="P1" draw:layer="layout" svg:width="0.019cm" svg:height="0.019cm" svg:x="4.201cm" svg:y="1.2cm" svg:viewBox="0 0 20 20" svg:d="M10 20c14 0 14-20 0-20-13 0-13 20 0 20z">
          <text:p/>
        </draw:path>
        <draw:path draw:style-name="gr1" draw:text-style-name="P1" draw:layer="layout" svg:width="0.019cm" svg:height="0.019cm" svg:x="4.701cm" svg:y="1.2cm" svg:viewBox="0 0 20 20" svg:d="M10 20c14 0 14-20 0-20-13 0-13 20 0 20z">
          <text:p/>
        </draw:path>
        <draw:path draw:style-name="gr1" draw:text-style-name="P1" draw:layer="layout" svg:width="0.019cm" svg:height="0.019cm" svg:x="5.201cm" svg:y="1.2cm" svg:viewBox="0 0 20 20" svg:d="M10 20c14 0 14-20 0-20-13 0-13 20 0 20z">
          <text:p/>
        </draw:path>
        <draw:path draw:style-name="gr1" draw:text-style-name="P1" draw:layer="layout" svg:width="0.019cm" svg:height="0.019cm" svg:x="5.701cm" svg:y="1.2cm" svg:viewBox="0 0 20 20" svg:d="M10 20c14 0 14-20 0-20-13 0-13 20 0 20z">
          <text:p/>
        </draw:path>
        <draw:path draw:style-name="gr1" draw:text-style-name="P1" draw:layer="layout" svg:width="0.019cm" svg:height="0.019cm" svg:x="6.201cm" svg:y="1.2cm" svg:viewBox="0 0 20 20" svg:d="M10 20c14 0 14-20 0-20-13 0-13 20 0 20z">
          <text:p/>
        </draw:path>
        <draw:path draw:style-name="gr1" draw:text-style-name="P1" draw:layer="layout" svg:width="0.019cm" svg:height="0.019cm" svg:x="6.701cm" svg:y="1.2cm" svg:viewBox="0 0 20 20" svg:d="M10 20c14 0 14-20 0-20-13 0-13 20 0 20z">
          <text:p/>
        </draw:path>
        <draw:path draw:style-name="gr1" draw:text-style-name="P1" draw:layer="layout" svg:width="0.019cm" svg:height="0.019cm" svg:x="7.201cm" svg:y="1.2cm" svg:viewBox="0 0 20 20" svg:d="M10 20c14 0 14-20 0-20-13 0-13 20 0 20z">
          <text:p/>
        </draw:path>
        <draw:path draw:style-name="gr1" draw:text-style-name="P1" draw:layer="layout" svg:width="0.019cm" svg:height="0.019cm" svg:x="7.701cm" svg:y="1.2cm" svg:viewBox="0 0 20 20" svg:d="M10 20c14 0 14-20 0-20-13 0-13 20 0 20z">
          <text:p/>
        </draw:path>
        <draw:path draw:style-name="gr1" draw:text-style-name="P1" draw:layer="layout" svg:width="0.019cm" svg:height="0.019cm" svg:x="8.201cm" svg:y="1.2cm" svg:viewBox="0 0 20 20" svg:d="M10 20c14 0 14-20 0-20-13 0-13 20 0 20z">
          <text:p/>
        </draw:path>
        <draw:path draw:style-name="gr1" draw:text-style-name="P1" draw:layer="layout" svg:width="0.019cm" svg:height="0.019cm" svg:x="8.702cm" svg:y="1.2cm" svg:viewBox="0 0 20 20" svg:d="M10 20c14 0 14-20 0-20-13 0-13 20 0 20z">
          <text:p/>
        </draw:path>
        <draw:path draw:style-name="gr1" draw:text-style-name="P1" draw:layer="layout" svg:width="0.019cm" svg:height="0.019cm" svg:x="9.202cm" svg:y="1.2cm" svg:viewBox="0 0 20 20" svg:d="M10 20c14 0 14-20 0-20-13 0-13 20 0 20z">
          <text:p/>
        </draw:path>
        <draw:path draw:style-name="gr1" draw:text-style-name="P1" draw:layer="layout" svg:width="0.019cm" svg:height="0.019cm" svg:x="9.702cm" svg:y="1.2cm" svg:viewBox="0 0 20 20" svg:d="M10 20c14 0 14-20 0-20-13 0-13 20 0 20z">
          <text:p/>
        </draw:path>
        <draw:path draw:style-name="gr1" draw:text-style-name="P1" draw:layer="layout" svg:width="0.019cm" svg:height="0.019cm" svg:x="10.202cm" svg:y="1.2cm" svg:viewBox="0 0 20 20" svg:d="M10 20c14 0 14-20 0-20-13 0-13 20 0 20z">
          <text:p/>
        </draw:path>
        <draw:path draw:style-name="gr1" draw:text-style-name="P1" draw:layer="layout" svg:width="0.019cm" svg:height="0.019cm" svg:x="10.702cm" svg:y="1.2cm" svg:viewBox="0 0 20 20" svg:d="M10 20c14 0 14-20 0-20-13 0-13 20 0 20z">
          <text:p/>
        </draw:path>
        <draw:path draw:style-name="gr1" draw:text-style-name="P1" draw:layer="layout" svg:width="0.019cm" svg:height="0.019cm" svg:x="11.202cm" svg:y="1.2cm" svg:viewBox="0 0 20 20" svg:d="M10 20c14 0 14-20 0-20-13 0-13 20 0 20z">
          <text:p/>
        </draw:path>
        <draw:path draw:style-name="gr1" draw:text-style-name="P1" draw:layer="layout" svg:width="0.019cm" svg:height="0.019cm" svg:x="11.702cm" svg:y="1.2cm" svg:viewBox="0 0 20 20" svg:d="M10 20c14 0 14-20 0-20-13 0-13 20 0 20z">
          <text:p/>
        </draw:path>
        <draw:path draw:style-name="gr1" draw:text-style-name="P1" draw:layer="layout" svg:width="0.019cm" svg:height="0.019cm" svg:x="12.202cm" svg:y="1.2cm" svg:viewBox="0 0 20 20" svg:d="M10 20c14 0 14-20 0-20-13 0-13 20 0 20z">
          <text:p/>
        </draw:path>
        <draw:path draw:style-name="gr1" draw:text-style-name="P1" draw:layer="layout" svg:width="0.019cm" svg:height="0.019cm" svg:x="12.702cm" svg:y="1.2cm" svg:viewBox="0 0 20 20" svg:d="M10 20c14 0 14-20 0-20-13 0-13 20 0 20z">
          <text:p/>
        </draw:path>
        <draw:path draw:style-name="gr1" draw:text-style-name="P1" draw:layer="layout" svg:width="0.019cm" svg:height="0.019cm" svg:x="13.202cm" svg:y="1.2cm" svg:viewBox="0 0 20 20" svg:d="M10 20c14 0 14-20 0-20-13 0-13 20 0 20z">
          <text:p/>
        </draw:path>
        <draw:path draw:style-name="gr1" draw:text-style-name="P1" draw:layer="layout" svg:width="0.019cm" svg:height="0.019cm" svg:x="13.702cm" svg:y="1.2cm" svg:viewBox="0 0 20 20" svg:d="M10 20c14 0 14-20 0-20-13 0-13 20 0 20z">
          <text:p/>
        </draw:path>
        <draw:path draw:style-name="gr1" draw:text-style-name="P1" draw:layer="layout" svg:width="0.019cm" svg:height="0.019cm" svg:x="14.202cm" svg:y="1.2cm" svg:viewBox="0 0 20 20" svg:d="M10 20c14 0 14-20 0-20-13 0-13 20 0 20z">
          <text:p/>
        </draw:path>
        <draw:path draw:style-name="gr1" draw:text-style-name="P1" draw:layer="layout" svg:width="0.019cm" svg:height="0.019cm" svg:x="14.702cm" svg:y="1.2cm" svg:viewBox="0 0 20 20" svg:d="M10 20c14 0 14-20 0-20-13 0-13 20 0 20z">
          <text:p/>
        </draw:path>
        <draw:path draw:style-name="gr1" draw:text-style-name="P1" draw:layer="layout" svg:width="0.019cm" svg:height="0.019cm" svg:x="15.202cm" svg:y="1.2cm" svg:viewBox="0 0 20 20" svg:d="M10 20c14 0 14-20 0-20-13 0-13 20 0 20z">
          <text:p/>
        </draw:path>
        <draw:path draw:style-name="gr1" draw:text-style-name="P1" draw:layer="layout" svg:width="0.019cm" svg:height="0.019cm" svg:x="15.702cm" svg:y="1.2cm" svg:viewBox="0 0 20 20" svg:d="M10 20c14 0 14-20 0-20-13 0-13 20 0 20z">
          <text:p/>
        </draw:path>
        <draw:path draw:style-name="gr1" draw:text-style-name="P1" draw:layer="layout" svg:width="0.019cm" svg:height="0.019cm" svg:x="16.202cm" svg:y="1.2cm" svg:viewBox="0 0 20 20" svg:d="M10 20c14 0 14-20 0-20-13 0-13 20 0 20z">
          <text:p/>
        </draw:path>
        <draw:path draw:style-name="gr1" draw:text-style-name="P1" draw:layer="layout" svg:width="0.019cm" svg:height="0.019cm" svg:x="0.701cm" svg:y="1.7cm" svg:viewBox="0 0 20 20" svg:d="M10 20c14 0 14-20 0-20-13 0-13 20 0 20z">
          <text:p/>
        </draw:path>
        <draw:path draw:style-name="gr1" draw:text-style-name="P1" draw:layer="layout" svg:width="0.019cm" svg:height="0.019cm" svg:x="1.201cm" svg:y="1.7cm" svg:viewBox="0 0 20 20" svg:d="M10 20c14 0 14-20 0-20-13 0-13 20 0 20z">
          <text:p/>
        </draw:path>
        <draw:path draw:style-name="gr1" draw:text-style-name="P1" draw:layer="layout" svg:width="0.019cm" svg:height="0.019cm" svg:x="1.701cm" svg:y="1.7cm" svg:viewBox="0 0 20 20" svg:d="M10 20c14 0 14-20 0-20-13 0-13 20 0 20z">
          <text:p/>
        </draw:path>
        <draw:path draw:style-name="gr1" draw:text-style-name="P1" draw:layer="layout" svg:width="0.019cm" svg:height="0.019cm" svg:x="2.201cm" svg:y="1.7cm" svg:viewBox="0 0 20 20" svg:d="M10 20c14 0 14-20 0-20-13 0-13 20 0 20z">
          <text:p/>
        </draw:path>
        <draw:path draw:style-name="gr1" draw:text-style-name="P1" draw:layer="layout" svg:width="0.019cm" svg:height="0.019cm" svg:x="2.701cm" svg:y="1.7cm" svg:viewBox="0 0 20 20" svg:d="M10 20c14 0 14-20 0-20-13 0-13 20 0 20z">
          <text:p/>
        </draw:path>
        <draw:path draw:style-name="gr1" draw:text-style-name="P1" draw:layer="layout" svg:width="0.019cm" svg:height="0.019cm" svg:x="3.201cm" svg:y="1.7cm" svg:viewBox="0 0 20 20" svg:d="M10 20c14 0 14-20 0-20-13 0-13 20 0 20z">
          <text:p/>
        </draw:path>
        <draw:path draw:style-name="gr1" draw:text-style-name="P1" draw:layer="layout" svg:width="0.019cm" svg:height="0.019cm" svg:x="3.701cm" svg:y="1.7cm" svg:viewBox="0 0 20 20" svg:d="M10 20c14 0 14-20 0-20-13 0-13 20 0 20z">
          <text:p/>
        </draw:path>
        <draw:path draw:style-name="gr1" draw:text-style-name="P1" draw:layer="layout" svg:width="0.019cm" svg:height="0.019cm" svg:x="4.201cm" svg:y="1.7cm" svg:viewBox="0 0 20 20" svg:d="M10 20c14 0 14-20 0-20-13 0-13 20 0 20z">
          <text:p/>
        </draw:path>
        <draw:path draw:style-name="gr1" draw:text-style-name="P1" draw:layer="layout" svg:width="0.019cm" svg:height="0.019cm" svg:x="4.701cm" svg:y="1.7cm" svg:viewBox="0 0 20 20" svg:d="M10 20c14 0 14-20 0-20-13 0-13 20 0 20z">
          <text:p/>
        </draw:path>
        <draw:path draw:style-name="gr1" draw:text-style-name="P1" draw:layer="layout" svg:width="0.019cm" svg:height="0.019cm" svg:x="5.201cm" svg:y="1.7cm" svg:viewBox="0 0 20 20" svg:d="M10 20c14 0 14-20 0-20-13 0-13 20 0 20z">
          <text:p/>
        </draw:path>
        <draw:path draw:style-name="gr1" draw:text-style-name="P1" draw:layer="layout" svg:width="0.019cm" svg:height="0.019cm" svg:x="5.701cm" svg:y="1.7cm" svg:viewBox="0 0 20 20" svg:d="M10 20c14 0 14-20 0-20-13 0-13 20 0 20z">
          <text:p/>
        </draw:path>
        <draw:path draw:style-name="gr1" draw:text-style-name="P1" draw:layer="layout" svg:width="0.019cm" svg:height="0.019cm" svg:x="6.201cm" svg:y="1.7cm" svg:viewBox="0 0 20 20" svg:d="M10 20c14 0 14-20 0-20-13 0-13 20 0 20z">
          <text:p/>
        </draw:path>
        <draw:path draw:style-name="gr1" draw:text-style-name="P1" draw:layer="layout" svg:width="0.019cm" svg:height="0.019cm" svg:x="6.701cm" svg:y="1.7cm" svg:viewBox="0 0 20 20" svg:d="M10 20c14 0 14-20 0-20-13 0-13 20 0 20z">
          <text:p/>
        </draw:path>
        <draw:path draw:style-name="gr1" draw:text-style-name="P1" draw:layer="layout" svg:width="0.019cm" svg:height="0.019cm" svg:x="7.201cm" svg:y="1.7cm" svg:viewBox="0 0 20 20" svg:d="M10 20c14 0 14-20 0-20-13 0-13 20 0 20z">
          <text:p/>
        </draw:path>
        <draw:path draw:style-name="gr1" draw:text-style-name="P1" draw:layer="layout" svg:width="0.019cm" svg:height="0.019cm" svg:x="7.701cm" svg:y="1.7cm" svg:viewBox="0 0 20 20" svg:d="M10 20c14 0 14-20 0-20-13 0-13 20 0 20z">
          <text:p/>
        </draw:path>
        <draw:path draw:style-name="gr1" draw:text-style-name="P1" draw:layer="layout" svg:width="0.019cm" svg:height="0.019cm" svg:x="8.201cm" svg:y="1.7cm" svg:viewBox="0 0 20 20" svg:d="M10 20c14 0 14-20 0-20-13 0-13 20 0 20z">
          <text:p/>
        </draw:path>
        <draw:path draw:style-name="gr1" draw:text-style-name="P1" draw:layer="layout" svg:width="0.019cm" svg:height="0.019cm" svg:x="8.702cm" svg:y="1.7cm" svg:viewBox="0 0 20 20" svg:d="M10 20c14 0 14-20 0-20-13 0-13 20 0 20z">
          <text:p/>
        </draw:path>
        <draw:path draw:style-name="gr1" draw:text-style-name="P1" draw:layer="layout" svg:width="0.019cm" svg:height="0.019cm" svg:x="9.202cm" svg:y="1.7cm" svg:viewBox="0 0 20 20" svg:d="M10 20c14 0 14-20 0-20-13 0-13 20 0 20z">
          <text:p/>
        </draw:path>
        <draw:path draw:style-name="gr1" draw:text-style-name="P1" draw:layer="layout" svg:width="0.019cm" svg:height="0.019cm" svg:x="9.702cm" svg:y="1.7cm" svg:viewBox="0 0 20 20" svg:d="M10 20c14 0 14-20 0-20-13 0-13 20 0 20z">
          <text:p/>
        </draw:path>
        <draw:path draw:style-name="gr1" draw:text-style-name="P1" draw:layer="layout" svg:width="0.019cm" svg:height="0.019cm" svg:x="10.202cm" svg:y="1.7cm" svg:viewBox="0 0 20 20" svg:d="M10 20c14 0 14-20 0-20-13 0-13 20 0 20z">
          <text:p/>
        </draw:path>
        <draw:path draw:style-name="gr1" draw:text-style-name="P1" draw:layer="layout" svg:width="0.019cm" svg:height="0.019cm" svg:x="10.702cm" svg:y="1.7cm" svg:viewBox="0 0 20 20" svg:d="M10 20c14 0 14-20 0-20-13 0-13 20 0 20z">
          <text:p/>
        </draw:path>
        <draw:path draw:style-name="gr1" draw:text-style-name="P1" draw:layer="layout" svg:width="0.019cm" svg:height="0.019cm" svg:x="11.202cm" svg:y="1.7cm" svg:viewBox="0 0 20 20" svg:d="M10 20c14 0 14-20 0-20-13 0-13 20 0 20z">
          <text:p/>
        </draw:path>
        <draw:path draw:style-name="gr1" draw:text-style-name="P1" draw:layer="layout" svg:width="0.019cm" svg:height="0.019cm" svg:x="11.702cm" svg:y="1.7cm" svg:viewBox="0 0 20 20" svg:d="M10 20c14 0 14-20 0-20-13 0-13 20 0 20z">
          <text:p/>
        </draw:path>
        <draw:path draw:style-name="gr1" draw:text-style-name="P1" draw:layer="layout" svg:width="0.019cm" svg:height="0.019cm" svg:x="12.202cm" svg:y="1.7cm" svg:viewBox="0 0 20 20" svg:d="M10 20c14 0 14-20 0-20-13 0-13 20 0 20z">
          <text:p/>
        </draw:path>
        <draw:path draw:style-name="gr1" draw:text-style-name="P1" draw:layer="layout" svg:width="0.019cm" svg:height="0.019cm" svg:x="12.702cm" svg:y="1.7cm" svg:viewBox="0 0 20 20" svg:d="M10 20c14 0 14-20 0-20-13 0-13 20 0 20z">
          <text:p/>
        </draw:path>
        <draw:path draw:style-name="gr1" draw:text-style-name="P1" draw:layer="layout" svg:width="0.019cm" svg:height="0.019cm" svg:x="13.202cm" svg:y="1.7cm" svg:viewBox="0 0 20 20" svg:d="M10 20c14 0 14-20 0-20-13 0-13 20 0 20z">
          <text:p/>
        </draw:path>
        <draw:path draw:style-name="gr1" draw:text-style-name="P1" draw:layer="layout" svg:width="0.019cm" svg:height="0.019cm" svg:x="13.702cm" svg:y="1.7cm" svg:viewBox="0 0 20 20" svg:d="M10 20c14 0 14-20 0-20-13 0-13 20 0 20z">
          <text:p/>
        </draw:path>
        <draw:path draw:style-name="gr1" draw:text-style-name="P1" draw:layer="layout" svg:width="0.019cm" svg:height="0.019cm" svg:x="14.202cm" svg:y="1.7cm" svg:viewBox="0 0 20 20" svg:d="M10 20c14 0 14-20 0-20-13 0-13 20 0 20z">
          <text:p/>
        </draw:path>
        <draw:path draw:style-name="gr1" draw:text-style-name="P1" draw:layer="layout" svg:width="0.019cm" svg:height="0.019cm" svg:x="14.702cm" svg:y="1.7cm" svg:viewBox="0 0 20 20" svg:d="M10 20c14 0 14-20 0-20-13 0-13 20 0 20z">
          <text:p/>
        </draw:path>
        <draw:path draw:style-name="gr1" draw:text-style-name="P1" draw:layer="layout" svg:width="0.019cm" svg:height="0.019cm" svg:x="15.202cm" svg:y="1.7cm" svg:viewBox="0 0 20 20" svg:d="M10 20c14 0 14-20 0-20-13 0-13 20 0 20z">
          <text:p/>
        </draw:path>
        <draw:path draw:style-name="gr1" draw:text-style-name="P1" draw:layer="layout" svg:width="0.019cm" svg:height="0.019cm" svg:x="15.702cm" svg:y="1.7cm" svg:viewBox="0 0 20 20" svg:d="M10 20c14 0 14-20 0-20-13 0-13 20 0 20z">
          <text:p/>
        </draw:path>
        <draw:path draw:style-name="gr1" draw:text-style-name="P1" draw:layer="layout" svg:width="0.019cm" svg:height="0.019cm" svg:x="16.202cm" svg:y="1.7cm" svg:viewBox="0 0 20 20" svg:d="M10 20c14 0 14-20 0-20-13 0-13 20 0 20z">
          <text:p/>
        </draw:path>
        <draw:path draw:style-name="gr1" draw:text-style-name="P1" draw:layer="layout" svg:width="0.019cm" svg:height="0.019cm" svg:x="16.701cm" svg:y="1.7cm" svg:viewBox="0 0 20 20" svg:d="M10 20c14 0 14-20 0-20-13 0-13 20 0 20z">
          <text:p/>
        </draw:path>
        <draw:path draw:style-name="gr1" draw:text-style-name="P1" draw:layer="layout" svg:width="0.019cm" svg:height="0.019cm" svg:x="17.201cm" svg:y="1.7cm" svg:viewBox="0 0 20 20" svg:d="M10 20c14 0 14-20 0-20-13 0-13 20 0 20z">
          <text:p/>
        </draw:path>
        <draw:path draw:style-name="gr1" draw:text-style-name="P1" draw:layer="layout" svg:width="0.019cm" svg:height="0.019cm" svg:x="17.701cm" svg:y="1.7cm" svg:viewBox="0 0 20 20" svg:d="M10 20c14 0 14-20 0-20-13 0-13 20 0 20z">
          <text:p/>
        </draw:path>
        <draw:path draw:style-name="gr1" draw:text-style-name="P1" draw:layer="layout" svg:width="0.019cm" svg:height="0.019cm" svg:x="18.201cm" svg:y="1.7cm" svg:viewBox="0 0 20 20" svg:d="M10 20c14 0 14-20 0-20-13 0-13 20 0 20z">
          <text:p/>
        </draw:path>
        <draw:path draw:style-name="gr1" draw:text-style-name="P1" draw:layer="layout" svg:width="0.019cm" svg:height="0.019cm" svg:x="18.701cm" svg:y="1.7cm" svg:viewBox="0 0 20 20" svg:d="M10 20c14 0 14-20 0-20-13 0-13 20 0 20z">
          <text:p/>
        </draw:path>
        <draw:path draw:style-name="gr1" draw:text-style-name="P1" draw:layer="layout" svg:width="0.019cm" svg:height="0.019cm" svg:x="19.201cm" svg:y="1.7cm" svg:viewBox="0 0 20 20" svg:d="M10 20c14 0 14-20 0-20-13 0-13 20 0 20z">
          <text:p/>
        </draw:path>
        <draw:path draw:style-name="gr1" draw:text-style-name="P1" draw:layer="layout" svg:width="0.019cm" svg:height="0.019cm" svg:x="19.701cm" svg:y="1.7cm" svg:viewBox="0 0 20 20" svg:d="M10 20c14 0 14-20 0-20-13 0-13 20 0 20z">
          <text:p/>
        </draw:path>
        <draw:path draw:style-name="gr1" draw:text-style-name="P1" draw:layer="layout" svg:width="0.019cm" svg:height="0.019cm" svg:x="20.201cm" svg:y="1.7cm" svg:viewBox="0 0 20 20" svg:d="M10 20c14 0 14-20 0-20-13 0-13 20 0 20z">
          <text:p/>
        </draw:path>
        <draw:path draw:style-name="gr1" draw:text-style-name="P1" draw:layer="layout" svg:width="0.019cm" svg:height="0.019cm" svg:x="20.701cm" svg:y="1.7cm" svg:viewBox="0 0 20 20" svg:d="M10 20c14 0 14-20 0-20-13 0-13 20 0 20z">
          <text:p/>
        </draw:path>
        <draw:path draw:style-name="gr1" draw:text-style-name="P1" draw:layer="layout" svg:width="0.019cm" svg:height="0.019cm" svg:x="21.201cm" svg:y="1.7cm" svg:viewBox="0 0 20 20" svg:d="M10 20c14 0 14-20 0-20-13 0-13 20 0 20z">
          <text:p/>
        </draw:path>
        <draw:path draw:style-name="gr1" draw:text-style-name="P1" draw:layer="layout" svg:width="0.019cm" svg:height="0.019cm" svg:x="21.701cm" svg:y="1.7cm" svg:viewBox="0 0 20 20" svg:d="M10 20c14 0 14-20 0-20-13 0-13 20 0 20z">
          <text:p/>
        </draw:path>
        <draw:path draw:style-name="gr1" draw:text-style-name="P1" draw:layer="layout" svg:width="0.019cm" svg:height="0.019cm" svg:x="22.201cm" svg:y="1.7cm" svg:viewBox="0 0 20 20" svg:d="M10 20c14 0 14-20 0-20-13 0-13 20 0 20z">
          <text:p/>
        </draw:path>
        <draw:path draw:style-name="gr1" draw:text-style-name="P1" draw:layer="layout" svg:width="0.019cm" svg:height="0.019cm" svg:x="22.701cm" svg:y="1.7cm" svg:viewBox="0 0 20 20" svg:d="M10 20c14 0 14-20 0-20-13 0-13 20 0 20z">
          <text:p/>
        </draw:path>
        <draw:path draw:style-name="gr1" draw:text-style-name="P1" draw:layer="layout" svg:width="0.019cm" svg:height="0.019cm" svg:x="23.201cm" svg:y="1.7cm" svg:viewBox="0 0 20 20" svg:d="M10 20c14 0 14-20 0-20-13 0-13 20 0 20z">
          <text:p/>
        </draw:path>
        <draw:path draw:style-name="gr1" draw:text-style-name="P1" draw:layer="layout" svg:width="0.019cm" svg:height="0.019cm" svg:x="23.701cm" svg:y="1.7cm" svg:viewBox="0 0 20 20" svg:d="M10 20c14 0 14-20 0-20-13 0-13 20 0 20z">
          <text:p/>
        </draw:path>
        <draw:path draw:style-name="gr1" draw:text-style-name="P1" draw:layer="layout" svg:width="0.019cm" svg:height="0.019cm" svg:x="24.201cm" svg:y="1.7cm" svg:viewBox="0 0 20 20" svg:d="M10 20c14 0 14-20 0-20-13 0-13 20 0 20z">
          <text:p/>
        </draw:path>
        <draw:path draw:style-name="gr1" draw:text-style-name="P1" draw:layer="layout" svg:width="0.019cm" svg:height="0.019cm" svg:x="24.702cm" svg:y="1.7cm" svg:viewBox="0 0 20 20" svg:d="M10 20c14 0 14-20 0-20-13 0-13 20 0 20z">
          <text:p/>
        </draw:path>
        <draw:path draw:style-name="gr1" draw:text-style-name="P1" draw:layer="layout" svg:width="0.019cm" svg:height="0.019cm" svg:x="25.202cm" svg:y="1.7cm" svg:viewBox="0 0 20 20" svg:d="M10 20c14 0 14-20 0-20-13 0-13 20 0 20z">
          <text:p/>
        </draw:path>
        <draw:path draw:style-name="gr1" draw:text-style-name="P1" draw:layer="layout" svg:width="0.019cm" svg:height="0.019cm" svg:x="25.702cm" svg:y="1.7cm" svg:viewBox="0 0 20 20" svg:d="M10 20c14 0 14-20 0-20-13 0-13 20 0 20z">
          <text:p/>
        </draw:path>
        <draw:path draw:style-name="gr1" draw:text-style-name="P1" draw:layer="layout" svg:width="0.019cm" svg:height="0.019cm" svg:x="26.202cm" svg:y="1.7cm" svg:viewBox="0 0 20 20" svg:d="M10 20c14 0 14-20 0-20-13 0-13 20 0 20z">
          <text:p/>
        </draw:path>
        <draw:path draw:style-name="gr1" draw:text-style-name="P1" draw:layer="layout" svg:width="0.019cm" svg:height="0.019cm" svg:x="26.702cm" svg:y="1.7cm" svg:viewBox="0 0 20 20" svg:d="M10 20c14 0 14-20 0-20-13 0-13 20 0 20z">
          <text:p/>
        </draw:path>
        <draw:path draw:style-name="gr1" draw:text-style-name="P1" draw:layer="layout" svg:width="0.019cm" svg:height="0.019cm" svg:x="27.202cm" svg:y="1.7cm" svg:viewBox="0 0 20 20" svg:d="M10 20c14 0 14-20 0-20-13 0-13 20 0 20z">
          <text:p/>
        </draw:path>
        <draw:path draw:style-name="gr1" draw:text-style-name="P1" draw:layer="layout" svg:width="0.019cm" svg:height="0.019cm" svg:x="0.701cm" svg:y="1.7cm" svg:viewBox="0 0 20 20" svg:d="M10 20c14 0 14-20 0-20-13 0-13 20 0 20z">
          <text:p/>
        </draw:path>
        <draw:path draw:style-name="gr1" draw:text-style-name="P1" draw:layer="layout" svg:width="0.019cm" svg:height="0.019cm" svg:x="1.201cm" svg:y="1.7cm" svg:viewBox="0 0 20 20" svg:d="M10 20c14 0 14-20 0-20-13 0-13 20 0 20z">
          <text:p/>
        </draw:path>
        <draw:path draw:style-name="gr1" draw:text-style-name="P1" draw:layer="layout" svg:width="0.019cm" svg:height="0.019cm" svg:x="1.701cm" svg:y="1.7cm" svg:viewBox="0 0 20 20" svg:d="M10 20c14 0 14-20 0-20-13 0-13 20 0 20z">
          <text:p/>
        </draw:path>
        <draw:path draw:style-name="gr1" draw:text-style-name="P1" draw:layer="layout" svg:width="0.019cm" svg:height="0.019cm" svg:x="2.201cm" svg:y="1.7cm" svg:viewBox="0 0 20 20" svg:d="M10 20c14 0 14-20 0-20-13 0-13 20 0 20z">
          <text:p/>
        </draw:path>
        <draw:path draw:style-name="gr1" draw:text-style-name="P1" draw:layer="layout" svg:width="0.019cm" svg:height="0.019cm" svg:x="2.701cm" svg:y="1.7cm" svg:viewBox="0 0 20 20" svg:d="M10 20c14 0 14-20 0-20-13 0-13 20 0 20z">
          <text:p/>
        </draw:path>
        <draw:path draw:style-name="gr1" draw:text-style-name="P1" draw:layer="layout" svg:width="0.019cm" svg:height="0.019cm" svg:x="3.201cm" svg:y="1.7cm" svg:viewBox="0 0 20 20" svg:d="M10 20c14 0 14-20 0-20-13 0-13 20 0 20z">
          <text:p/>
        </draw:path>
        <draw:path draw:style-name="gr1" draw:text-style-name="P1" draw:layer="layout" svg:width="0.019cm" svg:height="0.019cm" svg:x="3.701cm" svg:y="1.7cm" svg:viewBox="0 0 20 20" svg:d="M10 20c14 0 14-20 0-20-13 0-13 20 0 20z">
          <text:p/>
        </draw:path>
        <draw:path draw:style-name="gr1" draw:text-style-name="P1" draw:layer="layout" svg:width="0.019cm" svg:height="0.019cm" svg:x="4.201cm" svg:y="1.7cm" svg:viewBox="0 0 20 20" svg:d="M10 20c14 0 14-20 0-20-13 0-13 20 0 20z">
          <text:p/>
        </draw:path>
        <draw:path draw:style-name="gr1" draw:text-style-name="P1" draw:layer="layout" svg:width="0.019cm" svg:height="0.019cm" svg:x="4.701cm" svg:y="1.7cm" svg:viewBox="0 0 20 20" svg:d="M10 20c14 0 14-20 0-20-13 0-13 20 0 20z">
          <text:p/>
        </draw:path>
        <draw:path draw:style-name="gr1" draw:text-style-name="P1" draw:layer="layout" svg:width="0.019cm" svg:height="0.019cm" svg:x="5.201cm" svg:y="1.7cm" svg:viewBox="0 0 20 20" svg:d="M10 20c14 0 14-20 0-20-13 0-13 20 0 20z">
          <text:p/>
        </draw:path>
        <draw:path draw:style-name="gr1" draw:text-style-name="P1" draw:layer="layout" svg:width="0.019cm" svg:height="0.019cm" svg:x="5.701cm" svg:y="1.7cm" svg:viewBox="0 0 20 20" svg:d="M10 20c14 0 14-20 0-20-13 0-13 20 0 20z">
          <text:p/>
        </draw:path>
        <draw:path draw:style-name="gr1" draw:text-style-name="P1" draw:layer="layout" svg:width="0.019cm" svg:height="0.019cm" svg:x="6.201cm" svg:y="1.7cm" svg:viewBox="0 0 20 20" svg:d="M10 20c14 0 14-20 0-20-13 0-13 20 0 20z">
          <text:p/>
        </draw:path>
        <draw:path draw:style-name="gr1" draw:text-style-name="P1" draw:layer="layout" svg:width="0.019cm" svg:height="0.019cm" svg:x="6.701cm" svg:y="1.7cm" svg:viewBox="0 0 20 20" svg:d="M10 20c14 0 14-20 0-20-13 0-13 20 0 20z">
          <text:p/>
        </draw:path>
        <draw:path draw:style-name="gr1" draw:text-style-name="P1" draw:layer="layout" svg:width="0.019cm" svg:height="0.019cm" svg:x="7.201cm" svg:y="1.7cm" svg:viewBox="0 0 20 20" svg:d="M10 20c14 0 14-20 0-20-13 0-13 20 0 20z">
          <text:p/>
        </draw:path>
        <draw:path draw:style-name="gr1" draw:text-style-name="P1" draw:layer="layout" svg:width="0.019cm" svg:height="0.019cm" svg:x="7.701cm" svg:y="1.7cm" svg:viewBox="0 0 20 20" svg:d="M10 20c14 0 14-20 0-20-13 0-13 20 0 20z">
          <text:p/>
        </draw:path>
        <draw:path draw:style-name="gr1" draw:text-style-name="P1" draw:layer="layout" svg:width="0.019cm" svg:height="0.019cm" svg:x="8.201cm" svg:y="1.7cm" svg:viewBox="0 0 20 20" svg:d="M10 20c14 0 14-20 0-20-13 0-13 20 0 20z">
          <text:p/>
        </draw:path>
        <draw:path draw:style-name="gr1" draw:text-style-name="P1" draw:layer="layout" svg:width="0.019cm" svg:height="0.019cm" svg:x="8.702cm" svg:y="1.7cm" svg:viewBox="0 0 20 20" svg:d="M10 20c14 0 14-20 0-20-13 0-13 20 0 20z">
          <text:p/>
        </draw:path>
        <draw:path draw:style-name="gr1" draw:text-style-name="P1" draw:layer="layout" svg:width="0.019cm" svg:height="0.019cm" svg:x="9.202cm" svg:y="1.7cm" svg:viewBox="0 0 20 20" svg:d="M10 20c14 0 14-20 0-20-13 0-13 20 0 20z">
          <text:p/>
        </draw:path>
        <draw:path draw:style-name="gr1" draw:text-style-name="P1" draw:layer="layout" svg:width="0.019cm" svg:height="0.019cm" svg:x="9.702cm" svg:y="1.7cm" svg:viewBox="0 0 20 20" svg:d="M10 20c14 0 14-20 0-20-13 0-13 20 0 20z">
          <text:p/>
        </draw:path>
        <draw:path draw:style-name="gr1" draw:text-style-name="P1" draw:layer="layout" svg:width="0.019cm" svg:height="0.019cm" svg:x="10.202cm" svg:y="1.7cm" svg:viewBox="0 0 20 20" svg:d="M10 20c14 0 14-20 0-20-13 0-13 20 0 20z">
          <text:p/>
        </draw:path>
        <draw:path draw:style-name="gr1" draw:text-style-name="P1" draw:layer="layout" svg:width="0.019cm" svg:height="0.019cm" svg:x="10.702cm" svg:y="1.7cm" svg:viewBox="0 0 20 20" svg:d="M10 20c14 0 14-20 0-20-13 0-13 20 0 20z">
          <text:p/>
        </draw:path>
        <draw:path draw:style-name="gr1" draw:text-style-name="P1" draw:layer="layout" svg:width="0.019cm" svg:height="0.019cm" svg:x="11.202cm" svg:y="1.7cm" svg:viewBox="0 0 20 20" svg:d="M10 20c14 0 14-20 0-20-13 0-13 20 0 20z">
          <text:p/>
        </draw:path>
        <draw:path draw:style-name="gr1" draw:text-style-name="P1" draw:layer="layout" svg:width="0.019cm" svg:height="0.019cm" svg:x="11.702cm" svg:y="1.7cm" svg:viewBox="0 0 20 20" svg:d="M10 20c14 0 14-20 0-20-13 0-13 20 0 20z">
          <text:p/>
        </draw:path>
        <draw:path draw:style-name="gr1" draw:text-style-name="P1" draw:layer="layout" svg:width="0.019cm" svg:height="0.019cm" svg:x="12.202cm" svg:y="1.7cm" svg:viewBox="0 0 20 20" svg:d="M10 20c14 0 14-20 0-20-13 0-13 20 0 20z">
          <text:p/>
        </draw:path>
        <draw:path draw:style-name="gr1" draw:text-style-name="P1" draw:layer="layout" svg:width="0.019cm" svg:height="0.019cm" svg:x="12.702cm" svg:y="1.7cm" svg:viewBox="0 0 20 20" svg:d="M10 20c14 0 14-20 0-20-13 0-13 20 0 20z">
          <text:p/>
        </draw:path>
        <draw:path draw:style-name="gr1" draw:text-style-name="P1" draw:layer="layout" svg:width="0.019cm" svg:height="0.019cm" svg:x="13.202cm" svg:y="1.7cm" svg:viewBox="0 0 20 20" svg:d="M10 20c14 0 14-20 0-20-13 0-13 20 0 20z">
          <text:p/>
        </draw:path>
        <draw:path draw:style-name="gr1" draw:text-style-name="P1" draw:layer="layout" svg:width="0.019cm" svg:height="0.019cm" svg:x="13.702cm" svg:y="1.7cm" svg:viewBox="0 0 20 20" svg:d="M10 20c14 0 14-20 0-20-13 0-13 20 0 20z">
          <text:p/>
        </draw:path>
        <draw:path draw:style-name="gr1" draw:text-style-name="P1" draw:layer="layout" svg:width="0.019cm" svg:height="0.019cm" svg:x="14.202cm" svg:y="1.7cm" svg:viewBox="0 0 20 20" svg:d="M10 20c14 0 14-20 0-20-13 0-13 20 0 20z">
          <text:p/>
        </draw:path>
        <draw:path draw:style-name="gr1" draw:text-style-name="P1" draw:layer="layout" svg:width="0.019cm" svg:height="0.019cm" svg:x="14.702cm" svg:y="1.7cm" svg:viewBox="0 0 20 20" svg:d="M10 20c14 0 14-20 0-20-13 0-13 20 0 20z">
          <text:p/>
        </draw:path>
        <draw:path draw:style-name="gr1" draw:text-style-name="P1" draw:layer="layout" svg:width="0.019cm" svg:height="0.019cm" svg:x="15.202cm" svg:y="1.7cm" svg:viewBox="0 0 20 20" svg:d="M10 20c14 0 14-20 0-20-13 0-13 20 0 20z">
          <text:p/>
        </draw:path>
        <draw:path draw:style-name="gr1" draw:text-style-name="P1" draw:layer="layout" svg:width="0.019cm" svg:height="0.019cm" svg:x="15.702cm" svg:y="1.7cm" svg:viewBox="0 0 20 20" svg:d="M10 20c14 0 14-20 0-20-13 0-13 20 0 20z">
          <text:p/>
        </draw:path>
        <draw:path draw:style-name="gr1" draw:text-style-name="P1" draw:layer="layout" svg:width="0.019cm" svg:height="0.019cm" svg:x="16.202cm" svg:y="1.7cm" svg:viewBox="0 0 20 20" svg:d="M10 20c14 0 14-20 0-20-13 0-13 20 0 20z">
          <text:p/>
        </draw:path>
        <draw:path draw:style-name="gr1" draw:text-style-name="P1" draw:layer="layout" svg:width="0.019cm" svg:height="0.019cm" svg:x="0.702cm" svg:y="2.2cm" svg:viewBox="0 0 20 20" svg:d="M10 20c14 0 14-20 0-20-13 0-13 20 0 20z">
          <text:p/>
        </draw:path>
        <draw:path draw:style-name="gr1" draw:text-style-name="P1" draw:layer="layout" svg:width="0.019cm" svg:height="0.019cm" svg:x="1.202cm" svg:y="2.2cm" svg:viewBox="0 0 20 20" svg:d="M10 20c14 0 14-20 0-20-13 0-13 20 0 20z">
          <text:p/>
        </draw:path>
        <draw:path draw:style-name="gr1" draw:text-style-name="P1" draw:layer="layout" svg:width="0.019cm" svg:height="0.019cm" svg:x="1.702cm" svg:y="2.2cm" svg:viewBox="0 0 20 20" svg:d="M10 20c14 0 14-20 0-20-13 0-13 20 0 20z">
          <text:p/>
        </draw:path>
        <draw:path draw:style-name="gr1" draw:text-style-name="P1" draw:layer="layout" svg:width="0.019cm" svg:height="0.019cm" svg:x="2.202cm" svg:y="2.2cm" svg:viewBox="0 0 20 20" svg:d="M10 20c14 0 14-20 0-20-13 0-13 20 0 20z">
          <text:p/>
        </draw:path>
        <draw:path draw:style-name="gr1" draw:text-style-name="P1" draw:layer="layout" svg:width="0.019cm" svg:height="0.019cm" svg:x="2.702cm" svg:y="2.2cm" svg:viewBox="0 0 20 20" svg:d="M10 20c14 0 14-20 0-20-13 0-13 20 0 20z">
          <text:p/>
        </draw:path>
        <draw:path draw:style-name="gr1" draw:text-style-name="P1" draw:layer="layout" svg:width="0.019cm" svg:height="0.019cm" svg:x="3.202cm" svg:y="2.2cm" svg:viewBox="0 0 20 20" svg:d="M10 20c14 0 14-20 0-20-13 0-13 20 0 20z">
          <text:p/>
        </draw:path>
        <draw:path draw:style-name="gr1" draw:text-style-name="P1" draw:layer="layout" svg:width="0.019cm" svg:height="0.019cm" svg:x="3.702cm" svg:y="2.2cm" svg:viewBox="0 0 20 20" svg:d="M10 20c14 0 14-20 0-20-13 0-13 20 0 20z">
          <text:p/>
        </draw:path>
        <draw:path draw:style-name="gr1" draw:text-style-name="P1" draw:layer="layout" svg:width="0.019cm" svg:height="0.019cm" svg:x="4.202cm" svg:y="2.2cm" svg:viewBox="0 0 20 20" svg:d="M10 20c14 0 14-20 0-20-13 0-13 20 0 20z">
          <text:p/>
        </draw:path>
        <draw:path draw:style-name="gr1" draw:text-style-name="P1" draw:layer="layout" svg:width="0.019cm" svg:height="0.019cm" svg:x="4.702cm" svg:y="2.2cm" svg:viewBox="0 0 20 20" svg:d="M10 20c14 0 14-20 0-20-13 0-13 20 0 20z">
          <text:p/>
        </draw:path>
        <draw:path draw:style-name="gr1" draw:text-style-name="P1" draw:layer="layout" svg:width="0.019cm" svg:height="0.019cm" svg:x="5.202cm" svg:y="2.2cm" svg:viewBox="0 0 20 20" svg:d="M10 20c14 0 14-20 0-20-13 0-13 20 0 20z">
          <text:p/>
        </draw:path>
        <draw:path draw:style-name="gr1" draw:text-style-name="P1" draw:layer="layout" svg:width="0.019cm" svg:height="0.019cm" svg:x="5.702cm" svg:y="2.2cm" svg:viewBox="0 0 20 20" svg:d="M10 20c14 0 14-20 0-20-13 0-13 20 0 20z">
          <text:p/>
        </draw:path>
        <draw:path draw:style-name="gr1" draw:text-style-name="P1" draw:layer="layout" svg:width="0.019cm" svg:height="0.019cm" svg:x="6.202cm" svg:y="2.2cm" svg:viewBox="0 0 20 20" svg:d="M10 20c14 0 14-20 0-20-13 0-13 20 0 20z">
          <text:p/>
        </draw:path>
        <draw:path draw:style-name="gr1" draw:text-style-name="P1" draw:layer="layout" svg:width="0.019cm" svg:height="0.019cm" svg:x="6.702cm" svg:y="2.2cm" svg:viewBox="0 0 20 20" svg:d="M10 20c14 0 14-20 0-20-13 0-13 20 0 20z">
          <text:p/>
        </draw:path>
        <draw:path draw:style-name="gr1" draw:text-style-name="P1" draw:layer="layout" svg:width="0.019cm" svg:height="0.019cm" svg:x="7.202cm" svg:y="2.2cm" svg:viewBox="0 0 20 20" svg:d="M10 20c14 0 14-20 0-20-13 0-13 20 0 20z">
          <text:p/>
        </draw:path>
        <draw:path draw:style-name="gr1" draw:text-style-name="P1" draw:layer="layout" svg:width="0.019cm" svg:height="0.019cm" svg:x="7.702cm" svg:y="2.2cm" svg:viewBox="0 0 20 20" svg:d="M10 20c14 0 14-20 0-20-13 0-13 20 0 20z">
          <text:p/>
        </draw:path>
        <draw:path draw:style-name="gr1" draw:text-style-name="P1" draw:layer="layout" svg:width="0.019cm" svg:height="0.019cm" svg:x="8.202cm" svg:y="2.2cm" svg:viewBox="0 0 20 20" svg:d="M10 20c14 0 14-20 0-20-13 0-13 20 0 20z">
          <text:p/>
        </draw:path>
        <draw:path draw:style-name="gr1" draw:text-style-name="P1" draw:layer="layout" svg:width="0.019cm" svg:height="0.019cm" svg:x="8.703cm" svg:y="2.2cm" svg:viewBox="0 0 20 20" svg:d="M10 20c14 0 14-20 0-20-13 0-13 20 0 20z">
          <text:p/>
        </draw:path>
        <draw:path draw:style-name="gr1" draw:text-style-name="P1" draw:layer="layout" svg:width="0.019cm" svg:height="0.019cm" svg:x="9.203cm" svg:y="2.2cm" svg:viewBox="0 0 20 20" svg:d="M10 20c14 0 14-20 0-20-13 0-13 20 0 20z">
          <text:p/>
        </draw:path>
        <draw:path draw:style-name="gr1" draw:text-style-name="P1" draw:layer="layout" svg:width="0.019cm" svg:height="0.019cm" svg:x="9.703cm" svg:y="2.2cm" svg:viewBox="0 0 20 20" svg:d="M10 20c14 0 14-20 0-20-13 0-13 20 0 20z">
          <text:p/>
        </draw:path>
        <draw:path draw:style-name="gr1" draw:text-style-name="P1" draw:layer="layout" svg:width="0.019cm" svg:height="0.019cm" svg:x="10.203cm" svg:y="2.2cm" svg:viewBox="0 0 20 20" svg:d="M10 20c14 0 14-20 0-20-13 0-13 20 0 20z">
          <text:p/>
        </draw:path>
        <draw:path draw:style-name="gr1" draw:text-style-name="P1" draw:layer="layout" svg:width="0.019cm" svg:height="0.019cm" svg:x="10.703cm" svg:y="2.2cm" svg:viewBox="0 0 20 20" svg:d="M10 20c14 0 14-20 0-20-13 0-13 20 0 20z">
          <text:p/>
        </draw:path>
        <draw:path draw:style-name="gr1" draw:text-style-name="P1" draw:layer="layout" svg:width="0.019cm" svg:height="0.019cm" svg:x="11.203cm" svg:y="2.2cm" svg:viewBox="0 0 20 20" svg:d="M10 20c14 0 14-20 0-20-13 0-13 20 0 20z">
          <text:p/>
        </draw:path>
        <draw:path draw:style-name="gr1" draw:text-style-name="P1" draw:layer="layout" svg:width="0.019cm" svg:height="0.019cm" svg:x="11.703cm" svg:y="2.2cm" svg:viewBox="0 0 20 20" svg:d="M10 20c14 0 14-20 0-20-13 0-13 20 0 20z">
          <text:p/>
        </draw:path>
        <draw:path draw:style-name="gr1" draw:text-style-name="P1" draw:layer="layout" svg:width="0.019cm" svg:height="0.019cm" svg:x="12.203cm" svg:y="2.2cm" svg:viewBox="0 0 20 20" svg:d="M10 20c14 0 14-20 0-20-13 0-13 20 0 20z">
          <text:p/>
        </draw:path>
        <draw:path draw:style-name="gr1" draw:text-style-name="P1" draw:layer="layout" svg:width="0.019cm" svg:height="0.019cm" svg:x="12.703cm" svg:y="2.2cm" svg:viewBox="0 0 20 20" svg:d="M10 20c14 0 14-20 0-20-13 0-13 20 0 20z">
          <text:p/>
        </draw:path>
        <draw:path draw:style-name="gr1" draw:text-style-name="P1" draw:layer="layout" svg:width="0.019cm" svg:height="0.019cm" svg:x="13.203cm" svg:y="2.2cm" svg:viewBox="0 0 20 20" svg:d="M10 20c14 0 14-20 0-20-13 0-13 20 0 20z">
          <text:p/>
        </draw:path>
        <draw:path draw:style-name="gr1" draw:text-style-name="P1" draw:layer="layout" svg:width="0.019cm" svg:height="0.019cm" svg:x="13.703cm" svg:y="2.2cm" svg:viewBox="0 0 20 20" svg:d="M10 20c14 0 14-20 0-20-13 0-13 20 0 20z">
          <text:p/>
        </draw:path>
        <draw:path draw:style-name="gr1" draw:text-style-name="P1" draw:layer="layout" svg:width="0.019cm" svg:height="0.019cm" svg:x="14.203cm" svg:y="2.2cm" svg:viewBox="0 0 20 20" svg:d="M10 20c14 0 14-20 0-20-13 0-13 20 0 20z">
          <text:p/>
        </draw:path>
        <draw:path draw:style-name="gr1" draw:text-style-name="P1" draw:layer="layout" svg:width="0.019cm" svg:height="0.019cm" svg:x="14.703cm" svg:y="2.2cm" svg:viewBox="0 0 20 20" svg:d="M10 20c14 0 14-20 0-20-13 0-13 20 0 20z">
          <text:p/>
        </draw:path>
        <draw:path draw:style-name="gr1" draw:text-style-name="P1" draw:layer="layout" svg:width="0.019cm" svg:height="0.019cm" svg:x="15.203cm" svg:y="2.2cm" svg:viewBox="0 0 20 20" svg:d="M10 20c14 0 14-20 0-20-13 0-13 20 0 20z">
          <text:p/>
        </draw:path>
        <draw:path draw:style-name="gr1" draw:text-style-name="P1" draw:layer="layout" svg:width="0.019cm" svg:height="0.019cm" svg:x="15.703cm" svg:y="2.2cm" svg:viewBox="0 0 20 20" svg:d="M10 20c14 0 14-20 0-20-13 0-13 20 0 20z">
          <text:p/>
        </draw:path>
        <draw:path draw:style-name="gr1" draw:text-style-name="P1" draw:layer="layout" svg:width="0.019cm" svg:height="0.019cm" svg:x="16.203cm" svg:y="2.2cm" svg:viewBox="0 0 20 20" svg:d="M10 20c14 0 14-20 0-20-13 0-13 20 0 20z">
          <text:p/>
        </draw:path>
        <draw:path draw:style-name="gr1" draw:text-style-name="P1" draw:layer="layout" svg:width="0.019cm" svg:height="0.019cm" svg:x="16.702cm" svg:y="2.2cm" svg:viewBox="0 0 20 20" svg:d="M10 20c14 0 14-20 0-20-13 0-13 20 0 20z">
          <text:p/>
        </draw:path>
        <draw:path draw:style-name="gr1" draw:text-style-name="P1" draw:layer="layout" svg:width="0.019cm" svg:height="0.019cm" svg:x="17.202cm" svg:y="2.2cm" svg:viewBox="0 0 20 20" svg:d="M10 20c14 0 14-20 0-20-13 0-13 20 0 20z">
          <text:p/>
        </draw:path>
        <draw:path draw:style-name="gr1" draw:text-style-name="P1" draw:layer="layout" svg:width="0.019cm" svg:height="0.019cm" svg:x="17.702cm" svg:y="2.2cm" svg:viewBox="0 0 20 20" svg:d="M10 20c14 0 14-20 0-20-13 0-13 20 0 20z">
          <text:p/>
        </draw:path>
        <draw:path draw:style-name="gr1" draw:text-style-name="P1" draw:layer="layout" svg:width="0.019cm" svg:height="0.019cm" svg:x="18.202cm" svg:y="2.2cm" svg:viewBox="0 0 20 20" svg:d="M10 20c14 0 14-20 0-20-13 0-13 20 0 20z">
          <text:p/>
        </draw:path>
        <draw:path draw:style-name="gr1" draw:text-style-name="P1" draw:layer="layout" svg:width="0.019cm" svg:height="0.019cm" svg:x="18.702cm" svg:y="2.2cm" svg:viewBox="0 0 20 20" svg:d="M10 20c14 0 14-20 0-20-13 0-13 20 0 20z">
          <text:p/>
        </draw:path>
        <draw:path draw:style-name="gr1" draw:text-style-name="P1" draw:layer="layout" svg:width="0.019cm" svg:height="0.019cm" svg:x="19.202cm" svg:y="2.2cm" svg:viewBox="0 0 20 20" svg:d="M10 20c14 0 14-20 0-20-13 0-13 20 0 20z">
          <text:p/>
        </draw:path>
        <draw:path draw:style-name="gr1" draw:text-style-name="P1" draw:layer="layout" svg:width="0.019cm" svg:height="0.019cm" svg:x="19.702cm" svg:y="2.2cm" svg:viewBox="0 0 20 20" svg:d="M10 20c14 0 14-20 0-20-13 0-13 20 0 20z">
          <text:p/>
        </draw:path>
        <draw:path draw:style-name="gr1" draw:text-style-name="P1" draw:layer="layout" svg:width="0.019cm" svg:height="0.019cm" svg:x="20.202cm" svg:y="2.2cm" svg:viewBox="0 0 20 20" svg:d="M10 20c14 0 14-20 0-20-13 0-13 20 0 20z">
          <text:p/>
        </draw:path>
        <draw:path draw:style-name="gr1" draw:text-style-name="P1" draw:layer="layout" svg:width="0.019cm" svg:height="0.019cm" svg:x="20.702cm" svg:y="2.2cm" svg:viewBox="0 0 20 20" svg:d="M10 20c14 0 14-20 0-20-13 0-13 20 0 20z">
          <text:p/>
        </draw:path>
        <draw:path draw:style-name="gr1" draw:text-style-name="P1" draw:layer="layout" svg:width="0.019cm" svg:height="0.019cm" svg:x="21.202cm" svg:y="2.2cm" svg:viewBox="0 0 20 20" svg:d="M10 20c14 0 14-20 0-20-13 0-13 20 0 20z">
          <text:p/>
        </draw:path>
        <draw:path draw:style-name="gr1" draw:text-style-name="P1" draw:layer="layout" svg:width="0.019cm" svg:height="0.019cm" svg:x="21.702cm" svg:y="2.2cm" svg:viewBox="0 0 20 20" svg:d="M10 20c14 0 14-20 0-20-13 0-13 20 0 20z">
          <text:p/>
        </draw:path>
        <draw:path draw:style-name="gr1" draw:text-style-name="P1" draw:layer="layout" svg:width="0.019cm" svg:height="0.019cm" svg:x="22.202cm" svg:y="2.2cm" svg:viewBox="0 0 20 20" svg:d="M10 20c14 0 14-20 0-20-13 0-13 20 0 20z">
          <text:p/>
        </draw:path>
        <draw:path draw:style-name="gr1" draw:text-style-name="P1" draw:layer="layout" svg:width="0.019cm" svg:height="0.019cm" svg:x="22.702cm" svg:y="2.2cm" svg:viewBox="0 0 20 20" svg:d="M10 20c14 0 14-20 0-20-13 0-13 20 0 20z">
          <text:p/>
        </draw:path>
        <draw:path draw:style-name="gr1" draw:text-style-name="P1" draw:layer="layout" svg:width="0.019cm" svg:height="0.019cm" svg:x="23.202cm" svg:y="2.2cm" svg:viewBox="0 0 20 20" svg:d="M10 20c14 0 14-20 0-20-13 0-13 20 0 20z">
          <text:p/>
        </draw:path>
        <draw:path draw:style-name="gr1" draw:text-style-name="P1" draw:layer="layout" svg:width="0.019cm" svg:height="0.019cm" svg:x="23.702cm" svg:y="2.2cm" svg:viewBox="0 0 20 20" svg:d="M10 20c14 0 14-20 0-20-13 0-13 20 0 20z">
          <text:p/>
        </draw:path>
        <draw:path draw:style-name="gr1" draw:text-style-name="P1" draw:layer="layout" svg:width="0.019cm" svg:height="0.019cm" svg:x="24.202cm" svg:y="2.2cm" svg:viewBox="0 0 20 20" svg:d="M10 20c14 0 14-20 0-20-13 0-13 20 0 20z">
          <text:p/>
        </draw:path>
        <draw:path draw:style-name="gr1" draw:text-style-name="P1" draw:layer="layout" svg:width="0.019cm" svg:height="0.019cm" svg:x="24.703cm" svg:y="2.2cm" svg:viewBox="0 0 20 20" svg:d="M10 20c14 0 14-20 0-20-13 0-13 20 0 20z">
          <text:p/>
        </draw:path>
        <draw:path draw:style-name="gr1" draw:text-style-name="P1" draw:layer="layout" svg:width="0.019cm" svg:height="0.019cm" svg:x="25.203cm" svg:y="2.2cm" svg:viewBox="0 0 20 20" svg:d="M10 20c14 0 14-20 0-20-13 0-13 20 0 20z">
          <text:p/>
        </draw:path>
        <draw:path draw:style-name="gr1" draw:text-style-name="P1" draw:layer="layout" svg:width="0.019cm" svg:height="0.019cm" svg:x="25.703cm" svg:y="2.2cm" svg:viewBox="0 0 20 20" svg:d="M10 20c14 0 14-20 0-20-13 0-13 20 0 20z">
          <text:p/>
        </draw:path>
        <draw:path draw:style-name="gr1" draw:text-style-name="P1" draw:layer="layout" svg:width="0.019cm" svg:height="0.019cm" svg:x="26.203cm" svg:y="2.2cm" svg:viewBox="0 0 20 20" svg:d="M10 20c14 0 14-20 0-20-13 0-13 20 0 20z">
          <text:p/>
        </draw:path>
        <draw:path draw:style-name="gr1" draw:text-style-name="P1" draw:layer="layout" svg:width="0.019cm" svg:height="0.019cm" svg:x="26.703cm" svg:y="2.2cm" svg:viewBox="0 0 20 20" svg:d="M10 20c14 0 14-20 0-20-13 0-13 20 0 20z">
          <text:p/>
        </draw:path>
        <draw:path draw:style-name="gr1" draw:text-style-name="P1" draw:layer="layout" svg:width="0.019cm" svg:height="0.019cm" svg:x="27.203cm" svg:y="2.2cm" svg:viewBox="0 0 20 20" svg:d="M10 20c14 0 14-20 0-20-13 0-13 20 0 20z">
          <text:p/>
        </draw:path>
        <draw:path draw:style-name="gr1" draw:text-style-name="P1" draw:layer="layout" svg:width="0.019cm" svg:height="0.019cm" svg:x="0.702cm" svg:y="2.2cm" svg:viewBox="0 0 20 20" svg:d="M10 20c14 0 14-20 0-20-13 0-13 20 0 20z">
          <text:p/>
        </draw:path>
        <draw:path draw:style-name="gr1" draw:text-style-name="P1" draw:layer="layout" svg:width="0.019cm" svg:height="0.019cm" svg:x="1.202cm" svg:y="2.2cm" svg:viewBox="0 0 20 20" svg:d="M10 20c14 0 14-20 0-20-13 0-13 20 0 20z">
          <text:p/>
        </draw:path>
        <draw:path draw:style-name="gr1" draw:text-style-name="P1" draw:layer="layout" svg:width="0.019cm" svg:height="0.019cm" svg:x="1.702cm" svg:y="2.2cm" svg:viewBox="0 0 20 20" svg:d="M10 20c14 0 14-20 0-20-13 0-13 20 0 20z">
          <text:p/>
        </draw:path>
        <draw:path draw:style-name="gr1" draw:text-style-name="P1" draw:layer="layout" svg:width="0.019cm" svg:height="0.019cm" svg:x="2.202cm" svg:y="2.2cm" svg:viewBox="0 0 20 20" svg:d="M10 20c14 0 14-20 0-20-13 0-13 20 0 20z">
          <text:p/>
        </draw:path>
        <draw:path draw:style-name="gr1" draw:text-style-name="P1" draw:layer="layout" svg:width="0.019cm" svg:height="0.019cm" svg:x="2.702cm" svg:y="2.2cm" svg:viewBox="0 0 20 20" svg:d="M10 20c14 0 14-20 0-20-13 0-13 20 0 20z">
          <text:p/>
        </draw:path>
        <draw:path draw:style-name="gr1" draw:text-style-name="P1" draw:layer="layout" svg:width="0.019cm" svg:height="0.019cm" svg:x="3.202cm" svg:y="2.2cm" svg:viewBox="0 0 20 20" svg:d="M10 20c14 0 14-20 0-20-13 0-13 20 0 20z">
          <text:p/>
        </draw:path>
        <draw:path draw:style-name="gr1" draw:text-style-name="P1" draw:layer="layout" svg:width="0.019cm" svg:height="0.019cm" svg:x="3.702cm" svg:y="2.2cm" svg:viewBox="0 0 20 20" svg:d="M10 20c14 0 14-20 0-20-13 0-13 20 0 20z">
          <text:p/>
        </draw:path>
        <draw:path draw:style-name="gr1" draw:text-style-name="P1" draw:layer="layout" svg:width="0.019cm" svg:height="0.019cm" svg:x="4.202cm" svg:y="2.2cm" svg:viewBox="0 0 20 20" svg:d="M10 20c14 0 14-20 0-20-13 0-13 20 0 20z">
          <text:p/>
        </draw:path>
        <draw:path draw:style-name="gr1" draw:text-style-name="P1" draw:layer="layout" svg:width="0.019cm" svg:height="0.019cm" svg:x="4.702cm" svg:y="2.2cm" svg:viewBox="0 0 20 20" svg:d="M10 20c14 0 14-20 0-20-13 0-13 20 0 20z">
          <text:p/>
        </draw:path>
        <draw:path draw:style-name="gr1" draw:text-style-name="P1" draw:layer="layout" svg:width="0.019cm" svg:height="0.019cm" svg:x="5.202cm" svg:y="2.2cm" svg:viewBox="0 0 20 20" svg:d="M10 20c14 0 14-20 0-20-13 0-13 20 0 20z">
          <text:p/>
        </draw:path>
        <draw:path draw:style-name="gr1" draw:text-style-name="P1" draw:layer="layout" svg:width="0.019cm" svg:height="0.019cm" svg:x="5.702cm" svg:y="2.2cm" svg:viewBox="0 0 20 20" svg:d="M10 20c14 0 14-20 0-20-13 0-13 20 0 20z">
          <text:p/>
        </draw:path>
        <draw:path draw:style-name="gr1" draw:text-style-name="P1" draw:layer="layout" svg:width="0.019cm" svg:height="0.019cm" svg:x="6.202cm" svg:y="2.2cm" svg:viewBox="0 0 20 20" svg:d="M10 20c14 0 14-20 0-20-13 0-13 20 0 20z">
          <text:p/>
        </draw:path>
        <draw:path draw:style-name="gr1" draw:text-style-name="P1" draw:layer="layout" svg:width="0.019cm" svg:height="0.019cm" svg:x="6.702cm" svg:y="2.2cm" svg:viewBox="0 0 20 20" svg:d="M10 20c14 0 14-20 0-20-13 0-13 20 0 20z">
          <text:p/>
        </draw:path>
        <draw:path draw:style-name="gr1" draw:text-style-name="P1" draw:layer="layout" svg:width="0.019cm" svg:height="0.019cm" svg:x="7.202cm" svg:y="2.2cm" svg:viewBox="0 0 20 20" svg:d="M10 20c14 0 14-20 0-20-13 0-13 20 0 20z">
          <text:p/>
        </draw:path>
        <draw:path draw:style-name="gr1" draw:text-style-name="P1" draw:layer="layout" svg:width="0.019cm" svg:height="0.019cm" svg:x="7.702cm" svg:y="2.2cm" svg:viewBox="0 0 20 20" svg:d="M10 20c14 0 14-20 0-20-13 0-13 20 0 20z">
          <text:p/>
        </draw:path>
        <draw:path draw:style-name="gr1" draw:text-style-name="P1" draw:layer="layout" svg:width="0.019cm" svg:height="0.019cm" svg:x="8.202cm" svg:y="2.2cm" svg:viewBox="0 0 20 20" svg:d="M10 20c14 0 14-20 0-20-13 0-13 20 0 20z">
          <text:p/>
        </draw:path>
        <draw:path draw:style-name="gr1" draw:text-style-name="P1" draw:layer="layout" svg:width="0.019cm" svg:height="0.019cm" svg:x="8.703cm" svg:y="2.2cm" svg:viewBox="0 0 20 20" svg:d="M10 20c14 0 14-20 0-20-13 0-13 20 0 20z">
          <text:p/>
        </draw:path>
        <draw:path draw:style-name="gr1" draw:text-style-name="P1" draw:layer="layout" svg:width="0.019cm" svg:height="0.019cm" svg:x="9.203cm" svg:y="2.2cm" svg:viewBox="0 0 20 20" svg:d="M10 20c14 0 14-20 0-20-13 0-13 20 0 20z">
          <text:p/>
        </draw:path>
        <draw:path draw:style-name="gr1" draw:text-style-name="P1" draw:layer="layout" svg:width="0.019cm" svg:height="0.019cm" svg:x="9.703cm" svg:y="2.2cm" svg:viewBox="0 0 20 20" svg:d="M10 20c14 0 14-20 0-20-13 0-13 20 0 20z">
          <text:p/>
        </draw:path>
        <draw:path draw:style-name="gr1" draw:text-style-name="P1" draw:layer="layout" svg:width="0.019cm" svg:height="0.019cm" svg:x="10.203cm" svg:y="2.2cm" svg:viewBox="0 0 20 20" svg:d="M10 20c14 0 14-20 0-20-13 0-13 20 0 20z">
          <text:p/>
        </draw:path>
        <draw:path draw:style-name="gr1" draw:text-style-name="P1" draw:layer="layout" svg:width="0.019cm" svg:height="0.019cm" svg:x="10.703cm" svg:y="2.2cm" svg:viewBox="0 0 20 20" svg:d="M10 20c14 0 14-20 0-20-13 0-13 20 0 20z">
          <text:p/>
        </draw:path>
        <draw:path draw:style-name="gr1" draw:text-style-name="P1" draw:layer="layout" svg:width="0.019cm" svg:height="0.019cm" svg:x="11.203cm" svg:y="2.2cm" svg:viewBox="0 0 20 20" svg:d="M10 20c14 0 14-20 0-20-13 0-13 20 0 20z">
          <text:p/>
        </draw:path>
        <draw:path draw:style-name="gr1" draw:text-style-name="P1" draw:layer="layout" svg:width="0.019cm" svg:height="0.019cm" svg:x="11.703cm" svg:y="2.2cm" svg:viewBox="0 0 20 20" svg:d="M10 20c14 0 14-20 0-20-13 0-13 20 0 20z">
          <text:p/>
        </draw:path>
        <draw:path draw:style-name="gr1" draw:text-style-name="P1" draw:layer="layout" svg:width="0.019cm" svg:height="0.019cm" svg:x="12.203cm" svg:y="2.2cm" svg:viewBox="0 0 20 20" svg:d="M10 20c14 0 14-20 0-20-13 0-13 20 0 20z">
          <text:p/>
        </draw:path>
        <draw:path draw:style-name="gr1" draw:text-style-name="P1" draw:layer="layout" svg:width="0.019cm" svg:height="0.019cm" svg:x="12.703cm" svg:y="2.2cm" svg:viewBox="0 0 20 20" svg:d="M10 20c14 0 14-20 0-20-13 0-13 20 0 20z">
          <text:p/>
        </draw:path>
        <draw:path draw:style-name="gr1" draw:text-style-name="P1" draw:layer="layout" svg:width="0.019cm" svg:height="0.019cm" svg:x="13.203cm" svg:y="2.2cm" svg:viewBox="0 0 20 20" svg:d="M10 20c14 0 14-20 0-20-13 0-13 20 0 20z">
          <text:p/>
        </draw:path>
        <draw:path draw:style-name="gr1" draw:text-style-name="P1" draw:layer="layout" svg:width="0.019cm" svg:height="0.019cm" svg:x="13.703cm" svg:y="2.2cm" svg:viewBox="0 0 20 20" svg:d="M10 20c14 0 14-20 0-20-13 0-13 20 0 20z">
          <text:p/>
        </draw:path>
        <draw:path draw:style-name="gr1" draw:text-style-name="P1" draw:layer="layout" svg:width="0.019cm" svg:height="0.019cm" svg:x="14.203cm" svg:y="2.2cm" svg:viewBox="0 0 20 20" svg:d="M10 20c14 0 14-20 0-20-13 0-13 20 0 20z">
          <text:p/>
        </draw:path>
        <draw:path draw:style-name="gr1" draw:text-style-name="P1" draw:layer="layout" svg:width="0.019cm" svg:height="0.019cm" svg:x="14.703cm" svg:y="2.2cm" svg:viewBox="0 0 20 20" svg:d="M10 20c14 0 14-20 0-20-13 0-13 20 0 20z">
          <text:p/>
        </draw:path>
        <draw:path draw:style-name="gr1" draw:text-style-name="P1" draw:layer="layout" svg:width="0.019cm" svg:height="0.019cm" svg:x="15.203cm" svg:y="2.2cm" svg:viewBox="0 0 20 20" svg:d="M10 20c14 0 14-20 0-20-13 0-13 20 0 20z">
          <text:p/>
        </draw:path>
        <draw:path draw:style-name="gr1" draw:text-style-name="P1" draw:layer="layout" svg:width="0.019cm" svg:height="0.019cm" svg:x="15.703cm" svg:y="2.2cm" svg:viewBox="0 0 20 20" svg:d="M10 20c14 0 14-20 0-20-13 0-13 20 0 20z">
          <text:p/>
        </draw:path>
        <draw:path draw:style-name="gr1" draw:text-style-name="P1" draw:layer="layout" svg:width="0.019cm" svg:height="0.019cm" svg:x="16.203cm" svg:y="2.2cm" svg:viewBox="0 0 20 20" svg:d="M10 20c14 0 14-20 0-20-13 0-13 20 0 20z">
          <text:p/>
        </draw:path>
        <draw:path draw:style-name="gr1" draw:text-style-name="P1" draw:layer="layout" svg:width="0.019cm" svg:height="0.019cm" svg:x="0.701cm" svg:y="2.7cm" svg:viewBox="0 0 20 20" svg:d="M10 20c14 0 14-20 0-20-13 0-13 20 0 20z">
          <text:p/>
        </draw:path>
        <draw:path draw:style-name="gr1" draw:text-style-name="P1" draw:layer="layout" svg:width="0.019cm" svg:height="0.019cm" svg:x="1.201cm" svg:y="2.7cm" svg:viewBox="0 0 20 20" svg:d="M10 20c14 0 14-20 0-20-13 0-13 20 0 20z">
          <text:p/>
        </draw:path>
        <draw:path draw:style-name="gr1" draw:text-style-name="P1" draw:layer="layout" svg:width="0.019cm" svg:height="0.019cm" svg:x="1.701cm" svg:y="2.7cm" svg:viewBox="0 0 20 20" svg:d="M10 20c14 0 14-20 0-20-13 0-13 20 0 20z">
          <text:p/>
        </draw:path>
        <draw:path draw:style-name="gr1" draw:text-style-name="P1" draw:layer="layout" svg:width="0.019cm" svg:height="0.019cm" svg:x="2.201cm" svg:y="2.7cm" svg:viewBox="0 0 20 20" svg:d="M10 20c14 0 14-20 0-20-13 0-13 20 0 20z">
          <text:p/>
        </draw:path>
        <draw:path draw:style-name="gr1" draw:text-style-name="P1" draw:layer="layout" svg:width="0.019cm" svg:height="0.019cm" svg:x="2.701cm" svg:y="2.7cm" svg:viewBox="0 0 20 20" svg:d="M10 20c14 0 14-20 0-20-13 0-13 20 0 20z">
          <text:p/>
        </draw:path>
        <draw:path draw:style-name="gr1" draw:text-style-name="P1" draw:layer="layout" svg:width="0.019cm" svg:height="0.019cm" svg:x="3.201cm" svg:y="2.7cm" svg:viewBox="0 0 20 20" svg:d="M10 20c14 0 14-20 0-20-13 0-13 20 0 20z">
          <text:p/>
        </draw:path>
        <draw:path draw:style-name="gr1" draw:text-style-name="P1" draw:layer="layout" svg:width="0.019cm" svg:height="0.019cm" svg:x="3.701cm" svg:y="2.7cm" svg:viewBox="0 0 20 20" svg:d="M10 20c14 0 14-20 0-20-13 0-13 20 0 20z">
          <text:p/>
        </draw:path>
        <draw:path draw:style-name="gr1" draw:text-style-name="P1" draw:layer="layout" svg:width="0.019cm" svg:height="0.019cm" svg:x="4.201cm" svg:y="2.7cm" svg:viewBox="0 0 20 20" svg:d="M10 20c14 0 14-20 0-20-13 0-13 20 0 20z">
          <text:p/>
        </draw:path>
        <draw:path draw:style-name="gr1" draw:text-style-name="P1" draw:layer="layout" svg:width="0.019cm" svg:height="0.019cm" svg:x="4.701cm" svg:y="2.7cm" svg:viewBox="0 0 20 20" svg:d="M10 20c14 0 14-20 0-20-13 0-13 20 0 20z">
          <text:p/>
        </draw:path>
        <draw:path draw:style-name="gr1" draw:text-style-name="P1" draw:layer="layout" svg:width="0.019cm" svg:height="0.019cm" svg:x="5.201cm" svg:y="2.7cm" svg:viewBox="0 0 20 20" svg:d="M10 20c14 0 14-20 0-20-13 0-13 20 0 20z">
          <text:p/>
        </draw:path>
        <draw:path draw:style-name="gr1" draw:text-style-name="P1" draw:layer="layout" svg:width="0.019cm" svg:height="0.019cm" svg:x="5.701cm" svg:y="2.7cm" svg:viewBox="0 0 20 20" svg:d="M10 20c14 0 14-20 0-20-13 0-13 20 0 20z">
          <text:p/>
        </draw:path>
        <draw:path draw:style-name="gr1" draw:text-style-name="P1" draw:layer="layout" svg:width="0.019cm" svg:height="0.019cm" svg:x="6.201cm" svg:y="2.7cm" svg:viewBox="0 0 20 20" svg:d="M10 20c14 0 14-20 0-20-13 0-13 20 0 20z">
          <text:p/>
        </draw:path>
        <draw:path draw:style-name="gr1" draw:text-style-name="P1" draw:layer="layout" svg:width="0.019cm" svg:height="0.019cm" svg:x="6.701cm" svg:y="2.7cm" svg:viewBox="0 0 20 20" svg:d="M10 20c14 0 14-20 0-20-13 0-13 20 0 20z">
          <text:p/>
        </draw:path>
        <draw:path draw:style-name="gr1" draw:text-style-name="P1" draw:layer="layout" svg:width="0.019cm" svg:height="0.019cm" svg:x="7.201cm" svg:y="2.7cm" svg:viewBox="0 0 20 20" svg:d="M10 20c14 0 14-20 0-20-13 0-13 20 0 20z">
          <text:p/>
        </draw:path>
        <draw:path draw:style-name="gr1" draw:text-style-name="P1" draw:layer="layout" svg:width="0.019cm" svg:height="0.019cm" svg:x="7.701cm" svg:y="2.7cm" svg:viewBox="0 0 20 20" svg:d="M10 20c14 0 14-20 0-20-13 0-13 20 0 20z">
          <text:p/>
        </draw:path>
        <draw:path draw:style-name="gr1" draw:text-style-name="P1" draw:layer="layout" svg:width="0.019cm" svg:height="0.019cm" svg:x="8.201cm" svg:y="2.7cm" svg:viewBox="0 0 20 20" svg:d="M10 20c14 0 14-20 0-20-13 0-13 20 0 20z">
          <text:p/>
        </draw:path>
        <draw:path draw:style-name="gr1" draw:text-style-name="P1" draw:layer="layout" svg:width="0.019cm" svg:height="0.019cm" svg:x="8.702cm" svg:y="2.7cm" svg:viewBox="0 0 20 20" svg:d="M10 20c14 0 14-20 0-20-13 0-13 20 0 20z">
          <text:p/>
        </draw:path>
        <draw:path draw:style-name="gr1" draw:text-style-name="P1" draw:layer="layout" svg:width="0.019cm" svg:height="0.019cm" svg:x="9.202cm" svg:y="2.7cm" svg:viewBox="0 0 20 20" svg:d="M10 20c14 0 14-20 0-20-13 0-13 20 0 20z">
          <text:p/>
        </draw:path>
        <draw:path draw:style-name="gr1" draw:text-style-name="P1" draw:layer="layout" svg:width="0.019cm" svg:height="0.019cm" svg:x="9.702cm" svg:y="2.7cm" svg:viewBox="0 0 20 20" svg:d="M10 20c14 0 14-20 0-20-13 0-13 20 0 20z">
          <text:p/>
        </draw:path>
        <draw:path draw:style-name="gr1" draw:text-style-name="P1" draw:layer="layout" svg:width="0.019cm" svg:height="0.019cm" svg:x="10.202cm" svg:y="2.7cm" svg:viewBox="0 0 20 20" svg:d="M10 20c14 0 14-20 0-20-13 0-13 20 0 20z">
          <text:p/>
        </draw:path>
        <draw:path draw:style-name="gr1" draw:text-style-name="P1" draw:layer="layout" svg:width="0.019cm" svg:height="0.019cm" svg:x="10.702cm" svg:y="2.7cm" svg:viewBox="0 0 20 20" svg:d="M10 20c14 0 14-20 0-20-13 0-13 20 0 20z">
          <text:p/>
        </draw:path>
        <draw:path draw:style-name="gr1" draw:text-style-name="P1" draw:layer="layout" svg:width="0.019cm" svg:height="0.019cm" svg:x="11.202cm" svg:y="2.7cm" svg:viewBox="0 0 20 20" svg:d="M10 20c14 0 14-20 0-20-13 0-13 20 0 20z">
          <text:p/>
        </draw:path>
        <draw:path draw:style-name="gr1" draw:text-style-name="P1" draw:layer="layout" svg:width="0.019cm" svg:height="0.019cm" svg:x="11.702cm" svg:y="2.7cm" svg:viewBox="0 0 20 20" svg:d="M10 20c14 0 14-20 0-20-13 0-13 20 0 20z">
          <text:p/>
        </draw:path>
        <draw:path draw:style-name="gr1" draw:text-style-name="P1" draw:layer="layout" svg:width="0.019cm" svg:height="0.019cm" svg:x="12.202cm" svg:y="2.7cm" svg:viewBox="0 0 20 20" svg:d="M10 20c14 0 14-20 0-20-13 0-13 20 0 20z">
          <text:p/>
        </draw:path>
        <draw:path draw:style-name="gr1" draw:text-style-name="P1" draw:layer="layout" svg:width="0.019cm" svg:height="0.019cm" svg:x="12.702cm" svg:y="2.7cm" svg:viewBox="0 0 20 20" svg:d="M10 20c14 0 14-20 0-20-13 0-13 20 0 20z">
          <text:p/>
        </draw:path>
        <draw:path draw:style-name="gr1" draw:text-style-name="P1" draw:layer="layout" svg:width="0.019cm" svg:height="0.019cm" svg:x="13.202cm" svg:y="2.7cm" svg:viewBox="0 0 20 20" svg:d="M10 20c14 0 14-20 0-20-13 0-13 20 0 20z">
          <text:p/>
        </draw:path>
        <draw:path draw:style-name="gr1" draw:text-style-name="P1" draw:layer="layout" svg:width="0.019cm" svg:height="0.019cm" svg:x="13.702cm" svg:y="2.7cm" svg:viewBox="0 0 20 20" svg:d="M10 20c14 0 14-20 0-20-13 0-13 20 0 20z">
          <text:p/>
        </draw:path>
        <draw:path draw:style-name="gr1" draw:text-style-name="P1" draw:layer="layout" svg:width="0.019cm" svg:height="0.019cm" svg:x="14.202cm" svg:y="2.7cm" svg:viewBox="0 0 20 20" svg:d="M10 20c14 0 14-20 0-20-13 0-13 20 0 20z">
          <text:p/>
        </draw:path>
        <draw:path draw:style-name="gr1" draw:text-style-name="P1" draw:layer="layout" svg:width="0.019cm" svg:height="0.019cm" svg:x="14.702cm" svg:y="2.7cm" svg:viewBox="0 0 20 20" svg:d="M10 20c14 0 14-20 0-20-13 0-13 20 0 20z">
          <text:p/>
        </draw:path>
        <draw:path draw:style-name="gr1" draw:text-style-name="P1" draw:layer="layout" svg:width="0.019cm" svg:height="0.019cm" svg:x="15.202cm" svg:y="2.7cm" svg:viewBox="0 0 20 20" svg:d="M10 20c14 0 14-20 0-20-13 0-13 20 0 20z">
          <text:p/>
        </draw:path>
        <draw:path draw:style-name="gr1" draw:text-style-name="P1" draw:layer="layout" svg:width="0.019cm" svg:height="0.019cm" svg:x="15.702cm" svg:y="2.7cm" svg:viewBox="0 0 20 20" svg:d="M10 20c14 0 14-20 0-20-13 0-13 20 0 20z">
          <text:p/>
        </draw:path>
        <draw:path draw:style-name="gr1" draw:text-style-name="P1" draw:layer="layout" svg:width="0.019cm" svg:height="0.019cm" svg:x="16.202cm" svg:y="2.7cm" svg:viewBox="0 0 20 20" svg:d="M10 20c14 0 14-20 0-20-13 0-13 20 0 20z">
          <text:p/>
        </draw:path>
        <draw:path draw:style-name="gr1" draw:text-style-name="P1" draw:layer="layout" svg:width="0.019cm" svg:height="0.019cm" svg:x="16.701cm" svg:y="2.7cm" svg:viewBox="0 0 20 20" svg:d="M10 20c14 0 14-20 0-20-13 0-13 20 0 20z">
          <text:p/>
        </draw:path>
        <draw:path draw:style-name="gr1" draw:text-style-name="P1" draw:layer="layout" svg:width="0.019cm" svg:height="0.019cm" svg:x="17.201cm" svg:y="2.7cm" svg:viewBox="0 0 20 20" svg:d="M10 20c14 0 14-20 0-20-13 0-13 20 0 20z">
          <text:p/>
        </draw:path>
        <draw:path draw:style-name="gr1" draw:text-style-name="P1" draw:layer="layout" svg:width="0.019cm" svg:height="0.019cm" svg:x="17.701cm" svg:y="2.7cm" svg:viewBox="0 0 20 20" svg:d="M10 20c14 0 14-20 0-20-13 0-13 20 0 20z">
          <text:p/>
        </draw:path>
        <draw:path draw:style-name="gr1" draw:text-style-name="P1" draw:layer="layout" svg:width="0.019cm" svg:height="0.019cm" svg:x="18.201cm" svg:y="2.7cm" svg:viewBox="0 0 20 20" svg:d="M10 20c14 0 14-20 0-20-13 0-13 20 0 20z">
          <text:p/>
        </draw:path>
        <draw:path draw:style-name="gr1" draw:text-style-name="P1" draw:layer="layout" svg:width="0.019cm" svg:height="0.019cm" svg:x="18.701cm" svg:y="2.7cm" svg:viewBox="0 0 20 20" svg:d="M10 20c14 0 14-20 0-20-13 0-13 20 0 20z">
          <text:p/>
        </draw:path>
        <draw:path draw:style-name="gr1" draw:text-style-name="P1" draw:layer="layout" svg:width="0.019cm" svg:height="0.019cm" svg:x="19.201cm" svg:y="2.7cm" svg:viewBox="0 0 20 20" svg:d="M10 20c14 0 14-20 0-20-13 0-13 20 0 20z">
          <text:p/>
        </draw:path>
        <draw:path draw:style-name="gr1" draw:text-style-name="P1" draw:layer="layout" svg:width="0.019cm" svg:height="0.019cm" svg:x="19.701cm" svg:y="2.7cm" svg:viewBox="0 0 20 20" svg:d="M10 20c14 0 14-20 0-20-13 0-13 20 0 20z">
          <text:p/>
        </draw:path>
        <draw:path draw:style-name="gr1" draw:text-style-name="P1" draw:layer="layout" svg:width="0.019cm" svg:height="0.019cm" svg:x="20.201cm" svg:y="2.7cm" svg:viewBox="0 0 20 20" svg:d="M10 20c14 0 14-20 0-20-13 0-13 20 0 20z">
          <text:p/>
        </draw:path>
        <draw:path draw:style-name="gr1" draw:text-style-name="P1" draw:layer="layout" svg:width="0.019cm" svg:height="0.019cm" svg:x="20.701cm" svg:y="2.7cm" svg:viewBox="0 0 20 20" svg:d="M10 20c14 0 14-20 0-20-13 0-13 20 0 20z">
          <text:p/>
        </draw:path>
        <draw:path draw:style-name="gr1" draw:text-style-name="P1" draw:layer="layout" svg:width="0.019cm" svg:height="0.019cm" svg:x="21.201cm" svg:y="2.7cm" svg:viewBox="0 0 20 20" svg:d="M10 20c14 0 14-20 0-20-13 0-13 20 0 20z">
          <text:p/>
        </draw:path>
        <draw:path draw:style-name="gr1" draw:text-style-name="P1" draw:layer="layout" svg:width="0.019cm" svg:height="0.019cm" svg:x="21.701cm" svg:y="2.7cm" svg:viewBox="0 0 20 20" svg:d="M10 20c14 0 14-20 0-20-13 0-13 20 0 20z">
          <text:p/>
        </draw:path>
        <draw:path draw:style-name="gr1" draw:text-style-name="P1" draw:layer="layout" svg:width="0.019cm" svg:height="0.019cm" svg:x="22.201cm" svg:y="2.7cm" svg:viewBox="0 0 20 20" svg:d="M10 20c14 0 14-20 0-20-13 0-13 20 0 20z">
          <text:p/>
        </draw:path>
        <draw:path draw:style-name="gr1" draw:text-style-name="P1" draw:layer="layout" svg:width="0.019cm" svg:height="0.019cm" svg:x="22.701cm" svg:y="2.7cm" svg:viewBox="0 0 20 20" svg:d="M10 20c14 0 14-20 0-20-13 0-13 20 0 20z">
          <text:p/>
        </draw:path>
        <draw:path draw:style-name="gr1" draw:text-style-name="P1" draw:layer="layout" svg:width="0.019cm" svg:height="0.019cm" svg:x="23.201cm" svg:y="2.7cm" svg:viewBox="0 0 20 20" svg:d="M10 20c14 0 14-20 0-20-13 0-13 20 0 20z">
          <text:p/>
        </draw:path>
        <draw:path draw:style-name="gr1" draw:text-style-name="P1" draw:layer="layout" svg:width="0.019cm" svg:height="0.019cm" svg:x="23.701cm" svg:y="2.7cm" svg:viewBox="0 0 20 20" svg:d="M10 20c14 0 14-20 0-20-13 0-13 20 0 20z">
          <text:p/>
        </draw:path>
        <draw:path draw:style-name="gr1" draw:text-style-name="P1" draw:layer="layout" svg:width="0.019cm" svg:height="0.019cm" svg:x="24.201cm" svg:y="2.7cm" svg:viewBox="0 0 20 20" svg:d="M10 20c14 0 14-20 0-20-13 0-13 20 0 20z">
          <text:p/>
        </draw:path>
        <draw:path draw:style-name="gr1" draw:text-style-name="P1" draw:layer="layout" svg:width="0.019cm" svg:height="0.019cm" svg:x="24.702cm" svg:y="2.7cm" svg:viewBox="0 0 20 20" svg:d="M10 20c14 0 14-20 0-20-13 0-13 20 0 20z">
          <text:p/>
        </draw:path>
        <draw:path draw:style-name="gr1" draw:text-style-name="P1" draw:layer="layout" svg:width="0.019cm" svg:height="0.019cm" svg:x="25.202cm" svg:y="2.7cm" svg:viewBox="0 0 20 20" svg:d="M10 20c14 0 14-20 0-20-13 0-13 20 0 20z">
          <text:p/>
        </draw:path>
        <draw:path draw:style-name="gr1" draw:text-style-name="P1" draw:layer="layout" svg:width="0.019cm" svg:height="0.019cm" svg:x="25.702cm" svg:y="2.7cm" svg:viewBox="0 0 20 20" svg:d="M10 20c14 0 14-20 0-20-13 0-13 20 0 20z">
          <text:p/>
        </draw:path>
        <draw:path draw:style-name="gr1" draw:text-style-name="P1" draw:layer="layout" svg:width="0.019cm" svg:height="0.019cm" svg:x="26.202cm" svg:y="2.7cm" svg:viewBox="0 0 20 20" svg:d="M10 20c14 0 14-20 0-20-13 0-13 20 0 20z">
          <text:p/>
        </draw:path>
        <draw:path draw:style-name="gr1" draw:text-style-name="P1" draw:layer="layout" svg:width="0.019cm" svg:height="0.019cm" svg:x="26.702cm" svg:y="2.7cm" svg:viewBox="0 0 20 20" svg:d="M10 20c14 0 14-20 0-20-13 0-13 20 0 20z">
          <text:p/>
        </draw:path>
        <draw:path draw:style-name="gr1" draw:text-style-name="P1" draw:layer="layout" svg:width="0.019cm" svg:height="0.019cm" svg:x="27.202cm" svg:y="2.7cm" svg:viewBox="0 0 20 20" svg:d="M10 20c14 0 14-20 0-20-13 0-13 20 0 20z">
          <text:p/>
        </draw:path>
        <draw:path draw:style-name="gr1" draw:text-style-name="P1" draw:layer="layout" svg:width="0.019cm" svg:height="0.019cm" svg:x="0.701cm" svg:y="2.7cm" svg:viewBox="0 0 20 20" svg:d="M10 20c14 0 14-20 0-20-13 0-13 20 0 20z">
          <text:p/>
        </draw:path>
        <draw:path draw:style-name="gr1" draw:text-style-name="P1" draw:layer="layout" svg:width="0.019cm" svg:height="0.019cm" svg:x="1.201cm" svg:y="2.7cm" svg:viewBox="0 0 20 20" svg:d="M10 20c14 0 14-20 0-20-13 0-13 20 0 20z">
          <text:p/>
        </draw:path>
        <draw:path draw:style-name="gr1" draw:text-style-name="P1" draw:layer="layout" svg:width="0.019cm" svg:height="0.019cm" svg:x="1.701cm" svg:y="2.7cm" svg:viewBox="0 0 20 20" svg:d="M10 20c14 0 14-20 0-20-13 0-13 20 0 20z">
          <text:p/>
        </draw:path>
        <draw:path draw:style-name="gr1" draw:text-style-name="P1" draw:layer="layout" svg:width="0.019cm" svg:height="0.019cm" svg:x="2.201cm" svg:y="2.7cm" svg:viewBox="0 0 20 20" svg:d="M10 20c14 0 14-20 0-20-13 0-13 20 0 20z">
          <text:p/>
        </draw:path>
        <draw:path draw:style-name="gr1" draw:text-style-name="P1" draw:layer="layout" svg:width="0.019cm" svg:height="0.019cm" svg:x="2.701cm" svg:y="2.7cm" svg:viewBox="0 0 20 20" svg:d="M10 20c14 0 14-20 0-20-13 0-13 20 0 20z">
          <text:p/>
        </draw:path>
        <draw:path draw:style-name="gr1" draw:text-style-name="P1" draw:layer="layout" svg:width="0.019cm" svg:height="0.019cm" svg:x="3.201cm" svg:y="2.7cm" svg:viewBox="0 0 20 20" svg:d="M10 20c14 0 14-20 0-20-13 0-13 20 0 20z">
          <text:p/>
        </draw:path>
        <draw:path draw:style-name="gr1" draw:text-style-name="P1" draw:layer="layout" svg:width="0.019cm" svg:height="0.019cm" svg:x="3.701cm" svg:y="2.7cm" svg:viewBox="0 0 20 20" svg:d="M10 20c14 0 14-20 0-20-13 0-13 20 0 20z">
          <text:p/>
        </draw:path>
        <draw:path draw:style-name="gr1" draw:text-style-name="P1" draw:layer="layout" svg:width="0.019cm" svg:height="0.019cm" svg:x="4.201cm" svg:y="2.7cm" svg:viewBox="0 0 20 20" svg:d="M10 20c14 0 14-20 0-20-13 0-13 20 0 20z">
          <text:p/>
        </draw:path>
        <draw:path draw:style-name="gr1" draw:text-style-name="P1" draw:layer="layout" svg:width="0.019cm" svg:height="0.019cm" svg:x="4.701cm" svg:y="2.7cm" svg:viewBox="0 0 20 20" svg:d="M10 20c14 0 14-20 0-20-13 0-13 20 0 20z">
          <text:p/>
        </draw:path>
        <draw:path draw:style-name="gr1" draw:text-style-name="P1" draw:layer="layout" svg:width="0.019cm" svg:height="0.019cm" svg:x="5.201cm" svg:y="2.7cm" svg:viewBox="0 0 20 20" svg:d="M10 20c14 0 14-20 0-20-13 0-13 20 0 20z">
          <text:p/>
        </draw:path>
        <draw:path draw:style-name="gr1" draw:text-style-name="P1" draw:layer="layout" svg:width="0.019cm" svg:height="0.019cm" svg:x="5.701cm" svg:y="2.7cm" svg:viewBox="0 0 20 20" svg:d="M10 20c14 0 14-20 0-20-13 0-13 20 0 20z">
          <text:p/>
        </draw:path>
        <draw:path draw:style-name="gr1" draw:text-style-name="P1" draw:layer="layout" svg:width="0.019cm" svg:height="0.019cm" svg:x="6.201cm" svg:y="2.7cm" svg:viewBox="0 0 20 20" svg:d="M10 20c14 0 14-20 0-20-13 0-13 20 0 20z">
          <text:p/>
        </draw:path>
        <draw:path draw:style-name="gr1" draw:text-style-name="P1" draw:layer="layout" svg:width="0.019cm" svg:height="0.019cm" svg:x="6.701cm" svg:y="2.7cm" svg:viewBox="0 0 20 20" svg:d="M10 20c14 0 14-20 0-20-13 0-13 20 0 20z">
          <text:p/>
        </draw:path>
        <draw:path draw:style-name="gr1" draw:text-style-name="P1" draw:layer="layout" svg:width="0.019cm" svg:height="0.019cm" svg:x="7.201cm" svg:y="2.7cm" svg:viewBox="0 0 20 20" svg:d="M10 20c14 0 14-20 0-20-13 0-13 20 0 20z">
          <text:p/>
        </draw:path>
        <draw:path draw:style-name="gr1" draw:text-style-name="P1" draw:layer="layout" svg:width="0.019cm" svg:height="0.019cm" svg:x="7.701cm" svg:y="2.7cm" svg:viewBox="0 0 20 20" svg:d="M10 20c14 0 14-20 0-20-13 0-13 20 0 20z">
          <text:p/>
        </draw:path>
        <draw:path draw:style-name="gr1" draw:text-style-name="P1" draw:layer="layout" svg:width="0.019cm" svg:height="0.019cm" svg:x="8.201cm" svg:y="2.7cm" svg:viewBox="0 0 20 20" svg:d="M10 20c14 0 14-20 0-20-13 0-13 20 0 20z">
          <text:p/>
        </draw:path>
        <draw:path draw:style-name="gr1" draw:text-style-name="P1" draw:layer="layout" svg:width="0.019cm" svg:height="0.019cm" svg:x="8.702cm" svg:y="2.7cm" svg:viewBox="0 0 20 20" svg:d="M10 20c14 0 14-20 0-20-13 0-13 20 0 20z">
          <text:p/>
        </draw:path>
        <draw:path draw:style-name="gr1" draw:text-style-name="P1" draw:layer="layout" svg:width="0.019cm" svg:height="0.019cm" svg:x="9.202cm" svg:y="2.7cm" svg:viewBox="0 0 20 20" svg:d="M10 20c14 0 14-20 0-20-13 0-13 20 0 20z">
          <text:p/>
        </draw:path>
        <draw:path draw:style-name="gr1" draw:text-style-name="P1" draw:layer="layout" svg:width="0.019cm" svg:height="0.019cm" svg:x="9.702cm" svg:y="2.7cm" svg:viewBox="0 0 20 20" svg:d="M10 20c14 0 14-20 0-20-13 0-13 20 0 20z">
          <text:p/>
        </draw:path>
        <draw:path draw:style-name="gr1" draw:text-style-name="P1" draw:layer="layout" svg:width="0.019cm" svg:height="0.019cm" svg:x="10.202cm" svg:y="2.7cm" svg:viewBox="0 0 20 20" svg:d="M10 20c14 0 14-20 0-20-13 0-13 20 0 20z">
          <text:p/>
        </draw:path>
        <draw:path draw:style-name="gr1" draw:text-style-name="P1" draw:layer="layout" svg:width="0.019cm" svg:height="0.019cm" svg:x="10.702cm" svg:y="2.7cm" svg:viewBox="0 0 20 20" svg:d="M10 20c14 0 14-20 0-20-13 0-13 20 0 20z">
          <text:p/>
        </draw:path>
        <draw:path draw:style-name="gr1" draw:text-style-name="P1" draw:layer="layout" svg:width="0.019cm" svg:height="0.019cm" svg:x="11.202cm" svg:y="2.7cm" svg:viewBox="0 0 20 20" svg:d="M10 20c14 0 14-20 0-20-13 0-13 20 0 20z">
          <text:p/>
        </draw:path>
        <draw:path draw:style-name="gr1" draw:text-style-name="P1" draw:layer="layout" svg:width="0.019cm" svg:height="0.019cm" svg:x="11.702cm" svg:y="2.7cm" svg:viewBox="0 0 20 20" svg:d="M10 20c14 0 14-20 0-20-13 0-13 20 0 20z">
          <text:p/>
        </draw:path>
        <draw:path draw:style-name="gr1" draw:text-style-name="P1" draw:layer="layout" svg:width="0.019cm" svg:height="0.019cm" svg:x="12.202cm" svg:y="2.7cm" svg:viewBox="0 0 20 20" svg:d="M10 20c14 0 14-20 0-20-13 0-13 20 0 20z">
          <text:p/>
        </draw:path>
        <draw:path draw:style-name="gr1" draw:text-style-name="P1" draw:layer="layout" svg:width="0.019cm" svg:height="0.019cm" svg:x="12.702cm" svg:y="2.7cm" svg:viewBox="0 0 20 20" svg:d="M10 20c14 0 14-20 0-20-13 0-13 20 0 20z">
          <text:p/>
        </draw:path>
        <draw:path draw:style-name="gr1" draw:text-style-name="P1" draw:layer="layout" svg:width="0.019cm" svg:height="0.019cm" svg:x="13.202cm" svg:y="2.7cm" svg:viewBox="0 0 20 20" svg:d="M10 20c14 0 14-20 0-20-13 0-13 20 0 20z">
          <text:p/>
        </draw:path>
        <draw:path draw:style-name="gr1" draw:text-style-name="P1" draw:layer="layout" svg:width="0.019cm" svg:height="0.019cm" svg:x="13.702cm" svg:y="2.7cm" svg:viewBox="0 0 20 20" svg:d="M10 20c14 0 14-20 0-20-13 0-13 20 0 20z">
          <text:p/>
        </draw:path>
        <draw:path draw:style-name="gr1" draw:text-style-name="P1" draw:layer="layout" svg:width="0.019cm" svg:height="0.019cm" svg:x="14.202cm" svg:y="2.7cm" svg:viewBox="0 0 20 20" svg:d="M10 20c14 0 14-20 0-20-13 0-13 20 0 20z">
          <text:p/>
        </draw:path>
        <draw:path draw:style-name="gr1" draw:text-style-name="P1" draw:layer="layout" svg:width="0.019cm" svg:height="0.019cm" svg:x="14.702cm" svg:y="2.7cm" svg:viewBox="0 0 20 20" svg:d="M10 20c14 0 14-20 0-20-13 0-13 20 0 20z">
          <text:p/>
        </draw:path>
        <draw:path draw:style-name="gr1" draw:text-style-name="P1" draw:layer="layout" svg:width="0.019cm" svg:height="0.019cm" svg:x="15.202cm" svg:y="2.7cm" svg:viewBox="0 0 20 20" svg:d="M10 20c14 0 14-20 0-20-13 0-13 20 0 20z">
          <text:p/>
        </draw:path>
        <draw:path draw:style-name="gr1" draw:text-style-name="P1" draw:layer="layout" svg:width="0.019cm" svg:height="0.019cm" svg:x="15.702cm" svg:y="2.7cm" svg:viewBox="0 0 20 20" svg:d="M10 20c14 0 14-20 0-20-13 0-13 20 0 20z">
          <text:p/>
        </draw:path>
        <draw:path draw:style-name="gr1" draw:text-style-name="P1" draw:layer="layout" svg:width="0.019cm" svg:height="0.019cm" svg:x="16.202cm" svg:y="2.7cm" svg:viewBox="0 0 20 20" svg:d="M10 20c14 0 14-20 0-20-13 0-13 20 0 20z">
          <text:p/>
        </draw:path>
        <draw:path draw:style-name="gr1" draw:text-style-name="P1" draw:layer="layout" svg:width="0.019cm" svg:height="0.019cm" svg:x="0.702cm" svg:y="3.2cm" svg:viewBox="0 0 20 20" svg:d="M10 20c14 0 14-20 0-20-13 0-13 20 0 20z">
          <text:p/>
        </draw:path>
        <draw:path draw:style-name="gr1" draw:text-style-name="P1" draw:layer="layout" svg:width="0.019cm" svg:height="0.019cm" svg:x="1.202cm" svg:y="3.2cm" svg:viewBox="0 0 20 20" svg:d="M10 20c14 0 14-20 0-20-13 0-13 20 0 20z">
          <text:p/>
        </draw:path>
        <draw:path draw:style-name="gr1" draw:text-style-name="P1" draw:layer="layout" svg:width="0.019cm" svg:height="0.019cm" svg:x="1.702cm" svg:y="3.2cm" svg:viewBox="0 0 20 20" svg:d="M10 20c14 0 14-20 0-20-13 0-13 20 0 20z">
          <text:p/>
        </draw:path>
        <draw:path draw:style-name="gr1" draw:text-style-name="P1" draw:layer="layout" svg:width="0.019cm" svg:height="0.019cm" svg:x="2.202cm" svg:y="3.2cm" svg:viewBox="0 0 20 20" svg:d="M10 20c14 0 14-20 0-20-13 0-13 20 0 20z">
          <text:p/>
        </draw:path>
        <draw:path draw:style-name="gr1" draw:text-style-name="P1" draw:layer="layout" svg:width="0.019cm" svg:height="0.019cm" svg:x="2.702cm" svg:y="3.2cm" svg:viewBox="0 0 20 20" svg:d="M10 20c14 0 14-20 0-20-13 0-13 20 0 20z">
          <text:p/>
        </draw:path>
        <draw:path draw:style-name="gr1" draw:text-style-name="P1" draw:layer="layout" svg:width="0.019cm" svg:height="0.019cm" svg:x="3.202cm" svg:y="3.2cm" svg:viewBox="0 0 20 20" svg:d="M10 20c14 0 14-20 0-20-13 0-13 20 0 20z">
          <text:p/>
        </draw:path>
        <draw:path draw:style-name="gr1" draw:text-style-name="P1" draw:layer="layout" svg:width="0.019cm" svg:height="0.019cm" svg:x="3.702cm" svg:y="3.2cm" svg:viewBox="0 0 20 20" svg:d="M10 20c14 0 14-20 0-20-13 0-13 20 0 20z">
          <text:p/>
        </draw:path>
        <draw:path draw:style-name="gr1" draw:text-style-name="P1" draw:layer="layout" svg:width="0.019cm" svg:height="0.019cm" svg:x="4.202cm" svg:y="3.2cm" svg:viewBox="0 0 20 20" svg:d="M10 20c14 0 14-20 0-20-13 0-13 20 0 20z">
          <text:p/>
        </draw:path>
        <draw:path draw:style-name="gr1" draw:text-style-name="P1" draw:layer="layout" svg:width="0.019cm" svg:height="0.019cm" svg:x="4.702cm" svg:y="3.2cm" svg:viewBox="0 0 20 20" svg:d="M10 20c14 0 14-20 0-20-13 0-13 20 0 20z">
          <text:p/>
        </draw:path>
        <draw:path draw:style-name="gr1" draw:text-style-name="P1" draw:layer="layout" svg:width="0.019cm" svg:height="0.019cm" svg:x="5.202cm" svg:y="3.2cm" svg:viewBox="0 0 20 20" svg:d="M10 20c14 0 14-20 0-20-13 0-13 20 0 20z">
          <text:p/>
        </draw:path>
        <draw:path draw:style-name="gr1" draw:text-style-name="P1" draw:layer="layout" svg:width="0.019cm" svg:height="0.019cm" svg:x="5.702cm" svg:y="3.2cm" svg:viewBox="0 0 20 20" svg:d="M10 20c14 0 14-20 0-20-13 0-13 20 0 20z">
          <text:p/>
        </draw:path>
        <draw:path draw:style-name="gr1" draw:text-style-name="P1" draw:layer="layout" svg:width="0.019cm" svg:height="0.019cm" svg:x="6.202cm" svg:y="3.2cm" svg:viewBox="0 0 20 20" svg:d="M10 20c14 0 14-20 0-20-13 0-13 20 0 20z">
          <text:p/>
        </draw:path>
        <draw:path draw:style-name="gr1" draw:text-style-name="P1" draw:layer="layout" svg:width="0.019cm" svg:height="0.019cm" svg:x="6.702cm" svg:y="3.2cm" svg:viewBox="0 0 20 20" svg:d="M10 20c14 0 14-20 0-20-13 0-13 20 0 20z">
          <text:p/>
        </draw:path>
        <draw:path draw:style-name="gr1" draw:text-style-name="P1" draw:layer="layout" svg:width="0.019cm" svg:height="0.019cm" svg:x="7.202cm" svg:y="3.2cm" svg:viewBox="0 0 20 20" svg:d="M10 20c14 0 14-20 0-20-13 0-13 20 0 20z">
          <text:p/>
        </draw:path>
        <draw:path draw:style-name="gr1" draw:text-style-name="P1" draw:layer="layout" svg:width="0.019cm" svg:height="0.019cm" svg:x="7.702cm" svg:y="3.2cm" svg:viewBox="0 0 20 20" svg:d="M10 20c14 0 14-20 0-20-13 0-13 20 0 20z">
          <text:p/>
        </draw:path>
        <draw:path draw:style-name="gr1" draw:text-style-name="P1" draw:layer="layout" svg:width="0.019cm" svg:height="0.019cm" svg:x="8.202cm" svg:y="3.2cm" svg:viewBox="0 0 20 20" svg:d="M10 20c14 0 14-20 0-20-13 0-13 20 0 20z">
          <text:p/>
        </draw:path>
        <draw:path draw:style-name="gr1" draw:text-style-name="P1" draw:layer="layout" svg:width="0.019cm" svg:height="0.019cm" svg:x="8.703cm" svg:y="3.2cm" svg:viewBox="0 0 20 20" svg:d="M10 20c14 0 14-20 0-20-13 0-13 20 0 20z">
          <text:p/>
        </draw:path>
        <draw:path draw:style-name="gr1" draw:text-style-name="P1" draw:layer="layout" svg:width="0.019cm" svg:height="0.019cm" svg:x="9.203cm" svg:y="3.2cm" svg:viewBox="0 0 20 20" svg:d="M10 20c14 0 14-20 0-20-13 0-13 20 0 20z">
          <text:p/>
        </draw:path>
        <draw:path draw:style-name="gr1" draw:text-style-name="P1" draw:layer="layout" svg:width="0.019cm" svg:height="0.019cm" svg:x="9.703cm" svg:y="3.2cm" svg:viewBox="0 0 20 20" svg:d="M10 20c14 0 14-20 0-20-13 0-13 20 0 20z">
          <text:p/>
        </draw:path>
        <draw:path draw:style-name="gr1" draw:text-style-name="P1" draw:layer="layout" svg:width="0.019cm" svg:height="0.019cm" svg:x="10.203cm" svg:y="3.2cm" svg:viewBox="0 0 20 20" svg:d="M10 20c14 0 14-20 0-20-13 0-13 20 0 20z">
          <text:p/>
        </draw:path>
        <draw:path draw:style-name="gr1" draw:text-style-name="P1" draw:layer="layout" svg:width="0.019cm" svg:height="0.019cm" svg:x="10.703cm" svg:y="3.2cm" svg:viewBox="0 0 20 20" svg:d="M10 20c14 0 14-20 0-20-13 0-13 20 0 20z">
          <text:p/>
        </draw:path>
        <draw:path draw:style-name="gr1" draw:text-style-name="P1" draw:layer="layout" svg:width="0.019cm" svg:height="0.019cm" svg:x="11.203cm" svg:y="3.2cm" svg:viewBox="0 0 20 20" svg:d="M10 20c14 0 14-20 0-20-13 0-13 20 0 20z">
          <text:p/>
        </draw:path>
        <draw:path draw:style-name="gr1" draw:text-style-name="P1" draw:layer="layout" svg:width="0.019cm" svg:height="0.019cm" svg:x="11.703cm" svg:y="3.2cm" svg:viewBox="0 0 20 20" svg:d="M10 20c14 0 14-20 0-20-13 0-13 20 0 20z">
          <text:p/>
        </draw:path>
        <draw:path draw:style-name="gr1" draw:text-style-name="P1" draw:layer="layout" svg:width="0.019cm" svg:height="0.019cm" svg:x="12.203cm" svg:y="3.2cm" svg:viewBox="0 0 20 20" svg:d="M10 20c14 0 14-20 0-20-13 0-13 20 0 20z">
          <text:p/>
        </draw:path>
        <draw:path draw:style-name="gr1" draw:text-style-name="P1" draw:layer="layout" svg:width="0.019cm" svg:height="0.019cm" svg:x="12.703cm" svg:y="3.2cm" svg:viewBox="0 0 20 20" svg:d="M10 20c14 0 14-20 0-20-13 0-13 20 0 20z">
          <text:p/>
        </draw:path>
        <draw:path draw:style-name="gr1" draw:text-style-name="P1" draw:layer="layout" svg:width="0.019cm" svg:height="0.019cm" svg:x="13.203cm" svg:y="3.2cm" svg:viewBox="0 0 20 20" svg:d="M10 20c14 0 14-20 0-20-13 0-13 20 0 20z">
          <text:p/>
        </draw:path>
        <draw:path draw:style-name="gr1" draw:text-style-name="P1" draw:layer="layout" svg:width="0.019cm" svg:height="0.019cm" svg:x="13.703cm" svg:y="3.2cm" svg:viewBox="0 0 20 20" svg:d="M10 20c14 0 14-20 0-20-13 0-13 20 0 20z">
          <text:p/>
        </draw:path>
        <draw:path draw:style-name="gr1" draw:text-style-name="P1" draw:layer="layout" svg:width="0.019cm" svg:height="0.019cm" svg:x="14.203cm" svg:y="3.2cm" svg:viewBox="0 0 20 20" svg:d="M10 20c14 0 14-20 0-20-13 0-13 20 0 20z">
          <text:p/>
        </draw:path>
        <draw:path draw:style-name="gr1" draw:text-style-name="P1" draw:layer="layout" svg:width="0.019cm" svg:height="0.019cm" svg:x="14.703cm" svg:y="3.2cm" svg:viewBox="0 0 20 20" svg:d="M10 20c14 0 14-20 0-20-13 0-13 20 0 20z">
          <text:p/>
        </draw:path>
        <draw:path draw:style-name="gr1" draw:text-style-name="P1" draw:layer="layout" svg:width="0.019cm" svg:height="0.019cm" svg:x="15.203cm" svg:y="3.2cm" svg:viewBox="0 0 20 20" svg:d="M10 20c14 0 14-20 0-20-13 0-13 20 0 20z">
          <text:p/>
        </draw:path>
        <draw:path draw:style-name="gr1" draw:text-style-name="P1" draw:layer="layout" svg:width="0.019cm" svg:height="0.019cm" svg:x="15.703cm" svg:y="3.2cm" svg:viewBox="0 0 20 20" svg:d="M10 20c14 0 14-20 0-20-13 0-13 20 0 20z">
          <text:p/>
        </draw:path>
        <draw:path draw:style-name="gr1" draw:text-style-name="P1" draw:layer="layout" svg:width="0.019cm" svg:height="0.019cm" svg:x="16.203cm" svg:y="3.2cm" svg:viewBox="0 0 20 20" svg:d="M10 20c14 0 14-20 0-20-13 0-13 20 0 20z">
          <text:p/>
        </draw:path>
        <draw:path draw:style-name="gr1" draw:text-style-name="P1" draw:layer="layout" svg:width="0.019cm" svg:height="0.019cm" svg:x="16.702cm" svg:y="3.2cm" svg:viewBox="0 0 20 20" svg:d="M10 20c14 0 14-20 0-20-13 0-13 20 0 20z">
          <text:p/>
        </draw:path>
        <draw:path draw:style-name="gr1" draw:text-style-name="P1" draw:layer="layout" svg:width="0.019cm" svg:height="0.019cm" svg:x="17.202cm" svg:y="3.2cm" svg:viewBox="0 0 20 20" svg:d="M10 20c14 0 14-20 0-20-13 0-13 20 0 20z">
          <text:p/>
        </draw:path>
        <draw:path draw:style-name="gr1" draw:text-style-name="P1" draw:layer="layout" svg:width="0.019cm" svg:height="0.019cm" svg:x="17.702cm" svg:y="3.2cm" svg:viewBox="0 0 20 20" svg:d="M10 20c14 0 14-20 0-20-13 0-13 20 0 20z">
          <text:p/>
        </draw:path>
        <draw:path draw:style-name="gr1" draw:text-style-name="P1" draw:layer="layout" svg:width="0.019cm" svg:height="0.019cm" svg:x="18.202cm" svg:y="3.2cm" svg:viewBox="0 0 20 20" svg:d="M10 20c14 0 14-20 0-20-13 0-13 20 0 20z">
          <text:p/>
        </draw:path>
        <draw:path draw:style-name="gr1" draw:text-style-name="P1" draw:layer="layout" svg:width="0.019cm" svg:height="0.019cm" svg:x="18.702cm" svg:y="3.2cm" svg:viewBox="0 0 20 20" svg:d="M10 20c14 0 14-20 0-20-13 0-13 20 0 20z">
          <text:p/>
        </draw:path>
        <draw:path draw:style-name="gr1" draw:text-style-name="P1" draw:layer="layout" svg:width="0.019cm" svg:height="0.019cm" svg:x="19.202cm" svg:y="3.2cm" svg:viewBox="0 0 20 20" svg:d="M10 20c14 0 14-20 0-20-13 0-13 20 0 20z">
          <text:p/>
        </draw:path>
        <draw:path draw:style-name="gr1" draw:text-style-name="P1" draw:layer="layout" svg:width="0.019cm" svg:height="0.019cm" svg:x="19.702cm" svg:y="3.2cm" svg:viewBox="0 0 20 20" svg:d="M10 20c14 0 14-20 0-20-13 0-13 20 0 20z">
          <text:p/>
        </draw:path>
        <draw:path draw:style-name="gr1" draw:text-style-name="P1" draw:layer="layout" svg:width="0.019cm" svg:height="0.019cm" svg:x="20.202cm" svg:y="3.2cm" svg:viewBox="0 0 20 20" svg:d="M10 20c14 0 14-20 0-20-13 0-13 20 0 20z">
          <text:p/>
        </draw:path>
        <draw:path draw:style-name="gr1" draw:text-style-name="P1" draw:layer="layout" svg:width="0.019cm" svg:height="0.019cm" svg:x="20.702cm" svg:y="3.2cm" svg:viewBox="0 0 20 20" svg:d="M10 20c14 0 14-20 0-20-13 0-13 20 0 20z">
          <text:p/>
        </draw:path>
        <draw:path draw:style-name="gr1" draw:text-style-name="P1" draw:layer="layout" svg:width="0.019cm" svg:height="0.019cm" svg:x="21.202cm" svg:y="3.2cm" svg:viewBox="0 0 20 20" svg:d="M10 20c14 0 14-20 0-20-13 0-13 20 0 20z">
          <text:p/>
        </draw:path>
        <draw:path draw:style-name="gr1" draw:text-style-name="P1" draw:layer="layout" svg:width="0.019cm" svg:height="0.019cm" svg:x="21.702cm" svg:y="3.2cm" svg:viewBox="0 0 20 20" svg:d="M10 20c14 0 14-20 0-20-13 0-13 20 0 20z">
          <text:p/>
        </draw:path>
        <draw:path draw:style-name="gr1" draw:text-style-name="P1" draw:layer="layout" svg:width="0.019cm" svg:height="0.019cm" svg:x="22.202cm" svg:y="3.2cm" svg:viewBox="0 0 20 20" svg:d="M10 20c14 0 14-20 0-20-13 0-13 20 0 20z">
          <text:p/>
        </draw:path>
        <draw:path draw:style-name="gr1" draw:text-style-name="P1" draw:layer="layout" svg:width="0.019cm" svg:height="0.019cm" svg:x="22.702cm" svg:y="3.2cm" svg:viewBox="0 0 20 20" svg:d="M10 20c14 0 14-20 0-20-13 0-13 20 0 20z">
          <text:p/>
        </draw:path>
        <draw:path draw:style-name="gr1" draw:text-style-name="P1" draw:layer="layout" svg:width="0.019cm" svg:height="0.019cm" svg:x="23.202cm" svg:y="3.2cm" svg:viewBox="0 0 20 20" svg:d="M10 20c14 0 14-20 0-20-13 0-13 20 0 20z">
          <text:p/>
        </draw:path>
        <draw:path draw:style-name="gr1" draw:text-style-name="P1" draw:layer="layout" svg:width="0.019cm" svg:height="0.019cm" svg:x="23.702cm" svg:y="3.2cm" svg:viewBox="0 0 20 20" svg:d="M10 20c14 0 14-20 0-20-13 0-13 20 0 20z">
          <text:p/>
        </draw:path>
        <draw:path draw:style-name="gr1" draw:text-style-name="P1" draw:layer="layout" svg:width="0.019cm" svg:height="0.019cm" svg:x="24.202cm" svg:y="3.2cm" svg:viewBox="0 0 20 20" svg:d="M10 20c14 0 14-20 0-20-13 0-13 20 0 20z">
          <text:p/>
        </draw:path>
        <draw:path draw:style-name="gr1" draw:text-style-name="P1" draw:layer="layout" svg:width="0.019cm" svg:height="0.019cm" svg:x="24.703cm" svg:y="3.2cm" svg:viewBox="0 0 20 20" svg:d="M10 20c14 0 14-20 0-20-13 0-13 20 0 20z">
          <text:p/>
        </draw:path>
        <draw:path draw:style-name="gr1" draw:text-style-name="P1" draw:layer="layout" svg:width="0.019cm" svg:height="0.019cm" svg:x="25.203cm" svg:y="3.2cm" svg:viewBox="0 0 20 20" svg:d="M10 20c14 0 14-20 0-20-13 0-13 20 0 20z">
          <text:p/>
        </draw:path>
        <draw:path draw:style-name="gr1" draw:text-style-name="P1" draw:layer="layout" svg:width="0.019cm" svg:height="0.019cm" svg:x="25.703cm" svg:y="3.2cm" svg:viewBox="0 0 20 20" svg:d="M10 20c14 0 14-20 0-20-13 0-13 20 0 20z">
          <text:p/>
        </draw:path>
        <draw:path draw:style-name="gr1" draw:text-style-name="P1" draw:layer="layout" svg:width="0.019cm" svg:height="0.019cm" svg:x="26.203cm" svg:y="3.2cm" svg:viewBox="0 0 20 20" svg:d="M10 20c14 0 14-20 0-20-13 0-13 20 0 20z">
          <text:p/>
        </draw:path>
        <draw:path draw:style-name="gr1" draw:text-style-name="P1" draw:layer="layout" svg:width="0.019cm" svg:height="0.019cm" svg:x="26.703cm" svg:y="3.2cm" svg:viewBox="0 0 20 20" svg:d="M10 20c14 0 14-20 0-20-13 0-13 20 0 20z">
          <text:p/>
        </draw:path>
        <draw:path draw:style-name="gr1" draw:text-style-name="P1" draw:layer="layout" svg:width="0.019cm" svg:height="0.019cm" svg:x="27.203cm" svg:y="3.2cm" svg:viewBox="0 0 20 20" svg:d="M10 20c14 0 14-20 0-20-13 0-13 20 0 20z">
          <text:p/>
        </draw:path>
        <draw:path draw:style-name="gr1" draw:text-style-name="P1" draw:layer="layout" svg:width="0.019cm" svg:height="0.019cm" svg:x="0.702cm" svg:y="3.2cm" svg:viewBox="0 0 20 20" svg:d="M10 20c14 0 14-20 0-20-13 0-13 20 0 20z">
          <text:p/>
        </draw:path>
        <draw:path draw:style-name="gr1" draw:text-style-name="P1" draw:layer="layout" svg:width="0.019cm" svg:height="0.019cm" svg:x="1.202cm" svg:y="3.2cm" svg:viewBox="0 0 20 20" svg:d="M10 20c14 0 14-20 0-20-13 0-13 20 0 20z">
          <text:p/>
        </draw:path>
        <draw:path draw:style-name="gr1" draw:text-style-name="P1" draw:layer="layout" svg:width="0.019cm" svg:height="0.019cm" svg:x="1.702cm" svg:y="3.2cm" svg:viewBox="0 0 20 20" svg:d="M10 20c14 0 14-20 0-20-13 0-13 20 0 20z">
          <text:p/>
        </draw:path>
        <draw:path draw:style-name="gr1" draw:text-style-name="P1" draw:layer="layout" svg:width="0.019cm" svg:height="0.019cm" svg:x="2.202cm" svg:y="3.2cm" svg:viewBox="0 0 20 20" svg:d="M10 20c14 0 14-20 0-20-13 0-13 20 0 20z">
          <text:p/>
        </draw:path>
        <draw:path draw:style-name="gr1" draw:text-style-name="P1" draw:layer="layout" svg:width="0.019cm" svg:height="0.019cm" svg:x="2.702cm" svg:y="3.2cm" svg:viewBox="0 0 20 20" svg:d="M10 20c14 0 14-20 0-20-13 0-13 20 0 20z">
          <text:p/>
        </draw:path>
        <draw:path draw:style-name="gr1" draw:text-style-name="P1" draw:layer="layout" svg:width="0.019cm" svg:height="0.019cm" svg:x="3.202cm" svg:y="3.2cm" svg:viewBox="0 0 20 20" svg:d="M10 20c14 0 14-20 0-20-13 0-13 20 0 20z">
          <text:p/>
        </draw:path>
        <draw:path draw:style-name="gr1" draw:text-style-name="P1" draw:layer="layout" svg:width="0.019cm" svg:height="0.019cm" svg:x="3.702cm" svg:y="3.2cm" svg:viewBox="0 0 20 20" svg:d="M10 20c14 0 14-20 0-20-13 0-13 20 0 20z">
          <text:p/>
        </draw:path>
        <draw:path draw:style-name="gr1" draw:text-style-name="P1" draw:layer="layout" svg:width="0.019cm" svg:height="0.019cm" svg:x="4.202cm" svg:y="3.2cm" svg:viewBox="0 0 20 20" svg:d="M10 20c14 0 14-20 0-20-13 0-13 20 0 20z">
          <text:p/>
        </draw:path>
        <draw:path draw:style-name="gr1" draw:text-style-name="P1" draw:layer="layout" svg:width="0.019cm" svg:height="0.019cm" svg:x="4.702cm" svg:y="3.2cm" svg:viewBox="0 0 20 20" svg:d="M10 20c14 0 14-20 0-20-13 0-13 20 0 20z">
          <text:p/>
        </draw:path>
        <draw:path draw:style-name="gr1" draw:text-style-name="P1" draw:layer="layout" svg:width="0.019cm" svg:height="0.019cm" svg:x="5.202cm" svg:y="3.2cm" svg:viewBox="0 0 20 20" svg:d="M10 20c14 0 14-20 0-20-13 0-13 20 0 20z">
          <text:p/>
        </draw:path>
        <draw:path draw:style-name="gr1" draw:text-style-name="P1" draw:layer="layout" svg:width="0.019cm" svg:height="0.019cm" svg:x="5.702cm" svg:y="3.2cm" svg:viewBox="0 0 20 20" svg:d="M10 20c14 0 14-20 0-20-13 0-13 20 0 20z">
          <text:p/>
        </draw:path>
        <draw:path draw:style-name="gr1" draw:text-style-name="P1" draw:layer="layout" svg:width="0.019cm" svg:height="0.019cm" svg:x="6.202cm" svg:y="3.2cm" svg:viewBox="0 0 20 20" svg:d="M10 20c14 0 14-20 0-20-13 0-13 20 0 20z">
          <text:p/>
        </draw:path>
        <draw:path draw:style-name="gr1" draw:text-style-name="P1" draw:layer="layout" svg:width="0.019cm" svg:height="0.019cm" svg:x="6.702cm" svg:y="3.2cm" svg:viewBox="0 0 20 20" svg:d="M10 20c14 0 14-20 0-20-13 0-13 20 0 20z">
          <text:p/>
        </draw:path>
        <draw:path draw:style-name="gr1" draw:text-style-name="P1" draw:layer="layout" svg:width="0.019cm" svg:height="0.019cm" svg:x="7.202cm" svg:y="3.2cm" svg:viewBox="0 0 20 20" svg:d="M10 20c14 0 14-20 0-20-13 0-13 20 0 20z">
          <text:p/>
        </draw:path>
        <draw:path draw:style-name="gr1" draw:text-style-name="P1" draw:layer="layout" svg:width="0.019cm" svg:height="0.019cm" svg:x="7.702cm" svg:y="3.2cm" svg:viewBox="0 0 20 20" svg:d="M10 20c14 0 14-20 0-20-13 0-13 20 0 20z">
          <text:p/>
        </draw:path>
        <draw:path draw:style-name="gr1" draw:text-style-name="P1" draw:layer="layout" svg:width="0.019cm" svg:height="0.019cm" svg:x="8.202cm" svg:y="3.2cm" svg:viewBox="0 0 20 20" svg:d="M10 20c14 0 14-20 0-20-13 0-13 20 0 20z">
          <text:p/>
        </draw:path>
        <draw:path draw:style-name="gr1" draw:text-style-name="P1" draw:layer="layout" svg:width="0.019cm" svg:height="0.019cm" svg:x="8.703cm" svg:y="3.2cm" svg:viewBox="0 0 20 20" svg:d="M10 20c14 0 14-20 0-20-13 0-13 20 0 20z">
          <text:p/>
        </draw:path>
        <draw:path draw:style-name="gr1" draw:text-style-name="P1" draw:layer="layout" svg:width="0.019cm" svg:height="0.019cm" svg:x="9.203cm" svg:y="3.2cm" svg:viewBox="0 0 20 20" svg:d="M10 20c14 0 14-20 0-20-13 0-13 20 0 20z">
          <text:p/>
        </draw:path>
        <draw:path draw:style-name="gr1" draw:text-style-name="P1" draw:layer="layout" svg:width="0.019cm" svg:height="0.019cm" svg:x="9.703cm" svg:y="3.2cm" svg:viewBox="0 0 20 20" svg:d="M10 20c14 0 14-20 0-20-13 0-13 20 0 20z">
          <text:p/>
        </draw:path>
        <draw:path draw:style-name="gr1" draw:text-style-name="P1" draw:layer="layout" svg:width="0.019cm" svg:height="0.019cm" svg:x="10.203cm" svg:y="3.2cm" svg:viewBox="0 0 20 20" svg:d="M10 20c14 0 14-20 0-20-13 0-13 20 0 20z">
          <text:p/>
        </draw:path>
        <draw:path draw:style-name="gr1" draw:text-style-name="P1" draw:layer="layout" svg:width="0.019cm" svg:height="0.019cm" svg:x="10.703cm" svg:y="3.2cm" svg:viewBox="0 0 20 20" svg:d="M10 20c14 0 14-20 0-20-13 0-13 20 0 20z">
          <text:p/>
        </draw:path>
        <draw:path draw:style-name="gr1" draw:text-style-name="P1" draw:layer="layout" svg:width="0.019cm" svg:height="0.019cm" svg:x="11.203cm" svg:y="3.2cm" svg:viewBox="0 0 20 20" svg:d="M10 20c14 0 14-20 0-20-13 0-13 20 0 20z">
          <text:p/>
        </draw:path>
        <draw:path draw:style-name="gr1" draw:text-style-name="P1" draw:layer="layout" svg:width="0.019cm" svg:height="0.019cm" svg:x="11.703cm" svg:y="3.2cm" svg:viewBox="0 0 20 20" svg:d="M10 20c14 0 14-20 0-20-13 0-13 20 0 20z">
          <text:p/>
        </draw:path>
        <draw:path draw:style-name="gr1" draw:text-style-name="P1" draw:layer="layout" svg:width="0.019cm" svg:height="0.019cm" svg:x="12.203cm" svg:y="3.2cm" svg:viewBox="0 0 20 20" svg:d="M10 20c14 0 14-20 0-20-13 0-13 20 0 20z">
          <text:p/>
        </draw:path>
        <draw:path draw:style-name="gr1" draw:text-style-name="P1" draw:layer="layout" svg:width="0.019cm" svg:height="0.019cm" svg:x="12.703cm" svg:y="3.2cm" svg:viewBox="0 0 20 20" svg:d="M10 20c14 0 14-20 0-20-13 0-13 20 0 20z">
          <text:p/>
        </draw:path>
        <draw:path draw:style-name="gr1" draw:text-style-name="P1" draw:layer="layout" svg:width="0.019cm" svg:height="0.019cm" svg:x="13.203cm" svg:y="3.2cm" svg:viewBox="0 0 20 20" svg:d="M10 20c14 0 14-20 0-20-13 0-13 20 0 20z">
          <text:p/>
        </draw:path>
        <draw:path draw:style-name="gr1" draw:text-style-name="P1" draw:layer="layout" svg:width="0.019cm" svg:height="0.019cm" svg:x="13.703cm" svg:y="3.2cm" svg:viewBox="0 0 20 20" svg:d="M10 20c14 0 14-20 0-20-13 0-13 20 0 20z">
          <text:p/>
        </draw:path>
        <draw:path draw:style-name="gr1" draw:text-style-name="P1" draw:layer="layout" svg:width="0.019cm" svg:height="0.019cm" svg:x="14.203cm" svg:y="3.2cm" svg:viewBox="0 0 20 20" svg:d="M10 20c14 0 14-20 0-20-13 0-13 20 0 20z">
          <text:p/>
        </draw:path>
        <draw:path draw:style-name="gr1" draw:text-style-name="P1" draw:layer="layout" svg:width="0.019cm" svg:height="0.019cm" svg:x="14.703cm" svg:y="3.2cm" svg:viewBox="0 0 20 20" svg:d="M10 20c14 0 14-20 0-20-13 0-13 20 0 20z">
          <text:p/>
        </draw:path>
        <draw:path draw:style-name="gr1" draw:text-style-name="P1" draw:layer="layout" svg:width="0.019cm" svg:height="0.019cm" svg:x="15.203cm" svg:y="3.2cm" svg:viewBox="0 0 20 20" svg:d="M10 20c14 0 14-20 0-20-13 0-13 20 0 20z">
          <text:p/>
        </draw:path>
        <draw:path draw:style-name="gr1" draw:text-style-name="P1" draw:layer="layout" svg:width="0.019cm" svg:height="0.019cm" svg:x="15.703cm" svg:y="3.2cm" svg:viewBox="0 0 20 20" svg:d="M10 20c14 0 14-20 0-20-13 0-13 20 0 20z">
          <text:p/>
        </draw:path>
        <draw:path draw:style-name="gr1" draw:text-style-name="P1" draw:layer="layout" svg:width="0.019cm" svg:height="0.019cm" svg:x="16.203cm" svg:y="3.2cm" svg:viewBox="0 0 20 20" svg:d="M10 20c14 0 14-20 0-20-13 0-13 20 0 20z">
          <text:p/>
        </draw:path>
        <draw:path draw:style-name="gr1" draw:text-style-name="P1" draw:layer="layout" svg:width="0.019cm" svg:height="0.019cm" svg:x="0.702cm" svg:y="3.7cm" svg:viewBox="0 0 20 20" svg:d="M10 20c14 0 14-20 0-20-13 0-13 20 0 20z">
          <text:p/>
        </draw:path>
        <draw:path draw:style-name="gr1" draw:text-style-name="P1" draw:layer="layout" svg:width="0.019cm" svg:height="0.019cm" svg:x="1.202cm" svg:y="3.7cm" svg:viewBox="0 0 20 20" svg:d="M10 20c14 0 14-20 0-20-13 0-13 20 0 20z">
          <text:p/>
        </draw:path>
        <draw:path draw:style-name="gr1" draw:text-style-name="P1" draw:layer="layout" svg:width="0.019cm" svg:height="0.019cm" svg:x="1.702cm" svg:y="3.7cm" svg:viewBox="0 0 20 20" svg:d="M10 20c14 0 14-20 0-20-13 0-13 20 0 20z">
          <text:p/>
        </draw:path>
        <draw:path draw:style-name="gr1" draw:text-style-name="P1" draw:layer="layout" svg:width="0.019cm" svg:height="0.019cm" svg:x="2.202cm" svg:y="3.7cm" svg:viewBox="0 0 20 20" svg:d="M10 20c14 0 14-20 0-20-13 0-13 20 0 20z">
          <text:p/>
        </draw:path>
        <draw:path draw:style-name="gr1" draw:text-style-name="P1" draw:layer="layout" svg:width="0.019cm" svg:height="0.019cm" svg:x="2.702cm" svg:y="3.7cm" svg:viewBox="0 0 20 20" svg:d="M10 20c14 0 14-20 0-20-13 0-13 20 0 20z">
          <text:p/>
        </draw:path>
        <draw:path draw:style-name="gr1" draw:text-style-name="P1" draw:layer="layout" svg:width="0.019cm" svg:height="0.019cm" svg:x="3.202cm" svg:y="3.7cm" svg:viewBox="0 0 20 20" svg:d="M10 20c14 0 14-20 0-20-13 0-13 20 0 20z">
          <text:p/>
        </draw:path>
        <draw:path draw:style-name="gr1" draw:text-style-name="P1" draw:layer="layout" svg:width="0.019cm" svg:height="0.019cm" svg:x="3.702cm" svg:y="3.7cm" svg:viewBox="0 0 20 20" svg:d="M10 20c14 0 14-20 0-20-13 0-13 20 0 20z">
          <text:p/>
        </draw:path>
        <draw:path draw:style-name="gr1" draw:text-style-name="P1" draw:layer="layout" svg:width="0.019cm" svg:height="0.019cm" svg:x="4.202cm" svg:y="3.7cm" svg:viewBox="0 0 20 20" svg:d="M10 20c14 0 14-20 0-20-13 0-13 20 0 20z">
          <text:p/>
        </draw:path>
        <draw:path draw:style-name="gr1" draw:text-style-name="P1" draw:layer="layout" svg:width="0.019cm" svg:height="0.019cm" svg:x="4.702cm" svg:y="3.7cm" svg:viewBox="0 0 20 20" svg:d="M10 20c14 0 14-20 0-20-13 0-13 20 0 20z">
          <text:p/>
        </draw:path>
        <draw:path draw:style-name="gr1" draw:text-style-name="P1" draw:layer="layout" svg:width="0.019cm" svg:height="0.019cm" svg:x="5.202cm" svg:y="3.7cm" svg:viewBox="0 0 20 20" svg:d="M10 20c14 0 14-20 0-20-13 0-13 20 0 20z">
          <text:p/>
        </draw:path>
        <draw:path draw:style-name="gr1" draw:text-style-name="P1" draw:layer="layout" svg:width="0.019cm" svg:height="0.019cm" svg:x="5.702cm" svg:y="3.7cm" svg:viewBox="0 0 20 20" svg:d="M10 20c14 0 14-20 0-20-13 0-13 20 0 20z">
          <text:p/>
        </draw:path>
        <draw:path draw:style-name="gr1" draw:text-style-name="P1" draw:layer="layout" svg:width="0.019cm" svg:height="0.019cm" svg:x="6.202cm" svg:y="3.7cm" svg:viewBox="0 0 20 20" svg:d="M10 20c14 0 14-20 0-20-13 0-13 20 0 20z">
          <text:p/>
        </draw:path>
        <draw:path draw:style-name="gr1" draw:text-style-name="P1" draw:layer="layout" svg:width="0.019cm" svg:height="0.019cm" svg:x="6.702cm" svg:y="3.7cm" svg:viewBox="0 0 20 20" svg:d="M10 20c14 0 14-20 0-20-13 0-13 20 0 20z">
          <text:p/>
        </draw:path>
        <draw:path draw:style-name="gr1" draw:text-style-name="P1" draw:layer="layout" svg:width="0.019cm" svg:height="0.019cm" svg:x="7.202cm" svg:y="3.7cm" svg:viewBox="0 0 20 20" svg:d="M10 20c14 0 14-20 0-20-13 0-13 20 0 20z">
          <text:p/>
        </draw:path>
        <draw:path draw:style-name="gr1" draw:text-style-name="P1" draw:layer="layout" svg:width="0.019cm" svg:height="0.019cm" svg:x="7.702cm" svg:y="3.7cm" svg:viewBox="0 0 20 20" svg:d="M10 20c14 0 14-20 0-20-13 0-13 20 0 20z">
          <text:p/>
        </draw:path>
        <draw:path draw:style-name="gr1" draw:text-style-name="P1" draw:layer="layout" svg:width="0.019cm" svg:height="0.019cm" svg:x="8.202cm" svg:y="3.7cm" svg:viewBox="0 0 20 20" svg:d="M10 20c14 0 14-20 0-20-13 0-13 20 0 20z">
          <text:p/>
        </draw:path>
        <draw:path draw:style-name="gr1" draw:text-style-name="P1" draw:layer="layout" svg:width="0.019cm" svg:height="0.019cm" svg:x="8.703cm" svg:y="3.7cm" svg:viewBox="0 0 20 20" svg:d="M10 20c14 0 14-20 0-20-13 0-13 20 0 20z">
          <text:p/>
        </draw:path>
        <draw:path draw:style-name="gr1" draw:text-style-name="P1" draw:layer="layout" svg:width="0.019cm" svg:height="0.019cm" svg:x="9.203cm" svg:y="3.7cm" svg:viewBox="0 0 20 20" svg:d="M10 20c14 0 14-20 0-20-13 0-13 20 0 20z">
          <text:p/>
        </draw:path>
        <draw:path draw:style-name="gr1" draw:text-style-name="P1" draw:layer="layout" svg:width="0.019cm" svg:height="0.019cm" svg:x="9.703cm" svg:y="3.7cm" svg:viewBox="0 0 20 20" svg:d="M10 20c14 0 14-20 0-20-13 0-13 20 0 20z">
          <text:p/>
        </draw:path>
        <draw:path draw:style-name="gr1" draw:text-style-name="P1" draw:layer="layout" svg:width="0.019cm" svg:height="0.019cm" svg:x="10.203cm" svg:y="3.7cm" svg:viewBox="0 0 20 20" svg:d="M10 20c14 0 14-20 0-20-13 0-13 20 0 20z">
          <text:p/>
        </draw:path>
        <draw:path draw:style-name="gr1" draw:text-style-name="P1" draw:layer="layout" svg:width="0.019cm" svg:height="0.019cm" svg:x="10.703cm" svg:y="3.7cm" svg:viewBox="0 0 20 20" svg:d="M10 20c14 0 14-20 0-20-13 0-13 20 0 20z">
          <text:p/>
        </draw:path>
        <draw:path draw:style-name="gr1" draw:text-style-name="P1" draw:layer="layout" svg:width="0.019cm" svg:height="0.019cm" svg:x="11.203cm" svg:y="3.7cm" svg:viewBox="0 0 20 20" svg:d="M10 20c14 0 14-20 0-20-13 0-13 20 0 20z">
          <text:p/>
        </draw:path>
        <draw:path draw:style-name="gr1" draw:text-style-name="P1" draw:layer="layout" svg:width="0.019cm" svg:height="0.019cm" svg:x="11.703cm" svg:y="3.7cm" svg:viewBox="0 0 20 20" svg:d="M10 20c14 0 14-20 0-20-13 0-13 20 0 20z">
          <text:p/>
        </draw:path>
        <draw:path draw:style-name="gr1" draw:text-style-name="P1" draw:layer="layout" svg:width="0.019cm" svg:height="0.019cm" svg:x="12.203cm" svg:y="3.7cm" svg:viewBox="0 0 20 20" svg:d="M10 20c14 0 14-20 0-20-13 0-13 20 0 20z">
          <text:p/>
        </draw:path>
        <draw:path draw:style-name="gr1" draw:text-style-name="P1" draw:layer="layout" svg:width="0.019cm" svg:height="0.019cm" svg:x="12.703cm" svg:y="3.7cm" svg:viewBox="0 0 20 20" svg:d="M10 20c14 0 14-20 0-20-13 0-13 20 0 20z">
          <text:p/>
        </draw:path>
        <draw:path draw:style-name="gr1" draw:text-style-name="P1" draw:layer="layout" svg:width="0.019cm" svg:height="0.019cm" svg:x="13.203cm" svg:y="3.7cm" svg:viewBox="0 0 20 20" svg:d="M10 20c14 0 14-20 0-20-13 0-13 20 0 20z">
          <text:p/>
        </draw:path>
        <draw:path draw:style-name="gr1" draw:text-style-name="P1" draw:layer="layout" svg:width="0.019cm" svg:height="0.019cm" svg:x="13.703cm" svg:y="3.7cm" svg:viewBox="0 0 20 20" svg:d="M10 20c14 0 14-20 0-20-13 0-13 20 0 20z">
          <text:p/>
        </draw:path>
        <draw:path draw:style-name="gr1" draw:text-style-name="P1" draw:layer="layout" svg:width="0.019cm" svg:height="0.019cm" svg:x="14.203cm" svg:y="3.7cm" svg:viewBox="0 0 20 20" svg:d="M10 20c14 0 14-20 0-20-13 0-13 20 0 20z">
          <text:p/>
        </draw:path>
        <draw:path draw:style-name="gr1" draw:text-style-name="P1" draw:layer="layout" svg:width="0.019cm" svg:height="0.019cm" svg:x="14.703cm" svg:y="3.7cm" svg:viewBox="0 0 20 20" svg:d="M10 20c14 0 14-20 0-20-13 0-13 20 0 20z">
          <text:p/>
        </draw:path>
        <draw:path draw:style-name="gr1" draw:text-style-name="P1" draw:layer="layout" svg:width="0.019cm" svg:height="0.019cm" svg:x="15.203cm" svg:y="3.7cm" svg:viewBox="0 0 20 20" svg:d="M10 20c14 0 14-20 0-20-13 0-13 20 0 20z">
          <text:p/>
        </draw:path>
        <draw:path draw:style-name="gr1" draw:text-style-name="P1" draw:layer="layout" svg:width="0.019cm" svg:height="0.019cm" svg:x="15.703cm" svg:y="3.7cm" svg:viewBox="0 0 20 20" svg:d="M10 20c14 0 14-20 0-20-13 0-13 20 0 20z">
          <text:p/>
        </draw:path>
        <draw:path draw:style-name="gr1" draw:text-style-name="P1" draw:layer="layout" svg:width="0.019cm" svg:height="0.019cm" svg:x="16.203cm" svg:y="3.7cm" svg:viewBox="0 0 20 20" svg:d="M10 20c14 0 14-20 0-20-13 0-13 20 0 20z">
          <text:p/>
        </draw:path>
        <draw:path draw:style-name="gr1" draw:text-style-name="P1" draw:layer="layout" svg:width="0.019cm" svg:height="0.019cm" svg:x="16.702cm" svg:y="3.7cm" svg:viewBox="0 0 20 20" svg:d="M10 20c14 0 14-20 0-20-13 0-13 20 0 20z">
          <text:p/>
        </draw:path>
        <draw:path draw:style-name="gr1" draw:text-style-name="P1" draw:layer="layout" svg:width="0.019cm" svg:height="0.019cm" svg:x="17.202cm" svg:y="3.7cm" svg:viewBox="0 0 20 20" svg:d="M10 20c14 0 14-20 0-20-13 0-13 20 0 20z">
          <text:p/>
        </draw:path>
        <draw:path draw:style-name="gr1" draw:text-style-name="P1" draw:layer="layout" svg:width="0.019cm" svg:height="0.019cm" svg:x="17.702cm" svg:y="3.7cm" svg:viewBox="0 0 20 20" svg:d="M10 20c14 0 14-20 0-20-13 0-13 20 0 20z">
          <text:p/>
        </draw:path>
        <draw:path draw:style-name="gr1" draw:text-style-name="P1" draw:layer="layout" svg:width="0.019cm" svg:height="0.019cm" svg:x="18.202cm" svg:y="3.7cm" svg:viewBox="0 0 20 20" svg:d="M10 20c14 0 14-20 0-20-13 0-13 20 0 20z">
          <text:p/>
        </draw:path>
        <draw:path draw:style-name="gr1" draw:text-style-name="P1" draw:layer="layout" svg:width="0.019cm" svg:height="0.019cm" svg:x="18.702cm" svg:y="3.7cm" svg:viewBox="0 0 20 20" svg:d="M10 20c14 0 14-20 0-20-13 0-13 20 0 20z">
          <text:p/>
        </draw:path>
        <draw:path draw:style-name="gr1" draw:text-style-name="P1" draw:layer="layout" svg:width="0.019cm" svg:height="0.019cm" svg:x="19.202cm" svg:y="3.7cm" svg:viewBox="0 0 20 20" svg:d="M10 20c14 0 14-20 0-20-13 0-13 20 0 20z">
          <text:p/>
        </draw:path>
        <draw:path draw:style-name="gr1" draw:text-style-name="P1" draw:layer="layout" svg:width="0.019cm" svg:height="0.019cm" svg:x="19.702cm" svg:y="3.7cm" svg:viewBox="0 0 20 20" svg:d="M10 20c14 0 14-20 0-20-13 0-13 20 0 20z">
          <text:p/>
        </draw:path>
        <draw:path draw:style-name="gr1" draw:text-style-name="P1" draw:layer="layout" svg:width="0.019cm" svg:height="0.019cm" svg:x="20.202cm" svg:y="3.7cm" svg:viewBox="0 0 20 20" svg:d="M10 20c14 0 14-20 0-20-13 0-13 20 0 20z">
          <text:p/>
        </draw:path>
        <draw:path draw:style-name="gr1" draw:text-style-name="P1" draw:layer="layout" svg:width="0.019cm" svg:height="0.019cm" svg:x="20.702cm" svg:y="3.7cm" svg:viewBox="0 0 20 20" svg:d="M10 20c14 0 14-20 0-20-13 0-13 20 0 20z">
          <text:p/>
        </draw:path>
        <draw:path draw:style-name="gr1" draw:text-style-name="P1" draw:layer="layout" svg:width="0.019cm" svg:height="0.019cm" svg:x="21.202cm" svg:y="3.7cm" svg:viewBox="0 0 20 20" svg:d="M10 20c14 0 14-20 0-20-13 0-13 20 0 20z">
          <text:p/>
        </draw:path>
        <draw:path draw:style-name="gr1" draw:text-style-name="P1" draw:layer="layout" svg:width="0.019cm" svg:height="0.019cm" svg:x="21.702cm" svg:y="3.7cm" svg:viewBox="0 0 20 20" svg:d="M10 20c14 0 14-20 0-20-13 0-13 20 0 20z">
          <text:p/>
        </draw:path>
        <draw:path draw:style-name="gr1" draw:text-style-name="P1" draw:layer="layout" svg:width="0.019cm" svg:height="0.019cm" svg:x="22.202cm" svg:y="3.7cm" svg:viewBox="0 0 20 20" svg:d="M10 20c14 0 14-20 0-20-13 0-13 20 0 20z">
          <text:p/>
        </draw:path>
        <draw:path draw:style-name="gr1" draw:text-style-name="P1" draw:layer="layout" svg:width="0.019cm" svg:height="0.019cm" svg:x="22.702cm" svg:y="3.7cm" svg:viewBox="0 0 20 20" svg:d="M10 20c14 0 14-20 0-20-13 0-13 20 0 20z">
          <text:p/>
        </draw:path>
        <draw:path draw:style-name="gr1" draw:text-style-name="P1" draw:layer="layout" svg:width="0.019cm" svg:height="0.019cm" svg:x="23.202cm" svg:y="3.7cm" svg:viewBox="0 0 20 20" svg:d="M10 20c14 0 14-20 0-20-13 0-13 20 0 20z">
          <text:p/>
        </draw:path>
        <draw:path draw:style-name="gr1" draw:text-style-name="P1" draw:layer="layout" svg:width="0.019cm" svg:height="0.019cm" svg:x="23.702cm" svg:y="3.7cm" svg:viewBox="0 0 20 20" svg:d="M10 20c14 0 14-20 0-20-13 0-13 20 0 20z">
          <text:p/>
        </draw:path>
        <draw:path draw:style-name="gr1" draw:text-style-name="P1" draw:layer="layout" svg:width="0.019cm" svg:height="0.019cm" svg:x="24.202cm" svg:y="3.7cm" svg:viewBox="0 0 20 20" svg:d="M10 20c14 0 14-20 0-20-13 0-13 20 0 20z">
          <text:p/>
        </draw:path>
        <draw:path draw:style-name="gr1" draw:text-style-name="P1" draw:layer="layout" svg:width="0.019cm" svg:height="0.019cm" svg:x="24.703cm" svg:y="3.7cm" svg:viewBox="0 0 20 20" svg:d="M10 20c14 0 14-20 0-20-13 0-13 20 0 20z">
          <text:p/>
        </draw:path>
        <draw:path draw:style-name="gr1" draw:text-style-name="P1" draw:layer="layout" svg:width="0.019cm" svg:height="0.019cm" svg:x="25.203cm" svg:y="3.7cm" svg:viewBox="0 0 20 20" svg:d="M10 20c14 0 14-20 0-20-13 0-13 20 0 20z">
          <text:p/>
        </draw:path>
        <draw:path draw:style-name="gr1" draw:text-style-name="P1" draw:layer="layout" svg:width="0.019cm" svg:height="0.019cm" svg:x="25.703cm" svg:y="3.7cm" svg:viewBox="0 0 20 20" svg:d="M10 20c14 0 14-20 0-20-13 0-13 20 0 20z">
          <text:p/>
        </draw:path>
        <draw:path draw:style-name="gr1" draw:text-style-name="P1" draw:layer="layout" svg:width="0.019cm" svg:height="0.019cm" svg:x="26.203cm" svg:y="3.7cm" svg:viewBox="0 0 20 20" svg:d="M10 20c14 0 14-20 0-20-13 0-13 20 0 20z">
          <text:p/>
        </draw:path>
        <draw:path draw:style-name="gr1" draw:text-style-name="P1" draw:layer="layout" svg:width="0.019cm" svg:height="0.019cm" svg:x="26.703cm" svg:y="3.7cm" svg:viewBox="0 0 20 20" svg:d="M10 20c14 0 14-20 0-20-13 0-13 20 0 20z">
          <text:p/>
        </draw:path>
        <draw:path draw:style-name="gr1" draw:text-style-name="P1" draw:layer="layout" svg:width="0.019cm" svg:height="0.019cm" svg:x="27.203cm" svg:y="3.7cm" svg:viewBox="0 0 20 20" svg:d="M10 20c14 0 14-20 0-20-13 0-13 20 0 20z">
          <text:p/>
        </draw:path>
        <draw:path draw:style-name="gr1" draw:text-style-name="P1" draw:layer="layout" svg:width="0.019cm" svg:height="0.019cm" svg:x="0.702cm" svg:y="3.7cm" svg:viewBox="0 0 20 20" svg:d="M10 20c14 0 14-20 0-20-13 0-13 20 0 20z">
          <text:p/>
        </draw:path>
        <draw:path draw:style-name="gr1" draw:text-style-name="P1" draw:layer="layout" svg:width="0.019cm" svg:height="0.019cm" svg:x="1.202cm" svg:y="3.7cm" svg:viewBox="0 0 20 20" svg:d="M10 20c14 0 14-20 0-20-13 0-13 20 0 20z">
          <text:p/>
        </draw:path>
        <draw:path draw:style-name="gr1" draw:text-style-name="P1" draw:layer="layout" svg:width="0.019cm" svg:height="0.019cm" svg:x="1.702cm" svg:y="3.7cm" svg:viewBox="0 0 20 20" svg:d="M10 20c14 0 14-20 0-20-13 0-13 20 0 20z">
          <text:p/>
        </draw:path>
        <draw:path draw:style-name="gr1" draw:text-style-name="P1" draw:layer="layout" svg:width="0.019cm" svg:height="0.019cm" svg:x="2.202cm" svg:y="3.7cm" svg:viewBox="0 0 20 20" svg:d="M10 20c14 0 14-20 0-20-13 0-13 20 0 20z">
          <text:p/>
        </draw:path>
        <draw:path draw:style-name="gr1" draw:text-style-name="P1" draw:layer="layout" svg:width="0.019cm" svg:height="0.019cm" svg:x="2.702cm" svg:y="3.7cm" svg:viewBox="0 0 20 20" svg:d="M10 20c14 0 14-20 0-20-13 0-13 20 0 20z">
          <text:p/>
        </draw:path>
        <draw:path draw:style-name="gr1" draw:text-style-name="P1" draw:layer="layout" svg:width="0.019cm" svg:height="0.019cm" svg:x="3.202cm" svg:y="3.7cm" svg:viewBox="0 0 20 20" svg:d="M10 20c14 0 14-20 0-20-13 0-13 20 0 20z">
          <text:p/>
        </draw:path>
        <draw:path draw:style-name="gr1" draw:text-style-name="P1" draw:layer="layout" svg:width="0.019cm" svg:height="0.019cm" svg:x="3.702cm" svg:y="3.7cm" svg:viewBox="0 0 20 20" svg:d="M10 20c14 0 14-20 0-20-13 0-13 20 0 20z">
          <text:p/>
        </draw:path>
        <draw:path draw:style-name="gr1" draw:text-style-name="P1" draw:layer="layout" svg:width="0.019cm" svg:height="0.019cm" svg:x="4.202cm" svg:y="3.7cm" svg:viewBox="0 0 20 20" svg:d="M10 20c14 0 14-20 0-20-13 0-13 20 0 20z">
          <text:p/>
        </draw:path>
        <draw:path draw:style-name="gr1" draw:text-style-name="P1" draw:layer="layout" svg:width="0.019cm" svg:height="0.019cm" svg:x="4.702cm" svg:y="3.7cm" svg:viewBox="0 0 20 20" svg:d="M10 20c14 0 14-20 0-20-13 0-13 20 0 20z">
          <text:p/>
        </draw:path>
        <draw:path draw:style-name="gr1" draw:text-style-name="P1" draw:layer="layout" svg:width="0.019cm" svg:height="0.019cm" svg:x="5.202cm" svg:y="3.7cm" svg:viewBox="0 0 20 20" svg:d="M10 20c14 0 14-20 0-20-13 0-13 20 0 20z">
          <text:p/>
        </draw:path>
        <draw:path draw:style-name="gr1" draw:text-style-name="P1" draw:layer="layout" svg:width="0.019cm" svg:height="0.019cm" svg:x="5.702cm" svg:y="3.7cm" svg:viewBox="0 0 20 20" svg:d="M10 20c14 0 14-20 0-20-13 0-13 20 0 20z">
          <text:p/>
        </draw:path>
        <draw:path draw:style-name="gr1" draw:text-style-name="P1" draw:layer="layout" svg:width="0.019cm" svg:height="0.019cm" svg:x="6.202cm" svg:y="3.7cm" svg:viewBox="0 0 20 20" svg:d="M10 20c14 0 14-20 0-20-13 0-13 20 0 20z">
          <text:p/>
        </draw:path>
        <draw:path draw:style-name="gr1" draw:text-style-name="P1" draw:layer="layout" svg:width="0.019cm" svg:height="0.019cm" svg:x="6.702cm" svg:y="3.7cm" svg:viewBox="0 0 20 20" svg:d="M10 20c14 0 14-20 0-20-13 0-13 20 0 20z">
          <text:p/>
        </draw:path>
        <draw:path draw:style-name="gr1" draw:text-style-name="P1" draw:layer="layout" svg:width="0.019cm" svg:height="0.019cm" svg:x="7.202cm" svg:y="3.7cm" svg:viewBox="0 0 20 20" svg:d="M10 20c14 0 14-20 0-20-13 0-13 20 0 20z">
          <text:p/>
        </draw:path>
        <draw:path draw:style-name="gr1" draw:text-style-name="P1" draw:layer="layout" svg:width="0.019cm" svg:height="0.019cm" svg:x="7.702cm" svg:y="3.7cm" svg:viewBox="0 0 20 20" svg:d="M10 20c14 0 14-20 0-20-13 0-13 20 0 20z">
          <text:p/>
        </draw:path>
        <draw:path draw:style-name="gr1" draw:text-style-name="P1" draw:layer="layout" svg:width="0.019cm" svg:height="0.019cm" svg:x="8.202cm" svg:y="3.7cm" svg:viewBox="0 0 20 20" svg:d="M10 20c14 0 14-20 0-20-13 0-13 20 0 20z">
          <text:p/>
        </draw:path>
        <draw:path draw:style-name="gr1" draw:text-style-name="P1" draw:layer="layout" svg:width="0.019cm" svg:height="0.019cm" svg:x="8.703cm" svg:y="3.7cm" svg:viewBox="0 0 20 20" svg:d="M10 20c14 0 14-20 0-20-13 0-13 20 0 20z">
          <text:p/>
        </draw:path>
        <draw:path draw:style-name="gr1" draw:text-style-name="P1" draw:layer="layout" svg:width="0.019cm" svg:height="0.019cm" svg:x="9.203cm" svg:y="3.7cm" svg:viewBox="0 0 20 20" svg:d="M10 20c14 0 14-20 0-20-13 0-13 20 0 20z">
          <text:p/>
        </draw:path>
        <draw:path draw:style-name="gr1" draw:text-style-name="P1" draw:layer="layout" svg:width="0.019cm" svg:height="0.019cm" svg:x="9.703cm" svg:y="3.7cm" svg:viewBox="0 0 20 20" svg:d="M10 20c14 0 14-20 0-20-13 0-13 20 0 20z">
          <text:p/>
        </draw:path>
        <draw:path draw:style-name="gr1" draw:text-style-name="P1" draw:layer="layout" svg:width="0.019cm" svg:height="0.019cm" svg:x="10.203cm" svg:y="3.7cm" svg:viewBox="0 0 20 20" svg:d="M10 20c14 0 14-20 0-20-13 0-13 20 0 20z">
          <text:p/>
        </draw:path>
        <draw:path draw:style-name="gr1" draw:text-style-name="P1" draw:layer="layout" svg:width="0.019cm" svg:height="0.019cm" svg:x="10.703cm" svg:y="3.7cm" svg:viewBox="0 0 20 20" svg:d="M10 20c14 0 14-20 0-20-13 0-13 20 0 20z">
          <text:p/>
        </draw:path>
        <draw:path draw:style-name="gr1" draw:text-style-name="P1" draw:layer="layout" svg:width="0.019cm" svg:height="0.019cm" svg:x="11.203cm" svg:y="3.7cm" svg:viewBox="0 0 20 20" svg:d="M10 20c14 0 14-20 0-20-13 0-13 20 0 20z">
          <text:p/>
        </draw:path>
        <draw:path draw:style-name="gr1" draw:text-style-name="P1" draw:layer="layout" svg:width="0.019cm" svg:height="0.019cm" svg:x="11.703cm" svg:y="3.7cm" svg:viewBox="0 0 20 20" svg:d="M10 20c14 0 14-20 0-20-13 0-13 20 0 20z">
          <text:p/>
        </draw:path>
        <draw:path draw:style-name="gr1" draw:text-style-name="P1" draw:layer="layout" svg:width="0.019cm" svg:height="0.019cm" svg:x="12.203cm" svg:y="3.7cm" svg:viewBox="0 0 20 20" svg:d="M10 20c14 0 14-20 0-20-13 0-13 20 0 20z">
          <text:p/>
        </draw:path>
        <draw:path draw:style-name="gr1" draw:text-style-name="P1" draw:layer="layout" svg:width="0.019cm" svg:height="0.019cm" svg:x="12.703cm" svg:y="3.7cm" svg:viewBox="0 0 20 20" svg:d="M10 20c14 0 14-20 0-20-13 0-13 20 0 20z">
          <text:p/>
        </draw:path>
        <draw:path draw:style-name="gr1" draw:text-style-name="P1" draw:layer="layout" svg:width="0.019cm" svg:height="0.019cm" svg:x="13.203cm" svg:y="3.7cm" svg:viewBox="0 0 20 20" svg:d="M10 20c14 0 14-20 0-20-13 0-13 20 0 20z">
          <text:p/>
        </draw:path>
        <draw:path draw:style-name="gr1" draw:text-style-name="P1" draw:layer="layout" svg:width="0.019cm" svg:height="0.019cm" svg:x="13.703cm" svg:y="3.7cm" svg:viewBox="0 0 20 20" svg:d="M10 20c14 0 14-20 0-20-13 0-13 20 0 20z">
          <text:p/>
        </draw:path>
        <draw:path draw:style-name="gr1" draw:text-style-name="P1" draw:layer="layout" svg:width="0.019cm" svg:height="0.019cm" svg:x="14.203cm" svg:y="3.7cm" svg:viewBox="0 0 20 20" svg:d="M10 20c14 0 14-20 0-20-13 0-13 20 0 20z">
          <text:p/>
        </draw:path>
        <draw:path draw:style-name="gr1" draw:text-style-name="P1" draw:layer="layout" svg:width="0.019cm" svg:height="0.019cm" svg:x="14.703cm" svg:y="3.7cm" svg:viewBox="0 0 20 20" svg:d="M10 20c14 0 14-20 0-20-13 0-13 20 0 20z">
          <text:p/>
        </draw:path>
        <draw:path draw:style-name="gr1" draw:text-style-name="P1" draw:layer="layout" svg:width="0.019cm" svg:height="0.019cm" svg:x="15.203cm" svg:y="3.7cm" svg:viewBox="0 0 20 20" svg:d="M10 20c14 0 14-20 0-20-13 0-13 20 0 20z">
          <text:p/>
        </draw:path>
        <draw:path draw:style-name="gr1" draw:text-style-name="P1" draw:layer="layout" svg:width="0.019cm" svg:height="0.019cm" svg:x="15.703cm" svg:y="3.7cm" svg:viewBox="0 0 20 20" svg:d="M10 20c14 0 14-20 0-20-13 0-13 20 0 20z">
          <text:p/>
        </draw:path>
        <draw:path draw:style-name="gr1" draw:text-style-name="P1" draw:layer="layout" svg:width="0.019cm" svg:height="0.019cm" svg:x="16.203cm" svg:y="3.7cm" svg:viewBox="0 0 20 20" svg:d="M10 20c14 0 14-20 0-20-13 0-13 20 0 20z">
          <text:p/>
        </draw:path>
        <draw:path draw:style-name="gr1" draw:text-style-name="P1" draw:layer="layout" svg:width="0.019cm" svg:height="0.019cm" svg:x="0.703cm" svg:y="4.2cm" svg:viewBox="0 0 20 20" svg:d="M10 20c14 0 14-20 0-20-13 0-13 20 0 20z">
          <text:p/>
        </draw:path>
        <draw:path draw:style-name="gr1" draw:text-style-name="P1" draw:layer="layout" svg:width="0.019cm" svg:height="0.019cm" svg:x="1.203cm" svg:y="4.2cm" svg:viewBox="0 0 20 20" svg:d="M10 20c14 0 14-20 0-20-13 0-13 20 0 20z">
          <text:p/>
        </draw:path>
        <draw:path draw:style-name="gr1" draw:text-style-name="P1" draw:layer="layout" svg:width="0.019cm" svg:height="0.019cm" svg:x="1.703cm" svg:y="4.2cm" svg:viewBox="0 0 20 20" svg:d="M10 20c14 0 14-20 0-20-13 0-13 20 0 20z">
          <text:p/>
        </draw:path>
        <draw:path draw:style-name="gr1" draw:text-style-name="P1" draw:layer="layout" svg:width="0.019cm" svg:height="0.019cm" svg:x="2.203cm" svg:y="4.2cm" svg:viewBox="0 0 20 20" svg:d="M10 20c14 0 14-20 0-20-13 0-13 20 0 20z">
          <text:p/>
        </draw:path>
        <draw:path draw:style-name="gr1" draw:text-style-name="P1" draw:layer="layout" svg:width="0.019cm" svg:height="0.019cm" svg:x="2.703cm" svg:y="4.2cm" svg:viewBox="0 0 20 20" svg:d="M10 20c14 0 14-20 0-20-13 0-13 20 0 20z">
          <text:p/>
        </draw:path>
        <draw:path draw:style-name="gr1" draw:text-style-name="P1" draw:layer="layout" svg:width="0.019cm" svg:height="0.019cm" svg:x="3.203cm" svg:y="4.2cm" svg:viewBox="0 0 20 20" svg:d="M10 20c14 0 14-20 0-20-13 0-13 20 0 20z">
          <text:p/>
        </draw:path>
        <draw:path draw:style-name="gr1" draw:text-style-name="P1" draw:layer="layout" svg:width="0.019cm" svg:height="0.019cm" svg:x="3.703cm" svg:y="4.2cm" svg:viewBox="0 0 20 20" svg:d="M10 20c14 0 14-20 0-20-13 0-13 20 0 20z">
          <text:p/>
        </draw:path>
        <draw:path draw:style-name="gr1" draw:text-style-name="P1" draw:layer="layout" svg:width="0.019cm" svg:height="0.019cm" svg:x="4.203cm" svg:y="4.2cm" svg:viewBox="0 0 20 20" svg:d="M10 20c14 0 14-20 0-20-13 0-13 20 0 20z">
          <text:p/>
        </draw:path>
        <draw:path draw:style-name="gr1" draw:text-style-name="P1" draw:layer="layout" svg:width="0.019cm" svg:height="0.019cm" svg:x="4.703cm" svg:y="4.2cm" svg:viewBox="0 0 20 20" svg:d="M10 20c14 0 14-20 0-20-13 0-13 20 0 20z">
          <text:p/>
        </draw:path>
        <draw:path draw:style-name="gr1" draw:text-style-name="P1" draw:layer="layout" svg:width="0.019cm" svg:height="0.019cm" svg:x="5.203cm" svg:y="4.2cm" svg:viewBox="0 0 20 20" svg:d="M10 20c14 0 14-20 0-20-13 0-13 20 0 20z">
          <text:p/>
        </draw:path>
        <draw:path draw:style-name="gr1" draw:text-style-name="P1" draw:layer="layout" svg:width="0.019cm" svg:height="0.019cm" svg:x="5.703cm" svg:y="4.2cm" svg:viewBox="0 0 20 20" svg:d="M10 20c14 0 14-20 0-20-13 0-13 20 0 20z">
          <text:p/>
        </draw:path>
        <draw:path draw:style-name="gr1" draw:text-style-name="P1" draw:layer="layout" svg:width="0.019cm" svg:height="0.019cm" svg:x="6.203cm" svg:y="4.2cm" svg:viewBox="0 0 20 20" svg:d="M10 20c14 0 14-20 0-20-13 0-13 20 0 20z">
          <text:p/>
        </draw:path>
        <draw:path draw:style-name="gr1" draw:text-style-name="P1" draw:layer="layout" svg:width="0.019cm" svg:height="0.019cm" svg:x="6.703cm" svg:y="4.2cm" svg:viewBox="0 0 20 20" svg:d="M10 20c14 0 14-20 0-20-13 0-13 20 0 20z">
          <text:p/>
        </draw:path>
        <draw:path draw:style-name="gr1" draw:text-style-name="P1" draw:layer="layout" svg:width="0.019cm" svg:height="0.019cm" svg:x="7.203cm" svg:y="4.2cm" svg:viewBox="0 0 20 20" svg:d="M10 20c14 0 14-20 0-20-13 0-13 20 0 20z">
          <text:p/>
        </draw:path>
        <draw:path draw:style-name="gr1" draw:text-style-name="P1" draw:layer="layout" svg:width="0.019cm" svg:height="0.019cm" svg:x="7.703cm" svg:y="4.2cm" svg:viewBox="0 0 20 20" svg:d="M10 20c14 0 14-20 0-20-13 0-13 20 0 20z">
          <text:p/>
        </draw:path>
        <draw:path draw:style-name="gr1" draw:text-style-name="P1" draw:layer="layout" svg:width="0.019cm" svg:height="0.019cm" svg:x="8.203cm" svg:y="4.2cm" svg:viewBox="0 0 20 20" svg:d="M10 20c14 0 14-20 0-20-13 0-13 20 0 20z">
          <text:p/>
        </draw:path>
        <draw:path draw:style-name="gr1" draw:text-style-name="P1" draw:layer="layout" svg:width="0.019cm" svg:height="0.019cm" svg:x="8.704cm" svg:y="4.2cm" svg:viewBox="0 0 20 20" svg:d="M10 20c14 0 14-20 0-20-13 0-13 20 0 20z">
          <text:p/>
        </draw:path>
        <draw:path draw:style-name="gr1" draw:text-style-name="P1" draw:layer="layout" svg:width="0.019cm" svg:height="0.019cm" svg:x="9.204cm" svg:y="4.2cm" svg:viewBox="0 0 20 20" svg:d="M10 20c14 0 14-20 0-20-13 0-13 20 0 20z">
          <text:p/>
        </draw:path>
        <draw:path draw:style-name="gr1" draw:text-style-name="P1" draw:layer="layout" svg:width="0.019cm" svg:height="0.019cm" svg:x="9.704cm" svg:y="4.2cm" svg:viewBox="0 0 20 20" svg:d="M10 20c14 0 14-20 0-20-13 0-13 20 0 20z">
          <text:p/>
        </draw:path>
        <draw:path draw:style-name="gr1" draw:text-style-name="P1" draw:layer="layout" svg:width="0.019cm" svg:height="0.019cm" svg:x="10.204cm" svg:y="4.2cm" svg:viewBox="0 0 20 20" svg:d="M10 20c14 0 14-20 0-20-13 0-13 20 0 20z">
          <text:p/>
        </draw:path>
        <draw:path draw:style-name="gr1" draw:text-style-name="P1" draw:layer="layout" svg:width="0.019cm" svg:height="0.019cm" svg:x="10.704cm" svg:y="4.2cm" svg:viewBox="0 0 20 20" svg:d="M10 20c14 0 14-20 0-20-13 0-13 20 0 20z">
          <text:p/>
        </draw:path>
        <draw:path draw:style-name="gr1" draw:text-style-name="P1" draw:layer="layout" svg:width="0.019cm" svg:height="0.019cm" svg:x="11.204cm" svg:y="4.2cm" svg:viewBox="0 0 20 20" svg:d="M10 20c14 0 14-20 0-20-13 0-13 20 0 20z">
          <text:p/>
        </draw:path>
        <draw:path draw:style-name="gr1" draw:text-style-name="P1" draw:layer="layout" svg:width="0.019cm" svg:height="0.019cm" svg:x="11.704cm" svg:y="4.2cm" svg:viewBox="0 0 20 20" svg:d="M10 20c14 0 14-20 0-20-13 0-13 20 0 20z">
          <text:p/>
        </draw:path>
        <draw:path draw:style-name="gr1" draw:text-style-name="P1" draw:layer="layout" svg:width="0.019cm" svg:height="0.019cm" svg:x="12.204cm" svg:y="4.2cm" svg:viewBox="0 0 20 20" svg:d="M10 20c14 0 14-20 0-20-13 0-13 20 0 20z">
          <text:p/>
        </draw:path>
        <draw:path draw:style-name="gr1" draw:text-style-name="P1" draw:layer="layout" svg:width="0.019cm" svg:height="0.019cm" svg:x="12.704cm" svg:y="4.2cm" svg:viewBox="0 0 20 20" svg:d="M10 20c14 0 14-20 0-20-13 0-13 20 0 20z">
          <text:p/>
        </draw:path>
        <draw:path draw:style-name="gr1" draw:text-style-name="P1" draw:layer="layout" svg:width="0.019cm" svg:height="0.019cm" svg:x="13.204cm" svg:y="4.2cm" svg:viewBox="0 0 20 20" svg:d="M10 20c14 0 14-20 0-20-13 0-13 20 0 20z">
          <text:p/>
        </draw:path>
        <draw:path draw:style-name="gr1" draw:text-style-name="P1" draw:layer="layout" svg:width="0.019cm" svg:height="0.019cm" svg:x="13.704cm" svg:y="4.2cm" svg:viewBox="0 0 20 20" svg:d="M10 20c14 0 14-20 0-20-13 0-13 20 0 20z">
          <text:p/>
        </draw:path>
        <draw:path draw:style-name="gr1" draw:text-style-name="P1" draw:layer="layout" svg:width="0.019cm" svg:height="0.019cm" svg:x="14.204cm" svg:y="4.2cm" svg:viewBox="0 0 20 20" svg:d="M10 20c14 0 14-20 0-20-13 0-13 20 0 20z">
          <text:p/>
        </draw:path>
        <draw:path draw:style-name="gr1" draw:text-style-name="P1" draw:layer="layout" svg:width="0.019cm" svg:height="0.019cm" svg:x="14.704cm" svg:y="4.2cm" svg:viewBox="0 0 20 20" svg:d="M10 20c14 0 14-20 0-20-13 0-13 20 0 20z">
          <text:p/>
        </draw:path>
        <draw:path draw:style-name="gr1" draw:text-style-name="P1" draw:layer="layout" svg:width="0.019cm" svg:height="0.019cm" svg:x="15.204cm" svg:y="4.2cm" svg:viewBox="0 0 20 20" svg:d="M10 20c14 0 14-20 0-20-13 0-13 20 0 20z">
          <text:p/>
        </draw:path>
        <draw:path draw:style-name="gr1" draw:text-style-name="P1" draw:layer="layout" svg:width="0.019cm" svg:height="0.019cm" svg:x="15.704cm" svg:y="4.2cm" svg:viewBox="0 0 20 20" svg:d="M10 20c14 0 14-20 0-20-13 0-13 20 0 20z">
          <text:p/>
        </draw:path>
        <draw:path draw:style-name="gr1" draw:text-style-name="P1" draw:layer="layout" svg:width="0.019cm" svg:height="0.019cm" svg:x="16.204cm" svg:y="4.2cm" svg:viewBox="0 0 20 20" svg:d="M10 20c14 0 14-20 0-20-13 0-13 20 0 20z">
          <text:p/>
        </draw:path>
        <draw:path draw:style-name="gr1" draw:text-style-name="P1" draw:layer="layout" svg:width="0.019cm" svg:height="0.019cm" svg:x="16.703cm" svg:y="4.2cm" svg:viewBox="0 0 20 20" svg:d="M10 20c14 0 14-20 0-20-13 0-13 20 0 20z">
          <text:p/>
        </draw:path>
        <draw:path draw:style-name="gr1" draw:text-style-name="P1" draw:layer="layout" svg:width="0.019cm" svg:height="0.019cm" svg:x="17.203cm" svg:y="4.2cm" svg:viewBox="0 0 20 20" svg:d="M10 20c14 0 14-20 0-20-13 0-13 20 0 20z">
          <text:p/>
        </draw:path>
        <draw:path draw:style-name="gr1" draw:text-style-name="P1" draw:layer="layout" svg:width="0.019cm" svg:height="0.019cm" svg:x="17.703cm" svg:y="4.2cm" svg:viewBox="0 0 20 20" svg:d="M10 20c14 0 14-20 0-20-13 0-13 20 0 20z">
          <text:p/>
        </draw:path>
        <draw:path draw:style-name="gr1" draw:text-style-name="P1" draw:layer="layout" svg:width="0.019cm" svg:height="0.019cm" svg:x="18.203cm" svg:y="4.2cm" svg:viewBox="0 0 20 20" svg:d="M10 20c14 0 14-20 0-20-13 0-13 20 0 20z">
          <text:p/>
        </draw:path>
        <draw:path draw:style-name="gr1" draw:text-style-name="P1" draw:layer="layout" svg:width="0.019cm" svg:height="0.019cm" svg:x="18.703cm" svg:y="4.2cm" svg:viewBox="0 0 20 20" svg:d="M10 20c14 0 14-20 0-20-13 0-13 20 0 20z">
          <text:p/>
        </draw:path>
        <draw:path draw:style-name="gr1" draw:text-style-name="P1" draw:layer="layout" svg:width="0.019cm" svg:height="0.019cm" svg:x="19.203cm" svg:y="4.2cm" svg:viewBox="0 0 20 20" svg:d="M10 20c14 0 14-20 0-20-13 0-13 20 0 20z">
          <text:p/>
        </draw:path>
        <draw:path draw:style-name="gr1" draw:text-style-name="P1" draw:layer="layout" svg:width="0.019cm" svg:height="0.019cm" svg:x="19.703cm" svg:y="4.2cm" svg:viewBox="0 0 20 20" svg:d="M10 20c14 0 14-20 0-20-13 0-13 20 0 20z">
          <text:p/>
        </draw:path>
        <draw:path draw:style-name="gr1" draw:text-style-name="P1" draw:layer="layout" svg:width="0.019cm" svg:height="0.019cm" svg:x="20.203cm" svg:y="4.2cm" svg:viewBox="0 0 20 20" svg:d="M10 20c14 0 14-20 0-20-13 0-13 20 0 20z">
          <text:p/>
        </draw:path>
        <draw:path draw:style-name="gr1" draw:text-style-name="P1" draw:layer="layout" svg:width="0.019cm" svg:height="0.019cm" svg:x="20.703cm" svg:y="4.2cm" svg:viewBox="0 0 20 20" svg:d="M10 20c14 0 14-20 0-20-13 0-13 20 0 20z">
          <text:p/>
        </draw:path>
        <draw:path draw:style-name="gr1" draw:text-style-name="P1" draw:layer="layout" svg:width="0.019cm" svg:height="0.019cm" svg:x="21.203cm" svg:y="4.2cm" svg:viewBox="0 0 20 20" svg:d="M10 20c14 0 14-20 0-20-13 0-13 20 0 20z">
          <text:p/>
        </draw:path>
        <draw:path draw:style-name="gr1" draw:text-style-name="P1" draw:layer="layout" svg:width="0.019cm" svg:height="0.019cm" svg:x="21.703cm" svg:y="4.2cm" svg:viewBox="0 0 20 20" svg:d="M10 20c14 0 14-20 0-20-13 0-13 20 0 20z">
          <text:p/>
        </draw:path>
        <draw:path draw:style-name="gr1" draw:text-style-name="P1" draw:layer="layout" svg:width="0.019cm" svg:height="0.019cm" svg:x="22.203cm" svg:y="4.2cm" svg:viewBox="0 0 20 20" svg:d="M10 20c14 0 14-20 0-20-13 0-13 20 0 20z">
          <text:p/>
        </draw:path>
        <draw:path draw:style-name="gr1" draw:text-style-name="P1" draw:layer="layout" svg:width="0.019cm" svg:height="0.019cm" svg:x="22.703cm" svg:y="4.2cm" svg:viewBox="0 0 20 20" svg:d="M10 20c14 0 14-20 0-20-13 0-13 20 0 20z">
          <text:p/>
        </draw:path>
        <draw:path draw:style-name="gr1" draw:text-style-name="P1" draw:layer="layout" svg:width="0.019cm" svg:height="0.019cm" svg:x="23.203cm" svg:y="4.2cm" svg:viewBox="0 0 20 20" svg:d="M10 20c14 0 14-20 0-20-13 0-13 20 0 20z">
          <text:p/>
        </draw:path>
        <draw:path draw:style-name="gr1" draw:text-style-name="P1" draw:layer="layout" svg:width="0.019cm" svg:height="0.019cm" svg:x="23.703cm" svg:y="4.2cm" svg:viewBox="0 0 20 20" svg:d="M10 20c14 0 14-20 0-20-13 0-13 20 0 20z">
          <text:p/>
        </draw:path>
        <draw:path draw:style-name="gr1" draw:text-style-name="P1" draw:layer="layout" svg:width="0.019cm" svg:height="0.019cm" svg:x="24.203cm" svg:y="4.2cm" svg:viewBox="0 0 20 20" svg:d="M10 20c14 0 14-20 0-20-13 0-13 20 0 20z">
          <text:p/>
        </draw:path>
        <draw:path draw:style-name="gr1" draw:text-style-name="P1" draw:layer="layout" svg:width="0.019cm" svg:height="0.019cm" svg:x="24.704cm" svg:y="4.2cm" svg:viewBox="0 0 20 20" svg:d="M10 20c14 0 14-20 0-20-13 0-13 20 0 20z">
          <text:p/>
        </draw:path>
        <draw:path draw:style-name="gr1" draw:text-style-name="P1" draw:layer="layout" svg:width="0.019cm" svg:height="0.019cm" svg:x="25.204cm" svg:y="4.2cm" svg:viewBox="0 0 20 20" svg:d="M10 20c14 0 14-20 0-20-13 0-13 20 0 20z">
          <text:p/>
        </draw:path>
        <draw:path draw:style-name="gr1" draw:text-style-name="P1" draw:layer="layout" svg:width="0.019cm" svg:height="0.019cm" svg:x="25.704cm" svg:y="4.2cm" svg:viewBox="0 0 20 20" svg:d="M10 20c14 0 14-20 0-20-13 0-13 20 0 20z">
          <text:p/>
        </draw:path>
        <draw:path draw:style-name="gr1" draw:text-style-name="P1" draw:layer="layout" svg:width="0.019cm" svg:height="0.019cm" svg:x="26.204cm" svg:y="4.2cm" svg:viewBox="0 0 20 20" svg:d="M10 20c14 0 14-20 0-20-13 0-13 20 0 20z">
          <text:p/>
        </draw:path>
        <draw:path draw:style-name="gr1" draw:text-style-name="P1" draw:layer="layout" svg:width="0.019cm" svg:height="0.019cm" svg:x="26.704cm" svg:y="4.2cm" svg:viewBox="0 0 20 20" svg:d="M10 20c14 0 14-20 0-20-13 0-13 20 0 20z">
          <text:p/>
        </draw:path>
        <draw:path draw:style-name="gr1" draw:text-style-name="P1" draw:layer="layout" svg:width="0.019cm" svg:height="0.019cm" svg:x="27.204cm" svg:y="4.2cm" svg:viewBox="0 0 20 20" svg:d="M10 20c14 0 14-20 0-20-13 0-13 20 0 20z">
          <text:p/>
        </draw:path>
        <draw:path draw:style-name="gr1" draw:text-style-name="P1" draw:layer="layout" svg:width="0.019cm" svg:height="0.019cm" svg:x="0.703cm" svg:y="4.2cm" svg:viewBox="0 0 20 20" svg:d="M10 20c14 0 14-20 0-20-13 0-13 20 0 20z">
          <text:p/>
        </draw:path>
        <draw:path draw:style-name="gr1" draw:text-style-name="P1" draw:layer="layout" svg:width="0.019cm" svg:height="0.019cm" svg:x="1.203cm" svg:y="4.2cm" svg:viewBox="0 0 20 20" svg:d="M10 20c14 0 14-20 0-20-13 0-13 20 0 20z">
          <text:p/>
        </draw:path>
        <draw:path draw:style-name="gr1" draw:text-style-name="P1" draw:layer="layout" svg:width="0.019cm" svg:height="0.019cm" svg:x="1.703cm" svg:y="4.2cm" svg:viewBox="0 0 20 20" svg:d="M10 20c14 0 14-20 0-20-13 0-13 20 0 20z">
          <text:p/>
        </draw:path>
        <draw:path draw:style-name="gr1" draw:text-style-name="P1" draw:layer="layout" svg:width="0.019cm" svg:height="0.019cm" svg:x="2.203cm" svg:y="4.2cm" svg:viewBox="0 0 20 20" svg:d="M10 20c14 0 14-20 0-20-13 0-13 20 0 20z">
          <text:p/>
        </draw:path>
        <draw:path draw:style-name="gr1" draw:text-style-name="P1" draw:layer="layout" svg:width="0.019cm" svg:height="0.019cm" svg:x="2.703cm" svg:y="4.2cm" svg:viewBox="0 0 20 20" svg:d="M10 20c14 0 14-20 0-20-13 0-13 20 0 20z">
          <text:p/>
        </draw:path>
        <draw:path draw:style-name="gr1" draw:text-style-name="P1" draw:layer="layout" svg:width="0.019cm" svg:height="0.019cm" svg:x="3.203cm" svg:y="4.2cm" svg:viewBox="0 0 20 20" svg:d="M10 20c14 0 14-20 0-20-13 0-13 20 0 20z">
          <text:p/>
        </draw:path>
        <draw:path draw:style-name="gr1" draw:text-style-name="P1" draw:layer="layout" svg:width="0.019cm" svg:height="0.019cm" svg:x="3.703cm" svg:y="4.2cm" svg:viewBox="0 0 20 20" svg:d="M10 20c14 0 14-20 0-20-13 0-13 20 0 20z">
          <text:p/>
        </draw:path>
        <draw:path draw:style-name="gr1" draw:text-style-name="P1" draw:layer="layout" svg:width="0.019cm" svg:height="0.019cm" svg:x="4.203cm" svg:y="4.2cm" svg:viewBox="0 0 20 20" svg:d="M10 20c14 0 14-20 0-20-13 0-13 20 0 20z">
          <text:p/>
        </draw:path>
        <draw:path draw:style-name="gr1" draw:text-style-name="P1" draw:layer="layout" svg:width="0.019cm" svg:height="0.019cm" svg:x="4.703cm" svg:y="4.2cm" svg:viewBox="0 0 20 20" svg:d="M10 20c14 0 14-20 0-20-13 0-13 20 0 20z">
          <text:p/>
        </draw:path>
        <draw:path draw:style-name="gr1" draw:text-style-name="P1" draw:layer="layout" svg:width="0.019cm" svg:height="0.019cm" svg:x="5.203cm" svg:y="4.2cm" svg:viewBox="0 0 20 20" svg:d="M10 20c14 0 14-20 0-20-13 0-13 20 0 20z">
          <text:p/>
        </draw:path>
        <draw:path draw:style-name="gr1" draw:text-style-name="P1" draw:layer="layout" svg:width="0.019cm" svg:height="0.019cm" svg:x="5.703cm" svg:y="4.2cm" svg:viewBox="0 0 20 20" svg:d="M10 20c14 0 14-20 0-20-13 0-13 20 0 20z">
          <text:p/>
        </draw:path>
        <draw:path draw:style-name="gr1" draw:text-style-name="P1" draw:layer="layout" svg:width="0.019cm" svg:height="0.019cm" svg:x="6.203cm" svg:y="4.2cm" svg:viewBox="0 0 20 20" svg:d="M10 20c14 0 14-20 0-20-13 0-13 20 0 20z">
          <text:p/>
        </draw:path>
        <draw:path draw:style-name="gr1" draw:text-style-name="P1" draw:layer="layout" svg:width="0.019cm" svg:height="0.019cm" svg:x="6.703cm" svg:y="4.2cm" svg:viewBox="0 0 20 20" svg:d="M10 20c14 0 14-20 0-20-13 0-13 20 0 20z">
          <text:p/>
        </draw:path>
        <draw:path draw:style-name="gr1" draw:text-style-name="P1" draw:layer="layout" svg:width="0.019cm" svg:height="0.019cm" svg:x="7.203cm" svg:y="4.2cm" svg:viewBox="0 0 20 20" svg:d="M10 20c14 0 14-20 0-20-13 0-13 20 0 20z">
          <text:p/>
        </draw:path>
        <draw:path draw:style-name="gr1" draw:text-style-name="P1" draw:layer="layout" svg:width="0.019cm" svg:height="0.019cm" svg:x="7.703cm" svg:y="4.2cm" svg:viewBox="0 0 20 20" svg:d="M10 20c14 0 14-20 0-20-13 0-13 20 0 20z">
          <text:p/>
        </draw:path>
        <draw:path draw:style-name="gr1" draw:text-style-name="P1" draw:layer="layout" svg:width="0.019cm" svg:height="0.019cm" svg:x="8.203cm" svg:y="4.2cm" svg:viewBox="0 0 20 20" svg:d="M10 20c14 0 14-20 0-20-13 0-13 20 0 20z">
          <text:p/>
        </draw:path>
        <draw:path draw:style-name="gr1" draw:text-style-name="P1" draw:layer="layout" svg:width="0.019cm" svg:height="0.019cm" svg:x="8.704cm" svg:y="4.2cm" svg:viewBox="0 0 20 20" svg:d="M10 20c14 0 14-20 0-20-13 0-13 20 0 20z">
          <text:p/>
        </draw:path>
        <draw:path draw:style-name="gr1" draw:text-style-name="P1" draw:layer="layout" svg:width="0.019cm" svg:height="0.019cm" svg:x="9.204cm" svg:y="4.2cm" svg:viewBox="0 0 20 20" svg:d="M10 20c14 0 14-20 0-20-13 0-13 20 0 20z">
          <text:p/>
        </draw:path>
        <draw:path draw:style-name="gr1" draw:text-style-name="P1" draw:layer="layout" svg:width="0.019cm" svg:height="0.019cm" svg:x="9.704cm" svg:y="4.2cm" svg:viewBox="0 0 20 20" svg:d="M10 20c14 0 14-20 0-20-13 0-13 20 0 20z">
          <text:p/>
        </draw:path>
        <draw:path draw:style-name="gr1" draw:text-style-name="P1" draw:layer="layout" svg:width="0.019cm" svg:height="0.019cm" svg:x="10.204cm" svg:y="4.2cm" svg:viewBox="0 0 20 20" svg:d="M10 20c14 0 14-20 0-20-13 0-13 20 0 20z">
          <text:p/>
        </draw:path>
        <draw:path draw:style-name="gr1" draw:text-style-name="P1" draw:layer="layout" svg:width="0.019cm" svg:height="0.019cm" svg:x="10.704cm" svg:y="4.2cm" svg:viewBox="0 0 20 20" svg:d="M10 20c14 0 14-20 0-20-13 0-13 20 0 20z">
          <text:p/>
        </draw:path>
        <draw:path draw:style-name="gr1" draw:text-style-name="P1" draw:layer="layout" svg:width="0.019cm" svg:height="0.019cm" svg:x="11.204cm" svg:y="4.2cm" svg:viewBox="0 0 20 20" svg:d="M10 20c14 0 14-20 0-20-13 0-13 20 0 20z">
          <text:p/>
        </draw:path>
        <draw:path draw:style-name="gr1" draw:text-style-name="P1" draw:layer="layout" svg:width="0.019cm" svg:height="0.019cm" svg:x="11.704cm" svg:y="4.2cm" svg:viewBox="0 0 20 20" svg:d="M10 20c14 0 14-20 0-20-13 0-13 20 0 20z">
          <text:p/>
        </draw:path>
        <draw:path draw:style-name="gr1" draw:text-style-name="P1" draw:layer="layout" svg:width="0.019cm" svg:height="0.019cm" svg:x="12.204cm" svg:y="4.2cm" svg:viewBox="0 0 20 20" svg:d="M10 20c14 0 14-20 0-20-13 0-13 20 0 20z">
          <text:p/>
        </draw:path>
        <draw:path draw:style-name="gr1" draw:text-style-name="P1" draw:layer="layout" svg:width="0.019cm" svg:height="0.019cm" svg:x="12.704cm" svg:y="4.2cm" svg:viewBox="0 0 20 20" svg:d="M10 20c14 0 14-20 0-20-13 0-13 20 0 20z">
          <text:p/>
        </draw:path>
        <draw:path draw:style-name="gr1" draw:text-style-name="P1" draw:layer="layout" svg:width="0.019cm" svg:height="0.019cm" svg:x="13.204cm" svg:y="4.2cm" svg:viewBox="0 0 20 20" svg:d="M10 20c14 0 14-20 0-20-13 0-13 20 0 20z">
          <text:p/>
        </draw:path>
        <draw:path draw:style-name="gr1" draw:text-style-name="P1" draw:layer="layout" svg:width="0.019cm" svg:height="0.019cm" svg:x="13.704cm" svg:y="4.2cm" svg:viewBox="0 0 20 20" svg:d="M10 20c14 0 14-20 0-20-13 0-13 20 0 20z">
          <text:p/>
        </draw:path>
        <draw:path draw:style-name="gr1" draw:text-style-name="P1" draw:layer="layout" svg:width="0.019cm" svg:height="0.019cm" svg:x="14.204cm" svg:y="4.2cm" svg:viewBox="0 0 20 20" svg:d="M10 20c14 0 14-20 0-20-13 0-13 20 0 20z">
          <text:p/>
        </draw:path>
        <draw:path draw:style-name="gr1" draw:text-style-name="P1" draw:layer="layout" svg:width="0.019cm" svg:height="0.019cm" svg:x="14.704cm" svg:y="4.2cm" svg:viewBox="0 0 20 20" svg:d="M10 20c14 0 14-20 0-20-13 0-13 20 0 20z">
          <text:p/>
        </draw:path>
        <draw:path draw:style-name="gr1" draw:text-style-name="P1" draw:layer="layout" svg:width="0.019cm" svg:height="0.019cm" svg:x="15.204cm" svg:y="4.2cm" svg:viewBox="0 0 20 20" svg:d="M10 20c14 0 14-20 0-20-13 0-13 20 0 20z">
          <text:p/>
        </draw:path>
        <draw:path draw:style-name="gr1" draw:text-style-name="P1" draw:layer="layout" svg:width="0.019cm" svg:height="0.019cm" svg:x="15.704cm" svg:y="4.2cm" svg:viewBox="0 0 20 20" svg:d="M10 20c14 0 14-20 0-20-13 0-13 20 0 20z">
          <text:p/>
        </draw:path>
        <draw:path draw:style-name="gr1" draw:text-style-name="P1" draw:layer="layout" svg:width="0.019cm" svg:height="0.019cm" svg:x="16.204cm" svg:y="4.2cm" svg:viewBox="0 0 20 20" svg:d="M10 20c14 0 14-20 0-20-13 0-13 20 0 20z">
          <text:p/>
        </draw:path>
        <draw:path draw:style-name="gr1" draw:text-style-name="P1" draw:layer="layout" svg:width="0.019cm" svg:height="0.019cm" svg:x="0.701cm" svg:y="4.2cm" svg:viewBox="0 0 20 20" svg:d="M10 20c14 0 14-20 0-20-13 0-13 20 0 20z">
          <text:p/>
        </draw:path>
        <draw:path draw:style-name="gr1" draw:text-style-name="P1" draw:layer="layout" svg:width="0.019cm" svg:height="0.019cm" svg:x="1.201cm" svg:y="4.2cm" svg:viewBox="0 0 20 20" svg:d="M10 20c14 0 14-20 0-20-13 0-13 20 0 20z">
          <text:p/>
        </draw:path>
        <draw:path draw:style-name="gr1" draw:text-style-name="P1" draw:layer="layout" svg:width="0.019cm" svg:height="0.019cm" svg:x="1.701cm" svg:y="4.2cm" svg:viewBox="0 0 20 20" svg:d="M10 20c14 0 14-20 0-20-13 0-13 20 0 20z">
          <text:p/>
        </draw:path>
        <draw:path draw:style-name="gr1" draw:text-style-name="P1" draw:layer="layout" svg:width="0.019cm" svg:height="0.019cm" svg:x="2.201cm" svg:y="4.2cm" svg:viewBox="0 0 20 20" svg:d="M10 20c14 0 14-20 0-20-13 0-13 20 0 20z">
          <text:p/>
        </draw:path>
        <draw:path draw:style-name="gr1" draw:text-style-name="P1" draw:layer="layout" svg:width="0.019cm" svg:height="0.019cm" svg:x="2.701cm" svg:y="4.2cm" svg:viewBox="0 0 20 20" svg:d="M10 20c14 0 14-20 0-20-13 0-13 20 0 20z">
          <text:p/>
        </draw:path>
        <draw:path draw:style-name="gr1" draw:text-style-name="P1" draw:layer="layout" svg:width="0.019cm" svg:height="0.019cm" svg:x="3.201cm" svg:y="4.2cm" svg:viewBox="0 0 20 20" svg:d="M10 20c14 0 14-20 0-20-13 0-13 20 0 20z">
          <text:p/>
        </draw:path>
        <draw:path draw:style-name="gr1" draw:text-style-name="P1" draw:layer="layout" svg:width="0.019cm" svg:height="0.019cm" svg:x="3.701cm" svg:y="4.2cm" svg:viewBox="0 0 20 20" svg:d="M10 20c14 0 14-20 0-20-13 0-13 20 0 20z">
          <text:p/>
        </draw:path>
        <draw:path draw:style-name="gr1" draw:text-style-name="P1" draw:layer="layout" svg:width="0.019cm" svg:height="0.019cm" svg:x="4.201cm" svg:y="4.2cm" svg:viewBox="0 0 20 20" svg:d="M10 20c14 0 14-20 0-20-13 0-13 20 0 20z">
          <text:p/>
        </draw:path>
        <draw:path draw:style-name="gr1" draw:text-style-name="P1" draw:layer="layout" svg:width="0.019cm" svg:height="0.019cm" svg:x="4.701cm" svg:y="4.2cm" svg:viewBox="0 0 20 20" svg:d="M10 20c14 0 14-20 0-20-13 0-13 20 0 20z">
          <text:p/>
        </draw:path>
        <draw:path draw:style-name="gr1" draw:text-style-name="P1" draw:layer="layout" svg:width="0.019cm" svg:height="0.019cm" svg:x="5.201cm" svg:y="4.2cm" svg:viewBox="0 0 20 20" svg:d="M10 20c14 0 14-20 0-20-13 0-13 20 0 20z">
          <text:p/>
        </draw:path>
        <draw:path draw:style-name="gr1" draw:text-style-name="P1" draw:layer="layout" svg:width="0.019cm" svg:height="0.019cm" svg:x="5.701cm" svg:y="4.2cm" svg:viewBox="0 0 20 20" svg:d="M10 20c14 0 14-20 0-20-13 0-13 20 0 20z">
          <text:p/>
        </draw:path>
        <draw:path draw:style-name="gr1" draw:text-style-name="P1" draw:layer="layout" svg:width="0.019cm" svg:height="0.019cm" svg:x="6.201cm" svg:y="4.2cm" svg:viewBox="0 0 20 20" svg:d="M10 20c14 0 14-20 0-20-13 0-13 20 0 20z">
          <text:p/>
        </draw:path>
        <draw:path draw:style-name="gr1" draw:text-style-name="P1" draw:layer="layout" svg:width="0.019cm" svg:height="0.019cm" svg:x="6.701cm" svg:y="4.2cm" svg:viewBox="0 0 20 20" svg:d="M10 20c14 0 14-20 0-20-13 0-13 20 0 20z">
          <text:p/>
        </draw:path>
        <draw:path draw:style-name="gr1" draw:text-style-name="P1" draw:layer="layout" svg:width="0.019cm" svg:height="0.019cm" svg:x="7.201cm" svg:y="4.2cm" svg:viewBox="0 0 20 20" svg:d="M10 20c14 0 14-20 0-20-13 0-13 20 0 20z">
          <text:p/>
        </draw:path>
        <draw:path draw:style-name="gr1" draw:text-style-name="P1" draw:layer="layout" svg:width="0.019cm" svg:height="0.019cm" svg:x="7.701cm" svg:y="4.2cm" svg:viewBox="0 0 20 20" svg:d="M10 20c14 0 14-20 0-20-13 0-13 20 0 20z">
          <text:p/>
        </draw:path>
        <draw:path draw:style-name="gr1" draw:text-style-name="P1" draw:layer="layout" svg:width="0.019cm" svg:height="0.019cm" svg:x="8.201cm" svg:y="4.2cm" svg:viewBox="0 0 20 20" svg:d="M10 20c14 0 14-20 0-20-13 0-13 20 0 20z">
          <text:p/>
        </draw:path>
        <draw:path draw:style-name="gr1" draw:text-style-name="P1" draw:layer="layout" svg:width="0.019cm" svg:height="0.019cm" svg:x="8.702cm" svg:y="4.2cm" svg:viewBox="0 0 20 20" svg:d="M10 20c14 0 14-20 0-20-13 0-13 20 0 20z">
          <text:p/>
        </draw:path>
        <draw:path draw:style-name="gr1" draw:text-style-name="P1" draw:layer="layout" svg:width="0.019cm" svg:height="0.019cm" svg:x="9.202cm" svg:y="4.2cm" svg:viewBox="0 0 20 20" svg:d="M10 20c14 0 14-20 0-20-13 0-13 20 0 20z">
          <text:p/>
        </draw:path>
        <draw:path draw:style-name="gr1" draw:text-style-name="P1" draw:layer="layout" svg:width="0.019cm" svg:height="0.019cm" svg:x="9.702cm" svg:y="4.2cm" svg:viewBox="0 0 20 20" svg:d="M10 20c14 0 14-20 0-20-13 0-13 20 0 20z">
          <text:p/>
        </draw:path>
        <draw:path draw:style-name="gr1" draw:text-style-name="P1" draw:layer="layout" svg:width="0.019cm" svg:height="0.019cm" svg:x="10.202cm" svg:y="4.2cm" svg:viewBox="0 0 20 20" svg:d="M10 20c14 0 14-20 0-20-13 0-13 20 0 20z">
          <text:p/>
        </draw:path>
        <draw:path draw:style-name="gr1" draw:text-style-name="P1" draw:layer="layout" svg:width="0.019cm" svg:height="0.019cm" svg:x="10.702cm" svg:y="4.2cm" svg:viewBox="0 0 20 20" svg:d="M10 20c14 0 14-20 0-20-13 0-13 20 0 20z">
          <text:p/>
        </draw:path>
        <draw:path draw:style-name="gr1" draw:text-style-name="P1" draw:layer="layout" svg:width="0.019cm" svg:height="0.019cm" svg:x="11.202cm" svg:y="4.2cm" svg:viewBox="0 0 20 20" svg:d="M10 20c14 0 14-20 0-20-13 0-13 20 0 20z">
          <text:p/>
        </draw:path>
        <draw:path draw:style-name="gr1" draw:text-style-name="P1" draw:layer="layout" svg:width="0.019cm" svg:height="0.019cm" svg:x="11.702cm" svg:y="4.2cm" svg:viewBox="0 0 20 20" svg:d="M10 20c14 0 14-20 0-20-13 0-13 20 0 20z">
          <text:p/>
        </draw:path>
        <draw:path draw:style-name="gr1" draw:text-style-name="P1" draw:layer="layout" svg:width="0.019cm" svg:height="0.019cm" svg:x="12.202cm" svg:y="4.2cm" svg:viewBox="0 0 20 20" svg:d="M10 20c14 0 14-20 0-20-13 0-13 20 0 20z">
          <text:p/>
        </draw:path>
        <draw:path draw:style-name="gr1" draw:text-style-name="P1" draw:layer="layout" svg:width="0.019cm" svg:height="0.019cm" svg:x="12.702cm" svg:y="4.2cm" svg:viewBox="0 0 20 20" svg:d="M10 20c14 0 14-20 0-20-13 0-13 20 0 20z">
          <text:p/>
        </draw:path>
        <draw:path draw:style-name="gr1" draw:text-style-name="P1" draw:layer="layout" svg:width="0.019cm" svg:height="0.019cm" svg:x="13.202cm" svg:y="4.2cm" svg:viewBox="0 0 20 20" svg:d="M10 20c14 0 14-20 0-20-13 0-13 20 0 20z">
          <text:p/>
        </draw:path>
        <draw:path draw:style-name="gr1" draw:text-style-name="P1" draw:layer="layout" svg:width="0.019cm" svg:height="0.019cm" svg:x="13.702cm" svg:y="4.2cm" svg:viewBox="0 0 20 20" svg:d="M10 20c14 0 14-20 0-20-13 0-13 20 0 20z">
          <text:p/>
        </draw:path>
        <draw:path draw:style-name="gr1" draw:text-style-name="P1" draw:layer="layout" svg:width="0.019cm" svg:height="0.019cm" svg:x="14.202cm" svg:y="4.2cm" svg:viewBox="0 0 20 20" svg:d="M10 20c14 0 14-20 0-20-13 0-13 20 0 20z">
          <text:p/>
        </draw:path>
        <draw:path draw:style-name="gr1" draw:text-style-name="P1" draw:layer="layout" svg:width="0.019cm" svg:height="0.019cm" svg:x="14.702cm" svg:y="4.2cm" svg:viewBox="0 0 20 20" svg:d="M10 20c14 0 14-20 0-20-13 0-13 20 0 20z">
          <text:p/>
        </draw:path>
        <draw:path draw:style-name="gr1" draw:text-style-name="P1" draw:layer="layout" svg:width="0.019cm" svg:height="0.019cm" svg:x="15.202cm" svg:y="4.2cm" svg:viewBox="0 0 20 20" svg:d="M10 20c14 0 14-20 0-20-13 0-13 20 0 20z">
          <text:p/>
        </draw:path>
        <draw:path draw:style-name="gr1" draw:text-style-name="P1" draw:layer="layout" svg:width="0.019cm" svg:height="0.019cm" svg:x="15.702cm" svg:y="4.2cm" svg:viewBox="0 0 20 20" svg:d="M10 20c14 0 14-20 0-20-13 0-13 20 0 20z">
          <text:p/>
        </draw:path>
        <draw:path draw:style-name="gr1" draw:text-style-name="P1" draw:layer="layout" svg:width="0.019cm" svg:height="0.019cm" svg:x="16.202cm" svg:y="4.2cm" svg:viewBox="0 0 20 20" svg:d="M10 20c14 0 14-20 0-20-13 0-13 20 0 20z">
          <text:p/>
        </draw:path>
        <draw:path draw:style-name="gr1" draw:text-style-name="P1" draw:layer="layout" svg:width="0.019cm" svg:height="0.019cm" svg:x="16.701cm" svg:y="4.2cm" svg:viewBox="0 0 20 20" svg:d="M10 20c14 0 14-20 0-20-13 0-13 20 0 20z">
          <text:p/>
        </draw:path>
        <draw:path draw:style-name="gr1" draw:text-style-name="P1" draw:layer="layout" svg:width="0.019cm" svg:height="0.019cm" svg:x="17.201cm" svg:y="4.2cm" svg:viewBox="0 0 20 20" svg:d="M10 20c14 0 14-20 0-20-13 0-13 20 0 20z">
          <text:p/>
        </draw:path>
        <draw:path draw:style-name="gr1" draw:text-style-name="P1" draw:layer="layout" svg:width="0.019cm" svg:height="0.019cm" svg:x="17.701cm" svg:y="4.2cm" svg:viewBox="0 0 20 20" svg:d="M10 20c14 0 14-20 0-20-13 0-13 20 0 20z">
          <text:p/>
        </draw:path>
        <draw:path draw:style-name="gr1" draw:text-style-name="P1" draw:layer="layout" svg:width="0.019cm" svg:height="0.019cm" svg:x="18.201cm" svg:y="4.2cm" svg:viewBox="0 0 20 20" svg:d="M10 20c14 0 14-20 0-20-13 0-13 20 0 20z">
          <text:p/>
        </draw:path>
        <draw:path draw:style-name="gr1" draw:text-style-name="P1" draw:layer="layout" svg:width="0.019cm" svg:height="0.019cm" svg:x="18.701cm" svg:y="4.2cm" svg:viewBox="0 0 20 20" svg:d="M10 20c14 0 14-20 0-20-13 0-13 20 0 20z">
          <text:p/>
        </draw:path>
        <draw:path draw:style-name="gr1" draw:text-style-name="P1" draw:layer="layout" svg:width="0.019cm" svg:height="0.019cm" svg:x="19.201cm" svg:y="4.2cm" svg:viewBox="0 0 20 20" svg:d="M10 20c14 0 14-20 0-20-13 0-13 20 0 20z">
          <text:p/>
        </draw:path>
        <draw:path draw:style-name="gr1" draw:text-style-name="P1" draw:layer="layout" svg:width="0.019cm" svg:height="0.019cm" svg:x="19.701cm" svg:y="4.2cm" svg:viewBox="0 0 20 20" svg:d="M10 20c14 0 14-20 0-20-13 0-13 20 0 20z">
          <text:p/>
        </draw:path>
        <draw:path draw:style-name="gr1" draw:text-style-name="P1" draw:layer="layout" svg:width="0.019cm" svg:height="0.019cm" svg:x="20.201cm" svg:y="4.2cm" svg:viewBox="0 0 20 20" svg:d="M10 20c14 0 14-20 0-20-13 0-13 20 0 20z">
          <text:p/>
        </draw:path>
        <draw:path draw:style-name="gr1" draw:text-style-name="P1" draw:layer="layout" svg:width="0.019cm" svg:height="0.019cm" svg:x="20.701cm" svg:y="4.2cm" svg:viewBox="0 0 20 20" svg:d="M10 20c14 0 14-20 0-20-13 0-13 20 0 20z">
          <text:p/>
        </draw:path>
        <draw:path draw:style-name="gr1" draw:text-style-name="P1" draw:layer="layout" svg:width="0.019cm" svg:height="0.019cm" svg:x="21.201cm" svg:y="4.2cm" svg:viewBox="0 0 20 20" svg:d="M10 20c14 0 14-20 0-20-13 0-13 20 0 20z">
          <text:p/>
        </draw:path>
        <draw:path draw:style-name="gr1" draw:text-style-name="P1" draw:layer="layout" svg:width="0.019cm" svg:height="0.019cm" svg:x="21.701cm" svg:y="4.2cm" svg:viewBox="0 0 20 20" svg:d="M10 20c14 0 14-20 0-20-13 0-13 20 0 20z">
          <text:p/>
        </draw:path>
        <draw:path draw:style-name="gr1" draw:text-style-name="P1" draw:layer="layout" svg:width="0.019cm" svg:height="0.019cm" svg:x="22.201cm" svg:y="4.2cm" svg:viewBox="0 0 20 20" svg:d="M10 20c14 0 14-20 0-20-13 0-13 20 0 20z">
          <text:p/>
        </draw:path>
        <draw:path draw:style-name="gr1" draw:text-style-name="P1" draw:layer="layout" svg:width="0.019cm" svg:height="0.019cm" svg:x="22.701cm" svg:y="4.2cm" svg:viewBox="0 0 20 20" svg:d="M10 20c14 0 14-20 0-20-13 0-13 20 0 20z">
          <text:p/>
        </draw:path>
        <draw:path draw:style-name="gr1" draw:text-style-name="P1" draw:layer="layout" svg:width="0.019cm" svg:height="0.019cm" svg:x="23.201cm" svg:y="4.2cm" svg:viewBox="0 0 20 20" svg:d="M10 20c14 0 14-20 0-20-13 0-13 20 0 20z">
          <text:p/>
        </draw:path>
        <draw:path draw:style-name="gr1" draw:text-style-name="P1" draw:layer="layout" svg:width="0.019cm" svg:height="0.019cm" svg:x="23.701cm" svg:y="4.2cm" svg:viewBox="0 0 20 20" svg:d="M10 20c14 0 14-20 0-20-13 0-13 20 0 20z">
          <text:p/>
        </draw:path>
        <draw:path draw:style-name="gr1" draw:text-style-name="P1" draw:layer="layout" svg:width="0.019cm" svg:height="0.019cm" svg:x="24.201cm" svg:y="4.2cm" svg:viewBox="0 0 20 20" svg:d="M10 20c14 0 14-20 0-20-13 0-13 20 0 20z">
          <text:p/>
        </draw:path>
        <draw:path draw:style-name="gr1" draw:text-style-name="P1" draw:layer="layout" svg:width="0.019cm" svg:height="0.019cm" svg:x="24.702cm" svg:y="4.2cm" svg:viewBox="0 0 20 20" svg:d="M10 20c14 0 14-20 0-20-13 0-13 20 0 20z">
          <text:p/>
        </draw:path>
        <draw:path draw:style-name="gr1" draw:text-style-name="P1" draw:layer="layout" svg:width="0.019cm" svg:height="0.019cm" svg:x="25.202cm" svg:y="4.2cm" svg:viewBox="0 0 20 20" svg:d="M10 20c14 0 14-20 0-20-13 0-13 20 0 20z">
          <text:p/>
        </draw:path>
        <draw:path draw:style-name="gr1" draw:text-style-name="P1" draw:layer="layout" svg:width="0.019cm" svg:height="0.019cm" svg:x="25.702cm" svg:y="4.2cm" svg:viewBox="0 0 20 20" svg:d="M10 20c14 0 14-20 0-20-13 0-13 20 0 20z">
          <text:p/>
        </draw:path>
        <draw:path draw:style-name="gr1" draw:text-style-name="P1" draw:layer="layout" svg:width="0.019cm" svg:height="0.019cm" svg:x="26.202cm" svg:y="4.2cm" svg:viewBox="0 0 20 20" svg:d="M10 20c14 0 14-20 0-20-13 0-13 20 0 20z">
          <text:p/>
        </draw:path>
        <draw:path draw:style-name="gr1" draw:text-style-name="P1" draw:layer="layout" svg:width="0.019cm" svg:height="0.019cm" svg:x="26.702cm" svg:y="4.2cm" svg:viewBox="0 0 20 20" svg:d="M10 20c14 0 14-20 0-20-13 0-13 20 0 20z">
          <text:p/>
        </draw:path>
        <draw:path draw:style-name="gr1" draw:text-style-name="P1" draw:layer="layout" svg:width="0.019cm" svg:height="0.019cm" svg:x="27.202cm" svg:y="4.2cm" svg:viewBox="0 0 20 20" svg:d="M10 20c14 0 14-20 0-20-13 0-13 20 0 20z">
          <text:p/>
        </draw:path>
        <draw:path draw:style-name="gr1" draw:text-style-name="P1" draw:layer="layout" svg:width="0.019cm" svg:height="0.019cm" svg:x="0.701cm" svg:y="4.2cm" svg:viewBox="0 0 20 20" svg:d="M10 20c14 0 14-20 0-20-13 0-13 20 0 20z">
          <text:p/>
        </draw:path>
        <draw:path draw:style-name="gr1" draw:text-style-name="P1" draw:layer="layout" svg:width="0.019cm" svg:height="0.019cm" svg:x="1.201cm" svg:y="4.2cm" svg:viewBox="0 0 20 20" svg:d="M10 20c14 0 14-20 0-20-13 0-13 20 0 20z">
          <text:p/>
        </draw:path>
        <draw:path draw:style-name="gr1" draw:text-style-name="P1" draw:layer="layout" svg:width="0.019cm" svg:height="0.019cm" svg:x="1.701cm" svg:y="4.2cm" svg:viewBox="0 0 20 20" svg:d="M10 20c14 0 14-20 0-20-13 0-13 20 0 20z">
          <text:p/>
        </draw:path>
        <draw:path draw:style-name="gr1" draw:text-style-name="P1" draw:layer="layout" svg:width="0.019cm" svg:height="0.019cm" svg:x="2.201cm" svg:y="4.2cm" svg:viewBox="0 0 20 20" svg:d="M10 20c14 0 14-20 0-20-13 0-13 20 0 20z">
          <text:p/>
        </draw:path>
        <draw:path draw:style-name="gr1" draw:text-style-name="P1" draw:layer="layout" svg:width="0.019cm" svg:height="0.019cm" svg:x="2.701cm" svg:y="4.2cm" svg:viewBox="0 0 20 20" svg:d="M10 20c14 0 14-20 0-20-13 0-13 20 0 20z">
          <text:p/>
        </draw:path>
        <draw:path draw:style-name="gr1" draw:text-style-name="P1" draw:layer="layout" svg:width="0.019cm" svg:height="0.019cm" svg:x="3.201cm" svg:y="4.2cm" svg:viewBox="0 0 20 20" svg:d="M10 20c14 0 14-20 0-20-13 0-13 20 0 20z">
          <text:p/>
        </draw:path>
        <draw:path draw:style-name="gr1" draw:text-style-name="P1" draw:layer="layout" svg:width="0.019cm" svg:height="0.019cm" svg:x="3.701cm" svg:y="4.2cm" svg:viewBox="0 0 20 20" svg:d="M10 20c14 0 14-20 0-20-13 0-13 20 0 20z">
          <text:p/>
        </draw:path>
        <draw:path draw:style-name="gr1" draw:text-style-name="P1" draw:layer="layout" svg:width="0.019cm" svg:height="0.019cm" svg:x="4.201cm" svg:y="4.2cm" svg:viewBox="0 0 20 20" svg:d="M10 20c14 0 14-20 0-20-13 0-13 20 0 20z">
          <text:p/>
        </draw:path>
        <draw:path draw:style-name="gr1" draw:text-style-name="P1" draw:layer="layout" svg:width="0.019cm" svg:height="0.019cm" svg:x="4.701cm" svg:y="4.2cm" svg:viewBox="0 0 20 20" svg:d="M10 20c14 0 14-20 0-20-13 0-13 20 0 20z">
          <text:p/>
        </draw:path>
        <draw:path draw:style-name="gr1" draw:text-style-name="P1" draw:layer="layout" svg:width="0.019cm" svg:height="0.019cm" svg:x="5.201cm" svg:y="4.2cm" svg:viewBox="0 0 20 20" svg:d="M10 20c14 0 14-20 0-20-13 0-13 20 0 20z">
          <text:p/>
        </draw:path>
        <draw:path draw:style-name="gr1" draw:text-style-name="P1" draw:layer="layout" svg:width="0.019cm" svg:height="0.019cm" svg:x="5.701cm" svg:y="4.2cm" svg:viewBox="0 0 20 20" svg:d="M10 20c14 0 14-20 0-20-13 0-13 20 0 20z">
          <text:p/>
        </draw:path>
        <draw:path draw:style-name="gr1" draw:text-style-name="P1" draw:layer="layout" svg:width="0.019cm" svg:height="0.019cm" svg:x="6.201cm" svg:y="4.2cm" svg:viewBox="0 0 20 20" svg:d="M10 20c14 0 14-20 0-20-13 0-13 20 0 20z">
          <text:p/>
        </draw:path>
        <draw:path draw:style-name="gr1" draw:text-style-name="P1" draw:layer="layout" svg:width="0.019cm" svg:height="0.019cm" svg:x="6.701cm" svg:y="4.2cm" svg:viewBox="0 0 20 20" svg:d="M10 20c14 0 14-20 0-20-13 0-13 20 0 20z">
          <text:p/>
        </draw:path>
        <draw:path draw:style-name="gr1" draw:text-style-name="P1" draw:layer="layout" svg:width="0.019cm" svg:height="0.019cm" svg:x="7.201cm" svg:y="4.2cm" svg:viewBox="0 0 20 20" svg:d="M10 20c14 0 14-20 0-20-13 0-13 20 0 20z">
          <text:p/>
        </draw:path>
        <draw:path draw:style-name="gr1" draw:text-style-name="P1" draw:layer="layout" svg:width="0.019cm" svg:height="0.019cm" svg:x="7.701cm" svg:y="4.2cm" svg:viewBox="0 0 20 20" svg:d="M10 20c14 0 14-20 0-20-13 0-13 20 0 20z">
          <text:p/>
        </draw:path>
        <draw:path draw:style-name="gr1" draw:text-style-name="P1" draw:layer="layout" svg:width="0.019cm" svg:height="0.019cm" svg:x="8.201cm" svg:y="4.2cm" svg:viewBox="0 0 20 20" svg:d="M10 20c14 0 14-20 0-20-13 0-13 20 0 20z">
          <text:p/>
        </draw:path>
        <draw:path draw:style-name="gr1" draw:text-style-name="P1" draw:layer="layout" svg:width="0.019cm" svg:height="0.019cm" svg:x="8.702cm" svg:y="4.2cm" svg:viewBox="0 0 20 20" svg:d="M10 20c14 0 14-20 0-20-13 0-13 20 0 20z">
          <text:p/>
        </draw:path>
        <draw:path draw:style-name="gr1" draw:text-style-name="P1" draw:layer="layout" svg:width="0.019cm" svg:height="0.019cm" svg:x="9.202cm" svg:y="4.2cm" svg:viewBox="0 0 20 20" svg:d="M10 20c14 0 14-20 0-20-13 0-13 20 0 20z">
          <text:p/>
        </draw:path>
        <draw:path draw:style-name="gr1" draw:text-style-name="P1" draw:layer="layout" svg:width="0.019cm" svg:height="0.019cm" svg:x="9.702cm" svg:y="4.2cm" svg:viewBox="0 0 20 20" svg:d="M10 20c14 0 14-20 0-20-13 0-13 20 0 20z">
          <text:p/>
        </draw:path>
        <draw:path draw:style-name="gr1" draw:text-style-name="P1" draw:layer="layout" svg:width="0.019cm" svg:height="0.019cm" svg:x="10.202cm" svg:y="4.2cm" svg:viewBox="0 0 20 20" svg:d="M10 20c14 0 14-20 0-20-13 0-13 20 0 20z">
          <text:p/>
        </draw:path>
        <draw:path draw:style-name="gr1" draw:text-style-name="P1" draw:layer="layout" svg:width="0.019cm" svg:height="0.019cm" svg:x="10.702cm" svg:y="4.2cm" svg:viewBox="0 0 20 20" svg:d="M10 20c14 0 14-20 0-20-13 0-13 20 0 20z">
          <text:p/>
        </draw:path>
        <draw:path draw:style-name="gr1" draw:text-style-name="P1" draw:layer="layout" svg:width="0.019cm" svg:height="0.019cm" svg:x="11.202cm" svg:y="4.2cm" svg:viewBox="0 0 20 20" svg:d="M10 20c14 0 14-20 0-20-13 0-13 20 0 20z">
          <text:p/>
        </draw:path>
        <draw:path draw:style-name="gr1" draw:text-style-name="P1" draw:layer="layout" svg:width="0.019cm" svg:height="0.019cm" svg:x="11.702cm" svg:y="4.2cm" svg:viewBox="0 0 20 20" svg:d="M10 20c14 0 14-20 0-20-13 0-13 20 0 20z">
          <text:p/>
        </draw:path>
        <draw:path draw:style-name="gr1" draw:text-style-name="P1" draw:layer="layout" svg:width="0.019cm" svg:height="0.019cm" svg:x="12.202cm" svg:y="4.2cm" svg:viewBox="0 0 20 20" svg:d="M10 20c14 0 14-20 0-20-13 0-13 20 0 20z">
          <text:p/>
        </draw:path>
        <draw:path draw:style-name="gr1" draw:text-style-name="P1" draw:layer="layout" svg:width="0.019cm" svg:height="0.019cm" svg:x="12.702cm" svg:y="4.2cm" svg:viewBox="0 0 20 20" svg:d="M10 20c14 0 14-20 0-20-13 0-13 20 0 20z">
          <text:p/>
        </draw:path>
        <draw:path draw:style-name="gr1" draw:text-style-name="P1" draw:layer="layout" svg:width="0.019cm" svg:height="0.019cm" svg:x="13.202cm" svg:y="4.2cm" svg:viewBox="0 0 20 20" svg:d="M10 20c14 0 14-20 0-20-13 0-13 20 0 20z">
          <text:p/>
        </draw:path>
        <draw:path draw:style-name="gr1" draw:text-style-name="P1" draw:layer="layout" svg:width="0.019cm" svg:height="0.019cm" svg:x="13.702cm" svg:y="4.2cm" svg:viewBox="0 0 20 20" svg:d="M10 20c14 0 14-20 0-20-13 0-13 20 0 20z">
          <text:p/>
        </draw:path>
        <draw:path draw:style-name="gr1" draw:text-style-name="P1" draw:layer="layout" svg:width="0.019cm" svg:height="0.019cm" svg:x="14.202cm" svg:y="4.2cm" svg:viewBox="0 0 20 20" svg:d="M10 20c14 0 14-20 0-20-13 0-13 20 0 20z">
          <text:p/>
        </draw:path>
        <draw:path draw:style-name="gr1" draw:text-style-name="P1" draw:layer="layout" svg:width="0.019cm" svg:height="0.019cm" svg:x="14.702cm" svg:y="4.2cm" svg:viewBox="0 0 20 20" svg:d="M10 20c14 0 14-20 0-20-13 0-13 20 0 20z">
          <text:p/>
        </draw:path>
        <draw:path draw:style-name="gr1" draw:text-style-name="P1" draw:layer="layout" svg:width="0.019cm" svg:height="0.019cm" svg:x="15.202cm" svg:y="4.2cm" svg:viewBox="0 0 20 20" svg:d="M10 20c14 0 14-20 0-20-13 0-13 20 0 20z">
          <text:p/>
        </draw:path>
        <draw:path draw:style-name="gr1" draw:text-style-name="P1" draw:layer="layout" svg:width="0.019cm" svg:height="0.019cm" svg:x="15.702cm" svg:y="4.2cm" svg:viewBox="0 0 20 20" svg:d="M10 20c14 0 14-20 0-20-13 0-13 20 0 20z">
          <text:p/>
        </draw:path>
        <draw:path draw:style-name="gr1" draw:text-style-name="P1" draw:layer="layout" svg:width="0.019cm" svg:height="0.019cm" svg:x="16.202cm" svg:y="4.2cm" svg:viewBox="0 0 20 20" svg:d="M10 20c14 0 14-20 0-20-13 0-13 20 0 20z">
          <text:p/>
        </draw:path>
        <draw:path draw:style-name="gr1" draw:text-style-name="P1" draw:layer="layout" svg:width="0.019cm" svg:height="0.019cm" svg:x="0.702cm" svg:y="4.7cm" svg:viewBox="0 0 20 20" svg:d="M10 20c14 0 14-20 0-20-13 0-13 20 0 20z">
          <text:p/>
        </draw:path>
        <draw:path draw:style-name="gr1" draw:text-style-name="P1" draw:layer="layout" svg:width="0.019cm" svg:height="0.019cm" svg:x="1.202cm" svg:y="4.7cm" svg:viewBox="0 0 20 20" svg:d="M10 20c14 0 14-20 0-20-13 0-13 20 0 20z">
          <text:p/>
        </draw:path>
        <draw:path draw:style-name="gr1" draw:text-style-name="P1" draw:layer="layout" svg:width="0.019cm" svg:height="0.019cm" svg:x="1.702cm" svg:y="4.7cm" svg:viewBox="0 0 20 20" svg:d="M10 20c14 0 14-20 0-20-13 0-13 20 0 20z">
          <text:p/>
        </draw:path>
        <draw:path draw:style-name="gr1" draw:text-style-name="P1" draw:layer="layout" svg:width="0.019cm" svg:height="0.019cm" svg:x="2.202cm" svg:y="4.7cm" svg:viewBox="0 0 20 20" svg:d="M10 20c14 0 14-20 0-20-13 0-13 20 0 20z">
          <text:p/>
        </draw:path>
        <draw:path draw:style-name="gr1" draw:text-style-name="P1" draw:layer="layout" svg:width="0.019cm" svg:height="0.019cm" svg:x="2.702cm" svg:y="4.7cm" svg:viewBox="0 0 20 20" svg:d="M10 20c14 0 14-20 0-20-13 0-13 20 0 20z">
          <text:p/>
        </draw:path>
        <draw:path draw:style-name="gr1" draw:text-style-name="P1" draw:layer="layout" svg:width="0.019cm" svg:height="0.019cm" svg:x="3.202cm" svg:y="4.7cm" svg:viewBox="0 0 20 20" svg:d="M10 20c14 0 14-20 0-20-13 0-13 20 0 20z">
          <text:p/>
        </draw:path>
        <draw:path draw:style-name="gr1" draw:text-style-name="P1" draw:layer="layout" svg:width="0.019cm" svg:height="0.019cm" svg:x="3.702cm" svg:y="4.7cm" svg:viewBox="0 0 20 20" svg:d="M10 20c14 0 14-20 0-20-13 0-13 20 0 20z">
          <text:p/>
        </draw:path>
        <draw:path draw:style-name="gr1" draw:text-style-name="P1" draw:layer="layout" svg:width="0.019cm" svg:height="0.019cm" svg:x="4.202cm" svg:y="4.7cm" svg:viewBox="0 0 20 20" svg:d="M10 20c14 0 14-20 0-20-13 0-13 20 0 20z">
          <text:p/>
        </draw:path>
        <draw:path draw:style-name="gr1" draw:text-style-name="P1" draw:layer="layout" svg:width="0.019cm" svg:height="0.019cm" svg:x="4.702cm" svg:y="4.7cm" svg:viewBox="0 0 20 20" svg:d="M10 20c14 0 14-20 0-20-13 0-13 20 0 20z">
          <text:p/>
        </draw:path>
        <draw:path draw:style-name="gr1" draw:text-style-name="P1" draw:layer="layout" svg:width="0.019cm" svg:height="0.019cm" svg:x="5.202cm" svg:y="4.7cm" svg:viewBox="0 0 20 20" svg:d="M10 20c14 0 14-20 0-20-13 0-13 20 0 20z">
          <text:p/>
        </draw:path>
        <draw:path draw:style-name="gr1" draw:text-style-name="P1" draw:layer="layout" svg:width="0.019cm" svg:height="0.019cm" svg:x="5.702cm" svg:y="4.7cm" svg:viewBox="0 0 20 20" svg:d="M10 20c14 0 14-20 0-20-13 0-13 20 0 20z">
          <text:p/>
        </draw:path>
        <draw:path draw:style-name="gr1" draw:text-style-name="P1" draw:layer="layout" svg:width="0.019cm" svg:height="0.019cm" svg:x="6.202cm" svg:y="4.7cm" svg:viewBox="0 0 20 20" svg:d="M10 20c14 0 14-20 0-20-13 0-13 20 0 20z">
          <text:p/>
        </draw:path>
        <draw:path draw:style-name="gr1" draw:text-style-name="P1" draw:layer="layout" svg:width="0.019cm" svg:height="0.019cm" svg:x="6.702cm" svg:y="4.7cm" svg:viewBox="0 0 20 20" svg:d="M10 20c14 0 14-20 0-20-13 0-13 20 0 20z">
          <text:p/>
        </draw:path>
        <draw:path draw:style-name="gr1" draw:text-style-name="P1" draw:layer="layout" svg:width="0.019cm" svg:height="0.019cm" svg:x="7.202cm" svg:y="4.7cm" svg:viewBox="0 0 20 20" svg:d="M10 20c14 0 14-20 0-20-13 0-13 20 0 20z">
          <text:p/>
        </draw:path>
        <draw:path draw:style-name="gr1" draw:text-style-name="P1" draw:layer="layout" svg:width="0.019cm" svg:height="0.019cm" svg:x="7.702cm" svg:y="4.7cm" svg:viewBox="0 0 20 20" svg:d="M10 20c14 0 14-20 0-20-13 0-13 20 0 20z">
          <text:p/>
        </draw:path>
        <draw:path draw:style-name="gr1" draw:text-style-name="P1" draw:layer="layout" svg:width="0.019cm" svg:height="0.019cm" svg:x="8.202cm" svg:y="4.7cm" svg:viewBox="0 0 20 20" svg:d="M10 20c14 0 14-20 0-20-13 0-13 20 0 20z">
          <text:p/>
        </draw:path>
        <draw:path draw:style-name="gr1" draw:text-style-name="P1" draw:layer="layout" svg:width="0.019cm" svg:height="0.019cm" svg:x="8.703cm" svg:y="4.7cm" svg:viewBox="0 0 20 20" svg:d="M10 20c14 0 14-20 0-20-13 0-13 20 0 20z">
          <text:p/>
        </draw:path>
        <draw:path draw:style-name="gr1" draw:text-style-name="P1" draw:layer="layout" svg:width="0.019cm" svg:height="0.019cm" svg:x="9.203cm" svg:y="4.7cm" svg:viewBox="0 0 20 20" svg:d="M10 20c14 0 14-20 0-20-13 0-13 20 0 20z">
          <text:p/>
        </draw:path>
        <draw:path draw:style-name="gr1" draw:text-style-name="P1" draw:layer="layout" svg:width="0.019cm" svg:height="0.019cm" svg:x="9.703cm" svg:y="4.7cm" svg:viewBox="0 0 20 20" svg:d="M10 20c14 0 14-20 0-20-13 0-13 20 0 20z">
          <text:p/>
        </draw:path>
        <draw:path draw:style-name="gr1" draw:text-style-name="P1" draw:layer="layout" svg:width="0.019cm" svg:height="0.019cm" svg:x="10.203cm" svg:y="4.7cm" svg:viewBox="0 0 20 20" svg:d="M10 20c14 0 14-20 0-20-13 0-13 20 0 20z">
          <text:p/>
        </draw:path>
        <draw:path draw:style-name="gr1" draw:text-style-name="P1" draw:layer="layout" svg:width="0.019cm" svg:height="0.019cm" svg:x="10.703cm" svg:y="4.7cm" svg:viewBox="0 0 20 20" svg:d="M10 20c14 0 14-20 0-20-13 0-13 20 0 20z">
          <text:p/>
        </draw:path>
        <draw:path draw:style-name="gr1" draw:text-style-name="P1" draw:layer="layout" svg:width="0.019cm" svg:height="0.019cm" svg:x="11.203cm" svg:y="4.7cm" svg:viewBox="0 0 20 20" svg:d="M10 20c14 0 14-20 0-20-13 0-13 20 0 20z">
          <text:p/>
        </draw:path>
        <draw:path draw:style-name="gr1" draw:text-style-name="P1" draw:layer="layout" svg:width="0.019cm" svg:height="0.019cm" svg:x="11.703cm" svg:y="4.7cm" svg:viewBox="0 0 20 20" svg:d="M10 20c14 0 14-20 0-20-13 0-13 20 0 20z">
          <text:p/>
        </draw:path>
        <draw:path draw:style-name="gr1" draw:text-style-name="P1" draw:layer="layout" svg:width="0.019cm" svg:height="0.019cm" svg:x="12.203cm" svg:y="4.7cm" svg:viewBox="0 0 20 20" svg:d="M10 20c14 0 14-20 0-20-13 0-13 20 0 20z">
          <text:p/>
        </draw:path>
        <draw:path draw:style-name="gr1" draw:text-style-name="P1" draw:layer="layout" svg:width="0.019cm" svg:height="0.019cm" svg:x="12.703cm" svg:y="4.7cm" svg:viewBox="0 0 20 20" svg:d="M10 20c14 0 14-20 0-20-13 0-13 20 0 20z">
          <text:p/>
        </draw:path>
        <draw:path draw:style-name="gr1" draw:text-style-name="P1" draw:layer="layout" svg:width="0.019cm" svg:height="0.019cm" svg:x="13.203cm" svg:y="4.7cm" svg:viewBox="0 0 20 20" svg:d="M10 20c14 0 14-20 0-20-13 0-13 20 0 20z">
          <text:p/>
        </draw:path>
        <draw:path draw:style-name="gr1" draw:text-style-name="P1" draw:layer="layout" svg:width="0.019cm" svg:height="0.019cm" svg:x="13.703cm" svg:y="4.7cm" svg:viewBox="0 0 20 20" svg:d="M10 20c14 0 14-20 0-20-13 0-13 20 0 20z">
          <text:p/>
        </draw:path>
        <draw:path draw:style-name="gr1" draw:text-style-name="P1" draw:layer="layout" svg:width="0.019cm" svg:height="0.019cm" svg:x="14.203cm" svg:y="4.7cm" svg:viewBox="0 0 20 20" svg:d="M10 20c14 0 14-20 0-20-13 0-13 20 0 20z">
          <text:p/>
        </draw:path>
        <draw:path draw:style-name="gr1" draw:text-style-name="P1" draw:layer="layout" svg:width="0.019cm" svg:height="0.019cm" svg:x="14.703cm" svg:y="4.7cm" svg:viewBox="0 0 20 20" svg:d="M10 20c14 0 14-20 0-20-13 0-13 20 0 20z">
          <text:p/>
        </draw:path>
        <draw:path draw:style-name="gr1" draw:text-style-name="P1" draw:layer="layout" svg:width="0.019cm" svg:height="0.019cm" svg:x="15.203cm" svg:y="4.7cm" svg:viewBox="0 0 20 20" svg:d="M10 20c14 0 14-20 0-20-13 0-13 20 0 20z">
          <text:p/>
        </draw:path>
        <draw:path draw:style-name="gr1" draw:text-style-name="P1" draw:layer="layout" svg:width="0.019cm" svg:height="0.019cm" svg:x="15.703cm" svg:y="4.7cm" svg:viewBox="0 0 20 20" svg:d="M10 20c14 0 14-20 0-20-13 0-13 20 0 20z">
          <text:p/>
        </draw:path>
        <draw:path draw:style-name="gr1" draw:text-style-name="P1" draw:layer="layout" svg:width="0.019cm" svg:height="0.019cm" svg:x="16.203cm" svg:y="4.7cm" svg:viewBox="0 0 20 20" svg:d="M10 20c14 0 14-20 0-20-13 0-13 20 0 20z">
          <text:p/>
        </draw:path>
        <draw:path draw:style-name="gr1" draw:text-style-name="P1" draw:layer="layout" svg:width="0.019cm" svg:height="0.019cm" svg:x="16.702cm" svg:y="4.7cm" svg:viewBox="0 0 20 20" svg:d="M10 20c14 0 14-20 0-20-13 0-13 20 0 20z">
          <text:p/>
        </draw:path>
        <draw:path draw:style-name="gr1" draw:text-style-name="P1" draw:layer="layout" svg:width="0.019cm" svg:height="0.019cm" svg:x="17.202cm" svg:y="4.7cm" svg:viewBox="0 0 20 20" svg:d="M10 20c14 0 14-20 0-20-13 0-13 20 0 20z">
          <text:p/>
        </draw:path>
        <draw:path draw:style-name="gr1" draw:text-style-name="P1" draw:layer="layout" svg:width="0.019cm" svg:height="0.019cm" svg:x="17.702cm" svg:y="4.7cm" svg:viewBox="0 0 20 20" svg:d="M10 20c14 0 14-20 0-20-13 0-13 20 0 20z">
          <text:p/>
        </draw:path>
        <draw:path draw:style-name="gr1" draw:text-style-name="P1" draw:layer="layout" svg:width="0.019cm" svg:height="0.019cm" svg:x="18.202cm" svg:y="4.7cm" svg:viewBox="0 0 20 20" svg:d="M10 20c14 0 14-20 0-20-13 0-13 20 0 20z">
          <text:p/>
        </draw:path>
        <draw:path draw:style-name="gr1" draw:text-style-name="P1" draw:layer="layout" svg:width="0.019cm" svg:height="0.019cm" svg:x="18.702cm" svg:y="4.7cm" svg:viewBox="0 0 20 20" svg:d="M10 20c14 0 14-20 0-20-13 0-13 20 0 20z">
          <text:p/>
        </draw:path>
        <draw:path draw:style-name="gr1" draw:text-style-name="P1" draw:layer="layout" svg:width="0.019cm" svg:height="0.019cm" svg:x="19.202cm" svg:y="4.7cm" svg:viewBox="0 0 20 20" svg:d="M10 20c14 0 14-20 0-20-13 0-13 20 0 20z">
          <text:p/>
        </draw:path>
        <draw:path draw:style-name="gr1" draw:text-style-name="P1" draw:layer="layout" svg:width="0.019cm" svg:height="0.019cm" svg:x="19.702cm" svg:y="4.7cm" svg:viewBox="0 0 20 20" svg:d="M10 20c14 0 14-20 0-20-13 0-13 20 0 20z">
          <text:p/>
        </draw:path>
        <draw:path draw:style-name="gr1" draw:text-style-name="P1" draw:layer="layout" svg:width="0.019cm" svg:height="0.019cm" svg:x="20.202cm" svg:y="4.7cm" svg:viewBox="0 0 20 20" svg:d="M10 20c14 0 14-20 0-20-13 0-13 20 0 20z">
          <text:p/>
        </draw:path>
        <draw:path draw:style-name="gr1" draw:text-style-name="P1" draw:layer="layout" svg:width="0.019cm" svg:height="0.019cm" svg:x="20.702cm" svg:y="4.7cm" svg:viewBox="0 0 20 20" svg:d="M10 20c14 0 14-20 0-20-13 0-13 20 0 20z">
          <text:p/>
        </draw:path>
        <draw:path draw:style-name="gr1" draw:text-style-name="P1" draw:layer="layout" svg:width="0.019cm" svg:height="0.019cm" svg:x="21.202cm" svg:y="4.7cm" svg:viewBox="0 0 20 20" svg:d="M10 20c14 0 14-20 0-20-13 0-13 20 0 20z">
          <text:p/>
        </draw:path>
        <draw:path draw:style-name="gr1" draw:text-style-name="P1" draw:layer="layout" svg:width="0.019cm" svg:height="0.019cm" svg:x="21.702cm" svg:y="4.7cm" svg:viewBox="0 0 20 20" svg:d="M10 20c14 0 14-20 0-20-13 0-13 20 0 20z">
          <text:p/>
        </draw:path>
        <draw:path draw:style-name="gr1" draw:text-style-name="P1" draw:layer="layout" svg:width="0.019cm" svg:height="0.019cm" svg:x="22.202cm" svg:y="4.7cm" svg:viewBox="0 0 20 20" svg:d="M10 20c14 0 14-20 0-20-13 0-13 20 0 20z">
          <text:p/>
        </draw:path>
        <draw:path draw:style-name="gr1" draw:text-style-name="P1" draw:layer="layout" svg:width="0.019cm" svg:height="0.019cm" svg:x="22.702cm" svg:y="4.7cm" svg:viewBox="0 0 20 20" svg:d="M10 20c14 0 14-20 0-20-13 0-13 20 0 20z">
          <text:p/>
        </draw:path>
        <draw:path draw:style-name="gr1" draw:text-style-name="P1" draw:layer="layout" svg:width="0.019cm" svg:height="0.019cm" svg:x="23.202cm" svg:y="4.7cm" svg:viewBox="0 0 20 20" svg:d="M10 20c14 0 14-20 0-20-13 0-13 20 0 20z">
          <text:p/>
        </draw:path>
        <draw:path draw:style-name="gr1" draw:text-style-name="P1" draw:layer="layout" svg:width="0.019cm" svg:height="0.019cm" svg:x="23.702cm" svg:y="4.7cm" svg:viewBox="0 0 20 20" svg:d="M10 20c14 0 14-20 0-20-13 0-13 20 0 20z">
          <text:p/>
        </draw:path>
        <draw:path draw:style-name="gr1" draw:text-style-name="P1" draw:layer="layout" svg:width="0.019cm" svg:height="0.019cm" svg:x="24.202cm" svg:y="4.7cm" svg:viewBox="0 0 20 20" svg:d="M10 20c14 0 14-20 0-20-13 0-13 20 0 20z">
          <text:p/>
        </draw:path>
        <draw:path draw:style-name="gr1" draw:text-style-name="P1" draw:layer="layout" svg:width="0.019cm" svg:height="0.019cm" svg:x="24.703cm" svg:y="4.7cm" svg:viewBox="0 0 20 20" svg:d="M10 20c14 0 14-20 0-20-13 0-13 20 0 20z">
          <text:p/>
        </draw:path>
        <draw:path draw:style-name="gr1" draw:text-style-name="P1" draw:layer="layout" svg:width="0.019cm" svg:height="0.019cm" svg:x="25.203cm" svg:y="4.7cm" svg:viewBox="0 0 20 20" svg:d="M10 20c14 0 14-20 0-20-13 0-13 20 0 20z">
          <text:p/>
        </draw:path>
        <draw:path draw:style-name="gr1" draw:text-style-name="P1" draw:layer="layout" svg:width="0.019cm" svg:height="0.019cm" svg:x="25.703cm" svg:y="4.7cm" svg:viewBox="0 0 20 20" svg:d="M10 20c14 0 14-20 0-20-13 0-13 20 0 20z">
          <text:p/>
        </draw:path>
        <draw:path draw:style-name="gr1" draw:text-style-name="P1" draw:layer="layout" svg:width="0.019cm" svg:height="0.019cm" svg:x="26.203cm" svg:y="4.7cm" svg:viewBox="0 0 20 20" svg:d="M10 20c14 0 14-20 0-20-13 0-13 20 0 20z">
          <text:p/>
        </draw:path>
        <draw:path draw:style-name="gr1" draw:text-style-name="P1" draw:layer="layout" svg:width="0.019cm" svg:height="0.019cm" svg:x="26.703cm" svg:y="4.7cm" svg:viewBox="0 0 20 20" svg:d="M10 20c14 0 14-20 0-20-13 0-13 20 0 20z">
          <text:p/>
        </draw:path>
        <draw:path draw:style-name="gr1" draw:text-style-name="P1" draw:layer="layout" svg:width="0.019cm" svg:height="0.019cm" svg:x="27.203cm" svg:y="4.7cm" svg:viewBox="0 0 20 20" svg:d="M10 20c14 0 14-20 0-20-13 0-13 20 0 20z">
          <text:p/>
        </draw:path>
        <draw:path draw:style-name="gr1" draw:text-style-name="P1" draw:layer="layout" svg:width="0.019cm" svg:height="0.019cm" svg:x="0.702cm" svg:y="4.7cm" svg:viewBox="0 0 20 20" svg:d="M10 20c14 0 14-20 0-20-13 0-13 20 0 20z">
          <text:p/>
        </draw:path>
        <draw:path draw:style-name="gr1" draw:text-style-name="P1" draw:layer="layout" svg:width="0.019cm" svg:height="0.019cm" svg:x="1.202cm" svg:y="4.7cm" svg:viewBox="0 0 20 20" svg:d="M10 20c14 0 14-20 0-20-13 0-13 20 0 20z">
          <text:p/>
        </draw:path>
        <draw:path draw:style-name="gr1" draw:text-style-name="P1" draw:layer="layout" svg:width="0.019cm" svg:height="0.019cm" svg:x="1.702cm" svg:y="4.7cm" svg:viewBox="0 0 20 20" svg:d="M10 20c14 0 14-20 0-20-13 0-13 20 0 20z">
          <text:p/>
        </draw:path>
        <draw:path draw:style-name="gr1" draw:text-style-name="P1" draw:layer="layout" svg:width="0.019cm" svg:height="0.019cm" svg:x="2.202cm" svg:y="4.7cm" svg:viewBox="0 0 20 20" svg:d="M10 20c14 0 14-20 0-20-13 0-13 20 0 20z">
          <text:p/>
        </draw:path>
        <draw:path draw:style-name="gr1" draw:text-style-name="P1" draw:layer="layout" svg:width="0.019cm" svg:height="0.019cm" svg:x="2.702cm" svg:y="4.7cm" svg:viewBox="0 0 20 20" svg:d="M10 20c14 0 14-20 0-20-13 0-13 20 0 20z">
          <text:p/>
        </draw:path>
        <draw:path draw:style-name="gr1" draw:text-style-name="P1" draw:layer="layout" svg:width="0.019cm" svg:height="0.019cm" svg:x="3.202cm" svg:y="4.7cm" svg:viewBox="0 0 20 20" svg:d="M10 20c14 0 14-20 0-20-13 0-13 20 0 20z">
          <text:p/>
        </draw:path>
        <draw:path draw:style-name="gr1" draw:text-style-name="P1" draw:layer="layout" svg:width="0.019cm" svg:height="0.019cm" svg:x="3.702cm" svg:y="4.7cm" svg:viewBox="0 0 20 20" svg:d="M10 20c14 0 14-20 0-20-13 0-13 20 0 20z">
          <text:p/>
        </draw:path>
        <draw:path draw:style-name="gr1" draw:text-style-name="P1" draw:layer="layout" svg:width="0.019cm" svg:height="0.019cm" svg:x="4.202cm" svg:y="4.7cm" svg:viewBox="0 0 20 20" svg:d="M10 20c14 0 14-20 0-20-13 0-13 20 0 20z">
          <text:p/>
        </draw:path>
        <draw:path draw:style-name="gr1" draw:text-style-name="P1" draw:layer="layout" svg:width="0.019cm" svg:height="0.019cm" svg:x="4.702cm" svg:y="4.7cm" svg:viewBox="0 0 20 20" svg:d="M10 20c14 0 14-20 0-20-13 0-13 20 0 20z">
          <text:p/>
        </draw:path>
        <draw:path draw:style-name="gr1" draw:text-style-name="P1" draw:layer="layout" svg:width="0.019cm" svg:height="0.019cm" svg:x="5.202cm" svg:y="4.7cm" svg:viewBox="0 0 20 20" svg:d="M10 20c14 0 14-20 0-20-13 0-13 20 0 20z">
          <text:p/>
        </draw:path>
        <draw:path draw:style-name="gr1" draw:text-style-name="P1" draw:layer="layout" svg:width="0.019cm" svg:height="0.019cm" svg:x="5.702cm" svg:y="4.7cm" svg:viewBox="0 0 20 20" svg:d="M10 20c14 0 14-20 0-20-13 0-13 20 0 20z">
          <text:p/>
        </draw:path>
        <draw:path draw:style-name="gr1" draw:text-style-name="P1" draw:layer="layout" svg:width="0.019cm" svg:height="0.019cm" svg:x="6.202cm" svg:y="4.7cm" svg:viewBox="0 0 20 20" svg:d="M10 20c14 0 14-20 0-20-13 0-13 20 0 20z">
          <text:p/>
        </draw:path>
        <draw:path draw:style-name="gr1" draw:text-style-name="P1" draw:layer="layout" svg:width="0.019cm" svg:height="0.019cm" svg:x="6.702cm" svg:y="4.7cm" svg:viewBox="0 0 20 20" svg:d="M10 20c14 0 14-20 0-20-13 0-13 20 0 20z">
          <text:p/>
        </draw:path>
        <draw:path draw:style-name="gr1" draw:text-style-name="P1" draw:layer="layout" svg:width="0.019cm" svg:height="0.019cm" svg:x="7.202cm" svg:y="4.7cm" svg:viewBox="0 0 20 20" svg:d="M10 20c14 0 14-20 0-20-13 0-13 20 0 20z">
          <text:p/>
        </draw:path>
        <draw:path draw:style-name="gr1" draw:text-style-name="P1" draw:layer="layout" svg:width="0.019cm" svg:height="0.019cm" svg:x="7.702cm" svg:y="4.7cm" svg:viewBox="0 0 20 20" svg:d="M10 20c14 0 14-20 0-20-13 0-13 20 0 20z">
          <text:p/>
        </draw:path>
        <draw:path draw:style-name="gr1" draw:text-style-name="P1" draw:layer="layout" svg:width="0.019cm" svg:height="0.019cm" svg:x="8.202cm" svg:y="4.7cm" svg:viewBox="0 0 20 20" svg:d="M10 20c14 0 14-20 0-20-13 0-13 20 0 20z">
          <text:p/>
        </draw:path>
        <draw:path draw:style-name="gr1" draw:text-style-name="P1" draw:layer="layout" svg:width="0.019cm" svg:height="0.019cm" svg:x="8.703cm" svg:y="4.7cm" svg:viewBox="0 0 20 20" svg:d="M10 20c14 0 14-20 0-20-13 0-13 20 0 20z">
          <text:p/>
        </draw:path>
        <draw:path draw:style-name="gr1" draw:text-style-name="P1" draw:layer="layout" svg:width="0.019cm" svg:height="0.019cm" svg:x="9.203cm" svg:y="4.7cm" svg:viewBox="0 0 20 20" svg:d="M10 20c14 0 14-20 0-20-13 0-13 20 0 20z">
          <text:p/>
        </draw:path>
        <draw:path draw:style-name="gr1" draw:text-style-name="P1" draw:layer="layout" svg:width="0.019cm" svg:height="0.019cm" svg:x="9.703cm" svg:y="4.7cm" svg:viewBox="0 0 20 20" svg:d="M10 20c14 0 14-20 0-20-13 0-13 20 0 20z">
          <text:p/>
        </draw:path>
        <draw:path draw:style-name="gr1" draw:text-style-name="P1" draw:layer="layout" svg:width="0.019cm" svg:height="0.019cm" svg:x="10.203cm" svg:y="4.7cm" svg:viewBox="0 0 20 20" svg:d="M10 20c14 0 14-20 0-20-13 0-13 20 0 20z">
          <text:p/>
        </draw:path>
        <draw:path draw:style-name="gr1" draw:text-style-name="P1" draw:layer="layout" svg:width="0.019cm" svg:height="0.019cm" svg:x="10.703cm" svg:y="4.7cm" svg:viewBox="0 0 20 20" svg:d="M10 20c14 0 14-20 0-20-13 0-13 20 0 20z">
          <text:p/>
        </draw:path>
        <draw:path draw:style-name="gr1" draw:text-style-name="P1" draw:layer="layout" svg:width="0.019cm" svg:height="0.019cm" svg:x="11.203cm" svg:y="4.7cm" svg:viewBox="0 0 20 20" svg:d="M10 20c14 0 14-20 0-20-13 0-13 20 0 20z">
          <text:p/>
        </draw:path>
        <draw:path draw:style-name="gr1" draw:text-style-name="P1" draw:layer="layout" svg:width="0.019cm" svg:height="0.019cm" svg:x="11.703cm" svg:y="4.7cm" svg:viewBox="0 0 20 20" svg:d="M10 20c14 0 14-20 0-20-13 0-13 20 0 20z">
          <text:p/>
        </draw:path>
        <draw:path draw:style-name="gr1" draw:text-style-name="P1" draw:layer="layout" svg:width="0.019cm" svg:height="0.019cm" svg:x="12.203cm" svg:y="4.7cm" svg:viewBox="0 0 20 20" svg:d="M10 20c14 0 14-20 0-20-13 0-13 20 0 20z">
          <text:p/>
        </draw:path>
        <draw:path draw:style-name="gr1" draw:text-style-name="P1" draw:layer="layout" svg:width="0.019cm" svg:height="0.019cm" svg:x="12.703cm" svg:y="4.7cm" svg:viewBox="0 0 20 20" svg:d="M10 20c14 0 14-20 0-20-13 0-13 20 0 20z">
          <text:p/>
        </draw:path>
        <draw:path draw:style-name="gr1" draw:text-style-name="P1" draw:layer="layout" svg:width="0.019cm" svg:height="0.019cm" svg:x="13.203cm" svg:y="4.7cm" svg:viewBox="0 0 20 20" svg:d="M10 20c14 0 14-20 0-20-13 0-13 20 0 20z">
          <text:p/>
        </draw:path>
        <draw:path draw:style-name="gr1" draw:text-style-name="P1" draw:layer="layout" svg:width="0.019cm" svg:height="0.019cm" svg:x="13.703cm" svg:y="4.7cm" svg:viewBox="0 0 20 20" svg:d="M10 20c14 0 14-20 0-20-13 0-13 20 0 20z">
          <text:p/>
        </draw:path>
        <draw:path draw:style-name="gr1" draw:text-style-name="P1" draw:layer="layout" svg:width="0.019cm" svg:height="0.019cm" svg:x="14.203cm" svg:y="4.7cm" svg:viewBox="0 0 20 20" svg:d="M10 20c14 0 14-20 0-20-13 0-13 20 0 20z">
          <text:p/>
        </draw:path>
        <draw:path draw:style-name="gr1" draw:text-style-name="P1" draw:layer="layout" svg:width="0.019cm" svg:height="0.019cm" svg:x="14.703cm" svg:y="4.7cm" svg:viewBox="0 0 20 20" svg:d="M10 20c14 0 14-20 0-20-13 0-13 20 0 20z">
          <text:p/>
        </draw:path>
        <draw:path draw:style-name="gr1" draw:text-style-name="P1" draw:layer="layout" svg:width="0.019cm" svg:height="0.019cm" svg:x="15.203cm" svg:y="4.7cm" svg:viewBox="0 0 20 20" svg:d="M10 20c14 0 14-20 0-20-13 0-13 20 0 20z">
          <text:p/>
        </draw:path>
        <draw:path draw:style-name="gr1" draw:text-style-name="P1" draw:layer="layout" svg:width="0.019cm" svg:height="0.019cm" svg:x="15.703cm" svg:y="4.7cm" svg:viewBox="0 0 20 20" svg:d="M10 20c14 0 14-20 0-20-13 0-13 20 0 20z">
          <text:p/>
        </draw:path>
        <draw:path draw:style-name="gr1" draw:text-style-name="P1" draw:layer="layout" svg:width="0.019cm" svg:height="0.019cm" svg:x="16.203cm" svg:y="4.7cm" svg:viewBox="0 0 20 20" svg:d="M10 20c14 0 14-20 0-20-13 0-13 20 0 20z">
          <text:p/>
        </draw:path>
        <draw:path draw:style-name="gr1" draw:text-style-name="P1" draw:layer="layout" svg:width="0.019cm" svg:height="0.019cm" svg:x="0.702cm" svg:y="5.2cm" svg:viewBox="0 0 20 20" svg:d="M10 20c14 0 14-20 0-20-13 0-13 20 0 20z">
          <text:p/>
        </draw:path>
        <draw:path draw:style-name="gr1" draw:text-style-name="P1" draw:layer="layout" svg:width="0.019cm" svg:height="0.019cm" svg:x="1.202cm" svg:y="5.2cm" svg:viewBox="0 0 20 20" svg:d="M10 20c14 0 14-20 0-20-13 0-13 20 0 20z">
          <text:p/>
        </draw:path>
        <draw:path draw:style-name="gr1" draw:text-style-name="P1" draw:layer="layout" svg:width="0.019cm" svg:height="0.019cm" svg:x="1.702cm" svg:y="5.2cm" svg:viewBox="0 0 20 20" svg:d="M10 20c14 0 14-20 0-20-13 0-13 20 0 20z">
          <text:p/>
        </draw:path>
        <draw:path draw:style-name="gr1" draw:text-style-name="P1" draw:layer="layout" svg:width="0.019cm" svg:height="0.019cm" svg:x="2.202cm" svg:y="5.2cm" svg:viewBox="0 0 20 20" svg:d="M10 20c14 0 14-20 0-20-13 0-13 20 0 20z">
          <text:p/>
        </draw:path>
        <draw:path draw:style-name="gr1" draw:text-style-name="P1" draw:layer="layout" svg:width="0.019cm" svg:height="0.019cm" svg:x="2.702cm" svg:y="5.2cm" svg:viewBox="0 0 20 20" svg:d="M10 20c14 0 14-20 0-20-13 0-13 20 0 20z">
          <text:p/>
        </draw:path>
        <draw:path draw:style-name="gr1" draw:text-style-name="P1" draw:layer="layout" svg:width="0.019cm" svg:height="0.019cm" svg:x="3.202cm" svg:y="5.2cm" svg:viewBox="0 0 20 20" svg:d="M10 20c14 0 14-20 0-20-13 0-13 20 0 20z">
          <text:p/>
        </draw:path>
        <draw:path draw:style-name="gr1" draw:text-style-name="P1" draw:layer="layout" svg:width="0.019cm" svg:height="0.019cm" svg:x="3.702cm" svg:y="5.2cm" svg:viewBox="0 0 20 20" svg:d="M10 20c14 0 14-20 0-20-13 0-13 20 0 20z">
          <text:p/>
        </draw:path>
        <draw:path draw:style-name="gr1" draw:text-style-name="P1" draw:layer="layout" svg:width="0.019cm" svg:height="0.019cm" svg:x="4.202cm" svg:y="5.2cm" svg:viewBox="0 0 20 20" svg:d="M10 20c14 0 14-20 0-20-13 0-13 20 0 20z">
          <text:p/>
        </draw:path>
        <draw:path draw:style-name="gr1" draw:text-style-name="P1" draw:layer="layout" svg:width="0.019cm" svg:height="0.019cm" svg:x="4.702cm" svg:y="5.2cm" svg:viewBox="0 0 20 20" svg:d="M10 20c14 0 14-20 0-20-13 0-13 20 0 20z">
          <text:p/>
        </draw:path>
        <draw:path draw:style-name="gr1" draw:text-style-name="P1" draw:layer="layout" svg:width="0.019cm" svg:height="0.019cm" svg:x="5.202cm" svg:y="5.2cm" svg:viewBox="0 0 20 20" svg:d="M10 20c14 0 14-20 0-20-13 0-13 20 0 20z">
          <text:p/>
        </draw:path>
        <draw:path draw:style-name="gr1" draw:text-style-name="P1" draw:layer="layout" svg:width="0.019cm" svg:height="0.019cm" svg:x="5.702cm" svg:y="5.2cm" svg:viewBox="0 0 20 20" svg:d="M10 20c14 0 14-20 0-20-13 0-13 20 0 20z">
          <text:p/>
        </draw:path>
        <draw:path draw:style-name="gr1" draw:text-style-name="P1" draw:layer="layout" svg:width="0.019cm" svg:height="0.019cm" svg:x="6.202cm" svg:y="5.2cm" svg:viewBox="0 0 20 20" svg:d="M10 20c14 0 14-20 0-20-13 0-13 20 0 20z">
          <text:p/>
        </draw:path>
        <draw:path draw:style-name="gr1" draw:text-style-name="P1" draw:layer="layout" svg:width="0.019cm" svg:height="0.019cm" svg:x="6.702cm" svg:y="5.2cm" svg:viewBox="0 0 20 20" svg:d="M10 20c14 0 14-20 0-20-13 0-13 20 0 20z">
          <text:p/>
        </draw:path>
        <draw:path draw:style-name="gr1" draw:text-style-name="P1" draw:layer="layout" svg:width="0.019cm" svg:height="0.019cm" svg:x="7.202cm" svg:y="5.2cm" svg:viewBox="0 0 20 20" svg:d="M10 20c14 0 14-20 0-20-13 0-13 20 0 20z">
          <text:p/>
        </draw:path>
        <draw:path draw:style-name="gr1" draw:text-style-name="P1" draw:layer="layout" svg:width="0.019cm" svg:height="0.019cm" svg:x="7.702cm" svg:y="5.2cm" svg:viewBox="0 0 20 20" svg:d="M10 20c14 0 14-20 0-20-13 0-13 20 0 20z">
          <text:p/>
        </draw:path>
        <draw:path draw:style-name="gr1" draw:text-style-name="P1" draw:layer="layout" svg:width="0.019cm" svg:height="0.019cm" svg:x="8.202cm" svg:y="5.2cm" svg:viewBox="0 0 20 20" svg:d="M10 20c14 0 14-20 0-20-13 0-13 20 0 20z">
          <text:p/>
        </draw:path>
        <draw:path draw:style-name="gr1" draw:text-style-name="P1" draw:layer="layout" svg:width="0.019cm" svg:height="0.019cm" svg:x="8.703cm" svg:y="5.2cm" svg:viewBox="0 0 20 20" svg:d="M10 20c14 0 14-20 0-20-13 0-13 20 0 20z">
          <text:p/>
        </draw:path>
        <draw:path draw:style-name="gr1" draw:text-style-name="P1" draw:layer="layout" svg:width="0.019cm" svg:height="0.019cm" svg:x="9.203cm" svg:y="5.2cm" svg:viewBox="0 0 20 20" svg:d="M10 20c14 0 14-20 0-20-13 0-13 20 0 20z">
          <text:p/>
        </draw:path>
        <draw:path draw:style-name="gr1" draw:text-style-name="P1" draw:layer="layout" svg:width="0.019cm" svg:height="0.019cm" svg:x="9.703cm" svg:y="5.2cm" svg:viewBox="0 0 20 20" svg:d="M10 20c14 0 14-20 0-20-13 0-13 20 0 20z">
          <text:p/>
        </draw:path>
        <draw:path draw:style-name="gr1" draw:text-style-name="P1" draw:layer="layout" svg:width="0.019cm" svg:height="0.019cm" svg:x="10.203cm" svg:y="5.2cm" svg:viewBox="0 0 20 20" svg:d="M10 20c14 0 14-20 0-20-13 0-13 20 0 20z">
          <text:p/>
        </draw:path>
        <draw:path draw:style-name="gr1" draw:text-style-name="P1" draw:layer="layout" svg:width="0.019cm" svg:height="0.019cm" svg:x="10.703cm" svg:y="5.2cm" svg:viewBox="0 0 20 20" svg:d="M10 20c14 0 14-20 0-20-13 0-13 20 0 20z">
          <text:p/>
        </draw:path>
        <draw:path draw:style-name="gr1" draw:text-style-name="P1" draw:layer="layout" svg:width="0.019cm" svg:height="0.019cm" svg:x="11.203cm" svg:y="5.2cm" svg:viewBox="0 0 20 20" svg:d="M10 20c14 0 14-20 0-20-13 0-13 20 0 20z">
          <text:p/>
        </draw:path>
        <draw:path draw:style-name="gr1" draw:text-style-name="P1" draw:layer="layout" svg:width="0.019cm" svg:height="0.019cm" svg:x="11.703cm" svg:y="5.2cm" svg:viewBox="0 0 20 20" svg:d="M10 20c14 0 14-20 0-20-13 0-13 20 0 20z">
          <text:p/>
        </draw:path>
        <draw:path draw:style-name="gr1" draw:text-style-name="P1" draw:layer="layout" svg:width="0.019cm" svg:height="0.019cm" svg:x="12.203cm" svg:y="5.2cm" svg:viewBox="0 0 20 20" svg:d="M10 20c14 0 14-20 0-20-13 0-13 20 0 20z">
          <text:p/>
        </draw:path>
        <draw:path draw:style-name="gr1" draw:text-style-name="P1" draw:layer="layout" svg:width="0.019cm" svg:height="0.019cm" svg:x="12.703cm" svg:y="5.2cm" svg:viewBox="0 0 20 20" svg:d="M10 20c14 0 14-20 0-20-13 0-13 20 0 20z">
          <text:p/>
        </draw:path>
        <draw:path draw:style-name="gr1" draw:text-style-name="P1" draw:layer="layout" svg:width="0.019cm" svg:height="0.019cm" svg:x="13.203cm" svg:y="5.2cm" svg:viewBox="0 0 20 20" svg:d="M10 20c14 0 14-20 0-20-13 0-13 20 0 20z">
          <text:p/>
        </draw:path>
        <draw:path draw:style-name="gr1" draw:text-style-name="P1" draw:layer="layout" svg:width="0.019cm" svg:height="0.019cm" svg:x="13.703cm" svg:y="5.2cm" svg:viewBox="0 0 20 20" svg:d="M10 20c14 0 14-20 0-20-13 0-13 20 0 20z">
          <text:p/>
        </draw:path>
        <draw:path draw:style-name="gr1" draw:text-style-name="P1" draw:layer="layout" svg:width="0.019cm" svg:height="0.019cm" svg:x="14.203cm" svg:y="5.2cm" svg:viewBox="0 0 20 20" svg:d="M10 20c14 0 14-20 0-20-13 0-13 20 0 20z">
          <text:p/>
        </draw:path>
        <draw:path draw:style-name="gr1" draw:text-style-name="P1" draw:layer="layout" svg:width="0.019cm" svg:height="0.019cm" svg:x="14.703cm" svg:y="5.2cm" svg:viewBox="0 0 20 20" svg:d="M10 20c14 0 14-20 0-20-13 0-13 20 0 20z">
          <text:p/>
        </draw:path>
        <draw:path draw:style-name="gr1" draw:text-style-name="P1" draw:layer="layout" svg:width="0.019cm" svg:height="0.019cm" svg:x="15.203cm" svg:y="5.2cm" svg:viewBox="0 0 20 20" svg:d="M10 20c14 0 14-20 0-20-13 0-13 20 0 20z">
          <text:p/>
        </draw:path>
        <draw:path draw:style-name="gr1" draw:text-style-name="P1" draw:layer="layout" svg:width="0.019cm" svg:height="0.019cm" svg:x="15.703cm" svg:y="5.2cm" svg:viewBox="0 0 20 20" svg:d="M10 20c14 0 14-20 0-20-13 0-13 20 0 20z">
          <text:p/>
        </draw:path>
        <draw:path draw:style-name="gr1" draw:text-style-name="P1" draw:layer="layout" svg:width="0.019cm" svg:height="0.019cm" svg:x="16.203cm" svg:y="5.2cm" svg:viewBox="0 0 20 20" svg:d="M10 20c14 0 14-20 0-20-13 0-13 20 0 20z">
          <text:p/>
        </draw:path>
        <draw:path draw:style-name="gr1" draw:text-style-name="P1" draw:layer="layout" svg:width="0.019cm" svg:height="0.019cm" svg:x="16.702cm" svg:y="5.2cm" svg:viewBox="0 0 20 20" svg:d="M10 20c14 0 14-20 0-20-13 0-13 20 0 20z">
          <text:p/>
        </draw:path>
        <draw:path draw:style-name="gr1" draw:text-style-name="P1" draw:layer="layout" svg:width="0.019cm" svg:height="0.019cm" svg:x="17.202cm" svg:y="5.2cm" svg:viewBox="0 0 20 20" svg:d="M10 20c14 0 14-20 0-20-13 0-13 20 0 20z">
          <text:p/>
        </draw:path>
        <draw:path draw:style-name="gr1" draw:text-style-name="P1" draw:layer="layout" svg:width="0.019cm" svg:height="0.019cm" svg:x="17.702cm" svg:y="5.2cm" svg:viewBox="0 0 20 20" svg:d="M10 20c14 0 14-20 0-20-13 0-13 20 0 20z">
          <text:p/>
        </draw:path>
        <draw:path draw:style-name="gr1" draw:text-style-name="P1" draw:layer="layout" svg:width="0.019cm" svg:height="0.019cm" svg:x="18.202cm" svg:y="5.2cm" svg:viewBox="0 0 20 20" svg:d="M10 20c14 0 14-20 0-20-13 0-13 20 0 20z">
          <text:p/>
        </draw:path>
        <draw:path draw:style-name="gr1" draw:text-style-name="P1" draw:layer="layout" svg:width="0.019cm" svg:height="0.019cm" svg:x="18.702cm" svg:y="5.2cm" svg:viewBox="0 0 20 20" svg:d="M10 20c14 0 14-20 0-20-13 0-13 20 0 20z">
          <text:p/>
        </draw:path>
        <draw:path draw:style-name="gr1" draw:text-style-name="P1" draw:layer="layout" svg:width="0.019cm" svg:height="0.019cm" svg:x="19.202cm" svg:y="5.2cm" svg:viewBox="0 0 20 20" svg:d="M10 20c14 0 14-20 0-20-13 0-13 20 0 20z">
          <text:p/>
        </draw:path>
        <draw:path draw:style-name="gr1" draw:text-style-name="P1" draw:layer="layout" svg:width="0.019cm" svg:height="0.019cm" svg:x="19.702cm" svg:y="5.2cm" svg:viewBox="0 0 20 20" svg:d="M10 20c14 0 14-20 0-20-13 0-13 20 0 20z">
          <text:p/>
        </draw:path>
        <draw:path draw:style-name="gr1" draw:text-style-name="P1" draw:layer="layout" svg:width="0.019cm" svg:height="0.019cm" svg:x="20.202cm" svg:y="5.2cm" svg:viewBox="0 0 20 20" svg:d="M10 20c14 0 14-20 0-20-13 0-13 20 0 20z">
          <text:p/>
        </draw:path>
        <draw:path draw:style-name="gr1" draw:text-style-name="P1" draw:layer="layout" svg:width="0.019cm" svg:height="0.019cm" svg:x="20.702cm" svg:y="5.2cm" svg:viewBox="0 0 20 20" svg:d="M10 20c14 0 14-20 0-20-13 0-13 20 0 20z">
          <text:p/>
        </draw:path>
        <draw:path draw:style-name="gr1" draw:text-style-name="P1" draw:layer="layout" svg:width="0.019cm" svg:height="0.019cm" svg:x="21.202cm" svg:y="5.2cm" svg:viewBox="0 0 20 20" svg:d="M10 20c14 0 14-20 0-20-13 0-13 20 0 20z">
          <text:p/>
        </draw:path>
        <draw:path draw:style-name="gr1" draw:text-style-name="P1" draw:layer="layout" svg:width="0.019cm" svg:height="0.019cm" svg:x="21.702cm" svg:y="5.2cm" svg:viewBox="0 0 20 20" svg:d="M10 20c14 0 14-20 0-20-13 0-13 20 0 20z">
          <text:p/>
        </draw:path>
        <draw:path draw:style-name="gr1" draw:text-style-name="P1" draw:layer="layout" svg:width="0.019cm" svg:height="0.019cm" svg:x="22.202cm" svg:y="5.2cm" svg:viewBox="0 0 20 20" svg:d="M10 20c14 0 14-20 0-20-13 0-13 20 0 20z">
          <text:p/>
        </draw:path>
        <draw:path draw:style-name="gr1" draw:text-style-name="P1" draw:layer="layout" svg:width="0.019cm" svg:height="0.019cm" svg:x="22.702cm" svg:y="5.2cm" svg:viewBox="0 0 20 20" svg:d="M10 20c14 0 14-20 0-20-13 0-13 20 0 20z">
          <text:p/>
        </draw:path>
        <draw:path draw:style-name="gr1" draw:text-style-name="P1" draw:layer="layout" svg:width="0.019cm" svg:height="0.019cm" svg:x="23.202cm" svg:y="5.2cm" svg:viewBox="0 0 20 20" svg:d="M10 20c14 0 14-20 0-20-13 0-13 20 0 20z">
          <text:p/>
        </draw:path>
        <draw:path draw:style-name="gr1" draw:text-style-name="P1" draw:layer="layout" svg:width="0.019cm" svg:height="0.019cm" svg:x="23.702cm" svg:y="5.2cm" svg:viewBox="0 0 20 20" svg:d="M10 20c14 0 14-20 0-20-13 0-13 20 0 20z">
          <text:p/>
        </draw:path>
        <draw:path draw:style-name="gr1" draw:text-style-name="P1" draw:layer="layout" svg:width="0.019cm" svg:height="0.019cm" svg:x="24.202cm" svg:y="5.2cm" svg:viewBox="0 0 20 20" svg:d="M10 20c14 0 14-20 0-20-13 0-13 20 0 20z">
          <text:p/>
        </draw:path>
        <draw:path draw:style-name="gr1" draw:text-style-name="P1" draw:layer="layout" svg:width="0.019cm" svg:height="0.019cm" svg:x="24.703cm" svg:y="5.2cm" svg:viewBox="0 0 20 20" svg:d="M10 20c14 0 14-20 0-20-13 0-13 20 0 20z">
          <text:p/>
        </draw:path>
        <draw:path draw:style-name="gr1" draw:text-style-name="P1" draw:layer="layout" svg:width="0.019cm" svg:height="0.019cm" svg:x="25.203cm" svg:y="5.2cm" svg:viewBox="0 0 20 20" svg:d="M10 20c14 0 14-20 0-20-13 0-13 20 0 20z">
          <text:p/>
        </draw:path>
        <draw:path draw:style-name="gr1" draw:text-style-name="P1" draw:layer="layout" svg:width="0.019cm" svg:height="0.019cm" svg:x="25.703cm" svg:y="5.2cm" svg:viewBox="0 0 20 20" svg:d="M10 20c14 0 14-20 0-20-13 0-13 20 0 20z">
          <text:p/>
        </draw:path>
        <draw:path draw:style-name="gr1" draw:text-style-name="P1" draw:layer="layout" svg:width="0.019cm" svg:height="0.019cm" svg:x="26.203cm" svg:y="5.2cm" svg:viewBox="0 0 20 20" svg:d="M10 20c14 0 14-20 0-20-13 0-13 20 0 20z">
          <text:p/>
        </draw:path>
        <draw:path draw:style-name="gr1" draw:text-style-name="P1" draw:layer="layout" svg:width="0.019cm" svg:height="0.019cm" svg:x="26.703cm" svg:y="5.2cm" svg:viewBox="0 0 20 20" svg:d="M10 20c14 0 14-20 0-20-13 0-13 20 0 20z">
          <text:p/>
        </draw:path>
        <draw:path draw:style-name="gr1" draw:text-style-name="P1" draw:layer="layout" svg:width="0.019cm" svg:height="0.019cm" svg:x="27.203cm" svg:y="5.2cm" svg:viewBox="0 0 20 20" svg:d="M10 20c14 0 14-20 0-20-13 0-13 20 0 20z">
          <text:p/>
        </draw:path>
        <draw:path draw:style-name="gr1" draw:text-style-name="P1" draw:layer="layout" svg:width="0.019cm" svg:height="0.019cm" svg:x="0.702cm" svg:y="5.2cm" svg:viewBox="0 0 20 20" svg:d="M10 20c14 0 14-20 0-20-13 0-13 20 0 20z">
          <text:p/>
        </draw:path>
        <draw:path draw:style-name="gr1" draw:text-style-name="P1" draw:layer="layout" svg:width="0.019cm" svg:height="0.019cm" svg:x="1.202cm" svg:y="5.2cm" svg:viewBox="0 0 20 20" svg:d="M10 20c14 0 14-20 0-20-13 0-13 20 0 20z">
          <text:p/>
        </draw:path>
        <draw:path draw:style-name="gr1" draw:text-style-name="P1" draw:layer="layout" svg:width="0.019cm" svg:height="0.019cm" svg:x="1.702cm" svg:y="5.2cm" svg:viewBox="0 0 20 20" svg:d="M10 20c14 0 14-20 0-20-13 0-13 20 0 20z">
          <text:p/>
        </draw:path>
        <draw:path draw:style-name="gr1" draw:text-style-name="P1" draw:layer="layout" svg:width="0.019cm" svg:height="0.019cm" svg:x="2.202cm" svg:y="5.2cm" svg:viewBox="0 0 20 20" svg:d="M10 20c14 0 14-20 0-20-13 0-13 20 0 20z">
          <text:p/>
        </draw:path>
        <draw:path draw:style-name="gr1" draw:text-style-name="P1" draw:layer="layout" svg:width="0.019cm" svg:height="0.019cm" svg:x="2.702cm" svg:y="5.2cm" svg:viewBox="0 0 20 20" svg:d="M10 20c14 0 14-20 0-20-13 0-13 20 0 20z">
          <text:p/>
        </draw:path>
        <draw:path draw:style-name="gr1" draw:text-style-name="P1" draw:layer="layout" svg:width="0.019cm" svg:height="0.019cm" svg:x="3.202cm" svg:y="5.2cm" svg:viewBox="0 0 20 20" svg:d="M10 20c14 0 14-20 0-20-13 0-13 20 0 20z">
          <text:p/>
        </draw:path>
        <draw:path draw:style-name="gr1" draw:text-style-name="P1" draw:layer="layout" svg:width="0.019cm" svg:height="0.019cm" svg:x="3.702cm" svg:y="5.2cm" svg:viewBox="0 0 20 20" svg:d="M10 20c14 0 14-20 0-20-13 0-13 20 0 20z">
          <text:p/>
        </draw:path>
        <draw:path draw:style-name="gr1" draw:text-style-name="P1" draw:layer="layout" svg:width="0.019cm" svg:height="0.019cm" svg:x="4.202cm" svg:y="5.2cm" svg:viewBox="0 0 20 20" svg:d="M10 20c14 0 14-20 0-20-13 0-13 20 0 20z">
          <text:p/>
        </draw:path>
        <draw:path draw:style-name="gr1" draw:text-style-name="P1" draw:layer="layout" svg:width="0.019cm" svg:height="0.019cm" svg:x="4.702cm" svg:y="5.2cm" svg:viewBox="0 0 20 20" svg:d="M10 20c14 0 14-20 0-20-13 0-13 20 0 20z">
          <text:p/>
        </draw:path>
        <draw:path draw:style-name="gr1" draw:text-style-name="P1" draw:layer="layout" svg:width="0.019cm" svg:height="0.019cm" svg:x="5.202cm" svg:y="5.2cm" svg:viewBox="0 0 20 20" svg:d="M10 20c14 0 14-20 0-20-13 0-13 20 0 20z">
          <text:p/>
        </draw:path>
        <draw:path draw:style-name="gr1" draw:text-style-name="P1" draw:layer="layout" svg:width="0.019cm" svg:height="0.019cm" svg:x="5.702cm" svg:y="5.2cm" svg:viewBox="0 0 20 20" svg:d="M10 20c14 0 14-20 0-20-13 0-13 20 0 20z">
          <text:p/>
        </draw:path>
        <draw:path draw:style-name="gr1" draw:text-style-name="P1" draw:layer="layout" svg:width="0.019cm" svg:height="0.019cm" svg:x="6.202cm" svg:y="5.2cm" svg:viewBox="0 0 20 20" svg:d="M10 20c14 0 14-20 0-20-13 0-13 20 0 20z">
          <text:p/>
        </draw:path>
        <draw:path draw:style-name="gr1" draw:text-style-name="P1" draw:layer="layout" svg:width="0.019cm" svg:height="0.019cm" svg:x="6.702cm" svg:y="5.2cm" svg:viewBox="0 0 20 20" svg:d="M10 20c14 0 14-20 0-20-13 0-13 20 0 20z">
          <text:p/>
        </draw:path>
        <draw:path draw:style-name="gr1" draw:text-style-name="P1" draw:layer="layout" svg:width="0.019cm" svg:height="0.019cm" svg:x="7.202cm" svg:y="5.2cm" svg:viewBox="0 0 20 20" svg:d="M10 20c14 0 14-20 0-20-13 0-13 20 0 20z">
          <text:p/>
        </draw:path>
        <draw:path draw:style-name="gr1" draw:text-style-name="P1" draw:layer="layout" svg:width="0.019cm" svg:height="0.019cm" svg:x="7.702cm" svg:y="5.2cm" svg:viewBox="0 0 20 20" svg:d="M10 20c14 0 14-20 0-20-13 0-13 20 0 20z">
          <text:p/>
        </draw:path>
        <draw:path draw:style-name="gr1" draw:text-style-name="P1" draw:layer="layout" svg:width="0.019cm" svg:height="0.019cm" svg:x="8.202cm" svg:y="5.2cm" svg:viewBox="0 0 20 20" svg:d="M10 20c14 0 14-20 0-20-13 0-13 20 0 20z">
          <text:p/>
        </draw:path>
        <draw:path draw:style-name="gr1" draw:text-style-name="P1" draw:layer="layout" svg:width="0.019cm" svg:height="0.019cm" svg:x="8.703cm" svg:y="5.2cm" svg:viewBox="0 0 20 20" svg:d="M10 20c14 0 14-20 0-20-13 0-13 20 0 20z">
          <text:p/>
        </draw:path>
        <draw:path draw:style-name="gr1" draw:text-style-name="P1" draw:layer="layout" svg:width="0.019cm" svg:height="0.019cm" svg:x="9.203cm" svg:y="5.2cm" svg:viewBox="0 0 20 20" svg:d="M10 20c14 0 14-20 0-20-13 0-13 20 0 20z">
          <text:p/>
        </draw:path>
        <draw:path draw:style-name="gr1" draw:text-style-name="P1" draw:layer="layout" svg:width="0.019cm" svg:height="0.019cm" svg:x="9.703cm" svg:y="5.2cm" svg:viewBox="0 0 20 20" svg:d="M10 20c14 0 14-20 0-20-13 0-13 20 0 20z">
          <text:p/>
        </draw:path>
        <draw:path draw:style-name="gr1" draw:text-style-name="P1" draw:layer="layout" svg:width="0.019cm" svg:height="0.019cm" svg:x="10.203cm" svg:y="5.2cm" svg:viewBox="0 0 20 20" svg:d="M10 20c14 0 14-20 0-20-13 0-13 20 0 20z">
          <text:p/>
        </draw:path>
        <draw:path draw:style-name="gr1" draw:text-style-name="P1" draw:layer="layout" svg:width="0.019cm" svg:height="0.019cm" svg:x="10.703cm" svg:y="5.2cm" svg:viewBox="0 0 20 20" svg:d="M10 20c14 0 14-20 0-20-13 0-13 20 0 20z">
          <text:p/>
        </draw:path>
        <draw:path draw:style-name="gr1" draw:text-style-name="P1" draw:layer="layout" svg:width="0.019cm" svg:height="0.019cm" svg:x="11.203cm" svg:y="5.2cm" svg:viewBox="0 0 20 20" svg:d="M10 20c14 0 14-20 0-20-13 0-13 20 0 20z">
          <text:p/>
        </draw:path>
        <draw:path draw:style-name="gr1" draw:text-style-name="P1" draw:layer="layout" svg:width="0.019cm" svg:height="0.019cm" svg:x="11.703cm" svg:y="5.2cm" svg:viewBox="0 0 20 20" svg:d="M10 20c14 0 14-20 0-20-13 0-13 20 0 20z">
          <text:p/>
        </draw:path>
        <draw:path draw:style-name="gr1" draw:text-style-name="P1" draw:layer="layout" svg:width="0.019cm" svg:height="0.019cm" svg:x="12.203cm" svg:y="5.2cm" svg:viewBox="0 0 20 20" svg:d="M10 20c14 0 14-20 0-20-13 0-13 20 0 20z">
          <text:p/>
        </draw:path>
        <draw:path draw:style-name="gr1" draw:text-style-name="P1" draw:layer="layout" svg:width="0.019cm" svg:height="0.019cm" svg:x="12.703cm" svg:y="5.2cm" svg:viewBox="0 0 20 20" svg:d="M10 20c14 0 14-20 0-20-13 0-13 20 0 20z">
          <text:p/>
        </draw:path>
        <draw:path draw:style-name="gr1" draw:text-style-name="P1" draw:layer="layout" svg:width="0.019cm" svg:height="0.019cm" svg:x="13.203cm" svg:y="5.2cm" svg:viewBox="0 0 20 20" svg:d="M10 20c14 0 14-20 0-20-13 0-13 20 0 20z">
          <text:p/>
        </draw:path>
        <draw:path draw:style-name="gr1" draw:text-style-name="P1" draw:layer="layout" svg:width="0.019cm" svg:height="0.019cm" svg:x="13.703cm" svg:y="5.2cm" svg:viewBox="0 0 20 20" svg:d="M10 20c14 0 14-20 0-20-13 0-13 20 0 20z">
          <text:p/>
        </draw:path>
        <draw:path draw:style-name="gr1" draw:text-style-name="P1" draw:layer="layout" svg:width="0.019cm" svg:height="0.019cm" svg:x="14.203cm" svg:y="5.2cm" svg:viewBox="0 0 20 20" svg:d="M10 20c14 0 14-20 0-20-13 0-13 20 0 20z">
          <text:p/>
        </draw:path>
        <draw:path draw:style-name="gr1" draw:text-style-name="P1" draw:layer="layout" svg:width="0.019cm" svg:height="0.019cm" svg:x="14.703cm" svg:y="5.2cm" svg:viewBox="0 0 20 20" svg:d="M10 20c14 0 14-20 0-20-13 0-13 20 0 20z">
          <text:p/>
        </draw:path>
        <draw:path draw:style-name="gr1" draw:text-style-name="P1" draw:layer="layout" svg:width="0.019cm" svg:height="0.019cm" svg:x="15.203cm" svg:y="5.2cm" svg:viewBox="0 0 20 20" svg:d="M10 20c14 0 14-20 0-20-13 0-13 20 0 20z">
          <text:p/>
        </draw:path>
        <draw:path draw:style-name="gr1" draw:text-style-name="P1" draw:layer="layout" svg:width="0.019cm" svg:height="0.019cm" svg:x="15.703cm" svg:y="5.2cm" svg:viewBox="0 0 20 20" svg:d="M10 20c14 0 14-20 0-20-13 0-13 20 0 20z">
          <text:p/>
        </draw:path>
        <draw:path draw:style-name="gr1" draw:text-style-name="P1" draw:layer="layout" svg:width="0.019cm" svg:height="0.019cm" svg:x="16.203cm" svg:y="5.2cm" svg:viewBox="0 0 20 20" svg:d="M10 20c14 0 14-20 0-20-13 0-13 20 0 20z">
          <text:p/>
        </draw:path>
        <draw:path draw:style-name="gr1" draw:text-style-name="P1" draw:layer="layout" svg:width="0.019cm" svg:height="0.019cm" svg:x="0.703cm" svg:y="5.7cm" svg:viewBox="0 0 20 20" svg:d="M10 20c14 0 14-20 0-20-13 0-13 20 0 20z">
          <text:p/>
        </draw:path>
        <draw:path draw:style-name="gr1" draw:text-style-name="P1" draw:layer="layout" svg:width="0.019cm" svg:height="0.019cm" svg:x="1.203cm" svg:y="5.7cm" svg:viewBox="0 0 20 20" svg:d="M10 20c14 0 14-20 0-20-13 0-13 20 0 20z">
          <text:p/>
        </draw:path>
        <draw:path draw:style-name="gr1" draw:text-style-name="P1" draw:layer="layout" svg:width="0.019cm" svg:height="0.019cm" svg:x="1.703cm" svg:y="5.7cm" svg:viewBox="0 0 20 20" svg:d="M10 20c14 0 14-20 0-20-13 0-13 20 0 20z">
          <text:p/>
        </draw:path>
        <draw:path draw:style-name="gr1" draw:text-style-name="P1" draw:layer="layout" svg:width="0.019cm" svg:height="0.019cm" svg:x="2.203cm" svg:y="5.7cm" svg:viewBox="0 0 20 20" svg:d="M10 20c14 0 14-20 0-20-13 0-13 20 0 20z">
          <text:p/>
        </draw:path>
        <draw:path draw:style-name="gr1" draw:text-style-name="P1" draw:layer="layout" svg:width="0.019cm" svg:height="0.019cm" svg:x="2.703cm" svg:y="5.7cm" svg:viewBox="0 0 20 20" svg:d="M10 20c14 0 14-20 0-20-13 0-13 20 0 20z">
          <text:p/>
        </draw:path>
        <draw:path draw:style-name="gr1" draw:text-style-name="P1" draw:layer="layout" svg:width="0.019cm" svg:height="0.019cm" svg:x="3.203cm" svg:y="5.7cm" svg:viewBox="0 0 20 20" svg:d="M10 20c14 0 14-20 0-20-13 0-13 20 0 20z">
          <text:p/>
        </draw:path>
        <draw:path draw:style-name="gr1" draw:text-style-name="P1" draw:layer="layout" svg:width="0.019cm" svg:height="0.019cm" svg:x="3.703cm" svg:y="5.7cm" svg:viewBox="0 0 20 20" svg:d="M10 20c14 0 14-20 0-20-13 0-13 20 0 20z">
          <text:p/>
        </draw:path>
        <draw:path draw:style-name="gr1" draw:text-style-name="P1" draw:layer="layout" svg:width="0.019cm" svg:height="0.019cm" svg:x="4.203cm" svg:y="5.7cm" svg:viewBox="0 0 20 20" svg:d="M10 20c14 0 14-20 0-20-13 0-13 20 0 20z">
          <text:p/>
        </draw:path>
        <draw:path draw:style-name="gr1" draw:text-style-name="P1" draw:layer="layout" svg:width="0.019cm" svg:height="0.019cm" svg:x="4.703cm" svg:y="5.7cm" svg:viewBox="0 0 20 20" svg:d="M10 20c14 0 14-20 0-20-13 0-13 20 0 20z">
          <text:p/>
        </draw:path>
        <draw:path draw:style-name="gr1" draw:text-style-name="P1" draw:layer="layout" svg:width="0.019cm" svg:height="0.019cm" svg:x="5.203cm" svg:y="5.7cm" svg:viewBox="0 0 20 20" svg:d="M10 20c14 0 14-20 0-20-13 0-13 20 0 20z">
          <text:p/>
        </draw:path>
        <draw:path draw:style-name="gr1" draw:text-style-name="P1" draw:layer="layout" svg:width="0.019cm" svg:height="0.019cm" svg:x="5.703cm" svg:y="5.7cm" svg:viewBox="0 0 20 20" svg:d="M10 20c14 0 14-20 0-20-13 0-13 20 0 20z">
          <text:p/>
        </draw:path>
        <draw:path draw:style-name="gr1" draw:text-style-name="P1" draw:layer="layout" svg:width="0.019cm" svg:height="0.019cm" svg:x="6.203cm" svg:y="5.7cm" svg:viewBox="0 0 20 20" svg:d="M10 20c14 0 14-20 0-20-13 0-13 20 0 20z">
          <text:p/>
        </draw:path>
        <draw:path draw:style-name="gr1" draw:text-style-name="P1" draw:layer="layout" svg:width="0.019cm" svg:height="0.019cm" svg:x="6.703cm" svg:y="5.7cm" svg:viewBox="0 0 20 20" svg:d="M10 20c14 0 14-20 0-20-13 0-13 20 0 20z">
          <text:p/>
        </draw:path>
        <draw:path draw:style-name="gr1" draw:text-style-name="P1" draw:layer="layout" svg:width="0.019cm" svg:height="0.019cm" svg:x="7.203cm" svg:y="5.7cm" svg:viewBox="0 0 20 20" svg:d="M10 20c14 0 14-20 0-20-13 0-13 20 0 20z">
          <text:p/>
        </draw:path>
        <draw:path draw:style-name="gr1" draw:text-style-name="P1" draw:layer="layout" svg:width="0.019cm" svg:height="0.019cm" svg:x="7.703cm" svg:y="5.7cm" svg:viewBox="0 0 20 20" svg:d="M10 20c14 0 14-20 0-20-13 0-13 20 0 20z">
          <text:p/>
        </draw:path>
        <draw:path draw:style-name="gr1" draw:text-style-name="P1" draw:layer="layout" svg:width="0.019cm" svg:height="0.019cm" svg:x="8.203cm" svg:y="5.7cm" svg:viewBox="0 0 20 20" svg:d="M10 20c14 0 14-20 0-20-13 0-13 20 0 20z">
          <text:p/>
        </draw:path>
        <draw:path draw:style-name="gr1" draw:text-style-name="P1" draw:layer="layout" svg:width="0.019cm" svg:height="0.019cm" svg:x="8.704cm" svg:y="5.7cm" svg:viewBox="0 0 20 20" svg:d="M10 20c14 0 14-20 0-20-13 0-13 20 0 20z">
          <text:p/>
        </draw:path>
        <draw:path draw:style-name="gr1" draw:text-style-name="P1" draw:layer="layout" svg:width="0.019cm" svg:height="0.019cm" svg:x="9.204cm" svg:y="5.7cm" svg:viewBox="0 0 20 20" svg:d="M10 20c14 0 14-20 0-20-13 0-13 20 0 20z">
          <text:p/>
        </draw:path>
        <draw:path draw:style-name="gr1" draw:text-style-name="P1" draw:layer="layout" svg:width="0.019cm" svg:height="0.019cm" svg:x="9.704cm" svg:y="5.7cm" svg:viewBox="0 0 20 20" svg:d="M10 20c14 0 14-20 0-20-13 0-13 20 0 20z">
          <text:p/>
        </draw:path>
        <draw:path draw:style-name="gr1" draw:text-style-name="P1" draw:layer="layout" svg:width="0.019cm" svg:height="0.019cm" svg:x="10.204cm" svg:y="5.7cm" svg:viewBox="0 0 20 20" svg:d="M10 20c14 0 14-20 0-20-13 0-13 20 0 20z">
          <text:p/>
        </draw:path>
        <draw:path draw:style-name="gr1" draw:text-style-name="P1" draw:layer="layout" svg:width="0.019cm" svg:height="0.019cm" svg:x="10.704cm" svg:y="5.7cm" svg:viewBox="0 0 20 20" svg:d="M10 20c14 0 14-20 0-20-13 0-13 20 0 20z">
          <text:p/>
        </draw:path>
        <draw:path draw:style-name="gr1" draw:text-style-name="P1" draw:layer="layout" svg:width="0.019cm" svg:height="0.019cm" svg:x="11.204cm" svg:y="5.7cm" svg:viewBox="0 0 20 20" svg:d="M10 20c14 0 14-20 0-20-13 0-13 20 0 20z">
          <text:p/>
        </draw:path>
        <draw:path draw:style-name="gr1" draw:text-style-name="P1" draw:layer="layout" svg:width="0.019cm" svg:height="0.019cm" svg:x="11.704cm" svg:y="5.7cm" svg:viewBox="0 0 20 20" svg:d="M10 20c14 0 14-20 0-20-13 0-13 20 0 20z">
          <text:p/>
        </draw:path>
        <draw:path draw:style-name="gr1" draw:text-style-name="P1" draw:layer="layout" svg:width="0.019cm" svg:height="0.019cm" svg:x="12.204cm" svg:y="5.7cm" svg:viewBox="0 0 20 20" svg:d="M10 20c14 0 14-20 0-20-13 0-13 20 0 20z">
          <text:p/>
        </draw:path>
        <draw:path draw:style-name="gr1" draw:text-style-name="P1" draw:layer="layout" svg:width="0.019cm" svg:height="0.019cm" svg:x="12.704cm" svg:y="5.7cm" svg:viewBox="0 0 20 20" svg:d="M10 20c14 0 14-20 0-20-13 0-13 20 0 20z">
          <text:p/>
        </draw:path>
        <draw:path draw:style-name="gr1" draw:text-style-name="P1" draw:layer="layout" svg:width="0.019cm" svg:height="0.019cm" svg:x="13.204cm" svg:y="5.7cm" svg:viewBox="0 0 20 20" svg:d="M10 20c14 0 14-20 0-20-13 0-13 20 0 20z">
          <text:p/>
        </draw:path>
        <draw:path draw:style-name="gr1" draw:text-style-name="P1" draw:layer="layout" svg:width="0.019cm" svg:height="0.019cm" svg:x="13.704cm" svg:y="5.7cm" svg:viewBox="0 0 20 20" svg:d="M10 20c14 0 14-20 0-20-13 0-13 20 0 20z">
          <text:p/>
        </draw:path>
        <draw:path draw:style-name="gr1" draw:text-style-name="P1" draw:layer="layout" svg:width="0.019cm" svg:height="0.019cm" svg:x="14.204cm" svg:y="5.7cm" svg:viewBox="0 0 20 20" svg:d="M10 20c14 0 14-20 0-20-13 0-13 20 0 20z">
          <text:p/>
        </draw:path>
        <draw:path draw:style-name="gr1" draw:text-style-name="P1" draw:layer="layout" svg:width="0.019cm" svg:height="0.019cm" svg:x="14.704cm" svg:y="5.7cm" svg:viewBox="0 0 20 20" svg:d="M10 20c14 0 14-20 0-20-13 0-13 20 0 20z">
          <text:p/>
        </draw:path>
        <draw:path draw:style-name="gr1" draw:text-style-name="P1" draw:layer="layout" svg:width="0.019cm" svg:height="0.019cm" svg:x="15.204cm" svg:y="5.7cm" svg:viewBox="0 0 20 20" svg:d="M10 20c14 0 14-20 0-20-13 0-13 20 0 20z">
          <text:p/>
        </draw:path>
        <draw:path draw:style-name="gr1" draw:text-style-name="P1" draw:layer="layout" svg:width="0.019cm" svg:height="0.019cm" svg:x="15.704cm" svg:y="5.7cm" svg:viewBox="0 0 20 20" svg:d="M10 20c14 0 14-20 0-20-13 0-13 20 0 20z">
          <text:p/>
        </draw:path>
        <draw:path draw:style-name="gr1" draw:text-style-name="P1" draw:layer="layout" svg:width="0.019cm" svg:height="0.019cm" svg:x="16.204cm" svg:y="5.7cm" svg:viewBox="0 0 20 20" svg:d="M10 20c14 0 14-20 0-20-13 0-13 20 0 20z">
          <text:p/>
        </draw:path>
        <draw:path draw:style-name="gr1" draw:text-style-name="P1" draw:layer="layout" svg:width="0.019cm" svg:height="0.019cm" svg:x="16.703cm" svg:y="5.7cm" svg:viewBox="0 0 20 20" svg:d="M10 20c14 0 14-20 0-20-13 0-13 20 0 20z">
          <text:p/>
        </draw:path>
        <draw:path draw:style-name="gr1" draw:text-style-name="P1" draw:layer="layout" svg:width="0.019cm" svg:height="0.019cm" svg:x="17.203cm" svg:y="5.7cm" svg:viewBox="0 0 20 20" svg:d="M10 20c14 0 14-20 0-20-13 0-13 20 0 20z">
          <text:p/>
        </draw:path>
        <draw:path draw:style-name="gr1" draw:text-style-name="P1" draw:layer="layout" svg:width="0.019cm" svg:height="0.019cm" svg:x="17.703cm" svg:y="5.7cm" svg:viewBox="0 0 20 20" svg:d="M10 20c14 0 14-20 0-20-13 0-13 20 0 20z">
          <text:p/>
        </draw:path>
        <draw:path draw:style-name="gr1" draw:text-style-name="P1" draw:layer="layout" svg:width="0.019cm" svg:height="0.019cm" svg:x="18.203cm" svg:y="5.7cm" svg:viewBox="0 0 20 20" svg:d="M10 20c14 0 14-20 0-20-13 0-13 20 0 20z">
          <text:p/>
        </draw:path>
        <draw:path draw:style-name="gr1" draw:text-style-name="P1" draw:layer="layout" svg:width="0.019cm" svg:height="0.019cm" svg:x="18.703cm" svg:y="5.7cm" svg:viewBox="0 0 20 20" svg:d="M10 20c14 0 14-20 0-20-13 0-13 20 0 20z">
          <text:p/>
        </draw:path>
        <draw:path draw:style-name="gr1" draw:text-style-name="P1" draw:layer="layout" svg:width="0.019cm" svg:height="0.019cm" svg:x="19.203cm" svg:y="5.7cm" svg:viewBox="0 0 20 20" svg:d="M10 20c14 0 14-20 0-20-13 0-13 20 0 20z">
          <text:p/>
        </draw:path>
        <draw:path draw:style-name="gr1" draw:text-style-name="P1" draw:layer="layout" svg:width="0.019cm" svg:height="0.019cm" svg:x="19.703cm" svg:y="5.7cm" svg:viewBox="0 0 20 20" svg:d="M10 20c14 0 14-20 0-20-13 0-13 20 0 20z">
          <text:p/>
        </draw:path>
        <draw:path draw:style-name="gr1" draw:text-style-name="P1" draw:layer="layout" svg:width="0.019cm" svg:height="0.019cm" svg:x="20.203cm" svg:y="5.7cm" svg:viewBox="0 0 20 20" svg:d="M10 20c14 0 14-20 0-20-13 0-13 20 0 20z">
          <text:p/>
        </draw:path>
        <draw:path draw:style-name="gr1" draw:text-style-name="P1" draw:layer="layout" svg:width="0.019cm" svg:height="0.019cm" svg:x="20.703cm" svg:y="5.7cm" svg:viewBox="0 0 20 20" svg:d="M10 20c14 0 14-20 0-20-13 0-13 20 0 20z">
          <text:p/>
        </draw:path>
        <draw:path draw:style-name="gr1" draw:text-style-name="P1" draw:layer="layout" svg:width="0.019cm" svg:height="0.019cm" svg:x="21.203cm" svg:y="5.7cm" svg:viewBox="0 0 20 20" svg:d="M10 20c14 0 14-20 0-20-13 0-13 20 0 20z">
          <text:p/>
        </draw:path>
        <draw:path draw:style-name="gr1" draw:text-style-name="P1" draw:layer="layout" svg:width="0.019cm" svg:height="0.019cm" svg:x="21.703cm" svg:y="5.7cm" svg:viewBox="0 0 20 20" svg:d="M10 20c14 0 14-20 0-20-13 0-13 20 0 20z">
          <text:p/>
        </draw:path>
        <draw:path draw:style-name="gr1" draw:text-style-name="P1" draw:layer="layout" svg:width="0.019cm" svg:height="0.019cm" svg:x="22.203cm" svg:y="5.7cm" svg:viewBox="0 0 20 20" svg:d="M10 20c14 0 14-20 0-20-13 0-13 20 0 20z">
          <text:p/>
        </draw:path>
        <draw:path draw:style-name="gr1" draw:text-style-name="P1" draw:layer="layout" svg:width="0.019cm" svg:height="0.019cm" svg:x="22.703cm" svg:y="5.7cm" svg:viewBox="0 0 20 20" svg:d="M10 20c14 0 14-20 0-20-13 0-13 20 0 20z">
          <text:p/>
        </draw:path>
        <draw:path draw:style-name="gr1" draw:text-style-name="P1" draw:layer="layout" svg:width="0.019cm" svg:height="0.019cm" svg:x="23.203cm" svg:y="5.7cm" svg:viewBox="0 0 20 20" svg:d="M10 20c14 0 14-20 0-20-13 0-13 20 0 20z">
          <text:p/>
        </draw:path>
        <draw:path draw:style-name="gr1" draw:text-style-name="P1" draw:layer="layout" svg:width="0.019cm" svg:height="0.019cm" svg:x="23.703cm" svg:y="5.7cm" svg:viewBox="0 0 20 20" svg:d="M10 20c14 0 14-20 0-20-13 0-13 20 0 20z">
          <text:p/>
        </draw:path>
        <draw:path draw:style-name="gr1" draw:text-style-name="P1" draw:layer="layout" svg:width="0.019cm" svg:height="0.019cm" svg:x="24.203cm" svg:y="5.7cm" svg:viewBox="0 0 20 20" svg:d="M10 20c14 0 14-20 0-20-13 0-13 20 0 20z">
          <text:p/>
        </draw:path>
        <draw:path draw:style-name="gr1" draw:text-style-name="P1" draw:layer="layout" svg:width="0.019cm" svg:height="0.019cm" svg:x="24.704cm" svg:y="5.7cm" svg:viewBox="0 0 20 20" svg:d="M10 20c14 0 14-20 0-20-13 0-13 20 0 20z">
          <text:p/>
        </draw:path>
        <draw:path draw:style-name="gr1" draw:text-style-name="P1" draw:layer="layout" svg:width="0.019cm" svg:height="0.019cm" svg:x="25.204cm" svg:y="5.7cm" svg:viewBox="0 0 20 20" svg:d="M10 20c14 0 14-20 0-20-13 0-13 20 0 20z">
          <text:p/>
        </draw:path>
        <draw:path draw:style-name="gr1" draw:text-style-name="P1" draw:layer="layout" svg:width="0.019cm" svg:height="0.019cm" svg:x="25.704cm" svg:y="5.7cm" svg:viewBox="0 0 20 20" svg:d="M10 20c14 0 14-20 0-20-13 0-13 20 0 20z">
          <text:p/>
        </draw:path>
        <draw:path draw:style-name="gr1" draw:text-style-name="P1" draw:layer="layout" svg:width="0.019cm" svg:height="0.019cm" svg:x="26.204cm" svg:y="5.7cm" svg:viewBox="0 0 20 20" svg:d="M10 20c14 0 14-20 0-20-13 0-13 20 0 20z">
          <text:p/>
        </draw:path>
        <draw:path draw:style-name="gr1" draw:text-style-name="P1" draw:layer="layout" svg:width="0.019cm" svg:height="0.019cm" svg:x="26.704cm" svg:y="5.7cm" svg:viewBox="0 0 20 20" svg:d="M10 20c14 0 14-20 0-20-13 0-13 20 0 20z">
          <text:p/>
        </draw:path>
        <draw:path draw:style-name="gr1" draw:text-style-name="P1" draw:layer="layout" svg:width="0.019cm" svg:height="0.019cm" svg:x="27.204cm" svg:y="5.7cm" svg:viewBox="0 0 20 20" svg:d="M10 20c14 0 14-20 0-20-13 0-13 20 0 20z">
          <text:p/>
        </draw:path>
        <draw:path draw:style-name="gr1" draw:text-style-name="P1" draw:layer="layout" svg:width="0.019cm" svg:height="0.019cm" svg:x="0.703cm" svg:y="5.7cm" svg:viewBox="0 0 20 20" svg:d="M10 20c14 0 14-20 0-20-13 0-13 20 0 20z">
          <text:p/>
        </draw:path>
        <draw:path draw:style-name="gr1" draw:text-style-name="P1" draw:layer="layout" svg:width="0.019cm" svg:height="0.019cm" svg:x="1.203cm" svg:y="5.7cm" svg:viewBox="0 0 20 20" svg:d="M10 20c14 0 14-20 0-20-13 0-13 20 0 20z">
          <text:p/>
        </draw:path>
        <draw:path draw:style-name="gr1" draw:text-style-name="P1" draw:layer="layout" svg:width="0.019cm" svg:height="0.019cm" svg:x="1.703cm" svg:y="5.7cm" svg:viewBox="0 0 20 20" svg:d="M10 20c14 0 14-20 0-20-13 0-13 20 0 20z">
          <text:p/>
        </draw:path>
        <draw:path draw:style-name="gr1" draw:text-style-name="P1" draw:layer="layout" svg:width="0.019cm" svg:height="0.019cm" svg:x="2.203cm" svg:y="5.7cm" svg:viewBox="0 0 20 20" svg:d="M10 20c14 0 14-20 0-20-13 0-13 20 0 20z">
          <text:p/>
        </draw:path>
        <draw:path draw:style-name="gr1" draw:text-style-name="P1" draw:layer="layout" svg:width="0.019cm" svg:height="0.019cm" svg:x="2.703cm" svg:y="5.7cm" svg:viewBox="0 0 20 20" svg:d="M10 20c14 0 14-20 0-20-13 0-13 20 0 20z">
          <text:p/>
        </draw:path>
        <draw:path draw:style-name="gr1" draw:text-style-name="P1" draw:layer="layout" svg:width="0.019cm" svg:height="0.019cm" svg:x="3.203cm" svg:y="5.7cm" svg:viewBox="0 0 20 20" svg:d="M10 20c14 0 14-20 0-20-13 0-13 20 0 20z">
          <text:p/>
        </draw:path>
        <draw:path draw:style-name="gr1" draw:text-style-name="P1" draw:layer="layout" svg:width="0.019cm" svg:height="0.019cm" svg:x="3.703cm" svg:y="5.7cm" svg:viewBox="0 0 20 20" svg:d="M10 20c14 0 14-20 0-20-13 0-13 20 0 20z">
          <text:p/>
        </draw:path>
        <draw:path draw:style-name="gr1" draw:text-style-name="P1" draw:layer="layout" svg:width="0.019cm" svg:height="0.019cm" svg:x="4.203cm" svg:y="5.7cm" svg:viewBox="0 0 20 20" svg:d="M10 20c14 0 14-20 0-20-13 0-13 20 0 20z">
          <text:p/>
        </draw:path>
        <draw:path draw:style-name="gr1" draw:text-style-name="P1" draw:layer="layout" svg:width="0.019cm" svg:height="0.019cm" svg:x="4.703cm" svg:y="5.7cm" svg:viewBox="0 0 20 20" svg:d="M10 20c14 0 14-20 0-20-13 0-13 20 0 20z">
          <text:p/>
        </draw:path>
        <draw:path draw:style-name="gr1" draw:text-style-name="P1" draw:layer="layout" svg:width="0.019cm" svg:height="0.019cm" svg:x="5.203cm" svg:y="5.7cm" svg:viewBox="0 0 20 20" svg:d="M10 20c14 0 14-20 0-20-13 0-13 20 0 20z">
          <text:p/>
        </draw:path>
        <draw:path draw:style-name="gr1" draw:text-style-name="P1" draw:layer="layout" svg:width="0.019cm" svg:height="0.019cm" svg:x="5.703cm" svg:y="5.7cm" svg:viewBox="0 0 20 20" svg:d="M10 20c14 0 14-20 0-20-13 0-13 20 0 20z">
          <text:p/>
        </draw:path>
        <draw:path draw:style-name="gr1" draw:text-style-name="P1" draw:layer="layout" svg:width="0.019cm" svg:height="0.019cm" svg:x="6.203cm" svg:y="5.7cm" svg:viewBox="0 0 20 20" svg:d="M10 20c14 0 14-20 0-20-13 0-13 20 0 20z">
          <text:p/>
        </draw:path>
        <draw:path draw:style-name="gr1" draw:text-style-name="P1" draw:layer="layout" svg:width="0.019cm" svg:height="0.019cm" svg:x="6.703cm" svg:y="5.7cm" svg:viewBox="0 0 20 20" svg:d="M10 20c14 0 14-20 0-20-13 0-13 20 0 20z">
          <text:p/>
        </draw:path>
        <draw:path draw:style-name="gr1" draw:text-style-name="P1" draw:layer="layout" svg:width="0.019cm" svg:height="0.019cm" svg:x="7.203cm" svg:y="5.7cm" svg:viewBox="0 0 20 20" svg:d="M10 20c14 0 14-20 0-20-13 0-13 20 0 20z">
          <text:p/>
        </draw:path>
        <draw:path draw:style-name="gr1" draw:text-style-name="P1" draw:layer="layout" svg:width="0.019cm" svg:height="0.019cm" svg:x="7.703cm" svg:y="5.7cm" svg:viewBox="0 0 20 20" svg:d="M10 20c14 0 14-20 0-20-13 0-13 20 0 20z">
          <text:p/>
        </draw:path>
        <draw:path draw:style-name="gr1" draw:text-style-name="P1" draw:layer="layout" svg:width="0.019cm" svg:height="0.019cm" svg:x="8.203cm" svg:y="5.7cm" svg:viewBox="0 0 20 20" svg:d="M10 20c14 0 14-20 0-20-13 0-13 20 0 20z">
          <text:p/>
        </draw:path>
        <draw:path draw:style-name="gr1" draw:text-style-name="P1" draw:layer="layout" svg:width="0.019cm" svg:height="0.019cm" svg:x="8.704cm" svg:y="5.7cm" svg:viewBox="0 0 20 20" svg:d="M10 20c14 0 14-20 0-20-13 0-13 20 0 20z">
          <text:p/>
        </draw:path>
        <draw:path draw:style-name="gr1" draw:text-style-name="P1" draw:layer="layout" svg:width="0.019cm" svg:height="0.019cm" svg:x="9.204cm" svg:y="5.7cm" svg:viewBox="0 0 20 20" svg:d="M10 20c14 0 14-20 0-20-13 0-13 20 0 20z">
          <text:p/>
        </draw:path>
        <draw:path draw:style-name="gr1" draw:text-style-name="P1" draw:layer="layout" svg:width="0.019cm" svg:height="0.019cm" svg:x="9.704cm" svg:y="5.7cm" svg:viewBox="0 0 20 20" svg:d="M10 20c14 0 14-20 0-20-13 0-13 20 0 20z">
          <text:p/>
        </draw:path>
        <draw:path draw:style-name="gr1" draw:text-style-name="P1" draw:layer="layout" svg:width="0.019cm" svg:height="0.019cm" svg:x="10.204cm" svg:y="5.7cm" svg:viewBox="0 0 20 20" svg:d="M10 20c14 0 14-20 0-20-13 0-13 20 0 20z">
          <text:p/>
        </draw:path>
        <draw:path draw:style-name="gr1" draw:text-style-name="P1" draw:layer="layout" svg:width="0.019cm" svg:height="0.019cm" svg:x="10.704cm" svg:y="5.7cm" svg:viewBox="0 0 20 20" svg:d="M10 20c14 0 14-20 0-20-13 0-13 20 0 20z">
          <text:p/>
        </draw:path>
        <draw:path draw:style-name="gr1" draw:text-style-name="P1" draw:layer="layout" svg:width="0.019cm" svg:height="0.019cm" svg:x="11.204cm" svg:y="5.7cm" svg:viewBox="0 0 20 20" svg:d="M10 20c14 0 14-20 0-20-13 0-13 20 0 20z">
          <text:p/>
        </draw:path>
        <draw:path draw:style-name="gr1" draw:text-style-name="P1" draw:layer="layout" svg:width="0.019cm" svg:height="0.019cm" svg:x="11.704cm" svg:y="5.7cm" svg:viewBox="0 0 20 20" svg:d="M10 20c14 0 14-20 0-20-13 0-13 20 0 20z">
          <text:p/>
        </draw:path>
        <draw:path draw:style-name="gr1" draw:text-style-name="P1" draw:layer="layout" svg:width="0.019cm" svg:height="0.019cm" svg:x="12.204cm" svg:y="5.7cm" svg:viewBox="0 0 20 20" svg:d="M10 20c14 0 14-20 0-20-13 0-13 20 0 20z">
          <text:p/>
        </draw:path>
        <draw:path draw:style-name="gr1" draw:text-style-name="P1" draw:layer="layout" svg:width="0.019cm" svg:height="0.019cm" svg:x="12.704cm" svg:y="5.7cm" svg:viewBox="0 0 20 20" svg:d="M10 20c14 0 14-20 0-20-13 0-13 20 0 20z">
          <text:p/>
        </draw:path>
        <draw:path draw:style-name="gr1" draw:text-style-name="P1" draw:layer="layout" svg:width="0.019cm" svg:height="0.019cm" svg:x="13.204cm" svg:y="5.7cm" svg:viewBox="0 0 20 20" svg:d="M10 20c14 0 14-20 0-20-13 0-13 20 0 20z">
          <text:p/>
        </draw:path>
        <draw:path draw:style-name="gr1" draw:text-style-name="P1" draw:layer="layout" svg:width="0.019cm" svg:height="0.019cm" svg:x="13.704cm" svg:y="5.7cm" svg:viewBox="0 0 20 20" svg:d="M10 20c14 0 14-20 0-20-13 0-13 20 0 20z">
          <text:p/>
        </draw:path>
        <draw:path draw:style-name="gr1" draw:text-style-name="P1" draw:layer="layout" svg:width="0.019cm" svg:height="0.019cm" svg:x="14.204cm" svg:y="5.7cm" svg:viewBox="0 0 20 20" svg:d="M10 20c14 0 14-20 0-20-13 0-13 20 0 20z">
          <text:p/>
        </draw:path>
        <draw:path draw:style-name="gr1" draw:text-style-name="P1" draw:layer="layout" svg:width="0.019cm" svg:height="0.019cm" svg:x="14.704cm" svg:y="5.7cm" svg:viewBox="0 0 20 20" svg:d="M10 20c14 0 14-20 0-20-13 0-13 20 0 20z">
          <text:p/>
        </draw:path>
        <draw:path draw:style-name="gr1" draw:text-style-name="P1" draw:layer="layout" svg:width="0.019cm" svg:height="0.019cm" svg:x="15.204cm" svg:y="5.7cm" svg:viewBox="0 0 20 20" svg:d="M10 20c14 0 14-20 0-20-13 0-13 20 0 20z">
          <text:p/>
        </draw:path>
        <draw:path draw:style-name="gr1" draw:text-style-name="P1" draw:layer="layout" svg:width="0.019cm" svg:height="0.019cm" svg:x="15.704cm" svg:y="5.7cm" svg:viewBox="0 0 20 20" svg:d="M10 20c14 0 14-20 0-20-13 0-13 20 0 20z">
          <text:p/>
        </draw:path>
        <draw:path draw:style-name="gr1" draw:text-style-name="P1" draw:layer="layout" svg:width="0.019cm" svg:height="0.019cm" svg:x="16.204cm" svg:y="5.7cm" svg:viewBox="0 0 20 20" svg:d="M10 20c14 0 14-20 0-20-13 0-13 20 0 20z">
          <text:p/>
        </draw:path>
        <draw:path draw:style-name="gr1" draw:text-style-name="P1" draw:layer="layout" svg:width="0.019cm" svg:height="0.019cm" svg:x="0.702cm" svg:y="6.2cm" svg:viewBox="0 0 20 20" svg:d="M10 20c14 0 14-20 0-20-13 0-13 20 0 20z">
          <text:p/>
        </draw:path>
        <draw:path draw:style-name="gr1" draw:text-style-name="P1" draw:layer="layout" svg:width="0.019cm" svg:height="0.019cm" svg:x="1.202cm" svg:y="6.2cm" svg:viewBox="0 0 20 20" svg:d="M10 20c14 0 14-20 0-20-13 0-13 20 0 20z">
          <text:p/>
        </draw:path>
        <draw:path draw:style-name="gr1" draw:text-style-name="P1" draw:layer="layout" svg:width="0.019cm" svg:height="0.019cm" svg:x="1.702cm" svg:y="6.2cm" svg:viewBox="0 0 20 20" svg:d="M10 20c14 0 14-20 0-20-13 0-13 20 0 20z">
          <text:p/>
        </draw:path>
        <draw:path draw:style-name="gr1" draw:text-style-name="P1" draw:layer="layout" svg:width="0.019cm" svg:height="0.019cm" svg:x="2.202cm" svg:y="6.2cm" svg:viewBox="0 0 20 20" svg:d="M10 20c14 0 14-20 0-20-13 0-13 20 0 20z">
          <text:p/>
        </draw:path>
        <draw:path draw:style-name="gr1" draw:text-style-name="P1" draw:layer="layout" svg:width="0.019cm" svg:height="0.019cm" svg:x="2.702cm" svg:y="6.2cm" svg:viewBox="0 0 20 20" svg:d="M10 20c14 0 14-20 0-20-13 0-13 20 0 20z">
          <text:p/>
        </draw:path>
        <draw:path draw:style-name="gr1" draw:text-style-name="P1" draw:layer="layout" svg:width="0.019cm" svg:height="0.019cm" svg:x="3.202cm" svg:y="6.2cm" svg:viewBox="0 0 20 20" svg:d="M10 20c14 0 14-20 0-20-13 0-13 20 0 20z">
          <text:p/>
        </draw:path>
        <draw:path draw:style-name="gr1" draw:text-style-name="P1" draw:layer="layout" svg:width="0.019cm" svg:height="0.019cm" svg:x="3.702cm" svg:y="6.2cm" svg:viewBox="0 0 20 20" svg:d="M10 20c14 0 14-20 0-20-13 0-13 20 0 20z">
          <text:p/>
        </draw:path>
        <draw:path draw:style-name="gr1" draw:text-style-name="P1" draw:layer="layout" svg:width="0.019cm" svg:height="0.019cm" svg:x="4.202cm" svg:y="6.2cm" svg:viewBox="0 0 20 20" svg:d="M10 20c14 0 14-20 0-20-13 0-13 20 0 20z">
          <text:p/>
        </draw:path>
        <draw:path draw:style-name="gr1" draw:text-style-name="P1" draw:layer="layout" svg:width="0.019cm" svg:height="0.019cm" svg:x="4.702cm" svg:y="6.2cm" svg:viewBox="0 0 20 20" svg:d="M10 20c14 0 14-20 0-20-13 0-13 20 0 20z">
          <text:p/>
        </draw:path>
        <draw:path draw:style-name="gr1" draw:text-style-name="P1" draw:layer="layout" svg:width="0.019cm" svg:height="0.019cm" svg:x="5.202cm" svg:y="6.2cm" svg:viewBox="0 0 20 20" svg:d="M10 20c14 0 14-20 0-20-13 0-13 20 0 20z">
          <text:p/>
        </draw:path>
        <draw:path draw:style-name="gr1" draw:text-style-name="P1" draw:layer="layout" svg:width="0.019cm" svg:height="0.019cm" svg:x="5.702cm" svg:y="6.2cm" svg:viewBox="0 0 20 20" svg:d="M10 20c14 0 14-20 0-20-13 0-13 20 0 20z">
          <text:p/>
        </draw:path>
        <draw:path draw:style-name="gr1" draw:text-style-name="P1" draw:layer="layout" svg:width="0.019cm" svg:height="0.019cm" svg:x="6.202cm" svg:y="6.2cm" svg:viewBox="0 0 20 20" svg:d="M10 20c14 0 14-20 0-20-13 0-13 20 0 20z">
          <text:p/>
        </draw:path>
        <draw:path draw:style-name="gr1" draw:text-style-name="P1" draw:layer="layout" svg:width="0.019cm" svg:height="0.019cm" svg:x="6.702cm" svg:y="6.2cm" svg:viewBox="0 0 20 20" svg:d="M10 20c14 0 14-20 0-20-13 0-13 20 0 20z">
          <text:p/>
        </draw:path>
        <draw:path draw:style-name="gr1" draw:text-style-name="P1" draw:layer="layout" svg:width="0.019cm" svg:height="0.019cm" svg:x="7.202cm" svg:y="6.2cm" svg:viewBox="0 0 20 20" svg:d="M10 20c14 0 14-20 0-20-13 0-13 20 0 20z">
          <text:p/>
        </draw:path>
        <draw:path draw:style-name="gr1" draw:text-style-name="P1" draw:layer="layout" svg:width="0.019cm" svg:height="0.019cm" svg:x="7.702cm" svg:y="6.2cm" svg:viewBox="0 0 20 20" svg:d="M10 20c14 0 14-20 0-20-13 0-13 20 0 20z">
          <text:p/>
        </draw:path>
        <draw:path draw:style-name="gr1" draw:text-style-name="P1" draw:layer="layout" svg:width="0.019cm" svg:height="0.019cm" svg:x="8.202cm" svg:y="6.2cm" svg:viewBox="0 0 20 20" svg:d="M10 20c14 0 14-20 0-20-13 0-13 20 0 20z">
          <text:p/>
        </draw:path>
        <draw:path draw:style-name="gr1" draw:text-style-name="P1" draw:layer="layout" svg:width="0.019cm" svg:height="0.019cm" svg:x="8.703cm" svg:y="6.2cm" svg:viewBox="0 0 20 20" svg:d="M10 20c14 0 14-20 0-20-13 0-13 20 0 20z">
          <text:p/>
        </draw:path>
        <draw:path draw:style-name="gr1" draw:text-style-name="P1" draw:layer="layout" svg:width="0.019cm" svg:height="0.019cm" svg:x="9.203cm" svg:y="6.2cm" svg:viewBox="0 0 20 20" svg:d="M10 20c14 0 14-20 0-20-13 0-13 20 0 20z">
          <text:p/>
        </draw:path>
        <draw:path draw:style-name="gr1" draw:text-style-name="P1" draw:layer="layout" svg:width="0.019cm" svg:height="0.019cm" svg:x="9.703cm" svg:y="6.2cm" svg:viewBox="0 0 20 20" svg:d="M10 20c14 0 14-20 0-20-13 0-13 20 0 20z">
          <text:p/>
        </draw:path>
        <draw:path draw:style-name="gr1" draw:text-style-name="P1" draw:layer="layout" svg:width="0.019cm" svg:height="0.019cm" svg:x="10.203cm" svg:y="6.2cm" svg:viewBox="0 0 20 20" svg:d="M10 20c14 0 14-20 0-20-13 0-13 20 0 20z">
          <text:p/>
        </draw:path>
        <draw:path draw:style-name="gr1" draw:text-style-name="P1" draw:layer="layout" svg:width="0.019cm" svg:height="0.019cm" svg:x="10.703cm" svg:y="6.2cm" svg:viewBox="0 0 20 20" svg:d="M10 20c14 0 14-20 0-20-13 0-13 20 0 20z">
          <text:p/>
        </draw:path>
        <draw:path draw:style-name="gr1" draw:text-style-name="P1" draw:layer="layout" svg:width="0.019cm" svg:height="0.019cm" svg:x="11.203cm" svg:y="6.2cm" svg:viewBox="0 0 20 20" svg:d="M10 20c14 0 14-20 0-20-13 0-13 20 0 20z">
          <text:p/>
        </draw:path>
        <draw:path draw:style-name="gr1" draw:text-style-name="P1" draw:layer="layout" svg:width="0.019cm" svg:height="0.019cm" svg:x="11.703cm" svg:y="6.2cm" svg:viewBox="0 0 20 20" svg:d="M10 20c14 0 14-20 0-20-13 0-13 20 0 20z">
          <text:p/>
        </draw:path>
        <draw:path draw:style-name="gr1" draw:text-style-name="P1" draw:layer="layout" svg:width="0.019cm" svg:height="0.019cm" svg:x="12.203cm" svg:y="6.2cm" svg:viewBox="0 0 20 20" svg:d="M10 20c14 0 14-20 0-20-13 0-13 20 0 20z">
          <text:p/>
        </draw:path>
        <draw:path draw:style-name="gr1" draw:text-style-name="P1" draw:layer="layout" svg:width="0.019cm" svg:height="0.019cm" svg:x="12.703cm" svg:y="6.2cm" svg:viewBox="0 0 20 20" svg:d="M10 20c14 0 14-20 0-20-13 0-13 20 0 20z">
          <text:p/>
        </draw:path>
        <draw:path draw:style-name="gr1" draw:text-style-name="P1" draw:layer="layout" svg:width="0.019cm" svg:height="0.019cm" svg:x="13.203cm" svg:y="6.2cm" svg:viewBox="0 0 20 20" svg:d="M10 20c14 0 14-20 0-20-13 0-13 20 0 20z">
          <text:p/>
        </draw:path>
        <draw:path draw:style-name="gr1" draw:text-style-name="P1" draw:layer="layout" svg:width="0.019cm" svg:height="0.019cm" svg:x="13.703cm" svg:y="6.2cm" svg:viewBox="0 0 20 20" svg:d="M10 20c14 0 14-20 0-20-13 0-13 20 0 20z">
          <text:p/>
        </draw:path>
        <draw:path draw:style-name="gr1" draw:text-style-name="P1" draw:layer="layout" svg:width="0.019cm" svg:height="0.019cm" svg:x="14.203cm" svg:y="6.2cm" svg:viewBox="0 0 20 20" svg:d="M10 20c14 0 14-20 0-20-13 0-13 20 0 20z">
          <text:p/>
        </draw:path>
        <draw:path draw:style-name="gr1" draw:text-style-name="P1" draw:layer="layout" svg:width="0.019cm" svg:height="0.019cm" svg:x="14.703cm" svg:y="6.2cm" svg:viewBox="0 0 20 20" svg:d="M10 20c14 0 14-20 0-20-13 0-13 20 0 20z">
          <text:p/>
        </draw:path>
        <draw:path draw:style-name="gr1" draw:text-style-name="P1" draw:layer="layout" svg:width="0.019cm" svg:height="0.019cm" svg:x="15.203cm" svg:y="6.2cm" svg:viewBox="0 0 20 20" svg:d="M10 20c14 0 14-20 0-20-13 0-13 20 0 20z">
          <text:p/>
        </draw:path>
        <draw:path draw:style-name="gr1" draw:text-style-name="P1" draw:layer="layout" svg:width="0.019cm" svg:height="0.019cm" svg:x="15.703cm" svg:y="6.2cm" svg:viewBox="0 0 20 20" svg:d="M10 20c14 0 14-20 0-20-13 0-13 20 0 20z">
          <text:p/>
        </draw:path>
        <draw:path draw:style-name="gr1" draw:text-style-name="P1" draw:layer="layout" svg:width="0.019cm" svg:height="0.019cm" svg:x="16.203cm" svg:y="6.2cm" svg:viewBox="0 0 20 20" svg:d="M10 20c14 0 14-20 0-20-13 0-13 20 0 20z">
          <text:p/>
        </draw:path>
        <draw:path draw:style-name="gr1" draw:text-style-name="P1" draw:layer="layout" svg:width="0.019cm" svg:height="0.019cm" svg:x="16.702cm" svg:y="6.2cm" svg:viewBox="0 0 20 20" svg:d="M10 20c14 0 14-20 0-20-13 0-13 20 0 20z">
          <text:p/>
        </draw:path>
        <draw:path draw:style-name="gr1" draw:text-style-name="P1" draw:layer="layout" svg:width="0.019cm" svg:height="0.019cm" svg:x="17.202cm" svg:y="6.2cm" svg:viewBox="0 0 20 20" svg:d="M10 20c14 0 14-20 0-20-13 0-13 20 0 20z">
          <text:p/>
        </draw:path>
        <draw:path draw:style-name="gr1" draw:text-style-name="P1" draw:layer="layout" svg:width="0.019cm" svg:height="0.019cm" svg:x="17.702cm" svg:y="6.2cm" svg:viewBox="0 0 20 20" svg:d="M10 20c14 0 14-20 0-20-13 0-13 20 0 20z">
          <text:p/>
        </draw:path>
        <draw:path draw:style-name="gr1" draw:text-style-name="P1" draw:layer="layout" svg:width="0.019cm" svg:height="0.019cm" svg:x="18.202cm" svg:y="6.2cm" svg:viewBox="0 0 20 20" svg:d="M10 20c14 0 14-20 0-20-13 0-13 20 0 20z">
          <text:p/>
        </draw:path>
        <draw:path draw:style-name="gr1" draw:text-style-name="P1" draw:layer="layout" svg:width="0.019cm" svg:height="0.019cm" svg:x="18.702cm" svg:y="6.2cm" svg:viewBox="0 0 20 20" svg:d="M10 20c14 0 14-20 0-20-13 0-13 20 0 20z">
          <text:p/>
        </draw:path>
        <draw:path draw:style-name="gr1" draw:text-style-name="P1" draw:layer="layout" svg:width="0.019cm" svg:height="0.019cm" svg:x="19.202cm" svg:y="6.2cm" svg:viewBox="0 0 20 20" svg:d="M10 20c14 0 14-20 0-20-13 0-13 20 0 20z">
          <text:p/>
        </draw:path>
        <draw:path draw:style-name="gr1" draw:text-style-name="P1" draw:layer="layout" svg:width="0.019cm" svg:height="0.019cm" svg:x="19.702cm" svg:y="6.2cm" svg:viewBox="0 0 20 20" svg:d="M10 20c14 0 14-20 0-20-13 0-13 20 0 20z">
          <text:p/>
        </draw:path>
        <draw:path draw:style-name="gr1" draw:text-style-name="P1" draw:layer="layout" svg:width="0.019cm" svg:height="0.019cm" svg:x="20.202cm" svg:y="6.2cm" svg:viewBox="0 0 20 20" svg:d="M10 20c14 0 14-20 0-20-13 0-13 20 0 20z">
          <text:p/>
        </draw:path>
        <draw:path draw:style-name="gr1" draw:text-style-name="P1" draw:layer="layout" svg:width="0.019cm" svg:height="0.019cm" svg:x="20.702cm" svg:y="6.2cm" svg:viewBox="0 0 20 20" svg:d="M10 20c14 0 14-20 0-20-13 0-13 20 0 20z">
          <text:p/>
        </draw:path>
        <draw:path draw:style-name="gr1" draw:text-style-name="P1" draw:layer="layout" svg:width="0.019cm" svg:height="0.019cm" svg:x="21.202cm" svg:y="6.2cm" svg:viewBox="0 0 20 20" svg:d="M10 20c14 0 14-20 0-20-13 0-13 20 0 20z">
          <text:p/>
        </draw:path>
        <draw:path draw:style-name="gr1" draw:text-style-name="P1" draw:layer="layout" svg:width="0.019cm" svg:height="0.019cm" svg:x="21.702cm" svg:y="6.2cm" svg:viewBox="0 0 20 20" svg:d="M10 20c14 0 14-20 0-20-13 0-13 20 0 20z">
          <text:p/>
        </draw:path>
        <draw:path draw:style-name="gr1" draw:text-style-name="P1" draw:layer="layout" svg:width="0.019cm" svg:height="0.019cm" svg:x="22.202cm" svg:y="6.2cm" svg:viewBox="0 0 20 20" svg:d="M10 20c14 0 14-20 0-20-13 0-13 20 0 20z">
          <text:p/>
        </draw:path>
        <draw:path draw:style-name="gr1" draw:text-style-name="P1" draw:layer="layout" svg:width="0.019cm" svg:height="0.019cm" svg:x="22.702cm" svg:y="6.2cm" svg:viewBox="0 0 20 20" svg:d="M10 20c14 0 14-20 0-20-13 0-13 20 0 20z">
          <text:p/>
        </draw:path>
        <draw:path draw:style-name="gr1" draw:text-style-name="P1" draw:layer="layout" svg:width="0.019cm" svg:height="0.019cm" svg:x="23.202cm" svg:y="6.2cm" svg:viewBox="0 0 20 20" svg:d="M10 20c14 0 14-20 0-20-13 0-13 20 0 20z">
          <text:p/>
        </draw:path>
        <draw:path draw:style-name="gr1" draw:text-style-name="P1" draw:layer="layout" svg:width="0.019cm" svg:height="0.019cm" svg:x="23.702cm" svg:y="6.2cm" svg:viewBox="0 0 20 20" svg:d="M10 20c14 0 14-20 0-20-13 0-13 20 0 20z">
          <text:p/>
        </draw:path>
        <draw:path draw:style-name="gr1" draw:text-style-name="P1" draw:layer="layout" svg:width="0.019cm" svg:height="0.019cm" svg:x="24.202cm" svg:y="6.2cm" svg:viewBox="0 0 20 20" svg:d="M10 20c14 0 14-20 0-20-13 0-13 20 0 20z">
          <text:p/>
        </draw:path>
        <draw:path draw:style-name="gr1" draw:text-style-name="P1" draw:layer="layout" svg:width="0.019cm" svg:height="0.019cm" svg:x="24.703cm" svg:y="6.2cm" svg:viewBox="0 0 20 20" svg:d="M10 20c14 0 14-20 0-20-13 0-13 20 0 20z">
          <text:p/>
        </draw:path>
        <draw:path draw:style-name="gr1" draw:text-style-name="P1" draw:layer="layout" svg:width="0.019cm" svg:height="0.019cm" svg:x="25.203cm" svg:y="6.2cm" svg:viewBox="0 0 20 20" svg:d="M10 20c14 0 14-20 0-20-13 0-13 20 0 20z">
          <text:p/>
        </draw:path>
        <draw:path draw:style-name="gr1" draw:text-style-name="P1" draw:layer="layout" svg:width="0.019cm" svg:height="0.019cm" svg:x="25.703cm" svg:y="6.2cm" svg:viewBox="0 0 20 20" svg:d="M10 20c14 0 14-20 0-20-13 0-13 20 0 20z">
          <text:p/>
        </draw:path>
        <draw:path draw:style-name="gr1" draw:text-style-name="P1" draw:layer="layout" svg:width="0.019cm" svg:height="0.019cm" svg:x="26.203cm" svg:y="6.2cm" svg:viewBox="0 0 20 20" svg:d="M10 20c14 0 14-20 0-20-13 0-13 20 0 20z">
          <text:p/>
        </draw:path>
        <draw:path draw:style-name="gr1" draw:text-style-name="P1" draw:layer="layout" svg:width="0.019cm" svg:height="0.019cm" svg:x="26.703cm" svg:y="6.2cm" svg:viewBox="0 0 20 20" svg:d="M10 20c14 0 14-20 0-20-13 0-13 20 0 20z">
          <text:p/>
        </draw:path>
        <draw:path draw:style-name="gr1" draw:text-style-name="P1" draw:layer="layout" svg:width="0.019cm" svg:height="0.019cm" svg:x="27.203cm" svg:y="6.2cm" svg:viewBox="0 0 20 20" svg:d="M10 20c14 0 14-20 0-20-13 0-13 20 0 20z">
          <text:p/>
        </draw:path>
        <draw:path draw:style-name="gr1" draw:text-style-name="P1" draw:layer="layout" svg:width="0.019cm" svg:height="0.019cm" svg:x="0.702cm" svg:y="6.2cm" svg:viewBox="0 0 20 20" svg:d="M10 20c14 0 14-20 0-20-13 0-13 20 0 20z">
          <text:p/>
        </draw:path>
        <draw:path draw:style-name="gr1" draw:text-style-name="P1" draw:layer="layout" svg:width="0.019cm" svg:height="0.019cm" svg:x="1.202cm" svg:y="6.2cm" svg:viewBox="0 0 20 20" svg:d="M10 20c14 0 14-20 0-20-13 0-13 20 0 20z">
          <text:p/>
        </draw:path>
        <draw:path draw:style-name="gr1" draw:text-style-name="P1" draw:layer="layout" svg:width="0.019cm" svg:height="0.019cm" svg:x="1.702cm" svg:y="6.2cm" svg:viewBox="0 0 20 20" svg:d="M10 20c14 0 14-20 0-20-13 0-13 20 0 20z">
          <text:p/>
        </draw:path>
        <draw:path draw:style-name="gr1" draw:text-style-name="P1" draw:layer="layout" svg:width="0.019cm" svg:height="0.019cm" svg:x="2.202cm" svg:y="6.2cm" svg:viewBox="0 0 20 20" svg:d="M10 20c14 0 14-20 0-20-13 0-13 20 0 20z">
          <text:p/>
        </draw:path>
        <draw:path draw:style-name="gr1" draw:text-style-name="P1" draw:layer="layout" svg:width="0.019cm" svg:height="0.019cm" svg:x="2.702cm" svg:y="6.2cm" svg:viewBox="0 0 20 20" svg:d="M10 20c14 0 14-20 0-20-13 0-13 20 0 20z">
          <text:p/>
        </draw:path>
        <draw:path draw:style-name="gr1" draw:text-style-name="P1" draw:layer="layout" svg:width="0.019cm" svg:height="0.019cm" svg:x="3.202cm" svg:y="6.2cm" svg:viewBox="0 0 20 20" svg:d="M10 20c14 0 14-20 0-20-13 0-13 20 0 20z">
          <text:p/>
        </draw:path>
        <draw:path draw:style-name="gr1" draw:text-style-name="P1" draw:layer="layout" svg:width="0.019cm" svg:height="0.019cm" svg:x="3.702cm" svg:y="6.2cm" svg:viewBox="0 0 20 20" svg:d="M10 20c14 0 14-20 0-20-13 0-13 20 0 20z">
          <text:p/>
        </draw:path>
        <draw:path draw:style-name="gr1" draw:text-style-name="P1" draw:layer="layout" svg:width="0.019cm" svg:height="0.019cm" svg:x="4.202cm" svg:y="6.2cm" svg:viewBox="0 0 20 20" svg:d="M10 20c14 0 14-20 0-20-13 0-13 20 0 20z">
          <text:p/>
        </draw:path>
        <draw:path draw:style-name="gr1" draw:text-style-name="P1" draw:layer="layout" svg:width="0.019cm" svg:height="0.019cm" svg:x="4.702cm" svg:y="6.2cm" svg:viewBox="0 0 20 20" svg:d="M10 20c14 0 14-20 0-20-13 0-13 20 0 20z">
          <text:p/>
        </draw:path>
        <draw:path draw:style-name="gr1" draw:text-style-name="P1" draw:layer="layout" svg:width="0.019cm" svg:height="0.019cm" svg:x="5.202cm" svg:y="6.2cm" svg:viewBox="0 0 20 20" svg:d="M10 20c14 0 14-20 0-20-13 0-13 20 0 20z">
          <text:p/>
        </draw:path>
        <draw:path draw:style-name="gr1" draw:text-style-name="P1" draw:layer="layout" svg:width="0.019cm" svg:height="0.019cm" svg:x="5.702cm" svg:y="6.2cm" svg:viewBox="0 0 20 20" svg:d="M10 20c14 0 14-20 0-20-13 0-13 20 0 20z">
          <text:p/>
        </draw:path>
        <draw:path draw:style-name="gr1" draw:text-style-name="P1" draw:layer="layout" svg:width="0.019cm" svg:height="0.019cm" svg:x="6.202cm" svg:y="6.2cm" svg:viewBox="0 0 20 20" svg:d="M10 20c14 0 14-20 0-20-13 0-13 20 0 20z">
          <text:p/>
        </draw:path>
        <draw:path draw:style-name="gr1" draw:text-style-name="P1" draw:layer="layout" svg:width="0.019cm" svg:height="0.019cm" svg:x="6.702cm" svg:y="6.2cm" svg:viewBox="0 0 20 20" svg:d="M10 20c14 0 14-20 0-20-13 0-13 20 0 20z">
          <text:p/>
        </draw:path>
        <draw:path draw:style-name="gr1" draw:text-style-name="P1" draw:layer="layout" svg:width="0.019cm" svg:height="0.019cm" svg:x="7.202cm" svg:y="6.2cm" svg:viewBox="0 0 20 20" svg:d="M10 20c14 0 14-20 0-20-13 0-13 20 0 20z">
          <text:p/>
        </draw:path>
        <draw:path draw:style-name="gr1" draw:text-style-name="P1" draw:layer="layout" svg:width="0.019cm" svg:height="0.019cm" svg:x="7.702cm" svg:y="6.2cm" svg:viewBox="0 0 20 20" svg:d="M10 20c14 0 14-20 0-20-13 0-13 20 0 20z">
          <text:p/>
        </draw:path>
        <draw:path draw:style-name="gr1" draw:text-style-name="P1" draw:layer="layout" svg:width="0.019cm" svg:height="0.019cm" svg:x="8.202cm" svg:y="6.2cm" svg:viewBox="0 0 20 20" svg:d="M10 20c14 0 14-20 0-20-13 0-13 20 0 20z">
          <text:p/>
        </draw:path>
        <draw:path draw:style-name="gr1" draw:text-style-name="P1" draw:layer="layout" svg:width="0.019cm" svg:height="0.019cm" svg:x="8.703cm" svg:y="6.2cm" svg:viewBox="0 0 20 20" svg:d="M10 20c14 0 14-20 0-20-13 0-13 20 0 20z">
          <text:p/>
        </draw:path>
        <draw:path draw:style-name="gr1" draw:text-style-name="P1" draw:layer="layout" svg:width="0.019cm" svg:height="0.019cm" svg:x="9.203cm" svg:y="6.2cm" svg:viewBox="0 0 20 20" svg:d="M10 20c14 0 14-20 0-20-13 0-13 20 0 20z">
          <text:p/>
        </draw:path>
        <draw:path draw:style-name="gr1" draw:text-style-name="P1" draw:layer="layout" svg:width="0.019cm" svg:height="0.019cm" svg:x="9.703cm" svg:y="6.2cm" svg:viewBox="0 0 20 20" svg:d="M10 20c14 0 14-20 0-20-13 0-13 20 0 20z">
          <text:p/>
        </draw:path>
        <draw:path draw:style-name="gr1" draw:text-style-name="P1" draw:layer="layout" svg:width="0.019cm" svg:height="0.019cm" svg:x="10.203cm" svg:y="6.2cm" svg:viewBox="0 0 20 20" svg:d="M10 20c14 0 14-20 0-20-13 0-13 20 0 20z">
          <text:p/>
        </draw:path>
        <draw:path draw:style-name="gr1" draw:text-style-name="P1" draw:layer="layout" svg:width="0.019cm" svg:height="0.019cm" svg:x="10.703cm" svg:y="6.2cm" svg:viewBox="0 0 20 20" svg:d="M10 20c14 0 14-20 0-20-13 0-13 20 0 20z">
          <text:p/>
        </draw:path>
        <draw:path draw:style-name="gr1" draw:text-style-name="P1" draw:layer="layout" svg:width="0.019cm" svg:height="0.019cm" svg:x="11.203cm" svg:y="6.2cm" svg:viewBox="0 0 20 20" svg:d="M10 20c14 0 14-20 0-20-13 0-13 20 0 20z">
          <text:p/>
        </draw:path>
        <draw:path draw:style-name="gr1" draw:text-style-name="P1" draw:layer="layout" svg:width="0.019cm" svg:height="0.019cm" svg:x="11.703cm" svg:y="6.2cm" svg:viewBox="0 0 20 20" svg:d="M10 20c14 0 14-20 0-20-13 0-13 20 0 20z">
          <text:p/>
        </draw:path>
        <draw:path draw:style-name="gr1" draw:text-style-name="P1" draw:layer="layout" svg:width="0.019cm" svg:height="0.019cm" svg:x="12.203cm" svg:y="6.2cm" svg:viewBox="0 0 20 20" svg:d="M10 20c14 0 14-20 0-20-13 0-13 20 0 20z">
          <text:p/>
        </draw:path>
        <draw:path draw:style-name="gr1" draw:text-style-name="P1" draw:layer="layout" svg:width="0.019cm" svg:height="0.019cm" svg:x="12.703cm" svg:y="6.2cm" svg:viewBox="0 0 20 20" svg:d="M10 20c14 0 14-20 0-20-13 0-13 20 0 20z">
          <text:p/>
        </draw:path>
        <draw:path draw:style-name="gr1" draw:text-style-name="P1" draw:layer="layout" svg:width="0.019cm" svg:height="0.019cm" svg:x="13.203cm" svg:y="6.2cm" svg:viewBox="0 0 20 20" svg:d="M10 20c14 0 14-20 0-20-13 0-13 20 0 20z">
          <text:p/>
        </draw:path>
        <draw:path draw:style-name="gr1" draw:text-style-name="P1" draw:layer="layout" svg:width="0.019cm" svg:height="0.019cm" svg:x="13.703cm" svg:y="6.2cm" svg:viewBox="0 0 20 20" svg:d="M10 20c14 0 14-20 0-20-13 0-13 20 0 20z">
          <text:p/>
        </draw:path>
        <draw:path draw:style-name="gr1" draw:text-style-name="P1" draw:layer="layout" svg:width="0.019cm" svg:height="0.019cm" svg:x="14.203cm" svg:y="6.2cm" svg:viewBox="0 0 20 20" svg:d="M10 20c14 0 14-20 0-20-13 0-13 20 0 20z">
          <text:p/>
        </draw:path>
        <draw:path draw:style-name="gr1" draw:text-style-name="P1" draw:layer="layout" svg:width="0.019cm" svg:height="0.019cm" svg:x="14.703cm" svg:y="6.2cm" svg:viewBox="0 0 20 20" svg:d="M10 20c14 0 14-20 0-20-13 0-13 20 0 20z">
          <text:p/>
        </draw:path>
        <draw:path draw:style-name="gr1" draw:text-style-name="P1" draw:layer="layout" svg:width="0.019cm" svg:height="0.019cm" svg:x="15.203cm" svg:y="6.2cm" svg:viewBox="0 0 20 20" svg:d="M10 20c14 0 14-20 0-20-13 0-13 20 0 20z">
          <text:p/>
        </draw:path>
        <draw:path draw:style-name="gr1" draw:text-style-name="P1" draw:layer="layout" svg:width="0.019cm" svg:height="0.019cm" svg:x="15.703cm" svg:y="6.2cm" svg:viewBox="0 0 20 20" svg:d="M10 20c14 0 14-20 0-20-13 0-13 20 0 20z">
          <text:p/>
        </draw:path>
        <draw:path draw:style-name="gr1" draw:text-style-name="P1" draw:layer="layout" svg:width="0.019cm" svg:height="0.019cm" svg:x="16.203cm" svg:y="6.2cm" svg:viewBox="0 0 20 20" svg:d="M10 20c14 0 14-20 0-20-13 0-13 20 0 20z">
          <text:p/>
        </draw:path>
        <draw:path draw:style-name="gr1" draw:text-style-name="P1" draw:layer="layout" svg:width="0.019cm" svg:height="0.019cm" svg:x="0.703cm" svg:y="6.7cm" svg:viewBox="0 0 20 20" svg:d="M10 20c14 0 14-20 0-20-13 0-13 20 0 20z">
          <text:p/>
        </draw:path>
        <draw:path draw:style-name="gr1" draw:text-style-name="P1" draw:layer="layout" svg:width="0.019cm" svg:height="0.019cm" svg:x="1.203cm" svg:y="6.7cm" svg:viewBox="0 0 20 20" svg:d="M10 20c14 0 14-20 0-20-13 0-13 20 0 20z">
          <text:p/>
        </draw:path>
        <draw:path draw:style-name="gr1" draw:text-style-name="P1" draw:layer="layout" svg:width="0.019cm" svg:height="0.019cm" svg:x="1.703cm" svg:y="6.7cm" svg:viewBox="0 0 20 20" svg:d="M10 20c14 0 14-20 0-20-13 0-13 20 0 20z">
          <text:p/>
        </draw:path>
        <draw:path draw:style-name="gr1" draw:text-style-name="P1" draw:layer="layout" svg:width="0.019cm" svg:height="0.019cm" svg:x="2.203cm" svg:y="6.7cm" svg:viewBox="0 0 20 20" svg:d="M10 20c14 0 14-20 0-20-13 0-13 20 0 20z">
          <text:p/>
        </draw:path>
        <draw:path draw:style-name="gr1" draw:text-style-name="P1" draw:layer="layout" svg:width="0.019cm" svg:height="0.019cm" svg:x="2.703cm" svg:y="6.7cm" svg:viewBox="0 0 20 20" svg:d="M10 20c14 0 14-20 0-20-13 0-13 20 0 20z">
          <text:p/>
        </draw:path>
        <draw:path draw:style-name="gr1" draw:text-style-name="P1" draw:layer="layout" svg:width="0.019cm" svg:height="0.019cm" svg:x="3.203cm" svg:y="6.7cm" svg:viewBox="0 0 20 20" svg:d="M10 20c14 0 14-20 0-20-13 0-13 20 0 20z">
          <text:p/>
        </draw:path>
        <draw:path draw:style-name="gr1" draw:text-style-name="P1" draw:layer="layout" svg:width="0.019cm" svg:height="0.019cm" svg:x="3.703cm" svg:y="6.7cm" svg:viewBox="0 0 20 20" svg:d="M10 20c14 0 14-20 0-20-13 0-13 20 0 20z">
          <text:p/>
        </draw:path>
        <draw:path draw:style-name="gr1" draw:text-style-name="P1" draw:layer="layout" svg:width="0.019cm" svg:height="0.019cm" svg:x="4.203cm" svg:y="6.7cm" svg:viewBox="0 0 20 20" svg:d="M10 20c14 0 14-20 0-20-13 0-13 20 0 20z">
          <text:p/>
        </draw:path>
        <draw:path draw:style-name="gr1" draw:text-style-name="P1" draw:layer="layout" svg:width="0.019cm" svg:height="0.019cm" svg:x="4.703cm" svg:y="6.7cm" svg:viewBox="0 0 20 20" svg:d="M10 20c14 0 14-20 0-20-13 0-13 20 0 20z">
          <text:p/>
        </draw:path>
        <draw:path draw:style-name="gr1" draw:text-style-name="P1" draw:layer="layout" svg:width="0.019cm" svg:height="0.019cm" svg:x="5.203cm" svg:y="6.7cm" svg:viewBox="0 0 20 20" svg:d="M10 20c14 0 14-20 0-20-13 0-13 20 0 20z">
          <text:p/>
        </draw:path>
        <draw:path draw:style-name="gr1" draw:text-style-name="P1" draw:layer="layout" svg:width="0.019cm" svg:height="0.019cm" svg:x="5.703cm" svg:y="6.7cm" svg:viewBox="0 0 20 20" svg:d="M10 20c14 0 14-20 0-20-13 0-13 20 0 20z">
          <text:p/>
        </draw:path>
        <draw:path draw:style-name="gr1" draw:text-style-name="P1" draw:layer="layout" svg:width="0.019cm" svg:height="0.019cm" svg:x="6.203cm" svg:y="6.7cm" svg:viewBox="0 0 20 20" svg:d="M10 20c14 0 14-20 0-20-13 0-13 20 0 20z">
          <text:p/>
        </draw:path>
        <draw:path draw:style-name="gr1" draw:text-style-name="P1" draw:layer="layout" svg:width="0.019cm" svg:height="0.019cm" svg:x="6.703cm" svg:y="6.7cm" svg:viewBox="0 0 20 20" svg:d="M10 20c14 0 14-20 0-20-13 0-13 20 0 20z">
          <text:p/>
        </draw:path>
        <draw:path draw:style-name="gr1" draw:text-style-name="P1" draw:layer="layout" svg:width="0.019cm" svg:height="0.019cm" svg:x="7.203cm" svg:y="6.7cm" svg:viewBox="0 0 20 20" svg:d="M10 20c14 0 14-20 0-20-13 0-13 20 0 20z">
          <text:p/>
        </draw:path>
        <draw:path draw:style-name="gr1" draw:text-style-name="P1" draw:layer="layout" svg:width="0.019cm" svg:height="0.019cm" svg:x="7.703cm" svg:y="6.7cm" svg:viewBox="0 0 20 20" svg:d="M10 20c14 0 14-20 0-20-13 0-13 20 0 20z">
          <text:p/>
        </draw:path>
        <draw:path draw:style-name="gr1" draw:text-style-name="P1" draw:layer="layout" svg:width="0.019cm" svg:height="0.019cm" svg:x="8.203cm" svg:y="6.7cm" svg:viewBox="0 0 20 20" svg:d="M10 20c14 0 14-20 0-20-13 0-13 20 0 20z">
          <text:p/>
        </draw:path>
        <draw:path draw:style-name="gr1" draw:text-style-name="P1" draw:layer="layout" svg:width="0.019cm" svg:height="0.019cm" svg:x="8.704cm" svg:y="6.7cm" svg:viewBox="0 0 20 20" svg:d="M10 20c14 0 14-20 0-20-13 0-13 20 0 20z">
          <text:p/>
        </draw:path>
        <draw:path draw:style-name="gr1" draw:text-style-name="P1" draw:layer="layout" svg:width="0.019cm" svg:height="0.019cm" svg:x="9.204cm" svg:y="6.7cm" svg:viewBox="0 0 20 20" svg:d="M10 20c14 0 14-20 0-20-13 0-13 20 0 20z">
          <text:p/>
        </draw:path>
        <draw:path draw:style-name="gr1" draw:text-style-name="P1" draw:layer="layout" svg:width="0.019cm" svg:height="0.019cm" svg:x="9.704cm" svg:y="6.7cm" svg:viewBox="0 0 20 20" svg:d="M10 20c14 0 14-20 0-20-13 0-13 20 0 20z">
          <text:p/>
        </draw:path>
        <draw:path draw:style-name="gr1" draw:text-style-name="P1" draw:layer="layout" svg:width="0.019cm" svg:height="0.019cm" svg:x="10.204cm" svg:y="6.7cm" svg:viewBox="0 0 20 20" svg:d="M10 20c14 0 14-20 0-20-13 0-13 20 0 20z">
          <text:p/>
        </draw:path>
        <draw:path draw:style-name="gr1" draw:text-style-name="P1" draw:layer="layout" svg:width="0.019cm" svg:height="0.019cm" svg:x="10.704cm" svg:y="6.7cm" svg:viewBox="0 0 20 20" svg:d="M10 20c14 0 14-20 0-20-13 0-13 20 0 20z">
          <text:p/>
        </draw:path>
        <draw:path draw:style-name="gr1" draw:text-style-name="P1" draw:layer="layout" svg:width="0.019cm" svg:height="0.019cm" svg:x="11.204cm" svg:y="6.7cm" svg:viewBox="0 0 20 20" svg:d="M10 20c14 0 14-20 0-20-13 0-13 20 0 20z">
          <text:p/>
        </draw:path>
        <draw:path draw:style-name="gr1" draw:text-style-name="P1" draw:layer="layout" svg:width="0.019cm" svg:height="0.019cm" svg:x="11.704cm" svg:y="6.7cm" svg:viewBox="0 0 20 20" svg:d="M10 20c14 0 14-20 0-20-13 0-13 20 0 20z">
          <text:p/>
        </draw:path>
        <draw:path draw:style-name="gr1" draw:text-style-name="P1" draw:layer="layout" svg:width="0.019cm" svg:height="0.019cm" svg:x="12.204cm" svg:y="6.7cm" svg:viewBox="0 0 20 20" svg:d="M10 20c14 0 14-20 0-20-13 0-13 20 0 20z">
          <text:p/>
        </draw:path>
        <draw:path draw:style-name="gr1" draw:text-style-name="P1" draw:layer="layout" svg:width="0.019cm" svg:height="0.019cm" svg:x="12.704cm" svg:y="6.7cm" svg:viewBox="0 0 20 20" svg:d="M10 20c14 0 14-20 0-20-13 0-13 20 0 20z">
          <text:p/>
        </draw:path>
        <draw:path draw:style-name="gr1" draw:text-style-name="P1" draw:layer="layout" svg:width="0.019cm" svg:height="0.019cm" svg:x="13.204cm" svg:y="6.7cm" svg:viewBox="0 0 20 20" svg:d="M10 20c14 0 14-20 0-20-13 0-13 20 0 20z">
          <text:p/>
        </draw:path>
        <draw:path draw:style-name="gr1" draw:text-style-name="P1" draw:layer="layout" svg:width="0.019cm" svg:height="0.019cm" svg:x="13.704cm" svg:y="6.7cm" svg:viewBox="0 0 20 20" svg:d="M10 20c14 0 14-20 0-20-13 0-13 20 0 20z">
          <text:p/>
        </draw:path>
        <draw:path draw:style-name="gr1" draw:text-style-name="P1" draw:layer="layout" svg:width="0.019cm" svg:height="0.019cm" svg:x="14.204cm" svg:y="6.7cm" svg:viewBox="0 0 20 20" svg:d="M10 20c14 0 14-20 0-20-13 0-13 20 0 20z">
          <text:p/>
        </draw:path>
        <draw:path draw:style-name="gr1" draw:text-style-name="P1" draw:layer="layout" svg:width="0.019cm" svg:height="0.019cm" svg:x="14.704cm" svg:y="6.7cm" svg:viewBox="0 0 20 20" svg:d="M10 20c14 0 14-20 0-20-13 0-13 20 0 20z">
          <text:p/>
        </draw:path>
        <draw:path draw:style-name="gr1" draw:text-style-name="P1" draw:layer="layout" svg:width="0.019cm" svg:height="0.019cm" svg:x="15.204cm" svg:y="6.7cm" svg:viewBox="0 0 20 20" svg:d="M10 20c14 0 14-20 0-20-13 0-13 20 0 20z">
          <text:p/>
        </draw:path>
        <draw:path draw:style-name="gr1" draw:text-style-name="P1" draw:layer="layout" svg:width="0.019cm" svg:height="0.019cm" svg:x="15.704cm" svg:y="6.7cm" svg:viewBox="0 0 20 20" svg:d="M10 20c14 0 14-20 0-20-13 0-13 20 0 20z">
          <text:p/>
        </draw:path>
        <draw:path draw:style-name="gr1" draw:text-style-name="P1" draw:layer="layout" svg:width="0.019cm" svg:height="0.019cm" svg:x="16.204cm" svg:y="6.7cm" svg:viewBox="0 0 20 20" svg:d="M10 20c14 0 14-20 0-20-13 0-13 20 0 20z">
          <text:p/>
        </draw:path>
        <draw:path draw:style-name="gr1" draw:text-style-name="P1" draw:layer="layout" svg:width="0.019cm" svg:height="0.019cm" svg:x="16.703cm" svg:y="6.7cm" svg:viewBox="0 0 20 20" svg:d="M10 20c14 0 14-20 0-20-13 0-13 20 0 20z">
          <text:p/>
        </draw:path>
        <draw:path draw:style-name="gr1" draw:text-style-name="P1" draw:layer="layout" svg:width="0.019cm" svg:height="0.019cm" svg:x="17.203cm" svg:y="6.7cm" svg:viewBox="0 0 20 20" svg:d="M10 20c14 0 14-20 0-20-13 0-13 20 0 20z">
          <text:p/>
        </draw:path>
        <draw:path draw:style-name="gr1" draw:text-style-name="P1" draw:layer="layout" svg:width="0.019cm" svg:height="0.019cm" svg:x="17.703cm" svg:y="6.7cm" svg:viewBox="0 0 20 20" svg:d="M10 20c14 0 14-20 0-20-13 0-13 20 0 20z">
          <text:p/>
        </draw:path>
        <draw:path draw:style-name="gr1" draw:text-style-name="P1" draw:layer="layout" svg:width="0.019cm" svg:height="0.019cm" svg:x="18.203cm" svg:y="6.7cm" svg:viewBox="0 0 20 20" svg:d="M10 20c14 0 14-20 0-20-13 0-13 20 0 20z">
          <text:p/>
        </draw:path>
        <draw:path draw:style-name="gr1" draw:text-style-name="P1" draw:layer="layout" svg:width="0.019cm" svg:height="0.019cm" svg:x="18.703cm" svg:y="6.7cm" svg:viewBox="0 0 20 20" svg:d="M10 20c14 0 14-20 0-20-13 0-13 20 0 20z">
          <text:p/>
        </draw:path>
        <draw:path draw:style-name="gr1" draw:text-style-name="P1" draw:layer="layout" svg:width="0.019cm" svg:height="0.019cm" svg:x="19.203cm" svg:y="6.7cm" svg:viewBox="0 0 20 20" svg:d="M10 20c14 0 14-20 0-20-13 0-13 20 0 20z">
          <text:p/>
        </draw:path>
        <draw:path draw:style-name="gr1" draw:text-style-name="P1" draw:layer="layout" svg:width="0.019cm" svg:height="0.019cm" svg:x="19.703cm" svg:y="6.7cm" svg:viewBox="0 0 20 20" svg:d="M10 20c14 0 14-20 0-20-13 0-13 20 0 20z">
          <text:p/>
        </draw:path>
        <draw:path draw:style-name="gr1" draw:text-style-name="P1" draw:layer="layout" svg:width="0.019cm" svg:height="0.019cm" svg:x="20.203cm" svg:y="6.7cm" svg:viewBox="0 0 20 20" svg:d="M10 20c14 0 14-20 0-20-13 0-13 20 0 20z">
          <text:p/>
        </draw:path>
        <draw:path draw:style-name="gr1" draw:text-style-name="P1" draw:layer="layout" svg:width="0.019cm" svg:height="0.019cm" svg:x="20.703cm" svg:y="6.7cm" svg:viewBox="0 0 20 20" svg:d="M10 20c14 0 14-20 0-20-13 0-13 20 0 20z">
          <text:p/>
        </draw:path>
        <draw:path draw:style-name="gr1" draw:text-style-name="P1" draw:layer="layout" svg:width="0.019cm" svg:height="0.019cm" svg:x="21.203cm" svg:y="6.7cm" svg:viewBox="0 0 20 20" svg:d="M10 20c14 0 14-20 0-20-13 0-13 20 0 20z">
          <text:p/>
        </draw:path>
        <draw:path draw:style-name="gr1" draw:text-style-name="P1" draw:layer="layout" svg:width="0.019cm" svg:height="0.019cm" svg:x="21.703cm" svg:y="6.7cm" svg:viewBox="0 0 20 20" svg:d="M10 20c14 0 14-20 0-20-13 0-13 20 0 20z">
          <text:p/>
        </draw:path>
        <draw:path draw:style-name="gr1" draw:text-style-name="P1" draw:layer="layout" svg:width="0.019cm" svg:height="0.019cm" svg:x="22.203cm" svg:y="6.7cm" svg:viewBox="0 0 20 20" svg:d="M10 20c14 0 14-20 0-20-13 0-13 20 0 20z">
          <text:p/>
        </draw:path>
        <draw:path draw:style-name="gr1" draw:text-style-name="P1" draw:layer="layout" svg:width="0.019cm" svg:height="0.019cm" svg:x="22.703cm" svg:y="6.7cm" svg:viewBox="0 0 20 20" svg:d="M10 20c14 0 14-20 0-20-13 0-13 20 0 20z">
          <text:p/>
        </draw:path>
        <draw:path draw:style-name="gr1" draw:text-style-name="P1" draw:layer="layout" svg:width="0.019cm" svg:height="0.019cm" svg:x="23.203cm" svg:y="6.7cm" svg:viewBox="0 0 20 20" svg:d="M10 20c14 0 14-20 0-20-13 0-13 20 0 20z">
          <text:p/>
        </draw:path>
        <draw:path draw:style-name="gr1" draw:text-style-name="P1" draw:layer="layout" svg:width="0.019cm" svg:height="0.019cm" svg:x="23.703cm" svg:y="6.7cm" svg:viewBox="0 0 20 20" svg:d="M10 20c14 0 14-20 0-20-13 0-13 20 0 20z">
          <text:p/>
        </draw:path>
        <draw:path draw:style-name="gr1" draw:text-style-name="P1" draw:layer="layout" svg:width="0.019cm" svg:height="0.019cm" svg:x="24.203cm" svg:y="6.7cm" svg:viewBox="0 0 20 20" svg:d="M10 20c14 0 14-20 0-20-13 0-13 20 0 20z">
          <text:p/>
        </draw:path>
        <draw:path draw:style-name="gr1" draw:text-style-name="P1" draw:layer="layout" svg:width="0.019cm" svg:height="0.019cm" svg:x="24.704cm" svg:y="6.7cm" svg:viewBox="0 0 20 20" svg:d="M10 20c14 0 14-20 0-20-13 0-13 20 0 20z">
          <text:p/>
        </draw:path>
        <draw:path draw:style-name="gr1" draw:text-style-name="P1" draw:layer="layout" svg:width="0.019cm" svg:height="0.019cm" svg:x="25.204cm" svg:y="6.7cm" svg:viewBox="0 0 20 20" svg:d="M10 20c14 0 14-20 0-20-13 0-13 20 0 20z">
          <text:p/>
        </draw:path>
        <draw:path draw:style-name="gr1" draw:text-style-name="P1" draw:layer="layout" svg:width="0.019cm" svg:height="0.019cm" svg:x="25.704cm" svg:y="6.7cm" svg:viewBox="0 0 20 20" svg:d="M10 20c14 0 14-20 0-20-13 0-13 20 0 20z">
          <text:p/>
        </draw:path>
        <draw:path draw:style-name="gr1" draw:text-style-name="P1" draw:layer="layout" svg:width="0.019cm" svg:height="0.019cm" svg:x="26.204cm" svg:y="6.7cm" svg:viewBox="0 0 20 20" svg:d="M10 20c14 0 14-20 0-20-13 0-13 20 0 20z">
          <text:p/>
        </draw:path>
        <draw:path draw:style-name="gr1" draw:text-style-name="P1" draw:layer="layout" svg:width="0.019cm" svg:height="0.019cm" svg:x="26.704cm" svg:y="6.7cm" svg:viewBox="0 0 20 20" svg:d="M10 20c14 0 14-20 0-20-13 0-13 20 0 20z">
          <text:p/>
        </draw:path>
        <draw:path draw:style-name="gr1" draw:text-style-name="P1" draw:layer="layout" svg:width="0.019cm" svg:height="0.019cm" svg:x="27.204cm" svg:y="6.7cm" svg:viewBox="0 0 20 20" svg:d="M10 20c14 0 14-20 0-20-13 0-13 20 0 20z">
          <text:p/>
        </draw:path>
        <draw:path draw:style-name="gr1" draw:text-style-name="P1" draw:layer="layout" svg:width="0.019cm" svg:height="0.019cm" svg:x="0.703cm" svg:y="6.7cm" svg:viewBox="0 0 20 20" svg:d="M10 20c14 0 14-20 0-20-13 0-13 20 0 20z">
          <text:p/>
        </draw:path>
        <draw:path draw:style-name="gr1" draw:text-style-name="P1" draw:layer="layout" svg:width="0.019cm" svg:height="0.019cm" svg:x="1.203cm" svg:y="6.7cm" svg:viewBox="0 0 20 20" svg:d="M10 20c14 0 14-20 0-20-13 0-13 20 0 20z">
          <text:p/>
        </draw:path>
        <draw:path draw:style-name="gr1" draw:text-style-name="P1" draw:layer="layout" svg:width="0.019cm" svg:height="0.019cm" svg:x="1.703cm" svg:y="6.7cm" svg:viewBox="0 0 20 20" svg:d="M10 20c14 0 14-20 0-20-13 0-13 20 0 20z">
          <text:p/>
        </draw:path>
        <draw:path draw:style-name="gr1" draw:text-style-name="P1" draw:layer="layout" svg:width="0.019cm" svg:height="0.019cm" svg:x="2.203cm" svg:y="6.7cm" svg:viewBox="0 0 20 20" svg:d="M10 20c14 0 14-20 0-20-13 0-13 20 0 20z">
          <text:p/>
        </draw:path>
        <draw:path draw:style-name="gr1" draw:text-style-name="P1" draw:layer="layout" svg:width="0.019cm" svg:height="0.019cm" svg:x="2.703cm" svg:y="6.7cm" svg:viewBox="0 0 20 20" svg:d="M10 20c14 0 14-20 0-20-13 0-13 20 0 20z">
          <text:p/>
        </draw:path>
        <draw:path draw:style-name="gr1" draw:text-style-name="P1" draw:layer="layout" svg:width="0.019cm" svg:height="0.019cm" svg:x="3.203cm" svg:y="6.7cm" svg:viewBox="0 0 20 20" svg:d="M10 20c14 0 14-20 0-20-13 0-13 20 0 20z">
          <text:p/>
        </draw:path>
        <draw:path draw:style-name="gr1" draw:text-style-name="P1" draw:layer="layout" svg:width="0.019cm" svg:height="0.019cm" svg:x="3.703cm" svg:y="6.7cm" svg:viewBox="0 0 20 20" svg:d="M10 20c14 0 14-20 0-20-13 0-13 20 0 20z">
          <text:p/>
        </draw:path>
        <draw:path draw:style-name="gr1" draw:text-style-name="P1" draw:layer="layout" svg:width="0.019cm" svg:height="0.019cm" svg:x="4.203cm" svg:y="6.7cm" svg:viewBox="0 0 20 20" svg:d="M10 20c14 0 14-20 0-20-13 0-13 20 0 20z">
          <text:p/>
        </draw:path>
        <draw:path draw:style-name="gr1" draw:text-style-name="P1" draw:layer="layout" svg:width="0.019cm" svg:height="0.019cm" svg:x="4.703cm" svg:y="6.7cm" svg:viewBox="0 0 20 20" svg:d="M10 20c14 0 14-20 0-20-13 0-13 20 0 20z">
          <text:p/>
        </draw:path>
        <draw:path draw:style-name="gr1" draw:text-style-name="P1" draw:layer="layout" svg:width="0.019cm" svg:height="0.019cm" svg:x="5.203cm" svg:y="6.7cm" svg:viewBox="0 0 20 20" svg:d="M10 20c14 0 14-20 0-20-13 0-13 20 0 20z">
          <text:p/>
        </draw:path>
        <draw:path draw:style-name="gr1" draw:text-style-name="P1" draw:layer="layout" svg:width="0.019cm" svg:height="0.019cm" svg:x="5.703cm" svg:y="6.7cm" svg:viewBox="0 0 20 20" svg:d="M10 20c14 0 14-20 0-20-13 0-13 20 0 20z">
          <text:p/>
        </draw:path>
        <draw:path draw:style-name="gr1" draw:text-style-name="P1" draw:layer="layout" svg:width="0.019cm" svg:height="0.019cm" svg:x="6.203cm" svg:y="6.7cm" svg:viewBox="0 0 20 20" svg:d="M10 20c14 0 14-20 0-20-13 0-13 20 0 20z">
          <text:p/>
        </draw:path>
        <draw:path draw:style-name="gr1" draw:text-style-name="P1" draw:layer="layout" svg:width="0.019cm" svg:height="0.019cm" svg:x="6.703cm" svg:y="6.7cm" svg:viewBox="0 0 20 20" svg:d="M10 20c14 0 14-20 0-20-13 0-13 20 0 20z">
          <text:p/>
        </draw:path>
        <draw:path draw:style-name="gr1" draw:text-style-name="P1" draw:layer="layout" svg:width="0.019cm" svg:height="0.019cm" svg:x="7.203cm" svg:y="6.7cm" svg:viewBox="0 0 20 20" svg:d="M10 20c14 0 14-20 0-20-13 0-13 20 0 20z">
          <text:p/>
        </draw:path>
        <draw:path draw:style-name="gr1" draw:text-style-name="P1" draw:layer="layout" svg:width="0.019cm" svg:height="0.019cm" svg:x="7.703cm" svg:y="6.7cm" svg:viewBox="0 0 20 20" svg:d="M10 20c14 0 14-20 0-20-13 0-13 20 0 20z">
          <text:p/>
        </draw:path>
        <draw:path draw:style-name="gr1" draw:text-style-name="P1" draw:layer="layout" svg:width="0.019cm" svg:height="0.019cm" svg:x="8.203cm" svg:y="6.7cm" svg:viewBox="0 0 20 20" svg:d="M10 20c14 0 14-20 0-20-13 0-13 20 0 20z">
          <text:p/>
        </draw:path>
        <draw:path draw:style-name="gr1" draw:text-style-name="P1" draw:layer="layout" svg:width="0.019cm" svg:height="0.019cm" svg:x="8.704cm" svg:y="6.7cm" svg:viewBox="0 0 20 20" svg:d="M10 20c14 0 14-20 0-20-13 0-13 20 0 20z">
          <text:p/>
        </draw:path>
        <draw:path draw:style-name="gr1" draw:text-style-name="P1" draw:layer="layout" svg:width="0.019cm" svg:height="0.019cm" svg:x="9.204cm" svg:y="6.7cm" svg:viewBox="0 0 20 20" svg:d="M10 20c14 0 14-20 0-20-13 0-13 20 0 20z">
          <text:p/>
        </draw:path>
        <draw:path draw:style-name="gr1" draw:text-style-name="P1" draw:layer="layout" svg:width="0.019cm" svg:height="0.019cm" svg:x="9.704cm" svg:y="6.7cm" svg:viewBox="0 0 20 20" svg:d="M10 20c14 0 14-20 0-20-13 0-13 20 0 20z">
          <text:p/>
        </draw:path>
        <draw:path draw:style-name="gr1" draw:text-style-name="P1" draw:layer="layout" svg:width="0.019cm" svg:height="0.019cm" svg:x="10.204cm" svg:y="6.7cm" svg:viewBox="0 0 20 20" svg:d="M10 20c14 0 14-20 0-20-13 0-13 20 0 20z">
          <text:p/>
        </draw:path>
        <draw:path draw:style-name="gr1" draw:text-style-name="P1" draw:layer="layout" svg:width="0.019cm" svg:height="0.019cm" svg:x="10.704cm" svg:y="6.7cm" svg:viewBox="0 0 20 20" svg:d="M10 20c14 0 14-20 0-20-13 0-13 20 0 20z">
          <text:p/>
        </draw:path>
        <draw:path draw:style-name="gr1" draw:text-style-name="P1" draw:layer="layout" svg:width="0.019cm" svg:height="0.019cm" svg:x="11.204cm" svg:y="6.7cm" svg:viewBox="0 0 20 20" svg:d="M10 20c14 0 14-20 0-20-13 0-13 20 0 20z">
          <text:p/>
        </draw:path>
        <draw:path draw:style-name="gr1" draw:text-style-name="P1" draw:layer="layout" svg:width="0.019cm" svg:height="0.019cm" svg:x="11.704cm" svg:y="6.7cm" svg:viewBox="0 0 20 20" svg:d="M10 20c14 0 14-20 0-20-13 0-13 20 0 20z">
          <text:p/>
        </draw:path>
        <draw:path draw:style-name="gr1" draw:text-style-name="P1" draw:layer="layout" svg:width="0.019cm" svg:height="0.019cm" svg:x="12.204cm" svg:y="6.7cm" svg:viewBox="0 0 20 20" svg:d="M10 20c14 0 14-20 0-20-13 0-13 20 0 20z">
          <text:p/>
        </draw:path>
        <draw:path draw:style-name="gr1" draw:text-style-name="P1" draw:layer="layout" svg:width="0.019cm" svg:height="0.019cm" svg:x="12.704cm" svg:y="6.7cm" svg:viewBox="0 0 20 20" svg:d="M10 20c14 0 14-20 0-20-13 0-13 20 0 20z">
          <text:p/>
        </draw:path>
        <draw:path draw:style-name="gr1" draw:text-style-name="P1" draw:layer="layout" svg:width="0.019cm" svg:height="0.019cm" svg:x="13.204cm" svg:y="6.7cm" svg:viewBox="0 0 20 20" svg:d="M10 20c14 0 14-20 0-20-13 0-13 20 0 20z">
          <text:p/>
        </draw:path>
        <draw:path draw:style-name="gr1" draw:text-style-name="P1" draw:layer="layout" svg:width="0.019cm" svg:height="0.019cm" svg:x="13.704cm" svg:y="6.7cm" svg:viewBox="0 0 20 20" svg:d="M10 20c14 0 14-20 0-20-13 0-13 20 0 20z">
          <text:p/>
        </draw:path>
        <draw:path draw:style-name="gr1" draw:text-style-name="P1" draw:layer="layout" svg:width="0.019cm" svg:height="0.019cm" svg:x="14.204cm" svg:y="6.7cm" svg:viewBox="0 0 20 20" svg:d="M10 20c14 0 14-20 0-20-13 0-13 20 0 20z">
          <text:p/>
        </draw:path>
        <draw:path draw:style-name="gr1" draw:text-style-name="P1" draw:layer="layout" svg:width="0.019cm" svg:height="0.019cm" svg:x="14.704cm" svg:y="6.7cm" svg:viewBox="0 0 20 20" svg:d="M10 20c14 0 14-20 0-20-13 0-13 20 0 20z">
          <text:p/>
        </draw:path>
        <draw:path draw:style-name="gr1" draw:text-style-name="P1" draw:layer="layout" svg:width="0.019cm" svg:height="0.019cm" svg:x="15.204cm" svg:y="6.7cm" svg:viewBox="0 0 20 20" svg:d="M10 20c14 0 14-20 0-20-13 0-13 20 0 20z">
          <text:p/>
        </draw:path>
        <draw:path draw:style-name="gr1" draw:text-style-name="P1" draw:layer="layout" svg:width="0.019cm" svg:height="0.019cm" svg:x="15.704cm" svg:y="6.7cm" svg:viewBox="0 0 20 20" svg:d="M10 20c14 0 14-20 0-20-13 0-13 20 0 20z">
          <text:p/>
        </draw:path>
        <draw:path draw:style-name="gr1" draw:text-style-name="P1" draw:layer="layout" svg:width="0.019cm" svg:height="0.019cm" svg:x="16.204cm" svg:y="6.7cm" svg:viewBox="0 0 20 20" svg:d="M10 20c14 0 14-20 0-20-13 0-13 20 0 20z">
          <text:p/>
        </draw:path>
        <draw:path draw:style-name="gr1" draw:text-style-name="P1" draw:layer="layout" svg:width="0.019cm" svg:height="0.019cm" svg:x="0.703cm" svg:y="7.2cm" svg:viewBox="0 0 20 20" svg:d="M10 20c14 0 14-20 0-20-13 0-13 20 0 20z">
          <text:p/>
        </draw:path>
        <draw:path draw:style-name="gr1" draw:text-style-name="P1" draw:layer="layout" svg:width="0.019cm" svg:height="0.019cm" svg:x="1.203cm" svg:y="7.2cm" svg:viewBox="0 0 20 20" svg:d="M10 20c14 0 14-20 0-20-13 0-13 20 0 20z">
          <text:p/>
        </draw:path>
        <draw:path draw:style-name="gr1" draw:text-style-name="P1" draw:layer="layout" svg:width="0.019cm" svg:height="0.019cm" svg:x="1.703cm" svg:y="7.2cm" svg:viewBox="0 0 20 20" svg:d="M10 20c14 0 14-20 0-20-13 0-13 20 0 20z">
          <text:p/>
        </draw:path>
        <draw:path draw:style-name="gr1" draw:text-style-name="P1" draw:layer="layout" svg:width="0.019cm" svg:height="0.019cm" svg:x="2.203cm" svg:y="7.2cm" svg:viewBox="0 0 20 20" svg:d="M10 20c14 0 14-20 0-20-13 0-13 20 0 20z">
          <text:p/>
        </draw:path>
        <draw:path draw:style-name="gr1" draw:text-style-name="P1" draw:layer="layout" svg:width="0.019cm" svg:height="0.019cm" svg:x="2.703cm" svg:y="7.2cm" svg:viewBox="0 0 20 20" svg:d="M10 20c14 0 14-20 0-20-13 0-13 20 0 20z">
          <text:p/>
        </draw:path>
        <draw:path draw:style-name="gr1" draw:text-style-name="P1" draw:layer="layout" svg:width="0.019cm" svg:height="0.019cm" svg:x="3.203cm" svg:y="7.2cm" svg:viewBox="0 0 20 20" svg:d="M10 20c14 0 14-20 0-20-13 0-13 20 0 20z">
          <text:p/>
        </draw:path>
        <draw:path draw:style-name="gr1" draw:text-style-name="P1" draw:layer="layout" svg:width="0.019cm" svg:height="0.019cm" svg:x="3.703cm" svg:y="7.2cm" svg:viewBox="0 0 20 20" svg:d="M10 20c14 0 14-20 0-20-13 0-13 20 0 20z">
          <text:p/>
        </draw:path>
        <draw:path draw:style-name="gr1" draw:text-style-name="P1" draw:layer="layout" svg:width="0.019cm" svg:height="0.019cm" svg:x="4.203cm" svg:y="7.2cm" svg:viewBox="0 0 20 20" svg:d="M10 20c14 0 14-20 0-20-13 0-13 20 0 20z">
          <text:p/>
        </draw:path>
        <draw:path draw:style-name="gr1" draw:text-style-name="P1" draw:layer="layout" svg:width="0.019cm" svg:height="0.019cm" svg:x="4.703cm" svg:y="7.2cm" svg:viewBox="0 0 20 20" svg:d="M10 20c14 0 14-20 0-20-13 0-13 20 0 20z">
          <text:p/>
        </draw:path>
        <draw:path draw:style-name="gr1" draw:text-style-name="P1" draw:layer="layout" svg:width="0.019cm" svg:height="0.019cm" svg:x="5.203cm" svg:y="7.2cm" svg:viewBox="0 0 20 20" svg:d="M10 20c14 0 14-20 0-20-13 0-13 20 0 20z">
          <text:p/>
        </draw:path>
        <draw:path draw:style-name="gr1" draw:text-style-name="P1" draw:layer="layout" svg:width="0.019cm" svg:height="0.019cm" svg:x="5.703cm" svg:y="7.2cm" svg:viewBox="0 0 20 20" svg:d="M10 20c14 0 14-20 0-20-13 0-13 20 0 20z">
          <text:p/>
        </draw:path>
        <draw:path draw:style-name="gr1" draw:text-style-name="P1" draw:layer="layout" svg:width="0.019cm" svg:height="0.019cm" svg:x="6.203cm" svg:y="7.2cm" svg:viewBox="0 0 20 20" svg:d="M10 20c14 0 14-20 0-20-13 0-13 20 0 20z">
          <text:p/>
        </draw:path>
        <draw:path draw:style-name="gr1" draw:text-style-name="P1" draw:layer="layout" svg:width="0.019cm" svg:height="0.019cm" svg:x="6.703cm" svg:y="7.2cm" svg:viewBox="0 0 20 20" svg:d="M10 20c14 0 14-20 0-20-13 0-13 20 0 20z">
          <text:p/>
        </draw:path>
        <draw:path draw:style-name="gr1" draw:text-style-name="P1" draw:layer="layout" svg:width="0.019cm" svg:height="0.019cm" svg:x="7.203cm" svg:y="7.2cm" svg:viewBox="0 0 20 20" svg:d="M10 20c14 0 14-20 0-20-13 0-13 20 0 20z">
          <text:p/>
        </draw:path>
        <draw:path draw:style-name="gr1" draw:text-style-name="P1" draw:layer="layout" svg:width="0.019cm" svg:height="0.019cm" svg:x="7.703cm" svg:y="7.2cm" svg:viewBox="0 0 20 20" svg:d="M10 20c14 0 14-20 0-20-13 0-13 20 0 20z">
          <text:p/>
        </draw:path>
        <draw:path draw:style-name="gr1" draw:text-style-name="P1" draw:layer="layout" svg:width="0.019cm" svg:height="0.019cm" svg:x="8.203cm" svg:y="7.2cm" svg:viewBox="0 0 20 20" svg:d="M10 20c14 0 14-20 0-20-13 0-13 20 0 20z">
          <text:p/>
        </draw:path>
        <draw:path draw:style-name="gr1" draw:text-style-name="P1" draw:layer="layout" svg:width="0.019cm" svg:height="0.019cm" svg:x="8.704cm" svg:y="7.2cm" svg:viewBox="0 0 20 20" svg:d="M10 20c14 0 14-20 0-20-13 0-13 20 0 20z">
          <text:p/>
        </draw:path>
        <draw:path draw:style-name="gr1" draw:text-style-name="P1" draw:layer="layout" svg:width="0.019cm" svg:height="0.019cm" svg:x="9.204cm" svg:y="7.2cm" svg:viewBox="0 0 20 20" svg:d="M10 20c14 0 14-20 0-20-13 0-13 20 0 20z">
          <text:p/>
        </draw:path>
        <draw:path draw:style-name="gr1" draw:text-style-name="P1" draw:layer="layout" svg:width="0.019cm" svg:height="0.019cm" svg:x="9.704cm" svg:y="7.2cm" svg:viewBox="0 0 20 20" svg:d="M10 20c14 0 14-20 0-20-13 0-13 20 0 20z">
          <text:p/>
        </draw:path>
        <draw:path draw:style-name="gr1" draw:text-style-name="P1" draw:layer="layout" svg:width="0.019cm" svg:height="0.019cm" svg:x="10.204cm" svg:y="7.2cm" svg:viewBox="0 0 20 20" svg:d="M10 20c14 0 14-20 0-20-13 0-13 20 0 20z">
          <text:p/>
        </draw:path>
        <draw:path draw:style-name="gr1" draw:text-style-name="P1" draw:layer="layout" svg:width="0.019cm" svg:height="0.019cm" svg:x="10.704cm" svg:y="7.2cm" svg:viewBox="0 0 20 20" svg:d="M10 20c14 0 14-20 0-20-13 0-13 20 0 20z">
          <text:p/>
        </draw:path>
        <draw:path draw:style-name="gr1" draw:text-style-name="P1" draw:layer="layout" svg:width="0.019cm" svg:height="0.019cm" svg:x="11.204cm" svg:y="7.2cm" svg:viewBox="0 0 20 20" svg:d="M10 20c14 0 14-20 0-20-13 0-13 20 0 20z">
          <text:p/>
        </draw:path>
        <draw:path draw:style-name="gr1" draw:text-style-name="P1" draw:layer="layout" svg:width="0.019cm" svg:height="0.019cm" svg:x="11.704cm" svg:y="7.2cm" svg:viewBox="0 0 20 20" svg:d="M10 20c14 0 14-20 0-20-13 0-13 20 0 20z">
          <text:p/>
        </draw:path>
        <draw:path draw:style-name="gr1" draw:text-style-name="P1" draw:layer="layout" svg:width="0.019cm" svg:height="0.019cm" svg:x="12.204cm" svg:y="7.2cm" svg:viewBox="0 0 20 20" svg:d="M10 20c14 0 14-20 0-20-13 0-13 20 0 20z">
          <text:p/>
        </draw:path>
        <draw:path draw:style-name="gr1" draw:text-style-name="P1" draw:layer="layout" svg:width="0.019cm" svg:height="0.019cm" svg:x="12.704cm" svg:y="7.2cm" svg:viewBox="0 0 20 20" svg:d="M10 20c14 0 14-20 0-20-13 0-13 20 0 20z">
          <text:p/>
        </draw:path>
        <draw:path draw:style-name="gr1" draw:text-style-name="P1" draw:layer="layout" svg:width="0.019cm" svg:height="0.019cm" svg:x="13.204cm" svg:y="7.2cm" svg:viewBox="0 0 20 20" svg:d="M10 20c14 0 14-20 0-20-13 0-13 20 0 20z">
          <text:p/>
        </draw:path>
        <draw:path draw:style-name="gr1" draw:text-style-name="P1" draw:layer="layout" svg:width="0.019cm" svg:height="0.019cm" svg:x="13.704cm" svg:y="7.2cm" svg:viewBox="0 0 20 20" svg:d="M10 20c14 0 14-20 0-20-13 0-13 20 0 20z">
          <text:p/>
        </draw:path>
        <draw:path draw:style-name="gr1" draw:text-style-name="P1" draw:layer="layout" svg:width="0.019cm" svg:height="0.019cm" svg:x="14.204cm" svg:y="7.2cm" svg:viewBox="0 0 20 20" svg:d="M10 20c14 0 14-20 0-20-13 0-13 20 0 20z">
          <text:p/>
        </draw:path>
        <draw:path draw:style-name="gr1" draw:text-style-name="P1" draw:layer="layout" svg:width="0.019cm" svg:height="0.019cm" svg:x="14.704cm" svg:y="7.2cm" svg:viewBox="0 0 20 20" svg:d="M10 20c14 0 14-20 0-20-13 0-13 20 0 20z">
          <text:p/>
        </draw:path>
        <draw:path draw:style-name="gr1" draw:text-style-name="P1" draw:layer="layout" svg:width="0.019cm" svg:height="0.019cm" svg:x="15.204cm" svg:y="7.2cm" svg:viewBox="0 0 20 20" svg:d="M10 20c14 0 14-20 0-20-13 0-13 20 0 20z">
          <text:p/>
        </draw:path>
        <draw:path draw:style-name="gr1" draw:text-style-name="P1" draw:layer="layout" svg:width="0.019cm" svg:height="0.019cm" svg:x="15.704cm" svg:y="7.2cm" svg:viewBox="0 0 20 20" svg:d="M10 20c14 0 14-20 0-20-13 0-13 20 0 20z">
          <text:p/>
        </draw:path>
        <draw:path draw:style-name="gr1" draw:text-style-name="P1" draw:layer="layout" svg:width="0.019cm" svg:height="0.019cm" svg:x="16.204cm" svg:y="7.2cm" svg:viewBox="0 0 20 20" svg:d="M10 20c14 0 14-20 0-20-13 0-13 20 0 20z">
          <text:p/>
        </draw:path>
        <draw:path draw:style-name="gr1" draw:text-style-name="P1" draw:layer="layout" svg:width="0.019cm" svg:height="0.019cm" svg:x="16.703cm" svg:y="7.2cm" svg:viewBox="0 0 20 20" svg:d="M10 20c14 0 14-20 0-20-13 0-13 20 0 20z">
          <text:p/>
        </draw:path>
        <draw:path draw:style-name="gr1" draw:text-style-name="P1" draw:layer="layout" svg:width="0.019cm" svg:height="0.019cm" svg:x="17.203cm" svg:y="7.2cm" svg:viewBox="0 0 20 20" svg:d="M10 20c14 0 14-20 0-20-13 0-13 20 0 20z">
          <text:p/>
        </draw:path>
        <draw:path draw:style-name="gr1" draw:text-style-name="P1" draw:layer="layout" svg:width="0.019cm" svg:height="0.019cm" svg:x="17.703cm" svg:y="7.2cm" svg:viewBox="0 0 20 20" svg:d="M10 20c14 0 14-20 0-20-13 0-13 20 0 20z">
          <text:p/>
        </draw:path>
        <draw:path draw:style-name="gr1" draw:text-style-name="P1" draw:layer="layout" svg:width="0.019cm" svg:height="0.019cm" svg:x="18.203cm" svg:y="7.2cm" svg:viewBox="0 0 20 20" svg:d="M10 20c14 0 14-20 0-20-13 0-13 20 0 20z">
          <text:p/>
        </draw:path>
        <draw:path draw:style-name="gr1" draw:text-style-name="P1" draw:layer="layout" svg:width="0.019cm" svg:height="0.019cm" svg:x="18.703cm" svg:y="7.2cm" svg:viewBox="0 0 20 20" svg:d="M10 20c14 0 14-20 0-20-13 0-13 20 0 20z">
          <text:p/>
        </draw:path>
        <draw:path draw:style-name="gr1" draw:text-style-name="P1" draw:layer="layout" svg:width="0.019cm" svg:height="0.019cm" svg:x="19.203cm" svg:y="7.2cm" svg:viewBox="0 0 20 20" svg:d="M10 20c14 0 14-20 0-20-13 0-13 20 0 20z">
          <text:p/>
        </draw:path>
        <draw:path draw:style-name="gr1" draw:text-style-name="P1" draw:layer="layout" svg:width="0.019cm" svg:height="0.019cm" svg:x="19.703cm" svg:y="7.2cm" svg:viewBox="0 0 20 20" svg:d="M10 20c14 0 14-20 0-20-13 0-13 20 0 20z">
          <text:p/>
        </draw:path>
        <draw:path draw:style-name="gr1" draw:text-style-name="P1" draw:layer="layout" svg:width="0.019cm" svg:height="0.019cm" svg:x="20.203cm" svg:y="7.2cm" svg:viewBox="0 0 20 20" svg:d="M10 20c14 0 14-20 0-20-13 0-13 20 0 20z">
          <text:p/>
        </draw:path>
        <draw:path draw:style-name="gr1" draw:text-style-name="P1" draw:layer="layout" svg:width="0.019cm" svg:height="0.019cm" svg:x="20.703cm" svg:y="7.2cm" svg:viewBox="0 0 20 20" svg:d="M10 20c14 0 14-20 0-20-13 0-13 20 0 20z">
          <text:p/>
        </draw:path>
        <draw:path draw:style-name="gr1" draw:text-style-name="P1" draw:layer="layout" svg:width="0.019cm" svg:height="0.019cm" svg:x="21.203cm" svg:y="7.2cm" svg:viewBox="0 0 20 20" svg:d="M10 20c14 0 14-20 0-20-13 0-13 20 0 20z">
          <text:p/>
        </draw:path>
        <draw:path draw:style-name="gr1" draw:text-style-name="P1" draw:layer="layout" svg:width="0.019cm" svg:height="0.019cm" svg:x="21.703cm" svg:y="7.2cm" svg:viewBox="0 0 20 20" svg:d="M10 20c14 0 14-20 0-20-13 0-13 20 0 20z">
          <text:p/>
        </draw:path>
        <draw:path draw:style-name="gr1" draw:text-style-name="P1" draw:layer="layout" svg:width="0.019cm" svg:height="0.019cm" svg:x="22.203cm" svg:y="7.2cm" svg:viewBox="0 0 20 20" svg:d="M10 20c14 0 14-20 0-20-13 0-13 20 0 20z">
          <text:p/>
        </draw:path>
        <draw:path draw:style-name="gr1" draw:text-style-name="P1" draw:layer="layout" svg:width="0.019cm" svg:height="0.019cm" svg:x="22.703cm" svg:y="7.2cm" svg:viewBox="0 0 20 20" svg:d="M10 20c14 0 14-20 0-20-13 0-13 20 0 20z">
          <text:p/>
        </draw:path>
        <draw:path draw:style-name="gr1" draw:text-style-name="P1" draw:layer="layout" svg:width="0.019cm" svg:height="0.019cm" svg:x="23.203cm" svg:y="7.2cm" svg:viewBox="0 0 20 20" svg:d="M10 20c14 0 14-20 0-20-13 0-13 20 0 20z">
          <text:p/>
        </draw:path>
        <draw:path draw:style-name="gr1" draw:text-style-name="P1" draw:layer="layout" svg:width="0.019cm" svg:height="0.019cm" svg:x="23.703cm" svg:y="7.2cm" svg:viewBox="0 0 20 20" svg:d="M10 20c14 0 14-20 0-20-13 0-13 20 0 20z">
          <text:p/>
        </draw:path>
        <draw:path draw:style-name="gr1" draw:text-style-name="P1" draw:layer="layout" svg:width="0.019cm" svg:height="0.019cm" svg:x="24.203cm" svg:y="7.2cm" svg:viewBox="0 0 20 20" svg:d="M10 20c14 0 14-20 0-20-13 0-13 20 0 20z">
          <text:p/>
        </draw:path>
        <draw:path draw:style-name="gr1" draw:text-style-name="P1" draw:layer="layout" svg:width="0.019cm" svg:height="0.019cm" svg:x="24.704cm" svg:y="7.2cm" svg:viewBox="0 0 20 20" svg:d="M10 20c14 0 14-20 0-20-13 0-13 20 0 20z">
          <text:p/>
        </draw:path>
        <draw:path draw:style-name="gr1" draw:text-style-name="P1" draw:layer="layout" svg:width="0.019cm" svg:height="0.019cm" svg:x="25.204cm" svg:y="7.2cm" svg:viewBox="0 0 20 20" svg:d="M10 20c14 0 14-20 0-20-13 0-13 20 0 20z">
          <text:p/>
        </draw:path>
        <draw:path draw:style-name="gr1" draw:text-style-name="P1" draw:layer="layout" svg:width="0.019cm" svg:height="0.019cm" svg:x="25.704cm" svg:y="7.2cm" svg:viewBox="0 0 20 20" svg:d="M10 20c14 0 14-20 0-20-13 0-13 20 0 20z">
          <text:p/>
        </draw:path>
        <draw:path draw:style-name="gr1" draw:text-style-name="P1" draw:layer="layout" svg:width="0.019cm" svg:height="0.019cm" svg:x="26.204cm" svg:y="7.2cm" svg:viewBox="0 0 20 20" svg:d="M10 20c14 0 14-20 0-20-13 0-13 20 0 20z">
          <text:p/>
        </draw:path>
        <draw:path draw:style-name="gr1" draw:text-style-name="P1" draw:layer="layout" svg:width="0.019cm" svg:height="0.019cm" svg:x="26.704cm" svg:y="7.2cm" svg:viewBox="0 0 20 20" svg:d="M10 20c14 0 14-20 0-20-13 0-13 20 0 20z">
          <text:p/>
        </draw:path>
        <draw:path draw:style-name="gr1" draw:text-style-name="P1" draw:layer="layout" svg:width="0.019cm" svg:height="0.019cm" svg:x="27.204cm" svg:y="7.2cm" svg:viewBox="0 0 20 20" svg:d="M10 20c14 0 14-20 0-20-13 0-13 20 0 20z">
          <text:p/>
        </draw:path>
        <draw:path draw:style-name="gr1" draw:text-style-name="P1" draw:layer="layout" svg:width="0.019cm" svg:height="0.019cm" svg:x="0.703cm" svg:y="7.2cm" svg:viewBox="0 0 20 20" svg:d="M10 20c14 0 14-20 0-20-13 0-13 20 0 20z">
          <text:p/>
        </draw:path>
        <draw:path draw:style-name="gr1" draw:text-style-name="P1" draw:layer="layout" svg:width="0.019cm" svg:height="0.019cm" svg:x="1.203cm" svg:y="7.2cm" svg:viewBox="0 0 20 20" svg:d="M10 20c14 0 14-20 0-20-13 0-13 20 0 20z">
          <text:p/>
        </draw:path>
        <draw:path draw:style-name="gr1" draw:text-style-name="P1" draw:layer="layout" svg:width="0.019cm" svg:height="0.019cm" svg:x="1.703cm" svg:y="7.2cm" svg:viewBox="0 0 20 20" svg:d="M10 20c14 0 14-20 0-20-13 0-13 20 0 20z">
          <text:p/>
        </draw:path>
        <draw:path draw:style-name="gr1" draw:text-style-name="P1" draw:layer="layout" svg:width="0.019cm" svg:height="0.019cm" svg:x="2.203cm" svg:y="7.2cm" svg:viewBox="0 0 20 20" svg:d="M10 20c14 0 14-20 0-20-13 0-13 20 0 20z">
          <text:p/>
        </draw:path>
        <draw:path draw:style-name="gr1" draw:text-style-name="P1" draw:layer="layout" svg:width="0.019cm" svg:height="0.019cm" svg:x="2.703cm" svg:y="7.2cm" svg:viewBox="0 0 20 20" svg:d="M10 20c14 0 14-20 0-20-13 0-13 20 0 20z">
          <text:p/>
        </draw:path>
        <draw:path draw:style-name="gr1" draw:text-style-name="P1" draw:layer="layout" svg:width="0.019cm" svg:height="0.019cm" svg:x="3.203cm" svg:y="7.2cm" svg:viewBox="0 0 20 20" svg:d="M10 20c14 0 14-20 0-20-13 0-13 20 0 20z">
          <text:p/>
        </draw:path>
        <draw:path draw:style-name="gr1" draw:text-style-name="P1" draw:layer="layout" svg:width="0.019cm" svg:height="0.019cm" svg:x="3.703cm" svg:y="7.2cm" svg:viewBox="0 0 20 20" svg:d="M10 20c14 0 14-20 0-20-13 0-13 20 0 20z">
          <text:p/>
        </draw:path>
        <draw:path draw:style-name="gr1" draw:text-style-name="P1" draw:layer="layout" svg:width="0.019cm" svg:height="0.019cm" svg:x="4.203cm" svg:y="7.2cm" svg:viewBox="0 0 20 20" svg:d="M10 20c14 0 14-20 0-20-13 0-13 20 0 20z">
          <text:p/>
        </draw:path>
        <draw:path draw:style-name="gr1" draw:text-style-name="P1" draw:layer="layout" svg:width="0.019cm" svg:height="0.019cm" svg:x="4.703cm" svg:y="7.2cm" svg:viewBox="0 0 20 20" svg:d="M10 20c14 0 14-20 0-20-13 0-13 20 0 20z">
          <text:p/>
        </draw:path>
        <draw:path draw:style-name="gr1" draw:text-style-name="P1" draw:layer="layout" svg:width="0.019cm" svg:height="0.019cm" svg:x="5.203cm" svg:y="7.2cm" svg:viewBox="0 0 20 20" svg:d="M10 20c14 0 14-20 0-20-13 0-13 20 0 20z">
          <text:p/>
        </draw:path>
        <draw:path draw:style-name="gr1" draw:text-style-name="P1" draw:layer="layout" svg:width="0.019cm" svg:height="0.019cm" svg:x="5.703cm" svg:y="7.2cm" svg:viewBox="0 0 20 20" svg:d="M10 20c14 0 14-20 0-20-13 0-13 20 0 20z">
          <text:p/>
        </draw:path>
        <draw:path draw:style-name="gr1" draw:text-style-name="P1" draw:layer="layout" svg:width="0.019cm" svg:height="0.019cm" svg:x="6.203cm" svg:y="7.2cm" svg:viewBox="0 0 20 20" svg:d="M10 20c14 0 14-20 0-20-13 0-13 20 0 20z">
          <text:p/>
        </draw:path>
        <draw:path draw:style-name="gr1" draw:text-style-name="P1" draw:layer="layout" svg:width="0.019cm" svg:height="0.019cm" svg:x="6.703cm" svg:y="7.2cm" svg:viewBox="0 0 20 20" svg:d="M10 20c14 0 14-20 0-20-13 0-13 20 0 20z">
          <text:p/>
        </draw:path>
        <draw:path draw:style-name="gr1" draw:text-style-name="P1" draw:layer="layout" svg:width="0.019cm" svg:height="0.019cm" svg:x="7.203cm" svg:y="7.2cm" svg:viewBox="0 0 20 20" svg:d="M10 20c14 0 14-20 0-20-13 0-13 20 0 20z">
          <text:p/>
        </draw:path>
        <draw:path draw:style-name="gr1" draw:text-style-name="P1" draw:layer="layout" svg:width="0.019cm" svg:height="0.019cm" svg:x="7.703cm" svg:y="7.2cm" svg:viewBox="0 0 20 20" svg:d="M10 20c14 0 14-20 0-20-13 0-13 20 0 20z">
          <text:p/>
        </draw:path>
        <draw:path draw:style-name="gr1" draw:text-style-name="P1" draw:layer="layout" svg:width="0.019cm" svg:height="0.019cm" svg:x="8.203cm" svg:y="7.2cm" svg:viewBox="0 0 20 20" svg:d="M10 20c14 0 14-20 0-20-13 0-13 20 0 20z">
          <text:p/>
        </draw:path>
        <draw:path draw:style-name="gr1" draw:text-style-name="P1" draw:layer="layout" svg:width="0.019cm" svg:height="0.019cm" svg:x="8.704cm" svg:y="7.2cm" svg:viewBox="0 0 20 20" svg:d="M10 20c14 0 14-20 0-20-13 0-13 20 0 20z">
          <text:p/>
        </draw:path>
        <draw:path draw:style-name="gr1" draw:text-style-name="P1" draw:layer="layout" svg:width="0.019cm" svg:height="0.019cm" svg:x="9.204cm" svg:y="7.2cm" svg:viewBox="0 0 20 20" svg:d="M10 20c14 0 14-20 0-20-13 0-13 20 0 20z">
          <text:p/>
        </draw:path>
        <draw:path draw:style-name="gr1" draw:text-style-name="P1" draw:layer="layout" svg:width="0.019cm" svg:height="0.019cm" svg:x="9.704cm" svg:y="7.2cm" svg:viewBox="0 0 20 20" svg:d="M10 20c14 0 14-20 0-20-13 0-13 20 0 20z">
          <text:p/>
        </draw:path>
        <draw:path draw:style-name="gr1" draw:text-style-name="P1" draw:layer="layout" svg:width="0.019cm" svg:height="0.019cm" svg:x="10.204cm" svg:y="7.2cm" svg:viewBox="0 0 20 20" svg:d="M10 20c14 0 14-20 0-20-13 0-13 20 0 20z">
          <text:p/>
        </draw:path>
        <draw:path draw:style-name="gr1" draw:text-style-name="P1" draw:layer="layout" svg:width="0.019cm" svg:height="0.019cm" svg:x="10.704cm" svg:y="7.2cm" svg:viewBox="0 0 20 20" svg:d="M10 20c14 0 14-20 0-20-13 0-13 20 0 20z">
          <text:p/>
        </draw:path>
        <draw:path draw:style-name="gr1" draw:text-style-name="P1" draw:layer="layout" svg:width="0.019cm" svg:height="0.019cm" svg:x="11.204cm" svg:y="7.2cm" svg:viewBox="0 0 20 20" svg:d="M10 20c14 0 14-20 0-20-13 0-13 20 0 20z">
          <text:p/>
        </draw:path>
        <draw:path draw:style-name="gr1" draw:text-style-name="P1" draw:layer="layout" svg:width="0.019cm" svg:height="0.019cm" svg:x="11.704cm" svg:y="7.2cm" svg:viewBox="0 0 20 20" svg:d="M10 20c14 0 14-20 0-20-13 0-13 20 0 20z">
          <text:p/>
        </draw:path>
        <draw:path draw:style-name="gr1" draw:text-style-name="P1" draw:layer="layout" svg:width="0.019cm" svg:height="0.019cm" svg:x="12.204cm" svg:y="7.2cm" svg:viewBox="0 0 20 20" svg:d="M10 20c14 0 14-20 0-20-13 0-13 20 0 20z">
          <text:p/>
        </draw:path>
        <draw:path draw:style-name="gr1" draw:text-style-name="P1" draw:layer="layout" svg:width="0.019cm" svg:height="0.019cm" svg:x="12.704cm" svg:y="7.2cm" svg:viewBox="0 0 20 20" svg:d="M10 20c14 0 14-20 0-20-13 0-13 20 0 20z">
          <text:p/>
        </draw:path>
        <draw:path draw:style-name="gr1" draw:text-style-name="P1" draw:layer="layout" svg:width="0.019cm" svg:height="0.019cm" svg:x="13.204cm" svg:y="7.2cm" svg:viewBox="0 0 20 20" svg:d="M10 20c14 0 14-20 0-20-13 0-13 20 0 20z">
          <text:p/>
        </draw:path>
        <draw:path draw:style-name="gr1" draw:text-style-name="P1" draw:layer="layout" svg:width="0.019cm" svg:height="0.019cm" svg:x="13.704cm" svg:y="7.2cm" svg:viewBox="0 0 20 20" svg:d="M10 20c14 0 14-20 0-20-13 0-13 20 0 20z">
          <text:p/>
        </draw:path>
        <draw:path draw:style-name="gr1" draw:text-style-name="P1" draw:layer="layout" svg:width="0.019cm" svg:height="0.019cm" svg:x="14.204cm" svg:y="7.2cm" svg:viewBox="0 0 20 20" svg:d="M10 20c14 0 14-20 0-20-13 0-13 20 0 20z">
          <text:p/>
        </draw:path>
        <draw:path draw:style-name="gr1" draw:text-style-name="P1" draw:layer="layout" svg:width="0.019cm" svg:height="0.019cm" svg:x="14.704cm" svg:y="7.2cm" svg:viewBox="0 0 20 20" svg:d="M10 20c14 0 14-20 0-20-13 0-13 20 0 20z">
          <text:p/>
        </draw:path>
        <draw:path draw:style-name="gr1" draw:text-style-name="P1" draw:layer="layout" svg:width="0.019cm" svg:height="0.019cm" svg:x="15.204cm" svg:y="7.2cm" svg:viewBox="0 0 20 20" svg:d="M10 20c14 0 14-20 0-20-13 0-13 20 0 20z">
          <text:p/>
        </draw:path>
        <draw:path draw:style-name="gr1" draw:text-style-name="P1" draw:layer="layout" svg:width="0.019cm" svg:height="0.019cm" svg:x="15.704cm" svg:y="7.2cm" svg:viewBox="0 0 20 20" svg:d="M10 20c14 0 14-20 0-20-13 0-13 20 0 20z">
          <text:p/>
        </draw:path>
        <draw:path draw:style-name="gr1" draw:text-style-name="P1" draw:layer="layout" svg:width="0.019cm" svg:height="0.019cm" svg:x="16.204cm" svg:y="7.2cm" svg:viewBox="0 0 20 20" svg:d="M10 20c14 0 14-20 0-20-13 0-13 20 0 20z">
          <text:p/>
        </draw:path>
        <draw:path draw:style-name="gr1" draw:text-style-name="P1" draw:layer="layout" svg:width="0.019cm" svg:height="0.019cm" svg:x="0.704cm" svg:y="7.7cm" svg:viewBox="0 0 20 20" svg:d="M10 20c14 0 14-20 0-20-13 0-13 20 0 20z">
          <text:p/>
        </draw:path>
        <draw:path draw:style-name="gr1" draw:text-style-name="P1" draw:layer="layout" svg:width="0.019cm" svg:height="0.019cm" svg:x="1.204cm" svg:y="7.7cm" svg:viewBox="0 0 20 20" svg:d="M10 20c14 0 14-20 0-20-13 0-13 20 0 20z">
          <text:p/>
        </draw:path>
        <draw:path draw:style-name="gr1" draw:text-style-name="P1" draw:layer="layout" svg:width="0.019cm" svg:height="0.019cm" svg:x="1.704cm" svg:y="7.7cm" svg:viewBox="0 0 20 20" svg:d="M10 20c14 0 14-20 0-20-13 0-13 20 0 20z">
          <text:p/>
        </draw:path>
        <draw:path draw:style-name="gr1" draw:text-style-name="P1" draw:layer="layout" svg:width="0.019cm" svg:height="0.019cm" svg:x="2.204cm" svg:y="7.7cm" svg:viewBox="0 0 20 20" svg:d="M10 20c14 0 14-20 0-20-13 0-13 20 0 20z">
          <text:p/>
        </draw:path>
        <draw:path draw:style-name="gr1" draw:text-style-name="P1" draw:layer="layout" svg:width="0.019cm" svg:height="0.019cm" svg:x="2.704cm" svg:y="7.7cm" svg:viewBox="0 0 20 20" svg:d="M10 20c14 0 14-20 0-20-13 0-13 20 0 20z">
          <text:p/>
        </draw:path>
        <draw:path draw:style-name="gr1" draw:text-style-name="P1" draw:layer="layout" svg:width="0.019cm" svg:height="0.019cm" svg:x="3.204cm" svg:y="7.7cm" svg:viewBox="0 0 20 20" svg:d="M10 20c14 0 14-20 0-20-13 0-13 20 0 20z">
          <text:p/>
        </draw:path>
        <draw:path draw:style-name="gr1" draw:text-style-name="P1" draw:layer="layout" svg:width="0.019cm" svg:height="0.019cm" svg:x="3.704cm" svg:y="7.7cm" svg:viewBox="0 0 20 20" svg:d="M10 20c14 0 14-20 0-20-13 0-13 20 0 20z">
          <text:p/>
        </draw:path>
        <draw:path draw:style-name="gr1" draw:text-style-name="P1" draw:layer="layout" svg:width="0.019cm" svg:height="0.019cm" svg:x="4.204cm" svg:y="7.7cm" svg:viewBox="0 0 20 20" svg:d="M10 20c14 0 14-20 0-20-13 0-13 20 0 20z">
          <text:p/>
        </draw:path>
        <draw:path draw:style-name="gr1" draw:text-style-name="P1" draw:layer="layout" svg:width="0.019cm" svg:height="0.019cm" svg:x="4.704cm" svg:y="7.7cm" svg:viewBox="0 0 20 20" svg:d="M10 20c14 0 14-20 0-20-13 0-13 20 0 20z">
          <text:p/>
        </draw:path>
        <draw:path draw:style-name="gr1" draw:text-style-name="P1" draw:layer="layout" svg:width="0.019cm" svg:height="0.019cm" svg:x="5.204cm" svg:y="7.7cm" svg:viewBox="0 0 20 20" svg:d="M10 20c14 0 14-20 0-20-13 0-13 20 0 20z">
          <text:p/>
        </draw:path>
        <draw:path draw:style-name="gr1" draw:text-style-name="P1" draw:layer="layout" svg:width="0.019cm" svg:height="0.019cm" svg:x="5.704cm" svg:y="7.7cm" svg:viewBox="0 0 20 20" svg:d="M10 20c14 0 14-20 0-20-13 0-13 20 0 20z">
          <text:p/>
        </draw:path>
        <draw:path draw:style-name="gr1" draw:text-style-name="P1" draw:layer="layout" svg:width="0.019cm" svg:height="0.019cm" svg:x="6.204cm" svg:y="7.7cm" svg:viewBox="0 0 20 20" svg:d="M10 20c14 0 14-20 0-20-13 0-13 20 0 20z">
          <text:p/>
        </draw:path>
        <draw:path draw:style-name="gr1" draw:text-style-name="P1" draw:layer="layout" svg:width="0.019cm" svg:height="0.019cm" svg:x="6.704cm" svg:y="7.7cm" svg:viewBox="0 0 20 20" svg:d="M10 20c14 0 14-20 0-20-13 0-13 20 0 20z">
          <text:p/>
        </draw:path>
        <draw:path draw:style-name="gr1" draw:text-style-name="P1" draw:layer="layout" svg:width="0.019cm" svg:height="0.019cm" svg:x="7.204cm" svg:y="7.7cm" svg:viewBox="0 0 20 20" svg:d="M10 20c14 0 14-20 0-20-13 0-13 20 0 20z">
          <text:p/>
        </draw:path>
        <draw:path draw:style-name="gr1" draw:text-style-name="P1" draw:layer="layout" svg:width="0.019cm" svg:height="0.019cm" svg:x="7.704cm" svg:y="7.7cm" svg:viewBox="0 0 20 20" svg:d="M10 20c14 0 14-20 0-20-13 0-13 20 0 20z">
          <text:p/>
        </draw:path>
        <draw:path draw:style-name="gr1" draw:text-style-name="P1" draw:layer="layout" svg:width="0.019cm" svg:height="0.019cm" svg:x="8.204cm" svg:y="7.7cm" svg:viewBox="0 0 20 20" svg:d="M10 20c14 0 14-20 0-20-13 0-13 20 0 20z">
          <text:p/>
        </draw:path>
        <draw:path draw:style-name="gr1" draw:text-style-name="P1" draw:layer="layout" svg:width="0.019cm" svg:height="0.019cm" svg:x="8.705cm" svg:y="7.7cm" svg:viewBox="0 0 20 20" svg:d="M10 20c14 0 14-20 0-20-13 0-13 20 0 20z">
          <text:p/>
        </draw:path>
        <draw:path draw:style-name="gr1" draw:text-style-name="P1" draw:layer="layout" svg:width="0.019cm" svg:height="0.019cm" svg:x="9.205cm" svg:y="7.7cm" svg:viewBox="0 0 20 20" svg:d="M10 20c14 0 14-20 0-20-13 0-13 20 0 20z">
          <text:p/>
        </draw:path>
        <draw:path draw:style-name="gr1" draw:text-style-name="P1" draw:layer="layout" svg:width="0.019cm" svg:height="0.019cm" svg:x="9.705cm" svg:y="7.7cm" svg:viewBox="0 0 20 20" svg:d="M10 20c14 0 14-20 0-20-13 0-13 20 0 20z">
          <text:p/>
        </draw:path>
        <draw:path draw:style-name="gr1" draw:text-style-name="P1" draw:layer="layout" svg:width="0.019cm" svg:height="0.019cm" svg:x="10.205cm" svg:y="7.7cm" svg:viewBox="0 0 20 20" svg:d="M10 20c14 0 14-20 0-20-13 0-13 20 0 20z">
          <text:p/>
        </draw:path>
        <draw:path draw:style-name="gr1" draw:text-style-name="P1" draw:layer="layout" svg:width="0.019cm" svg:height="0.019cm" svg:x="10.705cm" svg:y="7.7cm" svg:viewBox="0 0 20 20" svg:d="M10 20c14 0 14-20 0-20-13 0-13 20 0 20z">
          <text:p/>
        </draw:path>
        <draw:path draw:style-name="gr1" draw:text-style-name="P1" draw:layer="layout" svg:width="0.019cm" svg:height="0.019cm" svg:x="11.205cm" svg:y="7.7cm" svg:viewBox="0 0 20 20" svg:d="M10 20c14 0 14-20 0-20-13 0-13 20 0 20z">
          <text:p/>
        </draw:path>
        <draw:path draw:style-name="gr1" draw:text-style-name="P1" draw:layer="layout" svg:width="0.019cm" svg:height="0.019cm" svg:x="11.705cm" svg:y="7.7cm" svg:viewBox="0 0 20 20" svg:d="M10 20c14 0 14-20 0-20-13 0-13 20 0 20z">
          <text:p/>
        </draw:path>
        <draw:path draw:style-name="gr1" draw:text-style-name="P1" draw:layer="layout" svg:width="0.019cm" svg:height="0.019cm" svg:x="12.205cm" svg:y="7.7cm" svg:viewBox="0 0 20 20" svg:d="M10 20c14 0 14-20 0-20-13 0-13 20 0 20z">
          <text:p/>
        </draw:path>
        <draw:path draw:style-name="gr1" draw:text-style-name="P1" draw:layer="layout" svg:width="0.019cm" svg:height="0.019cm" svg:x="12.705cm" svg:y="7.7cm" svg:viewBox="0 0 20 20" svg:d="M10 20c14 0 14-20 0-20-13 0-13 20 0 20z">
          <text:p/>
        </draw:path>
        <draw:path draw:style-name="gr1" draw:text-style-name="P1" draw:layer="layout" svg:width="0.019cm" svg:height="0.019cm" svg:x="13.205cm" svg:y="7.7cm" svg:viewBox="0 0 20 20" svg:d="M10 20c14 0 14-20 0-20-13 0-13 20 0 20z">
          <text:p/>
        </draw:path>
        <draw:path draw:style-name="gr1" draw:text-style-name="P1" draw:layer="layout" svg:width="0.019cm" svg:height="0.019cm" svg:x="13.705cm" svg:y="7.7cm" svg:viewBox="0 0 20 20" svg:d="M10 20c14 0 14-20 0-20-13 0-13 20 0 20z">
          <text:p/>
        </draw:path>
        <draw:path draw:style-name="gr1" draw:text-style-name="P1" draw:layer="layout" svg:width="0.019cm" svg:height="0.019cm" svg:x="14.205cm" svg:y="7.7cm" svg:viewBox="0 0 20 20" svg:d="M10 20c14 0 14-20 0-20-13 0-13 20 0 20z">
          <text:p/>
        </draw:path>
        <draw:path draw:style-name="gr1" draw:text-style-name="P1" draw:layer="layout" svg:width="0.019cm" svg:height="0.019cm" svg:x="14.705cm" svg:y="7.7cm" svg:viewBox="0 0 20 20" svg:d="M10 20c14 0 14-20 0-20-13 0-13 20 0 20z">
          <text:p/>
        </draw:path>
        <draw:path draw:style-name="gr1" draw:text-style-name="P1" draw:layer="layout" svg:width="0.019cm" svg:height="0.019cm" svg:x="15.205cm" svg:y="7.7cm" svg:viewBox="0 0 20 20" svg:d="M10 20c14 0 14-20 0-20-13 0-13 20 0 20z">
          <text:p/>
        </draw:path>
        <draw:path draw:style-name="gr1" draw:text-style-name="P1" draw:layer="layout" svg:width="0.019cm" svg:height="0.019cm" svg:x="15.705cm" svg:y="7.7cm" svg:viewBox="0 0 20 20" svg:d="M10 20c14 0 14-20 0-20-13 0-13 20 0 20z">
          <text:p/>
        </draw:path>
        <draw:path draw:style-name="gr1" draw:text-style-name="P1" draw:layer="layout" svg:width="0.019cm" svg:height="0.019cm" svg:x="16.205cm" svg:y="7.7cm" svg:viewBox="0 0 20 20" svg:d="M10 20c14 0 14-20 0-20-13 0-13 20 0 20z">
          <text:p/>
        </draw:path>
        <draw:path draw:style-name="gr1" draw:text-style-name="P1" draw:layer="layout" svg:width="0.019cm" svg:height="0.019cm" svg:x="16.704cm" svg:y="7.7cm" svg:viewBox="0 0 20 20" svg:d="M10 20c14 0 14-20 0-20-13 0-13 20 0 20z">
          <text:p/>
        </draw:path>
        <draw:path draw:style-name="gr1" draw:text-style-name="P1" draw:layer="layout" svg:width="0.019cm" svg:height="0.019cm" svg:x="17.204cm" svg:y="7.7cm" svg:viewBox="0 0 20 20" svg:d="M10 20c14 0 14-20 0-20-13 0-13 20 0 20z">
          <text:p/>
        </draw:path>
        <draw:path draw:style-name="gr1" draw:text-style-name="P1" draw:layer="layout" svg:width="0.019cm" svg:height="0.019cm" svg:x="17.704cm" svg:y="7.7cm" svg:viewBox="0 0 20 20" svg:d="M10 20c14 0 14-20 0-20-13 0-13 20 0 20z">
          <text:p/>
        </draw:path>
        <draw:path draw:style-name="gr1" draw:text-style-name="P1" draw:layer="layout" svg:width="0.019cm" svg:height="0.019cm" svg:x="18.204cm" svg:y="7.7cm" svg:viewBox="0 0 20 20" svg:d="M10 20c14 0 14-20 0-20-13 0-13 20 0 20z">
          <text:p/>
        </draw:path>
        <draw:path draw:style-name="gr1" draw:text-style-name="P1" draw:layer="layout" svg:width="0.019cm" svg:height="0.019cm" svg:x="18.704cm" svg:y="7.7cm" svg:viewBox="0 0 20 20" svg:d="M10 20c14 0 14-20 0-20-13 0-13 20 0 20z">
          <text:p/>
        </draw:path>
        <draw:path draw:style-name="gr1" draw:text-style-name="P1" draw:layer="layout" svg:width="0.019cm" svg:height="0.019cm" svg:x="19.204cm" svg:y="7.7cm" svg:viewBox="0 0 20 20" svg:d="M10 20c14 0 14-20 0-20-13 0-13 20 0 20z">
          <text:p/>
        </draw:path>
        <draw:path draw:style-name="gr1" draw:text-style-name="P1" draw:layer="layout" svg:width="0.019cm" svg:height="0.019cm" svg:x="19.704cm" svg:y="7.7cm" svg:viewBox="0 0 20 20" svg:d="M10 20c14 0 14-20 0-20-13 0-13 20 0 20z">
          <text:p/>
        </draw:path>
        <draw:path draw:style-name="gr1" draw:text-style-name="P1" draw:layer="layout" svg:width="0.019cm" svg:height="0.019cm" svg:x="20.204cm" svg:y="7.7cm" svg:viewBox="0 0 20 20" svg:d="M10 20c14 0 14-20 0-20-13 0-13 20 0 20z">
          <text:p/>
        </draw:path>
        <draw:path draw:style-name="gr1" draw:text-style-name="P1" draw:layer="layout" svg:width="0.019cm" svg:height="0.019cm" svg:x="20.704cm" svg:y="7.7cm" svg:viewBox="0 0 20 20" svg:d="M10 20c14 0 14-20 0-20-13 0-13 20 0 20z">
          <text:p/>
        </draw:path>
        <draw:path draw:style-name="gr1" draw:text-style-name="P1" draw:layer="layout" svg:width="0.019cm" svg:height="0.019cm" svg:x="21.204cm" svg:y="7.7cm" svg:viewBox="0 0 20 20" svg:d="M10 20c14 0 14-20 0-20-13 0-13 20 0 20z">
          <text:p/>
        </draw:path>
        <draw:path draw:style-name="gr1" draw:text-style-name="P1" draw:layer="layout" svg:width="0.019cm" svg:height="0.019cm" svg:x="21.704cm" svg:y="7.7cm" svg:viewBox="0 0 20 20" svg:d="M10 20c14 0 14-20 0-20-13 0-13 20 0 20z">
          <text:p/>
        </draw:path>
        <draw:path draw:style-name="gr1" draw:text-style-name="P1" draw:layer="layout" svg:width="0.019cm" svg:height="0.019cm" svg:x="22.204cm" svg:y="7.7cm" svg:viewBox="0 0 20 20" svg:d="M10 20c14 0 14-20 0-20-13 0-13 20 0 20z">
          <text:p/>
        </draw:path>
        <draw:path draw:style-name="gr1" draw:text-style-name="P1" draw:layer="layout" svg:width="0.019cm" svg:height="0.019cm" svg:x="22.704cm" svg:y="7.7cm" svg:viewBox="0 0 20 20" svg:d="M10 20c14 0 14-20 0-20-13 0-13 20 0 20z">
          <text:p/>
        </draw:path>
        <draw:path draw:style-name="gr1" draw:text-style-name="P1" draw:layer="layout" svg:width="0.019cm" svg:height="0.019cm" svg:x="23.204cm" svg:y="7.7cm" svg:viewBox="0 0 20 20" svg:d="M10 20c14 0 14-20 0-20-13 0-13 20 0 20z">
          <text:p/>
        </draw:path>
        <draw:path draw:style-name="gr1" draw:text-style-name="P1" draw:layer="layout" svg:width="0.019cm" svg:height="0.019cm" svg:x="23.704cm" svg:y="7.7cm" svg:viewBox="0 0 20 20" svg:d="M10 20c14 0 14-20 0-20-13 0-13 20 0 20z">
          <text:p/>
        </draw:path>
        <draw:path draw:style-name="gr1" draw:text-style-name="P1" draw:layer="layout" svg:width="0.019cm" svg:height="0.019cm" svg:x="24.204cm" svg:y="7.7cm" svg:viewBox="0 0 20 20" svg:d="M10 20c14 0 14-20 0-20-13 0-13 20 0 20z">
          <text:p/>
        </draw:path>
        <draw:path draw:style-name="gr1" draw:text-style-name="P1" draw:layer="layout" svg:width="0.019cm" svg:height="0.019cm" svg:x="24.705cm" svg:y="7.7cm" svg:viewBox="0 0 20 20" svg:d="M10 20c14 0 14-20 0-20-13 0-13 20 0 20z">
          <text:p/>
        </draw:path>
        <draw:path draw:style-name="gr1" draw:text-style-name="P1" draw:layer="layout" svg:width="0.019cm" svg:height="0.019cm" svg:x="25.205cm" svg:y="7.7cm" svg:viewBox="0 0 20 20" svg:d="M10 20c14 0 14-20 0-20-13 0-13 20 0 20z">
          <text:p/>
        </draw:path>
        <draw:path draw:style-name="gr1" draw:text-style-name="P1" draw:layer="layout" svg:width="0.019cm" svg:height="0.019cm" svg:x="25.705cm" svg:y="7.7cm" svg:viewBox="0 0 20 20" svg:d="M10 20c14 0 14-20 0-20-13 0-13 20 0 20z">
          <text:p/>
        </draw:path>
        <draw:path draw:style-name="gr1" draw:text-style-name="P1" draw:layer="layout" svg:width="0.019cm" svg:height="0.019cm" svg:x="26.205cm" svg:y="7.7cm" svg:viewBox="0 0 20 20" svg:d="M10 20c14 0 14-20 0-20-13 0-13 20 0 20z">
          <text:p/>
        </draw:path>
        <draw:path draw:style-name="gr1" draw:text-style-name="P1" draw:layer="layout" svg:width="0.019cm" svg:height="0.019cm" svg:x="26.705cm" svg:y="7.7cm" svg:viewBox="0 0 20 20" svg:d="M10 20c14 0 14-20 0-20-13 0-13 20 0 20z">
          <text:p/>
        </draw:path>
        <draw:path draw:style-name="gr1" draw:text-style-name="P1" draw:layer="layout" svg:width="0.019cm" svg:height="0.019cm" svg:x="27.205cm" svg:y="7.7cm" svg:viewBox="0 0 20 20" svg:d="M10 20c14 0 14-20 0-20-13 0-13 20 0 20z">
          <text:p/>
        </draw:path>
        <draw:path draw:style-name="gr1" draw:text-style-name="P1" draw:layer="layout" svg:width="0.019cm" svg:height="0.019cm" svg:x="0.704cm" svg:y="7.7cm" svg:viewBox="0 0 20 20" svg:d="M10 20c14 0 14-20 0-20-13 0-13 20 0 20z">
          <text:p/>
        </draw:path>
        <draw:path draw:style-name="gr1" draw:text-style-name="P1" draw:layer="layout" svg:width="0.019cm" svg:height="0.019cm" svg:x="1.204cm" svg:y="7.7cm" svg:viewBox="0 0 20 20" svg:d="M10 20c14 0 14-20 0-20-13 0-13 20 0 20z">
          <text:p/>
        </draw:path>
        <draw:path draw:style-name="gr1" draw:text-style-name="P1" draw:layer="layout" svg:width="0.019cm" svg:height="0.019cm" svg:x="1.704cm" svg:y="7.7cm" svg:viewBox="0 0 20 20" svg:d="M10 20c14 0 14-20 0-20-13 0-13 20 0 20z">
          <text:p/>
        </draw:path>
        <draw:path draw:style-name="gr1" draw:text-style-name="P1" draw:layer="layout" svg:width="0.019cm" svg:height="0.019cm" svg:x="2.204cm" svg:y="7.7cm" svg:viewBox="0 0 20 20" svg:d="M10 20c14 0 14-20 0-20-13 0-13 20 0 20z">
          <text:p/>
        </draw:path>
        <draw:path draw:style-name="gr1" draw:text-style-name="P1" draw:layer="layout" svg:width="0.019cm" svg:height="0.019cm" svg:x="2.704cm" svg:y="7.7cm" svg:viewBox="0 0 20 20" svg:d="M10 20c14 0 14-20 0-20-13 0-13 20 0 20z">
          <text:p/>
        </draw:path>
        <draw:path draw:style-name="gr1" draw:text-style-name="P1" draw:layer="layout" svg:width="0.019cm" svg:height="0.019cm" svg:x="3.204cm" svg:y="7.7cm" svg:viewBox="0 0 20 20" svg:d="M10 20c14 0 14-20 0-20-13 0-13 20 0 20z">
          <text:p/>
        </draw:path>
        <draw:path draw:style-name="gr1" draw:text-style-name="P1" draw:layer="layout" svg:width="0.019cm" svg:height="0.019cm" svg:x="3.704cm" svg:y="7.7cm" svg:viewBox="0 0 20 20" svg:d="M10 20c14 0 14-20 0-20-13 0-13 20 0 20z">
          <text:p/>
        </draw:path>
        <draw:path draw:style-name="gr1" draw:text-style-name="P1" draw:layer="layout" svg:width="0.019cm" svg:height="0.019cm" svg:x="4.204cm" svg:y="7.7cm" svg:viewBox="0 0 20 20" svg:d="M10 20c14 0 14-20 0-20-13 0-13 20 0 20z">
          <text:p/>
        </draw:path>
        <draw:path draw:style-name="gr1" draw:text-style-name="P1" draw:layer="layout" svg:width="0.019cm" svg:height="0.019cm" svg:x="4.704cm" svg:y="7.7cm" svg:viewBox="0 0 20 20" svg:d="M10 20c14 0 14-20 0-20-13 0-13 20 0 20z">
          <text:p/>
        </draw:path>
        <draw:path draw:style-name="gr1" draw:text-style-name="P1" draw:layer="layout" svg:width="0.019cm" svg:height="0.019cm" svg:x="5.204cm" svg:y="7.7cm" svg:viewBox="0 0 20 20" svg:d="M10 20c14 0 14-20 0-20-13 0-13 20 0 20z">
          <text:p/>
        </draw:path>
        <draw:path draw:style-name="gr1" draw:text-style-name="P1" draw:layer="layout" svg:width="0.019cm" svg:height="0.019cm" svg:x="5.704cm" svg:y="7.7cm" svg:viewBox="0 0 20 20" svg:d="M10 20c14 0 14-20 0-20-13 0-13 20 0 20z">
          <text:p/>
        </draw:path>
        <draw:path draw:style-name="gr1" draw:text-style-name="P1" draw:layer="layout" svg:width="0.019cm" svg:height="0.019cm" svg:x="6.204cm" svg:y="7.7cm" svg:viewBox="0 0 20 20" svg:d="M10 20c14 0 14-20 0-20-13 0-13 20 0 20z">
          <text:p/>
        </draw:path>
        <draw:path draw:style-name="gr1" draw:text-style-name="P1" draw:layer="layout" svg:width="0.019cm" svg:height="0.019cm" svg:x="6.704cm" svg:y="7.7cm" svg:viewBox="0 0 20 20" svg:d="M10 20c14 0 14-20 0-20-13 0-13 20 0 20z">
          <text:p/>
        </draw:path>
        <draw:path draw:style-name="gr1" draw:text-style-name="P1" draw:layer="layout" svg:width="0.019cm" svg:height="0.019cm" svg:x="7.204cm" svg:y="7.7cm" svg:viewBox="0 0 20 20" svg:d="M10 20c14 0 14-20 0-20-13 0-13 20 0 20z">
          <text:p/>
        </draw:path>
        <draw:path draw:style-name="gr1" draw:text-style-name="P1" draw:layer="layout" svg:width="0.019cm" svg:height="0.019cm" svg:x="7.704cm" svg:y="7.7cm" svg:viewBox="0 0 20 20" svg:d="M10 20c14 0 14-20 0-20-13 0-13 20 0 20z">
          <text:p/>
        </draw:path>
        <draw:path draw:style-name="gr1" draw:text-style-name="P1" draw:layer="layout" svg:width="0.019cm" svg:height="0.019cm" svg:x="8.204cm" svg:y="7.7cm" svg:viewBox="0 0 20 20" svg:d="M10 20c14 0 14-20 0-20-13 0-13 20 0 20z">
          <text:p/>
        </draw:path>
        <draw:path draw:style-name="gr1" draw:text-style-name="P1" draw:layer="layout" svg:width="0.019cm" svg:height="0.019cm" svg:x="8.705cm" svg:y="7.7cm" svg:viewBox="0 0 20 20" svg:d="M10 20c14 0 14-20 0-20-13 0-13 20 0 20z">
          <text:p/>
        </draw:path>
        <draw:path draw:style-name="gr1" draw:text-style-name="P1" draw:layer="layout" svg:width="0.019cm" svg:height="0.019cm" svg:x="9.205cm" svg:y="7.7cm" svg:viewBox="0 0 20 20" svg:d="M10 20c14 0 14-20 0-20-13 0-13 20 0 20z">
          <text:p/>
        </draw:path>
        <draw:path draw:style-name="gr1" draw:text-style-name="P1" draw:layer="layout" svg:width="0.019cm" svg:height="0.019cm" svg:x="9.705cm" svg:y="7.7cm" svg:viewBox="0 0 20 20" svg:d="M10 20c14 0 14-20 0-20-13 0-13 20 0 20z">
          <text:p/>
        </draw:path>
        <draw:path draw:style-name="gr1" draw:text-style-name="P1" draw:layer="layout" svg:width="0.019cm" svg:height="0.019cm" svg:x="10.205cm" svg:y="7.7cm" svg:viewBox="0 0 20 20" svg:d="M10 20c14 0 14-20 0-20-13 0-13 20 0 20z">
          <text:p/>
        </draw:path>
        <draw:path draw:style-name="gr1" draw:text-style-name="P1" draw:layer="layout" svg:width="0.019cm" svg:height="0.019cm" svg:x="10.705cm" svg:y="7.7cm" svg:viewBox="0 0 20 20" svg:d="M10 20c14 0 14-20 0-20-13 0-13 20 0 20z">
          <text:p/>
        </draw:path>
        <draw:path draw:style-name="gr1" draw:text-style-name="P1" draw:layer="layout" svg:width="0.019cm" svg:height="0.019cm" svg:x="11.205cm" svg:y="7.7cm" svg:viewBox="0 0 20 20" svg:d="M10 20c14 0 14-20 0-20-13 0-13 20 0 20z">
          <text:p/>
        </draw:path>
        <draw:path draw:style-name="gr1" draw:text-style-name="P1" draw:layer="layout" svg:width="0.019cm" svg:height="0.019cm" svg:x="11.705cm" svg:y="7.7cm" svg:viewBox="0 0 20 20" svg:d="M10 20c14 0 14-20 0-20-13 0-13 20 0 20z">
          <text:p/>
        </draw:path>
        <draw:path draw:style-name="gr1" draw:text-style-name="P1" draw:layer="layout" svg:width="0.019cm" svg:height="0.019cm" svg:x="12.205cm" svg:y="7.7cm" svg:viewBox="0 0 20 20" svg:d="M10 20c14 0 14-20 0-20-13 0-13 20 0 20z">
          <text:p/>
        </draw:path>
        <draw:path draw:style-name="gr1" draw:text-style-name="P1" draw:layer="layout" svg:width="0.019cm" svg:height="0.019cm" svg:x="12.705cm" svg:y="7.7cm" svg:viewBox="0 0 20 20" svg:d="M10 20c14 0 14-20 0-20-13 0-13 20 0 20z">
          <text:p/>
        </draw:path>
        <draw:path draw:style-name="gr1" draw:text-style-name="P1" draw:layer="layout" svg:width="0.019cm" svg:height="0.019cm" svg:x="13.205cm" svg:y="7.7cm" svg:viewBox="0 0 20 20" svg:d="M10 20c14 0 14-20 0-20-13 0-13 20 0 20z">
          <text:p/>
        </draw:path>
        <draw:path draw:style-name="gr1" draw:text-style-name="P1" draw:layer="layout" svg:width="0.019cm" svg:height="0.019cm" svg:x="13.705cm" svg:y="7.7cm" svg:viewBox="0 0 20 20" svg:d="M10 20c14 0 14-20 0-20-13 0-13 20 0 20z">
          <text:p/>
        </draw:path>
        <draw:path draw:style-name="gr1" draw:text-style-name="P1" draw:layer="layout" svg:width="0.019cm" svg:height="0.019cm" svg:x="14.205cm" svg:y="7.7cm" svg:viewBox="0 0 20 20" svg:d="M10 20c14 0 14-20 0-20-13 0-13 20 0 20z">
          <text:p/>
        </draw:path>
        <draw:path draw:style-name="gr1" draw:text-style-name="P1" draw:layer="layout" svg:width="0.019cm" svg:height="0.019cm" svg:x="14.705cm" svg:y="7.7cm" svg:viewBox="0 0 20 20" svg:d="M10 20c14 0 14-20 0-20-13 0-13 20 0 20z">
          <text:p/>
        </draw:path>
        <draw:path draw:style-name="gr1" draw:text-style-name="P1" draw:layer="layout" svg:width="0.019cm" svg:height="0.019cm" svg:x="15.205cm" svg:y="7.7cm" svg:viewBox="0 0 20 20" svg:d="M10 20c14 0 14-20 0-20-13 0-13 20 0 20z">
          <text:p/>
        </draw:path>
        <draw:path draw:style-name="gr1" draw:text-style-name="P1" draw:layer="layout" svg:width="0.019cm" svg:height="0.019cm" svg:x="15.705cm" svg:y="7.7cm" svg:viewBox="0 0 20 20" svg:d="M10 20c14 0 14-20 0-20-13 0-13 20 0 20z">
          <text:p/>
        </draw:path>
        <draw:path draw:style-name="gr1" draw:text-style-name="P1" draw:layer="layout" svg:width="0.019cm" svg:height="0.019cm" svg:x="16.205cm" svg:y="7.7cm" svg:viewBox="0 0 20 20" svg:d="M10 20c14 0 14-20 0-20-13 0-13 20 0 20z">
          <text:p/>
        </draw:path>
        <draw:path draw:style-name="gr1" draw:text-style-name="P1" draw:layer="layout" svg:width="0.019cm" svg:height="0.019cm" svg:x="0.701cm" svg:y="8.2cm" svg:viewBox="0 0 20 20" svg:d="M10 20c14 0 14-20 0-20-13 0-13 20 0 20z">
          <text:p/>
        </draw:path>
        <draw:path draw:style-name="gr1" draw:text-style-name="P1" draw:layer="layout" svg:width="0.019cm" svg:height="0.019cm" svg:x="1.201cm" svg:y="8.2cm" svg:viewBox="0 0 20 20" svg:d="M10 20c14 0 14-20 0-20-13 0-13 20 0 20z">
          <text:p/>
        </draw:path>
        <draw:path draw:style-name="gr1" draw:text-style-name="P1" draw:layer="layout" svg:width="0.019cm" svg:height="0.019cm" svg:x="1.701cm" svg:y="8.2cm" svg:viewBox="0 0 20 20" svg:d="M10 20c14 0 14-20 0-20-13 0-13 20 0 20z">
          <text:p/>
        </draw:path>
        <draw:path draw:style-name="gr1" draw:text-style-name="P1" draw:layer="layout" svg:width="0.019cm" svg:height="0.019cm" svg:x="2.201cm" svg:y="8.2cm" svg:viewBox="0 0 20 20" svg:d="M10 20c14 0 14-20 0-20-13 0-13 20 0 20z">
          <text:p/>
        </draw:path>
        <draw:path draw:style-name="gr1" draw:text-style-name="P1" draw:layer="layout" svg:width="0.019cm" svg:height="0.019cm" svg:x="2.701cm" svg:y="8.2cm" svg:viewBox="0 0 20 20" svg:d="M10 20c14 0 14-20 0-20-13 0-13 20 0 20z">
          <text:p/>
        </draw:path>
        <draw:path draw:style-name="gr1" draw:text-style-name="P1" draw:layer="layout" svg:width="0.019cm" svg:height="0.019cm" svg:x="3.201cm" svg:y="8.2cm" svg:viewBox="0 0 20 20" svg:d="M10 20c14 0 14-20 0-20-13 0-13 20 0 20z">
          <text:p/>
        </draw:path>
        <draw:path draw:style-name="gr1" draw:text-style-name="P1" draw:layer="layout" svg:width="0.019cm" svg:height="0.019cm" svg:x="3.701cm" svg:y="8.2cm" svg:viewBox="0 0 20 20" svg:d="M10 20c14 0 14-20 0-20-13 0-13 20 0 20z">
          <text:p/>
        </draw:path>
        <draw:path draw:style-name="gr1" draw:text-style-name="P1" draw:layer="layout" svg:width="0.019cm" svg:height="0.019cm" svg:x="4.201cm" svg:y="8.2cm" svg:viewBox="0 0 20 20" svg:d="M10 20c14 0 14-20 0-20-13 0-13 20 0 20z">
          <text:p/>
        </draw:path>
        <draw:path draw:style-name="gr1" draw:text-style-name="P1" draw:layer="layout" svg:width="0.019cm" svg:height="0.019cm" svg:x="4.701cm" svg:y="8.2cm" svg:viewBox="0 0 20 20" svg:d="M10 20c14 0 14-20 0-20-13 0-13 20 0 20z">
          <text:p/>
        </draw:path>
        <draw:path draw:style-name="gr1" draw:text-style-name="P1" draw:layer="layout" svg:width="0.019cm" svg:height="0.019cm" svg:x="5.201cm" svg:y="8.2cm" svg:viewBox="0 0 20 20" svg:d="M10 20c14 0 14-20 0-20-13 0-13 20 0 20z">
          <text:p/>
        </draw:path>
        <draw:path draw:style-name="gr1" draw:text-style-name="P1" draw:layer="layout" svg:width="0.019cm" svg:height="0.019cm" svg:x="5.701cm" svg:y="8.2cm" svg:viewBox="0 0 20 20" svg:d="M10 20c14 0 14-20 0-20-13 0-13 20 0 20z">
          <text:p/>
        </draw:path>
        <draw:path draw:style-name="gr1" draw:text-style-name="P1" draw:layer="layout" svg:width="0.019cm" svg:height="0.019cm" svg:x="6.201cm" svg:y="8.2cm" svg:viewBox="0 0 20 20" svg:d="M10 20c14 0 14-20 0-20-13 0-13 20 0 20z">
          <text:p/>
        </draw:path>
        <draw:path draw:style-name="gr1" draw:text-style-name="P1" draw:layer="layout" svg:width="0.019cm" svg:height="0.019cm" svg:x="6.701cm" svg:y="8.2cm" svg:viewBox="0 0 20 20" svg:d="M10 20c14 0 14-20 0-20-13 0-13 20 0 20z">
          <text:p/>
        </draw:path>
        <draw:path draw:style-name="gr1" draw:text-style-name="P1" draw:layer="layout" svg:width="0.019cm" svg:height="0.019cm" svg:x="7.201cm" svg:y="8.2cm" svg:viewBox="0 0 20 20" svg:d="M10 20c14 0 14-20 0-20-13 0-13 20 0 20z">
          <text:p/>
        </draw:path>
        <draw:path draw:style-name="gr1" draw:text-style-name="P1" draw:layer="layout" svg:width="0.019cm" svg:height="0.019cm" svg:x="7.701cm" svg:y="8.2cm" svg:viewBox="0 0 20 20" svg:d="M10 20c14 0 14-20 0-20-13 0-13 20 0 20z">
          <text:p/>
        </draw:path>
        <draw:path draw:style-name="gr1" draw:text-style-name="P1" draw:layer="layout" svg:width="0.019cm" svg:height="0.019cm" svg:x="8.201cm" svg:y="8.2cm" svg:viewBox="0 0 20 20" svg:d="M10 20c14 0 14-20 0-20-13 0-13 20 0 20z">
          <text:p/>
        </draw:path>
        <draw:path draw:style-name="gr1" draw:text-style-name="P1" draw:layer="layout" svg:width="0.019cm" svg:height="0.019cm" svg:x="8.702cm" svg:y="8.2cm" svg:viewBox="0 0 20 20" svg:d="M10 20c14 0 14-20 0-20-13 0-13 20 0 20z">
          <text:p/>
        </draw:path>
        <draw:path draw:style-name="gr1" draw:text-style-name="P1" draw:layer="layout" svg:width="0.019cm" svg:height="0.019cm" svg:x="9.202cm" svg:y="8.2cm" svg:viewBox="0 0 20 20" svg:d="M10 20c14 0 14-20 0-20-13 0-13 20 0 20z">
          <text:p/>
        </draw:path>
        <draw:path draw:style-name="gr1" draw:text-style-name="P1" draw:layer="layout" svg:width="0.019cm" svg:height="0.019cm" svg:x="9.702cm" svg:y="8.2cm" svg:viewBox="0 0 20 20" svg:d="M10 20c14 0 14-20 0-20-13 0-13 20 0 20z">
          <text:p/>
        </draw:path>
        <draw:path draw:style-name="gr1" draw:text-style-name="P1" draw:layer="layout" svg:width="0.019cm" svg:height="0.019cm" svg:x="10.202cm" svg:y="8.2cm" svg:viewBox="0 0 20 20" svg:d="M10 20c14 0 14-20 0-20-13 0-13 20 0 20z">
          <text:p/>
        </draw:path>
        <draw:path draw:style-name="gr1" draw:text-style-name="P1" draw:layer="layout" svg:width="0.019cm" svg:height="0.019cm" svg:x="10.702cm" svg:y="8.2cm" svg:viewBox="0 0 20 20" svg:d="M10 20c14 0 14-20 0-20-13 0-13 20 0 20z">
          <text:p/>
        </draw:path>
        <draw:path draw:style-name="gr1" draw:text-style-name="P1" draw:layer="layout" svg:width="0.019cm" svg:height="0.019cm" svg:x="11.202cm" svg:y="8.2cm" svg:viewBox="0 0 20 20" svg:d="M10 20c14 0 14-20 0-20-13 0-13 20 0 20z">
          <text:p/>
        </draw:path>
        <draw:path draw:style-name="gr1" draw:text-style-name="P1" draw:layer="layout" svg:width="0.019cm" svg:height="0.019cm" svg:x="11.702cm" svg:y="8.2cm" svg:viewBox="0 0 20 20" svg:d="M10 20c14 0 14-20 0-20-13 0-13 20 0 20z">
          <text:p/>
        </draw:path>
        <draw:path draw:style-name="gr1" draw:text-style-name="P1" draw:layer="layout" svg:width="0.019cm" svg:height="0.019cm" svg:x="12.202cm" svg:y="8.2cm" svg:viewBox="0 0 20 20" svg:d="M10 20c14 0 14-20 0-20-13 0-13 20 0 20z">
          <text:p/>
        </draw:path>
        <draw:path draw:style-name="gr1" draw:text-style-name="P1" draw:layer="layout" svg:width="0.019cm" svg:height="0.019cm" svg:x="12.702cm" svg:y="8.2cm" svg:viewBox="0 0 20 20" svg:d="M10 20c14 0 14-20 0-20-13 0-13 20 0 20z">
          <text:p/>
        </draw:path>
        <draw:path draw:style-name="gr1" draw:text-style-name="P1" draw:layer="layout" svg:width="0.019cm" svg:height="0.019cm" svg:x="13.202cm" svg:y="8.2cm" svg:viewBox="0 0 20 20" svg:d="M10 20c14 0 14-20 0-20-13 0-13 20 0 20z">
          <text:p/>
        </draw:path>
        <draw:path draw:style-name="gr1" draw:text-style-name="P1" draw:layer="layout" svg:width="0.019cm" svg:height="0.019cm" svg:x="13.702cm" svg:y="8.2cm" svg:viewBox="0 0 20 20" svg:d="M10 20c14 0 14-20 0-20-13 0-13 20 0 20z">
          <text:p/>
        </draw:path>
        <draw:path draw:style-name="gr1" draw:text-style-name="P1" draw:layer="layout" svg:width="0.019cm" svg:height="0.019cm" svg:x="14.202cm" svg:y="8.2cm" svg:viewBox="0 0 20 20" svg:d="M10 20c14 0 14-20 0-20-13 0-13 20 0 20z">
          <text:p/>
        </draw:path>
        <draw:path draw:style-name="gr1" draw:text-style-name="P1" draw:layer="layout" svg:width="0.019cm" svg:height="0.019cm" svg:x="14.702cm" svg:y="8.2cm" svg:viewBox="0 0 20 20" svg:d="M10 20c14 0 14-20 0-20-13 0-13 20 0 20z">
          <text:p/>
        </draw:path>
        <draw:path draw:style-name="gr1" draw:text-style-name="P1" draw:layer="layout" svg:width="0.019cm" svg:height="0.019cm" svg:x="15.202cm" svg:y="8.2cm" svg:viewBox="0 0 20 20" svg:d="M10 20c14 0 14-20 0-20-13 0-13 20 0 20z">
          <text:p/>
        </draw:path>
        <draw:path draw:style-name="gr1" draw:text-style-name="P1" draw:layer="layout" svg:width="0.019cm" svg:height="0.019cm" svg:x="15.702cm" svg:y="8.2cm" svg:viewBox="0 0 20 20" svg:d="M10 20c14 0 14-20 0-20-13 0-13 20 0 20z">
          <text:p/>
        </draw:path>
        <draw:path draw:style-name="gr1" draw:text-style-name="P1" draw:layer="layout" svg:width="0.019cm" svg:height="0.019cm" svg:x="16.202cm" svg:y="8.2cm" svg:viewBox="0 0 20 20" svg:d="M10 20c14 0 14-20 0-20-13 0-13 20 0 20z">
          <text:p/>
        </draw:path>
        <draw:path draw:style-name="gr1" draw:text-style-name="P1" draw:layer="layout" svg:width="0.019cm" svg:height="0.019cm" svg:x="16.701cm" svg:y="8.2cm" svg:viewBox="0 0 20 20" svg:d="M10 20c14 0 14-20 0-20-13 0-13 20 0 20z">
          <text:p/>
        </draw:path>
        <draw:path draw:style-name="gr1" draw:text-style-name="P1" draw:layer="layout" svg:width="0.019cm" svg:height="0.019cm" svg:x="17.201cm" svg:y="8.2cm" svg:viewBox="0 0 20 20" svg:d="M10 20c14 0 14-20 0-20-13 0-13 20 0 20z">
          <text:p/>
        </draw:path>
        <draw:path draw:style-name="gr1" draw:text-style-name="P1" draw:layer="layout" svg:width="0.019cm" svg:height="0.019cm" svg:x="17.701cm" svg:y="8.2cm" svg:viewBox="0 0 20 20" svg:d="M10 20c14 0 14-20 0-20-13 0-13 20 0 20z">
          <text:p/>
        </draw:path>
        <draw:path draw:style-name="gr1" draw:text-style-name="P1" draw:layer="layout" svg:width="0.019cm" svg:height="0.019cm" svg:x="18.201cm" svg:y="8.2cm" svg:viewBox="0 0 20 20" svg:d="M10 20c14 0 14-20 0-20-13 0-13 20 0 20z">
          <text:p/>
        </draw:path>
        <draw:path draw:style-name="gr1" draw:text-style-name="P1" draw:layer="layout" svg:width="0.019cm" svg:height="0.019cm" svg:x="18.701cm" svg:y="8.2cm" svg:viewBox="0 0 20 20" svg:d="M10 20c14 0 14-20 0-20-13 0-13 20 0 20z">
          <text:p/>
        </draw:path>
        <draw:path draw:style-name="gr1" draw:text-style-name="P1" draw:layer="layout" svg:width="0.019cm" svg:height="0.019cm" svg:x="19.201cm" svg:y="8.2cm" svg:viewBox="0 0 20 20" svg:d="M10 20c14 0 14-20 0-20-13 0-13 20 0 20z">
          <text:p/>
        </draw:path>
        <draw:path draw:style-name="gr1" draw:text-style-name="P1" draw:layer="layout" svg:width="0.019cm" svg:height="0.019cm" svg:x="19.701cm" svg:y="8.2cm" svg:viewBox="0 0 20 20" svg:d="M10 20c14 0 14-20 0-20-13 0-13 20 0 20z">
          <text:p/>
        </draw:path>
        <draw:path draw:style-name="gr1" draw:text-style-name="P1" draw:layer="layout" svg:width="0.019cm" svg:height="0.019cm" svg:x="20.201cm" svg:y="8.2cm" svg:viewBox="0 0 20 20" svg:d="M10 20c14 0 14-20 0-20-13 0-13 20 0 20z">
          <text:p/>
        </draw:path>
        <draw:path draw:style-name="gr1" draw:text-style-name="P1" draw:layer="layout" svg:width="0.019cm" svg:height="0.019cm" svg:x="20.701cm" svg:y="8.2cm" svg:viewBox="0 0 20 20" svg:d="M10 20c14 0 14-20 0-20-13 0-13 20 0 20z">
          <text:p/>
        </draw:path>
        <draw:path draw:style-name="gr1" draw:text-style-name="P1" draw:layer="layout" svg:width="0.019cm" svg:height="0.019cm" svg:x="21.201cm" svg:y="8.2cm" svg:viewBox="0 0 20 20" svg:d="M10 20c14 0 14-20 0-20-13 0-13 20 0 20z">
          <text:p/>
        </draw:path>
        <draw:path draw:style-name="gr1" draw:text-style-name="P1" draw:layer="layout" svg:width="0.019cm" svg:height="0.019cm" svg:x="21.701cm" svg:y="8.2cm" svg:viewBox="0 0 20 20" svg:d="M10 20c14 0 14-20 0-20-13 0-13 20 0 20z">
          <text:p/>
        </draw:path>
        <draw:path draw:style-name="gr1" draw:text-style-name="P1" draw:layer="layout" svg:width="0.019cm" svg:height="0.019cm" svg:x="22.201cm" svg:y="8.2cm" svg:viewBox="0 0 20 20" svg:d="M10 20c14 0 14-20 0-20-13 0-13 20 0 20z">
          <text:p/>
        </draw:path>
        <draw:path draw:style-name="gr1" draw:text-style-name="P1" draw:layer="layout" svg:width="0.019cm" svg:height="0.019cm" svg:x="22.701cm" svg:y="8.2cm" svg:viewBox="0 0 20 20" svg:d="M10 20c14 0 14-20 0-20-13 0-13 20 0 20z">
          <text:p/>
        </draw:path>
        <draw:path draw:style-name="gr1" draw:text-style-name="P1" draw:layer="layout" svg:width="0.019cm" svg:height="0.019cm" svg:x="23.201cm" svg:y="8.2cm" svg:viewBox="0 0 20 20" svg:d="M10 20c14 0 14-20 0-20-13 0-13 20 0 20z">
          <text:p/>
        </draw:path>
        <draw:path draw:style-name="gr1" draw:text-style-name="P1" draw:layer="layout" svg:width="0.019cm" svg:height="0.019cm" svg:x="23.701cm" svg:y="8.2cm" svg:viewBox="0 0 20 20" svg:d="M10 20c14 0 14-20 0-20-13 0-13 20 0 20z">
          <text:p/>
        </draw:path>
        <draw:path draw:style-name="gr1" draw:text-style-name="P1" draw:layer="layout" svg:width="0.019cm" svg:height="0.019cm" svg:x="24.201cm" svg:y="8.2cm" svg:viewBox="0 0 20 20" svg:d="M10 20c14 0 14-20 0-20-13 0-13 20 0 20z">
          <text:p/>
        </draw:path>
        <draw:path draw:style-name="gr1" draw:text-style-name="P1" draw:layer="layout" svg:width="0.019cm" svg:height="0.019cm" svg:x="24.702cm" svg:y="8.2cm" svg:viewBox="0 0 20 20" svg:d="M10 20c14 0 14-20 0-20-13 0-13 20 0 20z">
          <text:p/>
        </draw:path>
        <draw:path draw:style-name="gr1" draw:text-style-name="P1" draw:layer="layout" svg:width="0.019cm" svg:height="0.019cm" svg:x="25.202cm" svg:y="8.2cm" svg:viewBox="0 0 20 20" svg:d="M10 20c14 0 14-20 0-20-13 0-13 20 0 20z">
          <text:p/>
        </draw:path>
        <draw:path draw:style-name="gr1" draw:text-style-name="P1" draw:layer="layout" svg:width="0.019cm" svg:height="0.019cm" svg:x="25.702cm" svg:y="8.2cm" svg:viewBox="0 0 20 20" svg:d="M10 20c14 0 14-20 0-20-13 0-13 20 0 20z">
          <text:p/>
        </draw:path>
        <draw:path draw:style-name="gr1" draw:text-style-name="P1" draw:layer="layout" svg:width="0.019cm" svg:height="0.019cm" svg:x="26.202cm" svg:y="8.2cm" svg:viewBox="0 0 20 20" svg:d="M10 20c14 0 14-20 0-20-13 0-13 20 0 20z">
          <text:p/>
        </draw:path>
        <draw:path draw:style-name="gr1" draw:text-style-name="P1" draw:layer="layout" svg:width="0.019cm" svg:height="0.019cm" svg:x="26.702cm" svg:y="8.2cm" svg:viewBox="0 0 20 20" svg:d="M10 20c14 0 14-20 0-20-13 0-13 20 0 20z">
          <text:p/>
        </draw:path>
        <draw:path draw:style-name="gr1" draw:text-style-name="P1" draw:layer="layout" svg:width="0.019cm" svg:height="0.019cm" svg:x="27.202cm" svg:y="8.2cm" svg:viewBox="0 0 20 20" svg:d="M10 20c14 0 14-20 0-20-13 0-13 20 0 20z">
          <text:p/>
        </draw:path>
        <draw:path draw:style-name="gr1" draw:text-style-name="P1" draw:layer="layout" svg:width="0.019cm" svg:height="0.019cm" svg:x="0.701cm" svg:y="8.2cm" svg:viewBox="0 0 20 20" svg:d="M10 20c14 0 14-20 0-20-13 0-13 20 0 20z">
          <text:p/>
        </draw:path>
        <draw:path draw:style-name="gr1" draw:text-style-name="P1" draw:layer="layout" svg:width="0.019cm" svg:height="0.019cm" svg:x="1.201cm" svg:y="8.2cm" svg:viewBox="0 0 20 20" svg:d="M10 20c14 0 14-20 0-20-13 0-13 20 0 20z">
          <text:p/>
        </draw:path>
        <draw:path draw:style-name="gr1" draw:text-style-name="P1" draw:layer="layout" svg:width="0.019cm" svg:height="0.019cm" svg:x="1.701cm" svg:y="8.2cm" svg:viewBox="0 0 20 20" svg:d="M10 20c14 0 14-20 0-20-13 0-13 20 0 20z">
          <text:p/>
        </draw:path>
        <draw:path draw:style-name="gr1" draw:text-style-name="P1" draw:layer="layout" svg:width="0.019cm" svg:height="0.019cm" svg:x="2.201cm" svg:y="8.2cm" svg:viewBox="0 0 20 20" svg:d="M10 20c14 0 14-20 0-20-13 0-13 20 0 20z">
          <text:p/>
        </draw:path>
        <draw:path draw:style-name="gr1" draw:text-style-name="P1" draw:layer="layout" svg:width="0.019cm" svg:height="0.019cm" svg:x="2.701cm" svg:y="8.2cm" svg:viewBox="0 0 20 20" svg:d="M10 20c14 0 14-20 0-20-13 0-13 20 0 20z">
          <text:p/>
        </draw:path>
        <draw:path draw:style-name="gr1" draw:text-style-name="P1" draw:layer="layout" svg:width="0.019cm" svg:height="0.019cm" svg:x="3.201cm" svg:y="8.2cm" svg:viewBox="0 0 20 20" svg:d="M10 20c14 0 14-20 0-20-13 0-13 20 0 20z">
          <text:p/>
        </draw:path>
        <draw:path draw:style-name="gr1" draw:text-style-name="P1" draw:layer="layout" svg:width="0.019cm" svg:height="0.019cm" svg:x="3.701cm" svg:y="8.2cm" svg:viewBox="0 0 20 20" svg:d="M10 20c14 0 14-20 0-20-13 0-13 20 0 20z">
          <text:p/>
        </draw:path>
        <draw:path draw:style-name="gr1" draw:text-style-name="P1" draw:layer="layout" svg:width="0.019cm" svg:height="0.019cm" svg:x="4.201cm" svg:y="8.2cm" svg:viewBox="0 0 20 20" svg:d="M10 20c14 0 14-20 0-20-13 0-13 20 0 20z">
          <text:p/>
        </draw:path>
        <draw:path draw:style-name="gr1" draw:text-style-name="P1" draw:layer="layout" svg:width="0.019cm" svg:height="0.019cm" svg:x="4.701cm" svg:y="8.2cm" svg:viewBox="0 0 20 20" svg:d="M10 20c14 0 14-20 0-20-13 0-13 20 0 20z">
          <text:p/>
        </draw:path>
        <draw:path draw:style-name="gr1" draw:text-style-name="P1" draw:layer="layout" svg:width="0.019cm" svg:height="0.019cm" svg:x="5.201cm" svg:y="8.2cm" svg:viewBox="0 0 20 20" svg:d="M10 20c14 0 14-20 0-20-13 0-13 20 0 20z">
          <text:p/>
        </draw:path>
        <draw:path draw:style-name="gr1" draw:text-style-name="P1" draw:layer="layout" svg:width="0.019cm" svg:height="0.019cm" svg:x="5.701cm" svg:y="8.2cm" svg:viewBox="0 0 20 20" svg:d="M10 20c14 0 14-20 0-20-13 0-13 20 0 20z">
          <text:p/>
        </draw:path>
        <draw:path draw:style-name="gr1" draw:text-style-name="P1" draw:layer="layout" svg:width="0.019cm" svg:height="0.019cm" svg:x="6.201cm" svg:y="8.2cm" svg:viewBox="0 0 20 20" svg:d="M10 20c14 0 14-20 0-20-13 0-13 20 0 20z">
          <text:p/>
        </draw:path>
        <draw:path draw:style-name="gr1" draw:text-style-name="P1" draw:layer="layout" svg:width="0.019cm" svg:height="0.019cm" svg:x="6.701cm" svg:y="8.2cm" svg:viewBox="0 0 20 20" svg:d="M10 20c14 0 14-20 0-20-13 0-13 20 0 20z">
          <text:p/>
        </draw:path>
        <draw:path draw:style-name="gr1" draw:text-style-name="P1" draw:layer="layout" svg:width="0.019cm" svg:height="0.019cm" svg:x="7.201cm" svg:y="8.2cm" svg:viewBox="0 0 20 20" svg:d="M10 20c14 0 14-20 0-20-13 0-13 20 0 20z">
          <text:p/>
        </draw:path>
        <draw:path draw:style-name="gr1" draw:text-style-name="P1" draw:layer="layout" svg:width="0.019cm" svg:height="0.019cm" svg:x="7.701cm" svg:y="8.2cm" svg:viewBox="0 0 20 20" svg:d="M10 20c14 0 14-20 0-20-13 0-13 20 0 20z">
          <text:p/>
        </draw:path>
        <draw:path draw:style-name="gr1" draw:text-style-name="P1" draw:layer="layout" svg:width="0.019cm" svg:height="0.019cm" svg:x="8.201cm" svg:y="8.2cm" svg:viewBox="0 0 20 20" svg:d="M10 20c14 0 14-20 0-20-13 0-13 20 0 20z">
          <text:p/>
        </draw:path>
        <draw:path draw:style-name="gr1" draw:text-style-name="P1" draw:layer="layout" svg:width="0.019cm" svg:height="0.019cm" svg:x="8.702cm" svg:y="8.2cm" svg:viewBox="0 0 20 20" svg:d="M10 20c14 0 14-20 0-20-13 0-13 20 0 20z">
          <text:p/>
        </draw:path>
        <draw:path draw:style-name="gr1" draw:text-style-name="P1" draw:layer="layout" svg:width="0.019cm" svg:height="0.019cm" svg:x="9.202cm" svg:y="8.2cm" svg:viewBox="0 0 20 20" svg:d="M10 20c14 0 14-20 0-20-13 0-13 20 0 20z">
          <text:p/>
        </draw:path>
        <draw:path draw:style-name="gr1" draw:text-style-name="P1" draw:layer="layout" svg:width="0.019cm" svg:height="0.019cm" svg:x="9.702cm" svg:y="8.2cm" svg:viewBox="0 0 20 20" svg:d="M10 20c14 0 14-20 0-20-13 0-13 20 0 20z">
          <text:p/>
        </draw:path>
        <draw:path draw:style-name="gr1" draw:text-style-name="P1" draw:layer="layout" svg:width="0.019cm" svg:height="0.019cm" svg:x="10.202cm" svg:y="8.2cm" svg:viewBox="0 0 20 20" svg:d="M10 20c14 0 14-20 0-20-13 0-13 20 0 20z">
          <text:p/>
        </draw:path>
        <draw:path draw:style-name="gr1" draw:text-style-name="P1" draw:layer="layout" svg:width="0.019cm" svg:height="0.019cm" svg:x="10.702cm" svg:y="8.2cm" svg:viewBox="0 0 20 20" svg:d="M10 20c14 0 14-20 0-20-13 0-13 20 0 20z">
          <text:p/>
        </draw:path>
        <draw:path draw:style-name="gr1" draw:text-style-name="P1" draw:layer="layout" svg:width="0.019cm" svg:height="0.019cm" svg:x="11.202cm" svg:y="8.2cm" svg:viewBox="0 0 20 20" svg:d="M10 20c14 0 14-20 0-20-13 0-13 20 0 20z">
          <text:p/>
        </draw:path>
        <draw:path draw:style-name="gr1" draw:text-style-name="P1" draw:layer="layout" svg:width="0.019cm" svg:height="0.019cm" svg:x="11.702cm" svg:y="8.2cm" svg:viewBox="0 0 20 20" svg:d="M10 20c14 0 14-20 0-20-13 0-13 20 0 20z">
          <text:p/>
        </draw:path>
        <draw:path draw:style-name="gr1" draw:text-style-name="P1" draw:layer="layout" svg:width="0.019cm" svg:height="0.019cm" svg:x="12.202cm" svg:y="8.2cm" svg:viewBox="0 0 20 20" svg:d="M10 20c14 0 14-20 0-20-13 0-13 20 0 20z">
          <text:p/>
        </draw:path>
        <draw:path draw:style-name="gr1" draw:text-style-name="P1" draw:layer="layout" svg:width="0.019cm" svg:height="0.019cm" svg:x="12.702cm" svg:y="8.2cm" svg:viewBox="0 0 20 20" svg:d="M10 20c14 0 14-20 0-20-13 0-13 20 0 20z">
          <text:p/>
        </draw:path>
        <draw:path draw:style-name="gr1" draw:text-style-name="P1" draw:layer="layout" svg:width="0.019cm" svg:height="0.019cm" svg:x="13.202cm" svg:y="8.2cm" svg:viewBox="0 0 20 20" svg:d="M10 20c14 0 14-20 0-20-13 0-13 20 0 20z">
          <text:p/>
        </draw:path>
        <draw:path draw:style-name="gr1" draw:text-style-name="P1" draw:layer="layout" svg:width="0.019cm" svg:height="0.019cm" svg:x="13.702cm" svg:y="8.2cm" svg:viewBox="0 0 20 20" svg:d="M10 20c14 0 14-20 0-20-13 0-13 20 0 20z">
          <text:p/>
        </draw:path>
        <draw:path draw:style-name="gr1" draw:text-style-name="P1" draw:layer="layout" svg:width="0.019cm" svg:height="0.019cm" svg:x="14.202cm" svg:y="8.2cm" svg:viewBox="0 0 20 20" svg:d="M10 20c14 0 14-20 0-20-13 0-13 20 0 20z">
          <text:p/>
        </draw:path>
        <draw:path draw:style-name="gr1" draw:text-style-name="P1" draw:layer="layout" svg:width="0.019cm" svg:height="0.019cm" svg:x="14.702cm" svg:y="8.2cm" svg:viewBox="0 0 20 20" svg:d="M10 20c14 0 14-20 0-20-13 0-13 20 0 20z">
          <text:p/>
        </draw:path>
        <draw:path draw:style-name="gr1" draw:text-style-name="P1" draw:layer="layout" svg:width="0.019cm" svg:height="0.019cm" svg:x="15.202cm" svg:y="8.2cm" svg:viewBox="0 0 20 20" svg:d="M10 20c14 0 14-20 0-20-13 0-13 20 0 20z">
          <text:p/>
        </draw:path>
        <draw:path draw:style-name="gr1" draw:text-style-name="P1" draw:layer="layout" svg:width="0.019cm" svg:height="0.019cm" svg:x="15.702cm" svg:y="8.2cm" svg:viewBox="0 0 20 20" svg:d="M10 20c14 0 14-20 0-20-13 0-13 20 0 20z">
          <text:p/>
        </draw:path>
        <draw:path draw:style-name="gr1" draw:text-style-name="P1" draw:layer="layout" svg:width="0.019cm" svg:height="0.019cm" svg:x="16.202cm" svg:y="8.2cm" svg:viewBox="0 0 20 20" svg:d="M10 20c14 0 14-20 0-20-13 0-13 20 0 20z">
          <text:p/>
        </draw:path>
        <draw:path draw:style-name="gr1" draw:text-style-name="P1" draw:layer="layout" svg:width="0.019cm" svg:height="0.019cm" svg:x="0.702cm" svg:y="8.7cm" svg:viewBox="0 0 20 20" svg:d="M10 20c14 0 14-20 0-20-13 0-13 20 0 20z">
          <text:p/>
        </draw:path>
        <draw:path draw:style-name="gr1" draw:text-style-name="P1" draw:layer="layout" svg:width="0.019cm" svg:height="0.019cm" svg:x="1.202cm" svg:y="8.7cm" svg:viewBox="0 0 20 20" svg:d="M10 20c14 0 14-20 0-20-13 0-13 20 0 20z">
          <text:p/>
        </draw:path>
        <draw:path draw:style-name="gr1" draw:text-style-name="P1" draw:layer="layout" svg:width="0.019cm" svg:height="0.019cm" svg:x="1.702cm" svg:y="8.7cm" svg:viewBox="0 0 20 20" svg:d="M10 20c14 0 14-20 0-20-13 0-13 20 0 20z">
          <text:p/>
        </draw:path>
        <draw:path draw:style-name="gr1" draw:text-style-name="P1" draw:layer="layout" svg:width="0.019cm" svg:height="0.019cm" svg:x="2.202cm" svg:y="8.7cm" svg:viewBox="0 0 20 20" svg:d="M10 20c14 0 14-20 0-20-13 0-13 20 0 20z">
          <text:p/>
        </draw:path>
        <draw:path draw:style-name="gr1" draw:text-style-name="P1" draw:layer="layout" svg:width="0.019cm" svg:height="0.019cm" svg:x="2.702cm" svg:y="8.7cm" svg:viewBox="0 0 20 20" svg:d="M10 20c14 0 14-20 0-20-13 0-13 20 0 20z">
          <text:p/>
        </draw:path>
        <draw:path draw:style-name="gr1" draw:text-style-name="P1" draw:layer="layout" svg:width="0.019cm" svg:height="0.019cm" svg:x="3.202cm" svg:y="8.7cm" svg:viewBox="0 0 20 20" svg:d="M10 20c14 0 14-20 0-20-13 0-13 20 0 20z">
          <text:p/>
        </draw:path>
        <draw:path draw:style-name="gr1" draw:text-style-name="P1" draw:layer="layout" svg:width="0.019cm" svg:height="0.019cm" svg:x="3.702cm" svg:y="8.7cm" svg:viewBox="0 0 20 20" svg:d="M10 20c14 0 14-20 0-20-13 0-13 20 0 20z">
          <text:p/>
        </draw:path>
        <draw:path draw:style-name="gr1" draw:text-style-name="P1" draw:layer="layout" svg:width="0.019cm" svg:height="0.019cm" svg:x="4.202cm" svg:y="8.7cm" svg:viewBox="0 0 20 20" svg:d="M10 20c14 0 14-20 0-20-13 0-13 20 0 20z">
          <text:p/>
        </draw:path>
        <draw:path draw:style-name="gr1" draw:text-style-name="P1" draw:layer="layout" svg:width="0.019cm" svg:height="0.019cm" svg:x="4.702cm" svg:y="8.7cm" svg:viewBox="0 0 20 20" svg:d="M10 20c14 0 14-20 0-20-13 0-13 20 0 20z">
          <text:p/>
        </draw:path>
        <draw:path draw:style-name="gr1" draw:text-style-name="P1" draw:layer="layout" svg:width="0.019cm" svg:height="0.019cm" svg:x="5.202cm" svg:y="8.7cm" svg:viewBox="0 0 20 20" svg:d="M10 20c14 0 14-20 0-20-13 0-13 20 0 20z">
          <text:p/>
        </draw:path>
        <draw:path draw:style-name="gr1" draw:text-style-name="P1" draw:layer="layout" svg:width="0.019cm" svg:height="0.019cm" svg:x="5.702cm" svg:y="8.7cm" svg:viewBox="0 0 20 20" svg:d="M10 20c14 0 14-20 0-20-13 0-13 20 0 20z">
          <text:p/>
        </draw:path>
        <draw:path draw:style-name="gr1" draw:text-style-name="P1" draw:layer="layout" svg:width="0.019cm" svg:height="0.019cm" svg:x="6.202cm" svg:y="8.7cm" svg:viewBox="0 0 20 20" svg:d="M10 20c14 0 14-20 0-20-13 0-13 20 0 20z">
          <text:p/>
        </draw:path>
        <draw:path draw:style-name="gr1" draw:text-style-name="P1" draw:layer="layout" svg:width="0.019cm" svg:height="0.019cm" svg:x="6.702cm" svg:y="8.7cm" svg:viewBox="0 0 20 20" svg:d="M10 20c14 0 14-20 0-20-13 0-13 20 0 20z">
          <text:p/>
        </draw:path>
        <draw:path draw:style-name="gr1" draw:text-style-name="P1" draw:layer="layout" svg:width="0.019cm" svg:height="0.019cm" svg:x="7.202cm" svg:y="8.7cm" svg:viewBox="0 0 20 20" svg:d="M10 20c14 0 14-20 0-20-13 0-13 20 0 20z">
          <text:p/>
        </draw:path>
        <draw:path draw:style-name="gr1" draw:text-style-name="P1" draw:layer="layout" svg:width="0.019cm" svg:height="0.019cm" svg:x="7.702cm" svg:y="8.7cm" svg:viewBox="0 0 20 20" svg:d="M10 20c14 0 14-20 0-20-13 0-13 20 0 20z">
          <text:p/>
        </draw:path>
        <draw:path draw:style-name="gr1" draw:text-style-name="P1" draw:layer="layout" svg:width="0.019cm" svg:height="0.019cm" svg:x="8.202cm" svg:y="8.7cm" svg:viewBox="0 0 20 20" svg:d="M10 20c14 0 14-20 0-20-13 0-13 20 0 20z">
          <text:p/>
        </draw:path>
        <draw:path draw:style-name="gr1" draw:text-style-name="P1" draw:layer="layout" svg:width="0.019cm" svg:height="0.019cm" svg:x="8.703cm" svg:y="8.7cm" svg:viewBox="0 0 20 20" svg:d="M10 20c14 0 14-20 0-20-13 0-13 20 0 20z">
          <text:p/>
        </draw:path>
        <draw:path draw:style-name="gr1" draw:text-style-name="P1" draw:layer="layout" svg:width="0.019cm" svg:height="0.019cm" svg:x="9.203cm" svg:y="8.7cm" svg:viewBox="0 0 20 20" svg:d="M10 20c14 0 14-20 0-20-13 0-13 20 0 20z">
          <text:p/>
        </draw:path>
        <draw:path draw:style-name="gr1" draw:text-style-name="P1" draw:layer="layout" svg:width="0.019cm" svg:height="0.019cm" svg:x="9.703cm" svg:y="8.7cm" svg:viewBox="0 0 20 20" svg:d="M10 20c14 0 14-20 0-20-13 0-13 20 0 20z">
          <text:p/>
        </draw:path>
        <draw:path draw:style-name="gr1" draw:text-style-name="P1" draw:layer="layout" svg:width="0.019cm" svg:height="0.019cm" svg:x="10.203cm" svg:y="8.7cm" svg:viewBox="0 0 20 20" svg:d="M10 20c14 0 14-20 0-20-13 0-13 20 0 20z">
          <text:p/>
        </draw:path>
        <draw:path draw:style-name="gr1" draw:text-style-name="P1" draw:layer="layout" svg:width="0.019cm" svg:height="0.019cm" svg:x="10.703cm" svg:y="8.7cm" svg:viewBox="0 0 20 20" svg:d="M10 20c14 0 14-20 0-20-13 0-13 20 0 20z">
          <text:p/>
        </draw:path>
        <draw:path draw:style-name="gr1" draw:text-style-name="P1" draw:layer="layout" svg:width="0.019cm" svg:height="0.019cm" svg:x="11.203cm" svg:y="8.7cm" svg:viewBox="0 0 20 20" svg:d="M10 20c14 0 14-20 0-20-13 0-13 20 0 20z">
          <text:p/>
        </draw:path>
        <draw:path draw:style-name="gr1" draw:text-style-name="P1" draw:layer="layout" svg:width="0.019cm" svg:height="0.019cm" svg:x="11.703cm" svg:y="8.7cm" svg:viewBox="0 0 20 20" svg:d="M10 20c14 0 14-20 0-20-13 0-13 20 0 20z">
          <text:p/>
        </draw:path>
        <draw:path draw:style-name="gr1" draw:text-style-name="P1" draw:layer="layout" svg:width="0.019cm" svg:height="0.019cm" svg:x="12.203cm" svg:y="8.7cm" svg:viewBox="0 0 20 20" svg:d="M10 20c14 0 14-20 0-20-13 0-13 20 0 20z">
          <text:p/>
        </draw:path>
        <draw:path draw:style-name="gr1" draw:text-style-name="P1" draw:layer="layout" svg:width="0.019cm" svg:height="0.019cm" svg:x="12.703cm" svg:y="8.7cm" svg:viewBox="0 0 20 20" svg:d="M10 20c14 0 14-20 0-20-13 0-13 20 0 20z">
          <text:p/>
        </draw:path>
        <draw:path draw:style-name="gr1" draw:text-style-name="P1" draw:layer="layout" svg:width="0.019cm" svg:height="0.019cm" svg:x="13.203cm" svg:y="8.7cm" svg:viewBox="0 0 20 20" svg:d="M10 20c14 0 14-20 0-20-13 0-13 20 0 20z">
          <text:p/>
        </draw:path>
        <draw:path draw:style-name="gr1" draw:text-style-name="P1" draw:layer="layout" svg:width="0.019cm" svg:height="0.019cm" svg:x="13.703cm" svg:y="8.7cm" svg:viewBox="0 0 20 20" svg:d="M10 20c14 0 14-20 0-20-13 0-13 20 0 20z">
          <text:p/>
        </draw:path>
        <draw:path draw:style-name="gr1" draw:text-style-name="P1" draw:layer="layout" svg:width="0.019cm" svg:height="0.019cm" svg:x="14.203cm" svg:y="8.7cm" svg:viewBox="0 0 20 20" svg:d="M10 20c14 0 14-20 0-20-13 0-13 20 0 20z">
          <text:p/>
        </draw:path>
        <draw:path draw:style-name="gr1" draw:text-style-name="P1" draw:layer="layout" svg:width="0.019cm" svg:height="0.019cm" svg:x="14.703cm" svg:y="8.7cm" svg:viewBox="0 0 20 20" svg:d="M10 20c14 0 14-20 0-20-13 0-13 20 0 20z">
          <text:p/>
        </draw:path>
        <draw:path draw:style-name="gr1" draw:text-style-name="P1" draw:layer="layout" svg:width="0.019cm" svg:height="0.019cm" svg:x="15.203cm" svg:y="8.7cm" svg:viewBox="0 0 20 20" svg:d="M10 20c14 0 14-20 0-20-13 0-13 20 0 20z">
          <text:p/>
        </draw:path>
        <draw:path draw:style-name="gr1" draw:text-style-name="P1" draw:layer="layout" svg:width="0.019cm" svg:height="0.019cm" svg:x="15.703cm" svg:y="8.7cm" svg:viewBox="0 0 20 20" svg:d="M10 20c14 0 14-20 0-20-13 0-13 20 0 20z">
          <text:p/>
        </draw:path>
        <draw:path draw:style-name="gr1" draw:text-style-name="P1" draw:layer="layout" svg:width="0.019cm" svg:height="0.019cm" svg:x="16.203cm" svg:y="8.7cm" svg:viewBox="0 0 20 20" svg:d="M10 20c14 0 14-20 0-20-13 0-13 20 0 20z">
          <text:p/>
        </draw:path>
        <draw:path draw:style-name="gr1" draw:text-style-name="P1" draw:layer="layout" svg:width="0.019cm" svg:height="0.019cm" svg:x="16.702cm" svg:y="8.7cm" svg:viewBox="0 0 20 20" svg:d="M10 20c14 0 14-20 0-20-13 0-13 20 0 20z">
          <text:p/>
        </draw:path>
        <draw:path draw:style-name="gr1" draw:text-style-name="P1" draw:layer="layout" svg:width="0.019cm" svg:height="0.019cm" svg:x="17.202cm" svg:y="8.7cm" svg:viewBox="0 0 20 20" svg:d="M10 20c14 0 14-20 0-20-13 0-13 20 0 20z">
          <text:p/>
        </draw:path>
        <draw:path draw:style-name="gr1" draw:text-style-name="P1" draw:layer="layout" svg:width="0.019cm" svg:height="0.019cm" svg:x="17.702cm" svg:y="8.7cm" svg:viewBox="0 0 20 20" svg:d="M10 20c14 0 14-20 0-20-13 0-13 20 0 20z">
          <text:p/>
        </draw:path>
        <draw:path draw:style-name="gr1" draw:text-style-name="P1" draw:layer="layout" svg:width="0.019cm" svg:height="0.019cm" svg:x="18.202cm" svg:y="8.7cm" svg:viewBox="0 0 20 20" svg:d="M10 20c14 0 14-20 0-20-13 0-13 20 0 20z">
          <text:p/>
        </draw:path>
        <draw:path draw:style-name="gr1" draw:text-style-name="P1" draw:layer="layout" svg:width="0.019cm" svg:height="0.019cm" svg:x="18.702cm" svg:y="8.7cm" svg:viewBox="0 0 20 20" svg:d="M10 20c14 0 14-20 0-20-13 0-13 20 0 20z">
          <text:p/>
        </draw:path>
        <draw:path draw:style-name="gr1" draw:text-style-name="P1" draw:layer="layout" svg:width="0.019cm" svg:height="0.019cm" svg:x="19.202cm" svg:y="8.7cm" svg:viewBox="0 0 20 20" svg:d="M10 20c14 0 14-20 0-20-13 0-13 20 0 20z">
          <text:p/>
        </draw:path>
        <draw:path draw:style-name="gr1" draw:text-style-name="P1" draw:layer="layout" svg:width="0.019cm" svg:height="0.019cm" svg:x="19.702cm" svg:y="8.7cm" svg:viewBox="0 0 20 20" svg:d="M10 20c14 0 14-20 0-20-13 0-13 20 0 20z">
          <text:p/>
        </draw:path>
        <draw:path draw:style-name="gr1" draw:text-style-name="P1" draw:layer="layout" svg:width="0.019cm" svg:height="0.019cm" svg:x="20.202cm" svg:y="8.7cm" svg:viewBox="0 0 20 20" svg:d="M10 20c14 0 14-20 0-20-13 0-13 20 0 20z">
          <text:p/>
        </draw:path>
        <draw:path draw:style-name="gr1" draw:text-style-name="P1" draw:layer="layout" svg:width="0.019cm" svg:height="0.019cm" svg:x="20.702cm" svg:y="8.7cm" svg:viewBox="0 0 20 20" svg:d="M10 20c14 0 14-20 0-20-13 0-13 20 0 20z">
          <text:p/>
        </draw:path>
        <draw:path draw:style-name="gr1" draw:text-style-name="P1" draw:layer="layout" svg:width="0.019cm" svg:height="0.019cm" svg:x="21.202cm" svg:y="8.7cm" svg:viewBox="0 0 20 20" svg:d="M10 20c14 0 14-20 0-20-13 0-13 20 0 20z">
          <text:p/>
        </draw:path>
        <draw:path draw:style-name="gr1" draw:text-style-name="P1" draw:layer="layout" svg:width="0.019cm" svg:height="0.019cm" svg:x="21.702cm" svg:y="8.7cm" svg:viewBox="0 0 20 20" svg:d="M10 20c14 0 14-20 0-20-13 0-13 20 0 20z">
          <text:p/>
        </draw:path>
        <draw:path draw:style-name="gr1" draw:text-style-name="P1" draw:layer="layout" svg:width="0.019cm" svg:height="0.019cm" svg:x="22.202cm" svg:y="8.7cm" svg:viewBox="0 0 20 20" svg:d="M10 20c14 0 14-20 0-20-13 0-13 20 0 20z">
          <text:p/>
        </draw:path>
        <draw:path draw:style-name="gr1" draw:text-style-name="P1" draw:layer="layout" svg:width="0.019cm" svg:height="0.019cm" svg:x="22.702cm" svg:y="8.7cm" svg:viewBox="0 0 20 20" svg:d="M10 20c14 0 14-20 0-20-13 0-13 20 0 20z">
          <text:p/>
        </draw:path>
        <draw:path draw:style-name="gr1" draw:text-style-name="P1" draw:layer="layout" svg:width="0.019cm" svg:height="0.019cm" svg:x="23.202cm" svg:y="8.7cm" svg:viewBox="0 0 20 20" svg:d="M10 20c14 0 14-20 0-20-13 0-13 20 0 20z">
          <text:p/>
        </draw:path>
        <draw:path draw:style-name="gr1" draw:text-style-name="P1" draw:layer="layout" svg:width="0.019cm" svg:height="0.019cm" svg:x="23.702cm" svg:y="8.7cm" svg:viewBox="0 0 20 20" svg:d="M10 20c14 0 14-20 0-20-13 0-13 20 0 20z">
          <text:p/>
        </draw:path>
        <draw:path draw:style-name="gr1" draw:text-style-name="P1" draw:layer="layout" svg:width="0.019cm" svg:height="0.019cm" svg:x="24.202cm" svg:y="8.7cm" svg:viewBox="0 0 20 20" svg:d="M10 20c14 0 14-20 0-20-13 0-13 20 0 20z">
          <text:p/>
        </draw:path>
        <draw:path draw:style-name="gr1" draw:text-style-name="P1" draw:layer="layout" svg:width="0.019cm" svg:height="0.019cm" svg:x="24.703cm" svg:y="8.7cm" svg:viewBox="0 0 20 20" svg:d="M10 20c14 0 14-20 0-20-13 0-13 20 0 20z">
          <text:p/>
        </draw:path>
        <draw:path draw:style-name="gr1" draw:text-style-name="P1" draw:layer="layout" svg:width="0.019cm" svg:height="0.019cm" svg:x="25.203cm" svg:y="8.7cm" svg:viewBox="0 0 20 20" svg:d="M10 20c14 0 14-20 0-20-13 0-13 20 0 20z">
          <text:p/>
        </draw:path>
        <draw:path draw:style-name="gr1" draw:text-style-name="P1" draw:layer="layout" svg:width="0.019cm" svg:height="0.019cm" svg:x="25.703cm" svg:y="8.7cm" svg:viewBox="0 0 20 20" svg:d="M10 20c14 0 14-20 0-20-13 0-13 20 0 20z">
          <text:p/>
        </draw:path>
        <draw:path draw:style-name="gr1" draw:text-style-name="P1" draw:layer="layout" svg:width="0.019cm" svg:height="0.019cm" svg:x="26.203cm" svg:y="8.7cm" svg:viewBox="0 0 20 20" svg:d="M10 20c14 0 14-20 0-20-13 0-13 20 0 20z">
          <text:p/>
        </draw:path>
        <draw:path draw:style-name="gr1" draw:text-style-name="P1" draw:layer="layout" svg:width="0.019cm" svg:height="0.019cm" svg:x="26.703cm" svg:y="8.7cm" svg:viewBox="0 0 20 20" svg:d="M10 20c14 0 14-20 0-20-13 0-13 20 0 20z">
          <text:p/>
        </draw:path>
        <draw:path draw:style-name="gr1" draw:text-style-name="P1" draw:layer="layout" svg:width="0.019cm" svg:height="0.019cm" svg:x="27.203cm" svg:y="8.7cm" svg:viewBox="0 0 20 20" svg:d="M10 20c14 0 14-20 0-20-13 0-13 20 0 20z">
          <text:p/>
        </draw:path>
        <draw:path draw:style-name="gr1" draw:text-style-name="P1" draw:layer="layout" svg:width="0.019cm" svg:height="0.019cm" svg:x="0.702cm" svg:y="8.7cm" svg:viewBox="0 0 20 20" svg:d="M10 20c14 0 14-20 0-20-13 0-13 20 0 20z">
          <text:p/>
        </draw:path>
        <draw:path draw:style-name="gr1" draw:text-style-name="P1" draw:layer="layout" svg:width="0.019cm" svg:height="0.019cm" svg:x="1.202cm" svg:y="8.7cm" svg:viewBox="0 0 20 20" svg:d="M10 20c14 0 14-20 0-20-13 0-13 20 0 20z">
          <text:p/>
        </draw:path>
        <draw:path draw:style-name="gr1" draw:text-style-name="P1" draw:layer="layout" svg:width="0.019cm" svg:height="0.019cm" svg:x="1.702cm" svg:y="8.7cm" svg:viewBox="0 0 20 20" svg:d="M10 20c14 0 14-20 0-20-13 0-13 20 0 20z">
          <text:p/>
        </draw:path>
        <draw:path draw:style-name="gr1" draw:text-style-name="P1" draw:layer="layout" svg:width="0.019cm" svg:height="0.019cm" svg:x="2.202cm" svg:y="8.7cm" svg:viewBox="0 0 20 20" svg:d="M10 20c14 0 14-20 0-20-13 0-13 20 0 20z">
          <text:p/>
        </draw:path>
        <draw:path draw:style-name="gr1" draw:text-style-name="P1" draw:layer="layout" svg:width="0.019cm" svg:height="0.019cm" svg:x="2.702cm" svg:y="8.7cm" svg:viewBox="0 0 20 20" svg:d="M10 20c14 0 14-20 0-20-13 0-13 20 0 20z">
          <text:p/>
        </draw:path>
        <draw:path draw:style-name="gr1" draw:text-style-name="P1" draw:layer="layout" svg:width="0.019cm" svg:height="0.019cm" svg:x="3.202cm" svg:y="8.7cm" svg:viewBox="0 0 20 20" svg:d="M10 20c14 0 14-20 0-20-13 0-13 20 0 20z">
          <text:p/>
        </draw:path>
        <draw:path draw:style-name="gr1" draw:text-style-name="P1" draw:layer="layout" svg:width="0.019cm" svg:height="0.019cm" svg:x="3.702cm" svg:y="8.7cm" svg:viewBox="0 0 20 20" svg:d="M10 20c14 0 14-20 0-20-13 0-13 20 0 20z">
          <text:p/>
        </draw:path>
        <draw:path draw:style-name="gr1" draw:text-style-name="P1" draw:layer="layout" svg:width="0.019cm" svg:height="0.019cm" svg:x="4.202cm" svg:y="8.7cm" svg:viewBox="0 0 20 20" svg:d="M10 20c14 0 14-20 0-20-13 0-13 20 0 20z">
          <text:p/>
        </draw:path>
        <draw:path draw:style-name="gr1" draw:text-style-name="P1" draw:layer="layout" svg:width="0.019cm" svg:height="0.019cm" svg:x="4.702cm" svg:y="8.7cm" svg:viewBox="0 0 20 20" svg:d="M10 20c14 0 14-20 0-20-13 0-13 20 0 20z">
          <text:p/>
        </draw:path>
        <draw:path draw:style-name="gr1" draw:text-style-name="P1" draw:layer="layout" svg:width="0.019cm" svg:height="0.019cm" svg:x="5.202cm" svg:y="8.7cm" svg:viewBox="0 0 20 20" svg:d="M10 20c14 0 14-20 0-20-13 0-13 20 0 20z">
          <text:p/>
        </draw:path>
        <draw:path draw:style-name="gr1" draw:text-style-name="P1" draw:layer="layout" svg:width="0.019cm" svg:height="0.019cm" svg:x="5.702cm" svg:y="8.7cm" svg:viewBox="0 0 20 20" svg:d="M10 20c14 0 14-20 0-20-13 0-13 20 0 20z">
          <text:p/>
        </draw:path>
        <draw:path draw:style-name="gr1" draw:text-style-name="P1" draw:layer="layout" svg:width="0.019cm" svg:height="0.019cm" svg:x="6.202cm" svg:y="8.7cm" svg:viewBox="0 0 20 20" svg:d="M10 20c14 0 14-20 0-20-13 0-13 20 0 20z">
          <text:p/>
        </draw:path>
        <draw:path draw:style-name="gr1" draw:text-style-name="P1" draw:layer="layout" svg:width="0.019cm" svg:height="0.019cm" svg:x="6.702cm" svg:y="8.7cm" svg:viewBox="0 0 20 20" svg:d="M10 20c14 0 14-20 0-20-13 0-13 20 0 20z">
          <text:p/>
        </draw:path>
        <draw:path draw:style-name="gr1" draw:text-style-name="P1" draw:layer="layout" svg:width="0.019cm" svg:height="0.019cm" svg:x="7.202cm" svg:y="8.7cm" svg:viewBox="0 0 20 20" svg:d="M10 20c14 0 14-20 0-20-13 0-13 20 0 20z">
          <text:p/>
        </draw:path>
        <draw:path draw:style-name="gr1" draw:text-style-name="P1" draw:layer="layout" svg:width="0.019cm" svg:height="0.019cm" svg:x="7.702cm" svg:y="8.7cm" svg:viewBox="0 0 20 20" svg:d="M10 20c14 0 14-20 0-20-13 0-13 20 0 20z">
          <text:p/>
        </draw:path>
        <draw:path draw:style-name="gr1" draw:text-style-name="P1" draw:layer="layout" svg:width="0.019cm" svg:height="0.019cm" svg:x="8.202cm" svg:y="8.7cm" svg:viewBox="0 0 20 20" svg:d="M10 20c14 0 14-20 0-20-13 0-13 20 0 20z">
          <text:p/>
        </draw:path>
        <draw:path draw:style-name="gr1" draw:text-style-name="P1" draw:layer="layout" svg:width="0.019cm" svg:height="0.019cm" svg:x="8.703cm" svg:y="8.7cm" svg:viewBox="0 0 20 20" svg:d="M10 20c14 0 14-20 0-20-13 0-13 20 0 20z">
          <text:p/>
        </draw:path>
        <draw:path draw:style-name="gr1" draw:text-style-name="P1" draw:layer="layout" svg:width="0.019cm" svg:height="0.019cm" svg:x="9.203cm" svg:y="8.7cm" svg:viewBox="0 0 20 20" svg:d="M10 20c14 0 14-20 0-20-13 0-13 20 0 20z">
          <text:p/>
        </draw:path>
        <draw:path draw:style-name="gr1" draw:text-style-name="P1" draw:layer="layout" svg:width="0.019cm" svg:height="0.019cm" svg:x="9.703cm" svg:y="8.7cm" svg:viewBox="0 0 20 20" svg:d="M10 20c14 0 14-20 0-20-13 0-13 20 0 20z">
          <text:p/>
        </draw:path>
        <draw:path draw:style-name="gr1" draw:text-style-name="P1" draw:layer="layout" svg:width="0.019cm" svg:height="0.019cm" svg:x="10.203cm" svg:y="8.7cm" svg:viewBox="0 0 20 20" svg:d="M10 20c14 0 14-20 0-20-13 0-13 20 0 20z">
          <text:p/>
        </draw:path>
        <draw:path draw:style-name="gr1" draw:text-style-name="P1" draw:layer="layout" svg:width="0.019cm" svg:height="0.019cm" svg:x="10.703cm" svg:y="8.7cm" svg:viewBox="0 0 20 20" svg:d="M10 20c14 0 14-20 0-20-13 0-13 20 0 20z">
          <text:p/>
        </draw:path>
        <draw:path draw:style-name="gr1" draw:text-style-name="P1" draw:layer="layout" svg:width="0.019cm" svg:height="0.019cm" svg:x="11.203cm" svg:y="8.7cm" svg:viewBox="0 0 20 20" svg:d="M10 20c14 0 14-20 0-20-13 0-13 20 0 20z">
          <text:p/>
        </draw:path>
        <draw:path draw:style-name="gr1" draw:text-style-name="P1" draw:layer="layout" svg:width="0.019cm" svg:height="0.019cm" svg:x="11.703cm" svg:y="8.7cm" svg:viewBox="0 0 20 20" svg:d="M10 20c14 0 14-20 0-20-13 0-13 20 0 20z">
          <text:p/>
        </draw:path>
        <draw:path draw:style-name="gr1" draw:text-style-name="P1" draw:layer="layout" svg:width="0.019cm" svg:height="0.019cm" svg:x="12.203cm" svg:y="8.7cm" svg:viewBox="0 0 20 20" svg:d="M10 20c14 0 14-20 0-20-13 0-13 20 0 20z">
          <text:p/>
        </draw:path>
        <draw:path draw:style-name="gr1" draw:text-style-name="P1" draw:layer="layout" svg:width="0.019cm" svg:height="0.019cm" svg:x="12.703cm" svg:y="8.7cm" svg:viewBox="0 0 20 20" svg:d="M10 20c14 0 14-20 0-20-13 0-13 20 0 20z">
          <text:p/>
        </draw:path>
        <draw:path draw:style-name="gr1" draw:text-style-name="P1" draw:layer="layout" svg:width="0.019cm" svg:height="0.019cm" svg:x="13.203cm" svg:y="8.7cm" svg:viewBox="0 0 20 20" svg:d="M10 20c14 0 14-20 0-20-13 0-13 20 0 20z">
          <text:p/>
        </draw:path>
        <draw:path draw:style-name="gr1" draw:text-style-name="P1" draw:layer="layout" svg:width="0.019cm" svg:height="0.019cm" svg:x="13.703cm" svg:y="8.7cm" svg:viewBox="0 0 20 20" svg:d="M10 20c14 0 14-20 0-20-13 0-13 20 0 20z">
          <text:p/>
        </draw:path>
        <draw:path draw:style-name="gr1" draw:text-style-name="P1" draw:layer="layout" svg:width="0.019cm" svg:height="0.019cm" svg:x="14.203cm" svg:y="8.7cm" svg:viewBox="0 0 20 20" svg:d="M10 20c14 0 14-20 0-20-13 0-13 20 0 20z">
          <text:p/>
        </draw:path>
        <draw:path draw:style-name="gr1" draw:text-style-name="P1" draw:layer="layout" svg:width="0.019cm" svg:height="0.019cm" svg:x="14.703cm" svg:y="8.7cm" svg:viewBox="0 0 20 20" svg:d="M10 20c14 0 14-20 0-20-13 0-13 20 0 20z">
          <text:p/>
        </draw:path>
        <draw:path draw:style-name="gr1" draw:text-style-name="P1" draw:layer="layout" svg:width="0.019cm" svg:height="0.019cm" svg:x="15.203cm" svg:y="8.7cm" svg:viewBox="0 0 20 20" svg:d="M10 20c14 0 14-20 0-20-13 0-13 20 0 20z">
          <text:p/>
        </draw:path>
        <draw:path draw:style-name="gr1" draw:text-style-name="P1" draw:layer="layout" svg:width="0.019cm" svg:height="0.019cm" svg:x="15.703cm" svg:y="8.7cm" svg:viewBox="0 0 20 20" svg:d="M10 20c14 0 14-20 0-20-13 0-13 20 0 20z">
          <text:p/>
        </draw:path>
        <draw:path draw:style-name="gr1" draw:text-style-name="P1" draw:layer="layout" svg:width="0.019cm" svg:height="0.019cm" svg:x="16.203cm" svg:y="8.7cm" svg:viewBox="0 0 20 20" svg:d="M10 20c14 0 14-20 0-20-13 0-13 20 0 20z">
          <text:p/>
        </draw:path>
        <draw:path draw:style-name="gr1" draw:text-style-name="P1" draw:layer="layout" svg:width="0.019cm" svg:height="0.019cm" svg:x="0.702cm" svg:y="9.2cm" svg:viewBox="0 0 20 20" svg:d="M10 20c14 0 14-20 0-20-13 0-13 20 0 20z">
          <text:p/>
        </draw:path>
        <draw:path draw:style-name="gr1" draw:text-style-name="P1" draw:layer="layout" svg:width="0.019cm" svg:height="0.019cm" svg:x="1.202cm" svg:y="9.2cm" svg:viewBox="0 0 20 20" svg:d="M10 20c14 0 14-20 0-20-13 0-13 20 0 20z">
          <text:p/>
        </draw:path>
        <draw:path draw:style-name="gr1" draw:text-style-name="P1" draw:layer="layout" svg:width="0.019cm" svg:height="0.019cm" svg:x="1.702cm" svg:y="9.2cm" svg:viewBox="0 0 20 20" svg:d="M10 20c14 0 14-20 0-20-13 0-13 20 0 20z">
          <text:p/>
        </draw:path>
        <draw:path draw:style-name="gr1" draw:text-style-name="P1" draw:layer="layout" svg:width="0.019cm" svg:height="0.019cm" svg:x="2.202cm" svg:y="9.2cm" svg:viewBox="0 0 20 20" svg:d="M10 20c14 0 14-20 0-20-13 0-13 20 0 20z">
          <text:p/>
        </draw:path>
        <draw:path draw:style-name="gr1" draw:text-style-name="P1" draw:layer="layout" svg:width="0.019cm" svg:height="0.019cm" svg:x="2.702cm" svg:y="9.2cm" svg:viewBox="0 0 20 20" svg:d="M10 20c14 0 14-20 0-20-13 0-13 20 0 20z">
          <text:p/>
        </draw:path>
        <draw:path draw:style-name="gr1" draw:text-style-name="P1" draw:layer="layout" svg:width="0.019cm" svg:height="0.019cm" svg:x="3.202cm" svg:y="9.2cm" svg:viewBox="0 0 20 20" svg:d="M10 20c14 0 14-20 0-20-13 0-13 20 0 20z">
          <text:p/>
        </draw:path>
        <draw:path draw:style-name="gr1" draw:text-style-name="P1" draw:layer="layout" svg:width="0.019cm" svg:height="0.019cm" svg:x="3.702cm" svg:y="9.2cm" svg:viewBox="0 0 20 20" svg:d="M10 20c14 0 14-20 0-20-13 0-13 20 0 20z">
          <text:p/>
        </draw:path>
        <draw:path draw:style-name="gr1" draw:text-style-name="P1" draw:layer="layout" svg:width="0.019cm" svg:height="0.019cm" svg:x="4.202cm" svg:y="9.2cm" svg:viewBox="0 0 20 20" svg:d="M10 20c14 0 14-20 0-20-13 0-13 20 0 20z">
          <text:p/>
        </draw:path>
        <draw:path draw:style-name="gr1" draw:text-style-name="P1" draw:layer="layout" svg:width="0.019cm" svg:height="0.019cm" svg:x="4.702cm" svg:y="9.2cm" svg:viewBox="0 0 20 20" svg:d="M10 20c14 0 14-20 0-20-13 0-13 20 0 20z">
          <text:p/>
        </draw:path>
        <draw:path draw:style-name="gr1" draw:text-style-name="P1" draw:layer="layout" svg:width="0.019cm" svg:height="0.019cm" svg:x="5.202cm" svg:y="9.2cm" svg:viewBox="0 0 20 20" svg:d="M10 20c14 0 14-20 0-20-13 0-13 20 0 20z">
          <text:p/>
        </draw:path>
        <draw:path draw:style-name="gr1" draw:text-style-name="P1" draw:layer="layout" svg:width="0.019cm" svg:height="0.019cm" svg:x="5.702cm" svg:y="9.2cm" svg:viewBox="0 0 20 20" svg:d="M10 20c14 0 14-20 0-20-13 0-13 20 0 20z">
          <text:p/>
        </draw:path>
        <draw:path draw:style-name="gr1" draw:text-style-name="P1" draw:layer="layout" svg:width="0.019cm" svg:height="0.019cm" svg:x="6.202cm" svg:y="9.2cm" svg:viewBox="0 0 20 20" svg:d="M10 20c14 0 14-20 0-20-13 0-13 20 0 20z">
          <text:p/>
        </draw:path>
        <draw:path draw:style-name="gr1" draw:text-style-name="P1" draw:layer="layout" svg:width="0.019cm" svg:height="0.019cm" svg:x="6.702cm" svg:y="9.2cm" svg:viewBox="0 0 20 20" svg:d="M10 20c14 0 14-20 0-20-13 0-13 20 0 20z">
          <text:p/>
        </draw:path>
        <draw:path draw:style-name="gr1" draw:text-style-name="P1" draw:layer="layout" svg:width="0.019cm" svg:height="0.019cm" svg:x="7.202cm" svg:y="9.2cm" svg:viewBox="0 0 20 20" svg:d="M10 20c14 0 14-20 0-20-13 0-13 20 0 20z">
          <text:p/>
        </draw:path>
        <draw:path draw:style-name="gr1" draw:text-style-name="P1" draw:layer="layout" svg:width="0.019cm" svg:height="0.019cm" svg:x="7.702cm" svg:y="9.2cm" svg:viewBox="0 0 20 20" svg:d="M10 20c14 0 14-20 0-20-13 0-13 20 0 20z">
          <text:p/>
        </draw:path>
        <draw:path draw:style-name="gr1" draw:text-style-name="P1" draw:layer="layout" svg:width="0.019cm" svg:height="0.019cm" svg:x="8.202cm" svg:y="9.2cm" svg:viewBox="0 0 20 20" svg:d="M10 20c14 0 14-20 0-20-13 0-13 20 0 20z">
          <text:p/>
        </draw:path>
        <draw:path draw:style-name="gr1" draw:text-style-name="P1" draw:layer="layout" svg:width="0.019cm" svg:height="0.019cm" svg:x="8.703cm" svg:y="9.2cm" svg:viewBox="0 0 20 20" svg:d="M10 20c14 0 14-20 0-20-13 0-13 20 0 20z">
          <text:p/>
        </draw:path>
        <draw:path draw:style-name="gr1" draw:text-style-name="P1" draw:layer="layout" svg:width="0.019cm" svg:height="0.019cm" svg:x="9.203cm" svg:y="9.2cm" svg:viewBox="0 0 20 20" svg:d="M10 20c14 0 14-20 0-20-13 0-13 20 0 20z">
          <text:p/>
        </draw:path>
        <draw:path draw:style-name="gr1" draw:text-style-name="P1" draw:layer="layout" svg:width="0.019cm" svg:height="0.019cm" svg:x="9.703cm" svg:y="9.2cm" svg:viewBox="0 0 20 20" svg:d="M10 20c14 0 14-20 0-20-13 0-13 20 0 20z">
          <text:p/>
        </draw:path>
        <draw:path draw:style-name="gr1" draw:text-style-name="P1" draw:layer="layout" svg:width="0.019cm" svg:height="0.019cm" svg:x="10.203cm" svg:y="9.2cm" svg:viewBox="0 0 20 20" svg:d="M10 20c14 0 14-20 0-20-13 0-13 20 0 20z">
          <text:p/>
        </draw:path>
        <draw:path draw:style-name="gr1" draw:text-style-name="P1" draw:layer="layout" svg:width="0.019cm" svg:height="0.019cm" svg:x="10.703cm" svg:y="9.2cm" svg:viewBox="0 0 20 20" svg:d="M10 20c14 0 14-20 0-20-13 0-13 20 0 20z">
          <text:p/>
        </draw:path>
        <draw:path draw:style-name="gr1" draw:text-style-name="P1" draw:layer="layout" svg:width="0.019cm" svg:height="0.019cm" svg:x="11.203cm" svg:y="9.2cm" svg:viewBox="0 0 20 20" svg:d="M10 20c14 0 14-20 0-20-13 0-13 20 0 20z">
          <text:p/>
        </draw:path>
        <draw:path draw:style-name="gr1" draw:text-style-name="P1" draw:layer="layout" svg:width="0.019cm" svg:height="0.019cm" svg:x="11.703cm" svg:y="9.2cm" svg:viewBox="0 0 20 20" svg:d="M10 20c14 0 14-20 0-20-13 0-13 20 0 20z">
          <text:p/>
        </draw:path>
        <draw:path draw:style-name="gr1" draw:text-style-name="P1" draw:layer="layout" svg:width="0.019cm" svg:height="0.019cm" svg:x="12.203cm" svg:y="9.2cm" svg:viewBox="0 0 20 20" svg:d="M10 20c14 0 14-20 0-20-13 0-13 20 0 20z">
          <text:p/>
        </draw:path>
        <draw:path draw:style-name="gr1" draw:text-style-name="P1" draw:layer="layout" svg:width="0.019cm" svg:height="0.019cm" svg:x="12.703cm" svg:y="9.2cm" svg:viewBox="0 0 20 20" svg:d="M10 20c14 0 14-20 0-20-13 0-13 20 0 20z">
          <text:p/>
        </draw:path>
        <draw:path draw:style-name="gr1" draw:text-style-name="P1" draw:layer="layout" svg:width="0.019cm" svg:height="0.019cm" svg:x="14.703cm" svg:y="9.2cm" svg:viewBox="0 0 20 20" svg:d="M10 20c14 0 14-20 0-20-13 0-13 20 0 20z">
          <text:p/>
        </draw:path>
        <draw:path draw:style-name="gr1" draw:text-style-name="P1" draw:layer="layout" svg:width="0.019cm" svg:height="0.019cm" svg:x="15.203cm" svg:y="9.2cm" svg:viewBox="0 0 20 20" svg:d="M10 20c14 0 14-20 0-20-13 0-13 20 0 20z">
          <text:p/>
        </draw:path>
        <draw:path draw:style-name="gr1" draw:text-style-name="P1" draw:layer="layout" svg:width="0.019cm" svg:height="0.019cm" svg:x="15.703cm" svg:y="9.2cm" svg:viewBox="0 0 20 20" svg:d="M10 20c14 0 14-20 0-20-13 0-13 20 0 20z">
          <text:p/>
        </draw:path>
        <draw:path draw:style-name="gr1" draw:text-style-name="P1" draw:layer="layout" svg:width="0.019cm" svg:height="0.019cm" svg:x="16.203cm" svg:y="9.2cm" svg:viewBox="0 0 20 20" svg:d="M10 20c14 0 14-20 0-20-13 0-13 20 0 20z">
          <text:p/>
        </draw:path>
        <draw:path draw:style-name="gr1" draw:text-style-name="P1" draw:layer="layout" svg:width="0.019cm" svg:height="0.019cm" svg:x="16.702cm" svg:y="9.2cm" svg:viewBox="0 0 20 20" svg:d="M10 20c14 0 14-20 0-20-13 0-13 20 0 20z">
          <text:p/>
        </draw:path>
        <draw:path draw:style-name="gr1" draw:text-style-name="P1" draw:layer="layout" svg:width="0.019cm" svg:height="0.019cm" svg:x="17.202cm" svg:y="9.2cm" svg:viewBox="0 0 20 20" svg:d="M10 20c14 0 14-20 0-20-13 0-13 20 0 20z">
          <text:p/>
        </draw:path>
        <draw:path draw:style-name="gr1" draw:text-style-name="P1" draw:layer="layout" svg:width="0.019cm" svg:height="0.019cm" svg:x="17.702cm" svg:y="9.2cm" svg:viewBox="0 0 20 20" svg:d="M10 20c14 0 14-20 0-20-13 0-13 20 0 20z">
          <text:p/>
        </draw:path>
        <draw:path draw:style-name="gr1" draw:text-style-name="P1" draw:layer="layout" svg:width="0.019cm" svg:height="0.019cm" svg:x="18.202cm" svg:y="9.2cm" svg:viewBox="0 0 20 20" svg:d="M10 20c14 0 14-20 0-20-13 0-13 20 0 20z">
          <text:p/>
        </draw:path>
        <draw:path draw:style-name="gr1" draw:text-style-name="P1" draw:layer="layout" svg:width="0.019cm" svg:height="0.019cm" svg:x="18.702cm" svg:y="9.2cm" svg:viewBox="0 0 20 20" svg:d="M10 20c14 0 14-20 0-20-13 0-13 20 0 20z">
          <text:p/>
        </draw:path>
        <draw:path draw:style-name="gr1" draw:text-style-name="P1" draw:layer="layout" svg:width="0.019cm" svg:height="0.019cm" svg:x="19.202cm" svg:y="9.2cm" svg:viewBox="0 0 20 20" svg:d="M10 20c14 0 14-20 0-20-13 0-13 20 0 20z">
          <text:p/>
        </draw:path>
        <draw:path draw:style-name="gr1" draw:text-style-name="P1" draw:layer="layout" svg:width="0.019cm" svg:height="0.019cm" svg:x="19.702cm" svg:y="9.2cm" svg:viewBox="0 0 20 20" svg:d="M10 20c14 0 14-20 0-20-13 0-13 20 0 20z">
          <text:p/>
        </draw:path>
        <draw:path draw:style-name="gr1" draw:text-style-name="P1" draw:layer="layout" svg:width="0.019cm" svg:height="0.019cm" svg:x="20.202cm" svg:y="9.2cm" svg:viewBox="0 0 20 20" svg:d="M10 20c14 0 14-20 0-20-13 0-13 20 0 20z">
          <text:p/>
        </draw:path>
        <draw:path draw:style-name="gr1" draw:text-style-name="P1" draw:layer="layout" svg:width="0.019cm" svg:height="0.019cm" svg:x="20.702cm" svg:y="9.2cm" svg:viewBox="0 0 20 20" svg:d="M10 20c14 0 14-20 0-20-13 0-13 20 0 20z">
          <text:p/>
        </draw:path>
        <draw:path draw:style-name="gr1" draw:text-style-name="P1" draw:layer="layout" svg:width="0.019cm" svg:height="0.019cm" svg:x="21.202cm" svg:y="9.2cm" svg:viewBox="0 0 20 20" svg:d="M10 20c14 0 14-20 0-20-13 0-13 20 0 20z">
          <text:p/>
        </draw:path>
        <draw:path draw:style-name="gr1" draw:text-style-name="P1" draw:layer="layout" svg:width="0.019cm" svg:height="0.019cm" svg:x="21.702cm" svg:y="9.2cm" svg:viewBox="0 0 20 20" svg:d="M10 20c14 0 14-20 0-20-13 0-13 20 0 20z">
          <text:p/>
        </draw:path>
        <draw:path draw:style-name="gr1" draw:text-style-name="P1" draw:layer="layout" svg:width="0.019cm" svg:height="0.019cm" svg:x="22.202cm" svg:y="9.2cm" svg:viewBox="0 0 20 20" svg:d="M10 20c14 0 14-20 0-20-13 0-13 20 0 20z">
          <text:p/>
        </draw:path>
        <draw:path draw:style-name="gr1" draw:text-style-name="P1" draw:layer="layout" svg:width="0.019cm" svg:height="0.019cm" svg:x="22.702cm" svg:y="9.2cm" svg:viewBox="0 0 20 20" svg:d="M10 20c14 0 14-20 0-20-13 0-13 20 0 20z">
          <text:p/>
        </draw:path>
        <draw:path draw:style-name="gr1" draw:text-style-name="P1" draw:layer="layout" svg:width="0.019cm" svg:height="0.019cm" svg:x="23.202cm" svg:y="9.2cm" svg:viewBox="0 0 20 20" svg:d="M10 20c14 0 14-20 0-20-13 0-13 20 0 20z">
          <text:p/>
        </draw:path>
        <draw:path draw:style-name="gr1" draw:text-style-name="P1" draw:layer="layout" svg:width="0.019cm" svg:height="0.019cm" svg:x="23.702cm" svg:y="9.2cm" svg:viewBox="0 0 20 20" svg:d="M10 20c14 0 14-20 0-20-13 0-13 20 0 20z">
          <text:p/>
        </draw:path>
        <draw:path draw:style-name="gr1" draw:text-style-name="P1" draw:layer="layout" svg:width="0.019cm" svg:height="0.019cm" svg:x="24.202cm" svg:y="9.2cm" svg:viewBox="0 0 20 20" svg:d="M10 20c14 0 14-20 0-20-13 0-13 20 0 20z">
          <text:p/>
        </draw:path>
        <draw:path draw:style-name="gr1" draw:text-style-name="P1" draw:layer="layout" svg:width="0.019cm" svg:height="0.019cm" svg:x="24.703cm" svg:y="9.2cm" svg:viewBox="0 0 20 20" svg:d="M10 20c14 0 14-20 0-20-13 0-13 20 0 20z">
          <text:p/>
        </draw:path>
        <draw:path draw:style-name="gr1" draw:text-style-name="P1" draw:layer="layout" svg:width="0.019cm" svg:height="0.019cm" svg:x="25.203cm" svg:y="9.2cm" svg:viewBox="0 0 20 20" svg:d="M10 20c14 0 14-20 0-20-13 0-13 20 0 20z">
          <text:p/>
        </draw:path>
        <draw:path draw:style-name="gr1" draw:text-style-name="P1" draw:layer="layout" svg:width="0.019cm" svg:height="0.019cm" svg:x="25.703cm" svg:y="9.2cm" svg:viewBox="0 0 20 20" svg:d="M10 20c14 0 14-20 0-20-13 0-13 20 0 20z">
          <text:p/>
        </draw:path>
        <draw:path draw:style-name="gr1" draw:text-style-name="P1" draw:layer="layout" svg:width="0.019cm" svg:height="0.019cm" svg:x="26.203cm" svg:y="9.2cm" svg:viewBox="0 0 20 20" svg:d="M10 20c14 0 14-20 0-20-13 0-13 20 0 20z">
          <text:p/>
        </draw:path>
        <draw:path draw:style-name="gr1" draw:text-style-name="P1" draw:layer="layout" svg:width="0.019cm" svg:height="0.019cm" svg:x="26.703cm" svg:y="9.2cm" svg:viewBox="0 0 20 20" svg:d="M10 20c14 0 14-20 0-20-13 0-13 20 0 20z">
          <text:p/>
        </draw:path>
        <draw:path draw:style-name="gr1" draw:text-style-name="P1" draw:layer="layout" svg:width="0.019cm" svg:height="0.019cm" svg:x="27.203cm" svg:y="9.2cm" svg:viewBox="0 0 20 20" svg:d="M10 20c14 0 14-20 0-20-13 0-13 20 0 20z">
          <text:p/>
        </draw:path>
        <draw:path draw:style-name="gr1" draw:text-style-name="P1" draw:layer="layout" svg:width="0.019cm" svg:height="0.019cm" svg:x="0.702cm" svg:y="9.2cm" svg:viewBox="0 0 20 20" svg:d="M10 20c14 0 14-20 0-20-13 0-13 20 0 20z">
          <text:p/>
        </draw:path>
        <draw:path draw:style-name="gr1" draw:text-style-name="P1" draw:layer="layout" svg:width="0.019cm" svg:height="0.019cm" svg:x="1.202cm" svg:y="9.2cm" svg:viewBox="0 0 20 20" svg:d="M10 20c14 0 14-20 0-20-13 0-13 20 0 20z">
          <text:p/>
        </draw:path>
        <draw:path draw:style-name="gr1" draw:text-style-name="P1" draw:layer="layout" svg:width="0.019cm" svg:height="0.019cm" svg:x="1.702cm" svg:y="9.2cm" svg:viewBox="0 0 20 20" svg:d="M10 20c14 0 14-20 0-20-13 0-13 20 0 20z">
          <text:p/>
        </draw:path>
        <draw:path draw:style-name="gr1" draw:text-style-name="P1" draw:layer="layout" svg:width="0.019cm" svg:height="0.019cm" svg:x="2.202cm" svg:y="9.2cm" svg:viewBox="0 0 20 20" svg:d="M10 20c14 0 14-20 0-20-13 0-13 20 0 20z">
          <text:p/>
        </draw:path>
        <draw:path draw:style-name="gr1" draw:text-style-name="P1" draw:layer="layout" svg:width="0.019cm" svg:height="0.019cm" svg:x="2.702cm" svg:y="9.2cm" svg:viewBox="0 0 20 20" svg:d="M10 20c14 0 14-20 0-20-13 0-13 20 0 20z">
          <text:p/>
        </draw:path>
        <draw:path draw:style-name="gr1" draw:text-style-name="P1" draw:layer="layout" svg:width="0.019cm" svg:height="0.019cm" svg:x="3.202cm" svg:y="9.2cm" svg:viewBox="0 0 20 20" svg:d="M10 20c14 0 14-20 0-20-13 0-13 20 0 20z">
          <text:p/>
        </draw:path>
        <draw:path draw:style-name="gr1" draw:text-style-name="P1" draw:layer="layout" svg:width="0.019cm" svg:height="0.019cm" svg:x="3.702cm" svg:y="9.2cm" svg:viewBox="0 0 20 20" svg:d="M10 20c14 0 14-20 0-20-13 0-13 20 0 20z">
          <text:p/>
        </draw:path>
        <draw:path draw:style-name="gr1" draw:text-style-name="P1" draw:layer="layout" svg:width="0.019cm" svg:height="0.019cm" svg:x="4.202cm" svg:y="9.2cm" svg:viewBox="0 0 20 20" svg:d="M10 20c14 0 14-20 0-20-13 0-13 20 0 20z">
          <text:p/>
        </draw:path>
        <draw:path draw:style-name="gr1" draw:text-style-name="P1" draw:layer="layout" svg:width="0.019cm" svg:height="0.019cm" svg:x="4.702cm" svg:y="9.2cm" svg:viewBox="0 0 20 20" svg:d="M10 20c14 0 14-20 0-20-13 0-13 20 0 20z">
          <text:p/>
        </draw:path>
        <draw:path draw:style-name="gr1" draw:text-style-name="P1" draw:layer="layout" svg:width="0.019cm" svg:height="0.019cm" svg:x="5.202cm" svg:y="9.2cm" svg:viewBox="0 0 20 20" svg:d="M10 20c14 0 14-20 0-20-13 0-13 20 0 20z">
          <text:p/>
        </draw:path>
        <draw:path draw:style-name="gr1" draw:text-style-name="P1" draw:layer="layout" svg:width="0.019cm" svg:height="0.019cm" svg:x="5.702cm" svg:y="9.2cm" svg:viewBox="0 0 20 20" svg:d="M10 20c14 0 14-20 0-20-13 0-13 20 0 20z">
          <text:p/>
        </draw:path>
        <draw:path draw:style-name="gr1" draw:text-style-name="P1" draw:layer="layout" svg:width="0.019cm" svg:height="0.019cm" svg:x="6.202cm" svg:y="9.2cm" svg:viewBox="0 0 20 20" svg:d="M10 20c14 0 14-20 0-20-13 0-13 20 0 20z">
          <text:p/>
        </draw:path>
        <draw:path draw:style-name="gr1" draw:text-style-name="P1" draw:layer="layout" svg:width="0.019cm" svg:height="0.019cm" svg:x="6.702cm" svg:y="9.2cm" svg:viewBox="0 0 20 20" svg:d="M10 20c14 0 14-20 0-20-13 0-13 20 0 20z">
          <text:p/>
        </draw:path>
        <draw:path draw:style-name="gr1" draw:text-style-name="P1" draw:layer="layout" svg:width="0.019cm" svg:height="0.019cm" svg:x="7.202cm" svg:y="9.2cm" svg:viewBox="0 0 20 20" svg:d="M10 20c14 0 14-20 0-20-13 0-13 20 0 20z">
          <text:p/>
        </draw:path>
        <draw:path draw:style-name="gr1" draw:text-style-name="P1" draw:layer="layout" svg:width="0.019cm" svg:height="0.019cm" svg:x="7.702cm" svg:y="9.2cm" svg:viewBox="0 0 20 20" svg:d="M10 20c14 0 14-20 0-20-13 0-13 20 0 20z">
          <text:p/>
        </draw:path>
        <draw:path draw:style-name="gr1" draw:text-style-name="P1" draw:layer="layout" svg:width="0.019cm" svg:height="0.019cm" svg:x="8.202cm" svg:y="9.2cm" svg:viewBox="0 0 20 20" svg:d="M10 20c14 0 14-20 0-20-13 0-13 20 0 20z">
          <text:p/>
        </draw:path>
        <draw:path draw:style-name="gr1" draw:text-style-name="P1" draw:layer="layout" svg:width="0.019cm" svg:height="0.019cm" svg:x="8.703cm" svg:y="9.2cm" svg:viewBox="0 0 20 20" svg:d="M10 20c14 0 14-20 0-20-13 0-13 20 0 20z">
          <text:p/>
        </draw:path>
        <draw:path draw:style-name="gr1" draw:text-style-name="P1" draw:layer="layout" svg:width="0.019cm" svg:height="0.019cm" svg:x="9.203cm" svg:y="9.2cm" svg:viewBox="0 0 20 20" svg:d="M10 20c14 0 14-20 0-20-13 0-13 20 0 20z">
          <text:p/>
        </draw:path>
        <draw:path draw:style-name="gr1" draw:text-style-name="P1" draw:layer="layout" svg:width="0.019cm" svg:height="0.019cm" svg:x="9.703cm" svg:y="9.2cm" svg:viewBox="0 0 20 20" svg:d="M10 20c14 0 14-20 0-20-13 0-13 20 0 20z">
          <text:p/>
        </draw:path>
        <draw:path draw:style-name="gr1" draw:text-style-name="P1" draw:layer="layout" svg:width="0.019cm" svg:height="0.019cm" svg:x="10.203cm" svg:y="9.2cm" svg:viewBox="0 0 20 20" svg:d="M10 20c14 0 14-20 0-20-13 0-13 20 0 20z">
          <text:p/>
        </draw:path>
        <draw:path draw:style-name="gr1" draw:text-style-name="P1" draw:layer="layout" svg:width="0.019cm" svg:height="0.019cm" svg:x="10.703cm" svg:y="9.2cm" svg:viewBox="0 0 20 20" svg:d="M10 20c14 0 14-20 0-20-13 0-13 20 0 20z">
          <text:p/>
        </draw:path>
        <draw:path draw:style-name="gr1" draw:text-style-name="P1" draw:layer="layout" svg:width="0.019cm" svg:height="0.019cm" svg:x="11.203cm" svg:y="9.2cm" svg:viewBox="0 0 20 20" svg:d="M10 20c14 0 14-20 0-20-13 0-13 20 0 20z">
          <text:p/>
        </draw:path>
        <draw:path draw:style-name="gr1" draw:text-style-name="P1" draw:layer="layout" svg:width="0.019cm" svg:height="0.019cm" svg:x="11.703cm" svg:y="9.2cm" svg:viewBox="0 0 20 20" svg:d="M10 20c14 0 14-20 0-20-13 0-13 20 0 20z">
          <text:p/>
        </draw:path>
        <draw:path draw:style-name="gr1" draw:text-style-name="P1" draw:layer="layout" svg:width="0.019cm" svg:height="0.019cm" svg:x="12.203cm" svg:y="9.2cm" svg:viewBox="0 0 20 20" svg:d="M10 20c14 0 14-20 0-20-13 0-13 20 0 20z">
          <text:p/>
        </draw:path>
        <draw:path draw:style-name="gr1" draw:text-style-name="P1" draw:layer="layout" svg:width="0.019cm" svg:height="0.019cm" svg:x="12.703cm" svg:y="9.2cm" svg:viewBox="0 0 20 20" svg:d="M10 20c14 0 14-20 0-20-13 0-13 20 0 20z">
          <text:p/>
        </draw:path>
        <draw:path draw:style-name="gr1" draw:text-style-name="P1" draw:layer="layout" svg:width="0.019cm" svg:height="0.019cm" svg:x="14.703cm" svg:y="9.2cm" svg:viewBox="0 0 20 20" svg:d="M10 20c14 0 14-20 0-20-13 0-13 20 0 20z">
          <text:p/>
        </draw:path>
        <draw:path draw:style-name="gr1" draw:text-style-name="P1" draw:layer="layout" svg:width="0.019cm" svg:height="0.019cm" svg:x="15.203cm" svg:y="9.2cm" svg:viewBox="0 0 20 20" svg:d="M10 20c14 0 14-20 0-20-13 0-13 20 0 20z">
          <text:p/>
        </draw:path>
        <draw:path draw:style-name="gr1" draw:text-style-name="P1" draw:layer="layout" svg:width="0.019cm" svg:height="0.019cm" svg:x="15.703cm" svg:y="9.2cm" svg:viewBox="0 0 20 20" svg:d="M10 20c14 0 14-20 0-20-13 0-13 20 0 20z">
          <text:p/>
        </draw:path>
        <draw:path draw:style-name="gr1" draw:text-style-name="P1" draw:layer="layout" svg:width="0.019cm" svg:height="0.019cm" svg:x="16.203cm" svg:y="9.2cm" svg:viewBox="0 0 20 20" svg:d="M10 20c14 0 14-20 0-20-13 0-13 20 0 20z">
          <text:p/>
        </draw:path>
        <draw:path draw:style-name="gr1" draw:text-style-name="P1" draw:layer="layout" svg:width="0.019cm" svg:height="0.019cm" svg:x="0.703cm" svg:y="9.7cm" svg:viewBox="0 0 20 20" svg:d="M10 20c14 0 14-20 0-20-13 0-13 20 0 20z">
          <text:p/>
        </draw:path>
        <draw:path draw:style-name="gr1" draw:text-style-name="P1" draw:layer="layout" svg:width="0.019cm" svg:height="0.019cm" svg:x="1.203cm" svg:y="9.7cm" svg:viewBox="0 0 20 20" svg:d="M10 20c14 0 14-20 0-20-13 0-13 20 0 20z">
          <text:p/>
        </draw:path>
        <draw:path draw:style-name="gr1" draw:text-style-name="P1" draw:layer="layout" svg:width="0.019cm" svg:height="0.019cm" svg:x="1.703cm" svg:y="9.7cm" svg:viewBox="0 0 20 20" svg:d="M10 20c14 0 14-20 0-20-13 0-13 20 0 20z">
          <text:p/>
        </draw:path>
        <draw:path draw:style-name="gr1" draw:text-style-name="P1" draw:layer="layout" svg:width="0.019cm" svg:height="0.019cm" svg:x="2.203cm" svg:y="9.7cm" svg:viewBox="0 0 20 20" svg:d="M10 20c14 0 14-20 0-20-13 0-13 20 0 20z">
          <text:p/>
        </draw:path>
        <draw:path draw:style-name="gr1" draw:text-style-name="P1" draw:layer="layout" svg:width="0.019cm" svg:height="0.019cm" svg:x="2.703cm" svg:y="9.7cm" svg:viewBox="0 0 20 20" svg:d="M10 20c14 0 14-20 0-20-13 0-13 20 0 20z">
          <text:p/>
        </draw:path>
        <draw:path draw:style-name="gr1" draw:text-style-name="P1" draw:layer="layout" svg:width="0.019cm" svg:height="0.019cm" svg:x="3.203cm" svg:y="9.7cm" svg:viewBox="0 0 20 20" svg:d="M10 20c14 0 14-20 0-20-13 0-13 20 0 20z">
          <text:p/>
        </draw:path>
        <draw:path draw:style-name="gr1" draw:text-style-name="P1" draw:layer="layout" svg:width="0.019cm" svg:height="0.019cm" svg:x="3.703cm" svg:y="9.7cm" svg:viewBox="0 0 20 20" svg:d="M10 20c14 0 14-20 0-20-13 0-13 20 0 20z">
          <text:p/>
        </draw:path>
        <draw:path draw:style-name="gr1" draw:text-style-name="P1" draw:layer="layout" svg:width="0.019cm" svg:height="0.019cm" svg:x="4.203cm" svg:y="9.7cm" svg:viewBox="0 0 20 20" svg:d="M10 20c14 0 14-20 0-20-13 0-13 20 0 20z">
          <text:p/>
        </draw:path>
        <draw:path draw:style-name="gr1" draw:text-style-name="P1" draw:layer="layout" svg:width="0.019cm" svg:height="0.019cm" svg:x="4.703cm" svg:y="9.7cm" svg:viewBox="0 0 20 20" svg:d="M10 20c14 0 14-20 0-20-13 0-13 20 0 20z">
          <text:p/>
        </draw:path>
        <draw:path draw:style-name="gr1" draw:text-style-name="P1" draw:layer="layout" svg:width="0.019cm" svg:height="0.019cm" svg:x="5.203cm" svg:y="9.7cm" svg:viewBox="0 0 20 20" svg:d="M10 20c14 0 14-20 0-20-13 0-13 20 0 20z">
          <text:p/>
        </draw:path>
        <draw:path draw:style-name="gr1" draw:text-style-name="P1" draw:layer="layout" svg:width="0.019cm" svg:height="0.019cm" svg:x="5.703cm" svg:y="9.7cm" svg:viewBox="0 0 20 20" svg:d="M10 20c14 0 14-20 0-20-13 0-13 20 0 20z">
          <text:p/>
        </draw:path>
        <draw:path draw:style-name="gr1" draw:text-style-name="P1" draw:layer="layout" svg:width="0.019cm" svg:height="0.019cm" svg:x="6.203cm" svg:y="9.7cm" svg:viewBox="0 0 20 20" svg:d="M10 20c14 0 14-20 0-20-13 0-13 20 0 20z">
          <text:p/>
        </draw:path>
        <draw:path draw:style-name="gr1" draw:text-style-name="P1" draw:layer="layout" svg:width="0.019cm" svg:height="0.019cm" svg:x="6.703cm" svg:y="9.7cm" svg:viewBox="0 0 20 20" svg:d="M10 20c14 0 14-20 0-20-13 0-13 20 0 20z">
          <text:p/>
        </draw:path>
        <draw:path draw:style-name="gr1" draw:text-style-name="P1" draw:layer="layout" svg:width="0.019cm" svg:height="0.019cm" svg:x="7.203cm" svg:y="9.7cm" svg:viewBox="0 0 20 20" svg:d="M10 20c14 0 14-20 0-20-13 0-13 20 0 20z">
          <text:p/>
        </draw:path>
        <draw:path draw:style-name="gr1" draw:text-style-name="P1" draw:layer="layout" svg:width="0.019cm" svg:height="0.019cm" svg:x="7.703cm" svg:y="9.7cm" svg:viewBox="0 0 20 20" svg:d="M10 20c14 0 14-20 0-20-13 0-13 20 0 20z">
          <text:p/>
        </draw:path>
        <draw:path draw:style-name="gr1" draw:text-style-name="P1" draw:layer="layout" svg:width="0.019cm" svg:height="0.019cm" svg:x="8.203cm" svg:y="9.7cm" svg:viewBox="0 0 20 20" svg:d="M10 20c14 0 14-20 0-20-13 0-13 20 0 20z">
          <text:p/>
        </draw:path>
        <draw:path draw:style-name="gr1" draw:text-style-name="P1" draw:layer="layout" svg:width="0.019cm" svg:height="0.019cm" svg:x="8.704cm" svg:y="9.7cm" svg:viewBox="0 0 20 20" svg:d="M10 20c14 0 14-20 0-20-13 0-13 20 0 20z">
          <text:p/>
        </draw:path>
        <draw:path draw:style-name="gr1" draw:text-style-name="P1" draw:layer="layout" svg:width="0.019cm" svg:height="0.019cm" svg:x="9.204cm" svg:y="9.7cm" svg:viewBox="0 0 20 20" svg:d="M10 20c14 0 14-20 0-20-13 0-13 20 0 20z">
          <text:p/>
        </draw:path>
        <draw:path draw:style-name="gr1" draw:text-style-name="P1" draw:layer="layout" svg:width="0.019cm" svg:height="0.019cm" svg:x="9.704cm" svg:y="9.7cm" svg:viewBox="0 0 20 20" svg:d="M10 20c14 0 14-20 0-20-13 0-13 20 0 20z">
          <text:p/>
        </draw:path>
        <draw:path draw:style-name="gr1" draw:text-style-name="P1" draw:layer="layout" svg:width="0.019cm" svg:height="0.019cm" svg:x="10.204cm" svg:y="9.7cm" svg:viewBox="0 0 20 20" svg:d="M10 20c14 0 14-20 0-20-13 0-13 20 0 20z">
          <text:p/>
        </draw:path>
        <draw:path draw:style-name="gr1" draw:text-style-name="P1" draw:layer="layout" svg:width="0.019cm" svg:height="0.019cm" svg:x="10.704cm" svg:y="9.7cm" svg:viewBox="0 0 20 20" svg:d="M10 20c14 0 14-20 0-20-13 0-13 20 0 20z">
          <text:p/>
        </draw:path>
        <draw:path draw:style-name="gr1" draw:text-style-name="P1" draw:layer="layout" svg:width="0.019cm" svg:height="0.019cm" svg:x="11.204cm" svg:y="9.7cm" svg:viewBox="0 0 20 20" svg:d="M10 20c14 0 14-20 0-20-13 0-13 20 0 20z">
          <text:p/>
        </draw:path>
        <draw:path draw:style-name="gr1" draw:text-style-name="P1" draw:layer="layout" svg:width="0.019cm" svg:height="0.019cm" svg:x="11.704cm" svg:y="9.7cm" svg:viewBox="0 0 20 20" svg:d="M10 20c14 0 14-20 0-20-13 0-13 20 0 20z">
          <text:p/>
        </draw:path>
        <draw:path draw:style-name="gr1" draw:text-style-name="P1" draw:layer="layout" svg:width="0.019cm" svg:height="0.019cm" svg:x="12.204cm" svg:y="9.7cm" svg:viewBox="0 0 20 20" svg:d="M10 20c14 0 14-20 0-20-13 0-13 20 0 20z">
          <text:p/>
        </draw:path>
        <draw:path draw:style-name="gr1" draw:text-style-name="P1" draw:layer="layout" svg:width="0.019cm" svg:height="0.019cm" svg:x="12.704cm" svg:y="9.7cm" svg:viewBox="0 0 20 20" svg:d="M10 20c14 0 14-20 0-20-13 0-13 20 0 20z">
          <text:p/>
        </draw:path>
        <draw:path draw:style-name="gr1" draw:text-style-name="P1" draw:layer="layout" svg:width="0.019cm" svg:height="0.019cm" svg:x="14.704cm" svg:y="9.7cm" svg:viewBox="0 0 20 20" svg:d="M10 20c14 0 14-20 0-20-13 0-13 20 0 20z">
          <text:p/>
        </draw:path>
        <draw:path draw:style-name="gr1" draw:text-style-name="P1" draw:layer="layout" svg:width="0.019cm" svg:height="0.019cm" svg:x="15.204cm" svg:y="9.7cm" svg:viewBox="0 0 20 20" svg:d="M10 20c14 0 14-20 0-20-13 0-13 20 0 20z">
          <text:p/>
        </draw:path>
        <draw:path draw:style-name="gr1" draw:text-style-name="P1" draw:layer="layout" svg:width="0.019cm" svg:height="0.019cm" svg:x="15.704cm" svg:y="9.7cm" svg:viewBox="0 0 20 20" svg:d="M10 20c14 0 14-20 0-20-13 0-13 20 0 20z">
          <text:p/>
        </draw:path>
        <draw:path draw:style-name="gr1" draw:text-style-name="P1" draw:layer="layout" svg:width="0.019cm" svg:height="0.019cm" svg:x="16.204cm" svg:y="9.7cm" svg:viewBox="0 0 20 20" svg:d="M10 20c14 0 14-20 0-20-13 0-13 20 0 20z">
          <text:p/>
        </draw:path>
        <draw:path draw:style-name="gr1" draw:text-style-name="P1" draw:layer="layout" svg:width="0.019cm" svg:height="0.019cm" svg:x="16.703cm" svg:y="9.7cm" svg:viewBox="0 0 20 20" svg:d="M10 20c14 0 14-20 0-20-13 0-13 20 0 20z">
          <text:p/>
        </draw:path>
        <draw:path draw:style-name="gr1" draw:text-style-name="P1" draw:layer="layout" svg:width="0.019cm" svg:height="0.019cm" svg:x="17.203cm" svg:y="9.7cm" svg:viewBox="0 0 20 20" svg:d="M10 20c14 0 14-20 0-20-13 0-13 20 0 20z">
          <text:p/>
        </draw:path>
        <draw:path draw:style-name="gr1" draw:text-style-name="P1" draw:layer="layout" svg:width="0.019cm" svg:height="0.019cm" svg:x="17.703cm" svg:y="9.7cm" svg:viewBox="0 0 20 20" svg:d="M10 20c14 0 14-20 0-20-13 0-13 20 0 20z">
          <text:p/>
        </draw:path>
        <draw:path draw:style-name="gr1" draw:text-style-name="P1" draw:layer="layout" svg:width="0.019cm" svg:height="0.019cm" svg:x="18.203cm" svg:y="9.7cm" svg:viewBox="0 0 20 20" svg:d="M10 20c14 0 14-20 0-20-13 0-13 20 0 20z">
          <text:p/>
        </draw:path>
        <draw:path draw:style-name="gr1" draw:text-style-name="P1" draw:layer="layout" svg:width="0.019cm" svg:height="0.019cm" svg:x="18.703cm" svg:y="9.7cm" svg:viewBox="0 0 20 20" svg:d="M10 20c14 0 14-20 0-20-13 0-13 20 0 20z">
          <text:p/>
        </draw:path>
        <draw:path draw:style-name="gr1" draw:text-style-name="P1" draw:layer="layout" svg:width="0.019cm" svg:height="0.019cm" svg:x="19.203cm" svg:y="9.7cm" svg:viewBox="0 0 20 20" svg:d="M10 20c14 0 14-20 0-20-13 0-13 20 0 20z">
          <text:p/>
        </draw:path>
        <draw:path draw:style-name="gr1" draw:text-style-name="P1" draw:layer="layout" svg:width="0.019cm" svg:height="0.019cm" svg:x="19.703cm" svg:y="9.7cm" svg:viewBox="0 0 20 20" svg:d="M10 20c14 0 14-20 0-20-13 0-13 20 0 20z">
          <text:p/>
        </draw:path>
        <draw:path draw:style-name="gr1" draw:text-style-name="P1" draw:layer="layout" svg:width="0.019cm" svg:height="0.019cm" svg:x="20.203cm" svg:y="9.7cm" svg:viewBox="0 0 20 20" svg:d="M10 20c14 0 14-20 0-20-13 0-13 20 0 20z">
          <text:p/>
        </draw:path>
        <draw:path draw:style-name="gr1" draw:text-style-name="P1" draw:layer="layout" svg:width="0.019cm" svg:height="0.019cm" svg:x="20.703cm" svg:y="9.7cm" svg:viewBox="0 0 20 20" svg:d="M10 20c14 0 14-20 0-20-13 0-13 20 0 20z">
          <text:p/>
        </draw:path>
        <draw:path draw:style-name="gr1" draw:text-style-name="P1" draw:layer="layout" svg:width="0.019cm" svg:height="0.019cm" svg:x="21.203cm" svg:y="9.7cm" svg:viewBox="0 0 20 20" svg:d="M10 20c14 0 14-20 0-20-13 0-13 20 0 20z">
          <text:p/>
        </draw:path>
        <draw:path draw:style-name="gr1" draw:text-style-name="P1" draw:layer="layout" svg:width="0.019cm" svg:height="0.019cm" svg:x="21.703cm" svg:y="9.7cm" svg:viewBox="0 0 20 20" svg:d="M10 20c14 0 14-20 0-20-13 0-13 20 0 20z">
          <text:p/>
        </draw:path>
        <draw:path draw:style-name="gr1" draw:text-style-name="P1" draw:layer="layout" svg:width="0.019cm" svg:height="0.019cm" svg:x="22.203cm" svg:y="9.7cm" svg:viewBox="0 0 20 20" svg:d="M10 20c14 0 14-20 0-20-13 0-13 20 0 20z">
          <text:p/>
        </draw:path>
        <draw:path draw:style-name="gr1" draw:text-style-name="P1" draw:layer="layout" svg:width="0.019cm" svg:height="0.019cm" svg:x="22.703cm" svg:y="9.7cm" svg:viewBox="0 0 20 20" svg:d="M10 20c14 0 14-20 0-20-13 0-13 20 0 20z">
          <text:p/>
        </draw:path>
        <draw:path draw:style-name="gr1" draw:text-style-name="P1" draw:layer="layout" svg:width="0.019cm" svg:height="0.019cm" svg:x="23.203cm" svg:y="9.7cm" svg:viewBox="0 0 20 20" svg:d="M10 20c14 0 14-20 0-20-13 0-13 20 0 20z">
          <text:p/>
        </draw:path>
        <draw:path draw:style-name="gr1" draw:text-style-name="P1" draw:layer="layout" svg:width="0.019cm" svg:height="0.019cm" svg:x="23.703cm" svg:y="9.7cm" svg:viewBox="0 0 20 20" svg:d="M10 20c14 0 14-20 0-20-13 0-13 20 0 20z">
          <text:p/>
        </draw:path>
        <draw:path draw:style-name="gr1" draw:text-style-name="P1" draw:layer="layout" svg:width="0.019cm" svg:height="0.019cm" svg:x="24.203cm" svg:y="9.7cm" svg:viewBox="0 0 20 20" svg:d="M10 20c14 0 14-20 0-20-13 0-13 20 0 20z">
          <text:p/>
        </draw:path>
        <draw:path draw:style-name="gr1" draw:text-style-name="P1" draw:layer="layout" svg:width="0.019cm" svg:height="0.019cm" svg:x="24.704cm" svg:y="9.7cm" svg:viewBox="0 0 20 20" svg:d="M10 20c14 0 14-20 0-20-13 0-13 20 0 20z">
          <text:p/>
        </draw:path>
        <draw:path draw:style-name="gr1" draw:text-style-name="P1" draw:layer="layout" svg:width="0.019cm" svg:height="0.019cm" svg:x="25.204cm" svg:y="9.7cm" svg:viewBox="0 0 20 20" svg:d="M10 20c14 0 14-20 0-20-13 0-13 20 0 20z">
          <text:p/>
        </draw:path>
        <draw:path draw:style-name="gr1" draw:text-style-name="P1" draw:layer="layout" svg:width="0.019cm" svg:height="0.019cm" svg:x="25.704cm" svg:y="9.7cm" svg:viewBox="0 0 20 20" svg:d="M10 20c14 0 14-20 0-20-13 0-13 20 0 20z">
          <text:p/>
        </draw:path>
        <draw:path draw:style-name="gr1" draw:text-style-name="P1" draw:layer="layout" svg:width="0.019cm" svg:height="0.019cm" svg:x="26.204cm" svg:y="9.7cm" svg:viewBox="0 0 20 20" svg:d="M10 20c14 0 14-20 0-20-13 0-13 20 0 20z">
          <text:p/>
        </draw:path>
        <draw:path draw:style-name="gr1" draw:text-style-name="P1" draw:layer="layout" svg:width="0.019cm" svg:height="0.019cm" svg:x="26.704cm" svg:y="9.7cm" svg:viewBox="0 0 20 20" svg:d="M10 20c14 0 14-20 0-20-13 0-13 20 0 20z">
          <text:p/>
        </draw:path>
        <draw:path draw:style-name="gr1" draw:text-style-name="P1" draw:layer="layout" svg:width="0.019cm" svg:height="0.019cm" svg:x="27.204cm" svg:y="9.7cm" svg:viewBox="0 0 20 20" svg:d="M10 20c14 0 14-20 0-20-13 0-13 20 0 20z">
          <text:p/>
        </draw:path>
        <draw:path draw:style-name="gr1" draw:text-style-name="P1" draw:layer="layout" svg:width="0.019cm" svg:height="0.019cm" svg:x="0.703cm" svg:y="9.7cm" svg:viewBox="0 0 20 20" svg:d="M10 20c14 0 14-20 0-20-13 0-13 20 0 20z">
          <text:p/>
        </draw:path>
        <draw:path draw:style-name="gr1" draw:text-style-name="P1" draw:layer="layout" svg:width="0.019cm" svg:height="0.019cm" svg:x="1.203cm" svg:y="9.7cm" svg:viewBox="0 0 20 20" svg:d="M10 20c14 0 14-20 0-20-13 0-13 20 0 20z">
          <text:p/>
        </draw:path>
        <draw:path draw:style-name="gr1" draw:text-style-name="P1" draw:layer="layout" svg:width="0.019cm" svg:height="0.019cm" svg:x="1.703cm" svg:y="9.7cm" svg:viewBox="0 0 20 20" svg:d="M10 20c14 0 14-20 0-20-13 0-13 20 0 20z">
          <text:p/>
        </draw:path>
        <draw:path draw:style-name="gr1" draw:text-style-name="P1" draw:layer="layout" svg:width="0.019cm" svg:height="0.019cm" svg:x="2.203cm" svg:y="9.7cm" svg:viewBox="0 0 20 20" svg:d="M10 20c14 0 14-20 0-20-13 0-13 20 0 20z">
          <text:p/>
        </draw:path>
        <draw:path draw:style-name="gr1" draw:text-style-name="P1" draw:layer="layout" svg:width="0.019cm" svg:height="0.019cm" svg:x="2.703cm" svg:y="9.7cm" svg:viewBox="0 0 20 20" svg:d="M10 20c14 0 14-20 0-20-13 0-13 20 0 20z">
          <text:p/>
        </draw:path>
        <draw:path draw:style-name="gr1" draw:text-style-name="P1" draw:layer="layout" svg:width="0.019cm" svg:height="0.019cm" svg:x="3.203cm" svg:y="9.7cm" svg:viewBox="0 0 20 20" svg:d="M10 20c14 0 14-20 0-20-13 0-13 20 0 20z">
          <text:p/>
        </draw:path>
        <draw:path draw:style-name="gr1" draw:text-style-name="P1" draw:layer="layout" svg:width="0.019cm" svg:height="0.019cm" svg:x="3.703cm" svg:y="9.7cm" svg:viewBox="0 0 20 20" svg:d="M10 20c14 0 14-20 0-20-13 0-13 20 0 20z">
          <text:p/>
        </draw:path>
        <draw:path draw:style-name="gr1" draw:text-style-name="P1" draw:layer="layout" svg:width="0.019cm" svg:height="0.019cm" svg:x="4.203cm" svg:y="9.7cm" svg:viewBox="0 0 20 20" svg:d="M10 20c14 0 14-20 0-20-13 0-13 20 0 20z">
          <text:p/>
        </draw:path>
        <draw:path draw:style-name="gr1" draw:text-style-name="P1" draw:layer="layout" svg:width="0.019cm" svg:height="0.019cm" svg:x="4.703cm" svg:y="9.7cm" svg:viewBox="0 0 20 20" svg:d="M10 20c14 0 14-20 0-20-13 0-13 20 0 20z">
          <text:p/>
        </draw:path>
        <draw:path draw:style-name="gr1" draw:text-style-name="P1" draw:layer="layout" svg:width="0.019cm" svg:height="0.019cm" svg:x="5.203cm" svg:y="9.7cm" svg:viewBox="0 0 20 20" svg:d="M10 20c14 0 14-20 0-20-13 0-13 20 0 20z">
          <text:p/>
        </draw:path>
        <draw:path draw:style-name="gr1" draw:text-style-name="P1" draw:layer="layout" svg:width="0.019cm" svg:height="0.019cm" svg:x="5.703cm" svg:y="9.7cm" svg:viewBox="0 0 20 20" svg:d="M10 20c14 0 14-20 0-20-13 0-13 20 0 20z">
          <text:p/>
        </draw:path>
        <draw:path draw:style-name="gr1" draw:text-style-name="P1" draw:layer="layout" svg:width="0.019cm" svg:height="0.019cm" svg:x="6.203cm" svg:y="9.7cm" svg:viewBox="0 0 20 20" svg:d="M10 20c14 0 14-20 0-20-13 0-13 20 0 20z">
          <text:p/>
        </draw:path>
        <draw:path draw:style-name="gr1" draw:text-style-name="P1" draw:layer="layout" svg:width="0.019cm" svg:height="0.019cm" svg:x="6.703cm" svg:y="9.7cm" svg:viewBox="0 0 20 20" svg:d="M10 20c14 0 14-20 0-20-13 0-13 20 0 20z">
          <text:p/>
        </draw:path>
        <draw:path draw:style-name="gr1" draw:text-style-name="P1" draw:layer="layout" svg:width="0.019cm" svg:height="0.019cm" svg:x="7.203cm" svg:y="9.7cm" svg:viewBox="0 0 20 20" svg:d="M10 20c14 0 14-20 0-20-13 0-13 20 0 20z">
          <text:p/>
        </draw:path>
        <draw:path draw:style-name="gr1" draw:text-style-name="P1" draw:layer="layout" svg:width="0.019cm" svg:height="0.019cm" svg:x="7.703cm" svg:y="9.7cm" svg:viewBox="0 0 20 20" svg:d="M10 20c14 0 14-20 0-20-13 0-13 20 0 20z">
          <text:p/>
        </draw:path>
        <draw:path draw:style-name="gr1" draw:text-style-name="P1" draw:layer="layout" svg:width="0.019cm" svg:height="0.019cm" svg:x="8.203cm" svg:y="9.7cm" svg:viewBox="0 0 20 20" svg:d="M10 20c14 0 14-20 0-20-13 0-13 20 0 20z">
          <text:p/>
        </draw:path>
        <draw:path draw:style-name="gr1" draw:text-style-name="P1" draw:layer="layout" svg:width="0.019cm" svg:height="0.019cm" svg:x="8.704cm" svg:y="9.7cm" svg:viewBox="0 0 20 20" svg:d="M10 20c14 0 14-20 0-20-13 0-13 20 0 20z">
          <text:p/>
        </draw:path>
        <draw:path draw:style-name="gr1" draw:text-style-name="P1" draw:layer="layout" svg:width="0.019cm" svg:height="0.019cm" svg:x="9.204cm" svg:y="9.7cm" svg:viewBox="0 0 20 20" svg:d="M10 20c14 0 14-20 0-20-13 0-13 20 0 20z">
          <text:p/>
        </draw:path>
        <draw:path draw:style-name="gr1" draw:text-style-name="P1" draw:layer="layout" svg:width="0.019cm" svg:height="0.019cm" svg:x="9.704cm" svg:y="9.7cm" svg:viewBox="0 0 20 20" svg:d="M10 20c14 0 14-20 0-20-13 0-13 20 0 20z">
          <text:p/>
        </draw:path>
        <draw:path draw:style-name="gr1" draw:text-style-name="P1" draw:layer="layout" svg:width="0.019cm" svg:height="0.019cm" svg:x="10.204cm" svg:y="9.7cm" svg:viewBox="0 0 20 20" svg:d="M10 20c14 0 14-20 0-20-13 0-13 20 0 20z">
          <text:p/>
        </draw:path>
        <draw:path draw:style-name="gr1" draw:text-style-name="P1" draw:layer="layout" svg:width="0.019cm" svg:height="0.019cm" svg:x="10.704cm" svg:y="9.7cm" svg:viewBox="0 0 20 20" svg:d="M10 20c14 0 14-20 0-20-13 0-13 20 0 20z">
          <text:p/>
        </draw:path>
        <draw:path draw:style-name="gr1" draw:text-style-name="P1" draw:layer="layout" svg:width="0.019cm" svg:height="0.019cm" svg:x="11.204cm" svg:y="9.7cm" svg:viewBox="0 0 20 20" svg:d="M10 20c14 0 14-20 0-20-13 0-13 20 0 20z">
          <text:p/>
        </draw:path>
        <draw:path draw:style-name="gr1" draw:text-style-name="P1" draw:layer="layout" svg:width="0.019cm" svg:height="0.019cm" svg:x="11.704cm" svg:y="9.7cm" svg:viewBox="0 0 20 20" svg:d="M10 20c14 0 14-20 0-20-13 0-13 20 0 20z">
          <text:p/>
        </draw:path>
        <draw:path draw:style-name="gr1" draw:text-style-name="P1" draw:layer="layout" svg:width="0.019cm" svg:height="0.019cm" svg:x="12.204cm" svg:y="9.7cm" svg:viewBox="0 0 20 20" svg:d="M10 20c14 0 14-20 0-20-13 0-13 20 0 20z">
          <text:p/>
        </draw:path>
        <draw:path draw:style-name="gr1" draw:text-style-name="P1" draw:layer="layout" svg:width="0.019cm" svg:height="0.019cm" svg:x="12.704cm" svg:y="9.7cm" svg:viewBox="0 0 20 20" svg:d="M10 20c14 0 14-20 0-20-13 0-13 20 0 20z">
          <text:p/>
        </draw:path>
        <draw:path draw:style-name="gr1" draw:text-style-name="P1" draw:layer="layout" svg:width="0.019cm" svg:height="0.019cm" svg:x="14.704cm" svg:y="9.7cm" svg:viewBox="0 0 20 20" svg:d="M10 20c14 0 14-20 0-20-13 0-13 20 0 20z">
          <text:p/>
        </draw:path>
        <draw:path draw:style-name="gr1" draw:text-style-name="P1" draw:layer="layout" svg:width="0.019cm" svg:height="0.019cm" svg:x="15.204cm" svg:y="9.7cm" svg:viewBox="0 0 20 20" svg:d="M10 20c14 0 14-20 0-20-13 0-13 20 0 20z">
          <text:p/>
        </draw:path>
        <draw:path draw:style-name="gr1" draw:text-style-name="P1" draw:layer="layout" svg:width="0.019cm" svg:height="0.019cm" svg:x="15.704cm" svg:y="9.7cm" svg:viewBox="0 0 20 20" svg:d="M10 20c14 0 14-20 0-20-13 0-13 20 0 20z">
          <text:p/>
        </draw:path>
        <draw:path draw:style-name="gr1" draw:text-style-name="P1" draw:layer="layout" svg:width="0.019cm" svg:height="0.019cm" svg:x="16.204cm" svg:y="9.7cm" svg:viewBox="0 0 20 20" svg:d="M10 20c14 0 14-20 0-20-13 0-13 20 0 20z">
          <text:p/>
        </draw:path>
        <draw:path draw:style-name="gr1" draw:text-style-name="P1" draw:layer="layout" svg:width="0.019cm" svg:height="0.019cm" svg:x="0.702cm" svg:y="10.2cm" svg:viewBox="0 0 20 20" svg:d="M10 20c14 0 14-20 0-20-13 0-13 20 0 20z">
          <text:p/>
        </draw:path>
        <draw:path draw:style-name="gr1" draw:text-style-name="P1" draw:layer="layout" svg:width="0.019cm" svg:height="0.019cm" svg:x="1.202cm" svg:y="10.2cm" svg:viewBox="0 0 20 20" svg:d="M10 20c14 0 14-20 0-20-13 0-13 20 0 20z">
          <text:p/>
        </draw:path>
        <draw:path draw:style-name="gr1" draw:text-style-name="P1" draw:layer="layout" svg:width="0.019cm" svg:height="0.019cm" svg:x="1.702cm" svg:y="10.2cm" svg:viewBox="0 0 20 20" svg:d="M10 20c14 0 14-20 0-20-13 0-13 20 0 20z">
          <text:p/>
        </draw:path>
        <draw:path draw:style-name="gr1" draw:text-style-name="P1" draw:layer="layout" svg:width="0.019cm" svg:height="0.019cm" svg:x="2.202cm" svg:y="10.2cm" svg:viewBox="0 0 20 20" svg:d="M10 20c14 0 14-20 0-20-13 0-13 20 0 20z">
          <text:p/>
        </draw:path>
        <draw:path draw:style-name="gr1" draw:text-style-name="P1" draw:layer="layout" svg:width="0.019cm" svg:height="0.019cm" svg:x="2.702cm" svg:y="10.2cm" svg:viewBox="0 0 20 20" svg:d="M10 20c14 0 14-20 0-20-13 0-13 20 0 20z">
          <text:p/>
        </draw:path>
        <draw:path draw:style-name="gr1" draw:text-style-name="P1" draw:layer="layout" svg:width="0.019cm" svg:height="0.019cm" svg:x="3.202cm" svg:y="10.2cm" svg:viewBox="0 0 20 20" svg:d="M10 20c14 0 14-20 0-20-13 0-13 20 0 20z">
          <text:p/>
        </draw:path>
        <draw:path draw:style-name="gr1" draw:text-style-name="P1" draw:layer="layout" svg:width="0.019cm" svg:height="0.019cm" svg:x="3.702cm" svg:y="10.2cm" svg:viewBox="0 0 20 20" svg:d="M10 20c14 0 14-20 0-20-13 0-13 20 0 20z">
          <text:p/>
        </draw:path>
        <draw:path draw:style-name="gr1" draw:text-style-name="P1" draw:layer="layout" svg:width="0.019cm" svg:height="0.019cm" svg:x="4.202cm" svg:y="10.2cm" svg:viewBox="0 0 20 20" svg:d="M10 20c14 0 14-20 0-20-13 0-13 20 0 20z">
          <text:p/>
        </draw:path>
        <draw:path draw:style-name="gr1" draw:text-style-name="P1" draw:layer="layout" svg:width="0.019cm" svg:height="0.019cm" svg:x="4.702cm" svg:y="10.2cm" svg:viewBox="0 0 20 20" svg:d="M10 20c14 0 14-20 0-20-13 0-13 20 0 20z">
          <text:p/>
        </draw:path>
        <draw:path draw:style-name="gr1" draw:text-style-name="P1" draw:layer="layout" svg:width="0.019cm" svg:height="0.019cm" svg:x="5.202cm" svg:y="10.2cm" svg:viewBox="0 0 20 20" svg:d="M10 20c14 0 14-20 0-20-13 0-13 20 0 20z">
          <text:p/>
        </draw:path>
        <draw:path draw:style-name="gr1" draw:text-style-name="P1" draw:layer="layout" svg:width="0.019cm" svg:height="0.019cm" svg:x="5.702cm" svg:y="10.2cm" svg:viewBox="0 0 20 20" svg:d="M10 20c14 0 14-20 0-20-13 0-13 20 0 20z">
          <text:p/>
        </draw:path>
        <draw:path draw:style-name="gr1" draw:text-style-name="P1" draw:layer="layout" svg:width="0.019cm" svg:height="0.019cm" svg:x="6.202cm" svg:y="10.2cm" svg:viewBox="0 0 20 20" svg:d="M10 20c14 0 14-20 0-20-13 0-13 20 0 20z">
          <text:p/>
        </draw:path>
        <draw:path draw:style-name="gr1" draw:text-style-name="P1" draw:layer="layout" svg:width="0.019cm" svg:height="0.019cm" svg:x="6.702cm" svg:y="10.2cm" svg:viewBox="0 0 20 20" svg:d="M10 20c14 0 14-20 0-20-13 0-13 20 0 20z">
          <text:p/>
        </draw:path>
        <draw:path draw:style-name="gr1" draw:text-style-name="P1" draw:layer="layout" svg:width="0.019cm" svg:height="0.019cm" svg:x="7.202cm" svg:y="10.2cm" svg:viewBox="0 0 20 20" svg:d="M10 20c14 0 14-20 0-20-13 0-13 20 0 20z">
          <text:p/>
        </draw:path>
        <draw:path draw:style-name="gr1" draw:text-style-name="P1" draw:layer="layout" svg:width="0.019cm" svg:height="0.019cm" svg:x="7.702cm" svg:y="10.2cm" svg:viewBox="0 0 20 20" svg:d="M10 20c14 0 14-20 0-20-13 0-13 20 0 20z">
          <text:p/>
        </draw:path>
        <draw:path draw:style-name="gr1" draw:text-style-name="P1" draw:layer="layout" svg:width="0.019cm" svg:height="0.019cm" svg:x="8.202cm" svg:y="10.2cm" svg:viewBox="0 0 20 20" svg:d="M10 20c14 0 14-20 0-20-13 0-13 20 0 20z">
          <text:p/>
        </draw:path>
        <draw:path draw:style-name="gr1" draw:text-style-name="P1" draw:layer="layout" svg:width="0.019cm" svg:height="0.019cm" svg:x="8.703cm" svg:y="10.2cm" svg:viewBox="0 0 20 20" svg:d="M10 20c14 0 14-20 0-20-13 0-13 20 0 20z">
          <text:p/>
        </draw:path>
        <draw:path draw:style-name="gr1" draw:text-style-name="P1" draw:layer="layout" svg:width="0.019cm" svg:height="0.019cm" svg:x="9.203cm" svg:y="10.2cm" svg:viewBox="0 0 20 20" svg:d="M10 20c14 0 14-20 0-20-13 0-13 20 0 20z">
          <text:p/>
        </draw:path>
        <draw:path draw:style-name="gr1" draw:text-style-name="P1" draw:layer="layout" svg:width="0.019cm" svg:height="0.019cm" svg:x="9.703cm" svg:y="10.2cm" svg:viewBox="0 0 20 20" svg:d="M10 20c14 0 14-20 0-20-13 0-13 20 0 20z">
          <text:p/>
        </draw:path>
        <draw:path draw:style-name="gr1" draw:text-style-name="P1" draw:layer="layout" svg:width="0.019cm" svg:height="0.019cm" svg:x="10.203cm" svg:y="10.2cm" svg:viewBox="0 0 20 20" svg:d="M10 20c14 0 14-20 0-20-13 0-13 20 0 20z">
          <text:p/>
        </draw:path>
        <draw:path draw:style-name="gr1" draw:text-style-name="P1" draw:layer="layout" svg:width="0.019cm" svg:height="0.019cm" svg:x="10.703cm" svg:y="10.2cm" svg:viewBox="0 0 20 20" svg:d="M10 20c14 0 14-20 0-20-13 0-13 20 0 20z">
          <text:p/>
        </draw:path>
        <draw:path draw:style-name="gr1" draw:text-style-name="P1" draw:layer="layout" svg:width="0.019cm" svg:height="0.019cm" svg:x="11.203cm" svg:y="10.2cm" svg:viewBox="0 0 20 20" svg:d="M10 20c14 0 14-20 0-20-13 0-13 20 0 20z">
          <text:p/>
        </draw:path>
        <draw:path draw:style-name="gr1" draw:text-style-name="P1" draw:layer="layout" svg:width="0.019cm" svg:height="0.019cm" svg:x="11.703cm" svg:y="10.2cm" svg:viewBox="0 0 20 20" svg:d="M10 20c14 0 14-20 0-20-13 0-13 20 0 20z">
          <text:p/>
        </draw:path>
        <draw:path draw:style-name="gr1" draw:text-style-name="P1" draw:layer="layout" svg:width="0.019cm" svg:height="0.019cm" svg:x="12.203cm" svg:y="10.2cm" svg:viewBox="0 0 20 20" svg:d="M10 20c14 0 14-20 0-20-13 0-13 20 0 20z">
          <text:p/>
        </draw:path>
        <draw:path draw:style-name="gr1" draw:text-style-name="P1" draw:layer="layout" svg:width="0.019cm" svg:height="0.019cm" svg:x="12.703cm" svg:y="10.2cm" svg:viewBox="0 0 20 20" svg:d="M10 20c14 0 14-20 0-20-13 0-13 20 0 20z">
          <text:p/>
        </draw:path>
        <draw:path draw:style-name="gr1" draw:text-style-name="P1" draw:layer="layout" svg:width="0.019cm" svg:height="0.019cm" svg:x="14.703cm" svg:y="10.2cm" svg:viewBox="0 0 20 20" svg:d="M10 20c14 0 14-20 0-20-13 0-13 20 0 20z">
          <text:p/>
        </draw:path>
        <draw:path draw:style-name="gr1" draw:text-style-name="P1" draw:layer="layout" svg:width="0.019cm" svg:height="0.019cm" svg:x="15.203cm" svg:y="10.2cm" svg:viewBox="0 0 20 20" svg:d="M10 20c14 0 14-20 0-20-13 0-13 20 0 20z">
          <text:p/>
        </draw:path>
        <draw:path draw:style-name="gr1" draw:text-style-name="P1" draw:layer="layout" svg:width="0.019cm" svg:height="0.019cm" svg:x="15.703cm" svg:y="10.2cm" svg:viewBox="0 0 20 20" svg:d="M10 20c14 0 14-20 0-20-13 0-13 20 0 20z">
          <text:p/>
        </draw:path>
        <draw:path draw:style-name="gr1" draw:text-style-name="P1" draw:layer="layout" svg:width="0.019cm" svg:height="0.019cm" svg:x="16.203cm" svg:y="10.2cm" svg:viewBox="0 0 20 20" svg:d="M10 20c14 0 14-20 0-20-13 0-13 20 0 20z">
          <text:p/>
        </draw:path>
        <draw:path draw:style-name="gr1" draw:text-style-name="P1" draw:layer="layout" svg:width="0.019cm" svg:height="0.019cm" svg:x="16.702cm" svg:y="10.2cm" svg:viewBox="0 0 20 20" svg:d="M10 20c14 0 14-20 0-20-13 0-13 20 0 20z">
          <text:p/>
        </draw:path>
        <draw:path draw:style-name="gr1" draw:text-style-name="P1" draw:layer="layout" svg:width="0.019cm" svg:height="0.019cm" svg:x="17.202cm" svg:y="10.2cm" svg:viewBox="0 0 20 20" svg:d="M10 20c14 0 14-20 0-20-13 0-13 20 0 20z">
          <text:p/>
        </draw:path>
        <draw:path draw:style-name="gr1" draw:text-style-name="P1" draw:layer="layout" svg:width="0.019cm" svg:height="0.019cm" svg:x="17.702cm" svg:y="10.2cm" svg:viewBox="0 0 20 20" svg:d="M10 20c14 0 14-20 0-20-13 0-13 20 0 20z">
          <text:p/>
        </draw:path>
        <draw:path draw:style-name="gr1" draw:text-style-name="P1" draw:layer="layout" svg:width="0.019cm" svg:height="0.019cm" svg:x="18.202cm" svg:y="10.2cm" svg:viewBox="0 0 20 20" svg:d="M10 20c14 0 14-20 0-20-13 0-13 20 0 20z">
          <text:p/>
        </draw:path>
        <draw:path draw:style-name="gr1" draw:text-style-name="P1" draw:layer="layout" svg:width="0.019cm" svg:height="0.019cm" svg:x="18.702cm" svg:y="10.2cm" svg:viewBox="0 0 20 20" svg:d="M10 20c14 0 14-20 0-20-13 0-13 20 0 20z">
          <text:p/>
        </draw:path>
        <draw:path draw:style-name="gr1" draw:text-style-name="P1" draw:layer="layout" svg:width="0.019cm" svg:height="0.019cm" svg:x="19.202cm" svg:y="10.2cm" svg:viewBox="0 0 20 20" svg:d="M10 20c14 0 14-20 0-20-13 0-13 20 0 20z">
          <text:p/>
        </draw:path>
        <draw:path draw:style-name="gr1" draw:text-style-name="P1" draw:layer="layout" svg:width="0.019cm" svg:height="0.019cm" svg:x="19.702cm" svg:y="10.2cm" svg:viewBox="0 0 20 20" svg:d="M10 20c14 0 14-20 0-20-13 0-13 20 0 20z">
          <text:p/>
        </draw:path>
        <draw:path draw:style-name="gr1" draw:text-style-name="P1" draw:layer="layout" svg:width="0.019cm" svg:height="0.019cm" svg:x="20.202cm" svg:y="10.2cm" svg:viewBox="0 0 20 20" svg:d="M10 20c14 0 14-20 0-20-13 0-13 20 0 20z">
          <text:p/>
        </draw:path>
        <draw:path draw:style-name="gr1" draw:text-style-name="P1" draw:layer="layout" svg:width="0.019cm" svg:height="0.019cm" svg:x="20.702cm" svg:y="10.2cm" svg:viewBox="0 0 20 20" svg:d="M10 20c14 0 14-20 0-20-13 0-13 20 0 20z">
          <text:p/>
        </draw:path>
        <draw:path draw:style-name="gr1" draw:text-style-name="P1" draw:layer="layout" svg:width="0.019cm" svg:height="0.019cm" svg:x="21.202cm" svg:y="10.2cm" svg:viewBox="0 0 20 20" svg:d="M10 20c14 0 14-20 0-20-13 0-13 20 0 20z">
          <text:p/>
        </draw:path>
        <draw:path draw:style-name="gr1" draw:text-style-name="P1" draw:layer="layout" svg:width="0.019cm" svg:height="0.019cm" svg:x="21.702cm" svg:y="10.2cm" svg:viewBox="0 0 20 20" svg:d="M10 20c14 0 14-20 0-20-13 0-13 20 0 20z">
          <text:p/>
        </draw:path>
        <draw:path draw:style-name="gr1" draw:text-style-name="P1" draw:layer="layout" svg:width="0.019cm" svg:height="0.019cm" svg:x="22.202cm" svg:y="10.2cm" svg:viewBox="0 0 20 20" svg:d="M10 20c14 0 14-20 0-20-13 0-13 20 0 20z">
          <text:p/>
        </draw:path>
        <draw:path draw:style-name="gr1" draw:text-style-name="P1" draw:layer="layout" svg:width="0.019cm" svg:height="0.019cm" svg:x="22.702cm" svg:y="10.2cm" svg:viewBox="0 0 20 20" svg:d="M10 20c14 0 14-20 0-20-13 0-13 20 0 20z">
          <text:p/>
        </draw:path>
        <draw:path draw:style-name="gr1" draw:text-style-name="P1" draw:layer="layout" svg:width="0.019cm" svg:height="0.019cm" svg:x="23.202cm" svg:y="10.2cm" svg:viewBox="0 0 20 20" svg:d="M10 20c14 0 14-20 0-20-13 0-13 20 0 20z">
          <text:p/>
        </draw:path>
        <draw:path draw:style-name="gr1" draw:text-style-name="P1" draw:layer="layout" svg:width="0.019cm" svg:height="0.019cm" svg:x="23.702cm" svg:y="10.2cm" svg:viewBox="0 0 20 20" svg:d="M10 20c14 0 14-20 0-20-13 0-13 20 0 20z">
          <text:p/>
        </draw:path>
        <draw:path draw:style-name="gr1" draw:text-style-name="P1" draw:layer="layout" svg:width="0.019cm" svg:height="0.019cm" svg:x="24.202cm" svg:y="10.2cm" svg:viewBox="0 0 20 20" svg:d="M10 20c14 0 14-20 0-20-13 0-13 20 0 20z">
          <text:p/>
        </draw:path>
        <draw:path draw:style-name="gr1" draw:text-style-name="P1" draw:layer="layout" svg:width="0.019cm" svg:height="0.019cm" svg:x="24.703cm" svg:y="10.2cm" svg:viewBox="0 0 20 20" svg:d="M10 20c14 0 14-20 0-20-13 0-13 20 0 20z">
          <text:p/>
        </draw:path>
        <draw:path draw:style-name="gr1" draw:text-style-name="P1" draw:layer="layout" svg:width="0.019cm" svg:height="0.019cm" svg:x="25.203cm" svg:y="10.2cm" svg:viewBox="0 0 20 20" svg:d="M10 20c14 0 14-20 0-20-13 0-13 20 0 20z">
          <text:p/>
        </draw:path>
        <draw:path draw:style-name="gr1" draw:text-style-name="P1" draw:layer="layout" svg:width="0.019cm" svg:height="0.019cm" svg:x="25.703cm" svg:y="10.2cm" svg:viewBox="0 0 20 20" svg:d="M10 20c14 0 14-20 0-20-13 0-13 20 0 20z">
          <text:p/>
        </draw:path>
        <draw:path draw:style-name="gr1" draw:text-style-name="P1" draw:layer="layout" svg:width="0.019cm" svg:height="0.019cm" svg:x="26.203cm" svg:y="10.2cm" svg:viewBox="0 0 20 20" svg:d="M10 20c14 0 14-20 0-20-13 0-13 20 0 20z">
          <text:p/>
        </draw:path>
        <draw:path draw:style-name="gr1" draw:text-style-name="P1" draw:layer="layout" svg:width="0.019cm" svg:height="0.019cm" svg:x="26.703cm" svg:y="10.2cm" svg:viewBox="0 0 20 20" svg:d="M10 20c14 0 14-20 0-20-13 0-13 20 0 20z">
          <text:p/>
        </draw:path>
        <draw:path draw:style-name="gr1" draw:text-style-name="P1" draw:layer="layout" svg:width="0.019cm" svg:height="0.019cm" svg:x="27.203cm" svg:y="10.2cm" svg:viewBox="0 0 20 20" svg:d="M10 20c14 0 14-20 0-20-13 0-13 20 0 20z">
          <text:p/>
        </draw:path>
        <draw:path draw:style-name="gr1" draw:text-style-name="P1" draw:layer="layout" svg:width="0.019cm" svg:height="0.019cm" svg:x="0.702cm" svg:y="10.2cm" svg:viewBox="0 0 20 20" svg:d="M10 20c14 0 14-20 0-20-13 0-13 20 0 20z">
          <text:p/>
        </draw:path>
        <draw:path draw:style-name="gr1" draw:text-style-name="P1" draw:layer="layout" svg:width="0.019cm" svg:height="0.019cm" svg:x="1.202cm" svg:y="10.2cm" svg:viewBox="0 0 20 20" svg:d="M10 20c14 0 14-20 0-20-13 0-13 20 0 20z">
          <text:p/>
        </draw:path>
        <draw:path draw:style-name="gr1" draw:text-style-name="P1" draw:layer="layout" svg:width="0.019cm" svg:height="0.019cm" svg:x="1.702cm" svg:y="10.2cm" svg:viewBox="0 0 20 20" svg:d="M10 20c14 0 14-20 0-20-13 0-13 20 0 20z">
          <text:p/>
        </draw:path>
        <draw:path draw:style-name="gr1" draw:text-style-name="P1" draw:layer="layout" svg:width="0.019cm" svg:height="0.019cm" svg:x="2.202cm" svg:y="10.2cm" svg:viewBox="0 0 20 20" svg:d="M10 20c14 0 14-20 0-20-13 0-13 20 0 20z">
          <text:p/>
        </draw:path>
        <draw:path draw:style-name="gr1" draw:text-style-name="P1" draw:layer="layout" svg:width="0.019cm" svg:height="0.019cm" svg:x="2.702cm" svg:y="10.2cm" svg:viewBox="0 0 20 20" svg:d="M10 20c14 0 14-20 0-20-13 0-13 20 0 20z">
          <text:p/>
        </draw:path>
        <draw:path draw:style-name="gr1" draw:text-style-name="P1" draw:layer="layout" svg:width="0.019cm" svg:height="0.019cm" svg:x="3.202cm" svg:y="10.2cm" svg:viewBox="0 0 20 20" svg:d="M10 20c14 0 14-20 0-20-13 0-13 20 0 20z">
          <text:p/>
        </draw:path>
        <draw:path draw:style-name="gr1" draw:text-style-name="P1" draw:layer="layout" svg:width="0.019cm" svg:height="0.019cm" svg:x="3.702cm" svg:y="10.2cm" svg:viewBox="0 0 20 20" svg:d="M10 20c14 0 14-20 0-20-13 0-13 20 0 20z">
          <text:p/>
        </draw:path>
        <draw:path draw:style-name="gr1" draw:text-style-name="P1" draw:layer="layout" svg:width="0.019cm" svg:height="0.019cm" svg:x="4.202cm" svg:y="10.2cm" svg:viewBox="0 0 20 20" svg:d="M10 20c14 0 14-20 0-20-13 0-13 20 0 20z">
          <text:p/>
        </draw:path>
        <draw:path draw:style-name="gr1" draw:text-style-name="P1" draw:layer="layout" svg:width="0.019cm" svg:height="0.019cm" svg:x="4.702cm" svg:y="10.2cm" svg:viewBox="0 0 20 20" svg:d="M10 20c14 0 14-20 0-20-13 0-13 20 0 20z">
          <text:p/>
        </draw:path>
        <draw:path draw:style-name="gr1" draw:text-style-name="P1" draw:layer="layout" svg:width="0.019cm" svg:height="0.019cm" svg:x="5.202cm" svg:y="10.2cm" svg:viewBox="0 0 20 20" svg:d="M10 20c14 0 14-20 0-20-13 0-13 20 0 20z">
          <text:p/>
        </draw:path>
        <draw:path draw:style-name="gr1" draw:text-style-name="P1" draw:layer="layout" svg:width="0.019cm" svg:height="0.019cm" svg:x="5.702cm" svg:y="10.2cm" svg:viewBox="0 0 20 20" svg:d="M10 20c14 0 14-20 0-20-13 0-13 20 0 20z">
          <text:p/>
        </draw:path>
        <draw:path draw:style-name="gr1" draw:text-style-name="P1" draw:layer="layout" svg:width="0.019cm" svg:height="0.019cm" svg:x="6.202cm" svg:y="10.2cm" svg:viewBox="0 0 20 20" svg:d="M10 20c14 0 14-20 0-20-13 0-13 20 0 20z">
          <text:p/>
        </draw:path>
        <draw:path draw:style-name="gr1" draw:text-style-name="P1" draw:layer="layout" svg:width="0.019cm" svg:height="0.019cm" svg:x="6.702cm" svg:y="10.2cm" svg:viewBox="0 0 20 20" svg:d="M10 20c14 0 14-20 0-20-13 0-13 20 0 20z">
          <text:p/>
        </draw:path>
        <draw:path draw:style-name="gr1" draw:text-style-name="P1" draw:layer="layout" svg:width="0.019cm" svg:height="0.019cm" svg:x="7.202cm" svg:y="10.2cm" svg:viewBox="0 0 20 20" svg:d="M10 20c14 0 14-20 0-20-13 0-13 20 0 20z">
          <text:p/>
        </draw:path>
        <draw:path draw:style-name="gr1" draw:text-style-name="P1" draw:layer="layout" svg:width="0.019cm" svg:height="0.019cm" svg:x="7.702cm" svg:y="10.2cm" svg:viewBox="0 0 20 20" svg:d="M10 20c14 0 14-20 0-20-13 0-13 20 0 20z">
          <text:p/>
        </draw:path>
        <draw:path draw:style-name="gr1" draw:text-style-name="P1" draw:layer="layout" svg:width="0.019cm" svg:height="0.019cm" svg:x="8.202cm" svg:y="10.2cm" svg:viewBox="0 0 20 20" svg:d="M10 20c14 0 14-20 0-20-13 0-13 20 0 20z">
          <text:p/>
        </draw:path>
        <draw:path draw:style-name="gr1" draw:text-style-name="P1" draw:layer="layout" svg:width="0.019cm" svg:height="0.019cm" svg:x="8.703cm" svg:y="10.2cm" svg:viewBox="0 0 20 20" svg:d="M10 20c14 0 14-20 0-20-13 0-13 20 0 20z">
          <text:p/>
        </draw:path>
        <draw:path draw:style-name="gr1" draw:text-style-name="P1" draw:layer="layout" svg:width="0.019cm" svg:height="0.019cm" svg:x="9.203cm" svg:y="10.2cm" svg:viewBox="0 0 20 20" svg:d="M10 20c14 0 14-20 0-20-13 0-13 20 0 20z">
          <text:p/>
        </draw:path>
        <draw:path draw:style-name="gr1" draw:text-style-name="P1" draw:layer="layout" svg:width="0.019cm" svg:height="0.019cm" svg:x="9.703cm" svg:y="10.2cm" svg:viewBox="0 0 20 20" svg:d="M10 20c14 0 14-20 0-20-13 0-13 20 0 20z">
          <text:p/>
        </draw:path>
        <draw:path draw:style-name="gr1" draw:text-style-name="P1" draw:layer="layout" svg:width="0.019cm" svg:height="0.019cm" svg:x="10.203cm" svg:y="10.2cm" svg:viewBox="0 0 20 20" svg:d="M10 20c14 0 14-20 0-20-13 0-13 20 0 20z">
          <text:p/>
        </draw:path>
        <draw:path draw:style-name="gr1" draw:text-style-name="P1" draw:layer="layout" svg:width="0.019cm" svg:height="0.019cm" svg:x="10.703cm" svg:y="10.2cm" svg:viewBox="0 0 20 20" svg:d="M10 20c14 0 14-20 0-20-13 0-13 20 0 20z">
          <text:p/>
        </draw:path>
        <draw:path draw:style-name="gr1" draw:text-style-name="P1" draw:layer="layout" svg:width="0.019cm" svg:height="0.019cm" svg:x="11.203cm" svg:y="10.2cm" svg:viewBox="0 0 20 20" svg:d="M10 20c14 0 14-20 0-20-13 0-13 20 0 20z">
          <text:p/>
        </draw:path>
        <draw:path draw:style-name="gr1" draw:text-style-name="P1" draw:layer="layout" svg:width="0.019cm" svg:height="0.019cm" svg:x="11.703cm" svg:y="10.2cm" svg:viewBox="0 0 20 20" svg:d="M10 20c14 0 14-20 0-20-13 0-13 20 0 20z">
          <text:p/>
        </draw:path>
        <draw:path draw:style-name="gr1" draw:text-style-name="P1" draw:layer="layout" svg:width="0.019cm" svg:height="0.019cm" svg:x="12.203cm" svg:y="10.2cm" svg:viewBox="0 0 20 20" svg:d="M10 20c14 0 14-20 0-20-13 0-13 20 0 20z">
          <text:p/>
        </draw:path>
        <draw:path draw:style-name="gr1" draw:text-style-name="P1" draw:layer="layout" svg:width="0.019cm" svg:height="0.019cm" svg:x="12.703cm" svg:y="10.2cm" svg:viewBox="0 0 20 20" svg:d="M10 20c14 0 14-20 0-20-13 0-13 20 0 20z">
          <text:p/>
        </draw:path>
        <draw:path draw:style-name="gr1" draw:text-style-name="P1" draw:layer="layout" svg:width="0.019cm" svg:height="0.019cm" svg:x="14.703cm" svg:y="10.2cm" svg:viewBox="0 0 20 20" svg:d="M10 20c14 0 14-20 0-20-13 0-13 20 0 20z">
          <text:p/>
        </draw:path>
        <draw:path draw:style-name="gr1" draw:text-style-name="P1" draw:layer="layout" svg:width="0.019cm" svg:height="0.019cm" svg:x="15.203cm" svg:y="10.2cm" svg:viewBox="0 0 20 20" svg:d="M10 20c14 0 14-20 0-20-13 0-13 20 0 20z">
          <text:p/>
        </draw:path>
        <draw:path draw:style-name="gr1" draw:text-style-name="P1" draw:layer="layout" svg:width="0.019cm" svg:height="0.019cm" svg:x="15.703cm" svg:y="10.2cm" svg:viewBox="0 0 20 20" svg:d="M10 20c14 0 14-20 0-20-13 0-13 20 0 20z">
          <text:p/>
        </draw:path>
        <draw:path draw:style-name="gr1" draw:text-style-name="P1" draw:layer="layout" svg:width="0.019cm" svg:height="0.019cm" svg:x="16.203cm" svg:y="10.2cm" svg:viewBox="0 0 20 20" svg:d="M10 20c14 0 14-20 0-20-13 0-13 20 0 20z">
          <text:p/>
        </draw:path>
        <draw:path draw:style-name="gr1" draw:text-style-name="P1" draw:layer="layout" svg:width="0.019cm" svg:height="0.019cm" svg:x="0.703cm" svg:y="10.7cm" svg:viewBox="0 0 20 20" svg:d="M10 20c14 0 14-20 0-20-13 0-13 20 0 20z">
          <text:p/>
        </draw:path>
        <draw:path draw:style-name="gr1" draw:text-style-name="P1" draw:layer="layout" svg:width="0.019cm" svg:height="0.019cm" svg:x="1.203cm" svg:y="10.7cm" svg:viewBox="0 0 20 20" svg:d="M10 20c14 0 14-20 0-20-13 0-13 20 0 20z">
          <text:p/>
        </draw:path>
        <draw:path draw:style-name="gr1" draw:text-style-name="P1" draw:layer="layout" svg:width="0.019cm" svg:height="0.019cm" svg:x="1.703cm" svg:y="10.7cm" svg:viewBox="0 0 20 20" svg:d="M10 20c14 0 14-20 0-20-13 0-13 20 0 20z">
          <text:p/>
        </draw:path>
        <draw:path draw:style-name="gr1" draw:text-style-name="P1" draw:layer="layout" svg:width="0.019cm" svg:height="0.019cm" svg:x="2.203cm" svg:y="10.7cm" svg:viewBox="0 0 20 20" svg:d="M10 20c14 0 14-20 0-20-13 0-13 20 0 20z">
          <text:p/>
        </draw:path>
        <draw:path draw:style-name="gr1" draw:text-style-name="P1" draw:layer="layout" svg:width="0.019cm" svg:height="0.019cm" svg:x="2.703cm" svg:y="10.7cm" svg:viewBox="0 0 20 20" svg:d="M10 20c14 0 14-20 0-20-13 0-13 20 0 20z">
          <text:p/>
        </draw:path>
        <draw:path draw:style-name="gr1" draw:text-style-name="P1" draw:layer="layout" svg:width="0.019cm" svg:height="0.019cm" svg:x="3.203cm" svg:y="10.7cm" svg:viewBox="0 0 20 20" svg:d="M10 20c14 0 14-20 0-20-13 0-13 20 0 20z">
          <text:p/>
        </draw:path>
        <draw:path draw:style-name="gr1" draw:text-style-name="P1" draw:layer="layout" svg:width="0.019cm" svg:height="0.019cm" svg:x="3.703cm" svg:y="10.7cm" svg:viewBox="0 0 20 20" svg:d="M10 20c14 0 14-20 0-20-13 0-13 20 0 20z">
          <text:p/>
        </draw:path>
        <draw:path draw:style-name="gr1" draw:text-style-name="P1" draw:layer="layout" svg:width="0.019cm" svg:height="0.019cm" svg:x="4.203cm" svg:y="10.7cm" svg:viewBox="0 0 20 20" svg:d="M10 20c14 0 14-20 0-20-13 0-13 20 0 20z">
          <text:p/>
        </draw:path>
        <draw:path draw:style-name="gr1" draw:text-style-name="P1" draw:layer="layout" svg:width="0.019cm" svg:height="0.019cm" svg:x="4.703cm" svg:y="10.7cm" svg:viewBox="0 0 20 20" svg:d="M10 20c14 0 14-20 0-20-13 0-13 20 0 20z">
          <text:p/>
        </draw:path>
        <draw:path draw:style-name="gr1" draw:text-style-name="P1" draw:layer="layout" svg:width="0.019cm" svg:height="0.019cm" svg:x="5.203cm" svg:y="10.7cm" svg:viewBox="0 0 20 20" svg:d="M10 20c14 0 14-20 0-20-13 0-13 20 0 20z">
          <text:p/>
        </draw:path>
        <draw:path draw:style-name="gr1" draw:text-style-name="P1" draw:layer="layout" svg:width="0.019cm" svg:height="0.019cm" svg:x="5.703cm" svg:y="10.7cm" svg:viewBox="0 0 20 20" svg:d="M10 20c14 0 14-20 0-20-13 0-13 20 0 20z">
          <text:p/>
        </draw:path>
        <draw:path draw:style-name="gr1" draw:text-style-name="P1" draw:layer="layout" svg:width="0.019cm" svg:height="0.019cm" svg:x="6.203cm" svg:y="10.7cm" svg:viewBox="0 0 20 20" svg:d="M10 20c14 0 14-20 0-20-13 0-13 20 0 20z">
          <text:p/>
        </draw:path>
        <draw:path draw:style-name="gr1" draw:text-style-name="P1" draw:layer="layout" svg:width="0.019cm" svg:height="0.019cm" svg:x="6.703cm" svg:y="10.7cm" svg:viewBox="0 0 20 20" svg:d="M10 20c14 0 14-20 0-20-13 0-13 20 0 20z">
          <text:p/>
        </draw:path>
        <draw:path draw:style-name="gr1" draw:text-style-name="P1" draw:layer="layout" svg:width="0.019cm" svg:height="0.019cm" svg:x="7.203cm" svg:y="10.7cm" svg:viewBox="0 0 20 20" svg:d="M10 20c14 0 14-20 0-20-13 0-13 20 0 20z">
          <text:p/>
        </draw:path>
        <draw:path draw:style-name="gr1" draw:text-style-name="P1" draw:layer="layout" svg:width="0.019cm" svg:height="0.019cm" svg:x="7.703cm" svg:y="10.7cm" svg:viewBox="0 0 20 20" svg:d="M10 20c14 0 14-20 0-20-13 0-13 20 0 20z">
          <text:p/>
        </draw:path>
        <draw:path draw:style-name="gr1" draw:text-style-name="P1" draw:layer="layout" svg:width="0.019cm" svg:height="0.019cm" svg:x="8.203cm" svg:y="10.7cm" svg:viewBox="0 0 20 20" svg:d="M10 20c14 0 14-20 0-20-13 0-13 20 0 20z">
          <text:p/>
        </draw:path>
        <draw:path draw:style-name="gr1" draw:text-style-name="P1" draw:layer="layout" svg:width="0.019cm" svg:height="0.019cm" svg:x="8.704cm" svg:y="10.7cm" svg:viewBox="0 0 20 20" svg:d="M10 20c14 0 14-20 0-20-13 0-13 20 0 20z">
          <text:p/>
        </draw:path>
        <draw:path draw:style-name="gr1" draw:text-style-name="P1" draw:layer="layout" svg:width="0.019cm" svg:height="0.019cm" svg:x="9.204cm" svg:y="10.7cm" svg:viewBox="0 0 20 20" svg:d="M10 20c14 0 14-20 0-20-13 0-13 20 0 20z">
          <text:p/>
        </draw:path>
        <draw:path draw:style-name="gr1" draw:text-style-name="P1" draw:layer="layout" svg:width="0.019cm" svg:height="0.019cm" svg:x="9.704cm" svg:y="10.7cm" svg:viewBox="0 0 20 20" svg:d="M10 20c14 0 14-20 0-20-13 0-13 20 0 20z">
          <text:p/>
        </draw:path>
        <draw:path draw:style-name="gr1" draw:text-style-name="P1" draw:layer="layout" svg:width="0.019cm" svg:height="0.019cm" svg:x="10.204cm" svg:y="10.7cm" svg:viewBox="0 0 20 20" svg:d="M10 20c14 0 14-20 0-20-13 0-13 20 0 20z">
          <text:p/>
        </draw:path>
        <draw:path draw:style-name="gr1" draw:text-style-name="P1" draw:layer="layout" svg:width="0.019cm" svg:height="0.019cm" svg:x="10.704cm" svg:y="10.7cm" svg:viewBox="0 0 20 20" svg:d="M10 20c14 0 14-20 0-20-13 0-13 20 0 20z">
          <text:p/>
        </draw:path>
        <draw:path draw:style-name="gr1" draw:text-style-name="P1" draw:layer="layout" svg:width="0.019cm" svg:height="0.019cm" svg:x="11.204cm" svg:y="10.7cm" svg:viewBox="0 0 20 20" svg:d="M10 20c14 0 14-20 0-20-13 0-13 20 0 20z">
          <text:p/>
        </draw:path>
        <draw:path draw:style-name="gr1" draw:text-style-name="P1" draw:layer="layout" svg:width="0.019cm" svg:height="0.019cm" svg:x="11.704cm" svg:y="10.7cm" svg:viewBox="0 0 20 20" svg:d="M10 20c14 0 14-20 0-20-13 0-13 20 0 20z">
          <text:p/>
        </draw:path>
        <draw:path draw:style-name="gr1" draw:text-style-name="P1" draw:layer="layout" svg:width="0.019cm" svg:height="0.019cm" svg:x="12.204cm" svg:y="10.7cm" svg:viewBox="0 0 20 20" svg:d="M10 20c14 0 14-20 0-20-13 0-13 20 0 20z">
          <text:p/>
        </draw:path>
        <draw:path draw:style-name="gr1" draw:text-style-name="P1" draw:layer="layout" svg:width="0.019cm" svg:height="0.019cm" svg:x="12.704cm" svg:y="10.7cm" svg:viewBox="0 0 20 20" svg:d="M10 20c14 0 14-20 0-20-13 0-13 20 0 20z">
          <text:p/>
        </draw:path>
        <draw:path draw:style-name="gr1" draw:text-style-name="P1" draw:layer="layout" svg:width="0.019cm" svg:height="0.019cm" svg:x="13.204cm" svg:y="10.7cm" svg:viewBox="0 0 20 20" svg:d="M10 20c14 0 14-20 0-20-13 0-13 20 0 20z">
          <text:p/>
        </draw:path>
        <draw:path draw:style-name="gr1" draw:text-style-name="P1" draw:layer="layout" svg:width="0.019cm" svg:height="0.019cm" svg:x="13.704cm" svg:y="10.7cm" svg:viewBox="0 0 20 20" svg:d="M10 20c14 0 14-20 0-20-13 0-13 20 0 20z">
          <text:p/>
        </draw:path>
        <draw:path draw:style-name="gr1" draw:text-style-name="P1" draw:layer="layout" svg:width="0.019cm" svg:height="0.019cm" svg:x="14.204cm" svg:y="10.7cm" svg:viewBox="0 0 20 20" svg:d="M10 20c14 0 14-20 0-20-13 0-13 20 0 20z">
          <text:p/>
        </draw:path>
        <draw:path draw:style-name="gr1" draw:text-style-name="P1" draw:layer="layout" svg:width="0.019cm" svg:height="0.019cm" svg:x="14.704cm" svg:y="10.7cm" svg:viewBox="0 0 20 20" svg:d="M10 20c14 0 14-20 0-20-13 0-13 20 0 20z">
          <text:p/>
        </draw:path>
        <draw:path draw:style-name="gr1" draw:text-style-name="P1" draw:layer="layout" svg:width="0.019cm" svg:height="0.019cm" svg:x="15.204cm" svg:y="10.7cm" svg:viewBox="0 0 20 20" svg:d="M10 20c14 0 14-20 0-20-13 0-13 20 0 20z">
          <text:p/>
        </draw:path>
        <draw:path draw:style-name="gr1" draw:text-style-name="P1" draw:layer="layout" svg:width="0.019cm" svg:height="0.019cm" svg:x="15.704cm" svg:y="10.7cm" svg:viewBox="0 0 20 20" svg:d="M10 20c14 0 14-20 0-20-13 0-13 20 0 20z">
          <text:p/>
        </draw:path>
        <draw:path draw:style-name="gr1" draw:text-style-name="P1" draw:layer="layout" svg:width="0.019cm" svg:height="0.019cm" svg:x="16.204cm" svg:y="10.7cm" svg:viewBox="0 0 20 20" svg:d="M10 20c14 0 14-20 0-20-13 0-13 20 0 20z">
          <text:p/>
        </draw:path>
        <draw:path draw:style-name="gr1" draw:text-style-name="P1" draw:layer="layout" svg:width="0.019cm" svg:height="0.019cm" svg:x="16.703cm" svg:y="10.7cm" svg:viewBox="0 0 20 20" svg:d="M10 20c14 0 14-20 0-20-13 0-13 20 0 20z">
          <text:p/>
        </draw:path>
        <draw:path draw:style-name="gr1" draw:text-style-name="P1" draw:layer="layout" svg:width="0.019cm" svg:height="0.019cm" svg:x="17.203cm" svg:y="10.7cm" svg:viewBox="0 0 20 20" svg:d="M10 20c14 0 14-20 0-20-13 0-13 20 0 20z">
          <text:p/>
        </draw:path>
        <draw:path draw:style-name="gr1" draw:text-style-name="P1" draw:layer="layout" svg:width="0.019cm" svg:height="0.019cm" svg:x="17.703cm" svg:y="10.7cm" svg:viewBox="0 0 20 20" svg:d="M10 20c14 0 14-20 0-20-13 0-13 20 0 20z">
          <text:p/>
        </draw:path>
        <draw:path draw:style-name="gr1" draw:text-style-name="P1" draw:layer="layout" svg:width="0.019cm" svg:height="0.019cm" svg:x="18.203cm" svg:y="10.7cm" svg:viewBox="0 0 20 20" svg:d="M10 20c14 0 14-20 0-20-13 0-13 20 0 20z">
          <text:p/>
        </draw:path>
        <draw:path draw:style-name="gr1" draw:text-style-name="P1" draw:layer="layout" svg:width="0.019cm" svg:height="0.019cm" svg:x="18.703cm" svg:y="10.7cm" svg:viewBox="0 0 20 20" svg:d="M10 20c14 0 14-20 0-20-13 0-13 20 0 20z">
          <text:p/>
        </draw:path>
        <draw:path draw:style-name="gr1" draw:text-style-name="P1" draw:layer="layout" svg:width="0.019cm" svg:height="0.019cm" svg:x="19.203cm" svg:y="10.7cm" svg:viewBox="0 0 20 20" svg:d="M10 20c14 0 14-20 0-20-13 0-13 20 0 20z">
          <text:p/>
        </draw:path>
        <draw:path draw:style-name="gr1" draw:text-style-name="P1" draw:layer="layout" svg:width="0.019cm" svg:height="0.019cm" svg:x="19.703cm" svg:y="10.7cm" svg:viewBox="0 0 20 20" svg:d="M10 20c14 0 14-20 0-20-13 0-13 20 0 20z">
          <text:p/>
        </draw:path>
        <draw:path draw:style-name="gr1" draw:text-style-name="P1" draw:layer="layout" svg:width="0.019cm" svg:height="0.019cm" svg:x="20.203cm" svg:y="10.7cm" svg:viewBox="0 0 20 20" svg:d="M10 20c14 0 14-20 0-20-13 0-13 20 0 20z">
          <text:p/>
        </draw:path>
        <draw:path draw:style-name="gr1" draw:text-style-name="P1" draw:layer="layout" svg:width="0.019cm" svg:height="0.019cm" svg:x="20.703cm" svg:y="10.7cm" svg:viewBox="0 0 20 20" svg:d="M10 20c14 0 14-20 0-20-13 0-13 20 0 20z">
          <text:p/>
        </draw:path>
        <draw:path draw:style-name="gr1" draw:text-style-name="P1" draw:layer="layout" svg:width="0.019cm" svg:height="0.019cm" svg:x="21.203cm" svg:y="10.7cm" svg:viewBox="0 0 20 20" svg:d="M10 20c14 0 14-20 0-20-13 0-13 20 0 20z">
          <text:p/>
        </draw:path>
        <draw:path draw:style-name="gr1" draw:text-style-name="P1" draw:layer="layout" svg:width="0.019cm" svg:height="0.019cm" svg:x="21.703cm" svg:y="10.7cm" svg:viewBox="0 0 20 20" svg:d="M10 20c14 0 14-20 0-20-13 0-13 20 0 20z">
          <text:p/>
        </draw:path>
        <draw:path draw:style-name="gr1" draw:text-style-name="P1" draw:layer="layout" svg:width="0.019cm" svg:height="0.019cm" svg:x="22.203cm" svg:y="10.7cm" svg:viewBox="0 0 20 20" svg:d="M10 20c14 0 14-20 0-20-13 0-13 20 0 20z">
          <text:p/>
        </draw:path>
        <draw:path draw:style-name="gr1" draw:text-style-name="P1" draw:layer="layout" svg:width="0.019cm" svg:height="0.019cm" svg:x="22.703cm" svg:y="10.7cm" svg:viewBox="0 0 20 20" svg:d="M10 20c14 0 14-20 0-20-13 0-13 20 0 20z">
          <text:p/>
        </draw:path>
        <draw:path draw:style-name="gr1" draw:text-style-name="P1" draw:layer="layout" svg:width="0.019cm" svg:height="0.019cm" svg:x="23.203cm" svg:y="10.7cm" svg:viewBox="0 0 20 20" svg:d="M10 20c14 0 14-20 0-20-13 0-13 20 0 20z">
          <text:p/>
        </draw:path>
        <draw:path draw:style-name="gr1" draw:text-style-name="P1" draw:layer="layout" svg:width="0.019cm" svg:height="0.019cm" svg:x="23.703cm" svg:y="10.7cm" svg:viewBox="0 0 20 20" svg:d="M10 20c14 0 14-20 0-20-13 0-13 20 0 20z">
          <text:p/>
        </draw:path>
        <draw:path draw:style-name="gr1" draw:text-style-name="P1" draw:layer="layout" svg:width="0.019cm" svg:height="0.019cm" svg:x="24.203cm" svg:y="10.7cm" svg:viewBox="0 0 20 20" svg:d="M10 20c14 0 14-20 0-20-13 0-13 20 0 20z">
          <text:p/>
        </draw:path>
        <draw:path draw:style-name="gr1" draw:text-style-name="P1" draw:layer="layout" svg:width="0.019cm" svg:height="0.019cm" svg:x="24.704cm" svg:y="10.7cm" svg:viewBox="0 0 20 20" svg:d="M10 20c14 0 14-20 0-20-13 0-13 20 0 20z">
          <text:p/>
        </draw:path>
        <draw:path draw:style-name="gr1" draw:text-style-name="P1" draw:layer="layout" svg:width="0.019cm" svg:height="0.019cm" svg:x="25.204cm" svg:y="10.7cm" svg:viewBox="0 0 20 20" svg:d="M10 20c14 0 14-20 0-20-13 0-13 20 0 20z">
          <text:p/>
        </draw:path>
        <draw:path draw:style-name="gr1" draw:text-style-name="P1" draw:layer="layout" svg:width="0.019cm" svg:height="0.019cm" svg:x="25.704cm" svg:y="10.7cm" svg:viewBox="0 0 20 20" svg:d="M10 20c14 0 14-20 0-20-13 0-13 20 0 20z">
          <text:p/>
        </draw:path>
        <draw:path draw:style-name="gr1" draw:text-style-name="P1" draw:layer="layout" svg:width="0.019cm" svg:height="0.019cm" svg:x="26.204cm" svg:y="10.7cm" svg:viewBox="0 0 20 20" svg:d="M10 20c14 0 14-20 0-20-13 0-13 20 0 20z">
          <text:p/>
        </draw:path>
        <draw:path draw:style-name="gr1" draw:text-style-name="P1" draw:layer="layout" svg:width="0.019cm" svg:height="0.019cm" svg:x="26.704cm" svg:y="10.7cm" svg:viewBox="0 0 20 20" svg:d="M10 20c14 0 14-20 0-20-13 0-13 20 0 20z">
          <text:p/>
        </draw:path>
        <draw:path draw:style-name="gr1" draw:text-style-name="P1" draw:layer="layout" svg:width="0.019cm" svg:height="0.019cm" svg:x="27.204cm" svg:y="10.7cm" svg:viewBox="0 0 20 20" svg:d="M10 20c14 0 14-20 0-20-13 0-13 20 0 20z">
          <text:p/>
        </draw:path>
        <draw:path draw:style-name="gr1" draw:text-style-name="P1" draw:layer="layout" svg:width="0.019cm" svg:height="0.019cm" svg:x="0.703cm" svg:y="10.7cm" svg:viewBox="0 0 20 20" svg:d="M10 20c14 0 14-20 0-20-13 0-13 20 0 20z">
          <text:p/>
        </draw:path>
        <draw:path draw:style-name="gr1" draw:text-style-name="P1" draw:layer="layout" svg:width="0.019cm" svg:height="0.019cm" svg:x="1.203cm" svg:y="10.7cm" svg:viewBox="0 0 20 20" svg:d="M10 20c14 0 14-20 0-20-13 0-13 20 0 20z">
          <text:p/>
        </draw:path>
        <draw:path draw:style-name="gr1" draw:text-style-name="P1" draw:layer="layout" svg:width="0.019cm" svg:height="0.019cm" svg:x="1.703cm" svg:y="10.7cm" svg:viewBox="0 0 20 20" svg:d="M10 20c14 0 14-20 0-20-13 0-13 20 0 20z">
          <text:p/>
        </draw:path>
        <draw:path draw:style-name="gr1" draw:text-style-name="P1" draw:layer="layout" svg:width="0.019cm" svg:height="0.019cm" svg:x="2.203cm" svg:y="10.7cm" svg:viewBox="0 0 20 20" svg:d="M10 20c14 0 14-20 0-20-13 0-13 20 0 20z">
          <text:p/>
        </draw:path>
        <draw:path draw:style-name="gr1" draw:text-style-name="P1" draw:layer="layout" svg:width="0.019cm" svg:height="0.019cm" svg:x="2.703cm" svg:y="10.7cm" svg:viewBox="0 0 20 20" svg:d="M10 20c14 0 14-20 0-20-13 0-13 20 0 20z">
          <text:p/>
        </draw:path>
        <draw:path draw:style-name="gr1" draw:text-style-name="P1" draw:layer="layout" svg:width="0.019cm" svg:height="0.019cm" svg:x="3.203cm" svg:y="10.7cm" svg:viewBox="0 0 20 20" svg:d="M10 20c14 0 14-20 0-20-13 0-13 20 0 20z">
          <text:p/>
        </draw:path>
        <draw:path draw:style-name="gr1" draw:text-style-name="P1" draw:layer="layout" svg:width="0.019cm" svg:height="0.019cm" svg:x="3.703cm" svg:y="10.7cm" svg:viewBox="0 0 20 20" svg:d="M10 20c14 0 14-20 0-20-13 0-13 20 0 20z">
          <text:p/>
        </draw:path>
        <draw:path draw:style-name="gr1" draw:text-style-name="P1" draw:layer="layout" svg:width="0.019cm" svg:height="0.019cm" svg:x="4.203cm" svg:y="10.7cm" svg:viewBox="0 0 20 20" svg:d="M10 20c14 0 14-20 0-20-13 0-13 20 0 20z">
          <text:p/>
        </draw:path>
        <draw:path draw:style-name="gr1" draw:text-style-name="P1" draw:layer="layout" svg:width="0.019cm" svg:height="0.019cm" svg:x="4.703cm" svg:y="10.7cm" svg:viewBox="0 0 20 20" svg:d="M10 20c14 0 14-20 0-20-13 0-13 20 0 20z">
          <text:p/>
        </draw:path>
        <draw:path draw:style-name="gr1" draw:text-style-name="P1" draw:layer="layout" svg:width="0.019cm" svg:height="0.019cm" svg:x="5.203cm" svg:y="10.7cm" svg:viewBox="0 0 20 20" svg:d="M10 20c14 0 14-20 0-20-13 0-13 20 0 20z">
          <text:p/>
        </draw:path>
        <draw:path draw:style-name="gr1" draw:text-style-name="P1" draw:layer="layout" svg:width="0.019cm" svg:height="0.019cm" svg:x="5.703cm" svg:y="10.7cm" svg:viewBox="0 0 20 20" svg:d="M10 20c14 0 14-20 0-20-13 0-13 20 0 20z">
          <text:p/>
        </draw:path>
        <draw:path draw:style-name="gr1" draw:text-style-name="P1" draw:layer="layout" svg:width="0.019cm" svg:height="0.019cm" svg:x="6.203cm" svg:y="10.7cm" svg:viewBox="0 0 20 20" svg:d="M10 20c14 0 14-20 0-20-13 0-13 20 0 20z">
          <text:p/>
        </draw:path>
        <draw:path draw:style-name="gr1" draw:text-style-name="P1" draw:layer="layout" svg:width="0.019cm" svg:height="0.019cm" svg:x="6.703cm" svg:y="10.7cm" svg:viewBox="0 0 20 20" svg:d="M10 20c14 0 14-20 0-20-13 0-13 20 0 20z">
          <text:p/>
        </draw:path>
        <draw:path draw:style-name="gr1" draw:text-style-name="P1" draw:layer="layout" svg:width="0.019cm" svg:height="0.019cm" svg:x="7.203cm" svg:y="10.7cm" svg:viewBox="0 0 20 20" svg:d="M10 20c14 0 14-20 0-20-13 0-13 20 0 20z">
          <text:p/>
        </draw:path>
        <draw:path draw:style-name="gr1" draw:text-style-name="P1" draw:layer="layout" svg:width="0.019cm" svg:height="0.019cm" svg:x="7.703cm" svg:y="10.7cm" svg:viewBox="0 0 20 20" svg:d="M10 20c14 0 14-20 0-20-13 0-13 20 0 20z">
          <text:p/>
        </draw:path>
        <draw:path draw:style-name="gr1" draw:text-style-name="P1" draw:layer="layout" svg:width="0.019cm" svg:height="0.019cm" svg:x="8.203cm" svg:y="10.7cm" svg:viewBox="0 0 20 20" svg:d="M10 20c14 0 14-20 0-20-13 0-13 20 0 20z">
          <text:p/>
        </draw:path>
        <draw:path draw:style-name="gr1" draw:text-style-name="P1" draw:layer="layout" svg:width="0.019cm" svg:height="0.019cm" svg:x="8.704cm" svg:y="10.7cm" svg:viewBox="0 0 20 20" svg:d="M10 20c14 0 14-20 0-20-13 0-13 20 0 20z">
          <text:p/>
        </draw:path>
        <draw:path draw:style-name="gr1" draw:text-style-name="P1" draw:layer="layout" svg:width="0.019cm" svg:height="0.019cm" svg:x="9.204cm" svg:y="10.7cm" svg:viewBox="0 0 20 20" svg:d="M10 20c14 0 14-20 0-20-13 0-13 20 0 20z">
          <text:p/>
        </draw:path>
        <draw:path draw:style-name="gr1" draw:text-style-name="P1" draw:layer="layout" svg:width="0.019cm" svg:height="0.019cm" svg:x="9.704cm" svg:y="10.7cm" svg:viewBox="0 0 20 20" svg:d="M10 20c14 0 14-20 0-20-13 0-13 20 0 20z">
          <text:p/>
        </draw:path>
        <draw:path draw:style-name="gr1" draw:text-style-name="P1" draw:layer="layout" svg:width="0.019cm" svg:height="0.019cm" svg:x="10.204cm" svg:y="10.7cm" svg:viewBox="0 0 20 20" svg:d="M10 20c14 0 14-20 0-20-13 0-13 20 0 20z">
          <text:p/>
        </draw:path>
        <draw:path draw:style-name="gr1" draw:text-style-name="P1" draw:layer="layout" svg:width="0.019cm" svg:height="0.019cm" svg:x="10.704cm" svg:y="10.7cm" svg:viewBox="0 0 20 20" svg:d="M10 20c14 0 14-20 0-20-13 0-13 20 0 20z">
          <text:p/>
        </draw:path>
        <draw:path draw:style-name="gr1" draw:text-style-name="P1" draw:layer="layout" svg:width="0.019cm" svg:height="0.019cm" svg:x="11.204cm" svg:y="10.7cm" svg:viewBox="0 0 20 20" svg:d="M10 20c14 0 14-20 0-20-13 0-13 20 0 20z">
          <text:p/>
        </draw:path>
        <draw:path draw:style-name="gr1" draw:text-style-name="P1" draw:layer="layout" svg:width="0.019cm" svg:height="0.019cm" svg:x="11.704cm" svg:y="10.7cm" svg:viewBox="0 0 20 20" svg:d="M10 20c14 0 14-20 0-20-13 0-13 20 0 20z">
          <text:p/>
        </draw:path>
        <draw:path draw:style-name="gr1" draw:text-style-name="P1" draw:layer="layout" svg:width="0.019cm" svg:height="0.019cm" svg:x="12.204cm" svg:y="10.7cm" svg:viewBox="0 0 20 20" svg:d="M10 20c14 0 14-20 0-20-13 0-13 20 0 20z">
          <text:p/>
        </draw:path>
        <draw:path draw:style-name="gr1" draw:text-style-name="P1" draw:layer="layout" svg:width="0.019cm" svg:height="0.019cm" svg:x="12.704cm" svg:y="10.7cm" svg:viewBox="0 0 20 20" svg:d="M10 20c14 0 14-20 0-20-13 0-13 20 0 20z">
          <text:p/>
        </draw:path>
        <draw:path draw:style-name="gr1" draw:text-style-name="P1" draw:layer="layout" svg:width="0.019cm" svg:height="0.019cm" svg:x="13.204cm" svg:y="10.7cm" svg:viewBox="0 0 20 20" svg:d="M10 20c14 0 14-20 0-20-13 0-13 20 0 20z">
          <text:p/>
        </draw:path>
        <draw:path draw:style-name="gr1" draw:text-style-name="P1" draw:layer="layout" svg:width="0.019cm" svg:height="0.019cm" svg:x="13.704cm" svg:y="10.7cm" svg:viewBox="0 0 20 20" svg:d="M10 20c14 0 14-20 0-20-13 0-13 20 0 20z">
          <text:p/>
        </draw:path>
        <draw:path draw:style-name="gr1" draw:text-style-name="P1" draw:layer="layout" svg:width="0.019cm" svg:height="0.019cm" svg:x="14.204cm" svg:y="10.7cm" svg:viewBox="0 0 20 20" svg:d="M10 20c14 0 14-20 0-20-13 0-13 20 0 20z">
          <text:p/>
        </draw:path>
        <draw:path draw:style-name="gr1" draw:text-style-name="P1" draw:layer="layout" svg:width="0.019cm" svg:height="0.019cm" svg:x="14.704cm" svg:y="10.7cm" svg:viewBox="0 0 20 20" svg:d="M10 20c14 0 14-20 0-20-13 0-13 20 0 20z">
          <text:p/>
        </draw:path>
        <draw:path draw:style-name="gr1" draw:text-style-name="P1" draw:layer="layout" svg:width="0.019cm" svg:height="0.019cm" svg:x="15.204cm" svg:y="10.7cm" svg:viewBox="0 0 20 20" svg:d="M10 20c14 0 14-20 0-20-13 0-13 20 0 20z">
          <text:p/>
        </draw:path>
        <draw:path draw:style-name="gr1" draw:text-style-name="P1" draw:layer="layout" svg:width="0.019cm" svg:height="0.019cm" svg:x="15.704cm" svg:y="10.7cm" svg:viewBox="0 0 20 20" svg:d="M10 20c14 0 14-20 0-20-13 0-13 20 0 20z">
          <text:p/>
        </draw:path>
        <draw:path draw:style-name="gr1" draw:text-style-name="P1" draw:layer="layout" svg:width="0.019cm" svg:height="0.019cm" svg:x="16.204cm" svg:y="10.7cm" svg:viewBox="0 0 20 20" svg:d="M10 20c14 0 14-20 0-20-13 0-13 20 0 20z">
          <text:p/>
        </draw:path>
        <draw:path draw:style-name="gr1" draw:text-style-name="P1" draw:layer="layout" svg:width="0.019cm" svg:height="0.019cm" svg:x="0.703cm" svg:y="11.2cm" svg:viewBox="0 0 20 20" svg:d="M10 20c14 0 14-20 0-20-13 0-13 20 0 20z">
          <text:p/>
        </draw:path>
        <draw:path draw:style-name="gr1" draw:text-style-name="P1" draw:layer="layout" svg:width="0.019cm" svg:height="0.019cm" svg:x="1.203cm" svg:y="11.2cm" svg:viewBox="0 0 20 20" svg:d="M10 20c14 0 14-20 0-20-13 0-13 20 0 20z">
          <text:p/>
        </draw:path>
        <draw:path draw:style-name="gr1" draw:text-style-name="P1" draw:layer="layout" svg:width="0.019cm" svg:height="0.019cm" svg:x="1.703cm" svg:y="11.2cm" svg:viewBox="0 0 20 20" svg:d="M10 20c14 0 14-20 0-20-13 0-13 20 0 20z">
          <text:p/>
        </draw:path>
        <draw:path draw:style-name="gr1" draw:text-style-name="P1" draw:layer="layout" svg:width="0.019cm" svg:height="0.019cm" svg:x="2.203cm" svg:y="11.2cm" svg:viewBox="0 0 20 20" svg:d="M10 20c14 0 14-20 0-20-13 0-13 20 0 20z">
          <text:p/>
        </draw:path>
        <draw:path draw:style-name="gr1" draw:text-style-name="P1" draw:layer="layout" svg:width="0.019cm" svg:height="0.019cm" svg:x="2.703cm" svg:y="11.2cm" svg:viewBox="0 0 20 20" svg:d="M10 20c14 0 14-20 0-20-13 0-13 20 0 20z">
          <text:p/>
        </draw:path>
        <draw:path draw:style-name="gr1" draw:text-style-name="P1" draw:layer="layout" svg:width="0.019cm" svg:height="0.019cm" svg:x="3.203cm" svg:y="11.2cm" svg:viewBox="0 0 20 20" svg:d="M10 20c14 0 14-20 0-20-13 0-13 20 0 20z">
          <text:p/>
        </draw:path>
        <draw:path draw:style-name="gr1" draw:text-style-name="P1" draw:layer="layout" svg:width="0.019cm" svg:height="0.019cm" svg:x="3.703cm" svg:y="11.2cm" svg:viewBox="0 0 20 20" svg:d="M10 20c14 0 14-20 0-20-13 0-13 20 0 20z">
          <text:p/>
        </draw:path>
        <draw:path draw:style-name="gr1" draw:text-style-name="P1" draw:layer="layout" svg:width="0.019cm" svg:height="0.019cm" svg:x="4.203cm" svg:y="11.2cm" svg:viewBox="0 0 20 20" svg:d="M10 20c14 0 14-20 0-20-13 0-13 20 0 20z">
          <text:p/>
        </draw:path>
        <draw:path draw:style-name="gr1" draw:text-style-name="P1" draw:layer="layout" svg:width="0.019cm" svg:height="0.019cm" svg:x="4.703cm" svg:y="11.2cm" svg:viewBox="0 0 20 20" svg:d="M10 20c14 0 14-20 0-20-13 0-13 20 0 20z">
          <text:p/>
        </draw:path>
        <draw:path draw:style-name="gr1" draw:text-style-name="P1" draw:layer="layout" svg:width="0.019cm" svg:height="0.019cm" svg:x="5.203cm" svg:y="11.2cm" svg:viewBox="0 0 20 20" svg:d="M10 20c14 0 14-20 0-20-13 0-13 20 0 20z">
          <text:p/>
        </draw:path>
        <draw:path draw:style-name="gr1" draw:text-style-name="P1" draw:layer="layout" svg:width="0.019cm" svg:height="0.019cm" svg:x="5.703cm" svg:y="11.2cm" svg:viewBox="0 0 20 20" svg:d="M10 20c14 0 14-20 0-20-13 0-13 20 0 20z">
          <text:p/>
        </draw:path>
        <draw:path draw:style-name="gr1" draw:text-style-name="P1" draw:layer="layout" svg:width="0.019cm" svg:height="0.019cm" svg:x="6.203cm" svg:y="11.2cm" svg:viewBox="0 0 20 20" svg:d="M10 20c14 0 14-20 0-20-13 0-13 20 0 20z">
          <text:p/>
        </draw:path>
        <draw:path draw:style-name="gr1" draw:text-style-name="P1" draw:layer="layout" svg:width="0.019cm" svg:height="0.019cm" svg:x="6.703cm" svg:y="11.2cm" svg:viewBox="0 0 20 20" svg:d="M10 20c14 0 14-20 0-20-13 0-13 20 0 20z">
          <text:p/>
        </draw:path>
        <draw:path draw:style-name="gr1" draw:text-style-name="P1" draw:layer="layout" svg:width="0.019cm" svg:height="0.019cm" svg:x="7.203cm" svg:y="11.2cm" svg:viewBox="0 0 20 20" svg:d="M10 20c14 0 14-20 0-20-13 0-13 20 0 20z">
          <text:p/>
        </draw:path>
        <draw:path draw:style-name="gr1" draw:text-style-name="P1" draw:layer="layout" svg:width="0.019cm" svg:height="0.019cm" svg:x="7.703cm" svg:y="11.2cm" svg:viewBox="0 0 20 20" svg:d="M10 20c14 0 14-20 0-20-13 0-13 20 0 20z">
          <text:p/>
        </draw:path>
        <draw:path draw:style-name="gr1" draw:text-style-name="P1" draw:layer="layout" svg:width="0.019cm" svg:height="0.019cm" svg:x="8.203cm" svg:y="11.2cm" svg:viewBox="0 0 20 20" svg:d="M10 20c14 0 14-20 0-20-13 0-13 20 0 20z">
          <text:p/>
        </draw:path>
        <draw:path draw:style-name="gr1" draw:text-style-name="P1" draw:layer="layout" svg:width="0.019cm" svg:height="0.019cm" svg:x="8.704cm" svg:y="11.2cm" svg:viewBox="0 0 20 20" svg:d="M10 20c14 0 14-20 0-20-13 0-13 20 0 20z">
          <text:p/>
        </draw:path>
        <draw:path draw:style-name="gr1" draw:text-style-name="P1" draw:layer="layout" svg:width="0.019cm" svg:height="0.019cm" svg:x="9.204cm" svg:y="11.2cm" svg:viewBox="0 0 20 20" svg:d="M10 20c14 0 14-20 0-20-13 0-13 20 0 20z">
          <text:p/>
        </draw:path>
        <draw:path draw:style-name="gr1" draw:text-style-name="P1" draw:layer="layout" svg:width="0.019cm" svg:height="0.019cm" svg:x="9.704cm" svg:y="11.2cm" svg:viewBox="0 0 20 20" svg:d="M10 20c14 0 14-20 0-20-13 0-13 20 0 20z">
          <text:p/>
        </draw:path>
        <draw:path draw:style-name="gr1" draw:text-style-name="P1" draw:layer="layout" svg:width="0.019cm" svg:height="0.019cm" svg:x="10.204cm" svg:y="11.2cm" svg:viewBox="0 0 20 20" svg:d="M10 20c14 0 14-20 0-20-13 0-13 20 0 20z">
          <text:p/>
        </draw:path>
        <draw:path draw:style-name="gr1" draw:text-style-name="P1" draw:layer="layout" svg:width="0.019cm" svg:height="0.019cm" svg:x="10.704cm" svg:y="11.2cm" svg:viewBox="0 0 20 20" svg:d="M10 20c14 0 14-20 0-20-13 0-13 20 0 20z">
          <text:p/>
        </draw:path>
        <draw:path draw:style-name="gr1" draw:text-style-name="P1" draw:layer="layout" svg:width="0.019cm" svg:height="0.019cm" svg:x="11.204cm" svg:y="11.2cm" svg:viewBox="0 0 20 20" svg:d="M10 20c14 0 14-20 0-20-13 0-13 20 0 20z">
          <text:p/>
        </draw:path>
        <draw:path draw:style-name="gr1" draw:text-style-name="P1" draw:layer="layout" svg:width="0.019cm" svg:height="0.019cm" svg:x="11.704cm" svg:y="11.2cm" svg:viewBox="0 0 20 20" svg:d="M10 20c14 0 14-20 0-20-13 0-13 20 0 20z">
          <text:p/>
        </draw:path>
        <draw:path draw:style-name="gr1" draw:text-style-name="P1" draw:layer="layout" svg:width="0.019cm" svg:height="0.019cm" svg:x="12.204cm" svg:y="11.2cm" svg:viewBox="0 0 20 20" svg:d="M10 20c14 0 14-20 0-20-13 0-13 20 0 20z">
          <text:p/>
        </draw:path>
        <draw:path draw:style-name="gr1" draw:text-style-name="P1" draw:layer="layout" svg:width="0.019cm" svg:height="0.019cm" svg:x="12.704cm" svg:y="11.2cm" svg:viewBox="0 0 20 20" svg:d="M10 20c14 0 14-20 0-20-13 0-13 20 0 20z">
          <text:p/>
        </draw:path>
        <draw:path draw:style-name="gr1" draw:text-style-name="P1" draw:layer="layout" svg:width="0.019cm" svg:height="0.019cm" svg:x="13.204cm" svg:y="11.2cm" svg:viewBox="0 0 20 20" svg:d="M10 20c14 0 14-20 0-20-13 0-13 20 0 20z">
          <text:p/>
        </draw:path>
        <draw:path draw:style-name="gr1" draw:text-style-name="P1" draw:layer="layout" svg:width="0.019cm" svg:height="0.019cm" svg:x="13.704cm" svg:y="11.2cm" svg:viewBox="0 0 20 20" svg:d="M10 20c14 0 14-20 0-20-13 0-13 20 0 20z">
          <text:p/>
        </draw:path>
        <draw:path draw:style-name="gr1" draw:text-style-name="P1" draw:layer="layout" svg:width="0.019cm" svg:height="0.019cm" svg:x="14.204cm" svg:y="11.2cm" svg:viewBox="0 0 20 20" svg:d="M10 20c14 0 14-20 0-20-13 0-13 20 0 20z">
          <text:p/>
        </draw:path>
        <draw:path draw:style-name="gr1" draw:text-style-name="P1" draw:layer="layout" svg:width="0.019cm" svg:height="0.019cm" svg:x="14.704cm" svg:y="11.2cm" svg:viewBox="0 0 20 20" svg:d="M10 20c14 0 14-20 0-20-13 0-13 20 0 20z">
          <text:p/>
        </draw:path>
        <draw:path draw:style-name="gr1" draw:text-style-name="P1" draw:layer="layout" svg:width="0.019cm" svg:height="0.019cm" svg:x="15.204cm" svg:y="11.2cm" svg:viewBox="0 0 20 20" svg:d="M10 20c14 0 14-20 0-20-13 0-13 20 0 20z">
          <text:p/>
        </draw:path>
        <draw:path draw:style-name="gr1" draw:text-style-name="P1" draw:layer="layout" svg:width="0.019cm" svg:height="0.019cm" svg:x="15.704cm" svg:y="11.2cm" svg:viewBox="0 0 20 20" svg:d="M10 20c14 0 14-20 0-20-13 0-13 20 0 20z">
          <text:p/>
        </draw:path>
        <draw:path draw:style-name="gr1" draw:text-style-name="P1" draw:layer="layout" svg:width="0.019cm" svg:height="0.019cm" svg:x="16.204cm" svg:y="11.2cm" svg:viewBox="0 0 20 20" svg:d="M10 20c14 0 14-20 0-20-13 0-13 20 0 20z">
          <text:p/>
        </draw:path>
        <draw:path draw:style-name="gr1" draw:text-style-name="P1" draw:layer="layout" svg:width="0.019cm" svg:height="0.019cm" svg:x="16.703cm" svg:y="11.2cm" svg:viewBox="0 0 20 20" svg:d="M10 20c14 0 14-20 0-20-13 0-13 20 0 20z">
          <text:p/>
        </draw:path>
        <draw:path draw:style-name="gr1" draw:text-style-name="P1" draw:layer="layout" svg:width="0.019cm" svg:height="0.019cm" svg:x="17.203cm" svg:y="11.2cm" svg:viewBox="0 0 20 20" svg:d="M10 20c14 0 14-20 0-20-13 0-13 20 0 20z">
          <text:p/>
        </draw:path>
        <draw:path draw:style-name="gr1" draw:text-style-name="P1" draw:layer="layout" svg:width="0.019cm" svg:height="0.019cm" svg:x="17.703cm" svg:y="11.2cm" svg:viewBox="0 0 20 20" svg:d="M10 20c14 0 14-20 0-20-13 0-13 20 0 20z">
          <text:p/>
        </draw:path>
        <draw:path draw:style-name="gr1" draw:text-style-name="P1" draw:layer="layout" svg:width="0.019cm" svg:height="0.019cm" svg:x="18.203cm" svg:y="11.2cm" svg:viewBox="0 0 20 20" svg:d="M10 20c14 0 14-20 0-20-13 0-13 20 0 20z">
          <text:p/>
        </draw:path>
        <draw:path draw:style-name="gr1" draw:text-style-name="P1" draw:layer="layout" svg:width="0.019cm" svg:height="0.019cm" svg:x="18.703cm" svg:y="11.2cm" svg:viewBox="0 0 20 20" svg:d="M10 20c14 0 14-20 0-20-13 0-13 20 0 20z">
          <text:p/>
        </draw:path>
        <draw:path draw:style-name="gr1" draw:text-style-name="P1" draw:layer="layout" svg:width="0.019cm" svg:height="0.019cm" svg:x="19.203cm" svg:y="11.2cm" svg:viewBox="0 0 20 20" svg:d="M10 20c14 0 14-20 0-20-13 0-13 20 0 20z">
          <text:p/>
        </draw:path>
        <draw:path draw:style-name="gr1" draw:text-style-name="P1" draw:layer="layout" svg:width="0.019cm" svg:height="0.019cm" svg:x="19.703cm" svg:y="11.2cm" svg:viewBox="0 0 20 20" svg:d="M10 20c14 0 14-20 0-20-13 0-13 20 0 20z">
          <text:p/>
        </draw:path>
        <draw:path draw:style-name="gr1" draw:text-style-name="P1" draw:layer="layout" svg:width="0.019cm" svg:height="0.019cm" svg:x="20.203cm" svg:y="11.2cm" svg:viewBox="0 0 20 20" svg:d="M10 20c14 0 14-20 0-20-13 0-13 20 0 20z">
          <text:p/>
        </draw:path>
        <draw:path draw:style-name="gr1" draw:text-style-name="P1" draw:layer="layout" svg:width="0.019cm" svg:height="0.019cm" svg:x="20.703cm" svg:y="11.2cm" svg:viewBox="0 0 20 20" svg:d="M10 20c14 0 14-20 0-20-13 0-13 20 0 20z">
          <text:p/>
        </draw:path>
        <draw:path draw:style-name="gr1" draw:text-style-name="P1" draw:layer="layout" svg:width="0.019cm" svg:height="0.019cm" svg:x="21.203cm" svg:y="11.2cm" svg:viewBox="0 0 20 20" svg:d="M10 20c14 0 14-20 0-20-13 0-13 20 0 20z">
          <text:p/>
        </draw:path>
        <draw:path draw:style-name="gr1" draw:text-style-name="P1" draw:layer="layout" svg:width="0.019cm" svg:height="0.019cm" svg:x="21.703cm" svg:y="11.2cm" svg:viewBox="0 0 20 20" svg:d="M10 20c14 0 14-20 0-20-13 0-13 20 0 20z">
          <text:p/>
        </draw:path>
        <draw:path draw:style-name="gr1" draw:text-style-name="P1" draw:layer="layout" svg:width="0.019cm" svg:height="0.019cm" svg:x="22.203cm" svg:y="11.2cm" svg:viewBox="0 0 20 20" svg:d="M10 20c14 0 14-20 0-20-13 0-13 20 0 20z">
          <text:p/>
        </draw:path>
        <draw:path draw:style-name="gr1" draw:text-style-name="P1" draw:layer="layout" svg:width="0.019cm" svg:height="0.019cm" svg:x="22.703cm" svg:y="11.2cm" svg:viewBox="0 0 20 20" svg:d="M10 20c14 0 14-20 0-20-13 0-13 20 0 20z">
          <text:p/>
        </draw:path>
        <draw:path draw:style-name="gr1" draw:text-style-name="P1" draw:layer="layout" svg:width="0.019cm" svg:height="0.019cm" svg:x="23.203cm" svg:y="11.2cm" svg:viewBox="0 0 20 20" svg:d="M10 20c14 0 14-20 0-20-13 0-13 20 0 20z">
          <text:p/>
        </draw:path>
        <draw:path draw:style-name="gr1" draw:text-style-name="P1" draw:layer="layout" svg:width="0.019cm" svg:height="0.019cm" svg:x="23.703cm" svg:y="11.2cm" svg:viewBox="0 0 20 20" svg:d="M10 20c14 0 14-20 0-20-13 0-13 20 0 20z">
          <text:p/>
        </draw:path>
        <draw:path draw:style-name="gr1" draw:text-style-name="P1" draw:layer="layout" svg:width="0.019cm" svg:height="0.019cm" svg:x="24.203cm" svg:y="11.2cm" svg:viewBox="0 0 20 20" svg:d="M10 20c14 0 14-20 0-20-13 0-13 20 0 20z">
          <text:p/>
        </draw:path>
        <draw:path draw:style-name="gr1" draw:text-style-name="P1" draw:layer="layout" svg:width="0.019cm" svg:height="0.019cm" svg:x="24.704cm" svg:y="11.2cm" svg:viewBox="0 0 20 20" svg:d="M10 20c14 0 14-20 0-20-13 0-13 20 0 20z">
          <text:p/>
        </draw:path>
        <draw:path draw:style-name="gr1" draw:text-style-name="P1" draw:layer="layout" svg:width="0.019cm" svg:height="0.019cm" svg:x="25.204cm" svg:y="11.2cm" svg:viewBox="0 0 20 20" svg:d="M10 20c14 0 14-20 0-20-13 0-13 20 0 20z">
          <text:p/>
        </draw:path>
        <draw:path draw:style-name="gr1" draw:text-style-name="P1" draw:layer="layout" svg:width="0.019cm" svg:height="0.019cm" svg:x="25.704cm" svg:y="11.2cm" svg:viewBox="0 0 20 20" svg:d="M10 20c14 0 14-20 0-20-13 0-13 20 0 20z">
          <text:p/>
        </draw:path>
        <draw:path draw:style-name="gr1" draw:text-style-name="P1" draw:layer="layout" svg:width="0.019cm" svg:height="0.019cm" svg:x="26.204cm" svg:y="11.2cm" svg:viewBox="0 0 20 20" svg:d="M10 20c14 0 14-20 0-20-13 0-13 20 0 20z">
          <text:p/>
        </draw:path>
        <draw:path draw:style-name="gr1" draw:text-style-name="P1" draw:layer="layout" svg:width="0.019cm" svg:height="0.019cm" svg:x="26.704cm" svg:y="11.2cm" svg:viewBox="0 0 20 20" svg:d="M10 20c14 0 14-20 0-20-13 0-13 20 0 20z">
          <text:p/>
        </draw:path>
        <draw:path draw:style-name="gr1" draw:text-style-name="P1" draw:layer="layout" svg:width="0.019cm" svg:height="0.019cm" svg:x="27.204cm" svg:y="11.2cm" svg:viewBox="0 0 20 20" svg:d="M10 20c14 0 14-20 0-20-13 0-13 20 0 20z">
          <text:p/>
        </draw:path>
        <draw:path draw:style-name="gr1" draw:text-style-name="P1" draw:layer="layout" svg:width="0.019cm" svg:height="0.019cm" svg:x="0.703cm" svg:y="11.2cm" svg:viewBox="0 0 20 20" svg:d="M10 20c14 0 14-20 0-20-13 0-13 20 0 20z">
          <text:p/>
        </draw:path>
        <draw:path draw:style-name="gr1" draw:text-style-name="P1" draw:layer="layout" svg:width="0.019cm" svg:height="0.019cm" svg:x="1.203cm" svg:y="11.2cm" svg:viewBox="0 0 20 20" svg:d="M10 20c14 0 14-20 0-20-13 0-13 20 0 20z">
          <text:p/>
        </draw:path>
        <draw:path draw:style-name="gr1" draw:text-style-name="P1" draw:layer="layout" svg:width="0.019cm" svg:height="0.019cm" svg:x="1.703cm" svg:y="11.2cm" svg:viewBox="0 0 20 20" svg:d="M10 20c14 0 14-20 0-20-13 0-13 20 0 20z">
          <text:p/>
        </draw:path>
        <draw:path draw:style-name="gr1" draw:text-style-name="P1" draw:layer="layout" svg:width="0.019cm" svg:height="0.019cm" svg:x="2.203cm" svg:y="11.2cm" svg:viewBox="0 0 20 20" svg:d="M10 20c14 0 14-20 0-20-13 0-13 20 0 20z">
          <text:p/>
        </draw:path>
        <draw:path draw:style-name="gr1" draw:text-style-name="P1" draw:layer="layout" svg:width="0.019cm" svg:height="0.019cm" svg:x="2.703cm" svg:y="11.2cm" svg:viewBox="0 0 20 20" svg:d="M10 20c14 0 14-20 0-20-13 0-13 20 0 20z">
          <text:p/>
        </draw:path>
        <draw:path draw:style-name="gr1" draw:text-style-name="P1" draw:layer="layout" svg:width="0.019cm" svg:height="0.019cm" svg:x="3.203cm" svg:y="11.2cm" svg:viewBox="0 0 20 20" svg:d="M10 20c14 0 14-20 0-20-13 0-13 20 0 20z">
          <text:p/>
        </draw:path>
        <draw:path draw:style-name="gr1" draw:text-style-name="P1" draw:layer="layout" svg:width="0.019cm" svg:height="0.019cm" svg:x="3.703cm" svg:y="11.2cm" svg:viewBox="0 0 20 20" svg:d="M10 20c14 0 14-20 0-20-13 0-13 20 0 20z">
          <text:p/>
        </draw:path>
        <draw:path draw:style-name="gr1" draw:text-style-name="P1" draw:layer="layout" svg:width="0.019cm" svg:height="0.019cm" svg:x="4.203cm" svg:y="11.2cm" svg:viewBox="0 0 20 20" svg:d="M10 20c14 0 14-20 0-20-13 0-13 20 0 20z">
          <text:p/>
        </draw:path>
        <draw:path draw:style-name="gr1" draw:text-style-name="P1" draw:layer="layout" svg:width="0.019cm" svg:height="0.019cm" svg:x="4.703cm" svg:y="11.2cm" svg:viewBox="0 0 20 20" svg:d="M10 20c14 0 14-20 0-20-13 0-13 20 0 20z">
          <text:p/>
        </draw:path>
        <draw:path draw:style-name="gr1" draw:text-style-name="P1" draw:layer="layout" svg:width="0.019cm" svg:height="0.019cm" svg:x="5.203cm" svg:y="11.2cm" svg:viewBox="0 0 20 20" svg:d="M10 20c14 0 14-20 0-20-13 0-13 20 0 20z">
          <text:p/>
        </draw:path>
        <draw:path draw:style-name="gr1" draw:text-style-name="P1" draw:layer="layout" svg:width="0.019cm" svg:height="0.019cm" svg:x="5.703cm" svg:y="11.2cm" svg:viewBox="0 0 20 20" svg:d="M10 20c14 0 14-20 0-20-13 0-13 20 0 20z">
          <text:p/>
        </draw:path>
        <draw:path draw:style-name="gr1" draw:text-style-name="P1" draw:layer="layout" svg:width="0.019cm" svg:height="0.019cm" svg:x="6.203cm" svg:y="11.2cm" svg:viewBox="0 0 20 20" svg:d="M10 20c14 0 14-20 0-20-13 0-13 20 0 20z">
          <text:p/>
        </draw:path>
        <draw:path draw:style-name="gr1" draw:text-style-name="P1" draw:layer="layout" svg:width="0.019cm" svg:height="0.019cm" svg:x="6.703cm" svg:y="11.2cm" svg:viewBox="0 0 20 20" svg:d="M10 20c14 0 14-20 0-20-13 0-13 20 0 20z">
          <text:p/>
        </draw:path>
        <draw:path draw:style-name="gr1" draw:text-style-name="P1" draw:layer="layout" svg:width="0.019cm" svg:height="0.019cm" svg:x="7.203cm" svg:y="11.2cm" svg:viewBox="0 0 20 20" svg:d="M10 20c14 0 14-20 0-20-13 0-13 20 0 20z">
          <text:p/>
        </draw:path>
        <draw:path draw:style-name="gr1" draw:text-style-name="P1" draw:layer="layout" svg:width="0.019cm" svg:height="0.019cm" svg:x="7.703cm" svg:y="11.2cm" svg:viewBox="0 0 20 20" svg:d="M10 20c14 0 14-20 0-20-13 0-13 20 0 20z">
          <text:p/>
        </draw:path>
        <draw:path draw:style-name="gr1" draw:text-style-name="P1" draw:layer="layout" svg:width="0.019cm" svg:height="0.019cm" svg:x="8.203cm" svg:y="11.2cm" svg:viewBox="0 0 20 20" svg:d="M10 20c14 0 14-20 0-20-13 0-13 20 0 20z">
          <text:p/>
        </draw:path>
        <draw:path draw:style-name="gr1" draw:text-style-name="P1" draw:layer="layout" svg:width="0.019cm" svg:height="0.019cm" svg:x="8.704cm" svg:y="11.2cm" svg:viewBox="0 0 20 20" svg:d="M10 20c14 0 14-20 0-20-13 0-13 20 0 20z">
          <text:p/>
        </draw:path>
        <draw:path draw:style-name="gr1" draw:text-style-name="P1" draw:layer="layout" svg:width="0.019cm" svg:height="0.019cm" svg:x="9.204cm" svg:y="11.2cm" svg:viewBox="0 0 20 20" svg:d="M10 20c14 0 14-20 0-20-13 0-13 20 0 20z">
          <text:p/>
        </draw:path>
        <draw:path draw:style-name="gr1" draw:text-style-name="P1" draw:layer="layout" svg:width="0.019cm" svg:height="0.019cm" svg:x="9.704cm" svg:y="11.2cm" svg:viewBox="0 0 20 20" svg:d="M10 20c14 0 14-20 0-20-13 0-13 20 0 20z">
          <text:p/>
        </draw:path>
        <draw:path draw:style-name="gr1" draw:text-style-name="P1" draw:layer="layout" svg:width="0.019cm" svg:height="0.019cm" svg:x="10.204cm" svg:y="11.2cm" svg:viewBox="0 0 20 20" svg:d="M10 20c14 0 14-20 0-20-13 0-13 20 0 20z">
          <text:p/>
        </draw:path>
        <draw:path draw:style-name="gr1" draw:text-style-name="P1" draw:layer="layout" svg:width="0.019cm" svg:height="0.019cm" svg:x="10.704cm" svg:y="11.2cm" svg:viewBox="0 0 20 20" svg:d="M10 20c14 0 14-20 0-20-13 0-13 20 0 20z">
          <text:p/>
        </draw:path>
        <draw:path draw:style-name="gr1" draw:text-style-name="P1" draw:layer="layout" svg:width="0.019cm" svg:height="0.019cm" svg:x="11.204cm" svg:y="11.2cm" svg:viewBox="0 0 20 20" svg:d="M10 20c14 0 14-20 0-20-13 0-13 20 0 20z">
          <text:p/>
        </draw:path>
        <draw:path draw:style-name="gr1" draw:text-style-name="P1" draw:layer="layout" svg:width="0.019cm" svg:height="0.019cm" svg:x="11.704cm" svg:y="11.2cm" svg:viewBox="0 0 20 20" svg:d="M10 20c14 0 14-20 0-20-13 0-13 20 0 20z">
          <text:p/>
        </draw:path>
        <draw:path draw:style-name="gr1" draw:text-style-name="P1" draw:layer="layout" svg:width="0.019cm" svg:height="0.019cm" svg:x="12.204cm" svg:y="11.2cm" svg:viewBox="0 0 20 20" svg:d="M10 20c14 0 14-20 0-20-13 0-13 20 0 20z">
          <text:p/>
        </draw:path>
        <draw:path draw:style-name="gr1" draw:text-style-name="P1" draw:layer="layout" svg:width="0.019cm" svg:height="0.019cm" svg:x="12.704cm" svg:y="11.2cm" svg:viewBox="0 0 20 20" svg:d="M10 20c14 0 14-20 0-20-13 0-13 20 0 20z">
          <text:p/>
        </draw:path>
        <draw:path draw:style-name="gr1" draw:text-style-name="P1" draw:layer="layout" svg:width="0.019cm" svg:height="0.019cm" svg:x="13.204cm" svg:y="11.2cm" svg:viewBox="0 0 20 20" svg:d="M10 20c14 0 14-20 0-20-13 0-13 20 0 20z">
          <text:p/>
        </draw:path>
        <draw:path draw:style-name="gr1" draw:text-style-name="P1" draw:layer="layout" svg:width="0.019cm" svg:height="0.019cm" svg:x="13.704cm" svg:y="11.2cm" svg:viewBox="0 0 20 20" svg:d="M10 20c14 0 14-20 0-20-13 0-13 20 0 20z">
          <text:p/>
        </draw:path>
        <draw:path draw:style-name="gr1" draw:text-style-name="P1" draw:layer="layout" svg:width="0.019cm" svg:height="0.019cm" svg:x="14.204cm" svg:y="11.2cm" svg:viewBox="0 0 20 20" svg:d="M10 20c14 0 14-20 0-20-13 0-13 20 0 20z">
          <text:p/>
        </draw:path>
        <draw:path draw:style-name="gr1" draw:text-style-name="P1" draw:layer="layout" svg:width="0.019cm" svg:height="0.019cm" svg:x="14.704cm" svg:y="11.2cm" svg:viewBox="0 0 20 20" svg:d="M10 20c14 0 14-20 0-20-13 0-13 20 0 20z">
          <text:p/>
        </draw:path>
        <draw:path draw:style-name="gr1" draw:text-style-name="P1" draw:layer="layout" svg:width="0.019cm" svg:height="0.019cm" svg:x="15.204cm" svg:y="11.2cm" svg:viewBox="0 0 20 20" svg:d="M10 20c14 0 14-20 0-20-13 0-13 20 0 20z">
          <text:p/>
        </draw:path>
        <draw:path draw:style-name="gr1" draw:text-style-name="P1" draw:layer="layout" svg:width="0.019cm" svg:height="0.019cm" svg:x="15.704cm" svg:y="11.2cm" svg:viewBox="0 0 20 20" svg:d="M10 20c14 0 14-20 0-20-13 0-13 20 0 20z">
          <text:p/>
        </draw:path>
        <draw:path draw:style-name="gr1" draw:text-style-name="P1" draw:layer="layout" svg:width="0.019cm" svg:height="0.019cm" svg:x="16.204cm" svg:y="11.2cm" svg:viewBox="0 0 20 20" svg:d="M10 20c14 0 14-20 0-20-13 0-13 20 0 20z">
          <text:p/>
        </draw:path>
        <draw:path draw:style-name="gr1" draw:text-style-name="P1" draw:layer="layout" svg:width="0.019cm" svg:height="0.019cm" svg:x="0.704cm" svg:y="11.7cm" svg:viewBox="0 0 20 20" svg:d="M10 20c14 0 14-20 0-20-13 0-13 20 0 20z">
          <text:p/>
        </draw:path>
        <draw:path draw:style-name="gr1" draw:text-style-name="P1" draw:layer="layout" svg:width="0.019cm" svg:height="0.019cm" svg:x="1.204cm" svg:y="11.7cm" svg:viewBox="0 0 20 20" svg:d="M10 20c14 0 14-20 0-20-13 0-13 20 0 20z">
          <text:p/>
        </draw:path>
        <draw:path draw:style-name="gr1" draw:text-style-name="P1" draw:layer="layout" svg:width="0.019cm" svg:height="0.019cm" svg:x="1.704cm" svg:y="11.7cm" svg:viewBox="0 0 20 20" svg:d="M10 20c14 0 14-20 0-20-13 0-13 20 0 20z">
          <text:p/>
        </draw:path>
        <draw:path draw:style-name="gr1" draw:text-style-name="P1" draw:layer="layout" svg:width="0.019cm" svg:height="0.019cm" svg:x="2.204cm" svg:y="11.7cm" svg:viewBox="0 0 20 20" svg:d="M10 20c14 0 14-20 0-20-13 0-13 20 0 20z">
          <text:p/>
        </draw:path>
        <draw:path draw:style-name="gr1" draw:text-style-name="P1" draw:layer="layout" svg:width="0.019cm" svg:height="0.019cm" svg:x="2.704cm" svg:y="11.7cm" svg:viewBox="0 0 20 20" svg:d="M10 20c14 0 14-20 0-20-13 0-13 20 0 20z">
          <text:p/>
        </draw:path>
        <draw:path draw:style-name="gr1" draw:text-style-name="P1" draw:layer="layout" svg:width="0.019cm" svg:height="0.019cm" svg:x="3.204cm" svg:y="11.7cm" svg:viewBox="0 0 20 20" svg:d="M10 20c14 0 14-20 0-20-13 0-13 20 0 20z">
          <text:p/>
        </draw:path>
        <draw:path draw:style-name="gr1" draw:text-style-name="P1" draw:layer="layout" svg:width="0.019cm" svg:height="0.019cm" svg:x="3.704cm" svg:y="11.7cm" svg:viewBox="0 0 20 20" svg:d="M10 20c14 0 14-20 0-20-13 0-13 20 0 20z">
          <text:p/>
        </draw:path>
        <draw:path draw:style-name="gr1" draw:text-style-name="P1" draw:layer="layout" svg:width="0.019cm" svg:height="0.019cm" svg:x="4.204cm" svg:y="11.7cm" svg:viewBox="0 0 20 20" svg:d="M10 20c14 0 14-20 0-20-13 0-13 20 0 20z">
          <text:p/>
        </draw:path>
        <draw:path draw:style-name="gr1" draw:text-style-name="P1" draw:layer="layout" svg:width="0.019cm" svg:height="0.019cm" svg:x="4.704cm" svg:y="11.7cm" svg:viewBox="0 0 20 20" svg:d="M10 20c14 0 14-20 0-20-13 0-13 20 0 20z">
          <text:p/>
        </draw:path>
        <draw:path draw:style-name="gr1" draw:text-style-name="P1" draw:layer="layout" svg:width="0.019cm" svg:height="0.019cm" svg:x="5.204cm" svg:y="11.7cm" svg:viewBox="0 0 20 20" svg:d="M10 20c14 0 14-20 0-20-13 0-13 20 0 20z">
          <text:p/>
        </draw:path>
        <draw:path draw:style-name="gr1" draw:text-style-name="P1" draw:layer="layout" svg:width="0.019cm" svg:height="0.019cm" svg:x="5.704cm" svg:y="11.7cm" svg:viewBox="0 0 20 20" svg:d="M10 20c14 0 14-20 0-20-13 0-13 20 0 20z">
          <text:p/>
        </draw:path>
        <draw:path draw:style-name="gr1" draw:text-style-name="P1" draw:layer="layout" svg:width="0.019cm" svg:height="0.019cm" svg:x="6.204cm" svg:y="11.7cm" svg:viewBox="0 0 20 20" svg:d="M10 20c14 0 14-20 0-20-13 0-13 20 0 20z">
          <text:p/>
        </draw:path>
        <draw:path draw:style-name="gr1" draw:text-style-name="P1" draw:layer="layout" svg:width="0.019cm" svg:height="0.019cm" svg:x="6.704cm" svg:y="11.7cm" svg:viewBox="0 0 20 20" svg:d="M10 20c14 0 14-20 0-20-13 0-13 20 0 20z">
          <text:p/>
        </draw:path>
        <draw:path draw:style-name="gr1" draw:text-style-name="P1" draw:layer="layout" svg:width="0.019cm" svg:height="0.019cm" svg:x="7.204cm" svg:y="11.7cm" svg:viewBox="0 0 20 20" svg:d="M10 20c14 0 14-20 0-20-13 0-13 20 0 20z">
          <text:p/>
        </draw:path>
        <draw:path draw:style-name="gr1" draw:text-style-name="P1" draw:layer="layout" svg:width="0.019cm" svg:height="0.019cm" svg:x="7.704cm" svg:y="11.7cm" svg:viewBox="0 0 20 20" svg:d="M10 20c14 0 14-20 0-20-13 0-13 20 0 20z">
          <text:p/>
        </draw:path>
        <draw:path draw:style-name="gr1" draw:text-style-name="P1" draw:layer="layout" svg:width="0.019cm" svg:height="0.019cm" svg:x="8.204cm" svg:y="11.7cm" svg:viewBox="0 0 20 20" svg:d="M10 20c14 0 14-20 0-20-13 0-13 20 0 20z">
          <text:p/>
        </draw:path>
        <draw:path draw:style-name="gr1" draw:text-style-name="P1" draw:layer="layout" svg:width="0.019cm" svg:height="0.019cm" svg:x="8.705cm" svg:y="11.7cm" svg:viewBox="0 0 20 20" svg:d="M10 20c14 0 14-20 0-20-13 0-13 20 0 20z">
          <text:p/>
        </draw:path>
        <draw:path draw:style-name="gr1" draw:text-style-name="P1" draw:layer="layout" svg:width="0.019cm" svg:height="0.019cm" svg:x="9.205cm" svg:y="11.7cm" svg:viewBox="0 0 20 20" svg:d="M10 20c14 0 14-20 0-20-13 0-13 20 0 20z">
          <text:p/>
        </draw:path>
        <draw:path draw:style-name="gr1" draw:text-style-name="P1" draw:layer="layout" svg:width="0.019cm" svg:height="0.019cm" svg:x="9.705cm" svg:y="11.7cm" svg:viewBox="0 0 20 20" svg:d="M10 20c14 0 14-20 0-20-13 0-13 20 0 20z">
          <text:p/>
        </draw:path>
        <draw:path draw:style-name="gr1" draw:text-style-name="P1" draw:layer="layout" svg:width="0.019cm" svg:height="0.019cm" svg:x="10.205cm" svg:y="11.7cm" svg:viewBox="0 0 20 20" svg:d="M10 20c14 0 14-20 0-20-13 0-13 20 0 20z">
          <text:p/>
        </draw:path>
        <draw:path draw:style-name="gr1" draw:text-style-name="P1" draw:layer="layout" svg:width="0.019cm" svg:height="0.019cm" svg:x="10.705cm" svg:y="11.7cm" svg:viewBox="0 0 20 20" svg:d="M10 20c14 0 14-20 0-20-13 0-13 20 0 20z">
          <text:p/>
        </draw:path>
        <draw:path draw:style-name="gr1" draw:text-style-name="P1" draw:layer="layout" svg:width="0.019cm" svg:height="0.019cm" svg:x="11.205cm" svg:y="11.7cm" svg:viewBox="0 0 20 20" svg:d="M10 20c14 0 14-20 0-20-13 0-13 20 0 20z">
          <text:p/>
        </draw:path>
        <draw:path draw:style-name="gr1" draw:text-style-name="P1" draw:layer="layout" svg:width="0.019cm" svg:height="0.019cm" svg:x="11.705cm" svg:y="11.7cm" svg:viewBox="0 0 20 20" svg:d="M10 20c14 0 14-20 0-20-13 0-13 20 0 20z">
          <text:p/>
        </draw:path>
        <draw:path draw:style-name="gr1" draw:text-style-name="P1" draw:layer="layout" svg:width="0.019cm" svg:height="0.019cm" svg:x="12.205cm" svg:y="11.7cm" svg:viewBox="0 0 20 20" svg:d="M10 20c14 0 14-20 0-20-13 0-13 20 0 20z">
          <text:p/>
        </draw:path>
        <draw:path draw:style-name="gr1" draw:text-style-name="P1" draw:layer="layout" svg:width="0.019cm" svg:height="0.019cm" svg:x="12.705cm" svg:y="11.7cm" svg:viewBox="0 0 20 20" svg:d="M10 20c14 0 14-20 0-20-13 0-13 20 0 20z">
          <text:p/>
        </draw:path>
        <draw:path draw:style-name="gr1" draw:text-style-name="P1" draw:layer="layout" svg:width="0.019cm" svg:height="0.019cm" svg:x="13.205cm" svg:y="11.7cm" svg:viewBox="0 0 20 20" svg:d="M10 20c14 0 14-20 0-20-13 0-13 20 0 20z">
          <text:p/>
        </draw:path>
        <draw:path draw:style-name="gr1" draw:text-style-name="P1" draw:layer="layout" svg:width="0.019cm" svg:height="0.019cm" svg:x="13.705cm" svg:y="11.7cm" svg:viewBox="0 0 20 20" svg:d="M10 20c14 0 14-20 0-20-13 0-13 20 0 20z">
          <text:p/>
        </draw:path>
        <draw:path draw:style-name="gr1" draw:text-style-name="P1" draw:layer="layout" svg:width="0.019cm" svg:height="0.019cm" svg:x="14.205cm" svg:y="11.7cm" svg:viewBox="0 0 20 20" svg:d="M10 20c14 0 14-20 0-20-13 0-13 20 0 20z">
          <text:p/>
        </draw:path>
        <draw:path draw:style-name="gr1" draw:text-style-name="P1" draw:layer="layout" svg:width="0.019cm" svg:height="0.019cm" svg:x="14.705cm" svg:y="11.7cm" svg:viewBox="0 0 20 20" svg:d="M10 20c14 0 14-20 0-20-13 0-13 20 0 20z">
          <text:p/>
        </draw:path>
        <draw:path draw:style-name="gr1" draw:text-style-name="P1" draw:layer="layout" svg:width="0.019cm" svg:height="0.019cm" svg:x="15.205cm" svg:y="11.7cm" svg:viewBox="0 0 20 20" svg:d="M10 20c14 0 14-20 0-20-13 0-13 20 0 20z">
          <text:p/>
        </draw:path>
        <draw:path draw:style-name="gr1" draw:text-style-name="P1" draw:layer="layout" svg:width="0.019cm" svg:height="0.019cm" svg:x="15.705cm" svg:y="11.7cm" svg:viewBox="0 0 20 20" svg:d="M10 20c14 0 14-20 0-20-13 0-13 20 0 20z">
          <text:p/>
        </draw:path>
        <draw:path draw:style-name="gr1" draw:text-style-name="P1" draw:layer="layout" svg:width="0.019cm" svg:height="0.019cm" svg:x="16.205cm" svg:y="11.7cm" svg:viewBox="0 0 20 20" svg:d="M10 20c14 0 14-20 0-20-13 0-13 20 0 20z">
          <text:p/>
        </draw:path>
        <draw:path draw:style-name="gr1" draw:text-style-name="P1" draw:layer="layout" svg:width="0.019cm" svg:height="0.019cm" svg:x="16.704cm" svg:y="11.7cm" svg:viewBox="0 0 20 20" svg:d="M10 20c14 0 14-20 0-20-13 0-13 20 0 20z">
          <text:p/>
        </draw:path>
        <draw:path draw:style-name="gr1" draw:text-style-name="P1" draw:layer="layout" svg:width="0.019cm" svg:height="0.019cm" svg:x="17.204cm" svg:y="11.7cm" svg:viewBox="0 0 20 20" svg:d="M10 20c14 0 14-20 0-20-13 0-13 20 0 20z">
          <text:p/>
        </draw:path>
        <draw:path draw:style-name="gr1" draw:text-style-name="P1" draw:layer="layout" svg:width="0.019cm" svg:height="0.019cm" svg:x="17.704cm" svg:y="11.7cm" svg:viewBox="0 0 20 20" svg:d="M10 20c14 0 14-20 0-20-13 0-13 20 0 20z">
          <text:p/>
        </draw:path>
        <draw:path draw:style-name="gr1" draw:text-style-name="P1" draw:layer="layout" svg:width="0.019cm" svg:height="0.019cm" svg:x="18.204cm" svg:y="11.7cm" svg:viewBox="0 0 20 20" svg:d="M10 20c14 0 14-20 0-20-13 0-13 20 0 20z">
          <text:p/>
        </draw:path>
        <draw:path draw:style-name="gr1" draw:text-style-name="P1" draw:layer="layout" svg:width="0.019cm" svg:height="0.019cm" svg:x="18.704cm" svg:y="11.7cm" svg:viewBox="0 0 20 20" svg:d="M10 20c14 0 14-20 0-20-13 0-13 20 0 20z">
          <text:p/>
        </draw:path>
        <draw:path draw:style-name="gr1" draw:text-style-name="P1" draw:layer="layout" svg:width="0.019cm" svg:height="0.019cm" svg:x="19.204cm" svg:y="11.7cm" svg:viewBox="0 0 20 20" svg:d="M10 20c14 0 14-20 0-20-13 0-13 20 0 20z">
          <text:p/>
        </draw:path>
        <draw:path draw:style-name="gr1" draw:text-style-name="P1" draw:layer="layout" svg:width="0.019cm" svg:height="0.019cm" svg:x="19.704cm" svg:y="11.7cm" svg:viewBox="0 0 20 20" svg:d="M10 20c14 0 14-20 0-20-13 0-13 20 0 20z">
          <text:p/>
        </draw:path>
        <draw:path draw:style-name="gr1" draw:text-style-name="P1" draw:layer="layout" svg:width="0.019cm" svg:height="0.019cm" svg:x="20.204cm" svg:y="11.7cm" svg:viewBox="0 0 20 20" svg:d="M10 20c14 0 14-20 0-20-13 0-13 20 0 20z">
          <text:p/>
        </draw:path>
        <draw:path draw:style-name="gr1" draw:text-style-name="P1" draw:layer="layout" svg:width="0.019cm" svg:height="0.019cm" svg:x="20.704cm" svg:y="11.7cm" svg:viewBox="0 0 20 20" svg:d="M10 20c14 0 14-20 0-20-13 0-13 20 0 20z">
          <text:p/>
        </draw:path>
        <draw:path draw:style-name="gr1" draw:text-style-name="P1" draw:layer="layout" svg:width="0.019cm" svg:height="0.019cm" svg:x="21.204cm" svg:y="11.7cm" svg:viewBox="0 0 20 20" svg:d="M10 20c14 0 14-20 0-20-13 0-13 20 0 20z">
          <text:p/>
        </draw:path>
        <draw:path draw:style-name="gr1" draw:text-style-name="P1" draw:layer="layout" svg:width="0.019cm" svg:height="0.019cm" svg:x="21.704cm" svg:y="11.7cm" svg:viewBox="0 0 20 20" svg:d="M10 20c14 0 14-20 0-20-13 0-13 20 0 20z">
          <text:p/>
        </draw:path>
        <draw:path draw:style-name="gr1" draw:text-style-name="P1" draw:layer="layout" svg:width="0.019cm" svg:height="0.019cm" svg:x="22.204cm" svg:y="11.7cm" svg:viewBox="0 0 20 20" svg:d="M10 20c14 0 14-20 0-20-13 0-13 20 0 20z">
          <text:p/>
        </draw:path>
        <draw:path draw:style-name="gr1" draw:text-style-name="P1" draw:layer="layout" svg:width="0.019cm" svg:height="0.019cm" svg:x="22.704cm" svg:y="11.7cm" svg:viewBox="0 0 20 20" svg:d="M10 20c14 0 14-20 0-20-13 0-13 20 0 20z">
          <text:p/>
        </draw:path>
        <draw:path draw:style-name="gr1" draw:text-style-name="P1" draw:layer="layout" svg:width="0.019cm" svg:height="0.019cm" svg:x="23.204cm" svg:y="11.7cm" svg:viewBox="0 0 20 20" svg:d="M10 20c14 0 14-20 0-20-13 0-13 20 0 20z">
          <text:p/>
        </draw:path>
        <draw:path draw:style-name="gr1" draw:text-style-name="P1" draw:layer="layout" svg:width="0.019cm" svg:height="0.019cm" svg:x="23.704cm" svg:y="11.7cm" svg:viewBox="0 0 20 20" svg:d="M10 20c14 0 14-20 0-20-13 0-13 20 0 20z">
          <text:p/>
        </draw:path>
        <draw:path draw:style-name="gr1" draw:text-style-name="P1" draw:layer="layout" svg:width="0.019cm" svg:height="0.019cm" svg:x="24.204cm" svg:y="11.7cm" svg:viewBox="0 0 20 20" svg:d="M10 20c14 0 14-20 0-20-13 0-13 20 0 20z">
          <text:p/>
        </draw:path>
        <draw:path draw:style-name="gr1" draw:text-style-name="P1" draw:layer="layout" svg:width="0.019cm" svg:height="0.019cm" svg:x="24.705cm" svg:y="11.7cm" svg:viewBox="0 0 20 20" svg:d="M10 20c14 0 14-20 0-20-13 0-13 20 0 20z">
          <text:p/>
        </draw:path>
        <draw:path draw:style-name="gr1" draw:text-style-name="P1" draw:layer="layout" svg:width="0.019cm" svg:height="0.019cm" svg:x="25.205cm" svg:y="11.7cm" svg:viewBox="0 0 20 20" svg:d="M10 20c14 0 14-20 0-20-13 0-13 20 0 20z">
          <text:p/>
        </draw:path>
        <draw:path draw:style-name="gr1" draw:text-style-name="P1" draw:layer="layout" svg:width="0.019cm" svg:height="0.019cm" svg:x="25.705cm" svg:y="11.7cm" svg:viewBox="0 0 20 20" svg:d="M10 20c14 0 14-20 0-20-13 0-13 20 0 20z">
          <text:p/>
        </draw:path>
        <draw:path draw:style-name="gr1" draw:text-style-name="P1" draw:layer="layout" svg:width="0.019cm" svg:height="0.019cm" svg:x="26.205cm" svg:y="11.7cm" svg:viewBox="0 0 20 20" svg:d="M10 20c14 0 14-20 0-20-13 0-13 20 0 20z">
          <text:p/>
        </draw:path>
        <draw:path draw:style-name="gr1" draw:text-style-name="P1" draw:layer="layout" svg:width="0.019cm" svg:height="0.019cm" svg:x="26.705cm" svg:y="11.7cm" svg:viewBox="0 0 20 20" svg:d="M10 20c14 0 14-20 0-20-13 0-13 20 0 20z">
          <text:p/>
        </draw:path>
        <draw:path draw:style-name="gr1" draw:text-style-name="P1" draw:layer="layout" svg:width="0.019cm" svg:height="0.019cm" svg:x="27.205cm" svg:y="11.7cm" svg:viewBox="0 0 20 20" svg:d="M10 20c14 0 14-20 0-20-13 0-13 20 0 20z">
          <text:p/>
        </draw:path>
        <draw:path draw:style-name="gr1" draw:text-style-name="P1" draw:layer="layout" svg:width="0.019cm" svg:height="0.019cm" svg:x="0.704cm" svg:y="11.7cm" svg:viewBox="0 0 20 20" svg:d="M10 20c14 0 14-20 0-20-13 0-13 20 0 20z">
          <text:p/>
        </draw:path>
        <draw:path draw:style-name="gr1" draw:text-style-name="P1" draw:layer="layout" svg:width="0.019cm" svg:height="0.019cm" svg:x="1.204cm" svg:y="11.7cm" svg:viewBox="0 0 20 20" svg:d="M10 20c14 0 14-20 0-20-13 0-13 20 0 20z">
          <text:p/>
        </draw:path>
        <draw:path draw:style-name="gr1" draw:text-style-name="P1" draw:layer="layout" svg:width="0.019cm" svg:height="0.019cm" svg:x="1.704cm" svg:y="11.7cm" svg:viewBox="0 0 20 20" svg:d="M10 20c14 0 14-20 0-20-13 0-13 20 0 20z">
          <text:p/>
        </draw:path>
        <draw:path draw:style-name="gr1" draw:text-style-name="P1" draw:layer="layout" svg:width="0.019cm" svg:height="0.019cm" svg:x="2.204cm" svg:y="11.7cm" svg:viewBox="0 0 20 20" svg:d="M10 20c14 0 14-20 0-20-13 0-13 20 0 20z">
          <text:p/>
        </draw:path>
        <draw:path draw:style-name="gr1" draw:text-style-name="P1" draw:layer="layout" svg:width="0.019cm" svg:height="0.019cm" svg:x="2.704cm" svg:y="11.7cm" svg:viewBox="0 0 20 20" svg:d="M10 20c14 0 14-20 0-20-13 0-13 20 0 20z">
          <text:p/>
        </draw:path>
        <draw:path draw:style-name="gr1" draw:text-style-name="P1" draw:layer="layout" svg:width="0.019cm" svg:height="0.019cm" svg:x="3.204cm" svg:y="11.7cm" svg:viewBox="0 0 20 20" svg:d="M10 20c14 0 14-20 0-20-13 0-13 20 0 20z">
          <text:p/>
        </draw:path>
        <draw:path draw:style-name="gr1" draw:text-style-name="P1" draw:layer="layout" svg:width="0.019cm" svg:height="0.019cm" svg:x="3.704cm" svg:y="11.7cm" svg:viewBox="0 0 20 20" svg:d="M10 20c14 0 14-20 0-20-13 0-13 20 0 20z">
          <text:p/>
        </draw:path>
        <draw:path draw:style-name="gr1" draw:text-style-name="P1" draw:layer="layout" svg:width="0.019cm" svg:height="0.019cm" svg:x="4.204cm" svg:y="11.7cm" svg:viewBox="0 0 20 20" svg:d="M10 20c14 0 14-20 0-20-13 0-13 20 0 20z">
          <text:p/>
        </draw:path>
        <draw:path draw:style-name="gr1" draw:text-style-name="P1" draw:layer="layout" svg:width="0.019cm" svg:height="0.019cm" svg:x="4.704cm" svg:y="11.7cm" svg:viewBox="0 0 20 20" svg:d="M10 20c14 0 14-20 0-20-13 0-13 20 0 20z">
          <text:p/>
        </draw:path>
        <draw:path draw:style-name="gr1" draw:text-style-name="P1" draw:layer="layout" svg:width="0.019cm" svg:height="0.019cm" svg:x="5.204cm" svg:y="11.7cm" svg:viewBox="0 0 20 20" svg:d="M10 20c14 0 14-20 0-20-13 0-13 20 0 20z">
          <text:p/>
        </draw:path>
        <draw:path draw:style-name="gr1" draw:text-style-name="P1" draw:layer="layout" svg:width="0.019cm" svg:height="0.019cm" svg:x="5.704cm" svg:y="11.7cm" svg:viewBox="0 0 20 20" svg:d="M10 20c14 0 14-20 0-20-13 0-13 20 0 20z">
          <text:p/>
        </draw:path>
        <draw:path draw:style-name="gr1" draw:text-style-name="P1" draw:layer="layout" svg:width="0.019cm" svg:height="0.019cm" svg:x="6.204cm" svg:y="11.7cm" svg:viewBox="0 0 20 20" svg:d="M10 20c14 0 14-20 0-20-13 0-13 20 0 20z">
          <text:p/>
        </draw:path>
        <draw:path draw:style-name="gr1" draw:text-style-name="P1" draw:layer="layout" svg:width="0.019cm" svg:height="0.019cm" svg:x="6.704cm" svg:y="11.7cm" svg:viewBox="0 0 20 20" svg:d="M10 20c14 0 14-20 0-20-13 0-13 20 0 20z">
          <text:p/>
        </draw:path>
        <draw:path draw:style-name="gr1" draw:text-style-name="P1" draw:layer="layout" svg:width="0.019cm" svg:height="0.019cm" svg:x="7.204cm" svg:y="11.7cm" svg:viewBox="0 0 20 20" svg:d="M10 20c14 0 14-20 0-20-13 0-13 20 0 20z">
          <text:p/>
        </draw:path>
        <draw:path draw:style-name="gr1" draw:text-style-name="P1" draw:layer="layout" svg:width="0.019cm" svg:height="0.019cm" svg:x="7.704cm" svg:y="11.7cm" svg:viewBox="0 0 20 20" svg:d="M10 20c14 0 14-20 0-20-13 0-13 20 0 20z">
          <text:p/>
        </draw:path>
        <draw:path draw:style-name="gr1" draw:text-style-name="P1" draw:layer="layout" svg:width="0.019cm" svg:height="0.019cm" svg:x="8.204cm" svg:y="11.7cm" svg:viewBox="0 0 20 20" svg:d="M10 20c14 0 14-20 0-20-13 0-13 20 0 20z">
          <text:p/>
        </draw:path>
        <draw:path draw:style-name="gr1" draw:text-style-name="P1" draw:layer="layout" svg:width="0.019cm" svg:height="0.019cm" svg:x="8.705cm" svg:y="11.7cm" svg:viewBox="0 0 20 20" svg:d="M10 20c14 0 14-20 0-20-13 0-13 20 0 20z">
          <text:p/>
        </draw:path>
        <draw:path draw:style-name="gr1" draw:text-style-name="P1" draw:layer="layout" svg:width="0.019cm" svg:height="0.019cm" svg:x="9.205cm" svg:y="11.7cm" svg:viewBox="0 0 20 20" svg:d="M10 20c14 0 14-20 0-20-13 0-13 20 0 20z">
          <text:p/>
        </draw:path>
        <draw:path draw:style-name="gr1" draw:text-style-name="P1" draw:layer="layout" svg:width="0.019cm" svg:height="0.019cm" svg:x="9.705cm" svg:y="11.7cm" svg:viewBox="0 0 20 20" svg:d="M10 20c14 0 14-20 0-20-13 0-13 20 0 20z">
          <text:p/>
        </draw:path>
        <draw:path draw:style-name="gr1" draw:text-style-name="P1" draw:layer="layout" svg:width="0.019cm" svg:height="0.019cm" svg:x="10.205cm" svg:y="11.7cm" svg:viewBox="0 0 20 20" svg:d="M10 20c14 0 14-20 0-20-13 0-13 20 0 20z">
          <text:p/>
        </draw:path>
        <draw:path draw:style-name="gr1" draw:text-style-name="P1" draw:layer="layout" svg:width="0.019cm" svg:height="0.019cm" svg:x="10.705cm" svg:y="11.7cm" svg:viewBox="0 0 20 20" svg:d="M10 20c14 0 14-20 0-20-13 0-13 20 0 20z">
          <text:p/>
        </draw:path>
        <draw:path draw:style-name="gr1" draw:text-style-name="P1" draw:layer="layout" svg:width="0.019cm" svg:height="0.019cm" svg:x="11.205cm" svg:y="11.7cm" svg:viewBox="0 0 20 20" svg:d="M10 20c14 0 14-20 0-20-13 0-13 20 0 20z">
          <text:p/>
        </draw:path>
        <draw:path draw:style-name="gr1" draw:text-style-name="P1" draw:layer="layout" svg:width="0.019cm" svg:height="0.019cm" svg:x="11.705cm" svg:y="11.7cm" svg:viewBox="0 0 20 20" svg:d="M10 20c14 0 14-20 0-20-13 0-13 20 0 20z">
          <text:p/>
        </draw:path>
        <draw:path draw:style-name="gr1" draw:text-style-name="P1" draw:layer="layout" svg:width="0.019cm" svg:height="0.019cm" svg:x="12.205cm" svg:y="11.7cm" svg:viewBox="0 0 20 20" svg:d="M10 20c14 0 14-20 0-20-13 0-13 20 0 20z">
          <text:p/>
        </draw:path>
        <draw:path draw:style-name="gr1" draw:text-style-name="P1" draw:layer="layout" svg:width="0.019cm" svg:height="0.019cm" svg:x="12.705cm" svg:y="11.7cm" svg:viewBox="0 0 20 20" svg:d="M10 20c14 0 14-20 0-20-13 0-13 20 0 20z">
          <text:p/>
        </draw:path>
        <draw:path draw:style-name="gr1" draw:text-style-name="P1" draw:layer="layout" svg:width="0.019cm" svg:height="0.019cm" svg:x="13.205cm" svg:y="11.7cm" svg:viewBox="0 0 20 20" svg:d="M10 20c14 0 14-20 0-20-13 0-13 20 0 20z">
          <text:p/>
        </draw:path>
        <draw:path draw:style-name="gr1" draw:text-style-name="P1" draw:layer="layout" svg:width="0.019cm" svg:height="0.019cm" svg:x="13.705cm" svg:y="11.7cm" svg:viewBox="0 0 20 20" svg:d="M10 20c14 0 14-20 0-20-13 0-13 20 0 20z">
          <text:p/>
        </draw:path>
        <draw:path draw:style-name="gr1" draw:text-style-name="P1" draw:layer="layout" svg:width="0.019cm" svg:height="0.019cm" svg:x="14.205cm" svg:y="11.7cm" svg:viewBox="0 0 20 20" svg:d="M10 20c14 0 14-20 0-20-13 0-13 20 0 20z">
          <text:p/>
        </draw:path>
        <draw:path draw:style-name="gr1" draw:text-style-name="P1" draw:layer="layout" svg:width="0.019cm" svg:height="0.019cm" svg:x="14.705cm" svg:y="11.7cm" svg:viewBox="0 0 20 20" svg:d="M10 20c14 0 14-20 0-20-13 0-13 20 0 20z">
          <text:p/>
        </draw:path>
        <draw:path draw:style-name="gr1" draw:text-style-name="P1" draw:layer="layout" svg:width="0.019cm" svg:height="0.019cm" svg:x="15.205cm" svg:y="11.7cm" svg:viewBox="0 0 20 20" svg:d="M10 20c14 0 14-20 0-20-13 0-13 20 0 20z">
          <text:p/>
        </draw:path>
        <draw:path draw:style-name="gr1" draw:text-style-name="P1" draw:layer="layout" svg:width="0.019cm" svg:height="0.019cm" svg:x="15.705cm" svg:y="11.7cm" svg:viewBox="0 0 20 20" svg:d="M10 20c14 0 14-20 0-20-13 0-13 20 0 20z">
          <text:p/>
        </draw:path>
        <draw:path draw:style-name="gr1" draw:text-style-name="P1" draw:layer="layout" svg:width="0.019cm" svg:height="0.019cm" svg:x="16.205cm" svg:y="11.7cm" svg:viewBox="0 0 20 20" svg:d="M10 20c14 0 14-20 0-20-13 0-13 20 0 20z">
          <text:p/>
        </draw:path>
        <draw:path draw:style-name="gr1" draw:text-style-name="P1" draw:layer="layout" svg:width="0.019cm" svg:height="0.019cm" svg:x="0.702cm" svg:y="11.7cm" svg:viewBox="0 0 20 20" svg:d="M10 20c14 0 14-20 0-20-13 0-13 20 0 20z">
          <text:p/>
        </draw:path>
        <draw:path draw:style-name="gr1" draw:text-style-name="P1" draw:layer="layout" svg:width="0.019cm" svg:height="0.019cm" svg:x="1.202cm" svg:y="11.7cm" svg:viewBox="0 0 20 20" svg:d="M10 20c14 0 14-20 0-20-13 0-13 20 0 20z">
          <text:p/>
        </draw:path>
        <draw:path draw:style-name="gr1" draw:text-style-name="P1" draw:layer="layout" svg:width="0.019cm" svg:height="0.019cm" svg:x="1.702cm" svg:y="11.7cm" svg:viewBox="0 0 20 20" svg:d="M10 20c14 0 14-20 0-20-13 0-13 20 0 20z">
          <text:p/>
        </draw:path>
        <draw:path draw:style-name="gr1" draw:text-style-name="P1" draw:layer="layout" svg:width="0.019cm" svg:height="0.019cm" svg:x="2.202cm" svg:y="11.7cm" svg:viewBox="0 0 20 20" svg:d="M10 20c14 0 14-20 0-20-13 0-13 20 0 20z">
          <text:p/>
        </draw:path>
        <draw:path draw:style-name="gr1" draw:text-style-name="P1" draw:layer="layout" svg:width="0.019cm" svg:height="0.019cm" svg:x="2.702cm" svg:y="11.7cm" svg:viewBox="0 0 20 20" svg:d="M10 20c14 0 14-20 0-20-13 0-13 20 0 20z">
          <text:p/>
        </draw:path>
        <draw:path draw:style-name="gr1" draw:text-style-name="P1" draw:layer="layout" svg:width="0.019cm" svg:height="0.019cm" svg:x="3.202cm" svg:y="11.7cm" svg:viewBox="0 0 20 20" svg:d="M10 20c14 0 14-20 0-20-13 0-13 20 0 20z">
          <text:p/>
        </draw:path>
        <draw:path draw:style-name="gr1" draw:text-style-name="P1" draw:layer="layout" svg:width="0.019cm" svg:height="0.019cm" svg:x="3.702cm" svg:y="11.7cm" svg:viewBox="0 0 20 20" svg:d="M10 20c14 0 14-20 0-20-13 0-13 20 0 20z">
          <text:p/>
        </draw:path>
        <draw:path draw:style-name="gr1" draw:text-style-name="P1" draw:layer="layout" svg:width="0.019cm" svg:height="0.019cm" svg:x="4.202cm" svg:y="11.7cm" svg:viewBox="0 0 20 20" svg:d="M10 20c14 0 14-20 0-20-13 0-13 20 0 20z">
          <text:p/>
        </draw:path>
        <draw:path draw:style-name="gr1" draw:text-style-name="P1" draw:layer="layout" svg:width="0.019cm" svg:height="0.019cm" svg:x="4.702cm" svg:y="11.7cm" svg:viewBox="0 0 20 20" svg:d="M10 20c14 0 14-20 0-20-13 0-13 20 0 20z">
          <text:p/>
        </draw:path>
        <draw:path draw:style-name="gr1" draw:text-style-name="P1" draw:layer="layout" svg:width="0.019cm" svg:height="0.019cm" svg:x="5.202cm" svg:y="11.7cm" svg:viewBox="0 0 20 20" svg:d="M10 20c14 0 14-20 0-20-13 0-13 20 0 20z">
          <text:p/>
        </draw:path>
        <draw:path draw:style-name="gr1" draw:text-style-name="P1" draw:layer="layout" svg:width="0.019cm" svg:height="0.019cm" svg:x="5.702cm" svg:y="11.7cm" svg:viewBox="0 0 20 20" svg:d="M10 20c14 0 14-20 0-20-13 0-13 20 0 20z">
          <text:p/>
        </draw:path>
        <draw:path draw:style-name="gr1" draw:text-style-name="P1" draw:layer="layout" svg:width="0.019cm" svg:height="0.019cm" svg:x="6.202cm" svg:y="11.7cm" svg:viewBox="0 0 20 20" svg:d="M10 20c14 0 14-20 0-20-13 0-13 20 0 20z">
          <text:p/>
        </draw:path>
        <draw:path draw:style-name="gr1" draw:text-style-name="P1" draw:layer="layout" svg:width="0.019cm" svg:height="0.019cm" svg:x="6.702cm" svg:y="11.7cm" svg:viewBox="0 0 20 20" svg:d="M10 20c14 0 14-20 0-20-13 0-13 20 0 20z">
          <text:p/>
        </draw:path>
        <draw:path draw:style-name="gr1" draw:text-style-name="P1" draw:layer="layout" svg:width="0.019cm" svg:height="0.019cm" svg:x="7.202cm" svg:y="11.7cm" svg:viewBox="0 0 20 20" svg:d="M10 20c14 0 14-20 0-20-13 0-13 20 0 20z">
          <text:p/>
        </draw:path>
        <draw:path draw:style-name="gr1" draw:text-style-name="P1" draw:layer="layout" svg:width="0.019cm" svg:height="0.019cm" svg:x="7.702cm" svg:y="11.7cm" svg:viewBox="0 0 20 20" svg:d="M10 20c14 0 14-20 0-20-13 0-13 20 0 20z">
          <text:p/>
        </draw:path>
        <draw:path draw:style-name="gr1" draw:text-style-name="P1" draw:layer="layout" svg:width="0.019cm" svg:height="0.019cm" svg:x="8.202cm" svg:y="11.7cm" svg:viewBox="0 0 20 20" svg:d="M10 20c14 0 14-20 0-20-13 0-13 20 0 20z">
          <text:p/>
        </draw:path>
        <draw:path draw:style-name="gr1" draw:text-style-name="P1" draw:layer="layout" svg:width="0.019cm" svg:height="0.019cm" svg:x="8.703cm" svg:y="11.7cm" svg:viewBox="0 0 20 20" svg:d="M10 20c14 0 14-20 0-20-13 0-13 20 0 20z">
          <text:p/>
        </draw:path>
        <draw:path draw:style-name="gr1" draw:text-style-name="P1" draw:layer="layout" svg:width="0.019cm" svg:height="0.019cm" svg:x="9.203cm" svg:y="11.7cm" svg:viewBox="0 0 20 20" svg:d="M10 20c14 0 14-20 0-20-13 0-13 20 0 20z">
          <text:p/>
        </draw:path>
        <draw:path draw:style-name="gr1" draw:text-style-name="P1" draw:layer="layout" svg:width="0.019cm" svg:height="0.019cm" svg:x="9.703cm" svg:y="11.7cm" svg:viewBox="0 0 20 20" svg:d="M10 20c14 0 14-20 0-20-13 0-13 20 0 20z">
          <text:p/>
        </draw:path>
        <draw:path draw:style-name="gr1" draw:text-style-name="P1" draw:layer="layout" svg:width="0.019cm" svg:height="0.019cm" svg:x="10.203cm" svg:y="11.7cm" svg:viewBox="0 0 20 20" svg:d="M10 20c14 0 14-20 0-20-13 0-13 20 0 20z">
          <text:p/>
        </draw:path>
        <draw:path draw:style-name="gr1" draw:text-style-name="P1" draw:layer="layout" svg:width="0.019cm" svg:height="0.019cm" svg:x="10.703cm" svg:y="11.7cm" svg:viewBox="0 0 20 20" svg:d="M10 20c14 0 14-20 0-20-13 0-13 20 0 20z">
          <text:p/>
        </draw:path>
        <draw:path draw:style-name="gr1" draw:text-style-name="P1" draw:layer="layout" svg:width="0.019cm" svg:height="0.019cm" svg:x="11.203cm" svg:y="11.7cm" svg:viewBox="0 0 20 20" svg:d="M10 20c14 0 14-20 0-20-13 0-13 20 0 20z">
          <text:p/>
        </draw:path>
        <draw:path draw:style-name="gr1" draw:text-style-name="P1" draw:layer="layout" svg:width="0.019cm" svg:height="0.019cm" svg:x="11.703cm" svg:y="11.7cm" svg:viewBox="0 0 20 20" svg:d="M10 20c14 0 14-20 0-20-13 0-13 20 0 20z">
          <text:p/>
        </draw:path>
        <draw:path draw:style-name="gr1" draw:text-style-name="P1" draw:layer="layout" svg:width="0.019cm" svg:height="0.019cm" svg:x="12.203cm" svg:y="11.7cm" svg:viewBox="0 0 20 20" svg:d="M10 20c14 0 14-20 0-20-13 0-13 20 0 20z">
          <text:p/>
        </draw:path>
        <draw:path draw:style-name="gr1" draw:text-style-name="P1" draw:layer="layout" svg:width="0.019cm" svg:height="0.019cm" svg:x="12.703cm" svg:y="11.7cm" svg:viewBox="0 0 20 20" svg:d="M10 20c14 0 14-20 0-20-13 0-13 20 0 20z">
          <text:p/>
        </draw:path>
        <draw:path draw:style-name="gr1" draw:text-style-name="P1" draw:layer="layout" svg:width="0.019cm" svg:height="0.019cm" svg:x="13.203cm" svg:y="11.7cm" svg:viewBox="0 0 20 20" svg:d="M10 20c14 0 14-20 0-20-13 0-13 20 0 20z">
          <text:p/>
        </draw:path>
        <draw:path draw:style-name="gr1" draw:text-style-name="P1" draw:layer="layout" svg:width="0.019cm" svg:height="0.019cm" svg:x="13.703cm" svg:y="11.7cm" svg:viewBox="0 0 20 20" svg:d="M10 20c14 0 14-20 0-20-13 0-13 20 0 20z">
          <text:p/>
        </draw:path>
        <draw:path draw:style-name="gr1" draw:text-style-name="P1" draw:layer="layout" svg:width="0.019cm" svg:height="0.019cm" svg:x="14.203cm" svg:y="11.7cm" svg:viewBox="0 0 20 20" svg:d="M10 20c14 0 14-20 0-20-13 0-13 20 0 20z">
          <text:p/>
        </draw:path>
        <draw:path draw:style-name="gr1" draw:text-style-name="P1" draw:layer="layout" svg:width="0.019cm" svg:height="0.019cm" svg:x="14.703cm" svg:y="11.7cm" svg:viewBox="0 0 20 20" svg:d="M10 20c14 0 14-20 0-20-13 0-13 20 0 20z">
          <text:p/>
        </draw:path>
        <draw:path draw:style-name="gr1" draw:text-style-name="P1" draw:layer="layout" svg:width="0.019cm" svg:height="0.019cm" svg:x="15.203cm" svg:y="11.7cm" svg:viewBox="0 0 20 20" svg:d="M10 20c14 0 14-20 0-20-13 0-13 20 0 20z">
          <text:p/>
        </draw:path>
        <draw:path draw:style-name="gr1" draw:text-style-name="P1" draw:layer="layout" svg:width="0.019cm" svg:height="0.019cm" svg:x="15.703cm" svg:y="11.7cm" svg:viewBox="0 0 20 20" svg:d="M10 20c14 0 14-20 0-20-13 0-13 20 0 20z">
          <text:p/>
        </draw:path>
        <draw:path draw:style-name="gr1" draw:text-style-name="P1" draw:layer="layout" svg:width="0.019cm" svg:height="0.019cm" svg:x="16.203cm" svg:y="11.7cm" svg:viewBox="0 0 20 20" svg:d="M10 20c14 0 14-20 0-20-13 0-13 20 0 20z">
          <text:p/>
        </draw:path>
        <draw:path draw:style-name="gr1" draw:text-style-name="P1" draw:layer="layout" svg:width="0.019cm" svg:height="0.019cm" svg:x="16.702cm" svg:y="11.7cm" svg:viewBox="0 0 20 20" svg:d="M10 20c14 0 14-20 0-20-13 0-13 20 0 20z">
          <text:p/>
        </draw:path>
        <draw:path draw:style-name="gr1" draw:text-style-name="P1" draw:layer="layout" svg:width="0.019cm" svg:height="0.019cm" svg:x="17.202cm" svg:y="11.7cm" svg:viewBox="0 0 20 20" svg:d="M10 20c14 0 14-20 0-20-13 0-13 20 0 20z">
          <text:p/>
        </draw:path>
        <draw:path draw:style-name="gr1" draw:text-style-name="P1" draw:layer="layout" svg:width="0.019cm" svg:height="0.019cm" svg:x="17.702cm" svg:y="11.7cm" svg:viewBox="0 0 20 20" svg:d="M10 20c14 0 14-20 0-20-13 0-13 20 0 20z">
          <text:p/>
        </draw:path>
        <draw:path draw:style-name="gr1" draw:text-style-name="P1" draw:layer="layout" svg:width="0.019cm" svg:height="0.019cm" svg:x="18.202cm" svg:y="11.7cm" svg:viewBox="0 0 20 20" svg:d="M10 20c14 0 14-20 0-20-13 0-13 20 0 20z">
          <text:p/>
        </draw:path>
        <draw:path draw:style-name="gr1" draw:text-style-name="P1" draw:layer="layout" svg:width="0.019cm" svg:height="0.019cm" svg:x="18.702cm" svg:y="11.7cm" svg:viewBox="0 0 20 20" svg:d="M10 20c14 0 14-20 0-20-13 0-13 20 0 20z">
          <text:p/>
        </draw:path>
        <draw:path draw:style-name="gr1" draw:text-style-name="P1" draw:layer="layout" svg:width="0.019cm" svg:height="0.019cm" svg:x="19.202cm" svg:y="11.7cm" svg:viewBox="0 0 20 20" svg:d="M10 20c14 0 14-20 0-20-13 0-13 20 0 20z">
          <text:p/>
        </draw:path>
        <draw:path draw:style-name="gr1" draw:text-style-name="P1" draw:layer="layout" svg:width="0.019cm" svg:height="0.019cm" svg:x="19.702cm" svg:y="11.7cm" svg:viewBox="0 0 20 20" svg:d="M10 20c14 0 14-20 0-20-13 0-13 20 0 20z">
          <text:p/>
        </draw:path>
        <draw:path draw:style-name="gr1" draw:text-style-name="P1" draw:layer="layout" svg:width="0.019cm" svg:height="0.019cm" svg:x="20.202cm" svg:y="11.7cm" svg:viewBox="0 0 20 20" svg:d="M10 20c14 0 14-20 0-20-13 0-13 20 0 20z">
          <text:p/>
        </draw:path>
        <draw:path draw:style-name="gr1" draw:text-style-name="P1" draw:layer="layout" svg:width="0.019cm" svg:height="0.019cm" svg:x="20.702cm" svg:y="11.7cm" svg:viewBox="0 0 20 20" svg:d="M10 20c14 0 14-20 0-20-13 0-13 20 0 20z">
          <text:p/>
        </draw:path>
        <draw:path draw:style-name="gr1" draw:text-style-name="P1" draw:layer="layout" svg:width="0.019cm" svg:height="0.019cm" svg:x="21.202cm" svg:y="11.7cm" svg:viewBox="0 0 20 20" svg:d="M10 20c14 0 14-20 0-20-13 0-13 20 0 20z">
          <text:p/>
        </draw:path>
        <draw:path draw:style-name="gr1" draw:text-style-name="P1" draw:layer="layout" svg:width="0.019cm" svg:height="0.019cm" svg:x="21.702cm" svg:y="11.7cm" svg:viewBox="0 0 20 20" svg:d="M10 20c14 0 14-20 0-20-13 0-13 20 0 20z">
          <text:p/>
        </draw:path>
        <draw:path draw:style-name="gr1" draw:text-style-name="P1" draw:layer="layout" svg:width="0.019cm" svg:height="0.019cm" svg:x="22.202cm" svg:y="11.7cm" svg:viewBox="0 0 20 20" svg:d="M10 20c14 0 14-20 0-20-13 0-13 20 0 20z">
          <text:p/>
        </draw:path>
        <draw:path draw:style-name="gr1" draw:text-style-name="P1" draw:layer="layout" svg:width="0.019cm" svg:height="0.019cm" svg:x="22.702cm" svg:y="11.7cm" svg:viewBox="0 0 20 20" svg:d="M10 20c14 0 14-20 0-20-13 0-13 20 0 20z">
          <text:p/>
        </draw:path>
        <draw:path draw:style-name="gr1" draw:text-style-name="P1" draw:layer="layout" svg:width="0.019cm" svg:height="0.019cm" svg:x="23.202cm" svg:y="11.7cm" svg:viewBox="0 0 20 20" svg:d="M10 20c14 0 14-20 0-20-13 0-13 20 0 20z">
          <text:p/>
        </draw:path>
        <draw:path draw:style-name="gr1" draw:text-style-name="P1" draw:layer="layout" svg:width="0.019cm" svg:height="0.019cm" svg:x="23.702cm" svg:y="11.7cm" svg:viewBox="0 0 20 20" svg:d="M10 20c14 0 14-20 0-20-13 0-13 20 0 20z">
          <text:p/>
        </draw:path>
        <draw:path draw:style-name="gr1" draw:text-style-name="P1" draw:layer="layout" svg:width="0.019cm" svg:height="0.019cm" svg:x="24.202cm" svg:y="11.7cm" svg:viewBox="0 0 20 20" svg:d="M10 20c14 0 14-20 0-20-13 0-13 20 0 20z">
          <text:p/>
        </draw:path>
        <draw:path draw:style-name="gr1" draw:text-style-name="P1" draw:layer="layout" svg:width="0.019cm" svg:height="0.019cm" svg:x="24.703cm" svg:y="11.7cm" svg:viewBox="0 0 20 20" svg:d="M10 20c14 0 14-20 0-20-13 0-13 20 0 20z">
          <text:p/>
        </draw:path>
        <draw:path draw:style-name="gr1" draw:text-style-name="P1" draw:layer="layout" svg:width="0.019cm" svg:height="0.019cm" svg:x="25.203cm" svg:y="11.7cm" svg:viewBox="0 0 20 20" svg:d="M10 20c14 0 14-20 0-20-13 0-13 20 0 20z">
          <text:p/>
        </draw:path>
        <draw:path draw:style-name="gr1" draw:text-style-name="P1" draw:layer="layout" svg:width="0.019cm" svg:height="0.019cm" svg:x="25.703cm" svg:y="11.7cm" svg:viewBox="0 0 20 20" svg:d="M10 20c14 0 14-20 0-20-13 0-13 20 0 20z">
          <text:p/>
        </draw:path>
        <draw:path draw:style-name="gr1" draw:text-style-name="P1" draw:layer="layout" svg:width="0.019cm" svg:height="0.019cm" svg:x="26.203cm" svg:y="11.7cm" svg:viewBox="0 0 20 20" svg:d="M10 20c14 0 14-20 0-20-13 0-13 20 0 20z">
          <text:p/>
        </draw:path>
        <draw:path draw:style-name="gr1" draw:text-style-name="P1" draw:layer="layout" svg:width="0.019cm" svg:height="0.019cm" svg:x="26.703cm" svg:y="11.7cm" svg:viewBox="0 0 20 20" svg:d="M10 20c14 0 14-20 0-20-13 0-13 20 0 20z">
          <text:p/>
        </draw:path>
        <draw:path draw:style-name="gr1" draw:text-style-name="P1" draw:layer="layout" svg:width="0.019cm" svg:height="0.019cm" svg:x="27.203cm" svg:y="11.7cm" svg:viewBox="0 0 20 20" svg:d="M10 20c14 0 14-20 0-20-13 0-13 20 0 20z">
          <text:p/>
        </draw:path>
        <draw:path draw:style-name="gr1" draw:text-style-name="P1" draw:layer="layout" svg:width="0.019cm" svg:height="0.019cm" svg:x="0.702cm" svg:y="11.7cm" svg:viewBox="0 0 20 20" svg:d="M10 20c14 0 14-20 0-20-13 0-13 20 0 20z">
          <text:p/>
        </draw:path>
        <draw:path draw:style-name="gr1" draw:text-style-name="P1" draw:layer="layout" svg:width="0.019cm" svg:height="0.019cm" svg:x="1.202cm" svg:y="11.7cm" svg:viewBox="0 0 20 20" svg:d="M10 20c14 0 14-20 0-20-13 0-13 20 0 20z">
          <text:p/>
        </draw:path>
        <draw:path draw:style-name="gr1" draw:text-style-name="P1" draw:layer="layout" svg:width="0.019cm" svg:height="0.019cm" svg:x="1.702cm" svg:y="11.7cm" svg:viewBox="0 0 20 20" svg:d="M10 20c14 0 14-20 0-20-13 0-13 20 0 20z">
          <text:p/>
        </draw:path>
        <draw:path draw:style-name="gr1" draw:text-style-name="P1" draw:layer="layout" svg:width="0.019cm" svg:height="0.019cm" svg:x="2.202cm" svg:y="11.7cm" svg:viewBox="0 0 20 20" svg:d="M10 20c14 0 14-20 0-20-13 0-13 20 0 20z">
          <text:p/>
        </draw:path>
        <draw:path draw:style-name="gr1" draw:text-style-name="P1" draw:layer="layout" svg:width="0.019cm" svg:height="0.019cm" svg:x="2.702cm" svg:y="11.7cm" svg:viewBox="0 0 20 20" svg:d="M10 20c14 0 14-20 0-20-13 0-13 20 0 20z">
          <text:p/>
        </draw:path>
        <draw:path draw:style-name="gr1" draw:text-style-name="P1" draw:layer="layout" svg:width="0.019cm" svg:height="0.019cm" svg:x="3.202cm" svg:y="11.7cm" svg:viewBox="0 0 20 20" svg:d="M10 20c14 0 14-20 0-20-13 0-13 20 0 20z">
          <text:p/>
        </draw:path>
        <draw:path draw:style-name="gr1" draw:text-style-name="P1" draw:layer="layout" svg:width="0.019cm" svg:height="0.019cm" svg:x="3.702cm" svg:y="11.7cm" svg:viewBox="0 0 20 20" svg:d="M10 20c14 0 14-20 0-20-13 0-13 20 0 20z">
          <text:p/>
        </draw:path>
        <draw:path draw:style-name="gr1" draw:text-style-name="P1" draw:layer="layout" svg:width="0.019cm" svg:height="0.019cm" svg:x="4.202cm" svg:y="11.7cm" svg:viewBox="0 0 20 20" svg:d="M10 20c14 0 14-20 0-20-13 0-13 20 0 20z">
          <text:p/>
        </draw:path>
        <draw:path draw:style-name="gr1" draw:text-style-name="P1" draw:layer="layout" svg:width="0.019cm" svg:height="0.019cm" svg:x="4.702cm" svg:y="11.7cm" svg:viewBox="0 0 20 20" svg:d="M10 20c14 0 14-20 0-20-13 0-13 20 0 20z">
          <text:p/>
        </draw:path>
        <draw:path draw:style-name="gr1" draw:text-style-name="P1" draw:layer="layout" svg:width="0.019cm" svg:height="0.019cm" svg:x="5.202cm" svg:y="11.7cm" svg:viewBox="0 0 20 20" svg:d="M10 20c14 0 14-20 0-20-13 0-13 20 0 20z">
          <text:p/>
        </draw:path>
        <draw:path draw:style-name="gr1" draw:text-style-name="P1" draw:layer="layout" svg:width="0.019cm" svg:height="0.019cm" svg:x="5.702cm" svg:y="11.7cm" svg:viewBox="0 0 20 20" svg:d="M10 20c14 0 14-20 0-20-13 0-13 20 0 20z">
          <text:p/>
        </draw:path>
        <draw:path draw:style-name="gr1" draw:text-style-name="P1" draw:layer="layout" svg:width="0.019cm" svg:height="0.019cm" svg:x="6.202cm" svg:y="11.7cm" svg:viewBox="0 0 20 20" svg:d="M10 20c14 0 14-20 0-20-13 0-13 20 0 20z">
          <text:p/>
        </draw:path>
        <draw:path draw:style-name="gr1" draw:text-style-name="P1" draw:layer="layout" svg:width="0.019cm" svg:height="0.019cm" svg:x="6.702cm" svg:y="11.7cm" svg:viewBox="0 0 20 20" svg:d="M10 20c14 0 14-20 0-20-13 0-13 20 0 20z">
          <text:p/>
        </draw:path>
        <draw:path draw:style-name="gr1" draw:text-style-name="P1" draw:layer="layout" svg:width="0.019cm" svg:height="0.019cm" svg:x="7.202cm" svg:y="11.7cm" svg:viewBox="0 0 20 20" svg:d="M10 20c14 0 14-20 0-20-13 0-13 20 0 20z">
          <text:p/>
        </draw:path>
        <draw:path draw:style-name="gr1" draw:text-style-name="P1" draw:layer="layout" svg:width="0.019cm" svg:height="0.019cm" svg:x="7.702cm" svg:y="11.7cm" svg:viewBox="0 0 20 20" svg:d="M10 20c14 0 14-20 0-20-13 0-13 20 0 20z">
          <text:p/>
        </draw:path>
        <draw:path draw:style-name="gr1" draw:text-style-name="P1" draw:layer="layout" svg:width="0.019cm" svg:height="0.019cm" svg:x="8.202cm" svg:y="11.7cm" svg:viewBox="0 0 20 20" svg:d="M10 20c14 0 14-20 0-20-13 0-13 20 0 20z">
          <text:p/>
        </draw:path>
        <draw:path draw:style-name="gr1" draw:text-style-name="P1" draw:layer="layout" svg:width="0.019cm" svg:height="0.019cm" svg:x="8.703cm" svg:y="11.7cm" svg:viewBox="0 0 20 20" svg:d="M10 20c14 0 14-20 0-20-13 0-13 20 0 20z">
          <text:p/>
        </draw:path>
        <draw:path draw:style-name="gr1" draw:text-style-name="P1" draw:layer="layout" svg:width="0.019cm" svg:height="0.019cm" svg:x="9.203cm" svg:y="11.7cm" svg:viewBox="0 0 20 20" svg:d="M10 20c14 0 14-20 0-20-13 0-13 20 0 20z">
          <text:p/>
        </draw:path>
        <draw:path draw:style-name="gr1" draw:text-style-name="P1" draw:layer="layout" svg:width="0.019cm" svg:height="0.019cm" svg:x="9.703cm" svg:y="11.7cm" svg:viewBox="0 0 20 20" svg:d="M10 20c14 0 14-20 0-20-13 0-13 20 0 20z">
          <text:p/>
        </draw:path>
        <draw:path draw:style-name="gr1" draw:text-style-name="P1" draw:layer="layout" svg:width="0.019cm" svg:height="0.019cm" svg:x="10.203cm" svg:y="11.7cm" svg:viewBox="0 0 20 20" svg:d="M10 20c14 0 14-20 0-20-13 0-13 20 0 20z">
          <text:p/>
        </draw:path>
        <draw:path draw:style-name="gr1" draw:text-style-name="P1" draw:layer="layout" svg:width="0.019cm" svg:height="0.019cm" svg:x="10.703cm" svg:y="11.7cm" svg:viewBox="0 0 20 20" svg:d="M10 20c14 0 14-20 0-20-13 0-13 20 0 20z">
          <text:p/>
        </draw:path>
        <draw:path draw:style-name="gr1" draw:text-style-name="P1" draw:layer="layout" svg:width="0.019cm" svg:height="0.019cm" svg:x="11.203cm" svg:y="11.7cm" svg:viewBox="0 0 20 20" svg:d="M10 20c14 0 14-20 0-20-13 0-13 20 0 20z">
          <text:p/>
        </draw:path>
        <draw:path draw:style-name="gr1" draw:text-style-name="P1" draw:layer="layout" svg:width="0.019cm" svg:height="0.019cm" svg:x="11.703cm" svg:y="11.7cm" svg:viewBox="0 0 20 20" svg:d="M10 20c14 0 14-20 0-20-13 0-13 20 0 20z">
          <text:p/>
        </draw:path>
        <draw:path draw:style-name="gr1" draw:text-style-name="P1" draw:layer="layout" svg:width="0.019cm" svg:height="0.019cm" svg:x="12.203cm" svg:y="11.7cm" svg:viewBox="0 0 20 20" svg:d="M10 20c14 0 14-20 0-20-13 0-13 20 0 20z">
          <text:p/>
        </draw:path>
        <draw:path draw:style-name="gr1" draw:text-style-name="P1" draw:layer="layout" svg:width="0.019cm" svg:height="0.019cm" svg:x="12.703cm" svg:y="11.7cm" svg:viewBox="0 0 20 20" svg:d="M10 20c14 0 14-20 0-20-13 0-13 20 0 20z">
          <text:p/>
        </draw:path>
        <draw:path draw:style-name="gr1" draw:text-style-name="P1" draw:layer="layout" svg:width="0.019cm" svg:height="0.019cm" svg:x="13.203cm" svg:y="11.7cm" svg:viewBox="0 0 20 20" svg:d="M10 20c14 0 14-20 0-20-13 0-13 20 0 20z">
          <text:p/>
        </draw:path>
        <draw:path draw:style-name="gr1" draw:text-style-name="P1" draw:layer="layout" svg:width="0.019cm" svg:height="0.019cm" svg:x="13.703cm" svg:y="11.7cm" svg:viewBox="0 0 20 20" svg:d="M10 20c14 0 14-20 0-20-13 0-13 20 0 20z">
          <text:p/>
        </draw:path>
        <draw:path draw:style-name="gr1" draw:text-style-name="P1" draw:layer="layout" svg:width="0.019cm" svg:height="0.019cm" svg:x="14.203cm" svg:y="11.7cm" svg:viewBox="0 0 20 20" svg:d="M10 20c14 0 14-20 0-20-13 0-13 20 0 20z">
          <text:p/>
        </draw:path>
        <draw:path draw:style-name="gr1" draw:text-style-name="P1" draw:layer="layout" svg:width="0.019cm" svg:height="0.019cm" svg:x="14.703cm" svg:y="11.7cm" svg:viewBox="0 0 20 20" svg:d="M10 20c14 0 14-20 0-20-13 0-13 20 0 20z">
          <text:p/>
        </draw:path>
        <draw:path draw:style-name="gr1" draw:text-style-name="P1" draw:layer="layout" svg:width="0.019cm" svg:height="0.019cm" svg:x="15.203cm" svg:y="11.7cm" svg:viewBox="0 0 20 20" svg:d="M10 20c14 0 14-20 0-20-13 0-13 20 0 20z">
          <text:p/>
        </draw:path>
        <draw:path draw:style-name="gr1" draw:text-style-name="P1" draw:layer="layout" svg:width="0.019cm" svg:height="0.019cm" svg:x="15.703cm" svg:y="11.7cm" svg:viewBox="0 0 20 20" svg:d="M10 20c14 0 14-20 0-20-13 0-13 20 0 20z">
          <text:p/>
        </draw:path>
        <draw:path draw:style-name="gr1" draw:text-style-name="P1" draw:layer="layout" svg:width="0.019cm" svg:height="0.019cm" svg:x="16.203cm" svg:y="11.7cm" svg:viewBox="0 0 20 20" svg:d="M10 20c14 0 14-20 0-20-13 0-13 20 0 20z">
          <text:p/>
        </draw:path>
        <draw:path draw:style-name="gr1" draw:text-style-name="P1" draw:layer="layout" svg:width="0.019cm" svg:height="0.019cm" svg:x="0.703cm" svg:y="12.2cm" svg:viewBox="0 0 20 20" svg:d="M10 20c14 0 14-20 0-20-13 0-13 20 0 20z">
          <text:p/>
        </draw:path>
        <draw:path draw:style-name="gr1" draw:text-style-name="P1" draw:layer="layout" svg:width="0.019cm" svg:height="0.019cm" svg:x="1.203cm" svg:y="12.2cm" svg:viewBox="0 0 20 20" svg:d="M10 20c14 0 14-20 0-20-13 0-13 20 0 20z">
          <text:p/>
        </draw:path>
        <draw:path draw:style-name="gr1" draw:text-style-name="P1" draw:layer="layout" svg:width="0.019cm" svg:height="0.019cm" svg:x="1.703cm" svg:y="12.2cm" svg:viewBox="0 0 20 20" svg:d="M10 20c14 0 14-20 0-20-13 0-13 20 0 20z">
          <text:p/>
        </draw:path>
        <draw:path draw:style-name="gr1" draw:text-style-name="P1" draw:layer="layout" svg:width="0.019cm" svg:height="0.019cm" svg:x="2.203cm" svg:y="12.2cm" svg:viewBox="0 0 20 20" svg:d="M10 20c14 0 14-20 0-20-13 0-13 20 0 20z">
          <text:p/>
        </draw:path>
        <draw:path draw:style-name="gr1" draw:text-style-name="P1" draw:layer="layout" svg:width="0.019cm" svg:height="0.019cm" svg:x="2.703cm" svg:y="12.2cm" svg:viewBox="0 0 20 20" svg:d="M10 20c14 0 14-20 0-20-13 0-13 20 0 20z">
          <text:p/>
        </draw:path>
        <draw:path draw:style-name="gr1" draw:text-style-name="P1" draw:layer="layout" svg:width="0.019cm" svg:height="0.019cm" svg:x="3.203cm" svg:y="12.2cm" svg:viewBox="0 0 20 20" svg:d="M10 20c14 0 14-20 0-20-13 0-13 20 0 20z">
          <text:p/>
        </draw:path>
        <draw:path draw:style-name="gr1" draw:text-style-name="P1" draw:layer="layout" svg:width="0.019cm" svg:height="0.019cm" svg:x="3.703cm" svg:y="12.2cm" svg:viewBox="0 0 20 20" svg:d="M10 20c14 0 14-20 0-20-13 0-13 20 0 20z">
          <text:p/>
        </draw:path>
        <draw:path draw:style-name="gr1" draw:text-style-name="P1" draw:layer="layout" svg:width="0.019cm" svg:height="0.019cm" svg:x="4.203cm" svg:y="12.2cm" svg:viewBox="0 0 20 20" svg:d="M10 20c14 0 14-20 0-20-13 0-13 20 0 20z">
          <text:p/>
        </draw:path>
        <draw:path draw:style-name="gr1" draw:text-style-name="P1" draw:layer="layout" svg:width="0.019cm" svg:height="0.019cm" svg:x="4.703cm" svg:y="12.2cm" svg:viewBox="0 0 20 20" svg:d="M10 20c14 0 14-20 0-20-13 0-13 20 0 20z">
          <text:p/>
        </draw:path>
        <draw:path draw:style-name="gr1" draw:text-style-name="P1" draw:layer="layout" svg:width="0.019cm" svg:height="0.019cm" svg:x="5.203cm" svg:y="12.2cm" svg:viewBox="0 0 20 20" svg:d="M10 20c14 0 14-20 0-20-13 0-13 20 0 20z">
          <text:p/>
        </draw:path>
        <draw:path draw:style-name="gr1" draw:text-style-name="P1" draw:layer="layout" svg:width="0.019cm" svg:height="0.019cm" svg:x="5.703cm" svg:y="12.2cm" svg:viewBox="0 0 20 20" svg:d="M10 20c14 0 14-20 0-20-13 0-13 20 0 20z">
          <text:p/>
        </draw:path>
        <draw:path draw:style-name="gr1" draw:text-style-name="P1" draw:layer="layout" svg:width="0.019cm" svg:height="0.019cm" svg:x="6.203cm" svg:y="12.2cm" svg:viewBox="0 0 20 20" svg:d="M10 20c14 0 14-20 0-20-13 0-13 20 0 20z">
          <text:p/>
        </draw:path>
        <draw:path draw:style-name="gr1" draw:text-style-name="P1" draw:layer="layout" svg:width="0.019cm" svg:height="0.019cm" svg:x="6.703cm" svg:y="12.2cm" svg:viewBox="0 0 20 20" svg:d="M10 20c14 0 14-20 0-20-13 0-13 20 0 20z">
          <text:p/>
        </draw:path>
        <draw:path draw:style-name="gr1" draw:text-style-name="P1" draw:layer="layout" svg:width="0.019cm" svg:height="0.019cm" svg:x="7.203cm" svg:y="12.2cm" svg:viewBox="0 0 20 20" svg:d="M10 20c14 0 14-20 0-20-13 0-13 20 0 20z">
          <text:p/>
        </draw:path>
        <draw:path draw:style-name="gr1" draw:text-style-name="P1" draw:layer="layout" svg:width="0.019cm" svg:height="0.019cm" svg:x="7.703cm" svg:y="12.2cm" svg:viewBox="0 0 20 20" svg:d="M10 20c14 0 14-20 0-20-13 0-13 20 0 20z">
          <text:p/>
        </draw:path>
        <draw:path draw:style-name="gr1" draw:text-style-name="P1" draw:layer="layout" svg:width="0.019cm" svg:height="0.019cm" svg:x="8.203cm" svg:y="12.2cm" svg:viewBox="0 0 20 20" svg:d="M10 20c14 0 14-20 0-20-13 0-13 20 0 20z">
          <text:p/>
        </draw:path>
        <draw:path draw:style-name="gr1" draw:text-style-name="P1" draw:layer="layout" svg:width="0.019cm" svg:height="0.019cm" svg:x="8.704cm" svg:y="12.2cm" svg:viewBox="0 0 20 20" svg:d="M10 20c14 0 14-20 0-20-13 0-13 20 0 20z">
          <text:p/>
        </draw:path>
        <draw:path draw:style-name="gr1" draw:text-style-name="P1" draw:layer="layout" svg:width="0.019cm" svg:height="0.019cm" svg:x="9.204cm" svg:y="12.2cm" svg:viewBox="0 0 20 20" svg:d="M10 20c14 0 14-20 0-20-13 0-13 20 0 20z">
          <text:p/>
        </draw:path>
        <draw:path draw:style-name="gr1" draw:text-style-name="P1" draw:layer="layout" svg:width="0.019cm" svg:height="0.019cm" svg:x="9.704cm" svg:y="12.2cm" svg:viewBox="0 0 20 20" svg:d="M10 20c14 0 14-20 0-20-13 0-13 20 0 20z">
          <text:p/>
        </draw:path>
        <draw:path draw:style-name="gr1" draw:text-style-name="P1" draw:layer="layout" svg:width="0.019cm" svg:height="0.019cm" svg:x="10.204cm" svg:y="12.2cm" svg:viewBox="0 0 20 20" svg:d="M10 20c14 0 14-20 0-20-13 0-13 20 0 20z">
          <text:p/>
        </draw:path>
        <draw:path draw:style-name="gr1" draw:text-style-name="P1" draw:layer="layout" svg:width="0.019cm" svg:height="0.019cm" svg:x="10.704cm" svg:y="12.2cm" svg:viewBox="0 0 20 20" svg:d="M10 20c14 0 14-20 0-20-13 0-13 20 0 20z">
          <text:p/>
        </draw:path>
        <draw:path draw:style-name="gr1" draw:text-style-name="P1" draw:layer="layout" svg:width="0.019cm" svg:height="0.019cm" svg:x="11.204cm" svg:y="12.2cm" svg:viewBox="0 0 20 20" svg:d="M10 20c14 0 14-20 0-20-13 0-13 20 0 20z">
          <text:p/>
        </draw:path>
        <draw:path draw:style-name="gr1" draw:text-style-name="P1" draw:layer="layout" svg:width="0.019cm" svg:height="0.019cm" svg:x="11.704cm" svg:y="12.2cm" svg:viewBox="0 0 20 20" svg:d="M10 20c14 0 14-20 0-20-13 0-13 20 0 20z">
          <text:p/>
        </draw:path>
        <draw:path draw:style-name="gr1" draw:text-style-name="P1" draw:layer="layout" svg:width="0.019cm" svg:height="0.019cm" svg:x="12.204cm" svg:y="12.2cm" svg:viewBox="0 0 20 20" svg:d="M10 20c14 0 14-20 0-20-13 0-13 20 0 20z">
          <text:p/>
        </draw:path>
        <draw:path draw:style-name="gr1" draw:text-style-name="P1" draw:layer="layout" svg:width="0.019cm" svg:height="0.019cm" svg:x="12.704cm" svg:y="12.2cm" svg:viewBox="0 0 20 20" svg:d="M10 20c14 0 14-20 0-20-13 0-13 20 0 20z">
          <text:p/>
        </draw:path>
        <draw:path draw:style-name="gr1" draw:text-style-name="P1" draw:layer="layout" svg:width="0.019cm" svg:height="0.019cm" svg:x="13.204cm" svg:y="12.2cm" svg:viewBox="0 0 20 20" svg:d="M10 20c14 0 14-20 0-20-13 0-13 20 0 20z">
          <text:p/>
        </draw:path>
        <draw:path draw:style-name="gr1" draw:text-style-name="P1" draw:layer="layout" svg:width="0.019cm" svg:height="0.019cm" svg:x="13.704cm" svg:y="12.2cm" svg:viewBox="0 0 20 20" svg:d="M10 20c14 0 14-20 0-20-13 0-13 20 0 20z">
          <text:p/>
        </draw:path>
        <draw:path draw:style-name="gr1" draw:text-style-name="P1" draw:layer="layout" svg:width="0.019cm" svg:height="0.019cm" svg:x="14.204cm" svg:y="12.2cm" svg:viewBox="0 0 20 20" svg:d="M10 20c14 0 14-20 0-20-13 0-13 20 0 20z">
          <text:p/>
        </draw:path>
        <draw:path draw:style-name="gr1" draw:text-style-name="P1" draw:layer="layout" svg:width="0.019cm" svg:height="0.019cm" svg:x="14.704cm" svg:y="12.2cm" svg:viewBox="0 0 20 20" svg:d="M10 20c14 0 14-20 0-20-13 0-13 20 0 20z">
          <text:p/>
        </draw:path>
        <draw:path draw:style-name="gr1" draw:text-style-name="P1" draw:layer="layout" svg:width="0.019cm" svg:height="0.019cm" svg:x="15.204cm" svg:y="12.2cm" svg:viewBox="0 0 20 20" svg:d="M10 20c14 0 14-20 0-20-13 0-13 20 0 20z">
          <text:p/>
        </draw:path>
        <draw:path draw:style-name="gr1" draw:text-style-name="P1" draw:layer="layout" svg:width="0.019cm" svg:height="0.019cm" svg:x="15.704cm" svg:y="12.2cm" svg:viewBox="0 0 20 20" svg:d="M10 20c14 0 14-20 0-20-13 0-13 20 0 20z">
          <text:p/>
        </draw:path>
        <draw:path draw:style-name="gr1" draw:text-style-name="P1" draw:layer="layout" svg:width="0.019cm" svg:height="0.019cm" svg:x="16.204cm" svg:y="12.2cm" svg:viewBox="0 0 20 20" svg:d="M10 20c14 0 14-20 0-20-13 0-13 20 0 20z">
          <text:p/>
        </draw:path>
        <draw:path draw:style-name="gr1" draw:text-style-name="P1" draw:layer="layout" svg:width="0.019cm" svg:height="0.019cm" svg:x="16.703cm" svg:y="12.2cm" svg:viewBox="0 0 20 20" svg:d="M10 20c14 0 14-20 0-20-13 0-13 20 0 20z">
          <text:p/>
        </draw:path>
        <draw:path draw:style-name="gr1" draw:text-style-name="P1" draw:layer="layout" svg:width="0.019cm" svg:height="0.019cm" svg:x="17.203cm" svg:y="12.2cm" svg:viewBox="0 0 20 20" svg:d="M10 20c14 0 14-20 0-20-13 0-13 20 0 20z">
          <text:p/>
        </draw:path>
        <draw:path draw:style-name="gr1" draw:text-style-name="P1" draw:layer="layout" svg:width="0.019cm" svg:height="0.019cm" svg:x="17.703cm" svg:y="12.2cm" svg:viewBox="0 0 20 20" svg:d="M10 20c14 0 14-20 0-20-13 0-13 20 0 20z">
          <text:p/>
        </draw:path>
        <draw:path draw:style-name="gr1" draw:text-style-name="P1" draw:layer="layout" svg:width="0.019cm" svg:height="0.019cm" svg:x="18.203cm" svg:y="12.2cm" svg:viewBox="0 0 20 20" svg:d="M10 20c14 0 14-20 0-20-13 0-13 20 0 20z">
          <text:p/>
        </draw:path>
        <draw:path draw:style-name="gr1" draw:text-style-name="P1" draw:layer="layout" svg:width="0.019cm" svg:height="0.019cm" svg:x="18.703cm" svg:y="12.2cm" svg:viewBox="0 0 20 20" svg:d="M10 20c14 0 14-20 0-20-13 0-13 20 0 20z">
          <text:p/>
        </draw:path>
        <draw:path draw:style-name="gr1" draw:text-style-name="P1" draw:layer="layout" svg:width="0.019cm" svg:height="0.019cm" svg:x="19.203cm" svg:y="12.2cm" svg:viewBox="0 0 20 20" svg:d="M10 20c14 0 14-20 0-20-13 0-13 20 0 20z">
          <text:p/>
        </draw:path>
        <draw:path draw:style-name="gr1" draw:text-style-name="P1" draw:layer="layout" svg:width="0.019cm" svg:height="0.019cm" svg:x="19.703cm" svg:y="12.2cm" svg:viewBox="0 0 20 20" svg:d="M10 20c14 0 14-20 0-20-13 0-13 20 0 20z">
          <text:p/>
        </draw:path>
        <draw:path draw:style-name="gr1" draw:text-style-name="P1" draw:layer="layout" svg:width="0.019cm" svg:height="0.019cm" svg:x="20.203cm" svg:y="12.2cm" svg:viewBox="0 0 20 20" svg:d="M10 20c14 0 14-20 0-20-13 0-13 20 0 20z">
          <text:p/>
        </draw:path>
        <draw:path draw:style-name="gr1" draw:text-style-name="P1" draw:layer="layout" svg:width="0.019cm" svg:height="0.019cm" svg:x="20.703cm" svg:y="12.2cm" svg:viewBox="0 0 20 20" svg:d="M10 20c14 0 14-20 0-20-13 0-13 20 0 20z">
          <text:p/>
        </draw:path>
        <draw:path draw:style-name="gr1" draw:text-style-name="P1" draw:layer="layout" svg:width="0.019cm" svg:height="0.019cm" svg:x="21.203cm" svg:y="12.2cm" svg:viewBox="0 0 20 20" svg:d="M10 20c14 0 14-20 0-20-13 0-13 20 0 20z">
          <text:p/>
        </draw:path>
        <draw:path draw:style-name="gr1" draw:text-style-name="P1" draw:layer="layout" svg:width="0.019cm" svg:height="0.019cm" svg:x="21.703cm" svg:y="12.2cm" svg:viewBox="0 0 20 20" svg:d="M10 20c14 0 14-20 0-20-13 0-13 20 0 20z">
          <text:p/>
        </draw:path>
        <draw:path draw:style-name="gr1" draw:text-style-name="P1" draw:layer="layout" svg:width="0.019cm" svg:height="0.019cm" svg:x="22.203cm" svg:y="12.2cm" svg:viewBox="0 0 20 20" svg:d="M10 20c14 0 14-20 0-20-13 0-13 20 0 20z">
          <text:p/>
        </draw:path>
        <draw:path draw:style-name="gr1" draw:text-style-name="P1" draw:layer="layout" svg:width="0.019cm" svg:height="0.019cm" svg:x="22.703cm" svg:y="12.2cm" svg:viewBox="0 0 20 20" svg:d="M10 20c14 0 14-20 0-20-13 0-13 20 0 20z">
          <text:p/>
        </draw:path>
        <draw:path draw:style-name="gr1" draw:text-style-name="P1" draw:layer="layout" svg:width="0.019cm" svg:height="0.019cm" svg:x="23.203cm" svg:y="12.2cm" svg:viewBox="0 0 20 20" svg:d="M10 20c14 0 14-20 0-20-13 0-13 20 0 20z">
          <text:p/>
        </draw:path>
        <draw:path draw:style-name="gr1" draw:text-style-name="P1" draw:layer="layout" svg:width="0.019cm" svg:height="0.019cm" svg:x="23.703cm" svg:y="12.2cm" svg:viewBox="0 0 20 20" svg:d="M10 20c14 0 14-20 0-20-13 0-13 20 0 20z">
          <text:p/>
        </draw:path>
        <draw:path draw:style-name="gr1" draw:text-style-name="P1" draw:layer="layout" svg:width="0.019cm" svg:height="0.019cm" svg:x="24.203cm" svg:y="12.2cm" svg:viewBox="0 0 20 20" svg:d="M10 20c14 0 14-20 0-20-13 0-13 20 0 20z">
          <text:p/>
        </draw:path>
        <draw:path draw:style-name="gr1" draw:text-style-name="P1" draw:layer="layout" svg:width="0.019cm" svg:height="0.019cm" svg:x="24.704cm" svg:y="12.2cm" svg:viewBox="0 0 20 20" svg:d="M10 20c14 0 14-20 0-20-13 0-13 20 0 20z">
          <text:p/>
        </draw:path>
        <draw:path draw:style-name="gr1" draw:text-style-name="P1" draw:layer="layout" svg:width="0.019cm" svg:height="0.019cm" svg:x="25.204cm" svg:y="12.2cm" svg:viewBox="0 0 20 20" svg:d="M10 20c14 0 14-20 0-20-13 0-13 20 0 20z">
          <text:p/>
        </draw:path>
        <draw:path draw:style-name="gr1" draw:text-style-name="P1" draw:layer="layout" svg:width="0.019cm" svg:height="0.019cm" svg:x="25.704cm" svg:y="12.2cm" svg:viewBox="0 0 20 20" svg:d="M10 20c14 0 14-20 0-20-13 0-13 20 0 20z">
          <text:p/>
        </draw:path>
        <draw:path draw:style-name="gr1" draw:text-style-name="P1" draw:layer="layout" svg:width="0.019cm" svg:height="0.019cm" svg:x="26.204cm" svg:y="12.2cm" svg:viewBox="0 0 20 20" svg:d="M10 20c14 0 14-20 0-20-13 0-13 20 0 20z">
          <text:p/>
        </draw:path>
        <draw:path draw:style-name="gr1" draw:text-style-name="P1" draw:layer="layout" svg:width="0.019cm" svg:height="0.019cm" svg:x="26.704cm" svg:y="12.2cm" svg:viewBox="0 0 20 20" svg:d="M10 20c14 0 14-20 0-20-13 0-13 20 0 20z">
          <text:p/>
        </draw:path>
        <draw:path draw:style-name="gr1" draw:text-style-name="P1" draw:layer="layout" svg:width="0.019cm" svg:height="0.019cm" svg:x="27.204cm" svg:y="12.2cm" svg:viewBox="0 0 20 20" svg:d="M10 20c14 0 14-20 0-20-13 0-13 20 0 20z">
          <text:p/>
        </draw:path>
        <draw:path draw:style-name="gr1" draw:text-style-name="P1" draw:layer="layout" svg:width="0.019cm" svg:height="0.019cm" svg:x="0.703cm" svg:y="12.2cm" svg:viewBox="0 0 20 20" svg:d="M10 20c14 0 14-20 0-20-13 0-13 20 0 20z">
          <text:p/>
        </draw:path>
        <draw:path draw:style-name="gr1" draw:text-style-name="P1" draw:layer="layout" svg:width="0.019cm" svg:height="0.019cm" svg:x="1.203cm" svg:y="12.2cm" svg:viewBox="0 0 20 20" svg:d="M10 20c14 0 14-20 0-20-13 0-13 20 0 20z">
          <text:p/>
        </draw:path>
        <draw:path draw:style-name="gr1" draw:text-style-name="P1" draw:layer="layout" svg:width="0.019cm" svg:height="0.019cm" svg:x="1.703cm" svg:y="12.2cm" svg:viewBox="0 0 20 20" svg:d="M10 20c14 0 14-20 0-20-13 0-13 20 0 20z">
          <text:p/>
        </draw:path>
        <draw:path draw:style-name="gr1" draw:text-style-name="P1" draw:layer="layout" svg:width="0.019cm" svg:height="0.019cm" svg:x="2.203cm" svg:y="12.2cm" svg:viewBox="0 0 20 20" svg:d="M10 20c14 0 14-20 0-20-13 0-13 20 0 20z">
          <text:p/>
        </draw:path>
        <draw:path draw:style-name="gr1" draw:text-style-name="P1" draw:layer="layout" svg:width="0.019cm" svg:height="0.019cm" svg:x="2.703cm" svg:y="12.2cm" svg:viewBox="0 0 20 20" svg:d="M10 20c14 0 14-20 0-20-13 0-13 20 0 20z">
          <text:p/>
        </draw:path>
        <draw:path draw:style-name="gr1" draw:text-style-name="P1" draw:layer="layout" svg:width="0.019cm" svg:height="0.019cm" svg:x="3.203cm" svg:y="12.2cm" svg:viewBox="0 0 20 20" svg:d="M10 20c14 0 14-20 0-20-13 0-13 20 0 20z">
          <text:p/>
        </draw:path>
        <draw:path draw:style-name="gr1" draw:text-style-name="P1" draw:layer="layout" svg:width="0.019cm" svg:height="0.019cm" svg:x="3.703cm" svg:y="12.2cm" svg:viewBox="0 0 20 20" svg:d="M10 20c14 0 14-20 0-20-13 0-13 20 0 20z">
          <text:p/>
        </draw:path>
        <draw:path draw:style-name="gr1" draw:text-style-name="P1" draw:layer="layout" svg:width="0.019cm" svg:height="0.019cm" svg:x="4.203cm" svg:y="12.2cm" svg:viewBox="0 0 20 20" svg:d="M10 20c14 0 14-20 0-20-13 0-13 20 0 20z">
          <text:p/>
        </draw:path>
        <draw:path draw:style-name="gr1" draw:text-style-name="P1" draw:layer="layout" svg:width="0.019cm" svg:height="0.019cm" svg:x="4.703cm" svg:y="12.2cm" svg:viewBox="0 0 20 20" svg:d="M10 20c14 0 14-20 0-20-13 0-13 20 0 20z">
          <text:p/>
        </draw:path>
        <draw:path draw:style-name="gr1" draw:text-style-name="P1" draw:layer="layout" svg:width="0.019cm" svg:height="0.019cm" svg:x="5.203cm" svg:y="12.2cm" svg:viewBox="0 0 20 20" svg:d="M10 20c14 0 14-20 0-20-13 0-13 20 0 20z">
          <text:p/>
        </draw:path>
        <draw:path draw:style-name="gr1" draw:text-style-name="P1" draw:layer="layout" svg:width="0.019cm" svg:height="0.019cm" svg:x="5.703cm" svg:y="12.2cm" svg:viewBox="0 0 20 20" svg:d="M10 20c14 0 14-20 0-20-13 0-13 20 0 20z">
          <text:p/>
        </draw:path>
        <draw:path draw:style-name="gr1" draw:text-style-name="P1" draw:layer="layout" svg:width="0.019cm" svg:height="0.019cm" svg:x="6.203cm" svg:y="12.2cm" svg:viewBox="0 0 20 20" svg:d="M10 20c14 0 14-20 0-20-13 0-13 20 0 20z">
          <text:p/>
        </draw:path>
        <draw:path draw:style-name="gr1" draw:text-style-name="P1" draw:layer="layout" svg:width="0.019cm" svg:height="0.019cm" svg:x="6.703cm" svg:y="12.2cm" svg:viewBox="0 0 20 20" svg:d="M10 20c14 0 14-20 0-20-13 0-13 20 0 20z">
          <text:p/>
        </draw:path>
        <draw:path draw:style-name="gr1" draw:text-style-name="P1" draw:layer="layout" svg:width="0.019cm" svg:height="0.019cm" svg:x="7.203cm" svg:y="12.2cm" svg:viewBox="0 0 20 20" svg:d="M10 20c14 0 14-20 0-20-13 0-13 20 0 20z">
          <text:p/>
        </draw:path>
        <draw:path draw:style-name="gr1" draw:text-style-name="P1" draw:layer="layout" svg:width="0.019cm" svg:height="0.019cm" svg:x="7.703cm" svg:y="12.2cm" svg:viewBox="0 0 20 20" svg:d="M10 20c14 0 14-20 0-20-13 0-13 20 0 20z">
          <text:p/>
        </draw:path>
        <draw:path draw:style-name="gr1" draw:text-style-name="P1" draw:layer="layout" svg:width="0.019cm" svg:height="0.019cm" svg:x="8.203cm" svg:y="12.2cm" svg:viewBox="0 0 20 20" svg:d="M10 20c14 0 14-20 0-20-13 0-13 20 0 20z">
          <text:p/>
        </draw:path>
        <draw:path draw:style-name="gr1" draw:text-style-name="P1" draw:layer="layout" svg:width="0.019cm" svg:height="0.019cm" svg:x="8.704cm" svg:y="12.2cm" svg:viewBox="0 0 20 20" svg:d="M10 20c14 0 14-20 0-20-13 0-13 20 0 20z">
          <text:p/>
        </draw:path>
        <draw:path draw:style-name="gr1" draw:text-style-name="P1" draw:layer="layout" svg:width="0.019cm" svg:height="0.019cm" svg:x="9.204cm" svg:y="12.2cm" svg:viewBox="0 0 20 20" svg:d="M10 20c14 0 14-20 0-20-13 0-13 20 0 20z">
          <text:p/>
        </draw:path>
        <draw:path draw:style-name="gr1" draw:text-style-name="P1" draw:layer="layout" svg:width="0.019cm" svg:height="0.019cm" svg:x="9.704cm" svg:y="12.2cm" svg:viewBox="0 0 20 20" svg:d="M10 20c14 0 14-20 0-20-13 0-13 20 0 20z">
          <text:p/>
        </draw:path>
        <draw:path draw:style-name="gr1" draw:text-style-name="P1" draw:layer="layout" svg:width="0.019cm" svg:height="0.019cm" svg:x="10.204cm" svg:y="12.2cm" svg:viewBox="0 0 20 20" svg:d="M10 20c14 0 14-20 0-20-13 0-13 20 0 20z">
          <text:p/>
        </draw:path>
        <draw:path draw:style-name="gr1" draw:text-style-name="P1" draw:layer="layout" svg:width="0.019cm" svg:height="0.019cm" svg:x="10.704cm" svg:y="12.2cm" svg:viewBox="0 0 20 20" svg:d="M10 20c14 0 14-20 0-20-13 0-13 20 0 20z">
          <text:p/>
        </draw:path>
        <draw:path draw:style-name="gr1" draw:text-style-name="P1" draw:layer="layout" svg:width="0.019cm" svg:height="0.019cm" svg:x="11.204cm" svg:y="12.2cm" svg:viewBox="0 0 20 20" svg:d="M10 20c14 0 14-20 0-20-13 0-13 20 0 20z">
          <text:p/>
        </draw:path>
        <draw:path draw:style-name="gr1" draw:text-style-name="P1" draw:layer="layout" svg:width="0.019cm" svg:height="0.019cm" svg:x="11.704cm" svg:y="12.2cm" svg:viewBox="0 0 20 20" svg:d="M10 20c14 0 14-20 0-20-13 0-13 20 0 20z">
          <text:p/>
        </draw:path>
        <draw:path draw:style-name="gr1" draw:text-style-name="P1" draw:layer="layout" svg:width="0.019cm" svg:height="0.019cm" svg:x="12.204cm" svg:y="12.2cm" svg:viewBox="0 0 20 20" svg:d="M10 20c14 0 14-20 0-20-13 0-13 20 0 20z">
          <text:p/>
        </draw:path>
        <draw:path draw:style-name="gr1" draw:text-style-name="P1" draw:layer="layout" svg:width="0.019cm" svg:height="0.019cm" svg:x="12.704cm" svg:y="12.2cm" svg:viewBox="0 0 20 20" svg:d="M10 20c14 0 14-20 0-20-13 0-13 20 0 20z">
          <text:p/>
        </draw:path>
        <draw:path draw:style-name="gr1" draw:text-style-name="P1" draw:layer="layout" svg:width="0.019cm" svg:height="0.019cm" svg:x="13.204cm" svg:y="12.2cm" svg:viewBox="0 0 20 20" svg:d="M10 20c14 0 14-20 0-20-13 0-13 20 0 20z">
          <text:p/>
        </draw:path>
        <draw:path draw:style-name="gr1" draw:text-style-name="P1" draw:layer="layout" svg:width="0.019cm" svg:height="0.019cm" svg:x="13.704cm" svg:y="12.2cm" svg:viewBox="0 0 20 20" svg:d="M10 20c14 0 14-20 0-20-13 0-13 20 0 20z">
          <text:p/>
        </draw:path>
        <draw:path draw:style-name="gr1" draw:text-style-name="P1" draw:layer="layout" svg:width="0.019cm" svg:height="0.019cm" svg:x="14.204cm" svg:y="12.2cm" svg:viewBox="0 0 20 20" svg:d="M10 20c14 0 14-20 0-20-13 0-13 20 0 20z">
          <text:p/>
        </draw:path>
        <draw:path draw:style-name="gr1" draw:text-style-name="P1" draw:layer="layout" svg:width="0.019cm" svg:height="0.019cm" svg:x="14.704cm" svg:y="12.2cm" svg:viewBox="0 0 20 20" svg:d="M10 20c14 0 14-20 0-20-13 0-13 20 0 20z">
          <text:p/>
        </draw:path>
        <draw:path draw:style-name="gr1" draw:text-style-name="P1" draw:layer="layout" svg:width="0.019cm" svg:height="0.019cm" svg:x="15.204cm" svg:y="12.2cm" svg:viewBox="0 0 20 20" svg:d="M10 20c14 0 14-20 0-20-13 0-13 20 0 20z">
          <text:p/>
        </draw:path>
        <draw:path draw:style-name="gr1" draw:text-style-name="P1" draw:layer="layout" svg:width="0.019cm" svg:height="0.019cm" svg:x="15.704cm" svg:y="12.2cm" svg:viewBox="0 0 20 20" svg:d="M10 20c14 0 14-20 0-20-13 0-13 20 0 20z">
          <text:p/>
        </draw:path>
        <draw:path draw:style-name="gr1" draw:text-style-name="P1" draw:layer="layout" svg:width="0.019cm" svg:height="0.019cm" svg:x="16.204cm" svg:y="12.2cm" svg:viewBox="0 0 20 20" svg:d="M10 20c14 0 14-20 0-20-13 0-13 20 0 20z">
          <text:p/>
        </draw:path>
        <draw:path draw:style-name="gr1" draw:text-style-name="P1" draw:layer="layout" svg:width="0.019cm" svg:height="0.019cm" svg:x="0.703cm" svg:y="12.7cm" svg:viewBox="0 0 20 20" svg:d="M10 20c14 0 14-20 0-20-13 0-13 20 0 20z">
          <text:p/>
        </draw:path>
        <draw:path draw:style-name="gr1" draw:text-style-name="P1" draw:layer="layout" svg:width="0.019cm" svg:height="0.019cm" svg:x="1.203cm" svg:y="12.7cm" svg:viewBox="0 0 20 20" svg:d="M10 20c14 0 14-20 0-20-13 0-13 20 0 20z">
          <text:p/>
        </draw:path>
        <draw:path draw:style-name="gr1" draw:text-style-name="P1" draw:layer="layout" svg:width="0.019cm" svg:height="0.019cm" svg:x="1.703cm" svg:y="12.7cm" svg:viewBox="0 0 20 20" svg:d="M10 20c14 0 14-20 0-20-13 0-13 20 0 20z">
          <text:p/>
        </draw:path>
        <draw:path draw:style-name="gr1" draw:text-style-name="P1" draw:layer="layout" svg:width="0.019cm" svg:height="0.019cm" svg:x="2.203cm" svg:y="12.7cm" svg:viewBox="0 0 20 20" svg:d="M10 20c14 0 14-20 0-20-13 0-13 20 0 20z">
          <text:p/>
        </draw:path>
        <draw:path draw:style-name="gr1" draw:text-style-name="P1" draw:layer="layout" svg:width="0.019cm" svg:height="0.019cm" svg:x="2.703cm" svg:y="12.7cm" svg:viewBox="0 0 20 20" svg:d="M10 20c14 0 14-20 0-20-13 0-13 20 0 20z">
          <text:p/>
        </draw:path>
        <draw:path draw:style-name="gr1" draw:text-style-name="P1" draw:layer="layout" svg:width="0.019cm" svg:height="0.019cm" svg:x="3.203cm" svg:y="12.7cm" svg:viewBox="0 0 20 20" svg:d="M10 20c14 0 14-20 0-20-13 0-13 20 0 20z">
          <text:p/>
        </draw:path>
        <draw:path draw:style-name="gr1" draw:text-style-name="P1" draw:layer="layout" svg:width="0.019cm" svg:height="0.019cm" svg:x="3.703cm" svg:y="12.7cm" svg:viewBox="0 0 20 20" svg:d="M10 20c14 0 14-20 0-20-13 0-13 20 0 20z">
          <text:p/>
        </draw:path>
        <draw:path draw:style-name="gr1" draw:text-style-name="P1" draw:layer="layout" svg:width="0.019cm" svg:height="0.019cm" svg:x="4.203cm" svg:y="12.7cm" svg:viewBox="0 0 20 20" svg:d="M10 20c14 0 14-20 0-20-13 0-13 20 0 20z">
          <text:p/>
        </draw:path>
        <draw:path draw:style-name="gr1" draw:text-style-name="P1" draw:layer="layout" svg:width="0.019cm" svg:height="0.019cm" svg:x="4.703cm" svg:y="12.7cm" svg:viewBox="0 0 20 20" svg:d="M10 20c14 0 14-20 0-20-13 0-13 20 0 20z">
          <text:p/>
        </draw:path>
        <draw:path draw:style-name="gr1" draw:text-style-name="P1" draw:layer="layout" svg:width="0.019cm" svg:height="0.019cm" svg:x="5.203cm" svg:y="12.7cm" svg:viewBox="0 0 20 20" svg:d="M10 20c14 0 14-20 0-20-13 0-13 20 0 20z">
          <text:p/>
        </draw:path>
        <draw:path draw:style-name="gr1" draw:text-style-name="P1" draw:layer="layout" svg:width="0.019cm" svg:height="0.019cm" svg:x="5.703cm" svg:y="12.7cm" svg:viewBox="0 0 20 20" svg:d="M10 20c14 0 14-20 0-20-13 0-13 20 0 20z">
          <text:p/>
        </draw:path>
        <draw:path draw:style-name="gr1" draw:text-style-name="P1" draw:layer="layout" svg:width="0.019cm" svg:height="0.019cm" svg:x="6.203cm" svg:y="12.7cm" svg:viewBox="0 0 20 20" svg:d="M10 20c14 0 14-20 0-20-13 0-13 20 0 20z">
          <text:p/>
        </draw:path>
        <draw:path draw:style-name="gr1" draw:text-style-name="P1" draw:layer="layout" svg:width="0.019cm" svg:height="0.019cm" svg:x="6.703cm" svg:y="12.7cm" svg:viewBox="0 0 20 20" svg:d="M10 20c14 0 14-20 0-20-13 0-13 20 0 20z">
          <text:p/>
        </draw:path>
        <draw:path draw:style-name="gr1" draw:text-style-name="P1" draw:layer="layout" svg:width="0.019cm" svg:height="0.019cm" svg:x="7.203cm" svg:y="12.7cm" svg:viewBox="0 0 20 20" svg:d="M10 20c14 0 14-20 0-20-13 0-13 20 0 20z">
          <text:p/>
        </draw:path>
        <draw:path draw:style-name="gr1" draw:text-style-name="P1" draw:layer="layout" svg:width="0.019cm" svg:height="0.019cm" svg:x="7.703cm" svg:y="12.7cm" svg:viewBox="0 0 20 20" svg:d="M10 20c14 0 14-20 0-20-13 0-13 20 0 20z">
          <text:p/>
        </draw:path>
        <draw:path draw:style-name="gr1" draw:text-style-name="P1" draw:layer="layout" svg:width="0.019cm" svg:height="0.019cm" svg:x="8.203cm" svg:y="12.7cm" svg:viewBox="0 0 20 20" svg:d="M10 20c14 0 14-20 0-20-13 0-13 20 0 20z">
          <text:p/>
        </draw:path>
        <draw:path draw:style-name="gr1" draw:text-style-name="P1" draw:layer="layout" svg:width="0.019cm" svg:height="0.019cm" svg:x="8.704cm" svg:y="12.7cm" svg:viewBox="0 0 20 20" svg:d="M10 20c14 0 14-20 0-20-13 0-13 20 0 20z">
          <text:p/>
        </draw:path>
        <draw:path draw:style-name="gr1" draw:text-style-name="P1" draw:layer="layout" svg:width="0.019cm" svg:height="0.019cm" svg:x="9.204cm" svg:y="12.7cm" svg:viewBox="0 0 20 20" svg:d="M10 20c14 0 14-20 0-20-13 0-13 20 0 20z">
          <text:p/>
        </draw:path>
        <draw:path draw:style-name="gr1" draw:text-style-name="P1" draw:layer="layout" svg:width="0.019cm" svg:height="0.019cm" svg:x="9.704cm" svg:y="12.7cm" svg:viewBox="0 0 20 20" svg:d="M10 20c14 0 14-20 0-20-13 0-13 20 0 20z">
          <text:p/>
        </draw:path>
        <draw:path draw:style-name="gr1" draw:text-style-name="P1" draw:layer="layout" svg:width="0.019cm" svg:height="0.019cm" svg:x="10.204cm" svg:y="12.7cm" svg:viewBox="0 0 20 20" svg:d="M10 20c14 0 14-20 0-20-13 0-13 20 0 20z">
          <text:p/>
        </draw:path>
        <draw:path draw:style-name="gr1" draw:text-style-name="P1" draw:layer="layout" svg:width="0.019cm" svg:height="0.019cm" svg:x="10.704cm" svg:y="12.7cm" svg:viewBox="0 0 20 20" svg:d="M10 20c14 0 14-20 0-20-13 0-13 20 0 20z">
          <text:p/>
        </draw:path>
        <draw:path draw:style-name="gr1" draw:text-style-name="P1" draw:layer="layout" svg:width="0.019cm" svg:height="0.019cm" svg:x="11.204cm" svg:y="12.7cm" svg:viewBox="0 0 20 20" svg:d="M10 20c14 0 14-20 0-20-13 0-13 20 0 20z">
          <text:p/>
        </draw:path>
        <draw:path draw:style-name="gr1" draw:text-style-name="P1" draw:layer="layout" svg:width="0.019cm" svg:height="0.019cm" svg:x="11.704cm" svg:y="12.7cm" svg:viewBox="0 0 20 20" svg:d="M10 20c14 0 14-20 0-20-13 0-13 20 0 20z">
          <text:p/>
        </draw:path>
        <draw:path draw:style-name="gr1" draw:text-style-name="P1" draw:layer="layout" svg:width="0.019cm" svg:height="0.019cm" svg:x="12.204cm" svg:y="12.7cm" svg:viewBox="0 0 20 20" svg:d="M10 20c14 0 14-20 0-20-13 0-13 20 0 20z">
          <text:p/>
        </draw:path>
        <draw:path draw:style-name="gr1" draw:text-style-name="P1" draw:layer="layout" svg:width="0.019cm" svg:height="0.019cm" svg:x="12.704cm" svg:y="12.7cm" svg:viewBox="0 0 20 20" svg:d="M10 20c14 0 14-20 0-20-13 0-13 20 0 20z">
          <text:p/>
        </draw:path>
        <draw:path draw:style-name="gr1" draw:text-style-name="P1" draw:layer="layout" svg:width="0.019cm" svg:height="0.019cm" svg:x="13.204cm" svg:y="12.7cm" svg:viewBox="0 0 20 20" svg:d="M10 20c14 0 14-20 0-20-13 0-13 20 0 20z">
          <text:p/>
        </draw:path>
        <draw:path draw:style-name="gr1" draw:text-style-name="P1" draw:layer="layout" svg:width="0.019cm" svg:height="0.019cm" svg:x="13.704cm" svg:y="12.7cm" svg:viewBox="0 0 20 20" svg:d="M10 20c14 0 14-20 0-20-13 0-13 20 0 20z">
          <text:p/>
        </draw:path>
        <draw:path draw:style-name="gr1" draw:text-style-name="P1" draw:layer="layout" svg:width="0.019cm" svg:height="0.019cm" svg:x="14.204cm" svg:y="12.7cm" svg:viewBox="0 0 20 20" svg:d="M10 20c14 0 14-20 0-20-13 0-13 20 0 20z">
          <text:p/>
        </draw:path>
        <draw:path draw:style-name="gr1" draw:text-style-name="P1" draw:layer="layout" svg:width="0.019cm" svg:height="0.019cm" svg:x="14.704cm" svg:y="12.7cm" svg:viewBox="0 0 20 20" svg:d="M10 20c14 0 14-20 0-20-13 0-13 20 0 20z">
          <text:p/>
        </draw:path>
        <draw:path draw:style-name="gr1" draw:text-style-name="P1" draw:layer="layout" svg:width="0.019cm" svg:height="0.019cm" svg:x="15.204cm" svg:y="12.7cm" svg:viewBox="0 0 20 20" svg:d="M10 20c14 0 14-20 0-20-13 0-13 20 0 20z">
          <text:p/>
        </draw:path>
        <draw:path draw:style-name="gr1" draw:text-style-name="P1" draw:layer="layout" svg:width="0.019cm" svg:height="0.019cm" svg:x="15.704cm" svg:y="12.7cm" svg:viewBox="0 0 20 20" svg:d="M10 20c14 0 14-20 0-20-13 0-13 20 0 20z">
          <text:p/>
        </draw:path>
        <draw:path draw:style-name="gr1" draw:text-style-name="P1" draw:layer="layout" svg:width="0.019cm" svg:height="0.019cm" svg:x="16.204cm" svg:y="12.7cm" svg:viewBox="0 0 20 20" svg:d="M10 20c14 0 14-20 0-20-13 0-13 20 0 20z">
          <text:p/>
        </draw:path>
        <draw:path draw:style-name="gr1" draw:text-style-name="P1" draw:layer="layout" svg:width="0.019cm" svg:height="0.019cm" svg:x="16.703cm" svg:y="12.7cm" svg:viewBox="0 0 20 20" svg:d="M10 20c14 0 14-20 0-20-13 0-13 20 0 20z">
          <text:p/>
        </draw:path>
        <draw:path draw:style-name="gr1" draw:text-style-name="P1" draw:layer="layout" svg:width="0.019cm" svg:height="0.019cm" svg:x="17.203cm" svg:y="12.7cm" svg:viewBox="0 0 20 20" svg:d="M10 20c14 0 14-20 0-20-13 0-13 20 0 20z">
          <text:p/>
        </draw:path>
        <draw:path draw:style-name="gr1" draw:text-style-name="P1" draw:layer="layout" svg:width="0.019cm" svg:height="0.019cm" svg:x="17.703cm" svg:y="12.7cm" svg:viewBox="0 0 20 20" svg:d="M10 20c14 0 14-20 0-20-13 0-13 20 0 20z">
          <text:p/>
        </draw:path>
        <draw:path draw:style-name="gr1" draw:text-style-name="P1" draw:layer="layout" svg:width="0.019cm" svg:height="0.019cm" svg:x="18.203cm" svg:y="12.7cm" svg:viewBox="0 0 20 20" svg:d="M10 20c14 0 14-20 0-20-13 0-13 20 0 20z">
          <text:p/>
        </draw:path>
        <draw:path draw:style-name="gr1" draw:text-style-name="P1" draw:layer="layout" svg:width="0.019cm" svg:height="0.019cm" svg:x="18.703cm" svg:y="12.7cm" svg:viewBox="0 0 20 20" svg:d="M10 20c14 0 14-20 0-20-13 0-13 20 0 20z">
          <text:p/>
        </draw:path>
        <draw:path draw:style-name="gr1" draw:text-style-name="P1" draw:layer="layout" svg:width="0.019cm" svg:height="0.019cm" svg:x="19.203cm" svg:y="12.7cm" svg:viewBox="0 0 20 20" svg:d="M10 20c14 0 14-20 0-20-13 0-13 20 0 20z">
          <text:p/>
        </draw:path>
        <draw:path draw:style-name="gr1" draw:text-style-name="P1" draw:layer="layout" svg:width="0.019cm" svg:height="0.019cm" svg:x="19.703cm" svg:y="12.7cm" svg:viewBox="0 0 20 20" svg:d="M10 20c14 0 14-20 0-20-13 0-13 20 0 20z">
          <text:p/>
        </draw:path>
        <draw:path draw:style-name="gr1" draw:text-style-name="P1" draw:layer="layout" svg:width="0.019cm" svg:height="0.019cm" svg:x="20.203cm" svg:y="12.7cm" svg:viewBox="0 0 20 20" svg:d="M10 20c14 0 14-20 0-20-13 0-13 20 0 20z">
          <text:p/>
        </draw:path>
        <draw:path draw:style-name="gr1" draw:text-style-name="P1" draw:layer="layout" svg:width="0.019cm" svg:height="0.019cm" svg:x="20.703cm" svg:y="12.7cm" svg:viewBox="0 0 20 20" svg:d="M10 20c14 0 14-20 0-20-13 0-13 20 0 20z">
          <text:p/>
        </draw:path>
        <draw:path draw:style-name="gr1" draw:text-style-name="P1" draw:layer="layout" svg:width="0.019cm" svg:height="0.019cm" svg:x="21.203cm" svg:y="12.7cm" svg:viewBox="0 0 20 20" svg:d="M10 20c14 0 14-20 0-20-13 0-13 20 0 20z">
          <text:p/>
        </draw:path>
        <draw:path draw:style-name="gr1" draw:text-style-name="P1" draw:layer="layout" svg:width="0.019cm" svg:height="0.019cm" svg:x="21.703cm" svg:y="12.7cm" svg:viewBox="0 0 20 20" svg:d="M10 20c14 0 14-20 0-20-13 0-13 20 0 20z">
          <text:p/>
        </draw:path>
        <draw:path draw:style-name="gr1" draw:text-style-name="P1" draw:layer="layout" svg:width="0.019cm" svg:height="0.019cm" svg:x="22.203cm" svg:y="12.7cm" svg:viewBox="0 0 20 20" svg:d="M10 20c14 0 14-20 0-20-13 0-13 20 0 20z">
          <text:p/>
        </draw:path>
        <draw:path draw:style-name="gr1" draw:text-style-name="P1" draw:layer="layout" svg:width="0.019cm" svg:height="0.019cm" svg:x="22.703cm" svg:y="12.7cm" svg:viewBox="0 0 20 20" svg:d="M10 20c14 0 14-20 0-20-13 0-13 20 0 20z">
          <text:p/>
        </draw:path>
        <draw:path draw:style-name="gr1" draw:text-style-name="P1" draw:layer="layout" svg:width="0.019cm" svg:height="0.019cm" svg:x="23.203cm" svg:y="12.7cm" svg:viewBox="0 0 20 20" svg:d="M10 20c14 0 14-20 0-20-13 0-13 20 0 20z">
          <text:p/>
        </draw:path>
        <draw:path draw:style-name="gr1" draw:text-style-name="P1" draw:layer="layout" svg:width="0.019cm" svg:height="0.019cm" svg:x="23.703cm" svg:y="12.7cm" svg:viewBox="0 0 20 20" svg:d="M10 20c14 0 14-20 0-20-13 0-13 20 0 20z">
          <text:p/>
        </draw:path>
        <draw:path draw:style-name="gr1" draw:text-style-name="P1" draw:layer="layout" svg:width="0.019cm" svg:height="0.019cm" svg:x="24.203cm" svg:y="12.7cm" svg:viewBox="0 0 20 20" svg:d="M10 20c14 0 14-20 0-20-13 0-13 20 0 20z">
          <text:p/>
        </draw:path>
        <draw:path draw:style-name="gr1" draw:text-style-name="P1" draw:layer="layout" svg:width="0.019cm" svg:height="0.019cm" svg:x="24.704cm" svg:y="12.7cm" svg:viewBox="0 0 20 20" svg:d="M10 20c14 0 14-20 0-20-13 0-13 20 0 20z">
          <text:p/>
        </draw:path>
        <draw:path draw:style-name="gr1" draw:text-style-name="P1" draw:layer="layout" svg:width="0.019cm" svg:height="0.019cm" svg:x="25.204cm" svg:y="12.7cm" svg:viewBox="0 0 20 20" svg:d="M10 20c14 0 14-20 0-20-13 0-13 20 0 20z">
          <text:p/>
        </draw:path>
        <draw:path draw:style-name="gr1" draw:text-style-name="P1" draw:layer="layout" svg:width="0.019cm" svg:height="0.019cm" svg:x="25.704cm" svg:y="12.7cm" svg:viewBox="0 0 20 20" svg:d="M10 20c14 0 14-20 0-20-13 0-13 20 0 20z">
          <text:p/>
        </draw:path>
        <draw:path draw:style-name="gr1" draw:text-style-name="P1" draw:layer="layout" svg:width="0.019cm" svg:height="0.019cm" svg:x="26.204cm" svg:y="12.7cm" svg:viewBox="0 0 20 20" svg:d="M10 20c14 0 14-20 0-20-13 0-13 20 0 20z">
          <text:p/>
        </draw:path>
        <draw:path draw:style-name="gr1" draw:text-style-name="P1" draw:layer="layout" svg:width="0.019cm" svg:height="0.019cm" svg:x="26.704cm" svg:y="12.7cm" svg:viewBox="0 0 20 20" svg:d="M10 20c14 0 14-20 0-20-13 0-13 20 0 20z">
          <text:p/>
        </draw:path>
        <draw:path draw:style-name="gr1" draw:text-style-name="P1" draw:layer="layout" svg:width="0.019cm" svg:height="0.019cm" svg:x="27.204cm" svg:y="12.7cm" svg:viewBox="0 0 20 20" svg:d="M10 20c14 0 14-20 0-20-13 0-13 20 0 20z">
          <text:p/>
        </draw:path>
        <draw:path draw:style-name="gr1" draw:text-style-name="P1" draw:layer="layout" svg:width="0.019cm" svg:height="0.019cm" svg:x="0.703cm" svg:y="12.7cm" svg:viewBox="0 0 20 20" svg:d="M10 20c14 0 14-20 0-20-13 0-13 20 0 20z">
          <text:p/>
        </draw:path>
        <draw:path draw:style-name="gr1" draw:text-style-name="P1" draw:layer="layout" svg:width="0.019cm" svg:height="0.019cm" svg:x="1.203cm" svg:y="12.7cm" svg:viewBox="0 0 20 20" svg:d="M10 20c14 0 14-20 0-20-13 0-13 20 0 20z">
          <text:p/>
        </draw:path>
        <draw:path draw:style-name="gr1" draw:text-style-name="P1" draw:layer="layout" svg:width="0.019cm" svg:height="0.019cm" svg:x="1.703cm" svg:y="12.7cm" svg:viewBox="0 0 20 20" svg:d="M10 20c14 0 14-20 0-20-13 0-13 20 0 20z">
          <text:p/>
        </draw:path>
        <draw:path draw:style-name="gr1" draw:text-style-name="P1" draw:layer="layout" svg:width="0.019cm" svg:height="0.019cm" svg:x="2.203cm" svg:y="12.7cm" svg:viewBox="0 0 20 20" svg:d="M10 20c14 0 14-20 0-20-13 0-13 20 0 20z">
          <text:p/>
        </draw:path>
        <draw:path draw:style-name="gr1" draw:text-style-name="P1" draw:layer="layout" svg:width="0.019cm" svg:height="0.019cm" svg:x="2.703cm" svg:y="12.7cm" svg:viewBox="0 0 20 20" svg:d="M10 20c14 0 14-20 0-20-13 0-13 20 0 20z">
          <text:p/>
        </draw:path>
        <draw:path draw:style-name="gr1" draw:text-style-name="P1" draw:layer="layout" svg:width="0.019cm" svg:height="0.019cm" svg:x="3.203cm" svg:y="12.7cm" svg:viewBox="0 0 20 20" svg:d="M10 20c14 0 14-20 0-20-13 0-13 20 0 20z">
          <text:p/>
        </draw:path>
        <draw:path draw:style-name="gr1" draw:text-style-name="P1" draw:layer="layout" svg:width="0.019cm" svg:height="0.019cm" svg:x="3.703cm" svg:y="12.7cm" svg:viewBox="0 0 20 20" svg:d="M10 20c14 0 14-20 0-20-13 0-13 20 0 20z">
          <text:p/>
        </draw:path>
        <draw:path draw:style-name="gr1" draw:text-style-name="P1" draw:layer="layout" svg:width="0.019cm" svg:height="0.019cm" svg:x="4.203cm" svg:y="12.7cm" svg:viewBox="0 0 20 20" svg:d="M10 20c14 0 14-20 0-20-13 0-13 20 0 20z">
          <text:p/>
        </draw:path>
        <draw:path draw:style-name="gr1" draw:text-style-name="P1" draw:layer="layout" svg:width="0.019cm" svg:height="0.019cm" svg:x="4.703cm" svg:y="12.7cm" svg:viewBox="0 0 20 20" svg:d="M10 20c14 0 14-20 0-20-13 0-13 20 0 20z">
          <text:p/>
        </draw:path>
        <draw:path draw:style-name="gr1" draw:text-style-name="P1" draw:layer="layout" svg:width="0.019cm" svg:height="0.019cm" svg:x="5.203cm" svg:y="12.7cm" svg:viewBox="0 0 20 20" svg:d="M10 20c14 0 14-20 0-20-13 0-13 20 0 20z">
          <text:p/>
        </draw:path>
        <draw:path draw:style-name="gr1" draw:text-style-name="P1" draw:layer="layout" svg:width="0.019cm" svg:height="0.019cm" svg:x="5.703cm" svg:y="12.7cm" svg:viewBox="0 0 20 20" svg:d="M10 20c14 0 14-20 0-20-13 0-13 20 0 20z">
          <text:p/>
        </draw:path>
        <draw:path draw:style-name="gr1" draw:text-style-name="P1" draw:layer="layout" svg:width="0.019cm" svg:height="0.019cm" svg:x="6.203cm" svg:y="12.7cm" svg:viewBox="0 0 20 20" svg:d="M10 20c14 0 14-20 0-20-13 0-13 20 0 20z">
          <text:p/>
        </draw:path>
        <draw:path draw:style-name="gr1" draw:text-style-name="P1" draw:layer="layout" svg:width="0.019cm" svg:height="0.019cm" svg:x="6.703cm" svg:y="12.7cm" svg:viewBox="0 0 20 20" svg:d="M10 20c14 0 14-20 0-20-13 0-13 20 0 20z">
          <text:p/>
        </draw:path>
        <draw:path draw:style-name="gr1" draw:text-style-name="P1" draw:layer="layout" svg:width="0.019cm" svg:height="0.019cm" svg:x="7.203cm" svg:y="12.7cm" svg:viewBox="0 0 20 20" svg:d="M10 20c14 0 14-20 0-20-13 0-13 20 0 20z">
          <text:p/>
        </draw:path>
        <draw:path draw:style-name="gr1" draw:text-style-name="P1" draw:layer="layout" svg:width="0.019cm" svg:height="0.019cm" svg:x="7.703cm" svg:y="12.7cm" svg:viewBox="0 0 20 20" svg:d="M10 20c14 0 14-20 0-20-13 0-13 20 0 20z">
          <text:p/>
        </draw:path>
        <draw:path draw:style-name="gr1" draw:text-style-name="P1" draw:layer="layout" svg:width="0.019cm" svg:height="0.019cm" svg:x="8.203cm" svg:y="12.7cm" svg:viewBox="0 0 20 20" svg:d="M10 20c14 0 14-20 0-20-13 0-13 20 0 20z">
          <text:p/>
        </draw:path>
        <draw:path draw:style-name="gr1" draw:text-style-name="P1" draw:layer="layout" svg:width="0.019cm" svg:height="0.019cm" svg:x="8.704cm" svg:y="12.7cm" svg:viewBox="0 0 20 20" svg:d="M10 20c14 0 14-20 0-20-13 0-13 20 0 20z">
          <text:p/>
        </draw:path>
        <draw:path draw:style-name="gr1" draw:text-style-name="P1" draw:layer="layout" svg:width="0.019cm" svg:height="0.019cm" svg:x="9.204cm" svg:y="12.7cm" svg:viewBox="0 0 20 20" svg:d="M10 20c14 0 14-20 0-20-13 0-13 20 0 20z">
          <text:p/>
        </draw:path>
        <draw:path draw:style-name="gr1" draw:text-style-name="P1" draw:layer="layout" svg:width="0.019cm" svg:height="0.019cm" svg:x="9.704cm" svg:y="12.7cm" svg:viewBox="0 0 20 20" svg:d="M10 20c14 0 14-20 0-20-13 0-13 20 0 20z">
          <text:p/>
        </draw:path>
        <draw:path draw:style-name="gr1" draw:text-style-name="P1" draw:layer="layout" svg:width="0.019cm" svg:height="0.019cm" svg:x="10.204cm" svg:y="12.7cm" svg:viewBox="0 0 20 20" svg:d="M10 20c14 0 14-20 0-20-13 0-13 20 0 20z">
          <text:p/>
        </draw:path>
        <draw:path draw:style-name="gr1" draw:text-style-name="P1" draw:layer="layout" svg:width="0.019cm" svg:height="0.019cm" svg:x="10.704cm" svg:y="12.7cm" svg:viewBox="0 0 20 20" svg:d="M10 20c14 0 14-20 0-20-13 0-13 20 0 20z">
          <text:p/>
        </draw:path>
        <draw:path draw:style-name="gr1" draw:text-style-name="P1" draw:layer="layout" svg:width="0.019cm" svg:height="0.019cm" svg:x="11.204cm" svg:y="12.7cm" svg:viewBox="0 0 20 20" svg:d="M10 20c14 0 14-20 0-20-13 0-13 20 0 20z">
          <text:p/>
        </draw:path>
        <draw:path draw:style-name="gr1" draw:text-style-name="P1" draw:layer="layout" svg:width="0.019cm" svg:height="0.019cm" svg:x="11.704cm" svg:y="12.7cm" svg:viewBox="0 0 20 20" svg:d="M10 20c14 0 14-20 0-20-13 0-13 20 0 20z">
          <text:p/>
        </draw:path>
        <draw:path draw:style-name="gr1" draw:text-style-name="P1" draw:layer="layout" svg:width="0.019cm" svg:height="0.019cm" svg:x="12.204cm" svg:y="12.7cm" svg:viewBox="0 0 20 20" svg:d="M10 20c14 0 14-20 0-20-13 0-13 20 0 20z">
          <text:p/>
        </draw:path>
        <draw:path draw:style-name="gr1" draw:text-style-name="P1" draw:layer="layout" svg:width="0.019cm" svg:height="0.019cm" svg:x="12.704cm" svg:y="12.7cm" svg:viewBox="0 0 20 20" svg:d="M10 20c14 0 14-20 0-20-13 0-13 20 0 20z">
          <text:p/>
        </draw:path>
        <draw:path draw:style-name="gr1" draw:text-style-name="P1" draw:layer="layout" svg:width="0.019cm" svg:height="0.019cm" svg:x="13.204cm" svg:y="12.7cm" svg:viewBox="0 0 20 20" svg:d="M10 20c14 0 14-20 0-20-13 0-13 20 0 20z">
          <text:p/>
        </draw:path>
        <draw:path draw:style-name="gr1" draw:text-style-name="P1" draw:layer="layout" svg:width="0.019cm" svg:height="0.019cm" svg:x="13.704cm" svg:y="12.7cm" svg:viewBox="0 0 20 20" svg:d="M10 20c14 0 14-20 0-20-13 0-13 20 0 20z">
          <text:p/>
        </draw:path>
        <draw:path draw:style-name="gr1" draw:text-style-name="P1" draw:layer="layout" svg:width="0.019cm" svg:height="0.019cm" svg:x="14.204cm" svg:y="12.7cm" svg:viewBox="0 0 20 20" svg:d="M10 20c14 0 14-20 0-20-13 0-13 20 0 20z">
          <text:p/>
        </draw:path>
        <draw:path draw:style-name="gr1" draw:text-style-name="P1" draw:layer="layout" svg:width="0.019cm" svg:height="0.019cm" svg:x="14.704cm" svg:y="12.7cm" svg:viewBox="0 0 20 20" svg:d="M10 20c14 0 14-20 0-20-13 0-13 20 0 20z">
          <text:p/>
        </draw:path>
        <draw:path draw:style-name="gr1" draw:text-style-name="P1" draw:layer="layout" svg:width="0.019cm" svg:height="0.019cm" svg:x="15.204cm" svg:y="12.7cm" svg:viewBox="0 0 20 20" svg:d="M10 20c14 0 14-20 0-20-13 0-13 20 0 20z">
          <text:p/>
        </draw:path>
        <draw:path draw:style-name="gr1" draw:text-style-name="P1" draw:layer="layout" svg:width="0.019cm" svg:height="0.019cm" svg:x="15.704cm" svg:y="12.7cm" svg:viewBox="0 0 20 20" svg:d="M10 20c14 0 14-20 0-20-13 0-13 20 0 20z">
          <text:p/>
        </draw:path>
        <draw:path draw:style-name="gr1" draw:text-style-name="P1" draw:layer="layout" svg:width="0.019cm" svg:height="0.019cm" svg:x="16.204cm" svg:y="12.7cm" svg:viewBox="0 0 20 20" svg:d="M10 20c14 0 14-20 0-20-13 0-13 20 0 20z">
          <text:p/>
        </draw:path>
        <draw:path draw:style-name="gr1" draw:text-style-name="P1" draw:layer="layout" svg:width="0.019cm" svg:height="0.019cm" svg:x="0.704cm" svg:y="13.2cm" svg:viewBox="0 0 20 20" svg:d="M10 20c14 0 14-20 0-20-13 0-13 20 0 20z">
          <text:p/>
        </draw:path>
        <draw:path draw:style-name="gr1" draw:text-style-name="P1" draw:layer="layout" svg:width="0.019cm" svg:height="0.019cm" svg:x="1.204cm" svg:y="13.2cm" svg:viewBox="0 0 20 20" svg:d="M10 20c14 0 14-20 0-20-13 0-13 20 0 20z">
          <text:p/>
        </draw:path>
        <draw:path draw:style-name="gr1" draw:text-style-name="P1" draw:layer="layout" svg:width="0.019cm" svg:height="0.019cm" svg:x="1.704cm" svg:y="13.2cm" svg:viewBox="0 0 20 20" svg:d="M10 20c14 0 14-20 0-20-13 0-13 20 0 20z">
          <text:p/>
        </draw:path>
        <draw:path draw:style-name="gr1" draw:text-style-name="P1" draw:layer="layout" svg:width="0.019cm" svg:height="0.019cm" svg:x="2.204cm" svg:y="13.2cm" svg:viewBox="0 0 20 20" svg:d="M10 20c14 0 14-20 0-20-13 0-13 20 0 20z">
          <text:p/>
        </draw:path>
        <draw:path draw:style-name="gr1" draw:text-style-name="P1" draw:layer="layout" svg:width="0.019cm" svg:height="0.019cm" svg:x="2.704cm" svg:y="13.2cm" svg:viewBox="0 0 20 20" svg:d="M10 20c14 0 14-20 0-20-13 0-13 20 0 20z">
          <text:p/>
        </draw:path>
        <draw:path draw:style-name="gr1" draw:text-style-name="P1" draw:layer="layout" svg:width="0.019cm" svg:height="0.019cm" svg:x="3.204cm" svg:y="13.2cm" svg:viewBox="0 0 20 20" svg:d="M10 20c14 0 14-20 0-20-13 0-13 20 0 20z">
          <text:p/>
        </draw:path>
        <draw:path draw:style-name="gr1" draw:text-style-name="P1" draw:layer="layout" svg:width="0.019cm" svg:height="0.019cm" svg:x="3.704cm" svg:y="13.2cm" svg:viewBox="0 0 20 20" svg:d="M10 20c14 0 14-20 0-20-13 0-13 20 0 20z">
          <text:p/>
        </draw:path>
        <draw:path draw:style-name="gr1" draw:text-style-name="P1" draw:layer="layout" svg:width="0.019cm" svg:height="0.019cm" svg:x="4.204cm" svg:y="13.2cm" svg:viewBox="0 0 20 20" svg:d="M10 20c14 0 14-20 0-20-13 0-13 20 0 20z">
          <text:p/>
        </draw:path>
        <draw:path draw:style-name="gr1" draw:text-style-name="P1" draw:layer="layout" svg:width="0.019cm" svg:height="0.019cm" svg:x="4.704cm" svg:y="13.2cm" svg:viewBox="0 0 20 20" svg:d="M10 20c14 0 14-20 0-20-13 0-13 20 0 20z">
          <text:p/>
        </draw:path>
        <draw:path draw:style-name="gr1" draw:text-style-name="P1" draw:layer="layout" svg:width="0.019cm" svg:height="0.019cm" svg:x="5.204cm" svg:y="13.2cm" svg:viewBox="0 0 20 20" svg:d="M10 20c14 0 14-20 0-20-13 0-13 20 0 20z">
          <text:p/>
        </draw:path>
        <draw:path draw:style-name="gr1" draw:text-style-name="P1" draw:layer="layout" svg:width="0.019cm" svg:height="0.019cm" svg:x="5.704cm" svg:y="13.2cm" svg:viewBox="0 0 20 20" svg:d="M10 20c14 0 14-20 0-20-13 0-13 20 0 20z">
          <text:p/>
        </draw:path>
        <draw:path draw:style-name="gr1" draw:text-style-name="P1" draw:layer="layout" svg:width="0.019cm" svg:height="0.019cm" svg:x="6.204cm" svg:y="13.2cm" svg:viewBox="0 0 20 20" svg:d="M10 20c14 0 14-20 0-20-13 0-13 20 0 20z">
          <text:p/>
        </draw:path>
        <draw:path draw:style-name="gr1" draw:text-style-name="P1" draw:layer="layout" svg:width="0.019cm" svg:height="0.019cm" svg:x="6.704cm" svg:y="13.2cm" svg:viewBox="0 0 20 20" svg:d="M10 20c14 0 14-20 0-20-13 0-13 20 0 20z">
          <text:p/>
        </draw:path>
        <draw:path draw:style-name="gr1" draw:text-style-name="P1" draw:layer="layout" svg:width="0.019cm" svg:height="0.019cm" svg:x="7.204cm" svg:y="13.2cm" svg:viewBox="0 0 20 20" svg:d="M10 20c14 0 14-20 0-20-13 0-13 20 0 20z">
          <text:p/>
        </draw:path>
        <draw:path draw:style-name="gr1" draw:text-style-name="P1" draw:layer="layout" svg:width="0.019cm" svg:height="0.019cm" svg:x="7.704cm" svg:y="13.2cm" svg:viewBox="0 0 20 20" svg:d="M10 20c14 0 14-20 0-20-13 0-13 20 0 20z">
          <text:p/>
        </draw:path>
        <draw:path draw:style-name="gr1" draw:text-style-name="P1" draw:layer="layout" svg:width="0.019cm" svg:height="0.019cm" svg:x="8.204cm" svg:y="13.2cm" svg:viewBox="0 0 20 20" svg:d="M10 20c14 0 14-20 0-20-13 0-13 20 0 20z">
          <text:p/>
        </draw:path>
        <draw:path draw:style-name="gr1" draw:text-style-name="P1" draw:layer="layout" svg:width="0.019cm" svg:height="0.019cm" svg:x="8.705cm" svg:y="13.2cm" svg:viewBox="0 0 20 20" svg:d="M10 20c14 0 14-20 0-20-13 0-13 20 0 20z">
          <text:p/>
        </draw:path>
        <draw:path draw:style-name="gr1" draw:text-style-name="P1" draw:layer="layout" svg:width="0.019cm" svg:height="0.019cm" svg:x="9.205cm" svg:y="13.2cm" svg:viewBox="0 0 20 20" svg:d="M10 20c14 0 14-20 0-20-13 0-13 20 0 20z">
          <text:p/>
        </draw:path>
        <draw:path draw:style-name="gr1" draw:text-style-name="P1" draw:layer="layout" svg:width="0.019cm" svg:height="0.019cm" svg:x="9.705cm" svg:y="13.2cm" svg:viewBox="0 0 20 20" svg:d="M10 20c14 0 14-20 0-20-13 0-13 20 0 20z">
          <text:p/>
        </draw:path>
        <draw:path draw:style-name="gr1" draw:text-style-name="P1" draw:layer="layout" svg:width="0.019cm" svg:height="0.019cm" svg:x="10.205cm" svg:y="13.2cm" svg:viewBox="0 0 20 20" svg:d="M10 20c14 0 14-20 0-20-13 0-13 20 0 20z">
          <text:p/>
        </draw:path>
        <draw:path draw:style-name="gr1" draw:text-style-name="P1" draw:layer="layout" svg:width="0.019cm" svg:height="0.019cm" svg:x="10.705cm" svg:y="13.2cm" svg:viewBox="0 0 20 20" svg:d="M10 20c14 0 14-20 0-20-13 0-13 20 0 20z">
          <text:p/>
        </draw:path>
        <draw:path draw:style-name="gr1" draw:text-style-name="P1" draw:layer="layout" svg:width="0.019cm" svg:height="0.019cm" svg:x="11.205cm" svg:y="13.2cm" svg:viewBox="0 0 20 20" svg:d="M10 20c14 0 14-20 0-20-13 0-13 20 0 20z">
          <text:p/>
        </draw:path>
        <draw:path draw:style-name="gr1" draw:text-style-name="P1" draw:layer="layout" svg:width="0.019cm" svg:height="0.019cm" svg:x="11.705cm" svg:y="13.2cm" svg:viewBox="0 0 20 20" svg:d="M10 20c14 0 14-20 0-20-13 0-13 20 0 20z">
          <text:p/>
        </draw:path>
        <draw:path draw:style-name="gr1" draw:text-style-name="P1" draw:layer="layout" svg:width="0.019cm" svg:height="0.019cm" svg:x="12.205cm" svg:y="13.2cm" svg:viewBox="0 0 20 20" svg:d="M10 20c14 0 14-20 0-20-13 0-13 20 0 20z">
          <text:p/>
        </draw:path>
        <draw:path draw:style-name="gr1" draw:text-style-name="P1" draw:layer="layout" svg:width="0.019cm" svg:height="0.019cm" svg:x="12.705cm" svg:y="13.2cm" svg:viewBox="0 0 20 20" svg:d="M10 20c14 0 14-20 0-20-13 0-13 20 0 20z">
          <text:p/>
        </draw:path>
        <draw:path draw:style-name="gr1" draw:text-style-name="P1" draw:layer="layout" svg:width="0.019cm" svg:height="0.019cm" svg:x="13.205cm" svg:y="13.2cm" svg:viewBox="0 0 20 20" svg:d="M10 20c14 0 14-20 0-20-13 0-13 20 0 20z">
          <text:p/>
        </draw:path>
        <draw:path draw:style-name="gr1" draw:text-style-name="P1" draw:layer="layout" svg:width="0.019cm" svg:height="0.019cm" svg:x="13.705cm" svg:y="13.2cm" svg:viewBox="0 0 20 20" svg:d="M10 20c14 0 14-20 0-20-13 0-13 20 0 20z">
          <text:p/>
        </draw:path>
        <draw:path draw:style-name="gr1" draw:text-style-name="P1" draw:layer="layout" svg:width="0.019cm" svg:height="0.019cm" svg:x="14.205cm" svg:y="13.2cm" svg:viewBox="0 0 20 20" svg:d="M10 20c14 0 14-20 0-20-13 0-13 20 0 20z">
          <text:p/>
        </draw:path>
        <draw:path draw:style-name="gr1" draw:text-style-name="P1" draw:layer="layout" svg:width="0.019cm" svg:height="0.019cm" svg:x="14.705cm" svg:y="13.2cm" svg:viewBox="0 0 20 20" svg:d="M10 20c14 0 14-20 0-20-13 0-13 20 0 20z">
          <text:p/>
        </draw:path>
        <draw:path draw:style-name="gr1" draw:text-style-name="P1" draw:layer="layout" svg:width="0.019cm" svg:height="0.019cm" svg:x="15.205cm" svg:y="13.2cm" svg:viewBox="0 0 20 20" svg:d="M10 20c14 0 14-20 0-20-13 0-13 20 0 20z">
          <text:p/>
        </draw:path>
        <draw:path draw:style-name="gr1" draw:text-style-name="P1" draw:layer="layout" svg:width="0.019cm" svg:height="0.019cm" svg:x="15.705cm" svg:y="13.2cm" svg:viewBox="0 0 20 20" svg:d="M10 20c14 0 14-20 0-20-13 0-13 20 0 20z">
          <text:p/>
        </draw:path>
        <draw:path draw:style-name="gr1" draw:text-style-name="P1" draw:layer="layout" svg:width="0.019cm" svg:height="0.019cm" svg:x="16.205cm" svg:y="13.2cm" svg:viewBox="0 0 20 20" svg:d="M10 20c14 0 14-20 0-20-13 0-13 20 0 20z">
          <text:p/>
        </draw:path>
        <draw:path draw:style-name="gr1" draw:text-style-name="P1" draw:layer="layout" svg:width="0.019cm" svg:height="0.019cm" svg:x="16.704cm" svg:y="13.2cm" svg:viewBox="0 0 20 20" svg:d="M10 20c14 0 14-20 0-20-13 0-13 20 0 20z">
          <text:p/>
        </draw:path>
        <draw:path draw:style-name="gr1" draw:text-style-name="P1" draw:layer="layout" svg:width="0.019cm" svg:height="0.019cm" svg:x="17.204cm" svg:y="13.2cm" svg:viewBox="0 0 20 20" svg:d="M10 20c14 0 14-20 0-20-13 0-13 20 0 20z">
          <text:p/>
        </draw:path>
        <draw:path draw:style-name="gr1" draw:text-style-name="P1" draw:layer="layout" svg:width="0.019cm" svg:height="0.019cm" svg:x="17.704cm" svg:y="13.2cm" svg:viewBox="0 0 20 20" svg:d="M10 20c14 0 14-20 0-20-13 0-13 20 0 20z">
          <text:p/>
        </draw:path>
        <draw:path draw:style-name="gr1" draw:text-style-name="P1" draw:layer="layout" svg:width="0.019cm" svg:height="0.019cm" svg:x="18.204cm" svg:y="13.2cm" svg:viewBox="0 0 20 20" svg:d="M10 20c14 0 14-20 0-20-13 0-13 20 0 20z">
          <text:p/>
        </draw:path>
        <draw:path draw:style-name="gr1" draw:text-style-name="P1" draw:layer="layout" svg:width="0.019cm" svg:height="0.019cm" svg:x="18.704cm" svg:y="13.2cm" svg:viewBox="0 0 20 20" svg:d="M10 20c14 0 14-20 0-20-13 0-13 20 0 20z">
          <text:p/>
        </draw:path>
        <draw:path draw:style-name="gr1" draw:text-style-name="P1" draw:layer="layout" svg:width="0.019cm" svg:height="0.019cm" svg:x="19.204cm" svg:y="13.2cm" svg:viewBox="0 0 20 20" svg:d="M10 20c14 0 14-20 0-20-13 0-13 20 0 20z">
          <text:p/>
        </draw:path>
        <draw:path draw:style-name="gr1" draw:text-style-name="P1" draw:layer="layout" svg:width="0.019cm" svg:height="0.019cm" svg:x="19.704cm" svg:y="13.2cm" svg:viewBox="0 0 20 20" svg:d="M10 20c14 0 14-20 0-20-13 0-13 20 0 20z">
          <text:p/>
        </draw:path>
        <draw:path draw:style-name="gr1" draw:text-style-name="P1" draw:layer="layout" svg:width="0.019cm" svg:height="0.019cm" svg:x="20.204cm" svg:y="13.2cm" svg:viewBox="0 0 20 20" svg:d="M10 20c14 0 14-20 0-20-13 0-13 20 0 20z">
          <text:p/>
        </draw:path>
        <draw:path draw:style-name="gr1" draw:text-style-name="P1" draw:layer="layout" svg:width="0.019cm" svg:height="0.019cm" svg:x="20.704cm" svg:y="13.2cm" svg:viewBox="0 0 20 20" svg:d="M10 20c14 0 14-20 0-20-13 0-13 20 0 20z">
          <text:p/>
        </draw:path>
        <draw:path draw:style-name="gr1" draw:text-style-name="P1" draw:layer="layout" svg:width="0.019cm" svg:height="0.019cm" svg:x="21.204cm" svg:y="13.2cm" svg:viewBox="0 0 20 20" svg:d="M10 20c14 0 14-20 0-20-13 0-13 20 0 20z">
          <text:p/>
        </draw:path>
        <draw:path draw:style-name="gr1" draw:text-style-name="P1" draw:layer="layout" svg:width="0.019cm" svg:height="0.019cm" svg:x="21.704cm" svg:y="13.2cm" svg:viewBox="0 0 20 20" svg:d="M10 20c14 0 14-20 0-20-13 0-13 20 0 20z">
          <text:p/>
        </draw:path>
        <draw:path draw:style-name="gr1" draw:text-style-name="P1" draw:layer="layout" svg:width="0.019cm" svg:height="0.019cm" svg:x="22.204cm" svg:y="13.2cm" svg:viewBox="0 0 20 20" svg:d="M10 20c14 0 14-20 0-20-13 0-13 20 0 20z">
          <text:p/>
        </draw:path>
        <draw:path draw:style-name="gr1" draw:text-style-name="P1" draw:layer="layout" svg:width="0.019cm" svg:height="0.019cm" svg:x="22.704cm" svg:y="13.2cm" svg:viewBox="0 0 20 20" svg:d="M10 20c14 0 14-20 0-20-13 0-13 20 0 20z">
          <text:p/>
        </draw:path>
        <draw:path draw:style-name="gr1" draw:text-style-name="P1" draw:layer="layout" svg:width="0.019cm" svg:height="0.019cm" svg:x="23.204cm" svg:y="13.2cm" svg:viewBox="0 0 20 20" svg:d="M10 20c14 0 14-20 0-20-13 0-13 20 0 20z">
          <text:p/>
        </draw:path>
        <draw:path draw:style-name="gr1" draw:text-style-name="P1" draw:layer="layout" svg:width="0.019cm" svg:height="0.019cm" svg:x="23.704cm" svg:y="13.2cm" svg:viewBox="0 0 20 20" svg:d="M10 20c14 0 14-20 0-20-13 0-13 20 0 20z">
          <text:p/>
        </draw:path>
        <draw:path draw:style-name="gr1" draw:text-style-name="P1" draw:layer="layout" svg:width="0.019cm" svg:height="0.019cm" svg:x="24.204cm" svg:y="13.2cm" svg:viewBox="0 0 20 20" svg:d="M10 20c14 0 14-20 0-20-13 0-13 20 0 20z">
          <text:p/>
        </draw:path>
        <draw:path draw:style-name="gr1" draw:text-style-name="P1" draw:layer="layout" svg:width="0.019cm" svg:height="0.019cm" svg:x="24.705cm" svg:y="13.2cm" svg:viewBox="0 0 20 20" svg:d="M10 20c14 0 14-20 0-20-13 0-13 20 0 20z">
          <text:p/>
        </draw:path>
        <draw:path draw:style-name="gr1" draw:text-style-name="P1" draw:layer="layout" svg:width="0.019cm" svg:height="0.019cm" svg:x="25.205cm" svg:y="13.2cm" svg:viewBox="0 0 20 20" svg:d="M10 20c14 0 14-20 0-20-13 0-13 20 0 20z">
          <text:p/>
        </draw:path>
        <draw:path draw:style-name="gr1" draw:text-style-name="P1" draw:layer="layout" svg:width="0.019cm" svg:height="0.019cm" svg:x="25.705cm" svg:y="13.2cm" svg:viewBox="0 0 20 20" svg:d="M10 20c14 0 14-20 0-20-13 0-13 20 0 20z">
          <text:p/>
        </draw:path>
        <draw:path draw:style-name="gr1" draw:text-style-name="P1" draw:layer="layout" svg:width="0.019cm" svg:height="0.019cm" svg:x="26.205cm" svg:y="13.2cm" svg:viewBox="0 0 20 20" svg:d="M10 20c14 0 14-20 0-20-13 0-13 20 0 20z">
          <text:p/>
        </draw:path>
        <draw:path draw:style-name="gr1" draw:text-style-name="P1" draw:layer="layout" svg:width="0.019cm" svg:height="0.019cm" svg:x="26.705cm" svg:y="13.2cm" svg:viewBox="0 0 20 20" svg:d="M10 20c14 0 14-20 0-20-13 0-13 20 0 20z">
          <text:p/>
        </draw:path>
        <draw:path draw:style-name="gr1" draw:text-style-name="P1" draw:layer="layout" svg:width="0.019cm" svg:height="0.019cm" svg:x="27.205cm" svg:y="13.2cm" svg:viewBox="0 0 20 20" svg:d="M10 20c14 0 14-20 0-20-13 0-13 20 0 20z">
          <text:p/>
        </draw:path>
        <draw:path draw:style-name="gr1" draw:text-style-name="P1" draw:layer="layout" svg:width="0.019cm" svg:height="0.019cm" svg:x="0.704cm" svg:y="13.2cm" svg:viewBox="0 0 20 20" svg:d="M10 20c14 0 14-20 0-20-13 0-13 20 0 20z">
          <text:p/>
        </draw:path>
        <draw:path draw:style-name="gr1" draw:text-style-name="P1" draw:layer="layout" svg:width="0.019cm" svg:height="0.019cm" svg:x="1.204cm" svg:y="13.2cm" svg:viewBox="0 0 20 20" svg:d="M10 20c14 0 14-20 0-20-13 0-13 20 0 20z">
          <text:p/>
        </draw:path>
        <draw:path draw:style-name="gr1" draw:text-style-name="P1" draw:layer="layout" svg:width="0.019cm" svg:height="0.019cm" svg:x="1.704cm" svg:y="13.2cm" svg:viewBox="0 0 20 20" svg:d="M10 20c14 0 14-20 0-20-13 0-13 20 0 20z">
          <text:p/>
        </draw:path>
        <draw:path draw:style-name="gr1" draw:text-style-name="P1" draw:layer="layout" svg:width="0.019cm" svg:height="0.019cm" svg:x="2.204cm" svg:y="13.2cm" svg:viewBox="0 0 20 20" svg:d="M10 20c14 0 14-20 0-20-13 0-13 20 0 20z">
          <text:p/>
        </draw:path>
        <draw:path draw:style-name="gr1" draw:text-style-name="P1" draw:layer="layout" svg:width="0.019cm" svg:height="0.019cm" svg:x="2.704cm" svg:y="13.2cm" svg:viewBox="0 0 20 20" svg:d="M10 20c14 0 14-20 0-20-13 0-13 20 0 20z">
          <text:p/>
        </draw:path>
        <draw:path draw:style-name="gr1" draw:text-style-name="P1" draw:layer="layout" svg:width="0.019cm" svg:height="0.019cm" svg:x="3.204cm" svg:y="13.2cm" svg:viewBox="0 0 20 20" svg:d="M10 20c14 0 14-20 0-20-13 0-13 20 0 20z">
          <text:p/>
        </draw:path>
        <draw:path draw:style-name="gr1" draw:text-style-name="P1" draw:layer="layout" svg:width="0.019cm" svg:height="0.019cm" svg:x="3.704cm" svg:y="13.2cm" svg:viewBox="0 0 20 20" svg:d="M10 20c14 0 14-20 0-20-13 0-13 20 0 20z">
          <text:p/>
        </draw:path>
        <draw:path draw:style-name="gr1" draw:text-style-name="P1" draw:layer="layout" svg:width="0.019cm" svg:height="0.019cm" svg:x="4.204cm" svg:y="13.2cm" svg:viewBox="0 0 20 20" svg:d="M10 20c14 0 14-20 0-20-13 0-13 20 0 20z">
          <text:p/>
        </draw:path>
        <draw:path draw:style-name="gr1" draw:text-style-name="P1" draw:layer="layout" svg:width="0.019cm" svg:height="0.019cm" svg:x="4.704cm" svg:y="13.2cm" svg:viewBox="0 0 20 20" svg:d="M10 20c14 0 14-20 0-20-13 0-13 20 0 20z">
          <text:p/>
        </draw:path>
        <draw:path draw:style-name="gr1" draw:text-style-name="P1" draw:layer="layout" svg:width="0.019cm" svg:height="0.019cm" svg:x="5.204cm" svg:y="13.2cm" svg:viewBox="0 0 20 20" svg:d="M10 20c14 0 14-20 0-20-13 0-13 20 0 20z">
          <text:p/>
        </draw:path>
        <draw:path draw:style-name="gr1" draw:text-style-name="P1" draw:layer="layout" svg:width="0.019cm" svg:height="0.019cm" svg:x="5.704cm" svg:y="13.2cm" svg:viewBox="0 0 20 20" svg:d="M10 20c14 0 14-20 0-20-13 0-13 20 0 20z">
          <text:p/>
        </draw:path>
        <draw:path draw:style-name="gr1" draw:text-style-name="P1" draw:layer="layout" svg:width="0.019cm" svg:height="0.019cm" svg:x="6.204cm" svg:y="13.2cm" svg:viewBox="0 0 20 20" svg:d="M10 20c14 0 14-20 0-20-13 0-13 20 0 20z">
          <text:p/>
        </draw:path>
        <draw:path draw:style-name="gr1" draw:text-style-name="P1" draw:layer="layout" svg:width="0.019cm" svg:height="0.019cm" svg:x="6.704cm" svg:y="13.2cm" svg:viewBox="0 0 20 20" svg:d="M10 20c14 0 14-20 0-20-13 0-13 20 0 20z">
          <text:p/>
        </draw:path>
        <draw:path draw:style-name="gr1" draw:text-style-name="P1" draw:layer="layout" svg:width="0.019cm" svg:height="0.019cm" svg:x="7.204cm" svg:y="13.2cm" svg:viewBox="0 0 20 20" svg:d="M10 20c14 0 14-20 0-20-13 0-13 20 0 20z">
          <text:p/>
        </draw:path>
        <draw:path draw:style-name="gr1" draw:text-style-name="P1" draw:layer="layout" svg:width="0.019cm" svg:height="0.019cm" svg:x="7.704cm" svg:y="13.2cm" svg:viewBox="0 0 20 20" svg:d="M10 20c14 0 14-20 0-20-13 0-13 20 0 20z">
          <text:p/>
        </draw:path>
        <draw:path draw:style-name="gr1" draw:text-style-name="P1" draw:layer="layout" svg:width="0.019cm" svg:height="0.019cm" svg:x="8.204cm" svg:y="13.2cm" svg:viewBox="0 0 20 20" svg:d="M10 20c14 0 14-20 0-20-13 0-13 20 0 20z">
          <text:p/>
        </draw:path>
        <draw:path draw:style-name="gr1" draw:text-style-name="P1" draw:layer="layout" svg:width="0.019cm" svg:height="0.019cm" svg:x="8.705cm" svg:y="13.2cm" svg:viewBox="0 0 20 20" svg:d="M10 20c14 0 14-20 0-20-13 0-13 20 0 20z">
          <text:p/>
        </draw:path>
        <draw:path draw:style-name="gr1" draw:text-style-name="P1" draw:layer="layout" svg:width="0.019cm" svg:height="0.019cm" svg:x="9.205cm" svg:y="13.2cm" svg:viewBox="0 0 20 20" svg:d="M10 20c14 0 14-20 0-20-13 0-13 20 0 20z">
          <text:p/>
        </draw:path>
        <draw:path draw:style-name="gr1" draw:text-style-name="P1" draw:layer="layout" svg:width="0.019cm" svg:height="0.019cm" svg:x="9.705cm" svg:y="13.2cm" svg:viewBox="0 0 20 20" svg:d="M10 20c14 0 14-20 0-20-13 0-13 20 0 20z">
          <text:p/>
        </draw:path>
        <draw:path draw:style-name="gr1" draw:text-style-name="P1" draw:layer="layout" svg:width="0.019cm" svg:height="0.019cm" svg:x="10.205cm" svg:y="13.2cm" svg:viewBox="0 0 20 20" svg:d="M10 20c14 0 14-20 0-20-13 0-13 20 0 20z">
          <text:p/>
        </draw:path>
        <draw:path draw:style-name="gr1" draw:text-style-name="P1" draw:layer="layout" svg:width="0.019cm" svg:height="0.019cm" svg:x="10.705cm" svg:y="13.2cm" svg:viewBox="0 0 20 20" svg:d="M10 20c14 0 14-20 0-20-13 0-13 20 0 20z">
          <text:p/>
        </draw:path>
        <draw:path draw:style-name="gr1" draw:text-style-name="P1" draw:layer="layout" svg:width="0.019cm" svg:height="0.019cm" svg:x="11.205cm" svg:y="13.2cm" svg:viewBox="0 0 20 20" svg:d="M10 20c14 0 14-20 0-20-13 0-13 20 0 20z">
          <text:p/>
        </draw:path>
        <draw:path draw:style-name="gr1" draw:text-style-name="P1" draw:layer="layout" svg:width="0.019cm" svg:height="0.019cm" svg:x="11.705cm" svg:y="13.2cm" svg:viewBox="0 0 20 20" svg:d="M10 20c14 0 14-20 0-20-13 0-13 20 0 20z">
          <text:p/>
        </draw:path>
        <draw:path draw:style-name="gr1" draw:text-style-name="P1" draw:layer="layout" svg:width="0.019cm" svg:height="0.019cm" svg:x="12.205cm" svg:y="13.2cm" svg:viewBox="0 0 20 20" svg:d="M10 20c14 0 14-20 0-20-13 0-13 20 0 20z">
          <text:p/>
        </draw:path>
        <draw:path draw:style-name="gr1" draw:text-style-name="P1" draw:layer="layout" svg:width="0.019cm" svg:height="0.019cm" svg:x="12.705cm" svg:y="13.2cm" svg:viewBox="0 0 20 20" svg:d="M10 20c14 0 14-20 0-20-13 0-13 20 0 20z">
          <text:p/>
        </draw:path>
        <draw:path draw:style-name="gr1" draw:text-style-name="P1" draw:layer="layout" svg:width="0.019cm" svg:height="0.019cm" svg:x="13.205cm" svg:y="13.2cm" svg:viewBox="0 0 20 20" svg:d="M10 20c14 0 14-20 0-20-13 0-13 20 0 20z">
          <text:p/>
        </draw:path>
        <draw:path draw:style-name="gr1" draw:text-style-name="P1" draw:layer="layout" svg:width="0.019cm" svg:height="0.019cm" svg:x="13.705cm" svg:y="13.2cm" svg:viewBox="0 0 20 20" svg:d="M10 20c14 0 14-20 0-20-13 0-13 20 0 20z">
          <text:p/>
        </draw:path>
        <draw:path draw:style-name="gr1" draw:text-style-name="P1" draw:layer="layout" svg:width="0.019cm" svg:height="0.019cm" svg:x="14.205cm" svg:y="13.2cm" svg:viewBox="0 0 20 20" svg:d="M10 20c14 0 14-20 0-20-13 0-13 20 0 20z">
          <text:p/>
        </draw:path>
        <draw:path draw:style-name="gr1" draw:text-style-name="P1" draw:layer="layout" svg:width="0.019cm" svg:height="0.019cm" svg:x="14.705cm" svg:y="13.2cm" svg:viewBox="0 0 20 20" svg:d="M10 20c14 0 14-20 0-20-13 0-13 20 0 20z">
          <text:p/>
        </draw:path>
        <draw:path draw:style-name="gr1" draw:text-style-name="P1" draw:layer="layout" svg:width="0.019cm" svg:height="0.019cm" svg:x="15.205cm" svg:y="13.2cm" svg:viewBox="0 0 20 20" svg:d="M10 20c14 0 14-20 0-20-13 0-13 20 0 20z">
          <text:p/>
        </draw:path>
        <draw:path draw:style-name="gr1" draw:text-style-name="P1" draw:layer="layout" svg:width="0.019cm" svg:height="0.019cm" svg:x="15.705cm" svg:y="13.2cm" svg:viewBox="0 0 20 20" svg:d="M10 20c14 0 14-20 0-20-13 0-13 20 0 20z">
          <text:p/>
        </draw:path>
        <draw:path draw:style-name="gr1" draw:text-style-name="P1" draw:layer="layout" svg:width="0.019cm" svg:height="0.019cm" svg:x="16.205cm" svg:y="13.2cm" svg:viewBox="0 0 20 20" svg:d="M10 20c14 0 14-20 0-20-13 0-13 20 0 20z">
          <text:p/>
        </draw:path>
        <draw:path draw:style-name="gr1" draw:text-style-name="P1" draw:layer="layout" svg:width="0.019cm" svg:height="0.019cm" svg:x="0.703cm" svg:y="13.7cm" svg:viewBox="0 0 20 20" svg:d="M10 20c14 0 14-20 0-20-13 0-13 20 0 20z">
          <text:p/>
        </draw:path>
        <draw:path draw:style-name="gr1" draw:text-style-name="P1" draw:layer="layout" svg:width="0.019cm" svg:height="0.019cm" svg:x="1.203cm" svg:y="13.7cm" svg:viewBox="0 0 20 20" svg:d="M10 20c14 0 14-20 0-20-13 0-13 20 0 20z">
          <text:p/>
        </draw:path>
        <draw:path draw:style-name="gr1" draw:text-style-name="P1" draw:layer="layout" svg:width="0.019cm" svg:height="0.019cm" svg:x="1.703cm" svg:y="13.7cm" svg:viewBox="0 0 20 20" svg:d="M10 20c14 0 14-20 0-20-13 0-13 20 0 20z">
          <text:p/>
        </draw:path>
        <draw:path draw:style-name="gr1" draw:text-style-name="P1" draw:layer="layout" svg:width="0.019cm" svg:height="0.019cm" svg:x="2.203cm" svg:y="13.7cm" svg:viewBox="0 0 20 20" svg:d="M10 20c14 0 14-20 0-20-13 0-13 20 0 20z">
          <text:p/>
        </draw:path>
        <draw:path draw:style-name="gr1" draw:text-style-name="P1" draw:layer="layout" svg:width="0.019cm" svg:height="0.019cm" svg:x="2.703cm" svg:y="13.7cm" svg:viewBox="0 0 20 20" svg:d="M10 20c14 0 14-20 0-20-13 0-13 20 0 20z">
          <text:p/>
        </draw:path>
        <draw:path draw:style-name="gr1" draw:text-style-name="P1" draw:layer="layout" svg:width="0.019cm" svg:height="0.019cm" svg:x="3.203cm" svg:y="13.7cm" svg:viewBox="0 0 20 20" svg:d="M10 20c14 0 14-20 0-20-13 0-13 20 0 20z">
          <text:p/>
        </draw:path>
        <draw:path draw:style-name="gr1" draw:text-style-name="P1" draw:layer="layout" svg:width="0.019cm" svg:height="0.019cm" svg:x="3.703cm" svg:y="13.7cm" svg:viewBox="0 0 20 20" svg:d="M10 20c14 0 14-20 0-20-13 0-13 20 0 20z">
          <text:p/>
        </draw:path>
        <draw:path draw:style-name="gr1" draw:text-style-name="P1" draw:layer="layout" svg:width="0.019cm" svg:height="0.019cm" svg:x="4.203cm" svg:y="13.7cm" svg:viewBox="0 0 20 20" svg:d="M10 20c14 0 14-20 0-20-13 0-13 20 0 20z">
          <text:p/>
        </draw:path>
        <draw:path draw:style-name="gr1" draw:text-style-name="P1" draw:layer="layout" svg:width="0.019cm" svg:height="0.019cm" svg:x="4.703cm" svg:y="13.7cm" svg:viewBox="0 0 20 20" svg:d="M10 20c14 0 14-20 0-20-13 0-13 20 0 20z">
          <text:p/>
        </draw:path>
        <draw:path draw:style-name="gr1" draw:text-style-name="P1" draw:layer="layout" svg:width="0.019cm" svg:height="0.019cm" svg:x="5.203cm" svg:y="13.7cm" svg:viewBox="0 0 20 20" svg:d="M10 20c14 0 14-20 0-20-13 0-13 20 0 20z">
          <text:p/>
        </draw:path>
        <draw:path draw:style-name="gr1" draw:text-style-name="P1" draw:layer="layout" svg:width="0.019cm" svg:height="0.019cm" svg:x="5.703cm" svg:y="13.7cm" svg:viewBox="0 0 20 20" svg:d="M10 20c14 0 14-20 0-20-13 0-13 20 0 20z">
          <text:p/>
        </draw:path>
        <draw:path draw:style-name="gr1" draw:text-style-name="P1" draw:layer="layout" svg:width="0.019cm" svg:height="0.019cm" svg:x="6.203cm" svg:y="13.7cm" svg:viewBox="0 0 20 20" svg:d="M10 20c14 0 14-20 0-20-13 0-13 20 0 20z">
          <text:p/>
        </draw:path>
        <draw:path draw:style-name="gr1" draw:text-style-name="P1" draw:layer="layout" svg:width="0.019cm" svg:height="0.019cm" svg:x="6.703cm" svg:y="13.7cm" svg:viewBox="0 0 20 20" svg:d="M10 20c14 0 14-20 0-20-13 0-13 20 0 20z">
          <text:p/>
        </draw:path>
        <draw:path draw:style-name="gr1" draw:text-style-name="P1" draw:layer="layout" svg:width="0.019cm" svg:height="0.019cm" svg:x="7.203cm" svg:y="13.7cm" svg:viewBox="0 0 20 20" svg:d="M10 20c14 0 14-20 0-20-13 0-13 20 0 20z">
          <text:p/>
        </draw:path>
        <draw:path draw:style-name="gr1" draw:text-style-name="P1" draw:layer="layout" svg:width="0.019cm" svg:height="0.019cm" svg:x="7.703cm" svg:y="13.7cm" svg:viewBox="0 0 20 20" svg:d="M10 20c14 0 14-20 0-20-13 0-13 20 0 20z">
          <text:p/>
        </draw:path>
        <draw:path draw:style-name="gr1" draw:text-style-name="P1" draw:layer="layout" svg:width="0.019cm" svg:height="0.019cm" svg:x="8.203cm" svg:y="13.7cm" svg:viewBox="0 0 20 20" svg:d="M10 20c14 0 14-20 0-20-13 0-13 20 0 20z">
          <text:p/>
        </draw:path>
        <draw:path draw:style-name="gr1" draw:text-style-name="P1" draw:layer="layout" svg:width="0.019cm" svg:height="0.019cm" svg:x="8.704cm" svg:y="13.7cm" svg:viewBox="0 0 20 20" svg:d="M10 20c14 0 14-20 0-20-13 0-13 20 0 20z">
          <text:p/>
        </draw:path>
        <draw:path draw:style-name="gr1" draw:text-style-name="P1" draw:layer="layout" svg:width="0.019cm" svg:height="0.019cm" svg:x="9.204cm" svg:y="13.7cm" svg:viewBox="0 0 20 20" svg:d="M10 20c14 0 14-20 0-20-13 0-13 20 0 20z">
          <text:p/>
        </draw:path>
        <draw:path draw:style-name="gr1" draw:text-style-name="P1" draw:layer="layout" svg:width="0.019cm" svg:height="0.019cm" svg:x="9.704cm" svg:y="13.7cm" svg:viewBox="0 0 20 20" svg:d="M10 20c14 0 14-20 0-20-13 0-13 20 0 20z">
          <text:p/>
        </draw:path>
        <draw:path draw:style-name="gr1" draw:text-style-name="P1" draw:layer="layout" svg:width="0.019cm" svg:height="0.019cm" svg:x="10.204cm" svg:y="13.7cm" svg:viewBox="0 0 20 20" svg:d="M10 20c14 0 14-20 0-20-13 0-13 20 0 20z">
          <text:p/>
        </draw:path>
        <draw:path draw:style-name="gr1" draw:text-style-name="P1" draw:layer="layout" svg:width="0.019cm" svg:height="0.019cm" svg:x="10.704cm" svg:y="13.7cm" svg:viewBox="0 0 20 20" svg:d="M10 20c14 0 14-20 0-20-13 0-13 20 0 20z">
          <text:p/>
        </draw:path>
        <draw:path draw:style-name="gr1" draw:text-style-name="P1" draw:layer="layout" svg:width="0.019cm" svg:height="0.019cm" svg:x="11.204cm" svg:y="13.7cm" svg:viewBox="0 0 20 20" svg:d="M10 20c14 0 14-20 0-20-13 0-13 20 0 20z">
          <text:p/>
        </draw:path>
        <draw:path draw:style-name="gr1" draw:text-style-name="P1" draw:layer="layout" svg:width="0.019cm" svg:height="0.019cm" svg:x="11.704cm" svg:y="13.7cm" svg:viewBox="0 0 20 20" svg:d="M10 20c14 0 14-20 0-20-13 0-13 20 0 20z">
          <text:p/>
        </draw:path>
        <draw:path draw:style-name="gr1" draw:text-style-name="P1" draw:layer="layout" svg:width="0.019cm" svg:height="0.019cm" svg:x="12.204cm" svg:y="13.7cm" svg:viewBox="0 0 20 20" svg:d="M10 20c14 0 14-20 0-20-13 0-13 20 0 20z">
          <text:p/>
        </draw:path>
        <draw:path draw:style-name="gr1" draw:text-style-name="P1" draw:layer="layout" svg:width="0.019cm" svg:height="0.019cm" svg:x="12.704cm" svg:y="13.7cm" svg:viewBox="0 0 20 20" svg:d="M10 20c14 0 14-20 0-20-13 0-13 20 0 20z">
          <text:p/>
        </draw:path>
        <draw:path draw:style-name="gr1" draw:text-style-name="P1" draw:layer="layout" svg:width="0.019cm" svg:height="0.019cm" svg:x="13.204cm" svg:y="13.7cm" svg:viewBox="0 0 20 20" svg:d="M10 20c14 0 14-20 0-20-13 0-13 20 0 20z">
          <text:p/>
        </draw:path>
        <draw:path draw:style-name="gr1" draw:text-style-name="P1" draw:layer="layout" svg:width="0.019cm" svg:height="0.019cm" svg:x="13.704cm" svg:y="13.7cm" svg:viewBox="0 0 20 20" svg:d="M10 20c14 0 14-20 0-20-13 0-13 20 0 20z">
          <text:p/>
        </draw:path>
        <draw:path draw:style-name="gr1" draw:text-style-name="P1" draw:layer="layout" svg:width="0.019cm" svg:height="0.019cm" svg:x="14.204cm" svg:y="13.7cm" svg:viewBox="0 0 20 20" svg:d="M10 20c14 0 14-20 0-20-13 0-13 20 0 20z">
          <text:p/>
        </draw:path>
        <draw:path draw:style-name="gr1" draw:text-style-name="P1" draw:layer="layout" svg:width="0.019cm" svg:height="0.019cm" svg:x="14.704cm" svg:y="13.7cm" svg:viewBox="0 0 20 20" svg:d="M10 20c14 0 14-20 0-20-13 0-13 20 0 20z">
          <text:p/>
        </draw:path>
        <draw:path draw:style-name="gr1" draw:text-style-name="P1" draw:layer="layout" svg:width="0.019cm" svg:height="0.019cm" svg:x="15.204cm" svg:y="13.7cm" svg:viewBox="0 0 20 20" svg:d="M10 20c14 0 14-20 0-20-13 0-13 20 0 20z">
          <text:p/>
        </draw:path>
        <draw:path draw:style-name="gr1" draw:text-style-name="P1" draw:layer="layout" svg:width="0.019cm" svg:height="0.019cm" svg:x="15.704cm" svg:y="13.7cm" svg:viewBox="0 0 20 20" svg:d="M10 20c14 0 14-20 0-20-13 0-13 20 0 20z">
          <text:p/>
        </draw:path>
        <draw:path draw:style-name="gr1" draw:text-style-name="P1" draw:layer="layout" svg:width="0.019cm" svg:height="0.019cm" svg:x="16.204cm" svg:y="13.7cm" svg:viewBox="0 0 20 20" svg:d="M10 20c14 0 14-20 0-20-13 0-13 20 0 20z">
          <text:p/>
        </draw:path>
        <draw:path draw:style-name="gr1" draw:text-style-name="P1" draw:layer="layout" svg:width="0.019cm" svg:height="0.019cm" svg:x="16.703cm" svg:y="13.7cm" svg:viewBox="0 0 20 20" svg:d="M10 20c14 0 14-20 0-20-13 0-13 20 0 20z">
          <text:p/>
        </draw:path>
        <draw:path draw:style-name="gr1" draw:text-style-name="P1" draw:layer="layout" svg:width="0.019cm" svg:height="0.019cm" svg:x="17.203cm" svg:y="13.7cm" svg:viewBox="0 0 20 20" svg:d="M10 20c14 0 14-20 0-20-13 0-13 20 0 20z">
          <text:p/>
        </draw:path>
        <draw:path draw:style-name="gr1" draw:text-style-name="P1" draw:layer="layout" svg:width="0.019cm" svg:height="0.019cm" svg:x="17.703cm" svg:y="13.7cm" svg:viewBox="0 0 20 20" svg:d="M10 20c14 0 14-20 0-20-13 0-13 20 0 20z">
          <text:p/>
        </draw:path>
        <draw:path draw:style-name="gr1" draw:text-style-name="P1" draw:layer="layout" svg:width="0.019cm" svg:height="0.019cm" svg:x="18.203cm" svg:y="13.7cm" svg:viewBox="0 0 20 20" svg:d="M10 20c14 0 14-20 0-20-13 0-13 20 0 20z">
          <text:p/>
        </draw:path>
        <draw:path draw:style-name="gr1" draw:text-style-name="P1" draw:layer="layout" svg:width="0.019cm" svg:height="0.019cm" svg:x="18.703cm" svg:y="13.7cm" svg:viewBox="0 0 20 20" svg:d="M10 20c14 0 14-20 0-20-13 0-13 20 0 20z">
          <text:p/>
        </draw:path>
        <draw:path draw:style-name="gr1" draw:text-style-name="P1" draw:layer="layout" svg:width="0.019cm" svg:height="0.019cm" svg:x="19.203cm" svg:y="13.7cm" svg:viewBox="0 0 20 20" svg:d="M10 20c14 0 14-20 0-20-13 0-13 20 0 20z">
          <text:p/>
        </draw:path>
        <draw:path draw:style-name="gr1" draw:text-style-name="P1" draw:layer="layout" svg:width="0.019cm" svg:height="0.019cm" svg:x="19.703cm" svg:y="13.7cm" svg:viewBox="0 0 20 20" svg:d="M10 20c14 0 14-20 0-20-13 0-13 20 0 20z">
          <text:p/>
        </draw:path>
        <draw:path draw:style-name="gr1" draw:text-style-name="P1" draw:layer="layout" svg:width="0.019cm" svg:height="0.019cm" svg:x="20.203cm" svg:y="13.7cm" svg:viewBox="0 0 20 20" svg:d="M10 20c14 0 14-20 0-20-13 0-13 20 0 20z">
          <text:p/>
        </draw:path>
        <draw:path draw:style-name="gr1" draw:text-style-name="P1" draw:layer="layout" svg:width="0.019cm" svg:height="0.019cm" svg:x="20.703cm" svg:y="13.7cm" svg:viewBox="0 0 20 20" svg:d="M10 20c14 0 14-20 0-20-13 0-13 20 0 20z">
          <text:p/>
        </draw:path>
        <draw:path draw:style-name="gr1" draw:text-style-name="P1" draw:layer="layout" svg:width="0.019cm" svg:height="0.019cm" svg:x="21.203cm" svg:y="13.7cm" svg:viewBox="0 0 20 20" svg:d="M10 20c14 0 14-20 0-20-13 0-13 20 0 20z">
          <text:p/>
        </draw:path>
        <draw:path draw:style-name="gr1" draw:text-style-name="P1" draw:layer="layout" svg:width="0.019cm" svg:height="0.019cm" svg:x="21.703cm" svg:y="13.7cm" svg:viewBox="0 0 20 20" svg:d="M10 20c14 0 14-20 0-20-13 0-13 20 0 20z">
          <text:p/>
        </draw:path>
        <draw:path draw:style-name="gr1" draw:text-style-name="P1" draw:layer="layout" svg:width="0.019cm" svg:height="0.019cm" svg:x="22.203cm" svg:y="13.7cm" svg:viewBox="0 0 20 20" svg:d="M10 20c14 0 14-20 0-20-13 0-13 20 0 20z">
          <text:p/>
        </draw:path>
        <draw:path draw:style-name="gr1" draw:text-style-name="P1" draw:layer="layout" svg:width="0.019cm" svg:height="0.019cm" svg:x="22.703cm" svg:y="13.7cm" svg:viewBox="0 0 20 20" svg:d="M10 20c14 0 14-20 0-20-13 0-13 20 0 20z">
          <text:p/>
        </draw:path>
        <draw:path draw:style-name="gr1" draw:text-style-name="P1" draw:layer="layout" svg:width="0.019cm" svg:height="0.019cm" svg:x="23.203cm" svg:y="13.7cm" svg:viewBox="0 0 20 20" svg:d="M10 20c14 0 14-20 0-20-13 0-13 20 0 20z">
          <text:p/>
        </draw:path>
        <draw:path draw:style-name="gr1" draw:text-style-name="P1" draw:layer="layout" svg:width="0.019cm" svg:height="0.019cm" svg:x="23.703cm" svg:y="13.7cm" svg:viewBox="0 0 20 20" svg:d="M10 20c14 0 14-20 0-20-13 0-13 20 0 20z">
          <text:p/>
        </draw:path>
        <draw:path draw:style-name="gr1" draw:text-style-name="P1" draw:layer="layout" svg:width="0.019cm" svg:height="0.019cm" svg:x="24.203cm" svg:y="13.7cm" svg:viewBox="0 0 20 20" svg:d="M10 20c14 0 14-20 0-20-13 0-13 20 0 20z">
          <text:p/>
        </draw:path>
        <draw:path draw:style-name="gr1" draw:text-style-name="P1" draw:layer="layout" svg:width="0.019cm" svg:height="0.019cm" svg:x="24.704cm" svg:y="13.7cm" svg:viewBox="0 0 20 20" svg:d="M10 20c14 0 14-20 0-20-13 0-13 20 0 20z">
          <text:p/>
        </draw:path>
        <draw:path draw:style-name="gr1" draw:text-style-name="P1" draw:layer="layout" svg:width="0.019cm" svg:height="0.019cm" svg:x="25.204cm" svg:y="13.7cm" svg:viewBox="0 0 20 20" svg:d="M10 20c14 0 14-20 0-20-13 0-13 20 0 20z">
          <text:p/>
        </draw:path>
        <draw:path draw:style-name="gr1" draw:text-style-name="P1" draw:layer="layout" svg:width="0.019cm" svg:height="0.019cm" svg:x="25.704cm" svg:y="13.7cm" svg:viewBox="0 0 20 20" svg:d="M10 20c14 0 14-20 0-20-13 0-13 20 0 20z">
          <text:p/>
        </draw:path>
        <draw:path draw:style-name="gr1" draw:text-style-name="P1" draw:layer="layout" svg:width="0.019cm" svg:height="0.019cm" svg:x="26.204cm" svg:y="13.7cm" svg:viewBox="0 0 20 20" svg:d="M10 20c14 0 14-20 0-20-13 0-13 20 0 20z">
          <text:p/>
        </draw:path>
        <draw:path draw:style-name="gr1" draw:text-style-name="P1" draw:layer="layout" svg:width="0.019cm" svg:height="0.019cm" svg:x="26.704cm" svg:y="13.7cm" svg:viewBox="0 0 20 20" svg:d="M10 20c14 0 14-20 0-20-13 0-13 20 0 20z">
          <text:p/>
        </draw:path>
        <draw:path draw:style-name="gr1" draw:text-style-name="P1" draw:layer="layout" svg:width="0.019cm" svg:height="0.019cm" svg:x="27.204cm" svg:y="13.7cm" svg:viewBox="0 0 20 20" svg:d="M10 20c14 0 14-20 0-20-13 0-13 20 0 20z">
          <text:p/>
        </draw:path>
        <draw:path draw:style-name="gr1" draw:text-style-name="P1" draw:layer="layout" svg:width="0.019cm" svg:height="0.019cm" svg:x="0.703cm" svg:y="13.7cm" svg:viewBox="0 0 20 20" svg:d="M10 20c14 0 14-20 0-20-13 0-13 20 0 20z">
          <text:p/>
        </draw:path>
        <draw:path draw:style-name="gr1" draw:text-style-name="P1" draw:layer="layout" svg:width="0.019cm" svg:height="0.019cm" svg:x="1.203cm" svg:y="13.7cm" svg:viewBox="0 0 20 20" svg:d="M10 20c14 0 14-20 0-20-13 0-13 20 0 20z">
          <text:p/>
        </draw:path>
        <draw:path draw:style-name="gr1" draw:text-style-name="P1" draw:layer="layout" svg:width="0.019cm" svg:height="0.019cm" svg:x="1.703cm" svg:y="13.7cm" svg:viewBox="0 0 20 20" svg:d="M10 20c14 0 14-20 0-20-13 0-13 20 0 20z">
          <text:p/>
        </draw:path>
        <draw:path draw:style-name="gr1" draw:text-style-name="P1" draw:layer="layout" svg:width="0.019cm" svg:height="0.019cm" svg:x="2.203cm" svg:y="13.7cm" svg:viewBox="0 0 20 20" svg:d="M10 20c14 0 14-20 0-20-13 0-13 20 0 20z">
          <text:p/>
        </draw:path>
        <draw:path draw:style-name="gr1" draw:text-style-name="P1" draw:layer="layout" svg:width="0.019cm" svg:height="0.019cm" svg:x="2.703cm" svg:y="13.7cm" svg:viewBox="0 0 20 20" svg:d="M10 20c14 0 14-20 0-20-13 0-13 20 0 20z">
          <text:p/>
        </draw:path>
        <draw:path draw:style-name="gr1" draw:text-style-name="P1" draw:layer="layout" svg:width="0.019cm" svg:height="0.019cm" svg:x="3.203cm" svg:y="13.7cm" svg:viewBox="0 0 20 20" svg:d="M10 20c14 0 14-20 0-20-13 0-13 20 0 20z">
          <text:p/>
        </draw:path>
        <draw:path draw:style-name="gr1" draw:text-style-name="P1" draw:layer="layout" svg:width="0.019cm" svg:height="0.019cm" svg:x="3.703cm" svg:y="13.7cm" svg:viewBox="0 0 20 20" svg:d="M10 20c14 0 14-20 0-20-13 0-13 20 0 20z">
          <text:p/>
        </draw:path>
        <draw:path draw:style-name="gr1" draw:text-style-name="P1" draw:layer="layout" svg:width="0.019cm" svg:height="0.019cm" svg:x="4.203cm" svg:y="13.7cm" svg:viewBox="0 0 20 20" svg:d="M10 20c14 0 14-20 0-20-13 0-13 20 0 20z">
          <text:p/>
        </draw:path>
        <draw:path draw:style-name="gr1" draw:text-style-name="P1" draw:layer="layout" svg:width="0.019cm" svg:height="0.019cm" svg:x="4.703cm" svg:y="13.7cm" svg:viewBox="0 0 20 20" svg:d="M10 20c14 0 14-20 0-20-13 0-13 20 0 20z">
          <text:p/>
        </draw:path>
        <draw:path draw:style-name="gr1" draw:text-style-name="P1" draw:layer="layout" svg:width="0.019cm" svg:height="0.019cm" svg:x="5.203cm" svg:y="13.7cm" svg:viewBox="0 0 20 20" svg:d="M10 20c14 0 14-20 0-20-13 0-13 20 0 20z">
          <text:p/>
        </draw:path>
        <draw:path draw:style-name="gr1" draw:text-style-name="P1" draw:layer="layout" svg:width="0.019cm" svg:height="0.019cm" svg:x="5.703cm" svg:y="13.7cm" svg:viewBox="0 0 20 20" svg:d="M10 20c14 0 14-20 0-20-13 0-13 20 0 20z">
          <text:p/>
        </draw:path>
        <draw:path draw:style-name="gr1" draw:text-style-name="P1" draw:layer="layout" svg:width="0.019cm" svg:height="0.019cm" svg:x="6.203cm" svg:y="13.7cm" svg:viewBox="0 0 20 20" svg:d="M10 20c14 0 14-20 0-20-13 0-13 20 0 20z">
          <text:p/>
        </draw:path>
        <draw:path draw:style-name="gr1" draw:text-style-name="P1" draw:layer="layout" svg:width="0.019cm" svg:height="0.019cm" svg:x="6.703cm" svg:y="13.7cm" svg:viewBox="0 0 20 20" svg:d="M10 20c14 0 14-20 0-20-13 0-13 20 0 20z">
          <text:p/>
        </draw:path>
        <draw:path draw:style-name="gr1" draw:text-style-name="P1" draw:layer="layout" svg:width="0.019cm" svg:height="0.019cm" svg:x="7.203cm" svg:y="13.7cm" svg:viewBox="0 0 20 20" svg:d="M10 20c14 0 14-20 0-20-13 0-13 20 0 20z">
          <text:p/>
        </draw:path>
        <draw:path draw:style-name="gr1" draw:text-style-name="P1" draw:layer="layout" svg:width="0.019cm" svg:height="0.019cm" svg:x="7.703cm" svg:y="13.7cm" svg:viewBox="0 0 20 20" svg:d="M10 20c14 0 14-20 0-20-13 0-13 20 0 20z">
          <text:p/>
        </draw:path>
        <draw:path draw:style-name="gr1" draw:text-style-name="P1" draw:layer="layout" svg:width="0.019cm" svg:height="0.019cm" svg:x="8.203cm" svg:y="13.7cm" svg:viewBox="0 0 20 20" svg:d="M10 20c14 0 14-20 0-20-13 0-13 20 0 20z">
          <text:p/>
        </draw:path>
        <draw:path draw:style-name="gr1" draw:text-style-name="P1" draw:layer="layout" svg:width="0.019cm" svg:height="0.019cm" svg:x="8.704cm" svg:y="13.7cm" svg:viewBox="0 0 20 20" svg:d="M10 20c14 0 14-20 0-20-13 0-13 20 0 20z">
          <text:p/>
        </draw:path>
        <draw:path draw:style-name="gr1" draw:text-style-name="P1" draw:layer="layout" svg:width="0.019cm" svg:height="0.019cm" svg:x="9.204cm" svg:y="13.7cm" svg:viewBox="0 0 20 20" svg:d="M10 20c14 0 14-20 0-20-13 0-13 20 0 20z">
          <text:p/>
        </draw:path>
        <draw:path draw:style-name="gr1" draw:text-style-name="P1" draw:layer="layout" svg:width="0.019cm" svg:height="0.019cm" svg:x="9.704cm" svg:y="13.7cm" svg:viewBox="0 0 20 20" svg:d="M10 20c14 0 14-20 0-20-13 0-13 20 0 20z">
          <text:p/>
        </draw:path>
        <draw:path draw:style-name="gr1" draw:text-style-name="P1" draw:layer="layout" svg:width="0.019cm" svg:height="0.019cm" svg:x="10.204cm" svg:y="13.7cm" svg:viewBox="0 0 20 20" svg:d="M10 20c14 0 14-20 0-20-13 0-13 20 0 20z">
          <text:p/>
        </draw:path>
        <draw:path draw:style-name="gr1" draw:text-style-name="P1" draw:layer="layout" svg:width="0.019cm" svg:height="0.019cm" svg:x="10.704cm" svg:y="13.7cm" svg:viewBox="0 0 20 20" svg:d="M10 20c14 0 14-20 0-20-13 0-13 20 0 20z">
          <text:p/>
        </draw:path>
        <draw:path draw:style-name="gr1" draw:text-style-name="P1" draw:layer="layout" svg:width="0.019cm" svg:height="0.019cm" svg:x="11.204cm" svg:y="13.7cm" svg:viewBox="0 0 20 20" svg:d="M10 20c14 0 14-20 0-20-13 0-13 20 0 20z">
          <text:p/>
        </draw:path>
        <draw:path draw:style-name="gr1" draw:text-style-name="P1" draw:layer="layout" svg:width="0.019cm" svg:height="0.019cm" svg:x="11.704cm" svg:y="13.7cm" svg:viewBox="0 0 20 20" svg:d="M10 20c14 0 14-20 0-20-13 0-13 20 0 20z">
          <text:p/>
        </draw:path>
        <draw:path draw:style-name="gr1" draw:text-style-name="P1" draw:layer="layout" svg:width="0.019cm" svg:height="0.019cm" svg:x="12.204cm" svg:y="13.7cm" svg:viewBox="0 0 20 20" svg:d="M10 20c14 0 14-20 0-20-13 0-13 20 0 20z">
          <text:p/>
        </draw:path>
        <draw:path draw:style-name="gr1" draw:text-style-name="P1" draw:layer="layout" svg:width="0.019cm" svg:height="0.019cm" svg:x="12.704cm" svg:y="13.7cm" svg:viewBox="0 0 20 20" svg:d="M10 20c14 0 14-20 0-20-13 0-13 20 0 20z">
          <text:p/>
        </draw:path>
        <draw:path draw:style-name="gr1" draw:text-style-name="P1" draw:layer="layout" svg:width="0.019cm" svg:height="0.019cm" svg:x="13.204cm" svg:y="13.7cm" svg:viewBox="0 0 20 20" svg:d="M10 20c14 0 14-20 0-20-13 0-13 20 0 20z">
          <text:p/>
        </draw:path>
        <draw:path draw:style-name="gr1" draw:text-style-name="P1" draw:layer="layout" svg:width="0.019cm" svg:height="0.019cm" svg:x="13.704cm" svg:y="13.7cm" svg:viewBox="0 0 20 20" svg:d="M10 20c14 0 14-20 0-20-13 0-13 20 0 20z">
          <text:p/>
        </draw:path>
        <draw:path draw:style-name="gr1" draw:text-style-name="P1" draw:layer="layout" svg:width="0.019cm" svg:height="0.019cm" svg:x="14.204cm" svg:y="13.7cm" svg:viewBox="0 0 20 20" svg:d="M10 20c14 0 14-20 0-20-13 0-13 20 0 20z">
          <text:p/>
        </draw:path>
        <draw:path draw:style-name="gr1" draw:text-style-name="P1" draw:layer="layout" svg:width="0.019cm" svg:height="0.019cm" svg:x="14.704cm" svg:y="13.7cm" svg:viewBox="0 0 20 20" svg:d="M10 20c14 0 14-20 0-20-13 0-13 20 0 20z">
          <text:p/>
        </draw:path>
        <draw:path draw:style-name="gr1" draw:text-style-name="P1" draw:layer="layout" svg:width="0.019cm" svg:height="0.019cm" svg:x="15.204cm" svg:y="13.7cm" svg:viewBox="0 0 20 20" svg:d="M10 20c14 0 14-20 0-20-13 0-13 20 0 20z">
          <text:p/>
        </draw:path>
        <draw:path draw:style-name="gr1" draw:text-style-name="P1" draw:layer="layout" svg:width="0.019cm" svg:height="0.019cm" svg:x="15.704cm" svg:y="13.7cm" svg:viewBox="0 0 20 20" svg:d="M10 20c14 0 14-20 0-20-13 0-13 20 0 20z">
          <text:p/>
        </draw:path>
        <draw:path draw:style-name="gr1" draw:text-style-name="P1" draw:layer="layout" svg:width="0.019cm" svg:height="0.019cm" svg:x="16.204cm" svg:y="13.7cm" svg:viewBox="0 0 20 20" svg:d="M10 20c14 0 14-20 0-20-13 0-13 20 0 20z">
          <text:p/>
        </draw:path>
        <draw:path draw:style-name="gr1" draw:text-style-name="P1" draw:layer="layout" svg:width="0.019cm" svg:height="0.019cm" svg:x="0.704cm" svg:y="14.2cm" svg:viewBox="0 0 20 20" svg:d="M10 20c14 0 14-20 0-20-13 0-13 20 0 20z">
          <text:p/>
        </draw:path>
        <draw:path draw:style-name="gr1" draw:text-style-name="P1" draw:layer="layout" svg:width="0.019cm" svg:height="0.019cm" svg:x="1.204cm" svg:y="14.2cm" svg:viewBox="0 0 20 20" svg:d="M10 20c14 0 14-20 0-20-13 0-13 20 0 20z">
          <text:p/>
        </draw:path>
        <draw:path draw:style-name="gr1" draw:text-style-name="P1" draw:layer="layout" svg:width="0.019cm" svg:height="0.019cm" svg:x="1.704cm" svg:y="14.2cm" svg:viewBox="0 0 20 20" svg:d="M10 20c14 0 14-20 0-20-13 0-13 20 0 20z">
          <text:p/>
        </draw:path>
        <draw:path draw:style-name="gr1" draw:text-style-name="P1" draw:layer="layout" svg:width="0.019cm" svg:height="0.019cm" svg:x="2.204cm" svg:y="14.2cm" svg:viewBox="0 0 20 20" svg:d="M10 20c14 0 14-20 0-20-13 0-13 20 0 20z">
          <text:p/>
        </draw:path>
        <draw:path draw:style-name="gr1" draw:text-style-name="P1" draw:layer="layout" svg:width="0.019cm" svg:height="0.019cm" svg:x="2.704cm" svg:y="14.2cm" svg:viewBox="0 0 20 20" svg:d="M10 20c14 0 14-20 0-20-13 0-13 20 0 20z">
          <text:p/>
        </draw:path>
        <draw:path draw:style-name="gr1" draw:text-style-name="P1" draw:layer="layout" svg:width="0.019cm" svg:height="0.019cm" svg:x="3.204cm" svg:y="14.2cm" svg:viewBox="0 0 20 20" svg:d="M10 20c14 0 14-20 0-20-13 0-13 20 0 20z">
          <text:p/>
        </draw:path>
        <draw:path draw:style-name="gr1" draw:text-style-name="P1" draw:layer="layout" svg:width="0.019cm" svg:height="0.019cm" svg:x="3.704cm" svg:y="14.2cm" svg:viewBox="0 0 20 20" svg:d="M10 20c14 0 14-20 0-20-13 0-13 20 0 20z">
          <text:p/>
        </draw:path>
        <draw:path draw:style-name="gr1" draw:text-style-name="P1" draw:layer="layout" svg:width="0.019cm" svg:height="0.019cm" svg:x="4.204cm" svg:y="14.2cm" svg:viewBox="0 0 20 20" svg:d="M10 20c14 0 14-20 0-20-13 0-13 20 0 20z">
          <text:p/>
        </draw:path>
        <draw:path draw:style-name="gr1" draw:text-style-name="P1" draw:layer="layout" svg:width="0.019cm" svg:height="0.019cm" svg:x="4.704cm" svg:y="14.2cm" svg:viewBox="0 0 20 20" svg:d="M10 20c14 0 14-20 0-20-13 0-13 20 0 20z">
          <text:p/>
        </draw:path>
        <draw:path draw:style-name="gr1" draw:text-style-name="P1" draw:layer="layout" svg:width="0.019cm" svg:height="0.019cm" svg:x="5.204cm" svg:y="14.2cm" svg:viewBox="0 0 20 20" svg:d="M10 20c14 0 14-20 0-20-13 0-13 20 0 20z">
          <text:p/>
        </draw:path>
        <draw:path draw:style-name="gr1" draw:text-style-name="P1" draw:layer="layout" svg:width="0.019cm" svg:height="0.019cm" svg:x="5.704cm" svg:y="14.2cm" svg:viewBox="0 0 20 20" svg:d="M10 20c14 0 14-20 0-20-13 0-13 20 0 20z">
          <text:p/>
        </draw:path>
        <draw:path draw:style-name="gr1" draw:text-style-name="P1" draw:layer="layout" svg:width="0.019cm" svg:height="0.019cm" svg:x="6.204cm" svg:y="14.2cm" svg:viewBox="0 0 20 20" svg:d="M10 20c14 0 14-20 0-20-13 0-13 20 0 20z">
          <text:p/>
        </draw:path>
        <draw:path draw:style-name="gr1" draw:text-style-name="P1" draw:layer="layout" svg:width="0.019cm" svg:height="0.019cm" svg:x="6.704cm" svg:y="14.2cm" svg:viewBox="0 0 20 20" svg:d="M10 20c14 0 14-20 0-20-13 0-13 20 0 20z">
          <text:p/>
        </draw:path>
        <draw:path draw:style-name="gr1" draw:text-style-name="P1" draw:layer="layout" svg:width="0.019cm" svg:height="0.019cm" svg:x="7.204cm" svg:y="14.2cm" svg:viewBox="0 0 20 20" svg:d="M10 20c14 0 14-20 0-20-13 0-13 20 0 20z">
          <text:p/>
        </draw:path>
        <draw:path draw:style-name="gr1" draw:text-style-name="P1" draw:layer="layout" svg:width="0.019cm" svg:height="0.019cm" svg:x="7.704cm" svg:y="14.2cm" svg:viewBox="0 0 20 20" svg:d="M10 20c14 0 14-20 0-20-13 0-13 20 0 20z">
          <text:p/>
        </draw:path>
        <draw:path draw:style-name="gr1" draw:text-style-name="P1" draw:layer="layout" svg:width="0.019cm" svg:height="0.019cm" svg:x="8.204cm" svg:y="14.2cm" svg:viewBox="0 0 20 20" svg:d="M10 20c14 0 14-20 0-20-13 0-13 20 0 20z">
          <text:p/>
        </draw:path>
        <draw:path draw:style-name="gr1" draw:text-style-name="P1" draw:layer="layout" svg:width="0.019cm" svg:height="0.019cm" svg:x="8.705cm" svg:y="14.2cm" svg:viewBox="0 0 20 20" svg:d="M10 20c14 0 14-20 0-20-13 0-13 20 0 20z">
          <text:p/>
        </draw:path>
        <draw:path draw:style-name="gr1" draw:text-style-name="P1" draw:layer="layout" svg:width="0.019cm" svg:height="0.019cm" svg:x="9.205cm" svg:y="14.2cm" svg:viewBox="0 0 20 20" svg:d="M10 20c14 0 14-20 0-20-13 0-13 20 0 20z">
          <text:p/>
        </draw:path>
        <draw:path draw:style-name="gr1" draw:text-style-name="P1" draw:layer="layout" svg:width="0.019cm" svg:height="0.019cm" svg:x="9.705cm" svg:y="14.2cm" svg:viewBox="0 0 20 20" svg:d="M10 20c14 0 14-20 0-20-13 0-13 20 0 20z">
          <text:p/>
        </draw:path>
        <draw:path draw:style-name="gr1" draw:text-style-name="P1" draw:layer="layout" svg:width="0.019cm" svg:height="0.019cm" svg:x="10.205cm" svg:y="14.2cm" svg:viewBox="0 0 20 20" svg:d="M10 20c14 0 14-20 0-20-13 0-13 20 0 20z">
          <text:p/>
        </draw:path>
        <draw:path draw:style-name="gr1" draw:text-style-name="P1" draw:layer="layout" svg:width="0.019cm" svg:height="0.019cm" svg:x="10.705cm" svg:y="14.2cm" svg:viewBox="0 0 20 20" svg:d="M10 20c14 0 14-20 0-20-13 0-13 20 0 20z">
          <text:p/>
        </draw:path>
        <draw:path draw:style-name="gr1" draw:text-style-name="P1" draw:layer="layout" svg:width="0.019cm" svg:height="0.019cm" svg:x="11.205cm" svg:y="14.2cm" svg:viewBox="0 0 20 20" svg:d="M10 20c14 0 14-20 0-20-13 0-13 20 0 20z">
          <text:p/>
        </draw:path>
        <draw:path draw:style-name="gr1" draw:text-style-name="P1" draw:layer="layout" svg:width="0.019cm" svg:height="0.019cm" svg:x="11.705cm" svg:y="14.2cm" svg:viewBox="0 0 20 20" svg:d="M10 20c14 0 14-20 0-20-13 0-13 20 0 20z">
          <text:p/>
        </draw:path>
        <draw:path draw:style-name="gr1" draw:text-style-name="P1" draw:layer="layout" svg:width="0.019cm" svg:height="0.019cm" svg:x="12.205cm" svg:y="14.2cm" svg:viewBox="0 0 20 20" svg:d="M10 20c14 0 14-20 0-20-13 0-13 20 0 20z">
          <text:p/>
        </draw:path>
        <draw:path draw:style-name="gr1" draw:text-style-name="P1" draw:layer="layout" svg:width="0.019cm" svg:height="0.019cm" svg:x="12.705cm" svg:y="14.2cm" svg:viewBox="0 0 20 20" svg:d="M10 20c14 0 14-20 0-20-13 0-13 20 0 20z">
          <text:p/>
        </draw:path>
        <draw:path draw:style-name="gr1" draw:text-style-name="P1" draw:layer="layout" svg:width="0.019cm" svg:height="0.019cm" svg:x="13.205cm" svg:y="14.2cm" svg:viewBox="0 0 20 20" svg:d="M10 20c14 0 14-20 0-20-13 0-13 20 0 20z">
          <text:p/>
        </draw:path>
        <draw:path draw:style-name="gr1" draw:text-style-name="P1" draw:layer="layout" svg:width="0.019cm" svg:height="0.019cm" svg:x="13.705cm" svg:y="14.2cm" svg:viewBox="0 0 20 20" svg:d="M10 20c14 0 14-20 0-20-13 0-13 20 0 20z">
          <text:p/>
        </draw:path>
        <draw:path draw:style-name="gr1" draw:text-style-name="P1" draw:layer="layout" svg:width="0.019cm" svg:height="0.019cm" svg:x="14.205cm" svg:y="14.2cm" svg:viewBox="0 0 20 20" svg:d="M10 20c14 0 14-20 0-20-13 0-13 20 0 20z">
          <text:p/>
        </draw:path>
        <draw:path draw:style-name="gr1" draw:text-style-name="P1" draw:layer="layout" svg:width="0.019cm" svg:height="0.019cm" svg:x="14.705cm" svg:y="14.2cm" svg:viewBox="0 0 20 20" svg:d="M10 20c14 0 14-20 0-20-13 0-13 20 0 20z">
          <text:p/>
        </draw:path>
        <draw:path draw:style-name="gr1" draw:text-style-name="P1" draw:layer="layout" svg:width="0.019cm" svg:height="0.019cm" svg:x="15.205cm" svg:y="14.2cm" svg:viewBox="0 0 20 20" svg:d="M10 20c14 0 14-20 0-20-13 0-13 20 0 20z">
          <text:p/>
        </draw:path>
        <draw:path draw:style-name="gr1" draw:text-style-name="P1" draw:layer="layout" svg:width="0.019cm" svg:height="0.019cm" svg:x="15.705cm" svg:y="14.2cm" svg:viewBox="0 0 20 20" svg:d="M10 20c14 0 14-20 0-20-13 0-13 20 0 20z">
          <text:p/>
        </draw:path>
        <draw:path draw:style-name="gr1" draw:text-style-name="P1" draw:layer="layout" svg:width="0.019cm" svg:height="0.019cm" svg:x="16.205cm" svg:y="14.2cm" svg:viewBox="0 0 20 20" svg:d="M10 20c14 0 14-20 0-20-13 0-13 20 0 20z">
          <text:p/>
        </draw:path>
        <draw:path draw:style-name="gr1" draw:text-style-name="P1" draw:layer="layout" svg:width="0.019cm" svg:height="0.019cm" svg:x="16.704cm" svg:y="14.2cm" svg:viewBox="0 0 20 20" svg:d="M10 20c14 0 14-20 0-20-13 0-13 20 0 20z">
          <text:p/>
        </draw:path>
        <draw:path draw:style-name="gr1" draw:text-style-name="P1" draw:layer="layout" svg:width="0.019cm" svg:height="0.019cm" svg:x="17.204cm" svg:y="14.2cm" svg:viewBox="0 0 20 20" svg:d="M10 20c14 0 14-20 0-20-13 0-13 20 0 20z">
          <text:p/>
        </draw:path>
        <draw:path draw:style-name="gr1" draw:text-style-name="P1" draw:layer="layout" svg:width="0.019cm" svg:height="0.019cm" svg:x="17.704cm" svg:y="14.2cm" svg:viewBox="0 0 20 20" svg:d="M10 20c14 0 14-20 0-20-13 0-13 20 0 20z">
          <text:p/>
        </draw:path>
        <draw:path draw:style-name="gr1" draw:text-style-name="P1" draw:layer="layout" svg:width="0.019cm" svg:height="0.019cm" svg:x="18.204cm" svg:y="14.2cm" svg:viewBox="0 0 20 20" svg:d="M10 20c14 0 14-20 0-20-13 0-13 20 0 20z">
          <text:p/>
        </draw:path>
        <draw:path draw:style-name="gr1" draw:text-style-name="P1" draw:layer="layout" svg:width="0.019cm" svg:height="0.019cm" svg:x="18.704cm" svg:y="14.2cm" svg:viewBox="0 0 20 20" svg:d="M10 20c14 0 14-20 0-20-13 0-13 20 0 20z">
          <text:p/>
        </draw:path>
        <draw:path draw:style-name="gr1" draw:text-style-name="P1" draw:layer="layout" svg:width="0.019cm" svg:height="0.019cm" svg:x="19.204cm" svg:y="14.2cm" svg:viewBox="0 0 20 20" svg:d="M10 20c14 0 14-20 0-20-13 0-13 20 0 20z">
          <text:p/>
        </draw:path>
        <draw:path draw:style-name="gr1" draw:text-style-name="P1" draw:layer="layout" svg:width="0.019cm" svg:height="0.019cm" svg:x="19.704cm" svg:y="14.2cm" svg:viewBox="0 0 20 20" svg:d="M10 20c14 0 14-20 0-20-13 0-13 20 0 20z">
          <text:p/>
        </draw:path>
        <draw:path draw:style-name="gr1" draw:text-style-name="P1" draw:layer="layout" svg:width="0.019cm" svg:height="0.019cm" svg:x="20.204cm" svg:y="14.2cm" svg:viewBox="0 0 20 20" svg:d="M10 20c14 0 14-20 0-20-13 0-13 20 0 20z">
          <text:p/>
        </draw:path>
        <draw:path draw:style-name="gr1" draw:text-style-name="P1" draw:layer="layout" svg:width="0.019cm" svg:height="0.019cm" svg:x="20.704cm" svg:y="14.2cm" svg:viewBox="0 0 20 20" svg:d="M10 20c14 0 14-20 0-20-13 0-13 20 0 20z">
          <text:p/>
        </draw:path>
        <draw:path draw:style-name="gr1" draw:text-style-name="P1" draw:layer="layout" svg:width="0.019cm" svg:height="0.019cm" svg:x="21.204cm" svg:y="14.2cm" svg:viewBox="0 0 20 20" svg:d="M10 20c14 0 14-20 0-20-13 0-13 20 0 20z">
          <text:p/>
        </draw:path>
        <draw:path draw:style-name="gr1" draw:text-style-name="P1" draw:layer="layout" svg:width="0.019cm" svg:height="0.019cm" svg:x="21.704cm" svg:y="14.2cm" svg:viewBox="0 0 20 20" svg:d="M10 20c14 0 14-20 0-20-13 0-13 20 0 20z">
          <text:p/>
        </draw:path>
        <draw:path draw:style-name="gr1" draw:text-style-name="P1" draw:layer="layout" svg:width="0.019cm" svg:height="0.019cm" svg:x="22.204cm" svg:y="14.2cm" svg:viewBox="0 0 20 20" svg:d="M10 20c14 0 14-20 0-20-13 0-13 20 0 20z">
          <text:p/>
        </draw:path>
        <draw:path draw:style-name="gr1" draw:text-style-name="P1" draw:layer="layout" svg:width="0.019cm" svg:height="0.019cm" svg:x="22.704cm" svg:y="14.2cm" svg:viewBox="0 0 20 20" svg:d="M10 20c14 0 14-20 0-20-13 0-13 20 0 20z">
          <text:p/>
        </draw:path>
        <draw:path draw:style-name="gr1" draw:text-style-name="P1" draw:layer="layout" svg:width="0.019cm" svg:height="0.019cm" svg:x="23.204cm" svg:y="14.2cm" svg:viewBox="0 0 20 20" svg:d="M10 20c14 0 14-20 0-20-13 0-13 20 0 20z">
          <text:p/>
        </draw:path>
        <draw:path draw:style-name="gr1" draw:text-style-name="P1" draw:layer="layout" svg:width="0.019cm" svg:height="0.019cm" svg:x="23.704cm" svg:y="14.2cm" svg:viewBox="0 0 20 20" svg:d="M10 20c14 0 14-20 0-20-13 0-13 20 0 20z">
          <text:p/>
        </draw:path>
        <draw:path draw:style-name="gr1" draw:text-style-name="P1" draw:layer="layout" svg:width="0.019cm" svg:height="0.019cm" svg:x="24.204cm" svg:y="14.2cm" svg:viewBox="0 0 20 20" svg:d="M10 20c14 0 14-20 0-20-13 0-13 20 0 20z">
          <text:p/>
        </draw:path>
        <draw:path draw:style-name="gr1" draw:text-style-name="P1" draw:layer="layout" svg:width="0.019cm" svg:height="0.019cm" svg:x="24.705cm" svg:y="14.2cm" svg:viewBox="0 0 20 20" svg:d="M10 20c14 0 14-20 0-20-13 0-13 20 0 20z">
          <text:p/>
        </draw:path>
        <draw:path draw:style-name="gr1" draw:text-style-name="P1" draw:layer="layout" svg:width="0.019cm" svg:height="0.019cm" svg:x="25.205cm" svg:y="14.2cm" svg:viewBox="0 0 20 20" svg:d="M10 20c14 0 14-20 0-20-13 0-13 20 0 20z">
          <text:p/>
        </draw:path>
        <draw:path draw:style-name="gr1" draw:text-style-name="P1" draw:layer="layout" svg:width="0.019cm" svg:height="0.019cm" svg:x="25.705cm" svg:y="14.2cm" svg:viewBox="0 0 20 20" svg:d="M10 20c14 0 14-20 0-20-13 0-13 20 0 20z">
          <text:p/>
        </draw:path>
        <draw:path draw:style-name="gr1" draw:text-style-name="P1" draw:layer="layout" svg:width="0.019cm" svg:height="0.019cm" svg:x="26.205cm" svg:y="14.2cm" svg:viewBox="0 0 20 20" svg:d="M10 20c14 0 14-20 0-20-13 0-13 20 0 20z">
          <text:p/>
        </draw:path>
        <draw:path draw:style-name="gr1" draw:text-style-name="P1" draw:layer="layout" svg:width="0.019cm" svg:height="0.019cm" svg:x="26.705cm" svg:y="14.2cm" svg:viewBox="0 0 20 20" svg:d="M10 20c14 0 14-20 0-20-13 0-13 20 0 20z">
          <text:p/>
        </draw:path>
        <draw:path draw:style-name="gr1" draw:text-style-name="P1" draw:layer="layout" svg:width="0.019cm" svg:height="0.019cm" svg:x="27.205cm" svg:y="14.2cm" svg:viewBox="0 0 20 20" svg:d="M10 20c14 0 14-20 0-20-13 0-13 20 0 20z">
          <text:p/>
        </draw:path>
        <draw:path draw:style-name="gr1" draw:text-style-name="P1" draw:layer="layout" svg:width="0.019cm" svg:height="0.019cm" svg:x="0.704cm" svg:y="14.2cm" svg:viewBox="0 0 20 20" svg:d="M10 20c14 0 14-20 0-20-13 0-13 20 0 20z">
          <text:p/>
        </draw:path>
        <draw:path draw:style-name="gr1" draw:text-style-name="P1" draw:layer="layout" svg:width="0.019cm" svg:height="0.019cm" svg:x="1.204cm" svg:y="14.2cm" svg:viewBox="0 0 20 20" svg:d="M10 20c14 0 14-20 0-20-13 0-13 20 0 20z">
          <text:p/>
        </draw:path>
        <draw:path draw:style-name="gr1" draw:text-style-name="P1" draw:layer="layout" svg:width="0.019cm" svg:height="0.019cm" svg:x="1.704cm" svg:y="14.2cm" svg:viewBox="0 0 20 20" svg:d="M10 20c14 0 14-20 0-20-13 0-13 20 0 20z">
          <text:p/>
        </draw:path>
        <draw:path draw:style-name="gr1" draw:text-style-name="P1" draw:layer="layout" svg:width="0.019cm" svg:height="0.019cm" svg:x="2.204cm" svg:y="14.2cm" svg:viewBox="0 0 20 20" svg:d="M10 20c14 0 14-20 0-20-13 0-13 20 0 20z">
          <text:p/>
        </draw:path>
        <draw:path draw:style-name="gr1" draw:text-style-name="P1" draw:layer="layout" svg:width="0.019cm" svg:height="0.019cm" svg:x="2.704cm" svg:y="14.2cm" svg:viewBox="0 0 20 20" svg:d="M10 20c14 0 14-20 0-20-13 0-13 20 0 20z">
          <text:p/>
        </draw:path>
        <draw:path draw:style-name="gr1" draw:text-style-name="P1" draw:layer="layout" svg:width="0.019cm" svg:height="0.019cm" svg:x="3.204cm" svg:y="14.2cm" svg:viewBox="0 0 20 20" svg:d="M10 20c14 0 14-20 0-20-13 0-13 20 0 20z">
          <text:p/>
        </draw:path>
        <draw:path draw:style-name="gr1" draw:text-style-name="P1" draw:layer="layout" svg:width="0.019cm" svg:height="0.019cm" svg:x="3.704cm" svg:y="14.2cm" svg:viewBox="0 0 20 20" svg:d="M10 20c14 0 14-20 0-20-13 0-13 20 0 20z">
          <text:p/>
        </draw:path>
        <draw:path draw:style-name="gr1" draw:text-style-name="P1" draw:layer="layout" svg:width="0.019cm" svg:height="0.019cm" svg:x="4.204cm" svg:y="14.2cm" svg:viewBox="0 0 20 20" svg:d="M10 20c14 0 14-20 0-20-13 0-13 20 0 20z">
          <text:p/>
        </draw:path>
        <draw:path draw:style-name="gr1" draw:text-style-name="P1" draw:layer="layout" svg:width="0.019cm" svg:height="0.019cm" svg:x="4.704cm" svg:y="14.2cm" svg:viewBox="0 0 20 20" svg:d="M10 20c14 0 14-20 0-20-13 0-13 20 0 20z">
          <text:p/>
        </draw:path>
        <draw:path draw:style-name="gr1" draw:text-style-name="P1" draw:layer="layout" svg:width="0.019cm" svg:height="0.019cm" svg:x="5.204cm" svg:y="14.2cm" svg:viewBox="0 0 20 20" svg:d="M10 20c14 0 14-20 0-20-13 0-13 20 0 20z">
          <text:p/>
        </draw:path>
        <draw:path draw:style-name="gr1" draw:text-style-name="P1" draw:layer="layout" svg:width="0.019cm" svg:height="0.019cm" svg:x="5.704cm" svg:y="14.2cm" svg:viewBox="0 0 20 20" svg:d="M10 20c14 0 14-20 0-20-13 0-13 20 0 20z">
          <text:p/>
        </draw:path>
        <draw:path draw:style-name="gr1" draw:text-style-name="P1" draw:layer="layout" svg:width="0.019cm" svg:height="0.019cm" svg:x="6.204cm" svg:y="14.2cm" svg:viewBox="0 0 20 20" svg:d="M10 20c14 0 14-20 0-20-13 0-13 20 0 20z">
          <text:p/>
        </draw:path>
        <draw:path draw:style-name="gr1" draw:text-style-name="P1" draw:layer="layout" svg:width="0.019cm" svg:height="0.019cm" svg:x="6.704cm" svg:y="14.2cm" svg:viewBox="0 0 20 20" svg:d="M10 20c14 0 14-20 0-20-13 0-13 20 0 20z">
          <text:p/>
        </draw:path>
        <draw:path draw:style-name="gr1" draw:text-style-name="P1" draw:layer="layout" svg:width="0.019cm" svg:height="0.019cm" svg:x="7.204cm" svg:y="14.2cm" svg:viewBox="0 0 20 20" svg:d="M10 20c14 0 14-20 0-20-13 0-13 20 0 20z">
          <text:p/>
        </draw:path>
        <draw:path draw:style-name="gr1" draw:text-style-name="P1" draw:layer="layout" svg:width="0.019cm" svg:height="0.019cm" svg:x="7.704cm" svg:y="14.2cm" svg:viewBox="0 0 20 20" svg:d="M10 20c14 0 14-20 0-20-13 0-13 20 0 20z">
          <text:p/>
        </draw:path>
        <draw:path draw:style-name="gr1" draw:text-style-name="P1" draw:layer="layout" svg:width="0.019cm" svg:height="0.019cm" svg:x="8.204cm" svg:y="14.2cm" svg:viewBox="0 0 20 20" svg:d="M10 20c14 0 14-20 0-20-13 0-13 20 0 20z">
          <text:p/>
        </draw:path>
        <draw:path draw:style-name="gr1" draw:text-style-name="P1" draw:layer="layout" svg:width="0.019cm" svg:height="0.019cm" svg:x="8.705cm" svg:y="14.2cm" svg:viewBox="0 0 20 20" svg:d="M10 20c14 0 14-20 0-20-13 0-13 20 0 20z">
          <text:p/>
        </draw:path>
        <draw:path draw:style-name="gr1" draw:text-style-name="P1" draw:layer="layout" svg:width="0.019cm" svg:height="0.019cm" svg:x="9.205cm" svg:y="14.2cm" svg:viewBox="0 0 20 20" svg:d="M10 20c14 0 14-20 0-20-13 0-13 20 0 20z">
          <text:p/>
        </draw:path>
        <draw:path draw:style-name="gr1" draw:text-style-name="P1" draw:layer="layout" svg:width="0.019cm" svg:height="0.019cm" svg:x="9.705cm" svg:y="14.2cm" svg:viewBox="0 0 20 20" svg:d="M10 20c14 0 14-20 0-20-13 0-13 20 0 20z">
          <text:p/>
        </draw:path>
        <draw:path draw:style-name="gr1" draw:text-style-name="P1" draw:layer="layout" svg:width="0.019cm" svg:height="0.019cm" svg:x="10.205cm" svg:y="14.2cm" svg:viewBox="0 0 20 20" svg:d="M10 20c14 0 14-20 0-20-13 0-13 20 0 20z">
          <text:p/>
        </draw:path>
        <draw:path draw:style-name="gr1" draw:text-style-name="P1" draw:layer="layout" svg:width="0.019cm" svg:height="0.019cm" svg:x="10.705cm" svg:y="14.2cm" svg:viewBox="0 0 20 20" svg:d="M10 20c14 0 14-20 0-20-13 0-13 20 0 20z">
          <text:p/>
        </draw:path>
        <draw:path draw:style-name="gr1" draw:text-style-name="P1" draw:layer="layout" svg:width="0.019cm" svg:height="0.019cm" svg:x="11.205cm" svg:y="14.2cm" svg:viewBox="0 0 20 20" svg:d="M10 20c14 0 14-20 0-20-13 0-13 20 0 20z">
          <text:p/>
        </draw:path>
        <draw:path draw:style-name="gr1" draw:text-style-name="P1" draw:layer="layout" svg:width="0.019cm" svg:height="0.019cm" svg:x="11.705cm" svg:y="14.2cm" svg:viewBox="0 0 20 20" svg:d="M10 20c14 0 14-20 0-20-13 0-13 20 0 20z">
          <text:p/>
        </draw:path>
        <draw:path draw:style-name="gr1" draw:text-style-name="P1" draw:layer="layout" svg:width="0.019cm" svg:height="0.019cm" svg:x="12.205cm" svg:y="14.2cm" svg:viewBox="0 0 20 20" svg:d="M10 20c14 0 14-20 0-20-13 0-13 20 0 20z">
          <text:p/>
        </draw:path>
        <draw:path draw:style-name="gr1" draw:text-style-name="P1" draw:layer="layout" svg:width="0.019cm" svg:height="0.019cm" svg:x="12.705cm" svg:y="14.2cm" svg:viewBox="0 0 20 20" svg:d="M10 20c14 0 14-20 0-20-13 0-13 20 0 20z">
          <text:p/>
        </draw:path>
        <draw:path draw:style-name="gr1" draw:text-style-name="P1" draw:layer="layout" svg:width="0.019cm" svg:height="0.019cm" svg:x="13.205cm" svg:y="14.2cm" svg:viewBox="0 0 20 20" svg:d="M10 20c14 0 14-20 0-20-13 0-13 20 0 20z">
          <text:p/>
        </draw:path>
        <draw:path draw:style-name="gr1" draw:text-style-name="P1" draw:layer="layout" svg:width="0.019cm" svg:height="0.019cm" svg:x="13.705cm" svg:y="14.2cm" svg:viewBox="0 0 20 20" svg:d="M10 20c14 0 14-20 0-20-13 0-13 20 0 20z">
          <text:p/>
        </draw:path>
        <draw:path draw:style-name="gr1" draw:text-style-name="P1" draw:layer="layout" svg:width="0.019cm" svg:height="0.019cm" svg:x="14.205cm" svg:y="14.2cm" svg:viewBox="0 0 20 20" svg:d="M10 20c14 0 14-20 0-20-13 0-13 20 0 20z">
          <text:p/>
        </draw:path>
        <draw:path draw:style-name="gr1" draw:text-style-name="P1" draw:layer="layout" svg:width="0.019cm" svg:height="0.019cm" svg:x="14.705cm" svg:y="14.2cm" svg:viewBox="0 0 20 20" svg:d="M10 20c14 0 14-20 0-20-13 0-13 20 0 20z">
          <text:p/>
        </draw:path>
        <draw:path draw:style-name="gr1" draw:text-style-name="P1" draw:layer="layout" svg:width="0.019cm" svg:height="0.019cm" svg:x="15.205cm" svg:y="14.2cm" svg:viewBox="0 0 20 20" svg:d="M10 20c14 0 14-20 0-20-13 0-13 20 0 20z">
          <text:p/>
        </draw:path>
        <draw:path draw:style-name="gr1" draw:text-style-name="P1" draw:layer="layout" svg:width="0.019cm" svg:height="0.019cm" svg:x="15.705cm" svg:y="14.2cm" svg:viewBox="0 0 20 20" svg:d="M10 20c14 0 14-20 0-20-13 0-13 20 0 20z">
          <text:p/>
        </draw:path>
        <draw:path draw:style-name="gr1" draw:text-style-name="P1" draw:layer="layout" svg:width="0.019cm" svg:height="0.019cm" svg:x="16.205cm" svg:y="14.2cm" svg:viewBox="0 0 20 20" svg:d="M10 20c14 0 14-20 0-20-13 0-13 20 0 20z">
          <text:p/>
        </draw:path>
        <draw:path draw:style-name="gr1" draw:text-style-name="P1" draw:layer="layout" svg:width="0.019cm" svg:height="0.019cm" svg:x="0.704cm" svg:y="14.7cm" svg:viewBox="0 0 20 20" svg:d="M10 20c14 0 14-20 0-20-13 0-13 20 0 20z">
          <text:p/>
        </draw:path>
        <draw:path draw:style-name="gr1" draw:text-style-name="P1" draw:layer="layout" svg:width="0.019cm" svg:height="0.019cm" svg:x="1.204cm" svg:y="14.7cm" svg:viewBox="0 0 20 20" svg:d="M10 20c14 0 14-20 0-20-13 0-13 20 0 20z">
          <text:p/>
        </draw:path>
        <draw:path draw:style-name="gr1" draw:text-style-name="P1" draw:layer="layout" svg:width="0.019cm" svg:height="0.019cm" svg:x="1.704cm" svg:y="14.7cm" svg:viewBox="0 0 20 20" svg:d="M10 20c14 0 14-20 0-20-13 0-13 20 0 20z">
          <text:p/>
        </draw:path>
        <draw:path draw:style-name="gr1" draw:text-style-name="P1" draw:layer="layout" svg:width="0.019cm" svg:height="0.019cm" svg:x="2.204cm" svg:y="14.7cm" svg:viewBox="0 0 20 20" svg:d="M10 20c14 0 14-20 0-20-13 0-13 20 0 20z">
          <text:p/>
        </draw:path>
        <draw:path draw:style-name="gr1" draw:text-style-name="P1" draw:layer="layout" svg:width="0.019cm" svg:height="0.019cm" svg:x="2.704cm" svg:y="14.7cm" svg:viewBox="0 0 20 20" svg:d="M10 20c14 0 14-20 0-20-13 0-13 20 0 20z">
          <text:p/>
        </draw:path>
        <draw:path draw:style-name="gr1" draw:text-style-name="P1" draw:layer="layout" svg:width="0.019cm" svg:height="0.019cm" svg:x="3.204cm" svg:y="14.7cm" svg:viewBox="0 0 20 20" svg:d="M10 20c14 0 14-20 0-20-13 0-13 20 0 20z">
          <text:p/>
        </draw:path>
        <draw:path draw:style-name="gr1" draw:text-style-name="P1" draw:layer="layout" svg:width="0.019cm" svg:height="0.019cm" svg:x="3.704cm" svg:y="14.7cm" svg:viewBox="0 0 20 20" svg:d="M10 20c14 0 14-20 0-20-13 0-13 20 0 20z">
          <text:p/>
        </draw:path>
        <draw:path draw:style-name="gr1" draw:text-style-name="P1" draw:layer="layout" svg:width="0.019cm" svg:height="0.019cm" svg:x="4.204cm" svg:y="14.7cm" svg:viewBox="0 0 20 20" svg:d="M10 20c14 0 14-20 0-20-13 0-13 20 0 20z">
          <text:p/>
        </draw:path>
        <draw:path draw:style-name="gr1" draw:text-style-name="P1" draw:layer="layout" svg:width="0.019cm" svg:height="0.019cm" svg:x="4.704cm" svg:y="14.7cm" svg:viewBox="0 0 20 20" svg:d="M10 20c14 0 14-20 0-20-13 0-13 20 0 20z">
          <text:p/>
        </draw:path>
        <draw:path draw:style-name="gr1" draw:text-style-name="P1" draw:layer="layout" svg:width="0.019cm" svg:height="0.019cm" svg:x="5.204cm" svg:y="14.7cm" svg:viewBox="0 0 20 20" svg:d="M10 20c14 0 14-20 0-20-13 0-13 20 0 20z">
          <text:p/>
        </draw:path>
        <draw:path draw:style-name="gr1" draw:text-style-name="P1" draw:layer="layout" svg:width="0.019cm" svg:height="0.019cm" svg:x="5.704cm" svg:y="14.7cm" svg:viewBox="0 0 20 20" svg:d="M10 20c14 0 14-20 0-20-13 0-13 20 0 20z">
          <text:p/>
        </draw:path>
        <draw:path draw:style-name="gr1" draw:text-style-name="P1" draw:layer="layout" svg:width="0.019cm" svg:height="0.019cm" svg:x="6.204cm" svg:y="14.7cm" svg:viewBox="0 0 20 20" svg:d="M10 20c14 0 14-20 0-20-13 0-13 20 0 20z">
          <text:p/>
        </draw:path>
        <draw:path draw:style-name="gr1" draw:text-style-name="P1" draw:layer="layout" svg:width="0.019cm" svg:height="0.019cm" svg:x="6.704cm" svg:y="14.7cm" svg:viewBox="0 0 20 20" svg:d="M10 20c14 0 14-20 0-20-13 0-13 20 0 20z">
          <text:p/>
        </draw:path>
        <draw:path draw:style-name="gr1" draw:text-style-name="P1" draw:layer="layout" svg:width="0.019cm" svg:height="0.019cm" svg:x="7.204cm" svg:y="14.7cm" svg:viewBox="0 0 20 20" svg:d="M10 20c14 0 14-20 0-20-13 0-13 20 0 20z">
          <text:p/>
        </draw:path>
        <draw:path draw:style-name="gr1" draw:text-style-name="P1" draw:layer="layout" svg:width="0.019cm" svg:height="0.019cm" svg:x="7.704cm" svg:y="14.7cm" svg:viewBox="0 0 20 20" svg:d="M10 20c14 0 14-20 0-20-13 0-13 20 0 20z">
          <text:p/>
        </draw:path>
        <draw:path draw:style-name="gr1" draw:text-style-name="P1" draw:layer="layout" svg:width="0.019cm" svg:height="0.019cm" svg:x="8.204cm" svg:y="14.7cm" svg:viewBox="0 0 20 20" svg:d="M10 20c14 0 14-20 0-20-13 0-13 20 0 20z">
          <text:p/>
        </draw:path>
        <draw:path draw:style-name="gr1" draw:text-style-name="P1" draw:layer="layout" svg:width="0.019cm" svg:height="0.019cm" svg:x="8.705cm" svg:y="14.7cm" svg:viewBox="0 0 20 20" svg:d="M10 20c14 0 14-20 0-20-13 0-13 20 0 20z">
          <text:p/>
        </draw:path>
        <draw:path draw:style-name="gr1" draw:text-style-name="P1" draw:layer="layout" svg:width="0.019cm" svg:height="0.019cm" svg:x="9.205cm" svg:y="14.7cm" svg:viewBox="0 0 20 20" svg:d="M10 20c14 0 14-20 0-20-13 0-13 20 0 20z">
          <text:p/>
        </draw:path>
        <draw:path draw:style-name="gr1" draw:text-style-name="P1" draw:layer="layout" svg:width="0.019cm" svg:height="0.019cm" svg:x="9.705cm" svg:y="14.7cm" svg:viewBox="0 0 20 20" svg:d="M10 20c14 0 14-20 0-20-13 0-13 20 0 20z">
          <text:p/>
        </draw:path>
        <draw:path draw:style-name="gr1" draw:text-style-name="P1" draw:layer="layout" svg:width="0.019cm" svg:height="0.019cm" svg:x="10.205cm" svg:y="14.7cm" svg:viewBox="0 0 20 20" svg:d="M10 20c14 0 14-20 0-20-13 0-13 20 0 20z">
          <text:p/>
        </draw:path>
        <draw:path draw:style-name="gr1" draw:text-style-name="P1" draw:layer="layout" svg:width="0.019cm" svg:height="0.019cm" svg:x="10.705cm" svg:y="14.7cm" svg:viewBox="0 0 20 20" svg:d="M10 20c14 0 14-20 0-20-13 0-13 20 0 20z">
          <text:p/>
        </draw:path>
        <draw:path draw:style-name="gr1" draw:text-style-name="P1" draw:layer="layout" svg:width="0.019cm" svg:height="0.019cm" svg:x="11.205cm" svg:y="14.7cm" svg:viewBox="0 0 20 20" svg:d="M10 20c14 0 14-20 0-20-13 0-13 20 0 20z">
          <text:p/>
        </draw:path>
        <draw:path draw:style-name="gr1" draw:text-style-name="P1" draw:layer="layout" svg:width="0.019cm" svg:height="0.019cm" svg:x="11.705cm" svg:y="14.7cm" svg:viewBox="0 0 20 20" svg:d="M10 20c14 0 14-20 0-20-13 0-13 20 0 20z">
          <text:p/>
        </draw:path>
        <draw:path draw:style-name="gr1" draw:text-style-name="P1" draw:layer="layout" svg:width="0.019cm" svg:height="0.019cm" svg:x="12.205cm" svg:y="14.7cm" svg:viewBox="0 0 20 20" svg:d="M10 20c14 0 14-20 0-20-13 0-13 20 0 20z">
          <text:p/>
        </draw:path>
        <draw:path draw:style-name="gr1" draw:text-style-name="P1" draw:layer="layout" svg:width="0.019cm" svg:height="0.019cm" svg:x="12.705cm" svg:y="14.7cm" svg:viewBox="0 0 20 20" svg:d="M10 20c14 0 14-20 0-20-13 0-13 20 0 20z">
          <text:p/>
        </draw:path>
        <draw:path draw:style-name="gr1" draw:text-style-name="P1" draw:layer="layout" svg:width="0.019cm" svg:height="0.019cm" svg:x="13.205cm" svg:y="14.7cm" svg:viewBox="0 0 20 20" svg:d="M10 20c14 0 14-20 0-20-13 0-13 20 0 20z">
          <text:p/>
        </draw:path>
        <draw:path draw:style-name="gr1" draw:text-style-name="P1" draw:layer="layout" svg:width="0.019cm" svg:height="0.019cm" svg:x="13.705cm" svg:y="14.7cm" svg:viewBox="0 0 20 20" svg:d="M10 20c14 0 14-20 0-20-13 0-13 20 0 20z">
          <text:p/>
        </draw:path>
        <draw:path draw:style-name="gr1" draw:text-style-name="P1" draw:layer="layout" svg:width="0.019cm" svg:height="0.019cm" svg:x="14.205cm" svg:y="14.7cm" svg:viewBox="0 0 20 20" svg:d="M10 20c14 0 14-20 0-20-13 0-13 20 0 20z">
          <text:p/>
        </draw:path>
        <draw:path draw:style-name="gr1" draw:text-style-name="P1" draw:layer="layout" svg:width="0.019cm" svg:height="0.019cm" svg:x="14.705cm" svg:y="14.7cm" svg:viewBox="0 0 20 20" svg:d="M10 20c14 0 14-20 0-20-13 0-13 20 0 20z">
          <text:p/>
        </draw:path>
        <draw:path draw:style-name="gr1" draw:text-style-name="P1" draw:layer="layout" svg:width="0.019cm" svg:height="0.019cm" svg:x="15.205cm" svg:y="14.7cm" svg:viewBox="0 0 20 20" svg:d="M10 20c14 0 14-20 0-20-13 0-13 20 0 20z">
          <text:p/>
        </draw:path>
        <draw:path draw:style-name="gr1" draw:text-style-name="P1" draw:layer="layout" svg:width="0.019cm" svg:height="0.019cm" svg:x="15.705cm" svg:y="14.7cm" svg:viewBox="0 0 20 20" svg:d="M10 20c14 0 14-20 0-20-13 0-13 20 0 20z">
          <text:p/>
        </draw:path>
        <draw:path draw:style-name="gr1" draw:text-style-name="P1" draw:layer="layout" svg:width="0.019cm" svg:height="0.019cm" svg:x="16.205cm" svg:y="14.7cm" svg:viewBox="0 0 20 20" svg:d="M10 20c14 0 14-20 0-20-13 0-13 20 0 20z">
          <text:p/>
        </draw:path>
        <draw:path draw:style-name="gr1" draw:text-style-name="P1" draw:layer="layout" svg:width="0.019cm" svg:height="0.019cm" svg:x="16.704cm" svg:y="14.7cm" svg:viewBox="0 0 20 20" svg:d="M10 20c14 0 14-20 0-20-13 0-13 20 0 20z">
          <text:p/>
        </draw:path>
        <draw:path draw:style-name="gr1" draw:text-style-name="P1" draw:layer="layout" svg:width="0.019cm" svg:height="0.019cm" svg:x="17.204cm" svg:y="14.7cm" svg:viewBox="0 0 20 20" svg:d="M10 20c14 0 14-20 0-20-13 0-13 20 0 20z">
          <text:p/>
        </draw:path>
        <draw:path draw:style-name="gr1" draw:text-style-name="P1" draw:layer="layout" svg:width="0.019cm" svg:height="0.019cm" svg:x="17.704cm" svg:y="14.7cm" svg:viewBox="0 0 20 20" svg:d="M10 20c14 0 14-20 0-20-13 0-13 20 0 20z">
          <text:p/>
        </draw:path>
        <draw:path draw:style-name="gr1" draw:text-style-name="P1" draw:layer="layout" svg:width="0.019cm" svg:height="0.019cm" svg:x="18.204cm" svg:y="14.7cm" svg:viewBox="0 0 20 20" svg:d="M10 20c14 0 14-20 0-20-13 0-13 20 0 20z">
          <text:p/>
        </draw:path>
        <draw:path draw:style-name="gr1" draw:text-style-name="P1" draw:layer="layout" svg:width="0.019cm" svg:height="0.019cm" svg:x="18.704cm" svg:y="14.7cm" svg:viewBox="0 0 20 20" svg:d="M10 20c14 0 14-20 0-20-13 0-13 20 0 20z">
          <text:p/>
        </draw:path>
        <draw:path draw:style-name="gr1" draw:text-style-name="P1" draw:layer="layout" svg:width="0.019cm" svg:height="0.019cm" svg:x="19.204cm" svg:y="14.7cm" svg:viewBox="0 0 20 20" svg:d="M10 20c14 0 14-20 0-20-13 0-13 20 0 20z">
          <text:p/>
        </draw:path>
        <draw:path draw:style-name="gr1" draw:text-style-name="P1" draw:layer="layout" svg:width="0.019cm" svg:height="0.019cm" svg:x="19.704cm" svg:y="14.7cm" svg:viewBox="0 0 20 20" svg:d="M10 20c14 0 14-20 0-20-13 0-13 20 0 20z">
          <text:p/>
        </draw:path>
        <draw:path draw:style-name="gr1" draw:text-style-name="P1" draw:layer="layout" svg:width="0.019cm" svg:height="0.019cm" svg:x="20.204cm" svg:y="14.7cm" svg:viewBox="0 0 20 20" svg:d="M10 20c14 0 14-20 0-20-13 0-13 20 0 20z">
          <text:p/>
        </draw:path>
        <draw:path draw:style-name="gr1" draw:text-style-name="P1" draw:layer="layout" svg:width="0.019cm" svg:height="0.019cm" svg:x="20.704cm" svg:y="14.7cm" svg:viewBox="0 0 20 20" svg:d="M10 20c14 0 14-20 0-20-13 0-13 20 0 20z">
          <text:p/>
        </draw:path>
        <draw:path draw:style-name="gr1" draw:text-style-name="P1" draw:layer="layout" svg:width="0.019cm" svg:height="0.019cm" svg:x="21.204cm" svg:y="14.7cm" svg:viewBox="0 0 20 20" svg:d="M10 20c14 0 14-20 0-20-13 0-13 20 0 20z">
          <text:p/>
        </draw:path>
        <draw:path draw:style-name="gr1" draw:text-style-name="P1" draw:layer="layout" svg:width="0.019cm" svg:height="0.019cm" svg:x="21.704cm" svg:y="14.7cm" svg:viewBox="0 0 20 20" svg:d="M10 20c14 0 14-20 0-20-13 0-13 20 0 20z">
          <text:p/>
        </draw:path>
        <draw:path draw:style-name="gr1" draw:text-style-name="P1" draw:layer="layout" svg:width="0.019cm" svg:height="0.019cm" svg:x="22.204cm" svg:y="14.7cm" svg:viewBox="0 0 20 20" svg:d="M10 20c14 0 14-20 0-20-13 0-13 20 0 20z">
          <text:p/>
        </draw:path>
        <draw:path draw:style-name="gr1" draw:text-style-name="P1" draw:layer="layout" svg:width="0.019cm" svg:height="0.019cm" svg:x="22.704cm" svg:y="14.7cm" svg:viewBox="0 0 20 20" svg:d="M10 20c14 0 14-20 0-20-13 0-13 20 0 20z">
          <text:p/>
        </draw:path>
        <draw:path draw:style-name="gr1" draw:text-style-name="P1" draw:layer="layout" svg:width="0.019cm" svg:height="0.019cm" svg:x="23.204cm" svg:y="14.7cm" svg:viewBox="0 0 20 20" svg:d="M10 20c14 0 14-20 0-20-13 0-13 20 0 20z">
          <text:p/>
        </draw:path>
        <draw:path draw:style-name="gr1" draw:text-style-name="P1" draw:layer="layout" svg:width="0.019cm" svg:height="0.019cm" svg:x="23.704cm" svg:y="14.7cm" svg:viewBox="0 0 20 20" svg:d="M10 20c14 0 14-20 0-20-13 0-13 20 0 20z">
          <text:p/>
        </draw:path>
        <draw:path draw:style-name="gr1" draw:text-style-name="P1" draw:layer="layout" svg:width="0.019cm" svg:height="0.019cm" svg:x="24.204cm" svg:y="14.7cm" svg:viewBox="0 0 20 20" svg:d="M10 20c14 0 14-20 0-20-13 0-13 20 0 20z">
          <text:p/>
        </draw:path>
        <draw:path draw:style-name="gr1" draw:text-style-name="P1" draw:layer="layout" svg:width="0.019cm" svg:height="0.019cm" svg:x="24.705cm" svg:y="14.7cm" svg:viewBox="0 0 20 20" svg:d="M10 20c14 0 14-20 0-20-13 0-13 20 0 20z">
          <text:p/>
        </draw:path>
        <draw:path draw:style-name="gr1" draw:text-style-name="P1" draw:layer="layout" svg:width="0.019cm" svg:height="0.019cm" svg:x="25.205cm" svg:y="14.7cm" svg:viewBox="0 0 20 20" svg:d="M10 20c14 0 14-20 0-20-13 0-13 20 0 20z">
          <text:p/>
        </draw:path>
        <draw:path draw:style-name="gr1" draw:text-style-name="P1" draw:layer="layout" svg:width="0.019cm" svg:height="0.019cm" svg:x="25.705cm" svg:y="14.7cm" svg:viewBox="0 0 20 20" svg:d="M10 20c14 0 14-20 0-20-13 0-13 20 0 20z">
          <text:p/>
        </draw:path>
        <draw:path draw:style-name="gr1" draw:text-style-name="P1" draw:layer="layout" svg:width="0.019cm" svg:height="0.019cm" svg:x="26.205cm" svg:y="14.7cm" svg:viewBox="0 0 20 20" svg:d="M10 20c14 0 14-20 0-20-13 0-13 20 0 20z">
          <text:p/>
        </draw:path>
        <draw:path draw:style-name="gr1" draw:text-style-name="P1" draw:layer="layout" svg:width="0.019cm" svg:height="0.019cm" svg:x="26.705cm" svg:y="14.7cm" svg:viewBox="0 0 20 20" svg:d="M10 20c14 0 14-20 0-20-13 0-13 20 0 20z">
          <text:p/>
        </draw:path>
        <draw:path draw:style-name="gr1" draw:text-style-name="P1" draw:layer="layout" svg:width="0.019cm" svg:height="0.019cm" svg:x="27.205cm" svg:y="14.7cm" svg:viewBox="0 0 20 20" svg:d="M10 20c14 0 14-20 0-20-13 0-13 20 0 20z">
          <text:p/>
        </draw:path>
        <draw:path draw:style-name="gr1" draw:text-style-name="P1" draw:layer="layout" svg:width="0.019cm" svg:height="0.019cm" svg:x="0.704cm" svg:y="14.7cm" svg:viewBox="0 0 20 20" svg:d="M10 20c14 0 14-20 0-20-13 0-13 20 0 20z">
          <text:p/>
        </draw:path>
        <draw:path draw:style-name="gr1" draw:text-style-name="P1" draw:layer="layout" svg:width="0.019cm" svg:height="0.019cm" svg:x="1.204cm" svg:y="14.7cm" svg:viewBox="0 0 20 20" svg:d="M10 20c14 0 14-20 0-20-13 0-13 20 0 20z">
          <text:p/>
        </draw:path>
        <draw:path draw:style-name="gr1" draw:text-style-name="P1" draw:layer="layout" svg:width="0.019cm" svg:height="0.019cm" svg:x="1.704cm" svg:y="14.7cm" svg:viewBox="0 0 20 20" svg:d="M10 20c14 0 14-20 0-20-13 0-13 20 0 20z">
          <text:p/>
        </draw:path>
        <draw:path draw:style-name="gr1" draw:text-style-name="P1" draw:layer="layout" svg:width="0.019cm" svg:height="0.019cm" svg:x="2.204cm" svg:y="14.7cm" svg:viewBox="0 0 20 20" svg:d="M10 20c14 0 14-20 0-20-13 0-13 20 0 20z">
          <text:p/>
        </draw:path>
        <draw:path draw:style-name="gr1" draw:text-style-name="P1" draw:layer="layout" svg:width="0.019cm" svg:height="0.019cm" svg:x="2.704cm" svg:y="14.7cm" svg:viewBox="0 0 20 20" svg:d="M10 20c14 0 14-20 0-20-13 0-13 20 0 20z">
          <text:p/>
        </draw:path>
        <draw:path draw:style-name="gr1" draw:text-style-name="P1" draw:layer="layout" svg:width="0.019cm" svg:height="0.019cm" svg:x="3.204cm" svg:y="14.7cm" svg:viewBox="0 0 20 20" svg:d="M10 20c14 0 14-20 0-20-13 0-13 20 0 20z">
          <text:p/>
        </draw:path>
        <draw:path draw:style-name="gr1" draw:text-style-name="P1" draw:layer="layout" svg:width="0.019cm" svg:height="0.019cm" svg:x="3.704cm" svg:y="14.7cm" svg:viewBox="0 0 20 20" svg:d="M10 20c14 0 14-20 0-20-13 0-13 20 0 20z">
          <text:p/>
        </draw:path>
        <draw:path draw:style-name="gr1" draw:text-style-name="P1" draw:layer="layout" svg:width="0.019cm" svg:height="0.019cm" svg:x="4.204cm" svg:y="14.7cm" svg:viewBox="0 0 20 20" svg:d="M10 20c14 0 14-20 0-20-13 0-13 20 0 20z">
          <text:p/>
        </draw:path>
        <draw:path draw:style-name="gr1" draw:text-style-name="P1" draw:layer="layout" svg:width="0.019cm" svg:height="0.019cm" svg:x="4.704cm" svg:y="14.7cm" svg:viewBox="0 0 20 20" svg:d="M10 20c14 0 14-20 0-20-13 0-13 20 0 20z">
          <text:p/>
        </draw:path>
        <draw:path draw:style-name="gr1" draw:text-style-name="P1" draw:layer="layout" svg:width="0.019cm" svg:height="0.019cm" svg:x="5.204cm" svg:y="14.7cm" svg:viewBox="0 0 20 20" svg:d="M10 20c14 0 14-20 0-20-13 0-13 20 0 20z">
          <text:p/>
        </draw:path>
        <draw:path draw:style-name="gr1" draw:text-style-name="P1" draw:layer="layout" svg:width="0.019cm" svg:height="0.019cm" svg:x="5.704cm" svg:y="14.7cm" svg:viewBox="0 0 20 20" svg:d="M10 20c14 0 14-20 0-20-13 0-13 20 0 20z">
          <text:p/>
        </draw:path>
        <draw:path draw:style-name="gr1" draw:text-style-name="P1" draw:layer="layout" svg:width="0.019cm" svg:height="0.019cm" svg:x="6.204cm" svg:y="14.7cm" svg:viewBox="0 0 20 20" svg:d="M10 20c14 0 14-20 0-20-13 0-13 20 0 20z">
          <text:p/>
        </draw:path>
        <draw:path draw:style-name="gr1" draw:text-style-name="P1" draw:layer="layout" svg:width="0.019cm" svg:height="0.019cm" svg:x="6.704cm" svg:y="14.7cm" svg:viewBox="0 0 20 20" svg:d="M10 20c14 0 14-20 0-20-13 0-13 20 0 20z">
          <text:p/>
        </draw:path>
        <draw:path draw:style-name="gr1" draw:text-style-name="P1" draw:layer="layout" svg:width="0.019cm" svg:height="0.019cm" svg:x="7.204cm" svg:y="14.7cm" svg:viewBox="0 0 20 20" svg:d="M10 20c14 0 14-20 0-20-13 0-13 20 0 20z">
          <text:p/>
        </draw:path>
        <draw:path draw:style-name="gr1" draw:text-style-name="P1" draw:layer="layout" svg:width="0.019cm" svg:height="0.019cm" svg:x="7.704cm" svg:y="14.7cm" svg:viewBox="0 0 20 20" svg:d="M10 20c14 0 14-20 0-20-13 0-13 20 0 20z">
          <text:p/>
        </draw:path>
        <draw:path draw:style-name="gr1" draw:text-style-name="P1" draw:layer="layout" svg:width="0.019cm" svg:height="0.019cm" svg:x="8.204cm" svg:y="14.7cm" svg:viewBox="0 0 20 20" svg:d="M10 20c14 0 14-20 0-20-13 0-13 20 0 20z">
          <text:p/>
        </draw:path>
        <draw:path draw:style-name="gr1" draw:text-style-name="P1" draw:layer="layout" svg:width="0.019cm" svg:height="0.019cm" svg:x="8.705cm" svg:y="14.7cm" svg:viewBox="0 0 20 20" svg:d="M10 20c14 0 14-20 0-20-13 0-13 20 0 20z">
          <text:p/>
        </draw:path>
        <draw:path draw:style-name="gr1" draw:text-style-name="P1" draw:layer="layout" svg:width="0.019cm" svg:height="0.019cm" svg:x="9.205cm" svg:y="14.7cm" svg:viewBox="0 0 20 20" svg:d="M10 20c14 0 14-20 0-20-13 0-13 20 0 20z">
          <text:p/>
        </draw:path>
        <draw:path draw:style-name="gr1" draw:text-style-name="P1" draw:layer="layout" svg:width="0.019cm" svg:height="0.019cm" svg:x="9.705cm" svg:y="14.7cm" svg:viewBox="0 0 20 20" svg:d="M10 20c14 0 14-20 0-20-13 0-13 20 0 20z">
          <text:p/>
        </draw:path>
        <draw:path draw:style-name="gr1" draw:text-style-name="P1" draw:layer="layout" svg:width="0.019cm" svg:height="0.019cm" svg:x="10.205cm" svg:y="14.7cm" svg:viewBox="0 0 20 20" svg:d="M10 20c14 0 14-20 0-20-13 0-13 20 0 20z">
          <text:p/>
        </draw:path>
        <draw:path draw:style-name="gr1" draw:text-style-name="P1" draw:layer="layout" svg:width="0.019cm" svg:height="0.019cm" svg:x="10.705cm" svg:y="14.7cm" svg:viewBox="0 0 20 20" svg:d="M10 20c14 0 14-20 0-20-13 0-13 20 0 20z">
          <text:p/>
        </draw:path>
        <draw:path draw:style-name="gr1" draw:text-style-name="P1" draw:layer="layout" svg:width="0.019cm" svg:height="0.019cm" svg:x="11.205cm" svg:y="14.7cm" svg:viewBox="0 0 20 20" svg:d="M10 20c14 0 14-20 0-20-13 0-13 20 0 20z">
          <text:p/>
        </draw:path>
        <draw:path draw:style-name="gr1" draw:text-style-name="P1" draw:layer="layout" svg:width="0.019cm" svg:height="0.019cm" svg:x="11.705cm" svg:y="14.7cm" svg:viewBox="0 0 20 20" svg:d="M10 20c14 0 14-20 0-20-13 0-13 20 0 20z">
          <text:p/>
        </draw:path>
        <draw:path draw:style-name="gr1" draw:text-style-name="P1" draw:layer="layout" svg:width="0.019cm" svg:height="0.019cm" svg:x="12.205cm" svg:y="14.7cm" svg:viewBox="0 0 20 20" svg:d="M10 20c14 0 14-20 0-20-13 0-13 20 0 20z">
          <text:p/>
        </draw:path>
        <draw:path draw:style-name="gr1" draw:text-style-name="P1" draw:layer="layout" svg:width="0.019cm" svg:height="0.019cm" svg:x="12.705cm" svg:y="14.7cm" svg:viewBox="0 0 20 20" svg:d="M10 20c14 0 14-20 0-20-13 0-13 20 0 20z">
          <text:p/>
        </draw:path>
        <draw:path draw:style-name="gr1" draw:text-style-name="P1" draw:layer="layout" svg:width="0.019cm" svg:height="0.019cm" svg:x="13.205cm" svg:y="14.7cm" svg:viewBox="0 0 20 20" svg:d="M10 20c14 0 14-20 0-20-13 0-13 20 0 20z">
          <text:p/>
        </draw:path>
        <draw:path draw:style-name="gr1" draw:text-style-name="P1" draw:layer="layout" svg:width="0.019cm" svg:height="0.019cm" svg:x="13.705cm" svg:y="14.7cm" svg:viewBox="0 0 20 20" svg:d="M10 20c14 0 14-20 0-20-13 0-13 20 0 20z">
          <text:p/>
        </draw:path>
        <draw:path draw:style-name="gr1" draw:text-style-name="P1" draw:layer="layout" svg:width="0.019cm" svg:height="0.019cm" svg:x="14.205cm" svg:y="14.7cm" svg:viewBox="0 0 20 20" svg:d="M10 20c14 0 14-20 0-20-13 0-13 20 0 20z">
          <text:p/>
        </draw:path>
        <draw:path draw:style-name="gr1" draw:text-style-name="P1" draw:layer="layout" svg:width="0.019cm" svg:height="0.019cm" svg:x="14.705cm" svg:y="14.7cm" svg:viewBox="0 0 20 20" svg:d="M10 20c14 0 14-20 0-20-13 0-13 20 0 20z">
          <text:p/>
        </draw:path>
        <draw:path draw:style-name="gr1" draw:text-style-name="P1" draw:layer="layout" svg:width="0.019cm" svg:height="0.019cm" svg:x="15.205cm" svg:y="14.7cm" svg:viewBox="0 0 20 20" svg:d="M10 20c14 0 14-20 0-20-13 0-13 20 0 20z">
          <text:p/>
        </draw:path>
        <draw:path draw:style-name="gr1" draw:text-style-name="P1" draw:layer="layout" svg:width="0.019cm" svg:height="0.019cm" svg:x="15.705cm" svg:y="14.7cm" svg:viewBox="0 0 20 20" svg:d="M10 20c14 0 14-20 0-20-13 0-13 20 0 20z">
          <text:p/>
        </draw:path>
        <draw:path draw:style-name="gr1" draw:text-style-name="P1" draw:layer="layout" svg:width="0.019cm" svg:height="0.019cm" svg:x="16.205cm" svg:y="14.7cm" svg:viewBox="0 0 20 20" svg:d="M10 20c14 0 14-20 0-20-13 0-13 20 0 20z">
          <text:p/>
        </draw:path>
        <draw:path draw:style-name="gr1" draw:text-style-name="P1" draw:layer="layout" svg:width="0.019cm" svg:height="0.019cm" svg:x="0.705cm" svg:y="15.2cm" svg:viewBox="0 0 20 20" svg:d="M10 20c14 0 14-20 0-20-13 0-13 20 0 20z">
          <text:p/>
        </draw:path>
        <draw:path draw:style-name="gr1" draw:text-style-name="P1" draw:layer="layout" svg:width="0.019cm" svg:height="0.019cm" svg:x="1.205cm" svg:y="15.2cm" svg:viewBox="0 0 20 20" svg:d="M10 20c14 0 14-20 0-20-13 0-13 20 0 20z">
          <text:p/>
        </draw:path>
        <draw:path draw:style-name="gr1" draw:text-style-name="P1" draw:layer="layout" svg:width="0.019cm" svg:height="0.019cm" svg:x="1.705cm" svg:y="15.2cm" svg:viewBox="0 0 20 20" svg:d="M10 20c14 0 14-20 0-20-13 0-13 20 0 20z">
          <text:p/>
        </draw:path>
        <draw:path draw:style-name="gr1" draw:text-style-name="P1" draw:layer="layout" svg:width="0.019cm" svg:height="0.019cm" svg:x="2.205cm" svg:y="15.2cm" svg:viewBox="0 0 20 20" svg:d="M10 20c14 0 14-20 0-20-13 0-13 20 0 20z">
          <text:p/>
        </draw:path>
        <draw:path draw:style-name="gr1" draw:text-style-name="P1" draw:layer="layout" svg:width="0.019cm" svg:height="0.019cm" svg:x="2.705cm" svg:y="15.2cm" svg:viewBox="0 0 20 20" svg:d="M10 20c14 0 14-20 0-20-13 0-13 20 0 20z">
          <text:p/>
        </draw:path>
        <draw:path draw:style-name="gr1" draw:text-style-name="P1" draw:layer="layout" svg:width="0.019cm" svg:height="0.019cm" svg:x="3.205cm" svg:y="15.2cm" svg:viewBox="0 0 20 20" svg:d="M10 20c14 0 14-20 0-20-13 0-13 20 0 20z">
          <text:p/>
        </draw:path>
        <draw:path draw:style-name="gr1" draw:text-style-name="P1" draw:layer="layout" svg:width="0.019cm" svg:height="0.019cm" svg:x="3.705cm" svg:y="15.2cm" svg:viewBox="0 0 20 20" svg:d="M10 20c14 0 14-20 0-20-13 0-13 20 0 20z">
          <text:p/>
        </draw:path>
        <draw:path draw:style-name="gr1" draw:text-style-name="P1" draw:layer="layout" svg:width="0.019cm" svg:height="0.019cm" svg:x="4.205cm" svg:y="15.2cm" svg:viewBox="0 0 20 20" svg:d="M10 20c14 0 14-20 0-20-13 0-13 20 0 20z">
          <text:p/>
        </draw:path>
        <draw:path draw:style-name="gr1" draw:text-style-name="P1" draw:layer="layout" svg:width="0.019cm" svg:height="0.019cm" svg:x="4.705cm" svg:y="15.2cm" svg:viewBox="0 0 20 20" svg:d="M10 20c14 0 14-20 0-20-13 0-13 20 0 20z">
          <text:p/>
        </draw:path>
        <draw:path draw:style-name="gr1" draw:text-style-name="P1" draw:layer="layout" svg:width="0.019cm" svg:height="0.019cm" svg:x="5.205cm" svg:y="15.2cm" svg:viewBox="0 0 20 20" svg:d="M10 20c14 0 14-20 0-20-13 0-13 20 0 20z">
          <text:p/>
        </draw:path>
        <draw:path draw:style-name="gr1" draw:text-style-name="P1" draw:layer="layout" svg:width="0.019cm" svg:height="0.019cm" svg:x="5.705cm" svg:y="15.2cm" svg:viewBox="0 0 20 20" svg:d="M10 20c14 0 14-20 0-20-13 0-13 20 0 20z">
          <text:p/>
        </draw:path>
        <draw:path draw:style-name="gr1" draw:text-style-name="P1" draw:layer="layout" svg:width="0.019cm" svg:height="0.019cm" svg:x="6.205cm" svg:y="15.2cm" svg:viewBox="0 0 20 20" svg:d="M10 20c14 0 14-20 0-20-13 0-13 20 0 20z">
          <text:p/>
        </draw:path>
        <draw:path draw:style-name="gr1" draw:text-style-name="P1" draw:layer="layout" svg:width="0.019cm" svg:height="0.019cm" svg:x="6.705cm" svg:y="15.2cm" svg:viewBox="0 0 20 20" svg:d="M10 20c14 0 14-20 0-20-13 0-13 20 0 20z">
          <text:p/>
        </draw:path>
        <draw:path draw:style-name="gr1" draw:text-style-name="P1" draw:layer="layout" svg:width="0.019cm" svg:height="0.019cm" svg:x="7.205cm" svg:y="15.2cm" svg:viewBox="0 0 20 20" svg:d="M10 20c14 0 14-20 0-20-13 0-13 20 0 20z">
          <text:p/>
        </draw:path>
        <draw:path draw:style-name="gr1" draw:text-style-name="P1" draw:layer="layout" svg:width="0.019cm" svg:height="0.019cm" svg:x="7.705cm" svg:y="15.2cm" svg:viewBox="0 0 20 20" svg:d="M10 20c14 0 14-20 0-20-13 0-13 20 0 20z">
          <text:p/>
        </draw:path>
        <draw:path draw:style-name="gr1" draw:text-style-name="P1" draw:layer="layout" svg:width="0.019cm" svg:height="0.019cm" svg:x="8.205cm" svg:y="15.2cm" svg:viewBox="0 0 20 20" svg:d="M10 20c14 0 14-20 0-20-13 0-13 20 0 20z">
          <text:p/>
        </draw:path>
        <draw:path draw:style-name="gr1" draw:text-style-name="P1" draw:layer="layout" svg:width="0.019cm" svg:height="0.019cm" svg:x="8.706cm" svg:y="15.2cm" svg:viewBox="0 0 20 20" svg:d="M10 20c14 0 14-20 0-20-13 0-13 20 0 20z">
          <text:p/>
        </draw:path>
        <draw:path draw:style-name="gr1" draw:text-style-name="P1" draw:layer="layout" svg:width="0.019cm" svg:height="0.019cm" svg:x="9.206cm" svg:y="15.2cm" svg:viewBox="0 0 20 20" svg:d="M10 20c14 0 14-20 0-20-13 0-13 20 0 20z">
          <text:p/>
        </draw:path>
        <draw:path draw:style-name="gr1" draw:text-style-name="P1" draw:layer="layout" svg:width="0.019cm" svg:height="0.019cm" svg:x="9.706cm" svg:y="15.2cm" svg:viewBox="0 0 20 20" svg:d="M10 20c14 0 14-20 0-20-13 0-13 20 0 20z">
          <text:p/>
        </draw:path>
        <draw:path draw:style-name="gr1" draw:text-style-name="P1" draw:layer="layout" svg:width="0.019cm" svg:height="0.019cm" svg:x="10.206cm" svg:y="15.2cm" svg:viewBox="0 0 20 20" svg:d="M10 20c14 0 14-20 0-20-13 0-13 20 0 20z">
          <text:p/>
        </draw:path>
        <draw:path draw:style-name="gr1" draw:text-style-name="P1" draw:layer="layout" svg:width="0.019cm" svg:height="0.019cm" svg:x="10.706cm" svg:y="15.2cm" svg:viewBox="0 0 20 20" svg:d="M10 20c14 0 14-20 0-20-13 0-13 20 0 20z">
          <text:p/>
        </draw:path>
        <draw:path draw:style-name="gr1" draw:text-style-name="P1" draw:layer="layout" svg:width="0.019cm" svg:height="0.019cm" svg:x="11.206cm" svg:y="15.2cm" svg:viewBox="0 0 20 20" svg:d="M10 20c14 0 14-20 0-20-13 0-13 20 0 20z">
          <text:p/>
        </draw:path>
        <draw:path draw:style-name="gr1" draw:text-style-name="P1" draw:layer="layout" svg:width="0.019cm" svg:height="0.019cm" svg:x="11.706cm" svg:y="15.2cm" svg:viewBox="0 0 20 20" svg:d="M10 20c14 0 14-20 0-20-13 0-13 20 0 20z">
          <text:p/>
        </draw:path>
        <draw:path draw:style-name="gr1" draw:text-style-name="P1" draw:layer="layout" svg:width="0.019cm" svg:height="0.019cm" svg:x="12.206cm" svg:y="15.2cm" svg:viewBox="0 0 20 20" svg:d="M10 20c14 0 14-20 0-20-13 0-13 20 0 20z">
          <text:p/>
        </draw:path>
        <draw:path draw:style-name="gr1" draw:text-style-name="P1" draw:layer="layout" svg:width="0.019cm" svg:height="0.019cm" svg:x="12.706cm" svg:y="15.2cm" svg:viewBox="0 0 20 20" svg:d="M10 20c14 0 14-20 0-20-13 0-13 20 0 20z">
          <text:p/>
        </draw:path>
        <draw:path draw:style-name="gr1" draw:text-style-name="P1" draw:layer="layout" svg:width="0.019cm" svg:height="0.019cm" svg:x="13.206cm" svg:y="15.2cm" svg:viewBox="0 0 20 20" svg:d="M10 20c14 0 14-20 0-20-13 0-13 20 0 20z">
          <text:p/>
        </draw:path>
        <draw:path draw:style-name="gr1" draw:text-style-name="P1" draw:layer="layout" svg:width="0.019cm" svg:height="0.019cm" svg:x="13.706cm" svg:y="15.2cm" svg:viewBox="0 0 20 20" svg:d="M10 20c14 0 14-20 0-20-13 0-13 20 0 20z">
          <text:p/>
        </draw:path>
        <draw:path draw:style-name="gr1" draw:text-style-name="P1" draw:layer="layout" svg:width="0.019cm" svg:height="0.019cm" svg:x="14.206cm" svg:y="15.2cm" svg:viewBox="0 0 20 20" svg:d="M10 20c14 0 14-20 0-20-13 0-13 20 0 20z">
          <text:p/>
        </draw:path>
        <draw:path draw:style-name="gr1" draw:text-style-name="P1" draw:layer="layout" svg:width="0.019cm" svg:height="0.019cm" svg:x="14.706cm" svg:y="15.2cm" svg:viewBox="0 0 20 20" svg:d="M10 20c14 0 14-20 0-20-13 0-13 20 0 20z">
          <text:p/>
        </draw:path>
        <draw:path draw:style-name="gr1" draw:text-style-name="P1" draw:layer="layout" svg:width="0.019cm" svg:height="0.019cm" svg:x="15.206cm" svg:y="15.2cm" svg:viewBox="0 0 20 20" svg:d="M10 20c14 0 14-20 0-20-13 0-13 20 0 20z">
          <text:p/>
        </draw:path>
        <draw:path draw:style-name="gr1" draw:text-style-name="P1" draw:layer="layout" svg:width="0.019cm" svg:height="0.019cm" svg:x="15.706cm" svg:y="15.2cm" svg:viewBox="0 0 20 20" svg:d="M10 20c14 0 14-20 0-20-13 0-13 20 0 20z">
          <text:p/>
        </draw:path>
        <draw:path draw:style-name="gr1" draw:text-style-name="P1" draw:layer="layout" svg:width="0.019cm" svg:height="0.019cm" svg:x="16.206cm" svg:y="15.2cm" svg:viewBox="0 0 20 20" svg:d="M10 20c14 0 14-20 0-20-13 0-13 20 0 20z">
          <text:p/>
        </draw:path>
        <draw:path draw:style-name="gr1" draw:text-style-name="P1" draw:layer="layout" svg:width="0.019cm" svg:height="0.019cm" svg:x="16.705cm" svg:y="15.2cm" svg:viewBox="0 0 20 20" svg:d="M10 20c14 0 14-20 0-20-13 0-13 20 0 20z">
          <text:p/>
        </draw:path>
        <draw:path draw:style-name="gr1" draw:text-style-name="P1" draw:layer="layout" svg:width="0.019cm" svg:height="0.019cm" svg:x="17.205cm" svg:y="15.2cm" svg:viewBox="0 0 20 20" svg:d="M10 20c14 0 14-20 0-20-13 0-13 20 0 20z">
          <text:p/>
        </draw:path>
        <draw:path draw:style-name="gr1" draw:text-style-name="P1" draw:layer="layout" svg:width="0.019cm" svg:height="0.019cm" svg:x="17.705cm" svg:y="15.2cm" svg:viewBox="0 0 20 20" svg:d="M10 20c14 0 14-20 0-20-13 0-13 20 0 20z">
          <text:p/>
        </draw:path>
        <draw:path draw:style-name="gr1" draw:text-style-name="P1" draw:layer="layout" svg:width="0.019cm" svg:height="0.019cm" svg:x="18.205cm" svg:y="15.2cm" svg:viewBox="0 0 20 20" svg:d="M10 20c14 0 14-20 0-20-13 0-13 20 0 20z">
          <text:p/>
        </draw:path>
        <draw:path draw:style-name="gr1" draw:text-style-name="P1" draw:layer="layout" svg:width="0.019cm" svg:height="0.019cm" svg:x="18.705cm" svg:y="15.2cm" svg:viewBox="0 0 20 20" svg:d="M10 20c14 0 14-20 0-20-13 0-13 20 0 20z">
          <text:p/>
        </draw:path>
        <draw:path draw:style-name="gr1" draw:text-style-name="P1" draw:layer="layout" svg:width="0.019cm" svg:height="0.019cm" svg:x="19.205cm" svg:y="15.2cm" svg:viewBox="0 0 20 20" svg:d="M10 20c14 0 14-20 0-20-13 0-13 20 0 20z">
          <text:p/>
        </draw:path>
        <draw:path draw:style-name="gr1" draw:text-style-name="P1" draw:layer="layout" svg:width="0.019cm" svg:height="0.019cm" svg:x="19.705cm" svg:y="15.2cm" svg:viewBox="0 0 20 20" svg:d="M10 20c14 0 14-20 0-20-13 0-13 20 0 20z">
          <text:p/>
        </draw:path>
        <draw:path draw:style-name="gr1" draw:text-style-name="P1" draw:layer="layout" svg:width="0.019cm" svg:height="0.019cm" svg:x="20.205cm" svg:y="15.2cm" svg:viewBox="0 0 20 20" svg:d="M10 20c14 0 14-20 0-20-13 0-13 20 0 20z">
          <text:p/>
        </draw:path>
        <draw:path draw:style-name="gr1" draw:text-style-name="P1" draw:layer="layout" svg:width="0.019cm" svg:height="0.019cm" svg:x="20.705cm" svg:y="15.2cm" svg:viewBox="0 0 20 20" svg:d="M10 20c14 0 14-20 0-20-13 0-13 20 0 20z">
          <text:p/>
        </draw:path>
        <draw:path draw:style-name="gr1" draw:text-style-name="P1" draw:layer="layout" svg:width="0.019cm" svg:height="0.019cm" svg:x="21.205cm" svg:y="15.2cm" svg:viewBox="0 0 20 20" svg:d="M10 20c14 0 14-20 0-20-13 0-13 20 0 20z">
          <text:p/>
        </draw:path>
        <draw:path draw:style-name="gr1" draw:text-style-name="P1" draw:layer="layout" svg:width="0.019cm" svg:height="0.019cm" svg:x="21.705cm" svg:y="15.2cm" svg:viewBox="0 0 20 20" svg:d="M10 20c14 0 14-20 0-20-13 0-13 20 0 20z">
          <text:p/>
        </draw:path>
        <draw:path draw:style-name="gr1" draw:text-style-name="P1" draw:layer="layout" svg:width="0.019cm" svg:height="0.019cm" svg:x="22.205cm" svg:y="15.2cm" svg:viewBox="0 0 20 20" svg:d="M10 20c14 0 14-20 0-20-13 0-13 20 0 20z">
          <text:p/>
        </draw:path>
        <draw:path draw:style-name="gr1" draw:text-style-name="P1" draw:layer="layout" svg:width="0.019cm" svg:height="0.019cm" svg:x="22.705cm" svg:y="15.2cm" svg:viewBox="0 0 20 20" svg:d="M10 20c14 0 14-20 0-20-13 0-13 20 0 20z">
          <text:p/>
        </draw:path>
        <draw:path draw:style-name="gr1" draw:text-style-name="P1" draw:layer="layout" svg:width="0.019cm" svg:height="0.019cm" svg:x="23.205cm" svg:y="15.2cm" svg:viewBox="0 0 20 20" svg:d="M10 20c14 0 14-20 0-20-13 0-13 20 0 20z">
          <text:p/>
        </draw:path>
        <draw:path draw:style-name="gr1" draw:text-style-name="P1" draw:layer="layout" svg:width="0.019cm" svg:height="0.019cm" svg:x="23.705cm" svg:y="15.2cm" svg:viewBox="0 0 20 20" svg:d="M10 20c14 0 14-20 0-20-13 0-13 20 0 20z">
          <text:p/>
        </draw:path>
        <draw:path draw:style-name="gr1" draw:text-style-name="P1" draw:layer="layout" svg:width="0.019cm" svg:height="0.019cm" svg:x="24.205cm" svg:y="15.2cm" svg:viewBox="0 0 20 20" svg:d="M10 20c14 0 14-20 0-20-13 0-13 20 0 20z">
          <text:p/>
        </draw:path>
        <draw:path draw:style-name="gr1" draw:text-style-name="P1" draw:layer="layout" svg:width="0.019cm" svg:height="0.019cm" svg:x="24.706cm" svg:y="15.2cm" svg:viewBox="0 0 20 20" svg:d="M10 20c14 0 14-20 0-20-13 0-13 20 0 20z">
          <text:p/>
        </draw:path>
        <draw:path draw:style-name="gr1" draw:text-style-name="P1" draw:layer="layout" svg:width="0.019cm" svg:height="0.019cm" svg:x="25.206cm" svg:y="15.2cm" svg:viewBox="0 0 20 20" svg:d="M10 20c14 0 14-20 0-20-13 0-13 20 0 20z">
          <text:p/>
        </draw:path>
        <draw:path draw:style-name="gr1" draw:text-style-name="P1" draw:layer="layout" svg:width="0.019cm" svg:height="0.019cm" svg:x="25.706cm" svg:y="15.2cm" svg:viewBox="0 0 20 20" svg:d="M10 20c14 0 14-20 0-20-13 0-13 20 0 20z">
          <text:p/>
        </draw:path>
        <draw:path draw:style-name="gr1" draw:text-style-name="P1" draw:layer="layout" svg:width="0.019cm" svg:height="0.019cm" svg:x="26.206cm" svg:y="15.2cm" svg:viewBox="0 0 20 20" svg:d="M10 20c14 0 14-20 0-20-13 0-13 20 0 20z">
          <text:p/>
        </draw:path>
        <draw:path draw:style-name="gr1" draw:text-style-name="P1" draw:layer="layout" svg:width="0.019cm" svg:height="0.019cm" svg:x="26.706cm" svg:y="15.2cm" svg:viewBox="0 0 20 20" svg:d="M10 20c14 0 14-20 0-20-13 0-13 20 0 20z">
          <text:p/>
        </draw:path>
        <draw:path draw:style-name="gr1" draw:text-style-name="P1" draw:layer="layout" svg:width="0.019cm" svg:height="0.019cm" svg:x="27.206cm" svg:y="15.2cm" svg:viewBox="0 0 20 20" svg:d="M10 20c14 0 14-20 0-20-13 0-13 20 0 20z">
          <text:p/>
        </draw:path>
        <draw:path draw:style-name="gr1" draw:text-style-name="P1" draw:layer="layout" svg:width="0.019cm" svg:height="0.019cm" svg:x="0.705cm" svg:y="15.2cm" svg:viewBox="0 0 20 20" svg:d="M10 20c14 0 14-20 0-20-13 0-13 20 0 20z">
          <text:p/>
        </draw:path>
        <draw:path draw:style-name="gr1" draw:text-style-name="P1" draw:layer="layout" svg:width="0.019cm" svg:height="0.019cm" svg:x="1.205cm" svg:y="15.2cm" svg:viewBox="0 0 20 20" svg:d="M10 20c14 0 14-20 0-20-13 0-13 20 0 20z">
          <text:p/>
        </draw:path>
        <draw:path draw:style-name="gr1" draw:text-style-name="P1" draw:layer="layout" svg:width="0.019cm" svg:height="0.019cm" svg:x="1.705cm" svg:y="15.2cm" svg:viewBox="0 0 20 20" svg:d="M10 20c14 0 14-20 0-20-13 0-13 20 0 20z">
          <text:p/>
        </draw:path>
        <draw:path draw:style-name="gr1" draw:text-style-name="P1" draw:layer="layout" svg:width="0.019cm" svg:height="0.019cm" svg:x="2.205cm" svg:y="15.2cm" svg:viewBox="0 0 20 20" svg:d="M10 20c14 0 14-20 0-20-13 0-13 20 0 20z">
          <text:p/>
        </draw:path>
        <draw:path draw:style-name="gr1" draw:text-style-name="P1" draw:layer="layout" svg:width="0.019cm" svg:height="0.019cm" svg:x="2.705cm" svg:y="15.2cm" svg:viewBox="0 0 20 20" svg:d="M10 20c14 0 14-20 0-20-13 0-13 20 0 20z">
          <text:p/>
        </draw:path>
        <draw:path draw:style-name="gr1" draw:text-style-name="P1" draw:layer="layout" svg:width="0.019cm" svg:height="0.019cm" svg:x="3.205cm" svg:y="15.2cm" svg:viewBox="0 0 20 20" svg:d="M10 20c14 0 14-20 0-20-13 0-13 20 0 20z">
          <text:p/>
        </draw:path>
        <draw:path draw:style-name="gr1" draw:text-style-name="P1" draw:layer="layout" svg:width="0.019cm" svg:height="0.019cm" svg:x="3.705cm" svg:y="15.2cm" svg:viewBox="0 0 20 20" svg:d="M10 20c14 0 14-20 0-20-13 0-13 20 0 20z">
          <text:p/>
        </draw:path>
        <draw:path draw:style-name="gr1" draw:text-style-name="P1" draw:layer="layout" svg:width="0.019cm" svg:height="0.019cm" svg:x="4.205cm" svg:y="15.2cm" svg:viewBox="0 0 20 20" svg:d="M10 20c14 0 14-20 0-20-13 0-13 20 0 20z">
          <text:p/>
        </draw:path>
        <draw:path draw:style-name="gr1" draw:text-style-name="P1" draw:layer="layout" svg:width="0.019cm" svg:height="0.019cm" svg:x="4.705cm" svg:y="15.2cm" svg:viewBox="0 0 20 20" svg:d="M10 20c14 0 14-20 0-20-13 0-13 20 0 20z">
          <text:p/>
        </draw:path>
        <draw:path draw:style-name="gr1" draw:text-style-name="P1" draw:layer="layout" svg:width="0.019cm" svg:height="0.019cm" svg:x="5.205cm" svg:y="15.2cm" svg:viewBox="0 0 20 20" svg:d="M10 20c14 0 14-20 0-20-13 0-13 20 0 20z">
          <text:p/>
        </draw:path>
        <draw:path draw:style-name="gr1" draw:text-style-name="P1" draw:layer="layout" svg:width="0.019cm" svg:height="0.019cm" svg:x="5.705cm" svg:y="15.2cm" svg:viewBox="0 0 20 20" svg:d="M10 20c14 0 14-20 0-20-13 0-13 20 0 20z">
          <text:p/>
        </draw:path>
        <draw:path draw:style-name="gr1" draw:text-style-name="P1" draw:layer="layout" svg:width="0.019cm" svg:height="0.019cm" svg:x="6.205cm" svg:y="15.2cm" svg:viewBox="0 0 20 20" svg:d="M10 20c14 0 14-20 0-20-13 0-13 20 0 20z">
          <text:p/>
        </draw:path>
        <draw:path draw:style-name="gr1" draw:text-style-name="P1" draw:layer="layout" svg:width="0.019cm" svg:height="0.019cm" svg:x="6.705cm" svg:y="15.2cm" svg:viewBox="0 0 20 20" svg:d="M10 20c14 0 14-20 0-20-13 0-13 20 0 20z">
          <text:p/>
        </draw:path>
        <draw:path draw:style-name="gr1" draw:text-style-name="P1" draw:layer="layout" svg:width="0.019cm" svg:height="0.019cm" svg:x="7.205cm" svg:y="15.2cm" svg:viewBox="0 0 20 20" svg:d="M10 20c14 0 14-20 0-20-13 0-13 20 0 20z">
          <text:p/>
        </draw:path>
        <draw:path draw:style-name="gr1" draw:text-style-name="P1" draw:layer="layout" svg:width="0.019cm" svg:height="0.019cm" svg:x="7.705cm" svg:y="15.2cm" svg:viewBox="0 0 20 20" svg:d="M10 20c14 0 14-20 0-20-13 0-13 20 0 20z">
          <text:p/>
        </draw:path>
        <draw:path draw:style-name="gr1" draw:text-style-name="P1" draw:layer="layout" svg:width="0.019cm" svg:height="0.019cm" svg:x="8.205cm" svg:y="15.2cm" svg:viewBox="0 0 20 20" svg:d="M10 20c14 0 14-20 0-20-13 0-13 20 0 20z">
          <text:p/>
        </draw:path>
        <draw:path draw:style-name="gr1" draw:text-style-name="P1" draw:layer="layout" svg:width="0.019cm" svg:height="0.019cm" svg:x="8.706cm" svg:y="15.2cm" svg:viewBox="0 0 20 20" svg:d="M10 20c14 0 14-20 0-20-13 0-13 20 0 20z">
          <text:p/>
        </draw:path>
        <draw:path draw:style-name="gr1" draw:text-style-name="P1" draw:layer="layout" svg:width="0.019cm" svg:height="0.019cm" svg:x="9.206cm" svg:y="15.2cm" svg:viewBox="0 0 20 20" svg:d="M10 20c14 0 14-20 0-20-13 0-13 20 0 20z">
          <text:p/>
        </draw:path>
        <draw:path draw:style-name="gr1" draw:text-style-name="P1" draw:layer="layout" svg:width="0.019cm" svg:height="0.019cm" svg:x="9.706cm" svg:y="15.2cm" svg:viewBox="0 0 20 20" svg:d="M10 20c14 0 14-20 0-20-13 0-13 20 0 20z">
          <text:p/>
        </draw:path>
        <draw:path draw:style-name="gr1" draw:text-style-name="P1" draw:layer="layout" svg:width="0.019cm" svg:height="0.019cm" svg:x="10.206cm" svg:y="15.2cm" svg:viewBox="0 0 20 20" svg:d="M10 20c14 0 14-20 0-20-13 0-13 20 0 20z">
          <text:p/>
        </draw:path>
        <draw:path draw:style-name="gr1" draw:text-style-name="P1" draw:layer="layout" svg:width="0.019cm" svg:height="0.019cm" svg:x="10.706cm" svg:y="15.2cm" svg:viewBox="0 0 20 20" svg:d="M10 20c14 0 14-20 0-20-13 0-13 20 0 20z">
          <text:p/>
        </draw:path>
        <draw:path draw:style-name="gr1" draw:text-style-name="P1" draw:layer="layout" svg:width="0.019cm" svg:height="0.019cm" svg:x="11.206cm" svg:y="15.2cm" svg:viewBox="0 0 20 20" svg:d="M10 20c14 0 14-20 0-20-13 0-13 20 0 20z">
          <text:p/>
        </draw:path>
        <draw:path draw:style-name="gr1" draw:text-style-name="P1" draw:layer="layout" svg:width="0.019cm" svg:height="0.019cm" svg:x="11.706cm" svg:y="15.2cm" svg:viewBox="0 0 20 20" svg:d="M10 20c14 0 14-20 0-20-13 0-13 20 0 20z">
          <text:p/>
        </draw:path>
        <draw:path draw:style-name="gr1" draw:text-style-name="P1" draw:layer="layout" svg:width="0.019cm" svg:height="0.019cm" svg:x="12.206cm" svg:y="15.2cm" svg:viewBox="0 0 20 20" svg:d="M10 20c14 0 14-20 0-20-13 0-13 20 0 20z">
          <text:p/>
        </draw:path>
        <draw:path draw:style-name="gr1" draw:text-style-name="P1" draw:layer="layout" svg:width="0.019cm" svg:height="0.019cm" svg:x="12.706cm" svg:y="15.2cm" svg:viewBox="0 0 20 20" svg:d="M10 20c14 0 14-20 0-20-13 0-13 20 0 20z">
          <text:p/>
        </draw:path>
        <draw:path draw:style-name="gr1" draw:text-style-name="P1" draw:layer="layout" svg:width="0.019cm" svg:height="0.019cm" svg:x="13.206cm" svg:y="15.2cm" svg:viewBox="0 0 20 20" svg:d="M10 20c14 0 14-20 0-20-13 0-13 20 0 20z">
          <text:p/>
        </draw:path>
        <draw:path draw:style-name="gr1" draw:text-style-name="P1" draw:layer="layout" svg:width="0.019cm" svg:height="0.019cm" svg:x="13.706cm" svg:y="15.2cm" svg:viewBox="0 0 20 20" svg:d="M10 20c14 0 14-20 0-20-13 0-13 20 0 20z">
          <text:p/>
        </draw:path>
        <draw:path draw:style-name="gr1" draw:text-style-name="P1" draw:layer="layout" svg:width="0.019cm" svg:height="0.019cm" svg:x="14.206cm" svg:y="15.2cm" svg:viewBox="0 0 20 20" svg:d="M10 20c14 0 14-20 0-20-13 0-13 20 0 20z">
          <text:p/>
        </draw:path>
        <draw:path draw:style-name="gr1" draw:text-style-name="P1" draw:layer="layout" svg:width="0.019cm" svg:height="0.019cm" svg:x="14.706cm" svg:y="15.2cm" svg:viewBox="0 0 20 20" svg:d="M10 20c14 0 14-20 0-20-13 0-13 20 0 20z">
          <text:p/>
        </draw:path>
        <draw:path draw:style-name="gr1" draw:text-style-name="P1" draw:layer="layout" svg:width="0.019cm" svg:height="0.019cm" svg:x="15.206cm" svg:y="15.2cm" svg:viewBox="0 0 20 20" svg:d="M10 20c14 0 14-20 0-20-13 0-13 20 0 20z">
          <text:p/>
        </draw:path>
        <draw:path draw:style-name="gr1" draw:text-style-name="P1" draw:layer="layout" svg:width="0.019cm" svg:height="0.019cm" svg:x="15.706cm" svg:y="15.2cm" svg:viewBox="0 0 20 20" svg:d="M10 20c14 0 14-20 0-20-13 0-13 20 0 20z">
          <text:p/>
        </draw:path>
        <draw:path draw:style-name="gr1" draw:text-style-name="P1" draw:layer="layout" svg:width="0.019cm" svg:height="0.019cm" svg:x="16.206cm" svg:y="15.2cm" svg:viewBox="0 0 20 20" svg:d="M10 20c14 0 14-20 0-20-13 0-13 20 0 20z">
          <text:p/>
        </draw:path>
        <draw:path draw:style-name="gr1" draw:text-style-name="P1" draw:layer="layout" svg:width="0.019cm" svg:height="0.019cm" svg:x="0.701cm" svg:y="15.7cm" svg:viewBox="0 0 20 20" svg:d="M10 20c14 0 14-20 0-20-13 0-13 20 0 20z">
          <text:p/>
        </draw:path>
        <draw:path draw:style-name="gr1" draw:text-style-name="P1" draw:layer="layout" svg:width="0.019cm" svg:height="0.019cm" svg:x="1.201cm" svg:y="15.7cm" svg:viewBox="0 0 20 20" svg:d="M10 20c14 0 14-20 0-20-13 0-13 20 0 20z">
          <text:p/>
        </draw:path>
        <draw:path draw:style-name="gr1" draw:text-style-name="P1" draw:layer="layout" svg:width="0.019cm" svg:height="0.019cm" svg:x="1.701cm" svg:y="15.7cm" svg:viewBox="0 0 20 20" svg:d="M10 20c14 0 14-20 0-20-13 0-13 20 0 20z">
          <text:p/>
        </draw:path>
        <draw:path draw:style-name="gr1" draw:text-style-name="P1" draw:layer="layout" svg:width="0.019cm" svg:height="0.019cm" svg:x="2.201cm" svg:y="15.7cm" svg:viewBox="0 0 20 20" svg:d="M10 20c14 0 14-20 0-20-13 0-13 20 0 20z">
          <text:p/>
        </draw:path>
        <draw:path draw:style-name="gr1" draw:text-style-name="P1" draw:layer="layout" svg:width="0.019cm" svg:height="0.019cm" svg:x="2.701cm" svg:y="15.7cm" svg:viewBox="0 0 20 20" svg:d="M10 20c14 0 14-20 0-20-13 0-13 20 0 20z">
          <text:p/>
        </draw:path>
        <draw:path draw:style-name="gr1" draw:text-style-name="P1" draw:layer="layout" svg:width="0.019cm" svg:height="0.019cm" svg:x="3.201cm" svg:y="15.7cm" svg:viewBox="0 0 20 20" svg:d="M10 20c14 0 14-20 0-20-13 0-13 20 0 20z">
          <text:p/>
        </draw:path>
        <draw:path draw:style-name="gr1" draw:text-style-name="P1" draw:layer="layout" svg:width="0.019cm" svg:height="0.019cm" svg:x="3.701cm" svg:y="15.7cm" svg:viewBox="0 0 20 20" svg:d="M10 20c14 0 14-20 0-20-13 0-13 20 0 20z">
          <text:p/>
        </draw:path>
        <draw:path draw:style-name="gr1" draw:text-style-name="P1" draw:layer="layout" svg:width="0.019cm" svg:height="0.019cm" svg:x="4.201cm" svg:y="15.7cm" svg:viewBox="0 0 20 20" svg:d="M10 20c14 0 14-20 0-20-13 0-13 20 0 20z">
          <text:p/>
        </draw:path>
        <draw:path draw:style-name="gr1" draw:text-style-name="P1" draw:layer="layout" svg:width="0.019cm" svg:height="0.019cm" svg:x="4.701cm" svg:y="15.7cm" svg:viewBox="0 0 20 20" svg:d="M10 20c14 0 14-20 0-20-13 0-13 20 0 20z">
          <text:p/>
        </draw:path>
        <draw:path draw:style-name="gr1" draw:text-style-name="P1" draw:layer="layout" svg:width="0.019cm" svg:height="0.019cm" svg:x="5.201cm" svg:y="15.7cm" svg:viewBox="0 0 20 20" svg:d="M10 20c14 0 14-20 0-20-13 0-13 20 0 20z">
          <text:p/>
        </draw:path>
        <draw:path draw:style-name="gr1" draw:text-style-name="P1" draw:layer="layout" svg:width="0.019cm" svg:height="0.019cm" svg:x="5.701cm" svg:y="15.7cm" svg:viewBox="0 0 20 20" svg:d="M10 20c14 0 14-20 0-20-13 0-13 20 0 20z">
          <text:p/>
        </draw:path>
        <draw:path draw:style-name="gr1" draw:text-style-name="P1" draw:layer="layout" svg:width="0.019cm" svg:height="0.019cm" svg:x="6.201cm" svg:y="15.7cm" svg:viewBox="0 0 20 20" svg:d="M10 20c14 0 14-20 0-20-13 0-13 20 0 20z">
          <text:p/>
        </draw:path>
        <draw:path draw:style-name="gr1" draw:text-style-name="P1" draw:layer="layout" svg:width="0.019cm" svg:height="0.019cm" svg:x="6.701cm" svg:y="15.7cm" svg:viewBox="0 0 20 20" svg:d="M10 20c14 0 14-20 0-20-13 0-13 20 0 20z">
          <text:p/>
        </draw:path>
        <draw:path draw:style-name="gr1" draw:text-style-name="P1" draw:layer="layout" svg:width="0.019cm" svg:height="0.019cm" svg:x="7.201cm" svg:y="15.7cm" svg:viewBox="0 0 20 20" svg:d="M10 20c14 0 14-20 0-20-13 0-13 20 0 20z">
          <text:p/>
        </draw:path>
        <draw:path draw:style-name="gr1" draw:text-style-name="P1" draw:layer="layout" svg:width="0.019cm" svg:height="0.019cm" svg:x="7.701cm" svg:y="15.7cm" svg:viewBox="0 0 20 20" svg:d="M10 20c14 0 14-20 0-20-13 0-13 20 0 20z">
          <text:p/>
        </draw:path>
        <draw:path draw:style-name="gr1" draw:text-style-name="P1" draw:layer="layout" svg:width="0.019cm" svg:height="0.019cm" svg:x="8.201cm" svg:y="15.7cm" svg:viewBox="0 0 20 20" svg:d="M10 20c14 0 14-20 0-20-13 0-13 20 0 20z">
          <text:p/>
        </draw:path>
        <draw:path draw:style-name="gr1" draw:text-style-name="P1" draw:layer="layout" svg:width="0.019cm" svg:height="0.019cm" svg:x="8.702cm" svg:y="15.7cm" svg:viewBox="0 0 20 20" svg:d="M10 20c14 0 14-20 0-20-13 0-13 20 0 20z">
          <text:p/>
        </draw:path>
        <draw:path draw:style-name="gr1" draw:text-style-name="P1" draw:layer="layout" svg:width="0.019cm" svg:height="0.019cm" svg:x="9.202cm" svg:y="15.7cm" svg:viewBox="0 0 20 20" svg:d="M10 20c14 0 14-20 0-20-13 0-13 20 0 20z">
          <text:p/>
        </draw:path>
        <draw:path draw:style-name="gr1" draw:text-style-name="P1" draw:layer="layout" svg:width="0.019cm" svg:height="0.019cm" svg:x="9.702cm" svg:y="15.7cm" svg:viewBox="0 0 20 20" svg:d="M10 20c14 0 14-20 0-20-13 0-13 20 0 20z">
          <text:p/>
        </draw:path>
        <draw:path draw:style-name="gr1" draw:text-style-name="P1" draw:layer="layout" svg:width="0.019cm" svg:height="0.019cm" svg:x="10.202cm" svg:y="15.7cm" svg:viewBox="0 0 20 20" svg:d="M10 20c14 0 14-20 0-20-13 0-13 20 0 20z">
          <text:p/>
        </draw:path>
        <draw:path draw:style-name="gr1" draw:text-style-name="P1" draw:layer="layout" svg:width="0.019cm" svg:height="0.019cm" svg:x="10.702cm" svg:y="15.7cm" svg:viewBox="0 0 20 20" svg:d="M10 20c14 0 14-20 0-20-13 0-13 20 0 20z">
          <text:p/>
        </draw:path>
        <draw:path draw:style-name="gr1" draw:text-style-name="P1" draw:layer="layout" svg:width="0.019cm" svg:height="0.019cm" svg:x="11.202cm" svg:y="15.7cm" svg:viewBox="0 0 20 20" svg:d="M10 20c14 0 14-20 0-20-13 0-13 20 0 20z">
          <text:p/>
        </draw:path>
        <draw:path draw:style-name="gr1" draw:text-style-name="P1" draw:layer="layout" svg:width="0.019cm" svg:height="0.019cm" svg:x="11.702cm" svg:y="15.7cm" svg:viewBox="0 0 20 20" svg:d="M10 20c14 0 14-20 0-20-13 0-13 20 0 20z">
          <text:p/>
        </draw:path>
        <draw:path draw:style-name="gr1" draw:text-style-name="P1" draw:layer="layout" svg:width="0.019cm" svg:height="0.019cm" svg:x="12.202cm" svg:y="15.7cm" svg:viewBox="0 0 20 20" svg:d="M10 20c14 0 14-20 0-20-13 0-13 20 0 20z">
          <text:p/>
        </draw:path>
        <draw:path draw:style-name="gr1" draw:text-style-name="P1" draw:layer="layout" svg:width="0.019cm" svg:height="0.019cm" svg:x="12.702cm" svg:y="15.7cm" svg:viewBox="0 0 20 20" svg:d="M10 20c14 0 14-20 0-20-13 0-13 20 0 20z">
          <text:p/>
        </draw:path>
        <draw:path draw:style-name="gr1" draw:text-style-name="P1" draw:layer="layout" svg:width="0.019cm" svg:height="0.019cm" svg:x="13.202cm" svg:y="15.7cm" svg:viewBox="0 0 20 20" svg:d="M10 20c14 0 14-20 0-20-13 0-13 20 0 20z">
          <text:p/>
        </draw:path>
        <draw:path draw:style-name="gr1" draw:text-style-name="P1" draw:layer="layout" svg:width="0.019cm" svg:height="0.019cm" svg:x="13.702cm" svg:y="15.7cm" svg:viewBox="0 0 20 20" svg:d="M10 20c14 0 14-20 0-20-13 0-13 20 0 20z">
          <text:p/>
        </draw:path>
        <draw:path draw:style-name="gr1" draw:text-style-name="P1" draw:layer="layout" svg:width="0.019cm" svg:height="0.019cm" svg:x="14.202cm" svg:y="15.7cm" svg:viewBox="0 0 20 20" svg:d="M10 20c14 0 14-20 0-20-13 0-13 20 0 20z">
          <text:p/>
        </draw:path>
        <draw:path draw:style-name="gr1" draw:text-style-name="P1" draw:layer="layout" svg:width="0.019cm" svg:height="0.019cm" svg:x="14.702cm" svg:y="15.7cm" svg:viewBox="0 0 20 20" svg:d="M10 20c14 0 14-20 0-20-13 0-13 20 0 20z">
          <text:p/>
        </draw:path>
        <draw:path draw:style-name="gr1" draw:text-style-name="P1" draw:layer="layout" svg:width="0.019cm" svg:height="0.019cm" svg:x="15.202cm" svg:y="15.7cm" svg:viewBox="0 0 20 20" svg:d="M10 20c14 0 14-20 0-20-13 0-13 20 0 20z">
          <text:p/>
        </draw:path>
        <draw:path draw:style-name="gr1" draw:text-style-name="P1" draw:layer="layout" svg:width="0.019cm" svg:height="0.019cm" svg:x="15.702cm" svg:y="15.7cm" svg:viewBox="0 0 20 20" svg:d="M10 20c14 0 14-20 0-20-13 0-13 20 0 20z">
          <text:p/>
        </draw:path>
        <draw:path draw:style-name="gr1" draw:text-style-name="P1" draw:layer="layout" svg:width="0.019cm" svg:height="0.019cm" svg:x="16.202cm" svg:y="15.7cm" svg:viewBox="0 0 20 20" svg:d="M10 20c14 0 14-20 0-20-13 0-13 20 0 20z">
          <text:p/>
        </draw:path>
        <draw:path draw:style-name="gr1" draw:text-style-name="P1" draw:layer="layout" svg:width="0.019cm" svg:height="0.019cm" svg:x="16.701cm" svg:y="15.7cm" svg:viewBox="0 0 20 20" svg:d="M10 20c14 0 14-20 0-20-13 0-13 20 0 20z">
          <text:p/>
        </draw:path>
        <draw:path draw:style-name="gr1" draw:text-style-name="P1" draw:layer="layout" svg:width="0.019cm" svg:height="0.019cm" svg:x="17.201cm" svg:y="15.7cm" svg:viewBox="0 0 20 20" svg:d="M10 20c14 0 14-20 0-20-13 0-13 20 0 20z">
          <text:p/>
        </draw:path>
        <draw:path draw:style-name="gr1" draw:text-style-name="P1" draw:layer="layout" svg:width="0.019cm" svg:height="0.019cm" svg:x="17.701cm" svg:y="15.7cm" svg:viewBox="0 0 20 20" svg:d="M10 20c14 0 14-20 0-20-13 0-13 20 0 20z">
          <text:p/>
        </draw:path>
        <draw:path draw:style-name="gr1" draw:text-style-name="P1" draw:layer="layout" svg:width="0.019cm" svg:height="0.019cm" svg:x="18.201cm" svg:y="15.7cm" svg:viewBox="0 0 20 20" svg:d="M10 20c14 0 14-20 0-20-13 0-13 20 0 20z">
          <text:p/>
        </draw:path>
        <draw:path draw:style-name="gr1" draw:text-style-name="P1" draw:layer="layout" svg:width="0.019cm" svg:height="0.019cm" svg:x="18.701cm" svg:y="15.7cm" svg:viewBox="0 0 20 20" svg:d="M10 20c14 0 14-20 0-20-13 0-13 20 0 20z">
          <text:p/>
        </draw:path>
        <draw:path draw:style-name="gr1" draw:text-style-name="P1" draw:layer="layout" svg:width="0.019cm" svg:height="0.019cm" svg:x="19.201cm" svg:y="15.7cm" svg:viewBox="0 0 20 20" svg:d="M10 20c14 0 14-20 0-20-13 0-13 20 0 20z">
          <text:p/>
        </draw:path>
        <draw:path draw:style-name="gr1" draw:text-style-name="P1" draw:layer="layout" svg:width="0.019cm" svg:height="0.019cm" svg:x="19.701cm" svg:y="15.7cm" svg:viewBox="0 0 20 20" svg:d="M10 20c14 0 14-20 0-20-13 0-13 20 0 20z">
          <text:p/>
        </draw:path>
        <draw:path draw:style-name="gr1" draw:text-style-name="P1" draw:layer="layout" svg:width="0.019cm" svg:height="0.019cm" svg:x="20.201cm" svg:y="15.7cm" svg:viewBox="0 0 20 20" svg:d="M10 20c14 0 14-20 0-20-13 0-13 20 0 20z">
          <text:p/>
        </draw:path>
        <draw:path draw:style-name="gr1" draw:text-style-name="P1" draw:layer="layout" svg:width="0.019cm" svg:height="0.019cm" svg:x="20.701cm" svg:y="15.7cm" svg:viewBox="0 0 20 20" svg:d="M10 20c14 0 14-20 0-20-13 0-13 20 0 20z">
          <text:p/>
        </draw:path>
        <draw:path draw:style-name="gr1" draw:text-style-name="P1" draw:layer="layout" svg:width="0.019cm" svg:height="0.019cm" svg:x="21.201cm" svg:y="15.7cm" svg:viewBox="0 0 20 20" svg:d="M10 20c14 0 14-20 0-20-13 0-13 20 0 20z">
          <text:p/>
        </draw:path>
        <draw:path draw:style-name="gr1" draw:text-style-name="P1" draw:layer="layout" svg:width="0.019cm" svg:height="0.019cm" svg:x="21.701cm" svg:y="15.7cm" svg:viewBox="0 0 20 20" svg:d="M10 20c14 0 14-20 0-20-13 0-13 20 0 20z">
          <text:p/>
        </draw:path>
        <draw:path draw:style-name="gr1" draw:text-style-name="P1" draw:layer="layout" svg:width="0.019cm" svg:height="0.019cm" svg:x="22.201cm" svg:y="15.7cm" svg:viewBox="0 0 20 20" svg:d="M10 20c14 0 14-20 0-20-13 0-13 20 0 20z">
          <text:p/>
        </draw:path>
        <draw:path draw:style-name="gr1" draw:text-style-name="P1" draw:layer="layout" svg:width="0.019cm" svg:height="0.019cm" svg:x="22.701cm" svg:y="15.7cm" svg:viewBox="0 0 20 20" svg:d="M10 20c14 0 14-20 0-20-13 0-13 20 0 20z">
          <text:p/>
        </draw:path>
        <draw:path draw:style-name="gr1" draw:text-style-name="P1" draw:layer="layout" svg:width="0.019cm" svg:height="0.019cm" svg:x="23.201cm" svg:y="15.7cm" svg:viewBox="0 0 20 20" svg:d="M10 20c14 0 14-20 0-20-13 0-13 20 0 20z">
          <text:p/>
        </draw:path>
        <draw:path draw:style-name="gr1" draw:text-style-name="P1" draw:layer="layout" svg:width="0.019cm" svg:height="0.019cm" svg:x="23.701cm" svg:y="15.7cm" svg:viewBox="0 0 20 20" svg:d="M10 20c14 0 14-20 0-20-13 0-13 20 0 20z">
          <text:p/>
        </draw:path>
        <draw:path draw:style-name="gr1" draw:text-style-name="P1" draw:layer="layout" svg:width="0.019cm" svg:height="0.019cm" svg:x="24.201cm" svg:y="15.7cm" svg:viewBox="0 0 20 20" svg:d="M10 20c14 0 14-20 0-20-13 0-13 20 0 20z">
          <text:p/>
        </draw:path>
        <draw:path draw:style-name="gr1" draw:text-style-name="P1" draw:layer="layout" svg:width="0.019cm" svg:height="0.019cm" svg:x="24.702cm" svg:y="15.7cm" svg:viewBox="0 0 20 20" svg:d="M10 20c14 0 14-20 0-20-13 0-13 20 0 20z">
          <text:p/>
        </draw:path>
        <draw:path draw:style-name="gr1" draw:text-style-name="P1" draw:layer="layout" svg:width="0.019cm" svg:height="0.019cm" svg:x="25.202cm" svg:y="15.7cm" svg:viewBox="0 0 20 20" svg:d="M10 20c14 0 14-20 0-20-13 0-13 20 0 20z">
          <text:p/>
        </draw:path>
        <draw:path draw:style-name="gr1" draw:text-style-name="P1" draw:layer="layout" svg:width="0.019cm" svg:height="0.019cm" svg:x="25.702cm" svg:y="15.7cm" svg:viewBox="0 0 20 20" svg:d="M10 20c14 0 14-20 0-20-13 0-13 20 0 20z">
          <text:p/>
        </draw:path>
        <draw:path draw:style-name="gr1" draw:text-style-name="P1" draw:layer="layout" svg:width="0.019cm" svg:height="0.019cm" svg:x="26.202cm" svg:y="15.7cm" svg:viewBox="0 0 20 20" svg:d="M10 20c14 0 14-20 0-20-13 0-13 20 0 20z">
          <text:p/>
        </draw:path>
        <draw:path draw:style-name="gr1" draw:text-style-name="P1" draw:layer="layout" svg:width="0.019cm" svg:height="0.019cm" svg:x="26.702cm" svg:y="15.7cm" svg:viewBox="0 0 20 20" svg:d="M10 20c14 0 14-20 0-20-13 0-13 20 0 20z">
          <text:p/>
        </draw:path>
        <draw:path draw:style-name="gr1" draw:text-style-name="P1" draw:layer="layout" svg:width="0.019cm" svg:height="0.019cm" svg:x="27.202cm" svg:y="15.7cm" svg:viewBox="0 0 20 20" svg:d="M10 20c14 0 14-20 0-20-13 0-13 20 0 20z">
          <text:p/>
        </draw:path>
        <draw:path draw:style-name="gr1" draw:text-style-name="P1" draw:layer="layout" svg:width="0.019cm" svg:height="0.019cm" svg:x="0.701cm" svg:y="15.7cm" svg:viewBox="0 0 20 20" svg:d="M10 20c14 0 14-20 0-20-13 0-13 20 0 20z">
          <text:p/>
        </draw:path>
        <draw:path draw:style-name="gr1" draw:text-style-name="P1" draw:layer="layout" svg:width="0.019cm" svg:height="0.019cm" svg:x="1.201cm" svg:y="15.7cm" svg:viewBox="0 0 20 20" svg:d="M10 20c14 0 14-20 0-20-13 0-13 20 0 20z">
          <text:p/>
        </draw:path>
        <draw:path draw:style-name="gr1" draw:text-style-name="P1" draw:layer="layout" svg:width="0.019cm" svg:height="0.019cm" svg:x="1.701cm" svg:y="15.7cm" svg:viewBox="0 0 20 20" svg:d="M10 20c14 0 14-20 0-20-13 0-13 20 0 20z">
          <text:p/>
        </draw:path>
        <draw:path draw:style-name="gr1" draw:text-style-name="P1" draw:layer="layout" svg:width="0.019cm" svg:height="0.019cm" svg:x="2.201cm" svg:y="15.7cm" svg:viewBox="0 0 20 20" svg:d="M10 20c14 0 14-20 0-20-13 0-13 20 0 20z">
          <text:p/>
        </draw:path>
        <draw:path draw:style-name="gr1" draw:text-style-name="P1" draw:layer="layout" svg:width="0.019cm" svg:height="0.019cm" svg:x="2.701cm" svg:y="15.7cm" svg:viewBox="0 0 20 20" svg:d="M10 20c14 0 14-20 0-20-13 0-13 20 0 20z">
          <text:p/>
        </draw:path>
        <draw:path draw:style-name="gr1" draw:text-style-name="P1" draw:layer="layout" svg:width="0.019cm" svg:height="0.019cm" svg:x="3.201cm" svg:y="15.7cm" svg:viewBox="0 0 20 20" svg:d="M10 20c14 0 14-20 0-20-13 0-13 20 0 20z">
          <text:p/>
        </draw:path>
        <draw:path draw:style-name="gr1" draw:text-style-name="P1" draw:layer="layout" svg:width="0.019cm" svg:height="0.019cm" svg:x="3.701cm" svg:y="15.7cm" svg:viewBox="0 0 20 20" svg:d="M10 20c14 0 14-20 0-20-13 0-13 20 0 20z">
          <text:p/>
        </draw:path>
        <draw:path draw:style-name="gr1" draw:text-style-name="P1" draw:layer="layout" svg:width="0.019cm" svg:height="0.019cm" svg:x="4.201cm" svg:y="15.7cm" svg:viewBox="0 0 20 20" svg:d="M10 20c14 0 14-20 0-20-13 0-13 20 0 20z">
          <text:p/>
        </draw:path>
        <draw:path draw:style-name="gr1" draw:text-style-name="P1" draw:layer="layout" svg:width="0.019cm" svg:height="0.019cm" svg:x="4.701cm" svg:y="15.7cm" svg:viewBox="0 0 20 20" svg:d="M10 20c14 0 14-20 0-20-13 0-13 20 0 20z">
          <text:p/>
        </draw:path>
        <draw:path draw:style-name="gr1" draw:text-style-name="P1" draw:layer="layout" svg:width="0.019cm" svg:height="0.019cm" svg:x="5.201cm" svg:y="15.7cm" svg:viewBox="0 0 20 20" svg:d="M10 20c14 0 14-20 0-20-13 0-13 20 0 20z">
          <text:p/>
        </draw:path>
        <draw:path draw:style-name="gr1" draw:text-style-name="P1" draw:layer="layout" svg:width="0.019cm" svg:height="0.019cm" svg:x="5.701cm" svg:y="15.7cm" svg:viewBox="0 0 20 20" svg:d="M10 20c14 0 14-20 0-20-13 0-13 20 0 20z">
          <text:p/>
        </draw:path>
        <draw:path draw:style-name="gr1" draw:text-style-name="P1" draw:layer="layout" svg:width="0.019cm" svg:height="0.019cm" svg:x="6.201cm" svg:y="15.7cm" svg:viewBox="0 0 20 20" svg:d="M10 20c14 0 14-20 0-20-13 0-13 20 0 20z">
          <text:p/>
        </draw:path>
        <draw:path draw:style-name="gr1" draw:text-style-name="P1" draw:layer="layout" svg:width="0.019cm" svg:height="0.019cm" svg:x="6.701cm" svg:y="15.7cm" svg:viewBox="0 0 20 20" svg:d="M10 20c14 0 14-20 0-20-13 0-13 20 0 20z">
          <text:p/>
        </draw:path>
        <draw:path draw:style-name="gr1" draw:text-style-name="P1" draw:layer="layout" svg:width="0.019cm" svg:height="0.019cm" svg:x="7.201cm" svg:y="15.7cm" svg:viewBox="0 0 20 20" svg:d="M10 20c14 0 14-20 0-20-13 0-13 20 0 20z">
          <text:p/>
        </draw:path>
        <draw:path draw:style-name="gr1" draw:text-style-name="P1" draw:layer="layout" svg:width="0.019cm" svg:height="0.019cm" svg:x="7.701cm" svg:y="15.7cm" svg:viewBox="0 0 20 20" svg:d="M10 20c14 0 14-20 0-20-13 0-13 20 0 20z">
          <text:p/>
        </draw:path>
        <draw:path draw:style-name="gr1" draw:text-style-name="P1" draw:layer="layout" svg:width="0.019cm" svg:height="0.019cm" svg:x="8.201cm" svg:y="15.7cm" svg:viewBox="0 0 20 20" svg:d="M10 20c14 0 14-20 0-20-13 0-13 20 0 20z">
          <text:p/>
        </draw:path>
        <draw:path draw:style-name="gr1" draw:text-style-name="P1" draw:layer="layout" svg:width="0.019cm" svg:height="0.019cm" svg:x="8.702cm" svg:y="15.7cm" svg:viewBox="0 0 20 20" svg:d="M10 20c14 0 14-20 0-20-13 0-13 20 0 20z">
          <text:p/>
        </draw:path>
        <draw:path draw:style-name="gr1" draw:text-style-name="P1" draw:layer="layout" svg:width="0.019cm" svg:height="0.019cm" svg:x="9.202cm" svg:y="15.7cm" svg:viewBox="0 0 20 20" svg:d="M10 20c14 0 14-20 0-20-13 0-13 20 0 20z">
          <text:p/>
        </draw:path>
        <draw:path draw:style-name="gr1" draw:text-style-name="P1" draw:layer="layout" svg:width="0.019cm" svg:height="0.019cm" svg:x="9.702cm" svg:y="15.7cm" svg:viewBox="0 0 20 20" svg:d="M10 20c14 0 14-20 0-20-13 0-13 20 0 20z">
          <text:p/>
        </draw:path>
        <draw:path draw:style-name="gr1" draw:text-style-name="P1" draw:layer="layout" svg:width="0.019cm" svg:height="0.019cm" svg:x="10.202cm" svg:y="15.7cm" svg:viewBox="0 0 20 20" svg:d="M10 20c14 0 14-20 0-20-13 0-13 20 0 20z">
          <text:p/>
        </draw:path>
        <draw:path draw:style-name="gr1" draw:text-style-name="P1" draw:layer="layout" svg:width="0.019cm" svg:height="0.019cm" svg:x="10.702cm" svg:y="15.7cm" svg:viewBox="0 0 20 20" svg:d="M10 20c14 0 14-20 0-20-13 0-13 20 0 20z">
          <text:p/>
        </draw:path>
        <draw:path draw:style-name="gr1" draw:text-style-name="P1" draw:layer="layout" svg:width="0.019cm" svg:height="0.019cm" svg:x="11.202cm" svg:y="15.7cm" svg:viewBox="0 0 20 20" svg:d="M10 20c14 0 14-20 0-20-13 0-13 20 0 20z">
          <text:p/>
        </draw:path>
        <draw:path draw:style-name="gr1" draw:text-style-name="P1" draw:layer="layout" svg:width="0.019cm" svg:height="0.019cm" svg:x="11.702cm" svg:y="15.7cm" svg:viewBox="0 0 20 20" svg:d="M10 20c14 0 14-20 0-20-13 0-13 20 0 20z">
          <text:p/>
        </draw:path>
        <draw:path draw:style-name="gr1" draw:text-style-name="P1" draw:layer="layout" svg:width="0.019cm" svg:height="0.019cm" svg:x="12.202cm" svg:y="15.7cm" svg:viewBox="0 0 20 20" svg:d="M10 20c14 0 14-20 0-20-13 0-13 20 0 20z">
          <text:p/>
        </draw:path>
        <draw:path draw:style-name="gr1" draw:text-style-name="P1" draw:layer="layout" svg:width="0.019cm" svg:height="0.019cm" svg:x="12.702cm" svg:y="15.7cm" svg:viewBox="0 0 20 20" svg:d="M10 20c14 0 14-20 0-20-13 0-13 20 0 20z">
          <text:p/>
        </draw:path>
        <draw:path draw:style-name="gr1" draw:text-style-name="P1" draw:layer="layout" svg:width="0.019cm" svg:height="0.019cm" svg:x="13.202cm" svg:y="15.7cm" svg:viewBox="0 0 20 20" svg:d="M10 20c14 0 14-20 0-20-13 0-13 20 0 20z">
          <text:p/>
        </draw:path>
        <draw:path draw:style-name="gr1" draw:text-style-name="P1" draw:layer="layout" svg:width="0.019cm" svg:height="0.019cm" svg:x="13.702cm" svg:y="15.7cm" svg:viewBox="0 0 20 20" svg:d="M10 20c14 0 14-20 0-20-13 0-13 20 0 20z">
          <text:p/>
        </draw:path>
        <draw:path draw:style-name="gr1" draw:text-style-name="P1" draw:layer="layout" svg:width="0.019cm" svg:height="0.019cm" svg:x="14.202cm" svg:y="15.7cm" svg:viewBox="0 0 20 20" svg:d="M10 20c14 0 14-20 0-20-13 0-13 20 0 20z">
          <text:p/>
        </draw:path>
        <draw:path draw:style-name="gr1" draw:text-style-name="P1" draw:layer="layout" svg:width="0.019cm" svg:height="0.019cm" svg:x="14.702cm" svg:y="15.7cm" svg:viewBox="0 0 20 20" svg:d="M10 20c14 0 14-20 0-20-13 0-13 20 0 20z">
          <text:p/>
        </draw:path>
        <draw:path draw:style-name="gr1" draw:text-style-name="P1" draw:layer="layout" svg:width="0.019cm" svg:height="0.019cm" svg:x="15.202cm" svg:y="15.7cm" svg:viewBox="0 0 20 20" svg:d="M10 20c14 0 14-20 0-20-13 0-13 20 0 20z">
          <text:p/>
        </draw:path>
        <draw:path draw:style-name="gr1" draw:text-style-name="P1" draw:layer="layout" svg:width="0.019cm" svg:height="0.019cm" svg:x="15.702cm" svg:y="15.7cm" svg:viewBox="0 0 20 20" svg:d="M10 20c14 0 14-20 0-20-13 0-13 20 0 20z">
          <text:p/>
        </draw:path>
        <draw:path draw:style-name="gr1" draw:text-style-name="P1" draw:layer="layout" svg:width="0.019cm" svg:height="0.019cm" svg:x="16.202cm" svg:y="15.7cm" svg:viewBox="0 0 20 20" svg:d="M10 20c14 0 14-20 0-20-13 0-13 20 0 20z">
          <text:p/>
        </draw:path>
        <draw:path draw:style-name="gr1" draw:text-style-name="P1" draw:layer="layout" svg:width="0.019cm" svg:height="0.019cm" svg:x="0.702cm" svg:y="16.2cm" svg:viewBox="0 0 20 20" svg:d="M10 20c14 0 14-20 0-20-13 0-13 20 0 20z">
          <text:p/>
        </draw:path>
        <draw:path draw:style-name="gr1" draw:text-style-name="P1" draw:layer="layout" svg:width="0.019cm" svg:height="0.019cm" svg:x="1.202cm" svg:y="16.2cm" svg:viewBox="0 0 20 20" svg:d="M10 20c14 0 14-20 0-20-13 0-13 20 0 20z">
          <text:p/>
        </draw:path>
        <draw:path draw:style-name="gr1" draw:text-style-name="P1" draw:layer="layout" svg:width="0.019cm" svg:height="0.019cm" svg:x="1.702cm" svg:y="16.2cm" svg:viewBox="0 0 20 20" svg:d="M10 20c14 0 14-20 0-20-13 0-13 20 0 20z">
          <text:p/>
        </draw:path>
        <draw:path draw:style-name="gr1" draw:text-style-name="P1" draw:layer="layout" svg:width="0.019cm" svg:height="0.019cm" svg:x="2.202cm" svg:y="16.2cm" svg:viewBox="0 0 20 20" svg:d="M10 20c14 0 14-20 0-20-13 0-13 20 0 20z">
          <text:p/>
        </draw:path>
        <draw:path draw:style-name="gr1" draw:text-style-name="P1" draw:layer="layout" svg:width="0.019cm" svg:height="0.019cm" svg:x="2.702cm" svg:y="16.2cm" svg:viewBox="0 0 20 20" svg:d="M10 20c14 0 14-20 0-20-13 0-13 20 0 20z">
          <text:p/>
        </draw:path>
        <draw:path draw:style-name="gr1" draw:text-style-name="P1" draw:layer="layout" svg:width="0.019cm" svg:height="0.019cm" svg:x="3.202cm" svg:y="16.2cm" svg:viewBox="0 0 20 20" svg:d="M10 20c14 0 14-20 0-20-13 0-13 20 0 20z">
          <text:p/>
        </draw:path>
        <draw:path draw:style-name="gr1" draw:text-style-name="P1" draw:layer="layout" svg:width="0.019cm" svg:height="0.019cm" svg:x="3.702cm" svg:y="16.2cm" svg:viewBox="0 0 20 20" svg:d="M10 20c14 0 14-20 0-20-13 0-13 20 0 20z">
          <text:p/>
        </draw:path>
        <draw:path draw:style-name="gr1" draw:text-style-name="P1" draw:layer="layout" svg:width="0.019cm" svg:height="0.019cm" svg:x="4.202cm" svg:y="16.2cm" svg:viewBox="0 0 20 20" svg:d="M10 20c14 0 14-20 0-20-13 0-13 20 0 20z">
          <text:p/>
        </draw:path>
        <draw:path draw:style-name="gr1" draw:text-style-name="P1" draw:layer="layout" svg:width="0.019cm" svg:height="0.019cm" svg:x="4.702cm" svg:y="16.2cm" svg:viewBox="0 0 20 20" svg:d="M10 20c14 0 14-20 0-20-13 0-13 20 0 20z">
          <text:p/>
        </draw:path>
        <draw:path draw:style-name="gr1" draw:text-style-name="P1" draw:layer="layout" svg:width="0.019cm" svg:height="0.019cm" svg:x="5.202cm" svg:y="16.2cm" svg:viewBox="0 0 20 20" svg:d="M10 20c14 0 14-20 0-20-13 0-13 20 0 20z">
          <text:p/>
        </draw:path>
        <draw:path draw:style-name="gr1" draw:text-style-name="P1" draw:layer="layout" svg:width="0.019cm" svg:height="0.019cm" svg:x="5.702cm" svg:y="16.2cm" svg:viewBox="0 0 20 20" svg:d="M10 20c14 0 14-20 0-20-13 0-13 20 0 20z">
          <text:p/>
        </draw:path>
        <draw:path draw:style-name="gr1" draw:text-style-name="P1" draw:layer="layout" svg:width="0.019cm" svg:height="0.019cm" svg:x="6.202cm" svg:y="16.2cm" svg:viewBox="0 0 20 20" svg:d="M10 20c14 0 14-20 0-20-13 0-13 20 0 20z">
          <text:p/>
        </draw:path>
        <draw:path draw:style-name="gr1" draw:text-style-name="P1" draw:layer="layout" svg:width="0.019cm" svg:height="0.019cm" svg:x="6.702cm" svg:y="16.2cm" svg:viewBox="0 0 20 20" svg:d="M10 20c14 0 14-20 0-20-13 0-13 20 0 20z">
          <text:p/>
        </draw:path>
        <draw:path draw:style-name="gr1" draw:text-style-name="P1" draw:layer="layout" svg:width="0.019cm" svg:height="0.019cm" svg:x="7.202cm" svg:y="16.2cm" svg:viewBox="0 0 20 20" svg:d="M10 20c14 0 14-20 0-20-13 0-13 20 0 20z">
          <text:p/>
        </draw:path>
        <draw:path draw:style-name="gr1" draw:text-style-name="P1" draw:layer="layout" svg:width="0.019cm" svg:height="0.019cm" svg:x="7.702cm" svg:y="16.2cm" svg:viewBox="0 0 20 20" svg:d="M10 20c14 0 14-20 0-20-13 0-13 20 0 20z">
          <text:p/>
        </draw:path>
        <draw:path draw:style-name="gr1" draw:text-style-name="P1" draw:layer="layout" svg:width="0.019cm" svg:height="0.019cm" svg:x="8.202cm" svg:y="16.2cm" svg:viewBox="0 0 20 20" svg:d="M10 20c14 0 14-20 0-20-13 0-13 20 0 20z">
          <text:p/>
        </draw:path>
        <draw:path draw:style-name="gr1" draw:text-style-name="P1" draw:layer="layout" svg:width="0.019cm" svg:height="0.019cm" svg:x="8.703cm" svg:y="16.2cm" svg:viewBox="0 0 20 20" svg:d="M10 20c14 0 14-20 0-20-13 0-13 20 0 20z">
          <text:p/>
        </draw:path>
        <draw:path draw:style-name="gr1" draw:text-style-name="P1" draw:layer="layout" svg:width="0.019cm" svg:height="0.019cm" svg:x="9.203cm" svg:y="16.2cm" svg:viewBox="0 0 20 20" svg:d="M10 20c14 0 14-20 0-20-13 0-13 20 0 20z">
          <text:p/>
        </draw:path>
        <draw:path draw:style-name="gr1" draw:text-style-name="P1" draw:layer="layout" svg:width="0.019cm" svg:height="0.019cm" svg:x="9.703cm" svg:y="16.2cm" svg:viewBox="0 0 20 20" svg:d="M10 20c14 0 14-20 0-20-13 0-13 20 0 20z">
          <text:p/>
        </draw:path>
        <draw:path draw:style-name="gr1" draw:text-style-name="P1" draw:layer="layout" svg:width="0.019cm" svg:height="0.019cm" svg:x="10.203cm" svg:y="16.2cm" svg:viewBox="0 0 20 20" svg:d="M10 20c14 0 14-20 0-20-13 0-13 20 0 20z">
          <text:p/>
        </draw:path>
        <draw:path draw:style-name="gr1" draw:text-style-name="P1" draw:layer="layout" svg:width="0.019cm" svg:height="0.019cm" svg:x="10.703cm" svg:y="16.2cm" svg:viewBox="0 0 20 20" svg:d="M10 20c14 0 14-20 0-20-13 0-13 20 0 20z">
          <text:p/>
        </draw:path>
        <draw:path draw:style-name="gr1" draw:text-style-name="P1" draw:layer="layout" svg:width="0.019cm" svg:height="0.019cm" svg:x="11.203cm" svg:y="16.2cm" svg:viewBox="0 0 20 20" svg:d="M10 20c14 0 14-20 0-20-13 0-13 20 0 20z">
          <text:p/>
        </draw:path>
        <draw:path draw:style-name="gr1" draw:text-style-name="P1" draw:layer="layout" svg:width="0.019cm" svg:height="0.019cm" svg:x="11.703cm" svg:y="16.2cm" svg:viewBox="0 0 20 20" svg:d="M10 20c14 0 14-20 0-20-13 0-13 20 0 20z">
          <text:p/>
        </draw:path>
        <draw:path draw:style-name="gr1" draw:text-style-name="P1" draw:layer="layout" svg:width="0.019cm" svg:height="0.019cm" svg:x="12.203cm" svg:y="16.2cm" svg:viewBox="0 0 20 20" svg:d="M10 20c14 0 14-20 0-20-13 0-13 20 0 20z">
          <text:p/>
        </draw:path>
        <draw:path draw:style-name="gr1" draw:text-style-name="P1" draw:layer="layout" svg:width="0.019cm" svg:height="0.019cm" svg:x="12.703cm" svg:y="16.2cm" svg:viewBox="0 0 20 20" svg:d="M10 20c14 0 14-20 0-20-13 0-13 20 0 20z">
          <text:p/>
        </draw:path>
        <draw:path draw:style-name="gr1" draw:text-style-name="P1" draw:layer="layout" svg:width="0.019cm" svg:height="0.019cm" svg:x="13.203cm" svg:y="16.2cm" svg:viewBox="0 0 20 20" svg:d="M10 20c14 0 14-20 0-20-13 0-13 20 0 20z">
          <text:p/>
        </draw:path>
        <draw:path draw:style-name="gr1" draw:text-style-name="P1" draw:layer="layout" svg:width="0.019cm" svg:height="0.019cm" svg:x="13.703cm" svg:y="16.2cm" svg:viewBox="0 0 20 20" svg:d="M10 20c14 0 14-20 0-20-13 0-13 20 0 20z">
          <text:p/>
        </draw:path>
        <draw:path draw:style-name="gr1" draw:text-style-name="P1" draw:layer="layout" svg:width="0.019cm" svg:height="0.019cm" svg:x="14.203cm" svg:y="16.2cm" svg:viewBox="0 0 20 20" svg:d="M10 20c14 0 14-20 0-20-13 0-13 20 0 20z">
          <text:p/>
        </draw:path>
        <draw:path draw:style-name="gr1" draw:text-style-name="P1" draw:layer="layout" svg:width="0.019cm" svg:height="0.019cm" svg:x="14.703cm" svg:y="16.2cm" svg:viewBox="0 0 20 20" svg:d="M10 20c14 0 14-20 0-20-13 0-13 20 0 20z">
          <text:p/>
        </draw:path>
        <draw:path draw:style-name="gr1" draw:text-style-name="P1" draw:layer="layout" svg:width="0.019cm" svg:height="0.019cm" svg:x="15.203cm" svg:y="16.2cm" svg:viewBox="0 0 20 20" svg:d="M10 20c14 0 14-20 0-20-13 0-13 20 0 20z">
          <text:p/>
        </draw:path>
        <draw:path draw:style-name="gr1" draw:text-style-name="P1" draw:layer="layout" svg:width="0.019cm" svg:height="0.019cm" svg:x="15.703cm" svg:y="16.2cm" svg:viewBox="0 0 20 20" svg:d="M10 20c14 0 14-20 0-20-13 0-13 20 0 20z">
          <text:p/>
        </draw:path>
        <draw:path draw:style-name="gr1" draw:text-style-name="P1" draw:layer="layout" svg:width="0.019cm" svg:height="0.019cm" svg:x="16.203cm" svg:y="16.2cm" svg:viewBox="0 0 20 20" svg:d="M10 20c14 0 14-20 0-20-13 0-13 20 0 20z">
          <text:p/>
        </draw:path>
        <draw:path draw:style-name="gr1" draw:text-style-name="P1" draw:layer="layout" svg:width="0.019cm" svg:height="0.019cm" svg:x="16.702cm" svg:y="16.2cm" svg:viewBox="0 0 20 20" svg:d="M10 20c14 0 14-20 0-20-13 0-13 20 0 20z">
          <text:p/>
        </draw:path>
        <draw:path draw:style-name="gr1" draw:text-style-name="P1" draw:layer="layout" svg:width="0.019cm" svg:height="0.019cm" svg:x="17.202cm" svg:y="16.2cm" svg:viewBox="0 0 20 20" svg:d="M10 20c14 0 14-20 0-20-13 0-13 20 0 20z">
          <text:p/>
        </draw:path>
        <draw:path draw:style-name="gr1" draw:text-style-name="P1" draw:layer="layout" svg:width="0.019cm" svg:height="0.019cm" svg:x="17.702cm" svg:y="16.2cm" svg:viewBox="0 0 20 20" svg:d="M10 20c14 0 14-20 0-20-13 0-13 20 0 20z">
          <text:p/>
        </draw:path>
        <draw:path draw:style-name="gr1" draw:text-style-name="P1" draw:layer="layout" svg:width="0.019cm" svg:height="0.019cm" svg:x="18.202cm" svg:y="16.2cm" svg:viewBox="0 0 20 20" svg:d="M10 20c14 0 14-20 0-20-13 0-13 20 0 20z">
          <text:p/>
        </draw:path>
        <draw:path draw:style-name="gr1" draw:text-style-name="P1" draw:layer="layout" svg:width="0.019cm" svg:height="0.019cm" svg:x="18.702cm" svg:y="16.2cm" svg:viewBox="0 0 20 20" svg:d="M10 20c14 0 14-20 0-20-13 0-13 20 0 20z">
          <text:p/>
        </draw:path>
        <draw:path draw:style-name="gr1" draw:text-style-name="P1" draw:layer="layout" svg:width="0.019cm" svg:height="0.019cm" svg:x="19.202cm" svg:y="16.2cm" svg:viewBox="0 0 20 20" svg:d="M10 20c14 0 14-20 0-20-13 0-13 20 0 20z">
          <text:p/>
        </draw:path>
        <draw:path draw:style-name="gr1" draw:text-style-name="P1" draw:layer="layout" svg:width="0.019cm" svg:height="0.019cm" svg:x="19.702cm" svg:y="16.2cm" svg:viewBox="0 0 20 20" svg:d="M10 20c14 0 14-20 0-20-13 0-13 20 0 20z">
          <text:p/>
        </draw:path>
        <draw:path draw:style-name="gr1" draw:text-style-name="P1" draw:layer="layout" svg:width="0.019cm" svg:height="0.019cm" svg:x="20.202cm" svg:y="16.2cm" svg:viewBox="0 0 20 20" svg:d="M10 20c14 0 14-20 0-20-13 0-13 20 0 20z">
          <text:p/>
        </draw:path>
        <draw:path draw:style-name="gr1" draw:text-style-name="P1" draw:layer="layout" svg:width="0.019cm" svg:height="0.019cm" svg:x="20.702cm" svg:y="16.2cm" svg:viewBox="0 0 20 20" svg:d="M10 20c14 0 14-20 0-20-13 0-13 20 0 20z">
          <text:p/>
        </draw:path>
        <draw:path draw:style-name="gr1" draw:text-style-name="P1" draw:layer="layout" svg:width="0.019cm" svg:height="0.019cm" svg:x="21.202cm" svg:y="16.2cm" svg:viewBox="0 0 20 20" svg:d="M10 20c14 0 14-20 0-20-13 0-13 20 0 20z">
          <text:p/>
        </draw:path>
        <draw:path draw:style-name="gr1" draw:text-style-name="P1" draw:layer="layout" svg:width="0.019cm" svg:height="0.019cm" svg:x="21.702cm" svg:y="16.2cm" svg:viewBox="0 0 20 20" svg:d="M10 20c14 0 14-20 0-20-13 0-13 20 0 20z">
          <text:p/>
        </draw:path>
        <draw:path draw:style-name="gr1" draw:text-style-name="P1" draw:layer="layout" svg:width="0.019cm" svg:height="0.019cm" svg:x="22.202cm" svg:y="16.2cm" svg:viewBox="0 0 20 20" svg:d="M10 20c14 0 14-20 0-20-13 0-13 20 0 20z">
          <text:p/>
        </draw:path>
        <draw:path draw:style-name="gr1" draw:text-style-name="P1" draw:layer="layout" svg:width="0.019cm" svg:height="0.019cm" svg:x="22.702cm" svg:y="16.2cm" svg:viewBox="0 0 20 20" svg:d="M10 20c14 0 14-20 0-20-13 0-13 20 0 20z">
          <text:p/>
        </draw:path>
        <draw:path draw:style-name="gr1" draw:text-style-name="P1" draw:layer="layout" svg:width="0.019cm" svg:height="0.019cm" svg:x="23.202cm" svg:y="16.2cm" svg:viewBox="0 0 20 20" svg:d="M10 20c14 0 14-20 0-20-13 0-13 20 0 20z">
          <text:p/>
        </draw:path>
        <draw:path draw:style-name="gr1" draw:text-style-name="P1" draw:layer="layout" svg:width="0.019cm" svg:height="0.019cm" svg:x="23.702cm" svg:y="16.2cm" svg:viewBox="0 0 20 20" svg:d="M10 20c14 0 14-20 0-20-13 0-13 20 0 20z">
          <text:p/>
        </draw:path>
        <draw:path draw:style-name="gr1" draw:text-style-name="P1" draw:layer="layout" svg:width="0.019cm" svg:height="0.019cm" svg:x="24.202cm" svg:y="16.2cm" svg:viewBox="0 0 20 20" svg:d="M10 20c14 0 14-20 0-20-13 0-13 20 0 20z">
          <text:p/>
        </draw:path>
        <draw:path draw:style-name="gr1" draw:text-style-name="P1" draw:layer="layout" svg:width="0.019cm" svg:height="0.019cm" svg:x="24.703cm" svg:y="16.2cm" svg:viewBox="0 0 20 20" svg:d="M10 20c14 0 14-20 0-20-13 0-13 20 0 20z">
          <text:p/>
        </draw:path>
        <draw:path draw:style-name="gr1" draw:text-style-name="P1" draw:layer="layout" svg:width="0.019cm" svg:height="0.019cm" svg:x="25.203cm" svg:y="16.2cm" svg:viewBox="0 0 20 20" svg:d="M10 20c14 0 14-20 0-20-13 0-13 20 0 20z">
          <text:p/>
        </draw:path>
        <draw:path draw:style-name="gr1" draw:text-style-name="P1" draw:layer="layout" svg:width="0.019cm" svg:height="0.019cm" svg:x="25.703cm" svg:y="16.2cm" svg:viewBox="0 0 20 20" svg:d="M10 20c14 0 14-20 0-20-13 0-13 20 0 20z">
          <text:p/>
        </draw:path>
        <draw:path draw:style-name="gr1" draw:text-style-name="P1" draw:layer="layout" svg:width="0.019cm" svg:height="0.019cm" svg:x="26.203cm" svg:y="16.2cm" svg:viewBox="0 0 20 20" svg:d="M10 20c14 0 14-20 0-20-13 0-13 20 0 20z">
          <text:p/>
        </draw:path>
        <draw:path draw:style-name="gr1" draw:text-style-name="P1" draw:layer="layout" svg:width="0.019cm" svg:height="0.019cm" svg:x="26.703cm" svg:y="16.2cm" svg:viewBox="0 0 20 20" svg:d="M10 20c14 0 14-20 0-20-13 0-13 20 0 20z">
          <text:p/>
        </draw:path>
        <draw:path draw:style-name="gr1" draw:text-style-name="P1" draw:layer="layout" svg:width="0.019cm" svg:height="0.019cm" svg:x="27.203cm" svg:y="16.2cm" svg:viewBox="0 0 20 20" svg:d="M10 20c14 0 14-20 0-20-13 0-13 20 0 20z">
          <text:p/>
        </draw:path>
        <draw:path draw:style-name="gr1" draw:text-style-name="P1" draw:layer="layout" svg:width="0.019cm" svg:height="0.019cm" svg:x="0.702cm" svg:y="16.2cm" svg:viewBox="0 0 20 20" svg:d="M10 20c14 0 14-20 0-20-13 0-13 20 0 20z">
          <text:p/>
        </draw:path>
        <draw:path draw:style-name="gr1" draw:text-style-name="P1" draw:layer="layout" svg:width="0.019cm" svg:height="0.019cm" svg:x="1.202cm" svg:y="16.2cm" svg:viewBox="0 0 20 20" svg:d="M10 20c14 0 14-20 0-20-13 0-13 20 0 20z">
          <text:p/>
        </draw:path>
        <draw:path draw:style-name="gr1" draw:text-style-name="P1" draw:layer="layout" svg:width="0.019cm" svg:height="0.019cm" svg:x="1.702cm" svg:y="16.2cm" svg:viewBox="0 0 20 20" svg:d="M10 20c14 0 14-20 0-20-13 0-13 20 0 20z">
          <text:p/>
        </draw:path>
        <draw:path draw:style-name="gr1" draw:text-style-name="P1" draw:layer="layout" svg:width="0.019cm" svg:height="0.019cm" svg:x="2.202cm" svg:y="16.2cm" svg:viewBox="0 0 20 20" svg:d="M10 20c14 0 14-20 0-20-13 0-13 20 0 20z">
          <text:p/>
        </draw:path>
        <draw:path draw:style-name="gr1" draw:text-style-name="P1" draw:layer="layout" svg:width="0.019cm" svg:height="0.019cm" svg:x="2.702cm" svg:y="16.2cm" svg:viewBox="0 0 20 20" svg:d="M10 20c14 0 14-20 0-20-13 0-13 20 0 20z">
          <text:p/>
        </draw:path>
        <draw:path draw:style-name="gr1" draw:text-style-name="P1" draw:layer="layout" svg:width="0.019cm" svg:height="0.019cm" svg:x="3.202cm" svg:y="16.2cm" svg:viewBox="0 0 20 20" svg:d="M10 20c14 0 14-20 0-20-13 0-13 20 0 20z">
          <text:p/>
        </draw:path>
        <draw:path draw:style-name="gr1" draw:text-style-name="P1" draw:layer="layout" svg:width="0.019cm" svg:height="0.019cm" svg:x="3.702cm" svg:y="16.2cm" svg:viewBox="0 0 20 20" svg:d="M10 20c14 0 14-20 0-20-13 0-13 20 0 20z">
          <text:p/>
        </draw:path>
        <draw:path draw:style-name="gr1" draw:text-style-name="P1" draw:layer="layout" svg:width="0.019cm" svg:height="0.019cm" svg:x="4.202cm" svg:y="16.2cm" svg:viewBox="0 0 20 20" svg:d="M10 20c14 0 14-20 0-20-13 0-13 20 0 20z">
          <text:p/>
        </draw:path>
        <draw:path draw:style-name="gr1" draw:text-style-name="P1" draw:layer="layout" svg:width="0.019cm" svg:height="0.019cm" svg:x="4.702cm" svg:y="16.2cm" svg:viewBox="0 0 20 20" svg:d="M10 20c14 0 14-20 0-20-13 0-13 20 0 20z">
          <text:p/>
        </draw:path>
        <draw:path draw:style-name="gr1" draw:text-style-name="P1" draw:layer="layout" svg:width="0.019cm" svg:height="0.019cm" svg:x="5.202cm" svg:y="16.2cm" svg:viewBox="0 0 20 20" svg:d="M10 20c14 0 14-20 0-20-13 0-13 20 0 20z">
          <text:p/>
        </draw:path>
        <draw:path draw:style-name="gr1" draw:text-style-name="P1" draw:layer="layout" svg:width="0.019cm" svg:height="0.019cm" svg:x="5.702cm" svg:y="16.2cm" svg:viewBox="0 0 20 20" svg:d="M10 20c14 0 14-20 0-20-13 0-13 20 0 20z">
          <text:p/>
        </draw:path>
        <draw:path draw:style-name="gr1" draw:text-style-name="P1" draw:layer="layout" svg:width="0.019cm" svg:height="0.019cm" svg:x="6.202cm" svg:y="16.2cm" svg:viewBox="0 0 20 20" svg:d="M10 20c14 0 14-20 0-20-13 0-13 20 0 20z">
          <text:p/>
        </draw:path>
        <draw:path draw:style-name="gr1" draw:text-style-name="P1" draw:layer="layout" svg:width="0.019cm" svg:height="0.019cm" svg:x="6.702cm" svg:y="16.2cm" svg:viewBox="0 0 20 20" svg:d="M10 20c14 0 14-20 0-20-13 0-13 20 0 20z">
          <text:p/>
        </draw:path>
        <draw:path draw:style-name="gr1" draw:text-style-name="P1" draw:layer="layout" svg:width="0.019cm" svg:height="0.019cm" svg:x="7.202cm" svg:y="16.2cm" svg:viewBox="0 0 20 20" svg:d="M10 20c14 0 14-20 0-20-13 0-13 20 0 20z">
          <text:p/>
        </draw:path>
        <draw:path draw:style-name="gr1" draw:text-style-name="P1" draw:layer="layout" svg:width="0.019cm" svg:height="0.019cm" svg:x="7.702cm" svg:y="16.2cm" svg:viewBox="0 0 20 20" svg:d="M10 20c14 0 14-20 0-20-13 0-13 20 0 20z">
          <text:p/>
        </draw:path>
        <draw:path draw:style-name="gr1" draw:text-style-name="P1" draw:layer="layout" svg:width="0.019cm" svg:height="0.019cm" svg:x="8.202cm" svg:y="16.2cm" svg:viewBox="0 0 20 20" svg:d="M10 20c14 0 14-20 0-20-13 0-13 20 0 20z">
          <text:p/>
        </draw:path>
        <draw:path draw:style-name="gr1" draw:text-style-name="P1" draw:layer="layout" svg:width="0.019cm" svg:height="0.019cm" svg:x="8.703cm" svg:y="16.2cm" svg:viewBox="0 0 20 20" svg:d="M10 20c14 0 14-20 0-20-13 0-13 20 0 20z">
          <text:p/>
        </draw:path>
        <draw:path draw:style-name="gr1" draw:text-style-name="P1" draw:layer="layout" svg:width="0.019cm" svg:height="0.019cm" svg:x="9.203cm" svg:y="16.2cm" svg:viewBox="0 0 20 20" svg:d="M10 20c14 0 14-20 0-20-13 0-13 20 0 20z">
          <text:p/>
        </draw:path>
        <draw:path draw:style-name="gr1" draw:text-style-name="P1" draw:layer="layout" svg:width="0.019cm" svg:height="0.019cm" svg:x="9.703cm" svg:y="16.2cm" svg:viewBox="0 0 20 20" svg:d="M10 20c14 0 14-20 0-20-13 0-13 20 0 20z">
          <text:p/>
        </draw:path>
        <draw:path draw:style-name="gr1" draw:text-style-name="P1" draw:layer="layout" svg:width="0.019cm" svg:height="0.019cm" svg:x="10.203cm" svg:y="16.2cm" svg:viewBox="0 0 20 20" svg:d="M10 20c14 0 14-20 0-20-13 0-13 20 0 20z">
          <text:p/>
        </draw:path>
        <draw:path draw:style-name="gr1" draw:text-style-name="P1" draw:layer="layout" svg:width="0.019cm" svg:height="0.019cm" svg:x="10.703cm" svg:y="16.2cm" svg:viewBox="0 0 20 20" svg:d="M10 20c14 0 14-20 0-20-13 0-13 20 0 20z">
          <text:p/>
        </draw:path>
        <draw:path draw:style-name="gr1" draw:text-style-name="P1" draw:layer="layout" svg:width="0.019cm" svg:height="0.019cm" svg:x="11.203cm" svg:y="16.2cm" svg:viewBox="0 0 20 20" svg:d="M10 20c14 0 14-20 0-20-13 0-13 20 0 20z">
          <text:p/>
        </draw:path>
        <draw:path draw:style-name="gr1" draw:text-style-name="P1" draw:layer="layout" svg:width="0.019cm" svg:height="0.019cm" svg:x="11.703cm" svg:y="16.2cm" svg:viewBox="0 0 20 20" svg:d="M10 20c14 0 14-20 0-20-13 0-13 20 0 20z">
          <text:p/>
        </draw:path>
        <draw:path draw:style-name="gr1" draw:text-style-name="P1" draw:layer="layout" svg:width="0.019cm" svg:height="0.019cm" svg:x="12.203cm" svg:y="16.2cm" svg:viewBox="0 0 20 20" svg:d="M10 20c14 0 14-20 0-20-13 0-13 20 0 20z">
          <text:p/>
        </draw:path>
        <draw:path draw:style-name="gr1" draw:text-style-name="P1" draw:layer="layout" svg:width="0.019cm" svg:height="0.019cm" svg:x="12.703cm" svg:y="16.2cm" svg:viewBox="0 0 20 20" svg:d="M10 20c14 0 14-20 0-20-13 0-13 20 0 20z">
          <text:p/>
        </draw:path>
        <draw:path draw:style-name="gr1" draw:text-style-name="P1" draw:layer="layout" svg:width="0.019cm" svg:height="0.019cm" svg:x="13.203cm" svg:y="16.2cm" svg:viewBox="0 0 20 20" svg:d="M10 20c14 0 14-20 0-20-13 0-13 20 0 20z">
          <text:p/>
        </draw:path>
        <draw:path draw:style-name="gr1" draw:text-style-name="P1" draw:layer="layout" svg:width="0.019cm" svg:height="0.019cm" svg:x="13.703cm" svg:y="16.2cm" svg:viewBox="0 0 20 20" svg:d="M10 20c14 0 14-20 0-20-13 0-13 20 0 20z">
          <text:p/>
        </draw:path>
        <draw:path draw:style-name="gr1" draw:text-style-name="P1" draw:layer="layout" svg:width="0.019cm" svg:height="0.019cm" svg:x="14.203cm" svg:y="16.2cm" svg:viewBox="0 0 20 20" svg:d="M10 20c14 0 14-20 0-20-13 0-13 20 0 20z">
          <text:p/>
        </draw:path>
        <draw:path draw:style-name="gr1" draw:text-style-name="P1" draw:layer="layout" svg:width="0.019cm" svg:height="0.019cm" svg:x="14.703cm" svg:y="16.2cm" svg:viewBox="0 0 20 20" svg:d="M10 20c14 0 14-20 0-20-13 0-13 20 0 20z">
          <text:p/>
        </draw:path>
        <draw:path draw:style-name="gr1" draw:text-style-name="P1" draw:layer="layout" svg:width="0.019cm" svg:height="0.019cm" svg:x="15.203cm" svg:y="16.2cm" svg:viewBox="0 0 20 20" svg:d="M10 20c14 0 14-20 0-20-13 0-13 20 0 20z">
          <text:p/>
        </draw:path>
        <draw:path draw:style-name="gr1" draw:text-style-name="P1" draw:layer="layout" svg:width="0.019cm" svg:height="0.019cm" svg:x="15.703cm" svg:y="16.2cm" svg:viewBox="0 0 20 20" svg:d="M10 20c14 0 14-20 0-20-13 0-13 20 0 20z">
          <text:p/>
        </draw:path>
        <draw:path draw:style-name="gr1" draw:text-style-name="P1" draw:layer="layout" svg:width="0.019cm" svg:height="0.019cm" svg:x="16.203cm" svg:y="16.2cm" svg:viewBox="0 0 20 20" svg:d="M10 20c14 0 14-20 0-20-13 0-13 20 0 20z">
          <text:p/>
        </draw:path>
        <draw:path draw:style-name="gr1" draw:text-style-name="P1" draw:layer="layout" svg:width="0.019cm" svg:height="0.019cm" svg:x="0.702cm" svg:y="16.7cm" svg:viewBox="0 0 20 20" svg:d="M10 20c14 0 14-20 0-20-13 0-13 20 0 20z">
          <text:p/>
        </draw:path>
        <draw:path draw:style-name="gr1" draw:text-style-name="P1" draw:layer="layout" svg:width="0.019cm" svg:height="0.019cm" svg:x="1.202cm" svg:y="16.7cm" svg:viewBox="0 0 20 20" svg:d="M10 20c14 0 14-20 0-20-13 0-13 20 0 20z">
          <text:p/>
        </draw:path>
        <draw:path draw:style-name="gr1" draw:text-style-name="P1" draw:layer="layout" svg:width="0.019cm" svg:height="0.019cm" svg:x="1.702cm" svg:y="16.7cm" svg:viewBox="0 0 20 20" svg:d="M10 20c14 0 14-20 0-20-13 0-13 20 0 20z">
          <text:p/>
        </draw:path>
        <draw:path draw:style-name="gr1" draw:text-style-name="P1" draw:layer="layout" svg:width="0.019cm" svg:height="0.019cm" svg:x="2.202cm" svg:y="16.7cm" svg:viewBox="0 0 20 20" svg:d="M10 20c14 0 14-20 0-20-13 0-13 20 0 20z">
          <text:p/>
        </draw:path>
        <draw:path draw:style-name="gr1" draw:text-style-name="P1" draw:layer="layout" svg:width="0.019cm" svg:height="0.019cm" svg:x="2.702cm" svg:y="16.7cm" svg:viewBox="0 0 20 20" svg:d="M10 20c14 0 14-20 0-20-13 0-13 20 0 20z">
          <text:p/>
        </draw:path>
        <draw:path draw:style-name="gr1" draw:text-style-name="P1" draw:layer="layout" svg:width="0.019cm" svg:height="0.019cm" svg:x="3.202cm" svg:y="16.7cm" svg:viewBox="0 0 20 20" svg:d="M10 20c14 0 14-20 0-20-13 0-13 20 0 20z">
          <text:p/>
        </draw:path>
        <draw:path draw:style-name="gr1" draw:text-style-name="P1" draw:layer="layout" svg:width="0.019cm" svg:height="0.019cm" svg:x="3.702cm" svg:y="16.7cm" svg:viewBox="0 0 20 20" svg:d="M10 20c14 0 14-20 0-20-13 0-13 20 0 20z">
          <text:p/>
        </draw:path>
        <draw:path draw:style-name="gr1" draw:text-style-name="P1" draw:layer="layout" svg:width="0.019cm" svg:height="0.019cm" svg:x="4.202cm" svg:y="16.7cm" svg:viewBox="0 0 20 20" svg:d="M10 20c14 0 14-20 0-20-13 0-13 20 0 20z">
          <text:p/>
        </draw:path>
        <draw:path draw:style-name="gr1" draw:text-style-name="P1" draw:layer="layout" svg:width="0.019cm" svg:height="0.019cm" svg:x="4.702cm" svg:y="16.7cm" svg:viewBox="0 0 20 20" svg:d="M10 20c14 0 14-20 0-20-13 0-13 20 0 20z">
          <text:p/>
        </draw:path>
        <draw:path draw:style-name="gr1" draw:text-style-name="P1" draw:layer="layout" svg:width="0.019cm" svg:height="0.019cm" svg:x="5.202cm" svg:y="16.7cm" svg:viewBox="0 0 20 20" svg:d="M10 20c14 0 14-20 0-20-13 0-13 20 0 20z">
          <text:p/>
        </draw:path>
        <draw:path draw:style-name="gr1" draw:text-style-name="P1" draw:layer="layout" svg:width="0.019cm" svg:height="0.019cm" svg:x="5.702cm" svg:y="16.7cm" svg:viewBox="0 0 20 20" svg:d="M10 20c14 0 14-20 0-20-13 0-13 20 0 20z">
          <text:p/>
        </draw:path>
        <draw:path draw:style-name="gr1" draw:text-style-name="P1" draw:layer="layout" svg:width="0.019cm" svg:height="0.019cm" svg:x="6.202cm" svg:y="16.7cm" svg:viewBox="0 0 20 20" svg:d="M10 20c14 0 14-20 0-20-13 0-13 20 0 20z">
          <text:p/>
        </draw:path>
        <draw:path draw:style-name="gr1" draw:text-style-name="P1" draw:layer="layout" svg:width="0.019cm" svg:height="0.019cm" svg:x="6.702cm" svg:y="16.7cm" svg:viewBox="0 0 20 20" svg:d="M10 20c14 0 14-20 0-20-13 0-13 20 0 20z">
          <text:p/>
        </draw:path>
        <draw:path draw:style-name="gr1" draw:text-style-name="P1" draw:layer="layout" svg:width="0.019cm" svg:height="0.019cm" svg:x="7.202cm" svg:y="16.7cm" svg:viewBox="0 0 20 20" svg:d="M10 20c14 0 14-20 0-20-13 0-13 20 0 20z">
          <text:p/>
        </draw:path>
        <draw:path draw:style-name="gr1" draw:text-style-name="P1" draw:layer="layout" svg:width="0.019cm" svg:height="0.019cm" svg:x="7.702cm" svg:y="16.7cm" svg:viewBox="0 0 20 20" svg:d="M10 20c14 0 14-20 0-20-13 0-13 20 0 20z">
          <text:p/>
        </draw:path>
        <draw:path draw:style-name="gr1" draw:text-style-name="P1" draw:layer="layout" svg:width="0.019cm" svg:height="0.019cm" svg:x="8.202cm" svg:y="16.7cm" svg:viewBox="0 0 20 20" svg:d="M10 20c14 0 14-20 0-20-13 0-13 20 0 20z">
          <text:p/>
        </draw:path>
        <draw:path draw:style-name="gr1" draw:text-style-name="P1" draw:layer="layout" svg:width="0.019cm" svg:height="0.019cm" svg:x="8.703cm" svg:y="16.7cm" svg:viewBox="0 0 20 20" svg:d="M10 20c14 0 14-20 0-20-13 0-13 20 0 20z">
          <text:p/>
        </draw:path>
        <draw:path draw:style-name="gr1" draw:text-style-name="P1" draw:layer="layout" svg:width="0.019cm" svg:height="0.019cm" svg:x="9.203cm" svg:y="16.7cm" svg:viewBox="0 0 20 20" svg:d="M10 20c14 0 14-20 0-20-13 0-13 20 0 20z">
          <text:p/>
        </draw:path>
        <draw:path draw:style-name="gr1" draw:text-style-name="P1" draw:layer="layout" svg:width="0.019cm" svg:height="0.019cm" svg:x="9.703cm" svg:y="16.7cm" svg:viewBox="0 0 20 20" svg:d="M10 20c14 0 14-20 0-20-13 0-13 20 0 20z">
          <text:p/>
        </draw:path>
        <draw:path draw:style-name="gr1" draw:text-style-name="P1" draw:layer="layout" svg:width="0.019cm" svg:height="0.019cm" svg:x="10.203cm" svg:y="16.7cm" svg:viewBox="0 0 20 20" svg:d="M10 20c14 0 14-20 0-20-13 0-13 20 0 20z">
          <text:p/>
        </draw:path>
        <draw:path draw:style-name="gr1" draw:text-style-name="P1" draw:layer="layout" svg:width="0.019cm" svg:height="0.019cm" svg:x="10.703cm" svg:y="16.7cm" svg:viewBox="0 0 20 20" svg:d="M10 20c14 0 14-20 0-20-13 0-13 20 0 20z">
          <text:p/>
        </draw:path>
        <draw:path draw:style-name="gr1" draw:text-style-name="P1" draw:layer="layout" svg:width="0.019cm" svg:height="0.019cm" svg:x="11.203cm" svg:y="16.7cm" svg:viewBox="0 0 20 20" svg:d="M10 20c14 0 14-20 0-20-13 0-13 20 0 20z">
          <text:p/>
        </draw:path>
        <draw:path draw:style-name="gr1" draw:text-style-name="P1" draw:layer="layout" svg:width="0.019cm" svg:height="0.019cm" svg:x="11.703cm" svg:y="16.7cm" svg:viewBox="0 0 20 20" svg:d="M10 20c14 0 14-20 0-20-13 0-13 20 0 20z">
          <text:p/>
        </draw:path>
        <draw:path draw:style-name="gr1" draw:text-style-name="P1" draw:layer="layout" svg:width="0.019cm" svg:height="0.019cm" svg:x="12.203cm" svg:y="16.7cm" svg:viewBox="0 0 20 20" svg:d="M10 20c14 0 14-20 0-20-13 0-13 20 0 20z">
          <text:p/>
        </draw:path>
        <draw:path draw:style-name="gr1" draw:text-style-name="P1" draw:layer="layout" svg:width="0.019cm" svg:height="0.019cm" svg:x="12.703cm" svg:y="16.7cm" svg:viewBox="0 0 20 20" svg:d="M10 20c14 0 14-20 0-20-13 0-13 20 0 20z">
          <text:p/>
        </draw:path>
        <draw:path draw:style-name="gr1" draw:text-style-name="P1" draw:layer="layout" svg:width="0.019cm" svg:height="0.019cm" svg:x="13.203cm" svg:y="16.7cm" svg:viewBox="0 0 20 20" svg:d="M10 20c14 0 14-20 0-20-13 0-13 20 0 20z">
          <text:p/>
        </draw:path>
        <draw:path draw:style-name="gr1" draw:text-style-name="P1" draw:layer="layout" svg:width="0.019cm" svg:height="0.019cm" svg:x="13.703cm" svg:y="16.7cm" svg:viewBox="0 0 20 20" svg:d="M10 20c14 0 14-20 0-20-13 0-13 20 0 20z">
          <text:p/>
        </draw:path>
        <draw:path draw:style-name="gr1" draw:text-style-name="P1" draw:layer="layout" svg:width="0.019cm" svg:height="0.019cm" svg:x="14.203cm" svg:y="16.7cm" svg:viewBox="0 0 20 20" svg:d="M10 20c14 0 14-20 0-20-13 0-13 20 0 20z">
          <text:p/>
        </draw:path>
        <draw:path draw:style-name="gr1" draw:text-style-name="P1" draw:layer="layout" svg:width="0.019cm" svg:height="0.019cm" svg:x="14.703cm" svg:y="16.7cm" svg:viewBox="0 0 20 20" svg:d="M10 20c14 0 14-20 0-20-13 0-13 20 0 20z">
          <text:p/>
        </draw:path>
        <draw:path draw:style-name="gr1" draw:text-style-name="P1" draw:layer="layout" svg:width="0.019cm" svg:height="0.019cm" svg:x="15.203cm" svg:y="16.7cm" svg:viewBox="0 0 20 20" svg:d="M10 20c14 0 14-20 0-20-13 0-13 20 0 20z">
          <text:p/>
        </draw:path>
        <draw:path draw:style-name="gr1" draw:text-style-name="P1" draw:layer="layout" svg:width="0.019cm" svg:height="0.019cm" svg:x="15.703cm" svg:y="16.7cm" svg:viewBox="0 0 20 20" svg:d="M10 20c14 0 14-20 0-20-13 0-13 20 0 20z">
          <text:p/>
        </draw:path>
        <draw:path draw:style-name="gr1" draw:text-style-name="P1" draw:layer="layout" svg:width="0.019cm" svg:height="0.019cm" svg:x="16.203cm" svg:y="16.7cm" svg:viewBox="0 0 20 20" svg:d="M10 20c14 0 14-20 0-20-13 0-13 20 0 20z">
          <text:p/>
        </draw:path>
        <draw:path draw:style-name="gr1" draw:text-style-name="P1" draw:layer="layout" svg:width="0.019cm" svg:height="0.019cm" svg:x="16.702cm" svg:y="16.7cm" svg:viewBox="0 0 20 20" svg:d="M10 20c14 0 14-20 0-20-13 0-13 20 0 20z">
          <text:p/>
        </draw:path>
        <draw:path draw:style-name="gr1" draw:text-style-name="P1" draw:layer="layout" svg:width="0.019cm" svg:height="0.019cm" svg:x="17.202cm" svg:y="16.7cm" svg:viewBox="0 0 20 20" svg:d="M10 20c14 0 14-20 0-20-13 0-13 20 0 20z">
          <text:p/>
        </draw:path>
        <draw:path draw:style-name="gr1" draw:text-style-name="P1" draw:layer="layout" svg:width="0.019cm" svg:height="0.019cm" svg:x="17.702cm" svg:y="16.7cm" svg:viewBox="0 0 20 20" svg:d="M10 20c14 0 14-20 0-20-13 0-13 20 0 20z">
          <text:p/>
        </draw:path>
        <draw:path draw:style-name="gr1" draw:text-style-name="P1" draw:layer="layout" svg:width="0.019cm" svg:height="0.019cm" svg:x="18.202cm" svg:y="16.7cm" svg:viewBox="0 0 20 20" svg:d="M10 20c14 0 14-20 0-20-13 0-13 20 0 20z">
          <text:p/>
        </draw:path>
        <draw:path draw:style-name="gr1" draw:text-style-name="P1" draw:layer="layout" svg:width="0.019cm" svg:height="0.019cm" svg:x="18.702cm" svg:y="16.7cm" svg:viewBox="0 0 20 20" svg:d="M10 20c14 0 14-20 0-20-13 0-13 20 0 20z">
          <text:p/>
        </draw:path>
        <draw:path draw:style-name="gr1" draw:text-style-name="P1" draw:layer="layout" svg:width="0.019cm" svg:height="0.019cm" svg:x="19.202cm" svg:y="16.7cm" svg:viewBox="0 0 20 20" svg:d="M10 20c14 0 14-20 0-20-13 0-13 20 0 20z">
          <text:p/>
        </draw:path>
        <draw:path draw:style-name="gr1" draw:text-style-name="P1" draw:layer="layout" svg:width="0.019cm" svg:height="0.019cm" svg:x="19.702cm" svg:y="16.7cm" svg:viewBox="0 0 20 20" svg:d="M10 20c14 0 14-20 0-20-13 0-13 20 0 20z">
          <text:p/>
        </draw:path>
        <draw:path draw:style-name="gr1" draw:text-style-name="P1" draw:layer="layout" svg:width="0.019cm" svg:height="0.019cm" svg:x="20.202cm" svg:y="16.7cm" svg:viewBox="0 0 20 20" svg:d="M10 20c14 0 14-20 0-20-13 0-13 20 0 20z">
          <text:p/>
        </draw:path>
        <draw:path draw:style-name="gr1" draw:text-style-name="P1" draw:layer="layout" svg:width="0.019cm" svg:height="0.019cm" svg:x="20.702cm" svg:y="16.7cm" svg:viewBox="0 0 20 20" svg:d="M10 20c14 0 14-20 0-20-13 0-13 20 0 20z">
          <text:p/>
        </draw:path>
        <draw:path draw:style-name="gr1" draw:text-style-name="P1" draw:layer="layout" svg:width="0.019cm" svg:height="0.019cm" svg:x="21.202cm" svg:y="16.7cm" svg:viewBox="0 0 20 20" svg:d="M10 20c14 0 14-20 0-20-13 0-13 20 0 20z">
          <text:p/>
        </draw:path>
        <draw:path draw:style-name="gr1" draw:text-style-name="P1" draw:layer="layout" svg:width="0.019cm" svg:height="0.019cm" svg:x="21.702cm" svg:y="16.7cm" svg:viewBox="0 0 20 20" svg:d="M10 20c14 0 14-20 0-20-13 0-13 20 0 20z">
          <text:p/>
        </draw:path>
        <draw:path draw:style-name="gr1" draw:text-style-name="P1" draw:layer="layout" svg:width="0.019cm" svg:height="0.019cm" svg:x="22.202cm" svg:y="16.7cm" svg:viewBox="0 0 20 20" svg:d="M10 20c14 0 14-20 0-20-13 0-13 20 0 20z">
          <text:p/>
        </draw:path>
        <draw:path draw:style-name="gr1" draw:text-style-name="P1" draw:layer="layout" svg:width="0.019cm" svg:height="0.019cm" svg:x="22.702cm" svg:y="16.7cm" svg:viewBox="0 0 20 20" svg:d="M10 20c14 0 14-20 0-20-13 0-13 20 0 20z">
          <text:p/>
        </draw:path>
        <draw:path draw:style-name="gr1" draw:text-style-name="P1" draw:layer="layout" svg:width="0.019cm" svg:height="0.019cm" svg:x="23.202cm" svg:y="16.7cm" svg:viewBox="0 0 20 20" svg:d="M10 20c14 0 14-20 0-20-13 0-13 20 0 20z">
          <text:p/>
        </draw:path>
        <draw:path draw:style-name="gr1" draw:text-style-name="P1" draw:layer="layout" svg:width="0.019cm" svg:height="0.019cm" svg:x="23.702cm" svg:y="16.7cm" svg:viewBox="0 0 20 20" svg:d="M10 20c14 0 14-20 0-20-13 0-13 20 0 20z">
          <text:p/>
        </draw:path>
        <draw:path draw:style-name="gr1" draw:text-style-name="P1" draw:layer="layout" svg:width="0.019cm" svg:height="0.019cm" svg:x="24.202cm" svg:y="16.7cm" svg:viewBox="0 0 20 20" svg:d="M10 20c14 0 14-20 0-20-13 0-13 20 0 20z">
          <text:p/>
        </draw:path>
        <draw:path draw:style-name="gr1" draw:text-style-name="P1" draw:layer="layout" svg:width="0.019cm" svg:height="0.019cm" svg:x="24.703cm" svg:y="16.7cm" svg:viewBox="0 0 20 20" svg:d="M10 20c14 0 14-20 0-20-13 0-13 20 0 20z">
          <text:p/>
        </draw:path>
        <draw:path draw:style-name="gr1" draw:text-style-name="P1" draw:layer="layout" svg:width="0.019cm" svg:height="0.019cm" svg:x="25.203cm" svg:y="16.7cm" svg:viewBox="0 0 20 20" svg:d="M10 20c14 0 14-20 0-20-13 0-13 20 0 20z">
          <text:p/>
        </draw:path>
        <draw:path draw:style-name="gr1" draw:text-style-name="P1" draw:layer="layout" svg:width="0.019cm" svg:height="0.019cm" svg:x="25.703cm" svg:y="16.7cm" svg:viewBox="0 0 20 20" svg:d="M10 20c14 0 14-20 0-20-13 0-13 20 0 20z">
          <text:p/>
        </draw:path>
        <draw:path draw:style-name="gr1" draw:text-style-name="P1" draw:layer="layout" svg:width="0.019cm" svg:height="0.019cm" svg:x="26.203cm" svg:y="16.7cm" svg:viewBox="0 0 20 20" svg:d="M10 20c14 0 14-20 0-20-13 0-13 20 0 20z">
          <text:p/>
        </draw:path>
        <draw:path draw:style-name="gr1" draw:text-style-name="P1" draw:layer="layout" svg:width="0.019cm" svg:height="0.019cm" svg:x="26.703cm" svg:y="16.7cm" svg:viewBox="0 0 20 20" svg:d="M10 20c14 0 14-20 0-20-13 0-13 20 0 20z">
          <text:p/>
        </draw:path>
        <draw:path draw:style-name="gr1" draw:text-style-name="P1" draw:layer="layout" svg:width="0.019cm" svg:height="0.019cm" svg:x="27.203cm" svg:y="16.7cm" svg:viewBox="0 0 20 20" svg:d="M10 20c14 0 14-20 0-20-13 0-13 20 0 20z">
          <text:p/>
        </draw:path>
        <draw:path draw:style-name="gr1" draw:text-style-name="P1" draw:layer="layout" svg:width="0.019cm" svg:height="0.019cm" svg:x="0.702cm" svg:y="16.7cm" svg:viewBox="0 0 20 20" svg:d="M10 20c14 0 14-20 0-20-13 0-13 20 0 20z">
          <text:p/>
        </draw:path>
        <draw:path draw:style-name="gr1" draw:text-style-name="P1" draw:layer="layout" svg:width="0.019cm" svg:height="0.019cm" svg:x="1.202cm" svg:y="16.7cm" svg:viewBox="0 0 20 20" svg:d="M10 20c14 0 14-20 0-20-13 0-13 20 0 20z">
          <text:p/>
        </draw:path>
        <draw:path draw:style-name="gr1" draw:text-style-name="P1" draw:layer="layout" svg:width="0.019cm" svg:height="0.019cm" svg:x="1.702cm" svg:y="16.7cm" svg:viewBox="0 0 20 20" svg:d="M10 20c14 0 14-20 0-20-13 0-13 20 0 20z">
          <text:p/>
        </draw:path>
        <draw:path draw:style-name="gr1" draw:text-style-name="P1" draw:layer="layout" svg:width="0.019cm" svg:height="0.019cm" svg:x="2.202cm" svg:y="16.7cm" svg:viewBox="0 0 20 20" svg:d="M10 20c14 0 14-20 0-20-13 0-13 20 0 20z">
          <text:p/>
        </draw:path>
        <draw:path draw:style-name="gr1" draw:text-style-name="P1" draw:layer="layout" svg:width="0.019cm" svg:height="0.019cm" svg:x="2.702cm" svg:y="16.7cm" svg:viewBox="0 0 20 20" svg:d="M10 20c14 0 14-20 0-20-13 0-13 20 0 20z">
          <text:p/>
        </draw:path>
        <draw:path draw:style-name="gr1" draw:text-style-name="P1" draw:layer="layout" svg:width="0.019cm" svg:height="0.019cm" svg:x="3.202cm" svg:y="16.7cm" svg:viewBox="0 0 20 20" svg:d="M10 20c14 0 14-20 0-20-13 0-13 20 0 20z">
          <text:p/>
        </draw:path>
        <draw:path draw:style-name="gr1" draw:text-style-name="P1" draw:layer="layout" svg:width="0.019cm" svg:height="0.019cm" svg:x="3.702cm" svg:y="16.7cm" svg:viewBox="0 0 20 20" svg:d="M10 20c14 0 14-20 0-20-13 0-13 20 0 20z">
          <text:p/>
        </draw:path>
        <draw:path draw:style-name="gr1" draw:text-style-name="P1" draw:layer="layout" svg:width="0.019cm" svg:height="0.019cm" svg:x="4.202cm" svg:y="16.7cm" svg:viewBox="0 0 20 20" svg:d="M10 20c14 0 14-20 0-20-13 0-13 20 0 20z">
          <text:p/>
        </draw:path>
        <draw:path draw:style-name="gr1" draw:text-style-name="P1" draw:layer="layout" svg:width="0.019cm" svg:height="0.019cm" svg:x="4.702cm" svg:y="16.7cm" svg:viewBox="0 0 20 20" svg:d="M10 20c14 0 14-20 0-20-13 0-13 20 0 20z">
          <text:p/>
        </draw:path>
        <draw:path draw:style-name="gr1" draw:text-style-name="P1" draw:layer="layout" svg:width="0.019cm" svg:height="0.019cm" svg:x="5.202cm" svg:y="16.7cm" svg:viewBox="0 0 20 20" svg:d="M10 20c14 0 14-20 0-20-13 0-13 20 0 20z">
          <text:p/>
        </draw:path>
        <draw:path draw:style-name="gr1" draw:text-style-name="P1" draw:layer="layout" svg:width="0.019cm" svg:height="0.019cm" svg:x="5.702cm" svg:y="16.7cm" svg:viewBox="0 0 20 20" svg:d="M10 20c14 0 14-20 0-20-13 0-13 20 0 20z">
          <text:p/>
        </draw:path>
        <draw:path draw:style-name="gr1" draw:text-style-name="P1" draw:layer="layout" svg:width="0.019cm" svg:height="0.019cm" svg:x="6.202cm" svg:y="16.7cm" svg:viewBox="0 0 20 20" svg:d="M10 20c14 0 14-20 0-20-13 0-13 20 0 20z">
          <text:p/>
        </draw:path>
        <draw:path draw:style-name="gr1" draw:text-style-name="P1" draw:layer="layout" svg:width="0.019cm" svg:height="0.019cm" svg:x="6.702cm" svg:y="16.7cm" svg:viewBox="0 0 20 20" svg:d="M10 20c14 0 14-20 0-20-13 0-13 20 0 20z">
          <text:p/>
        </draw:path>
        <draw:path draw:style-name="gr1" draw:text-style-name="P1" draw:layer="layout" svg:width="0.019cm" svg:height="0.019cm" svg:x="7.202cm" svg:y="16.7cm" svg:viewBox="0 0 20 20" svg:d="M10 20c14 0 14-20 0-20-13 0-13 20 0 20z">
          <text:p/>
        </draw:path>
        <draw:path draw:style-name="gr1" draw:text-style-name="P1" draw:layer="layout" svg:width="0.019cm" svg:height="0.019cm" svg:x="7.702cm" svg:y="16.7cm" svg:viewBox="0 0 20 20" svg:d="M10 20c14 0 14-20 0-20-13 0-13 20 0 20z">
          <text:p/>
        </draw:path>
        <draw:path draw:style-name="gr1" draw:text-style-name="P1" draw:layer="layout" svg:width="0.019cm" svg:height="0.019cm" svg:x="8.202cm" svg:y="16.7cm" svg:viewBox="0 0 20 20" svg:d="M10 20c14 0 14-20 0-20-13 0-13 20 0 20z">
          <text:p/>
        </draw:path>
        <draw:path draw:style-name="gr1" draw:text-style-name="P1" draw:layer="layout" svg:width="0.019cm" svg:height="0.019cm" svg:x="8.703cm" svg:y="16.7cm" svg:viewBox="0 0 20 20" svg:d="M10 20c14 0 14-20 0-20-13 0-13 20 0 20z">
          <text:p/>
        </draw:path>
        <draw:path draw:style-name="gr1" draw:text-style-name="P1" draw:layer="layout" svg:width="0.019cm" svg:height="0.019cm" svg:x="9.203cm" svg:y="16.7cm" svg:viewBox="0 0 20 20" svg:d="M10 20c14 0 14-20 0-20-13 0-13 20 0 20z">
          <text:p/>
        </draw:path>
        <draw:path draw:style-name="gr1" draw:text-style-name="P1" draw:layer="layout" svg:width="0.019cm" svg:height="0.019cm" svg:x="9.703cm" svg:y="16.7cm" svg:viewBox="0 0 20 20" svg:d="M10 20c14 0 14-20 0-20-13 0-13 20 0 20z">
          <text:p/>
        </draw:path>
        <draw:path draw:style-name="gr1" draw:text-style-name="P1" draw:layer="layout" svg:width="0.019cm" svg:height="0.019cm" svg:x="10.203cm" svg:y="16.7cm" svg:viewBox="0 0 20 20" svg:d="M10 20c14 0 14-20 0-20-13 0-13 20 0 20z">
          <text:p/>
        </draw:path>
        <draw:path draw:style-name="gr1" draw:text-style-name="P1" draw:layer="layout" svg:width="0.019cm" svg:height="0.019cm" svg:x="10.703cm" svg:y="16.7cm" svg:viewBox="0 0 20 20" svg:d="M10 20c14 0 14-20 0-20-13 0-13 20 0 20z">
          <text:p/>
        </draw:path>
        <draw:path draw:style-name="gr1" draw:text-style-name="P1" draw:layer="layout" svg:width="0.019cm" svg:height="0.019cm" svg:x="11.203cm" svg:y="16.7cm" svg:viewBox="0 0 20 20" svg:d="M10 20c14 0 14-20 0-20-13 0-13 20 0 20z">
          <text:p/>
        </draw:path>
        <draw:path draw:style-name="gr1" draw:text-style-name="P1" draw:layer="layout" svg:width="0.019cm" svg:height="0.019cm" svg:x="11.703cm" svg:y="16.7cm" svg:viewBox="0 0 20 20" svg:d="M10 20c14 0 14-20 0-20-13 0-13 20 0 20z">
          <text:p/>
        </draw:path>
        <draw:path draw:style-name="gr1" draw:text-style-name="P1" draw:layer="layout" svg:width="0.019cm" svg:height="0.019cm" svg:x="12.203cm" svg:y="16.7cm" svg:viewBox="0 0 20 20" svg:d="M10 20c14 0 14-20 0-20-13 0-13 20 0 20z">
          <text:p/>
        </draw:path>
        <draw:path draw:style-name="gr1" draw:text-style-name="P1" draw:layer="layout" svg:width="0.019cm" svg:height="0.019cm" svg:x="12.703cm" svg:y="16.7cm" svg:viewBox="0 0 20 20" svg:d="M10 20c14 0 14-20 0-20-13 0-13 20 0 20z">
          <text:p/>
        </draw:path>
        <draw:path draw:style-name="gr1" draw:text-style-name="P1" draw:layer="layout" svg:width="0.019cm" svg:height="0.019cm" svg:x="13.203cm" svg:y="16.7cm" svg:viewBox="0 0 20 20" svg:d="M10 20c14 0 14-20 0-20-13 0-13 20 0 20z">
          <text:p/>
        </draw:path>
        <draw:path draw:style-name="gr1" draw:text-style-name="P1" draw:layer="layout" svg:width="0.019cm" svg:height="0.019cm" svg:x="13.703cm" svg:y="16.7cm" svg:viewBox="0 0 20 20" svg:d="M10 20c14 0 14-20 0-20-13 0-13 20 0 20z">
          <text:p/>
        </draw:path>
        <draw:path draw:style-name="gr1" draw:text-style-name="P1" draw:layer="layout" svg:width="0.019cm" svg:height="0.019cm" svg:x="14.203cm" svg:y="16.7cm" svg:viewBox="0 0 20 20" svg:d="M10 20c14 0 14-20 0-20-13 0-13 20 0 20z">
          <text:p/>
        </draw:path>
        <draw:path draw:style-name="gr1" draw:text-style-name="P1" draw:layer="layout" svg:width="0.019cm" svg:height="0.019cm" svg:x="14.703cm" svg:y="16.7cm" svg:viewBox="0 0 20 20" svg:d="M10 20c14 0 14-20 0-20-13 0-13 20 0 20z">
          <text:p/>
        </draw:path>
        <draw:path draw:style-name="gr1" draw:text-style-name="P1" draw:layer="layout" svg:width="0.019cm" svg:height="0.019cm" svg:x="15.203cm" svg:y="16.7cm" svg:viewBox="0 0 20 20" svg:d="M10 20c14 0 14-20 0-20-13 0-13 20 0 20z">
          <text:p/>
        </draw:path>
        <draw:path draw:style-name="gr1" draw:text-style-name="P1" draw:layer="layout" svg:width="0.019cm" svg:height="0.019cm" svg:x="15.703cm" svg:y="16.7cm" svg:viewBox="0 0 20 20" svg:d="M10 20c14 0 14-20 0-20-13 0-13 20 0 20z">
          <text:p/>
        </draw:path>
        <draw:path draw:style-name="gr1" draw:text-style-name="P1" draw:layer="layout" svg:width="0.019cm" svg:height="0.019cm" svg:x="16.203cm" svg:y="16.7cm" svg:viewBox="0 0 20 20" svg:d="M10 20c14 0 14-20 0-20-13 0-13 20 0 20z">
          <text:p/>
        </draw:path>
        <draw:path draw:style-name="gr1" draw:text-style-name="P1" draw:layer="layout" svg:width="0.019cm" svg:height="0.019cm" svg:x="0.703cm" svg:y="17.2cm" svg:viewBox="0 0 20 20" svg:d="M10 20c14 0 14-20 0-20-13 0-13 20 0 20z">
          <text:p/>
        </draw:path>
        <draw:path draw:style-name="gr1" draw:text-style-name="P1" draw:layer="layout" svg:width="0.019cm" svg:height="0.019cm" svg:x="1.203cm" svg:y="17.2cm" svg:viewBox="0 0 20 20" svg:d="M10 20c14 0 14-20 0-20-13 0-13 20 0 20z">
          <text:p/>
        </draw:path>
        <draw:path draw:style-name="gr1" draw:text-style-name="P1" draw:layer="layout" svg:width="0.019cm" svg:height="0.019cm" svg:x="1.703cm" svg:y="17.2cm" svg:viewBox="0 0 20 20" svg:d="M10 20c14 0 14-20 0-20-13 0-13 20 0 20z">
          <text:p/>
        </draw:path>
        <draw:path draw:style-name="gr1" draw:text-style-name="P1" draw:layer="layout" svg:width="0.019cm" svg:height="0.019cm" svg:x="2.203cm" svg:y="17.2cm" svg:viewBox="0 0 20 20" svg:d="M10 20c14 0 14-20 0-20-13 0-13 20 0 20z">
          <text:p/>
        </draw:path>
        <draw:path draw:style-name="gr1" draw:text-style-name="P1" draw:layer="layout" svg:width="0.019cm" svg:height="0.019cm" svg:x="2.703cm" svg:y="17.2cm" svg:viewBox="0 0 20 20" svg:d="M10 20c14 0 14-20 0-20-13 0-13 20 0 20z">
          <text:p/>
        </draw:path>
        <draw:path draw:style-name="gr1" draw:text-style-name="P1" draw:layer="layout" svg:width="0.019cm" svg:height="0.019cm" svg:x="3.203cm" svg:y="17.2cm" svg:viewBox="0 0 20 20" svg:d="M10 20c14 0 14-20 0-20-13 0-13 20 0 20z">
          <text:p/>
        </draw:path>
        <draw:path draw:style-name="gr1" draw:text-style-name="P1" draw:layer="layout" svg:width="0.019cm" svg:height="0.019cm" svg:x="3.703cm" svg:y="17.2cm" svg:viewBox="0 0 20 20" svg:d="M10 20c14 0 14-20 0-20-13 0-13 20 0 20z">
          <text:p/>
        </draw:path>
        <draw:path draw:style-name="gr1" draw:text-style-name="P1" draw:layer="layout" svg:width="0.019cm" svg:height="0.019cm" svg:x="4.203cm" svg:y="17.2cm" svg:viewBox="0 0 20 20" svg:d="M10 20c14 0 14-20 0-20-13 0-13 20 0 20z">
          <text:p/>
        </draw:path>
        <draw:path draw:style-name="gr1" draw:text-style-name="P1" draw:layer="layout" svg:width="0.019cm" svg:height="0.019cm" svg:x="4.703cm" svg:y="17.2cm" svg:viewBox="0 0 20 20" svg:d="M10 20c14 0 14-20 0-20-13 0-13 20 0 20z">
          <text:p/>
        </draw:path>
        <draw:path draw:style-name="gr1" draw:text-style-name="P1" draw:layer="layout" svg:width="0.019cm" svg:height="0.019cm" svg:x="5.203cm" svg:y="17.2cm" svg:viewBox="0 0 20 20" svg:d="M10 20c14 0 14-20 0-20-13 0-13 20 0 20z">
          <text:p/>
        </draw:path>
        <draw:path draw:style-name="gr1" draw:text-style-name="P1" draw:layer="layout" svg:width="0.019cm" svg:height="0.019cm" svg:x="5.703cm" svg:y="17.2cm" svg:viewBox="0 0 20 20" svg:d="M10 20c14 0 14-20 0-20-13 0-13 20 0 20z">
          <text:p/>
        </draw:path>
        <draw:path draw:style-name="gr1" draw:text-style-name="P1" draw:layer="layout" svg:width="0.019cm" svg:height="0.019cm" svg:x="6.203cm" svg:y="17.2cm" svg:viewBox="0 0 20 20" svg:d="M10 20c14 0 14-20 0-20-13 0-13 20 0 20z">
          <text:p/>
        </draw:path>
        <draw:path draw:style-name="gr1" draw:text-style-name="P1" draw:layer="layout" svg:width="0.019cm" svg:height="0.019cm" svg:x="6.703cm" svg:y="17.2cm" svg:viewBox="0 0 20 20" svg:d="M10 20c14 0 14-20 0-20-13 0-13 20 0 20z">
          <text:p/>
        </draw:path>
        <draw:path draw:style-name="gr1" draw:text-style-name="P1" draw:layer="layout" svg:width="0.019cm" svg:height="0.019cm" svg:x="7.203cm" svg:y="17.2cm" svg:viewBox="0 0 20 20" svg:d="M10 20c14 0 14-20 0-20-13 0-13 20 0 20z">
          <text:p/>
        </draw:path>
        <draw:path draw:style-name="gr1" draw:text-style-name="P1" draw:layer="layout" svg:width="0.019cm" svg:height="0.019cm" svg:x="7.703cm" svg:y="17.2cm" svg:viewBox="0 0 20 20" svg:d="M10 20c14 0 14-20 0-20-13 0-13 20 0 20z">
          <text:p/>
        </draw:path>
        <draw:path draw:style-name="gr1" draw:text-style-name="P1" draw:layer="layout" svg:width="0.019cm" svg:height="0.019cm" svg:x="8.203cm" svg:y="17.2cm" svg:viewBox="0 0 20 20" svg:d="M10 20c14 0 14-20 0-20-13 0-13 20 0 20z">
          <text:p/>
        </draw:path>
        <draw:path draw:style-name="gr1" draw:text-style-name="P1" draw:layer="layout" svg:width="0.019cm" svg:height="0.019cm" svg:x="8.704cm" svg:y="17.2cm" svg:viewBox="0 0 20 20" svg:d="M10 20c14 0 14-20 0-20-13 0-13 20 0 20z">
          <text:p/>
        </draw:path>
        <draw:path draw:style-name="gr1" draw:text-style-name="P1" draw:layer="layout" svg:width="0.019cm" svg:height="0.019cm" svg:x="9.204cm" svg:y="17.2cm" svg:viewBox="0 0 20 20" svg:d="M10 20c14 0 14-20 0-20-13 0-13 20 0 20z">
          <text:p/>
        </draw:path>
        <draw:path draw:style-name="gr1" draw:text-style-name="P1" draw:layer="layout" svg:width="0.019cm" svg:height="0.019cm" svg:x="9.704cm" svg:y="17.2cm" svg:viewBox="0 0 20 20" svg:d="M10 20c14 0 14-20 0-20-13 0-13 20 0 20z">
          <text:p/>
        </draw:path>
        <draw:path draw:style-name="gr1" draw:text-style-name="P1" draw:layer="layout" svg:width="0.019cm" svg:height="0.019cm" svg:x="10.204cm" svg:y="17.2cm" svg:viewBox="0 0 20 20" svg:d="M10 20c14 0 14-20 0-20-13 0-13 20 0 20z">
          <text:p/>
        </draw:path>
        <draw:path draw:style-name="gr1" draw:text-style-name="P1" draw:layer="layout" svg:width="0.019cm" svg:height="0.019cm" svg:x="10.704cm" svg:y="17.2cm" svg:viewBox="0 0 20 20" svg:d="M10 20c14 0 14-20 0-20-13 0-13 20 0 20z">
          <text:p/>
        </draw:path>
        <draw:path draw:style-name="gr1" draw:text-style-name="P1" draw:layer="layout" svg:width="0.019cm" svg:height="0.019cm" svg:x="11.204cm" svg:y="17.2cm" svg:viewBox="0 0 20 20" svg:d="M10 20c14 0 14-20 0-20-13 0-13 20 0 20z">
          <text:p/>
        </draw:path>
        <draw:path draw:style-name="gr1" draw:text-style-name="P1" draw:layer="layout" svg:width="0.019cm" svg:height="0.019cm" svg:x="11.704cm" svg:y="17.2cm" svg:viewBox="0 0 20 20" svg:d="M10 20c14 0 14-20 0-20-13 0-13 20 0 20z">
          <text:p/>
        </draw:path>
        <draw:path draw:style-name="gr1" draw:text-style-name="P1" draw:layer="layout" svg:width="0.019cm" svg:height="0.019cm" svg:x="12.204cm" svg:y="17.2cm" svg:viewBox="0 0 20 20" svg:d="M10 20c14 0 14-20 0-20-13 0-13 20 0 20z">
          <text:p/>
        </draw:path>
        <draw:path draw:style-name="gr1" draw:text-style-name="P1" draw:layer="layout" svg:width="0.019cm" svg:height="0.019cm" svg:x="12.704cm" svg:y="17.2cm" svg:viewBox="0 0 20 20" svg:d="M10 20c14 0 14-20 0-20-13 0-13 20 0 20z">
          <text:p/>
        </draw:path>
        <draw:path draw:style-name="gr1" draw:text-style-name="P1" draw:layer="layout" svg:width="0.019cm" svg:height="0.019cm" svg:x="13.204cm" svg:y="17.2cm" svg:viewBox="0 0 20 20" svg:d="M10 20c14 0 14-20 0-20-13 0-13 20 0 20z">
          <text:p/>
        </draw:path>
        <draw:path draw:style-name="gr1" draw:text-style-name="P1" draw:layer="layout" svg:width="0.019cm" svg:height="0.019cm" svg:x="13.704cm" svg:y="17.2cm" svg:viewBox="0 0 20 20" svg:d="M10 20c14 0 14-20 0-20-13 0-13 20 0 20z">
          <text:p/>
        </draw:path>
        <draw:path draw:style-name="gr1" draw:text-style-name="P1" draw:layer="layout" svg:width="0.019cm" svg:height="0.019cm" svg:x="14.204cm" svg:y="17.2cm" svg:viewBox="0 0 20 20" svg:d="M10 20c14 0 14-20 0-20-13 0-13 20 0 20z">
          <text:p/>
        </draw:path>
        <draw:path draw:style-name="gr1" draw:text-style-name="P1" draw:layer="layout" svg:width="0.019cm" svg:height="0.019cm" svg:x="14.704cm" svg:y="17.2cm" svg:viewBox="0 0 20 20" svg:d="M10 20c14 0 14-20 0-20-13 0-13 20 0 20z">
          <text:p/>
        </draw:path>
        <draw:path draw:style-name="gr1" draw:text-style-name="P1" draw:layer="layout" svg:width="0.019cm" svg:height="0.019cm" svg:x="15.204cm" svg:y="17.2cm" svg:viewBox="0 0 20 20" svg:d="M10 20c14 0 14-20 0-20-13 0-13 20 0 20z">
          <text:p/>
        </draw:path>
        <draw:path draw:style-name="gr1" draw:text-style-name="P1" draw:layer="layout" svg:width="0.019cm" svg:height="0.019cm" svg:x="15.704cm" svg:y="17.2cm" svg:viewBox="0 0 20 20" svg:d="M10 20c14 0 14-20 0-20-13 0-13 20 0 20z">
          <text:p/>
        </draw:path>
        <draw:path draw:style-name="gr1" draw:text-style-name="P1" draw:layer="layout" svg:width="0.019cm" svg:height="0.019cm" svg:x="16.204cm" svg:y="17.2cm" svg:viewBox="0 0 20 20" svg:d="M10 20c14 0 14-20 0-20-13 0-13 20 0 20z">
          <text:p/>
        </draw:path>
        <draw:path draw:style-name="gr1" draw:text-style-name="P1" draw:layer="layout" svg:width="0.019cm" svg:height="0.019cm" svg:x="16.703cm" svg:y="17.2cm" svg:viewBox="0 0 20 20" svg:d="M10 20c14 0 14-20 0-20-13 0-13 20 0 20z">
          <text:p/>
        </draw:path>
        <draw:path draw:style-name="gr1" draw:text-style-name="P1" draw:layer="layout" svg:width="0.019cm" svg:height="0.019cm" svg:x="17.203cm" svg:y="17.2cm" svg:viewBox="0 0 20 20" svg:d="M10 20c14 0 14-20 0-20-13 0-13 20 0 20z">
          <text:p/>
        </draw:path>
        <draw:path draw:style-name="gr1" draw:text-style-name="P1" draw:layer="layout" svg:width="0.019cm" svg:height="0.019cm" svg:x="17.703cm" svg:y="17.2cm" svg:viewBox="0 0 20 20" svg:d="M10 20c14 0 14-20 0-20-13 0-13 20 0 20z">
          <text:p/>
        </draw:path>
        <draw:path draw:style-name="gr1" draw:text-style-name="P1" draw:layer="layout" svg:width="0.019cm" svg:height="0.019cm" svg:x="18.203cm" svg:y="17.2cm" svg:viewBox="0 0 20 20" svg:d="M10 20c14 0 14-20 0-20-13 0-13 20 0 20z">
          <text:p/>
        </draw:path>
        <draw:path draw:style-name="gr1" draw:text-style-name="P1" draw:layer="layout" svg:width="0.019cm" svg:height="0.019cm" svg:x="18.703cm" svg:y="17.2cm" svg:viewBox="0 0 20 20" svg:d="M10 20c14 0 14-20 0-20-13 0-13 20 0 20z">
          <text:p/>
        </draw:path>
        <draw:path draw:style-name="gr1" draw:text-style-name="P1" draw:layer="layout" svg:width="0.019cm" svg:height="0.019cm" svg:x="19.203cm" svg:y="17.2cm" svg:viewBox="0 0 20 20" svg:d="M10 20c14 0 14-20 0-20-13 0-13 20 0 20z">
          <text:p/>
        </draw:path>
        <draw:path draw:style-name="gr1" draw:text-style-name="P1" draw:layer="layout" svg:width="0.019cm" svg:height="0.019cm" svg:x="19.703cm" svg:y="17.2cm" svg:viewBox="0 0 20 20" svg:d="M10 20c14 0 14-20 0-20-13 0-13 20 0 20z">
          <text:p/>
        </draw:path>
        <draw:path draw:style-name="gr1" draw:text-style-name="P1" draw:layer="layout" svg:width="0.019cm" svg:height="0.019cm" svg:x="20.203cm" svg:y="17.2cm" svg:viewBox="0 0 20 20" svg:d="M10 20c14 0 14-20 0-20-13 0-13 20 0 20z">
          <text:p/>
        </draw:path>
        <draw:path draw:style-name="gr1" draw:text-style-name="P1" draw:layer="layout" svg:width="0.019cm" svg:height="0.019cm" svg:x="20.703cm" svg:y="17.2cm" svg:viewBox="0 0 20 20" svg:d="M10 20c14 0 14-20 0-20-13 0-13 20 0 20z">
          <text:p/>
        </draw:path>
        <draw:path draw:style-name="gr1" draw:text-style-name="P1" draw:layer="layout" svg:width="0.019cm" svg:height="0.019cm" svg:x="21.203cm" svg:y="17.2cm" svg:viewBox="0 0 20 20" svg:d="M10 20c14 0 14-20 0-20-13 0-13 20 0 20z">
          <text:p/>
        </draw:path>
        <draw:path draw:style-name="gr1" draw:text-style-name="P1" draw:layer="layout" svg:width="0.019cm" svg:height="0.019cm" svg:x="21.703cm" svg:y="17.2cm" svg:viewBox="0 0 20 20" svg:d="M10 20c14 0 14-20 0-20-13 0-13 20 0 20z">
          <text:p/>
        </draw:path>
        <draw:path draw:style-name="gr1" draw:text-style-name="P1" draw:layer="layout" svg:width="0.019cm" svg:height="0.019cm" svg:x="22.203cm" svg:y="17.2cm" svg:viewBox="0 0 20 20" svg:d="M10 20c14 0 14-20 0-20-13 0-13 20 0 20z">
          <text:p/>
        </draw:path>
        <draw:path draw:style-name="gr1" draw:text-style-name="P1" draw:layer="layout" svg:width="0.019cm" svg:height="0.019cm" svg:x="22.703cm" svg:y="17.2cm" svg:viewBox="0 0 20 20" svg:d="M10 20c14 0 14-20 0-20-13 0-13 20 0 20z">
          <text:p/>
        </draw:path>
        <draw:path draw:style-name="gr1" draw:text-style-name="P1" draw:layer="layout" svg:width="0.019cm" svg:height="0.019cm" svg:x="23.203cm" svg:y="17.2cm" svg:viewBox="0 0 20 20" svg:d="M10 20c14 0 14-20 0-20-13 0-13 20 0 20z">
          <text:p/>
        </draw:path>
        <draw:path draw:style-name="gr1" draw:text-style-name="P1" draw:layer="layout" svg:width="0.019cm" svg:height="0.019cm" svg:x="23.703cm" svg:y="17.2cm" svg:viewBox="0 0 20 20" svg:d="M10 20c14 0 14-20 0-20-13 0-13 20 0 20z">
          <text:p/>
        </draw:path>
        <draw:path draw:style-name="gr1" draw:text-style-name="P1" draw:layer="layout" svg:width="0.019cm" svg:height="0.019cm" svg:x="24.203cm" svg:y="17.2cm" svg:viewBox="0 0 20 20" svg:d="M10 20c14 0 14-20 0-20-13 0-13 20 0 20z">
          <text:p/>
        </draw:path>
        <draw:path draw:style-name="gr1" draw:text-style-name="P1" draw:layer="layout" svg:width="0.019cm" svg:height="0.019cm" svg:x="24.704cm" svg:y="17.2cm" svg:viewBox="0 0 20 20" svg:d="M10 20c14 0 14-20 0-20-13 0-13 20 0 20z">
          <text:p/>
        </draw:path>
        <draw:path draw:style-name="gr1" draw:text-style-name="P1" draw:layer="layout" svg:width="0.019cm" svg:height="0.019cm" svg:x="25.204cm" svg:y="17.2cm" svg:viewBox="0 0 20 20" svg:d="M10 20c14 0 14-20 0-20-13 0-13 20 0 20z">
          <text:p/>
        </draw:path>
        <draw:path draw:style-name="gr1" draw:text-style-name="P1" draw:layer="layout" svg:width="0.019cm" svg:height="0.019cm" svg:x="25.704cm" svg:y="17.2cm" svg:viewBox="0 0 20 20" svg:d="M10 20c14 0 14-20 0-20-13 0-13 20 0 20z">
          <text:p/>
        </draw:path>
        <draw:path draw:style-name="gr1" draw:text-style-name="P1" draw:layer="layout" svg:width="0.019cm" svg:height="0.019cm" svg:x="26.204cm" svg:y="17.2cm" svg:viewBox="0 0 20 20" svg:d="M10 20c14 0 14-20 0-20-13 0-13 20 0 20z">
          <text:p/>
        </draw:path>
        <draw:path draw:style-name="gr1" draw:text-style-name="P1" draw:layer="layout" svg:width="0.019cm" svg:height="0.019cm" svg:x="26.704cm" svg:y="17.2cm" svg:viewBox="0 0 20 20" svg:d="M10 20c14 0 14-20 0-20-13 0-13 20 0 20z">
          <text:p/>
        </draw:path>
        <draw:path draw:style-name="gr1" draw:text-style-name="P1" draw:layer="layout" svg:width="0.019cm" svg:height="0.019cm" svg:x="27.204cm" svg:y="17.2cm" svg:viewBox="0 0 20 20" svg:d="M10 20c14 0 14-20 0-20-13 0-13 20 0 20z">
          <text:p/>
        </draw:path>
        <draw:path draw:style-name="gr1" draw:text-style-name="P1" draw:layer="layout" svg:width="0.019cm" svg:height="0.019cm" svg:x="0.703cm" svg:y="17.2cm" svg:viewBox="0 0 20 20" svg:d="M10 20c14 0 14-20 0-20-13 0-13 20 0 20z">
          <text:p/>
        </draw:path>
        <draw:path draw:style-name="gr1" draw:text-style-name="P1" draw:layer="layout" svg:width="0.019cm" svg:height="0.019cm" svg:x="1.203cm" svg:y="17.2cm" svg:viewBox="0 0 20 20" svg:d="M10 20c14 0 14-20 0-20-13 0-13 20 0 20z">
          <text:p/>
        </draw:path>
        <draw:path draw:style-name="gr1" draw:text-style-name="P1" draw:layer="layout" svg:width="0.019cm" svg:height="0.019cm" svg:x="1.703cm" svg:y="17.2cm" svg:viewBox="0 0 20 20" svg:d="M10 20c14 0 14-20 0-20-13 0-13 20 0 20z">
          <text:p/>
        </draw:path>
        <draw:path draw:style-name="gr1" draw:text-style-name="P1" draw:layer="layout" svg:width="0.019cm" svg:height="0.019cm" svg:x="2.203cm" svg:y="17.2cm" svg:viewBox="0 0 20 20" svg:d="M10 20c14 0 14-20 0-20-13 0-13 20 0 20z">
          <text:p/>
        </draw:path>
        <draw:path draw:style-name="gr1" draw:text-style-name="P1" draw:layer="layout" svg:width="0.019cm" svg:height="0.019cm" svg:x="2.703cm" svg:y="17.2cm" svg:viewBox="0 0 20 20" svg:d="M10 20c14 0 14-20 0-20-13 0-13 20 0 20z">
          <text:p/>
        </draw:path>
        <draw:path draw:style-name="gr1" draw:text-style-name="P1" draw:layer="layout" svg:width="0.019cm" svg:height="0.019cm" svg:x="3.203cm" svg:y="17.2cm" svg:viewBox="0 0 20 20" svg:d="M10 20c14 0 14-20 0-20-13 0-13 20 0 20z">
          <text:p/>
        </draw:path>
        <draw:path draw:style-name="gr1" draw:text-style-name="P1" draw:layer="layout" svg:width="0.019cm" svg:height="0.019cm" svg:x="3.703cm" svg:y="17.2cm" svg:viewBox="0 0 20 20" svg:d="M10 20c14 0 14-20 0-20-13 0-13 20 0 20z">
          <text:p/>
        </draw:path>
        <draw:path draw:style-name="gr1" draw:text-style-name="P1" draw:layer="layout" svg:width="0.019cm" svg:height="0.019cm" svg:x="4.203cm" svg:y="17.2cm" svg:viewBox="0 0 20 20" svg:d="M10 20c14 0 14-20 0-20-13 0-13 20 0 20z">
          <text:p/>
        </draw:path>
        <draw:path draw:style-name="gr1" draw:text-style-name="P1" draw:layer="layout" svg:width="0.019cm" svg:height="0.019cm" svg:x="4.703cm" svg:y="17.2cm" svg:viewBox="0 0 20 20" svg:d="M10 20c14 0 14-20 0-20-13 0-13 20 0 20z">
          <text:p/>
        </draw:path>
        <draw:path draw:style-name="gr1" draw:text-style-name="P1" draw:layer="layout" svg:width="0.019cm" svg:height="0.019cm" svg:x="5.203cm" svg:y="17.2cm" svg:viewBox="0 0 20 20" svg:d="M10 20c14 0 14-20 0-20-13 0-13 20 0 20z">
          <text:p/>
        </draw:path>
        <draw:path draw:style-name="gr1" draw:text-style-name="P1" draw:layer="layout" svg:width="0.019cm" svg:height="0.019cm" svg:x="5.703cm" svg:y="17.2cm" svg:viewBox="0 0 20 20" svg:d="M10 20c14 0 14-20 0-20-13 0-13 20 0 20z">
          <text:p/>
        </draw:path>
        <draw:path draw:style-name="gr1" draw:text-style-name="P1" draw:layer="layout" svg:width="0.019cm" svg:height="0.019cm" svg:x="6.203cm" svg:y="17.2cm" svg:viewBox="0 0 20 20" svg:d="M10 20c14 0 14-20 0-20-13 0-13 20 0 20z">
          <text:p/>
        </draw:path>
        <draw:path draw:style-name="gr1" draw:text-style-name="P1" draw:layer="layout" svg:width="0.019cm" svg:height="0.019cm" svg:x="6.703cm" svg:y="17.2cm" svg:viewBox="0 0 20 20" svg:d="M10 20c14 0 14-20 0-20-13 0-13 20 0 20z">
          <text:p/>
        </draw:path>
        <draw:path draw:style-name="gr1" draw:text-style-name="P1" draw:layer="layout" svg:width="0.019cm" svg:height="0.019cm" svg:x="7.203cm" svg:y="17.2cm" svg:viewBox="0 0 20 20" svg:d="M10 20c14 0 14-20 0-20-13 0-13 20 0 20z">
          <text:p/>
        </draw:path>
        <draw:path draw:style-name="gr1" draw:text-style-name="P1" draw:layer="layout" svg:width="0.019cm" svg:height="0.019cm" svg:x="7.703cm" svg:y="17.2cm" svg:viewBox="0 0 20 20" svg:d="M10 20c14 0 14-20 0-20-13 0-13 20 0 20z">
          <text:p/>
        </draw:path>
        <draw:path draw:style-name="gr1" draw:text-style-name="P1" draw:layer="layout" svg:width="0.019cm" svg:height="0.019cm" svg:x="8.203cm" svg:y="17.2cm" svg:viewBox="0 0 20 20" svg:d="M10 20c14 0 14-20 0-20-13 0-13 20 0 20z">
          <text:p/>
        </draw:path>
        <draw:path draw:style-name="gr1" draw:text-style-name="P1" draw:layer="layout" svg:width="0.019cm" svg:height="0.019cm" svg:x="8.704cm" svg:y="17.2cm" svg:viewBox="0 0 20 20" svg:d="M10 20c14 0 14-20 0-20-13 0-13 20 0 20z">
          <text:p/>
        </draw:path>
        <draw:path draw:style-name="gr1" draw:text-style-name="P1" draw:layer="layout" svg:width="0.019cm" svg:height="0.019cm" svg:x="9.204cm" svg:y="17.2cm" svg:viewBox="0 0 20 20" svg:d="M10 20c14 0 14-20 0-20-13 0-13 20 0 20z">
          <text:p/>
        </draw:path>
        <draw:path draw:style-name="gr1" draw:text-style-name="P1" draw:layer="layout" svg:width="0.019cm" svg:height="0.019cm" svg:x="9.704cm" svg:y="17.2cm" svg:viewBox="0 0 20 20" svg:d="M10 20c14 0 14-20 0-20-13 0-13 20 0 20z">
          <text:p/>
        </draw:path>
        <draw:path draw:style-name="gr1" draw:text-style-name="P1" draw:layer="layout" svg:width="0.019cm" svg:height="0.019cm" svg:x="10.204cm" svg:y="17.2cm" svg:viewBox="0 0 20 20" svg:d="M10 20c14 0 14-20 0-20-13 0-13 20 0 20z">
          <text:p/>
        </draw:path>
        <draw:path draw:style-name="gr1" draw:text-style-name="P1" draw:layer="layout" svg:width="0.019cm" svg:height="0.019cm" svg:x="10.704cm" svg:y="17.2cm" svg:viewBox="0 0 20 20" svg:d="M10 20c14 0 14-20 0-20-13 0-13 20 0 20z">
          <text:p/>
        </draw:path>
        <draw:path draw:style-name="gr1" draw:text-style-name="P1" draw:layer="layout" svg:width="0.019cm" svg:height="0.019cm" svg:x="11.204cm" svg:y="17.2cm" svg:viewBox="0 0 20 20" svg:d="M10 20c14 0 14-20 0-20-13 0-13 20 0 20z">
          <text:p/>
        </draw:path>
        <draw:path draw:style-name="gr1" draw:text-style-name="P1" draw:layer="layout" svg:width="0.019cm" svg:height="0.019cm" svg:x="11.704cm" svg:y="17.2cm" svg:viewBox="0 0 20 20" svg:d="M10 20c14 0 14-20 0-20-13 0-13 20 0 20z">
          <text:p/>
        </draw:path>
        <draw:path draw:style-name="gr1" draw:text-style-name="P1" draw:layer="layout" svg:width="0.019cm" svg:height="0.019cm" svg:x="12.204cm" svg:y="17.2cm" svg:viewBox="0 0 20 20" svg:d="M10 20c14 0 14-20 0-20-13 0-13 20 0 20z">
          <text:p/>
        </draw:path>
        <draw:path draw:style-name="gr1" draw:text-style-name="P1" draw:layer="layout" svg:width="0.019cm" svg:height="0.019cm" svg:x="12.704cm" svg:y="17.2cm" svg:viewBox="0 0 20 20" svg:d="M10 20c14 0 14-20 0-20-13 0-13 20 0 20z">
          <text:p/>
        </draw:path>
        <draw:path draw:style-name="gr1" draw:text-style-name="P1" draw:layer="layout" svg:width="0.019cm" svg:height="0.019cm" svg:x="13.204cm" svg:y="17.2cm" svg:viewBox="0 0 20 20" svg:d="M10 20c14 0 14-20 0-20-13 0-13 20 0 20z">
          <text:p/>
        </draw:path>
        <draw:path draw:style-name="gr1" draw:text-style-name="P1" draw:layer="layout" svg:width="0.019cm" svg:height="0.019cm" svg:x="13.704cm" svg:y="17.2cm" svg:viewBox="0 0 20 20" svg:d="M10 20c14 0 14-20 0-20-13 0-13 20 0 20z">
          <text:p/>
        </draw:path>
        <draw:path draw:style-name="gr1" draw:text-style-name="P1" draw:layer="layout" svg:width="0.019cm" svg:height="0.019cm" svg:x="14.204cm" svg:y="17.2cm" svg:viewBox="0 0 20 20" svg:d="M10 20c14 0 14-20 0-20-13 0-13 20 0 20z">
          <text:p/>
        </draw:path>
        <draw:path draw:style-name="gr1" draw:text-style-name="P1" draw:layer="layout" svg:width="0.019cm" svg:height="0.019cm" svg:x="14.704cm" svg:y="17.2cm" svg:viewBox="0 0 20 20" svg:d="M10 20c14 0 14-20 0-20-13 0-13 20 0 20z">
          <text:p/>
        </draw:path>
        <draw:path draw:style-name="gr1" draw:text-style-name="P1" draw:layer="layout" svg:width="0.019cm" svg:height="0.019cm" svg:x="15.204cm" svg:y="17.2cm" svg:viewBox="0 0 20 20" svg:d="M10 20c14 0 14-20 0-20-13 0-13 20 0 20z">
          <text:p/>
        </draw:path>
        <draw:path draw:style-name="gr1" draw:text-style-name="P1" draw:layer="layout" svg:width="0.019cm" svg:height="0.019cm" svg:x="15.704cm" svg:y="17.2cm" svg:viewBox="0 0 20 20" svg:d="M10 20c14 0 14-20 0-20-13 0-13 20 0 20z">
          <text:p/>
        </draw:path>
        <draw:path draw:style-name="gr1" draw:text-style-name="P1" draw:layer="layout" svg:width="0.019cm" svg:height="0.019cm" svg:x="16.204cm" svg:y="17.2cm" svg:viewBox="0 0 20 20" svg:d="M10 20c14 0 14-20 0-20-13 0-13 20 0 20z">
          <text:p/>
        </draw:path>
        <draw:path draw:style-name="gr1" draw:text-style-name="P1" draw:layer="layout" svg:width="0.019cm" svg:height="0.019cm" svg:x="0.702cm" svg:y="17.7cm" svg:viewBox="0 0 20 20" svg:d="M10 20c14 0 14-20 0-20-13 0-13 20 0 20z">
          <text:p/>
        </draw:path>
        <draw:path draw:style-name="gr1" draw:text-style-name="P1" draw:layer="layout" svg:width="0.019cm" svg:height="0.019cm" svg:x="1.202cm" svg:y="17.7cm" svg:viewBox="0 0 20 20" svg:d="M10 20c14 0 14-20 0-20-13 0-13 20 0 20z">
          <text:p/>
        </draw:path>
        <draw:path draw:style-name="gr1" draw:text-style-name="P1" draw:layer="layout" svg:width="0.019cm" svg:height="0.019cm" svg:x="1.702cm" svg:y="17.7cm" svg:viewBox="0 0 20 20" svg:d="M10 20c14 0 14-20 0-20-13 0-13 20 0 20z">
          <text:p/>
        </draw:path>
        <draw:path draw:style-name="gr1" draw:text-style-name="P1" draw:layer="layout" svg:width="0.019cm" svg:height="0.019cm" svg:x="2.202cm" svg:y="17.7cm" svg:viewBox="0 0 20 20" svg:d="M10 20c14 0 14-20 0-20-13 0-13 20 0 20z">
          <text:p/>
        </draw:path>
        <draw:path draw:style-name="gr1" draw:text-style-name="P1" draw:layer="layout" svg:width="0.019cm" svg:height="0.019cm" svg:x="2.702cm" svg:y="17.7cm" svg:viewBox="0 0 20 20" svg:d="M10 20c14 0 14-20 0-20-13 0-13 20 0 20z">
          <text:p/>
        </draw:path>
        <draw:path draw:style-name="gr1" draw:text-style-name="P1" draw:layer="layout" svg:width="0.019cm" svg:height="0.019cm" svg:x="3.202cm" svg:y="17.7cm" svg:viewBox="0 0 20 20" svg:d="M10 20c14 0 14-20 0-20-13 0-13 20 0 20z">
          <text:p/>
        </draw:path>
        <draw:path draw:style-name="gr1" draw:text-style-name="P1" draw:layer="layout" svg:width="0.019cm" svg:height="0.019cm" svg:x="3.702cm" svg:y="17.7cm" svg:viewBox="0 0 20 20" svg:d="M10 20c14 0 14-20 0-20-13 0-13 20 0 20z">
          <text:p/>
        </draw:path>
        <draw:path draw:style-name="gr1" draw:text-style-name="P1" draw:layer="layout" svg:width="0.019cm" svg:height="0.019cm" svg:x="4.202cm" svg:y="17.7cm" svg:viewBox="0 0 20 20" svg:d="M10 20c14 0 14-20 0-20-13 0-13 20 0 20z">
          <text:p/>
        </draw:path>
        <draw:path draw:style-name="gr1" draw:text-style-name="P1" draw:layer="layout" svg:width="0.019cm" svg:height="0.019cm" svg:x="4.702cm" svg:y="17.7cm" svg:viewBox="0 0 20 20" svg:d="M10 20c14 0 14-20 0-20-13 0-13 20 0 20z">
          <text:p/>
        </draw:path>
        <draw:path draw:style-name="gr1" draw:text-style-name="P1" draw:layer="layout" svg:width="0.019cm" svg:height="0.019cm" svg:x="5.202cm" svg:y="17.7cm" svg:viewBox="0 0 20 20" svg:d="M10 20c14 0 14-20 0-20-13 0-13 20 0 20z">
          <text:p/>
        </draw:path>
        <draw:path draw:style-name="gr1" draw:text-style-name="P1" draw:layer="layout" svg:width="0.019cm" svg:height="0.019cm" svg:x="5.702cm" svg:y="17.7cm" svg:viewBox="0 0 20 20" svg:d="M10 20c14 0 14-20 0-20-13 0-13 20 0 20z">
          <text:p/>
        </draw:path>
        <draw:path draw:style-name="gr1" draw:text-style-name="P1" draw:layer="layout" svg:width="0.019cm" svg:height="0.019cm" svg:x="6.202cm" svg:y="17.7cm" svg:viewBox="0 0 20 20" svg:d="M10 20c14 0 14-20 0-20-13 0-13 20 0 20z">
          <text:p/>
        </draw:path>
        <draw:path draw:style-name="gr1" draw:text-style-name="P1" draw:layer="layout" svg:width="0.019cm" svg:height="0.019cm" svg:x="6.702cm" svg:y="17.7cm" svg:viewBox="0 0 20 20" svg:d="M10 20c14 0 14-20 0-20-13 0-13 20 0 20z">
          <text:p/>
        </draw:path>
        <draw:path draw:style-name="gr1" draw:text-style-name="P1" draw:layer="layout" svg:width="0.019cm" svg:height="0.019cm" svg:x="7.202cm" svg:y="17.7cm" svg:viewBox="0 0 20 20" svg:d="M10 20c14 0 14-20 0-20-13 0-13 20 0 20z">
          <text:p/>
        </draw:path>
        <draw:path draw:style-name="gr1" draw:text-style-name="P1" draw:layer="layout" svg:width="0.019cm" svg:height="0.019cm" svg:x="7.702cm" svg:y="17.7cm" svg:viewBox="0 0 20 20" svg:d="M10 20c14 0 14-20 0-20-13 0-13 20 0 20z">
          <text:p/>
        </draw:path>
        <draw:path draw:style-name="gr1" draw:text-style-name="P1" draw:layer="layout" svg:width="0.019cm" svg:height="0.019cm" svg:x="8.202cm" svg:y="17.7cm" svg:viewBox="0 0 20 20" svg:d="M10 20c14 0 14-20 0-20-13 0-13 20 0 20z">
          <text:p/>
        </draw:path>
        <draw:path draw:style-name="gr1" draw:text-style-name="P1" draw:layer="layout" svg:width="0.019cm" svg:height="0.019cm" svg:x="8.703cm" svg:y="17.7cm" svg:viewBox="0 0 20 20" svg:d="M10 20c14 0 14-20 0-20-13 0-13 20 0 20z">
          <text:p/>
        </draw:path>
        <draw:path draw:style-name="gr1" draw:text-style-name="P1" draw:layer="layout" svg:width="0.019cm" svg:height="0.019cm" svg:x="9.203cm" svg:y="17.7cm" svg:viewBox="0 0 20 20" svg:d="M10 20c14 0 14-20 0-20-13 0-13 20 0 20z">
          <text:p/>
        </draw:path>
        <draw:path draw:style-name="gr1" draw:text-style-name="P1" draw:layer="layout" svg:width="0.019cm" svg:height="0.019cm" svg:x="9.703cm" svg:y="17.7cm" svg:viewBox="0 0 20 20" svg:d="M10 20c14 0 14-20 0-20-13 0-13 20 0 20z">
          <text:p/>
        </draw:path>
        <draw:path draw:style-name="gr1" draw:text-style-name="P1" draw:layer="layout" svg:width="0.019cm" svg:height="0.019cm" svg:x="10.203cm" svg:y="17.7cm" svg:viewBox="0 0 20 20" svg:d="M10 20c14 0 14-20 0-20-13 0-13 20 0 20z">
          <text:p/>
        </draw:path>
        <draw:path draw:style-name="gr1" draw:text-style-name="P1" draw:layer="layout" svg:width="0.019cm" svg:height="0.019cm" svg:x="10.703cm" svg:y="17.7cm" svg:viewBox="0 0 20 20" svg:d="M10 20c14 0 14-20 0-20-13 0-13 20 0 20z">
          <text:p/>
        </draw:path>
        <draw:path draw:style-name="gr1" draw:text-style-name="P1" draw:layer="layout" svg:width="0.019cm" svg:height="0.019cm" svg:x="11.203cm" svg:y="17.7cm" svg:viewBox="0 0 20 20" svg:d="M10 20c14 0 14-20 0-20-13 0-13 20 0 20z">
          <text:p/>
        </draw:path>
        <draw:path draw:style-name="gr1" draw:text-style-name="P1" draw:layer="layout" svg:width="0.019cm" svg:height="0.019cm" svg:x="11.703cm" svg:y="17.7cm" svg:viewBox="0 0 20 20" svg:d="M10 20c14 0 14-20 0-20-13 0-13 20 0 20z">
          <text:p/>
        </draw:path>
        <draw:path draw:style-name="gr1" draw:text-style-name="P1" draw:layer="layout" svg:width="0.019cm" svg:height="0.019cm" svg:x="12.203cm" svg:y="17.7cm" svg:viewBox="0 0 20 20" svg:d="M10 20c14 0 14-20 0-20-13 0-13 20 0 20z">
          <text:p/>
        </draw:path>
        <draw:path draw:style-name="gr1" draw:text-style-name="P1" draw:layer="layout" svg:width="0.019cm" svg:height="0.019cm" svg:x="12.703cm" svg:y="17.7cm" svg:viewBox="0 0 20 20" svg:d="M10 20c14 0 14-20 0-20-13 0-13 20 0 20z">
          <text:p/>
        </draw:path>
        <draw:path draw:style-name="gr1" draw:text-style-name="P1" draw:layer="layout" svg:width="0.019cm" svg:height="0.019cm" svg:x="13.203cm" svg:y="17.7cm" svg:viewBox="0 0 20 20" svg:d="M10 20c14 0 14-20 0-20-13 0-13 20 0 20z">
          <text:p/>
        </draw:path>
        <draw:path draw:style-name="gr1" draw:text-style-name="P1" draw:layer="layout" svg:width="0.019cm" svg:height="0.019cm" svg:x="13.703cm" svg:y="17.7cm" svg:viewBox="0 0 20 20" svg:d="M10 20c14 0 14-20 0-20-13 0-13 20 0 20z">
          <text:p/>
        </draw:path>
        <draw:path draw:style-name="gr1" draw:text-style-name="P1" draw:layer="layout" svg:width="0.019cm" svg:height="0.019cm" svg:x="14.203cm" svg:y="17.7cm" svg:viewBox="0 0 20 20" svg:d="M10 20c14 0 14-20 0-20-13 0-13 20 0 20z">
          <text:p/>
        </draw:path>
        <draw:path draw:style-name="gr1" draw:text-style-name="P1" draw:layer="layout" svg:width="0.019cm" svg:height="0.019cm" svg:x="14.703cm" svg:y="17.7cm" svg:viewBox="0 0 20 20" svg:d="M10 20c14 0 14-20 0-20-13 0-13 20 0 20z">
          <text:p/>
        </draw:path>
        <draw:path draw:style-name="gr1" draw:text-style-name="P1" draw:layer="layout" svg:width="0.019cm" svg:height="0.019cm" svg:x="15.203cm" svg:y="17.7cm" svg:viewBox="0 0 20 20" svg:d="M10 20c14 0 14-20 0-20-13 0-13 20 0 20z">
          <text:p/>
        </draw:path>
        <draw:path draw:style-name="gr1" draw:text-style-name="P1" draw:layer="layout" svg:width="0.019cm" svg:height="0.019cm" svg:x="15.703cm" svg:y="17.7cm" svg:viewBox="0 0 20 20" svg:d="M10 20c14 0 14-20 0-20-13 0-13 20 0 20z">
          <text:p/>
        </draw:path>
        <draw:path draw:style-name="gr1" draw:text-style-name="P1" draw:layer="layout" svg:width="0.019cm" svg:height="0.019cm" svg:x="16.203cm" svg:y="17.7cm" svg:viewBox="0 0 20 20" svg:d="M10 20c14 0 14-20 0-20-13 0-13 20 0 20z">
          <text:p/>
        </draw:path>
        <draw:path draw:style-name="gr1" draw:text-style-name="P1" draw:layer="layout" svg:width="0.019cm" svg:height="0.019cm" svg:x="16.702cm" svg:y="17.7cm" svg:viewBox="0 0 20 20" svg:d="M10 20c14 0 14-20 0-20-13 0-13 20 0 20z">
          <text:p/>
        </draw:path>
        <draw:path draw:style-name="gr1" draw:text-style-name="P1" draw:layer="layout" svg:width="0.019cm" svg:height="0.019cm" svg:x="17.202cm" svg:y="17.7cm" svg:viewBox="0 0 20 20" svg:d="M10 20c14 0 14-20 0-20-13 0-13 20 0 20z">
          <text:p/>
        </draw:path>
        <draw:path draw:style-name="gr1" draw:text-style-name="P1" draw:layer="layout" svg:width="0.019cm" svg:height="0.019cm" svg:x="17.702cm" svg:y="17.7cm" svg:viewBox="0 0 20 20" svg:d="M10 20c14 0 14-20 0-20-13 0-13 20 0 20z">
          <text:p/>
        </draw:path>
        <draw:path draw:style-name="gr1" draw:text-style-name="P1" draw:layer="layout" svg:width="0.019cm" svg:height="0.019cm" svg:x="18.202cm" svg:y="17.7cm" svg:viewBox="0 0 20 20" svg:d="M10 20c14 0 14-20 0-20-13 0-13 20 0 20z">
          <text:p/>
        </draw:path>
        <draw:path draw:style-name="gr1" draw:text-style-name="P1" draw:layer="layout" svg:width="0.019cm" svg:height="0.019cm" svg:x="18.702cm" svg:y="17.7cm" svg:viewBox="0 0 20 20" svg:d="M10 20c14 0 14-20 0-20-13 0-13 20 0 20z">
          <text:p/>
        </draw:path>
        <draw:path draw:style-name="gr1" draw:text-style-name="P1" draw:layer="layout" svg:width="0.019cm" svg:height="0.019cm" svg:x="19.202cm" svg:y="17.7cm" svg:viewBox="0 0 20 20" svg:d="M10 20c14 0 14-20 0-20-13 0-13 20 0 20z">
          <text:p/>
        </draw:path>
        <draw:path draw:style-name="gr1" draw:text-style-name="P1" draw:layer="layout" svg:width="0.019cm" svg:height="0.019cm" svg:x="19.702cm" svg:y="17.7cm" svg:viewBox="0 0 20 20" svg:d="M10 20c14 0 14-20 0-20-13 0-13 20 0 20z">
          <text:p/>
        </draw:path>
        <draw:path draw:style-name="gr1" draw:text-style-name="P1" draw:layer="layout" svg:width="0.019cm" svg:height="0.019cm" svg:x="20.202cm" svg:y="17.7cm" svg:viewBox="0 0 20 20" svg:d="M10 20c14 0 14-20 0-20-13 0-13 20 0 20z">
          <text:p/>
        </draw:path>
        <draw:path draw:style-name="gr1" draw:text-style-name="P1" draw:layer="layout" svg:width="0.019cm" svg:height="0.019cm" svg:x="20.702cm" svg:y="17.7cm" svg:viewBox="0 0 20 20" svg:d="M10 20c14 0 14-20 0-20-13 0-13 20 0 20z">
          <text:p/>
        </draw:path>
        <draw:path draw:style-name="gr1" draw:text-style-name="P1" draw:layer="layout" svg:width="0.019cm" svg:height="0.019cm" svg:x="21.202cm" svg:y="17.7cm" svg:viewBox="0 0 20 20" svg:d="M10 20c14 0 14-20 0-20-13 0-13 20 0 20z">
          <text:p/>
        </draw:path>
        <draw:path draw:style-name="gr1" draw:text-style-name="P1" draw:layer="layout" svg:width="0.019cm" svg:height="0.019cm" svg:x="21.702cm" svg:y="17.7cm" svg:viewBox="0 0 20 20" svg:d="M10 20c14 0 14-20 0-20-13 0-13 20 0 20z">
          <text:p/>
        </draw:path>
        <draw:path draw:style-name="gr1" draw:text-style-name="P1" draw:layer="layout" svg:width="0.019cm" svg:height="0.019cm" svg:x="22.202cm" svg:y="17.7cm" svg:viewBox="0 0 20 20" svg:d="M10 20c14 0 14-20 0-20-13 0-13 20 0 20z">
          <text:p/>
        </draw:path>
        <draw:path draw:style-name="gr1" draw:text-style-name="P1" draw:layer="layout" svg:width="0.019cm" svg:height="0.019cm" svg:x="22.702cm" svg:y="17.7cm" svg:viewBox="0 0 20 20" svg:d="M10 20c14 0 14-20 0-20-13 0-13 20 0 20z">
          <text:p/>
        </draw:path>
        <draw:path draw:style-name="gr1" draw:text-style-name="P1" draw:layer="layout" svg:width="0.019cm" svg:height="0.019cm" svg:x="23.202cm" svg:y="17.7cm" svg:viewBox="0 0 20 20" svg:d="M10 20c14 0 14-20 0-20-13 0-13 20 0 20z">
          <text:p/>
        </draw:path>
        <draw:path draw:style-name="gr1" draw:text-style-name="P1" draw:layer="layout" svg:width="0.019cm" svg:height="0.019cm" svg:x="23.702cm" svg:y="17.7cm" svg:viewBox="0 0 20 20" svg:d="M10 20c14 0 14-20 0-20-13 0-13 20 0 20z">
          <text:p/>
        </draw:path>
        <draw:path draw:style-name="gr1" draw:text-style-name="P1" draw:layer="layout" svg:width="0.019cm" svg:height="0.019cm" svg:x="24.202cm" svg:y="17.7cm" svg:viewBox="0 0 20 20" svg:d="M10 20c14 0 14-20 0-20-13 0-13 20 0 20z">
          <text:p/>
        </draw:path>
        <draw:path draw:style-name="gr1" draw:text-style-name="P1" draw:layer="layout" svg:width="0.019cm" svg:height="0.019cm" svg:x="24.703cm" svg:y="17.7cm" svg:viewBox="0 0 20 20" svg:d="M10 20c14 0 14-20 0-20-13 0-13 20 0 20z">
          <text:p/>
        </draw:path>
        <draw:path draw:style-name="gr1" draw:text-style-name="P1" draw:layer="layout" svg:width="0.019cm" svg:height="0.019cm" svg:x="25.203cm" svg:y="17.7cm" svg:viewBox="0 0 20 20" svg:d="M10 20c14 0 14-20 0-20-13 0-13 20 0 20z">
          <text:p/>
        </draw:path>
        <draw:path draw:style-name="gr1" draw:text-style-name="P1" draw:layer="layout" svg:width="0.019cm" svg:height="0.019cm" svg:x="25.703cm" svg:y="17.7cm" svg:viewBox="0 0 20 20" svg:d="M10 20c14 0 14-20 0-20-13 0-13 20 0 20z">
          <text:p/>
        </draw:path>
        <draw:path draw:style-name="gr1" draw:text-style-name="P1" draw:layer="layout" svg:width="0.019cm" svg:height="0.019cm" svg:x="26.203cm" svg:y="17.7cm" svg:viewBox="0 0 20 20" svg:d="M10 20c14 0 14-20 0-20-13 0-13 20 0 20z">
          <text:p/>
        </draw:path>
        <draw:path draw:style-name="gr1" draw:text-style-name="P1" draw:layer="layout" svg:width="0.019cm" svg:height="0.019cm" svg:x="26.703cm" svg:y="17.7cm" svg:viewBox="0 0 20 20" svg:d="M10 20c14 0 14-20 0-20-13 0-13 20 0 20z">
          <text:p/>
        </draw:path>
        <draw:path draw:style-name="gr1" draw:text-style-name="P1" draw:layer="layout" svg:width="0.019cm" svg:height="0.019cm" svg:x="27.203cm" svg:y="17.7cm" svg:viewBox="0 0 20 20" svg:d="M10 20c14 0 14-20 0-20-13 0-13 20 0 20z">
          <text:p/>
        </draw:path>
        <draw:path draw:style-name="gr1" draw:text-style-name="P1" draw:layer="layout" svg:width="0.019cm" svg:height="0.019cm" svg:x="0.702cm" svg:y="17.7cm" svg:viewBox="0 0 20 20" svg:d="M10 20c14 0 14-20 0-20-13 0-13 20 0 20z">
          <text:p/>
        </draw:path>
        <draw:path draw:style-name="gr1" draw:text-style-name="P1" draw:layer="layout" svg:width="0.019cm" svg:height="0.019cm" svg:x="1.202cm" svg:y="17.7cm" svg:viewBox="0 0 20 20" svg:d="M10 20c14 0 14-20 0-20-13 0-13 20 0 20z">
          <text:p/>
        </draw:path>
        <draw:path draw:style-name="gr1" draw:text-style-name="P1" draw:layer="layout" svg:width="0.019cm" svg:height="0.019cm" svg:x="1.702cm" svg:y="17.7cm" svg:viewBox="0 0 20 20" svg:d="M10 20c14 0 14-20 0-20-13 0-13 20 0 20z">
          <text:p/>
        </draw:path>
        <draw:path draw:style-name="gr1" draw:text-style-name="P1" draw:layer="layout" svg:width="0.019cm" svg:height="0.019cm" svg:x="2.202cm" svg:y="17.7cm" svg:viewBox="0 0 20 20" svg:d="M10 20c14 0 14-20 0-20-13 0-13 20 0 20z">
          <text:p/>
        </draw:path>
        <draw:path draw:style-name="gr1" draw:text-style-name="P1" draw:layer="layout" svg:width="0.019cm" svg:height="0.019cm" svg:x="2.702cm" svg:y="17.7cm" svg:viewBox="0 0 20 20" svg:d="M10 20c14 0 14-20 0-20-13 0-13 20 0 20z">
          <text:p/>
        </draw:path>
        <draw:path draw:style-name="gr1" draw:text-style-name="P1" draw:layer="layout" svg:width="0.019cm" svg:height="0.019cm" svg:x="3.202cm" svg:y="17.7cm" svg:viewBox="0 0 20 20" svg:d="M10 20c14 0 14-20 0-20-13 0-13 20 0 20z">
          <text:p/>
        </draw:path>
        <draw:path draw:style-name="gr1" draw:text-style-name="P1" draw:layer="layout" svg:width="0.019cm" svg:height="0.019cm" svg:x="3.702cm" svg:y="17.7cm" svg:viewBox="0 0 20 20" svg:d="M10 20c14 0 14-20 0-20-13 0-13 20 0 20z">
          <text:p/>
        </draw:path>
        <draw:path draw:style-name="gr1" draw:text-style-name="P1" draw:layer="layout" svg:width="0.019cm" svg:height="0.019cm" svg:x="4.202cm" svg:y="17.7cm" svg:viewBox="0 0 20 20" svg:d="M10 20c14 0 14-20 0-20-13 0-13 20 0 20z">
          <text:p/>
        </draw:path>
        <draw:path draw:style-name="gr1" draw:text-style-name="P1" draw:layer="layout" svg:width="0.019cm" svg:height="0.019cm" svg:x="4.702cm" svg:y="17.7cm" svg:viewBox="0 0 20 20" svg:d="M10 20c14 0 14-20 0-20-13 0-13 20 0 20z">
          <text:p/>
        </draw:path>
        <draw:path draw:style-name="gr1" draw:text-style-name="P1" draw:layer="layout" svg:width="0.019cm" svg:height="0.019cm" svg:x="5.202cm" svg:y="17.7cm" svg:viewBox="0 0 20 20" svg:d="M10 20c14 0 14-20 0-20-13 0-13 20 0 20z">
          <text:p/>
        </draw:path>
        <draw:path draw:style-name="gr1" draw:text-style-name="P1" draw:layer="layout" svg:width="0.019cm" svg:height="0.019cm" svg:x="5.702cm" svg:y="17.7cm" svg:viewBox="0 0 20 20" svg:d="M10 20c14 0 14-20 0-20-13 0-13 20 0 20z">
          <text:p/>
        </draw:path>
        <draw:path draw:style-name="gr1" draw:text-style-name="P1" draw:layer="layout" svg:width="0.019cm" svg:height="0.019cm" svg:x="6.202cm" svg:y="17.7cm" svg:viewBox="0 0 20 20" svg:d="M10 20c14 0 14-20 0-20-13 0-13 20 0 20z">
          <text:p/>
        </draw:path>
        <draw:path draw:style-name="gr1" draw:text-style-name="P1" draw:layer="layout" svg:width="0.019cm" svg:height="0.019cm" svg:x="6.702cm" svg:y="17.7cm" svg:viewBox="0 0 20 20" svg:d="M10 20c14 0 14-20 0-20-13 0-13 20 0 20z">
          <text:p/>
        </draw:path>
        <draw:path draw:style-name="gr1" draw:text-style-name="P1" draw:layer="layout" svg:width="0.019cm" svg:height="0.019cm" svg:x="7.202cm" svg:y="17.7cm" svg:viewBox="0 0 20 20" svg:d="M10 20c14 0 14-20 0-20-13 0-13 20 0 20z">
          <text:p/>
        </draw:path>
        <draw:path draw:style-name="gr1" draw:text-style-name="P1" draw:layer="layout" svg:width="0.019cm" svg:height="0.019cm" svg:x="7.702cm" svg:y="17.7cm" svg:viewBox="0 0 20 20" svg:d="M10 20c14 0 14-20 0-20-13 0-13 20 0 20z">
          <text:p/>
        </draw:path>
        <draw:path draw:style-name="gr1" draw:text-style-name="P1" draw:layer="layout" svg:width="0.019cm" svg:height="0.019cm" svg:x="8.202cm" svg:y="17.7cm" svg:viewBox="0 0 20 20" svg:d="M10 20c14 0 14-20 0-20-13 0-13 20 0 20z">
          <text:p/>
        </draw:path>
        <draw:path draw:style-name="gr1" draw:text-style-name="P1" draw:layer="layout" svg:width="0.019cm" svg:height="0.019cm" svg:x="8.703cm" svg:y="17.7cm" svg:viewBox="0 0 20 20" svg:d="M10 20c14 0 14-20 0-20-13 0-13 20 0 20z">
          <text:p/>
        </draw:path>
        <draw:path draw:style-name="gr1" draw:text-style-name="P1" draw:layer="layout" svg:width="0.019cm" svg:height="0.019cm" svg:x="9.203cm" svg:y="17.7cm" svg:viewBox="0 0 20 20" svg:d="M10 20c14 0 14-20 0-20-13 0-13 20 0 20z">
          <text:p/>
        </draw:path>
        <draw:path draw:style-name="gr1" draw:text-style-name="P1" draw:layer="layout" svg:width="0.019cm" svg:height="0.019cm" svg:x="9.703cm" svg:y="17.7cm" svg:viewBox="0 0 20 20" svg:d="M10 20c14 0 14-20 0-20-13 0-13 20 0 20z">
          <text:p/>
        </draw:path>
        <draw:path draw:style-name="gr1" draw:text-style-name="P1" draw:layer="layout" svg:width="0.019cm" svg:height="0.019cm" svg:x="10.203cm" svg:y="17.7cm" svg:viewBox="0 0 20 20" svg:d="M10 20c14 0 14-20 0-20-13 0-13 20 0 20z">
          <text:p/>
        </draw:path>
        <draw:path draw:style-name="gr1" draw:text-style-name="P1" draw:layer="layout" svg:width="0.019cm" svg:height="0.019cm" svg:x="10.703cm" svg:y="17.7cm" svg:viewBox="0 0 20 20" svg:d="M10 20c14 0 14-20 0-20-13 0-13 20 0 20z">
          <text:p/>
        </draw:path>
        <draw:path draw:style-name="gr1" draw:text-style-name="P1" draw:layer="layout" svg:width="0.019cm" svg:height="0.019cm" svg:x="11.203cm" svg:y="17.7cm" svg:viewBox="0 0 20 20" svg:d="M10 20c14 0 14-20 0-20-13 0-13 20 0 20z">
          <text:p/>
        </draw:path>
        <draw:path draw:style-name="gr1" draw:text-style-name="P1" draw:layer="layout" svg:width="0.019cm" svg:height="0.019cm" svg:x="11.703cm" svg:y="17.7cm" svg:viewBox="0 0 20 20" svg:d="M10 20c14 0 14-20 0-20-13 0-13 20 0 20z">
          <text:p/>
        </draw:path>
        <draw:path draw:style-name="gr1" draw:text-style-name="P1" draw:layer="layout" svg:width="0.019cm" svg:height="0.019cm" svg:x="12.203cm" svg:y="17.7cm" svg:viewBox="0 0 20 20" svg:d="M10 20c14 0 14-20 0-20-13 0-13 20 0 20z">
          <text:p/>
        </draw:path>
        <draw:path draw:style-name="gr1" draw:text-style-name="P1" draw:layer="layout" svg:width="0.019cm" svg:height="0.019cm" svg:x="12.703cm" svg:y="17.7cm" svg:viewBox="0 0 20 20" svg:d="M10 20c14 0 14-20 0-20-13 0-13 20 0 20z">
          <text:p/>
        </draw:path>
        <draw:path draw:style-name="gr1" draw:text-style-name="P1" draw:layer="layout" svg:width="0.019cm" svg:height="0.019cm" svg:x="13.203cm" svg:y="17.7cm" svg:viewBox="0 0 20 20" svg:d="M10 20c14 0 14-20 0-20-13 0-13 20 0 20z">
          <text:p/>
        </draw:path>
        <draw:path draw:style-name="gr1" draw:text-style-name="P1" draw:layer="layout" svg:width="0.019cm" svg:height="0.019cm" svg:x="13.703cm" svg:y="17.7cm" svg:viewBox="0 0 20 20" svg:d="M10 20c14 0 14-20 0-20-13 0-13 20 0 20z">
          <text:p/>
        </draw:path>
        <draw:path draw:style-name="gr1" draw:text-style-name="P1" draw:layer="layout" svg:width="0.019cm" svg:height="0.019cm" svg:x="14.203cm" svg:y="17.7cm" svg:viewBox="0 0 20 20" svg:d="M10 20c14 0 14-20 0-20-13 0-13 20 0 20z">
          <text:p/>
        </draw:path>
        <draw:path draw:style-name="gr1" draw:text-style-name="P1" draw:layer="layout" svg:width="0.019cm" svg:height="0.019cm" svg:x="14.703cm" svg:y="17.7cm" svg:viewBox="0 0 20 20" svg:d="M10 20c14 0 14-20 0-20-13 0-13 20 0 20z">
          <text:p/>
        </draw:path>
        <draw:path draw:style-name="gr1" draw:text-style-name="P1" draw:layer="layout" svg:width="0.019cm" svg:height="0.019cm" svg:x="15.203cm" svg:y="17.7cm" svg:viewBox="0 0 20 20" svg:d="M10 20c14 0 14-20 0-20-13 0-13 20 0 20z">
          <text:p/>
        </draw:path>
        <draw:path draw:style-name="gr1" draw:text-style-name="P1" draw:layer="layout" svg:width="0.019cm" svg:height="0.019cm" svg:x="15.703cm" svg:y="17.7cm" svg:viewBox="0 0 20 20" svg:d="M10 20c14 0 14-20 0-20-13 0-13 20 0 20z">
          <text:p/>
        </draw:path>
        <draw:path draw:style-name="gr1" draw:text-style-name="P1" draw:layer="layout" svg:width="0.019cm" svg:height="0.019cm" svg:x="16.203cm" svg:y="17.7cm" svg:viewBox="0 0 20 20" svg:d="M10 20c14 0 14-20 0-20-13 0-13 20 0 20z">
          <text:p/>
        </draw:path>
        <draw:path draw:style-name="gr1" draw:text-style-name="P1" draw:layer="layout" svg:width="0.019cm" svg:height="0.019cm" svg:x="0.703cm" svg:y="18.2cm" svg:viewBox="0 0 20 20" svg:d="M10 20c14 0 14-20 0-20-13 0-13 20 0 20z">
          <text:p/>
        </draw:path>
        <draw:path draw:style-name="gr1" draw:text-style-name="P1" draw:layer="layout" svg:width="0.019cm" svg:height="0.019cm" svg:x="1.203cm" svg:y="18.2cm" svg:viewBox="0 0 20 20" svg:d="M10 20c14 0 14-20 0-20-13 0-13 20 0 20z">
          <text:p/>
        </draw:path>
        <draw:path draw:style-name="gr1" draw:text-style-name="P1" draw:layer="layout" svg:width="0.019cm" svg:height="0.019cm" svg:x="1.703cm" svg:y="18.2cm" svg:viewBox="0 0 20 20" svg:d="M10 20c14 0 14-20 0-20-13 0-13 20 0 20z">
          <text:p/>
        </draw:path>
        <draw:path draw:style-name="gr1" draw:text-style-name="P1" draw:layer="layout" svg:width="0.019cm" svg:height="0.019cm" svg:x="2.203cm" svg:y="18.2cm" svg:viewBox="0 0 20 20" svg:d="M10 20c14 0 14-20 0-20-13 0-13 20 0 20z">
          <text:p/>
        </draw:path>
        <draw:path draw:style-name="gr1" draw:text-style-name="P1" draw:layer="layout" svg:width="0.019cm" svg:height="0.019cm" svg:x="2.703cm" svg:y="18.2cm" svg:viewBox="0 0 20 20" svg:d="M10 20c14 0 14-20 0-20-13 0-13 20 0 20z">
          <text:p/>
        </draw:path>
        <draw:path draw:style-name="gr1" draw:text-style-name="P1" draw:layer="layout" svg:width="0.019cm" svg:height="0.019cm" svg:x="3.203cm" svg:y="18.2cm" svg:viewBox="0 0 20 20" svg:d="M10 20c14 0 14-20 0-20-13 0-13 20 0 20z">
          <text:p/>
        </draw:path>
        <draw:path draw:style-name="gr1" draw:text-style-name="P1" draw:layer="layout" svg:width="0.019cm" svg:height="0.019cm" svg:x="3.703cm" svg:y="18.2cm" svg:viewBox="0 0 20 20" svg:d="M10 20c14 0 14-20 0-20-13 0-13 20 0 20z">
          <text:p/>
        </draw:path>
        <draw:path draw:style-name="gr1" draw:text-style-name="P1" draw:layer="layout" svg:width="0.019cm" svg:height="0.019cm" svg:x="4.203cm" svg:y="18.2cm" svg:viewBox="0 0 20 20" svg:d="M10 20c14 0 14-20 0-20-13 0-13 20 0 20z">
          <text:p/>
        </draw:path>
        <draw:path draw:style-name="gr1" draw:text-style-name="P1" draw:layer="layout" svg:width="0.019cm" svg:height="0.019cm" svg:x="4.703cm" svg:y="18.2cm" svg:viewBox="0 0 20 20" svg:d="M10 20c14 0 14-20 0-20-13 0-13 20 0 20z">
          <text:p/>
        </draw:path>
        <draw:path draw:style-name="gr1" draw:text-style-name="P1" draw:layer="layout" svg:width="0.019cm" svg:height="0.019cm" svg:x="5.203cm" svg:y="18.2cm" svg:viewBox="0 0 20 20" svg:d="M10 20c14 0 14-20 0-20-13 0-13 20 0 20z">
          <text:p/>
        </draw:path>
        <draw:path draw:style-name="gr1" draw:text-style-name="P1" draw:layer="layout" svg:width="0.019cm" svg:height="0.019cm" svg:x="5.703cm" svg:y="18.2cm" svg:viewBox="0 0 20 20" svg:d="M10 20c14 0 14-20 0-20-13 0-13 20 0 20z">
          <text:p/>
        </draw:path>
        <draw:path draw:style-name="gr1" draw:text-style-name="P1" draw:layer="layout" svg:width="0.019cm" svg:height="0.019cm" svg:x="6.203cm" svg:y="18.2cm" svg:viewBox="0 0 20 20" svg:d="M10 20c14 0 14-20 0-20-13 0-13 20 0 20z">
          <text:p/>
        </draw:path>
        <draw:path draw:style-name="gr1" draw:text-style-name="P1" draw:layer="layout" svg:width="0.019cm" svg:height="0.019cm" svg:x="6.703cm" svg:y="18.2cm" svg:viewBox="0 0 20 20" svg:d="M10 20c14 0 14-20 0-20-13 0-13 20 0 20z">
          <text:p/>
        </draw:path>
        <draw:path draw:style-name="gr1" draw:text-style-name="P1" draw:layer="layout" svg:width="0.019cm" svg:height="0.019cm" svg:x="7.203cm" svg:y="18.2cm" svg:viewBox="0 0 20 20" svg:d="M10 20c14 0 14-20 0-20-13 0-13 20 0 20z">
          <text:p/>
        </draw:path>
        <draw:path draw:style-name="gr1" draw:text-style-name="P1" draw:layer="layout" svg:width="0.019cm" svg:height="0.019cm" svg:x="7.703cm" svg:y="18.2cm" svg:viewBox="0 0 20 20" svg:d="M10 20c14 0 14-20 0-20-13 0-13 20 0 20z">
          <text:p/>
        </draw:path>
        <draw:path draw:style-name="gr1" draw:text-style-name="P1" draw:layer="layout" svg:width="0.019cm" svg:height="0.019cm" svg:x="8.203cm" svg:y="18.2cm" svg:viewBox="0 0 20 20" svg:d="M10 20c14 0 14-20 0-20-13 0-13 20 0 20z">
          <text:p/>
        </draw:path>
        <draw:path draw:style-name="gr1" draw:text-style-name="P1" draw:layer="layout" svg:width="0.019cm" svg:height="0.019cm" svg:x="8.704cm" svg:y="18.2cm" svg:viewBox="0 0 20 20" svg:d="M10 20c14 0 14-20 0-20-13 0-13 20 0 20z">
          <text:p/>
        </draw:path>
        <draw:path draw:style-name="gr1" draw:text-style-name="P1" draw:layer="layout" svg:width="0.019cm" svg:height="0.019cm" svg:x="9.204cm" svg:y="18.2cm" svg:viewBox="0 0 20 20" svg:d="M10 20c14 0 14-20 0-20-13 0-13 20 0 20z">
          <text:p/>
        </draw:path>
        <draw:path draw:style-name="gr1" draw:text-style-name="P1" draw:layer="layout" svg:width="0.019cm" svg:height="0.019cm" svg:x="9.704cm" svg:y="18.2cm" svg:viewBox="0 0 20 20" svg:d="M10 20c14 0 14-20 0-20-13 0-13 20 0 20z">
          <text:p/>
        </draw:path>
        <draw:path draw:style-name="gr1" draw:text-style-name="P1" draw:layer="layout" svg:width="0.019cm" svg:height="0.019cm" svg:x="10.204cm" svg:y="18.2cm" svg:viewBox="0 0 20 20" svg:d="M10 20c14 0 14-20 0-20-13 0-13 20 0 20z">
          <text:p/>
        </draw:path>
        <draw:path draw:style-name="gr1" draw:text-style-name="P1" draw:layer="layout" svg:width="0.019cm" svg:height="0.019cm" svg:x="10.704cm" svg:y="18.2cm" svg:viewBox="0 0 20 20" svg:d="M10 20c14 0 14-20 0-20-13 0-13 20 0 20z">
          <text:p/>
        </draw:path>
        <draw:path draw:style-name="gr1" draw:text-style-name="P1" draw:layer="layout" svg:width="0.019cm" svg:height="0.019cm" svg:x="11.204cm" svg:y="18.2cm" svg:viewBox="0 0 20 20" svg:d="M10 20c14 0 14-20 0-20-13 0-13 20 0 20z">
          <text:p/>
        </draw:path>
        <draw:path draw:style-name="gr1" draw:text-style-name="P1" draw:layer="layout" svg:width="0.019cm" svg:height="0.019cm" svg:x="11.704cm" svg:y="18.2cm" svg:viewBox="0 0 20 20" svg:d="M10 20c14 0 14-20 0-20-13 0-13 20 0 20z">
          <text:p/>
        </draw:path>
        <draw:path draw:style-name="gr1" draw:text-style-name="P1" draw:layer="layout" svg:width="0.019cm" svg:height="0.019cm" svg:x="12.204cm" svg:y="18.2cm" svg:viewBox="0 0 20 20" svg:d="M10 20c14 0 14-20 0-20-13 0-13 20 0 20z">
          <text:p/>
        </draw:path>
        <draw:path draw:style-name="gr1" draw:text-style-name="P1" draw:layer="layout" svg:width="0.019cm" svg:height="0.019cm" svg:x="12.704cm" svg:y="18.2cm" svg:viewBox="0 0 20 20" svg:d="M10 20c14 0 14-20 0-20-13 0-13 20 0 20z">
          <text:p/>
        </draw:path>
        <draw:path draw:style-name="gr1" draw:text-style-name="P1" draw:layer="layout" svg:width="0.019cm" svg:height="0.019cm" svg:x="13.204cm" svg:y="18.2cm" svg:viewBox="0 0 20 20" svg:d="M10 20c14 0 14-20 0-20-13 0-13 20 0 20z">
          <text:p/>
        </draw:path>
        <draw:path draw:style-name="gr1" draw:text-style-name="P1" draw:layer="layout" svg:width="0.019cm" svg:height="0.019cm" svg:x="13.704cm" svg:y="18.2cm" svg:viewBox="0 0 20 20" svg:d="M10 20c14 0 14-20 0-20-13 0-13 20 0 20z">
          <text:p/>
        </draw:path>
        <draw:path draw:style-name="gr1" draw:text-style-name="P1" draw:layer="layout" svg:width="0.019cm" svg:height="0.019cm" svg:x="14.204cm" svg:y="18.2cm" svg:viewBox="0 0 20 20" svg:d="M10 20c14 0 14-20 0-20-13 0-13 20 0 20z">
          <text:p/>
        </draw:path>
        <draw:path draw:style-name="gr1" draw:text-style-name="P1" draw:layer="layout" svg:width="0.019cm" svg:height="0.019cm" svg:x="14.704cm" svg:y="18.2cm" svg:viewBox="0 0 20 20" svg:d="M10 20c14 0 14-20 0-20-13 0-13 20 0 20z">
          <text:p/>
        </draw:path>
        <draw:path draw:style-name="gr1" draw:text-style-name="P1" draw:layer="layout" svg:width="0.019cm" svg:height="0.019cm" svg:x="15.204cm" svg:y="18.2cm" svg:viewBox="0 0 20 20" svg:d="M10 20c14 0 14-20 0-20-13 0-13 20 0 20z">
          <text:p/>
        </draw:path>
        <draw:path draw:style-name="gr1" draw:text-style-name="P1" draw:layer="layout" svg:width="0.019cm" svg:height="0.019cm" svg:x="15.704cm" svg:y="18.2cm" svg:viewBox="0 0 20 20" svg:d="M10 20c14 0 14-20 0-20-13 0-13 20 0 20z">
          <text:p/>
        </draw:path>
        <draw:path draw:style-name="gr1" draw:text-style-name="P1" draw:layer="layout" svg:width="0.019cm" svg:height="0.019cm" svg:x="16.204cm" svg:y="18.2cm" svg:viewBox="0 0 20 20" svg:d="M10 20c14 0 14-20 0-20-13 0-13 20 0 20z">
          <text:p/>
        </draw:path>
        <draw:path draw:style-name="gr1" draw:text-style-name="P1" draw:layer="layout" svg:width="0.019cm" svg:height="0.019cm" svg:x="16.703cm" svg:y="18.2cm" svg:viewBox="0 0 20 20" svg:d="M10 20c14 0 14-20 0-20-13 0-13 20 0 20z">
          <text:p/>
        </draw:path>
        <draw:path draw:style-name="gr1" draw:text-style-name="P1" draw:layer="layout" svg:width="0.019cm" svg:height="0.019cm" svg:x="17.203cm" svg:y="18.2cm" svg:viewBox="0 0 20 20" svg:d="M10 20c14 0 14-20 0-20-13 0-13 20 0 20z">
          <text:p/>
        </draw:path>
        <draw:path draw:style-name="gr1" draw:text-style-name="P1" draw:layer="layout" svg:width="0.019cm" svg:height="0.019cm" svg:x="17.703cm" svg:y="18.2cm" svg:viewBox="0 0 20 20" svg:d="M10 20c14 0 14-20 0-20-13 0-13 20 0 20z">
          <text:p/>
        </draw:path>
        <draw:path draw:style-name="gr1" draw:text-style-name="P1" draw:layer="layout" svg:width="0.019cm" svg:height="0.019cm" svg:x="18.203cm" svg:y="18.2cm" svg:viewBox="0 0 20 20" svg:d="M10 20c14 0 14-20 0-20-13 0-13 20 0 20z">
          <text:p/>
        </draw:path>
        <draw:path draw:style-name="gr1" draw:text-style-name="P1" draw:layer="layout" svg:width="0.019cm" svg:height="0.019cm" svg:x="18.703cm" svg:y="18.2cm" svg:viewBox="0 0 20 20" svg:d="M10 20c14 0 14-20 0-20-13 0-13 20 0 20z">
          <text:p/>
        </draw:path>
        <draw:path draw:style-name="gr1" draw:text-style-name="P1" draw:layer="layout" svg:width="0.019cm" svg:height="0.019cm" svg:x="19.203cm" svg:y="18.2cm" svg:viewBox="0 0 20 20" svg:d="M10 20c14 0 14-20 0-20-13 0-13 20 0 20z">
          <text:p/>
        </draw:path>
        <draw:path draw:style-name="gr1" draw:text-style-name="P1" draw:layer="layout" svg:width="0.019cm" svg:height="0.019cm" svg:x="19.703cm" svg:y="18.2cm" svg:viewBox="0 0 20 20" svg:d="M10 20c14 0 14-20 0-20-13 0-13 20 0 20z">
          <text:p/>
        </draw:path>
        <draw:path draw:style-name="gr1" draw:text-style-name="P1" draw:layer="layout" svg:width="0.019cm" svg:height="0.019cm" svg:x="20.203cm" svg:y="18.2cm" svg:viewBox="0 0 20 20" svg:d="M10 20c14 0 14-20 0-20-13 0-13 20 0 20z">
          <text:p/>
        </draw:path>
        <draw:path draw:style-name="gr1" draw:text-style-name="P1" draw:layer="layout" svg:width="0.019cm" svg:height="0.019cm" svg:x="20.703cm" svg:y="18.2cm" svg:viewBox="0 0 20 20" svg:d="M10 20c14 0 14-20 0-20-13 0-13 20 0 20z">
          <text:p/>
        </draw:path>
        <draw:path draw:style-name="gr1" draw:text-style-name="P1" draw:layer="layout" svg:width="0.019cm" svg:height="0.019cm" svg:x="21.203cm" svg:y="18.2cm" svg:viewBox="0 0 20 20" svg:d="M10 20c14 0 14-20 0-20-13 0-13 20 0 20z">
          <text:p/>
        </draw:path>
        <draw:path draw:style-name="gr1" draw:text-style-name="P1" draw:layer="layout" svg:width="0.019cm" svg:height="0.019cm" svg:x="21.703cm" svg:y="18.2cm" svg:viewBox="0 0 20 20" svg:d="M10 20c14 0 14-20 0-20-13 0-13 20 0 20z">
          <text:p/>
        </draw:path>
        <draw:path draw:style-name="gr1" draw:text-style-name="P1" draw:layer="layout" svg:width="0.019cm" svg:height="0.019cm" svg:x="22.203cm" svg:y="18.2cm" svg:viewBox="0 0 20 20" svg:d="M10 20c14 0 14-20 0-20-13 0-13 20 0 20z">
          <text:p/>
        </draw:path>
        <draw:path draw:style-name="gr1" draw:text-style-name="P1" draw:layer="layout" svg:width="0.019cm" svg:height="0.019cm" svg:x="22.703cm" svg:y="18.2cm" svg:viewBox="0 0 20 20" svg:d="M10 20c14 0 14-20 0-20-13 0-13 20 0 20z">
          <text:p/>
        </draw:path>
        <draw:path draw:style-name="gr1" draw:text-style-name="P1" draw:layer="layout" svg:width="0.019cm" svg:height="0.019cm" svg:x="23.203cm" svg:y="18.2cm" svg:viewBox="0 0 20 20" svg:d="M10 20c14 0 14-20 0-20-13 0-13 20 0 20z">
          <text:p/>
        </draw:path>
        <draw:path draw:style-name="gr1" draw:text-style-name="P1" draw:layer="layout" svg:width="0.019cm" svg:height="0.019cm" svg:x="23.703cm" svg:y="18.2cm" svg:viewBox="0 0 20 20" svg:d="M10 20c14 0 14-20 0-20-13 0-13 20 0 20z">
          <text:p/>
        </draw:path>
        <draw:path draw:style-name="gr1" draw:text-style-name="P1" draw:layer="layout" svg:width="0.019cm" svg:height="0.019cm" svg:x="24.203cm" svg:y="18.2cm" svg:viewBox="0 0 20 20" svg:d="M10 20c14 0 14-20 0-20-13 0-13 20 0 20z">
          <text:p/>
        </draw:path>
        <draw:path draw:style-name="gr1" draw:text-style-name="P1" draw:layer="layout" svg:width="0.019cm" svg:height="0.019cm" svg:x="24.704cm" svg:y="18.2cm" svg:viewBox="0 0 20 20" svg:d="M10 20c14 0 14-20 0-20-13 0-13 20 0 20z">
          <text:p/>
        </draw:path>
        <draw:path draw:style-name="gr1" draw:text-style-name="P1" draw:layer="layout" svg:width="0.019cm" svg:height="0.019cm" svg:x="25.204cm" svg:y="18.2cm" svg:viewBox="0 0 20 20" svg:d="M10 20c14 0 14-20 0-20-13 0-13 20 0 20z">
          <text:p/>
        </draw:path>
        <draw:path draw:style-name="gr1" draw:text-style-name="P1" draw:layer="layout" svg:width="0.019cm" svg:height="0.019cm" svg:x="25.704cm" svg:y="18.2cm" svg:viewBox="0 0 20 20" svg:d="M10 20c14 0 14-20 0-20-13 0-13 20 0 20z">
          <text:p/>
        </draw:path>
        <draw:path draw:style-name="gr1" draw:text-style-name="P1" draw:layer="layout" svg:width="0.019cm" svg:height="0.019cm" svg:x="26.204cm" svg:y="18.2cm" svg:viewBox="0 0 20 20" svg:d="M10 20c14 0 14-20 0-20-13 0-13 20 0 20z">
          <text:p/>
        </draw:path>
        <draw:path draw:style-name="gr1" draw:text-style-name="P1" draw:layer="layout" svg:width="0.019cm" svg:height="0.019cm" svg:x="26.704cm" svg:y="18.2cm" svg:viewBox="0 0 20 20" svg:d="M10 20c14 0 14-20 0-20-13 0-13 20 0 20z">
          <text:p/>
        </draw:path>
        <draw:path draw:style-name="gr1" draw:text-style-name="P1" draw:layer="layout" svg:width="0.019cm" svg:height="0.019cm" svg:x="27.204cm" svg:y="18.2cm" svg:viewBox="0 0 20 20" svg:d="M10 20c14 0 14-20 0-20-13 0-13 20 0 20z">
          <text:p/>
        </draw:path>
        <draw:path draw:style-name="gr1" draw:text-style-name="P1" draw:layer="layout" svg:width="0.019cm" svg:height="0.019cm" svg:x="0.703cm" svg:y="18.2cm" svg:viewBox="0 0 20 20" svg:d="M10 20c14 0 14-20 0-20-13 0-13 20 0 20z">
          <text:p/>
        </draw:path>
        <draw:path draw:style-name="gr1" draw:text-style-name="P1" draw:layer="layout" svg:width="0.019cm" svg:height="0.019cm" svg:x="1.203cm" svg:y="18.2cm" svg:viewBox="0 0 20 20" svg:d="M10 20c14 0 14-20 0-20-13 0-13 20 0 20z">
          <text:p/>
        </draw:path>
        <draw:path draw:style-name="gr1" draw:text-style-name="P1" draw:layer="layout" svg:width="0.019cm" svg:height="0.019cm" svg:x="1.703cm" svg:y="18.2cm" svg:viewBox="0 0 20 20" svg:d="M10 20c14 0 14-20 0-20-13 0-13 20 0 20z">
          <text:p/>
        </draw:path>
        <draw:path draw:style-name="gr1" draw:text-style-name="P1" draw:layer="layout" svg:width="0.019cm" svg:height="0.019cm" svg:x="2.203cm" svg:y="18.2cm" svg:viewBox="0 0 20 20" svg:d="M10 20c14 0 14-20 0-20-13 0-13 20 0 20z">
          <text:p/>
        </draw:path>
        <draw:path draw:style-name="gr1" draw:text-style-name="P1" draw:layer="layout" svg:width="0.019cm" svg:height="0.019cm" svg:x="2.703cm" svg:y="18.2cm" svg:viewBox="0 0 20 20" svg:d="M10 20c14 0 14-20 0-20-13 0-13 20 0 20z">
          <text:p/>
        </draw:path>
        <draw:path draw:style-name="gr1" draw:text-style-name="P1" draw:layer="layout" svg:width="0.019cm" svg:height="0.019cm" svg:x="3.203cm" svg:y="18.2cm" svg:viewBox="0 0 20 20" svg:d="M10 20c14 0 14-20 0-20-13 0-13 20 0 20z">
          <text:p/>
        </draw:path>
        <draw:path draw:style-name="gr1" draw:text-style-name="P1" draw:layer="layout" svg:width="0.019cm" svg:height="0.019cm" svg:x="3.703cm" svg:y="18.2cm" svg:viewBox="0 0 20 20" svg:d="M10 20c14 0 14-20 0-20-13 0-13 20 0 20z">
          <text:p/>
        </draw:path>
        <draw:path draw:style-name="gr1" draw:text-style-name="P1" draw:layer="layout" svg:width="0.019cm" svg:height="0.019cm" svg:x="4.203cm" svg:y="18.2cm" svg:viewBox="0 0 20 20" svg:d="M10 20c14 0 14-20 0-20-13 0-13 20 0 20z">
          <text:p/>
        </draw:path>
        <draw:path draw:style-name="gr1" draw:text-style-name="P1" draw:layer="layout" svg:width="0.019cm" svg:height="0.019cm" svg:x="4.703cm" svg:y="18.2cm" svg:viewBox="0 0 20 20" svg:d="M10 20c14 0 14-20 0-20-13 0-13 20 0 20z">
          <text:p/>
        </draw:path>
        <draw:path draw:style-name="gr1" draw:text-style-name="P1" draw:layer="layout" svg:width="0.019cm" svg:height="0.019cm" svg:x="5.203cm" svg:y="18.2cm" svg:viewBox="0 0 20 20" svg:d="M10 20c14 0 14-20 0-20-13 0-13 20 0 20z">
          <text:p/>
        </draw:path>
        <draw:path draw:style-name="gr1" draw:text-style-name="P1" draw:layer="layout" svg:width="0.019cm" svg:height="0.019cm" svg:x="5.703cm" svg:y="18.2cm" svg:viewBox="0 0 20 20" svg:d="M10 20c14 0 14-20 0-20-13 0-13 20 0 20z">
          <text:p/>
        </draw:path>
        <draw:path draw:style-name="gr1" draw:text-style-name="P1" draw:layer="layout" svg:width="0.019cm" svg:height="0.019cm" svg:x="6.203cm" svg:y="18.2cm" svg:viewBox="0 0 20 20" svg:d="M10 20c14 0 14-20 0-20-13 0-13 20 0 20z">
          <text:p/>
        </draw:path>
        <draw:path draw:style-name="gr1" draw:text-style-name="P1" draw:layer="layout" svg:width="0.019cm" svg:height="0.019cm" svg:x="6.703cm" svg:y="18.2cm" svg:viewBox="0 0 20 20" svg:d="M10 20c14 0 14-20 0-20-13 0-13 20 0 20z">
          <text:p/>
        </draw:path>
        <draw:path draw:style-name="gr1" draw:text-style-name="P1" draw:layer="layout" svg:width="0.019cm" svg:height="0.019cm" svg:x="7.203cm" svg:y="18.2cm" svg:viewBox="0 0 20 20" svg:d="M10 20c14 0 14-20 0-20-13 0-13 20 0 20z">
          <text:p/>
        </draw:path>
        <draw:path draw:style-name="gr1" draw:text-style-name="P1" draw:layer="layout" svg:width="0.019cm" svg:height="0.019cm" svg:x="7.703cm" svg:y="18.2cm" svg:viewBox="0 0 20 20" svg:d="M10 20c14 0 14-20 0-20-13 0-13 20 0 20z">
          <text:p/>
        </draw:path>
        <draw:path draw:style-name="gr1" draw:text-style-name="P1" draw:layer="layout" svg:width="0.019cm" svg:height="0.019cm" svg:x="8.203cm" svg:y="18.2cm" svg:viewBox="0 0 20 20" svg:d="M10 20c14 0 14-20 0-20-13 0-13 20 0 20z">
          <text:p/>
        </draw:path>
        <draw:path draw:style-name="gr1" draw:text-style-name="P1" draw:layer="layout" svg:width="0.019cm" svg:height="0.019cm" svg:x="8.704cm" svg:y="18.2cm" svg:viewBox="0 0 20 20" svg:d="M10 20c14 0 14-20 0-20-13 0-13 20 0 20z">
          <text:p/>
        </draw:path>
        <draw:path draw:style-name="gr1" draw:text-style-name="P1" draw:layer="layout" svg:width="0.019cm" svg:height="0.019cm" svg:x="9.204cm" svg:y="18.2cm" svg:viewBox="0 0 20 20" svg:d="M10 20c14 0 14-20 0-20-13 0-13 20 0 20z">
          <text:p/>
        </draw:path>
        <draw:path draw:style-name="gr1" draw:text-style-name="P1" draw:layer="layout" svg:width="0.019cm" svg:height="0.019cm" svg:x="9.704cm" svg:y="18.2cm" svg:viewBox="0 0 20 20" svg:d="M10 20c14 0 14-20 0-20-13 0-13 20 0 20z">
          <text:p/>
        </draw:path>
        <draw:path draw:style-name="gr1" draw:text-style-name="P1" draw:layer="layout" svg:width="0.019cm" svg:height="0.019cm" svg:x="10.204cm" svg:y="18.2cm" svg:viewBox="0 0 20 20" svg:d="M10 20c14 0 14-20 0-20-13 0-13 20 0 20z">
          <text:p/>
        </draw:path>
        <draw:path draw:style-name="gr1" draw:text-style-name="P1" draw:layer="layout" svg:width="0.019cm" svg:height="0.019cm" svg:x="10.704cm" svg:y="18.2cm" svg:viewBox="0 0 20 20" svg:d="M10 20c14 0 14-20 0-20-13 0-13 20 0 20z">
          <text:p/>
        </draw:path>
        <draw:path draw:style-name="gr1" draw:text-style-name="P1" draw:layer="layout" svg:width="0.019cm" svg:height="0.019cm" svg:x="11.204cm" svg:y="18.2cm" svg:viewBox="0 0 20 20" svg:d="M10 20c14 0 14-20 0-20-13 0-13 20 0 20z">
          <text:p/>
        </draw:path>
        <draw:path draw:style-name="gr1" draw:text-style-name="P1" draw:layer="layout" svg:width="0.019cm" svg:height="0.019cm" svg:x="11.704cm" svg:y="18.2cm" svg:viewBox="0 0 20 20" svg:d="M10 20c14 0 14-20 0-20-13 0-13 20 0 20z">
          <text:p/>
        </draw:path>
        <draw:path draw:style-name="gr1" draw:text-style-name="P1" draw:layer="layout" svg:width="0.019cm" svg:height="0.019cm" svg:x="12.204cm" svg:y="18.2cm" svg:viewBox="0 0 20 20" svg:d="M10 20c14 0 14-20 0-20-13 0-13 20 0 20z">
          <text:p/>
        </draw:path>
        <draw:path draw:style-name="gr1" draw:text-style-name="P1" draw:layer="layout" svg:width="0.019cm" svg:height="0.019cm" svg:x="12.704cm" svg:y="18.2cm" svg:viewBox="0 0 20 20" svg:d="M10 20c14 0 14-20 0-20-13 0-13 20 0 20z">
          <text:p/>
        </draw:path>
        <draw:path draw:style-name="gr1" draw:text-style-name="P1" draw:layer="layout" svg:width="0.019cm" svg:height="0.019cm" svg:x="13.204cm" svg:y="18.2cm" svg:viewBox="0 0 20 20" svg:d="M10 20c14 0 14-20 0-20-13 0-13 20 0 20z">
          <text:p/>
        </draw:path>
        <draw:path draw:style-name="gr1" draw:text-style-name="P1" draw:layer="layout" svg:width="0.019cm" svg:height="0.019cm" svg:x="13.704cm" svg:y="18.2cm" svg:viewBox="0 0 20 20" svg:d="M10 20c14 0 14-20 0-20-13 0-13 20 0 20z">
          <text:p/>
        </draw:path>
        <draw:path draw:style-name="gr1" draw:text-style-name="P1" draw:layer="layout" svg:width="0.019cm" svg:height="0.019cm" svg:x="14.204cm" svg:y="18.2cm" svg:viewBox="0 0 20 20" svg:d="M10 20c14 0 14-20 0-20-13 0-13 20 0 20z">
          <text:p/>
        </draw:path>
        <draw:path draw:style-name="gr1" draw:text-style-name="P1" draw:layer="layout" svg:width="0.019cm" svg:height="0.019cm" svg:x="14.704cm" svg:y="18.2cm" svg:viewBox="0 0 20 20" svg:d="M10 20c14 0 14-20 0-20-13 0-13 20 0 20z">
          <text:p/>
        </draw:path>
        <draw:path draw:style-name="gr1" draw:text-style-name="P1" draw:layer="layout" svg:width="0.019cm" svg:height="0.019cm" svg:x="15.204cm" svg:y="18.2cm" svg:viewBox="0 0 20 20" svg:d="M10 20c14 0 14-20 0-20-13 0-13 20 0 20z">
          <text:p/>
        </draw:path>
        <draw:path draw:style-name="gr1" draw:text-style-name="P1" draw:layer="layout" svg:width="0.019cm" svg:height="0.019cm" svg:x="15.704cm" svg:y="18.2cm" svg:viewBox="0 0 20 20" svg:d="M10 20c14 0 14-20 0-20-13 0-13 20 0 20z">
          <text:p/>
        </draw:path>
        <draw:path draw:style-name="gr1" draw:text-style-name="P1" draw:layer="layout" svg:width="0.019cm" svg:height="0.019cm" svg:x="16.204cm" svg:y="18.2cm" svg:viewBox="0 0 20 20" svg:d="M10 20c14 0 14-20 0-20-13 0-13 20 0 20z">
          <text:p/>
        </draw:path>
        <draw:path draw:style-name="gr1" draw:text-style-name="P1" draw:layer="layout" svg:width="0.019cm" svg:height="0.019cm" svg:x="0.703cm" svg:y="18.7cm" svg:viewBox="0 0 20 20" svg:d="M10 20c14 0 14-20 0-20-13 0-13 20 0 20z">
          <text:p/>
        </draw:path>
        <draw:path draw:style-name="gr1" draw:text-style-name="P1" draw:layer="layout" svg:width="0.019cm" svg:height="0.019cm" svg:x="1.203cm" svg:y="18.7cm" svg:viewBox="0 0 20 20" svg:d="M10 20c14 0 14-20 0-20-13 0-13 20 0 20z">
          <text:p/>
        </draw:path>
        <draw:path draw:style-name="gr1" draw:text-style-name="P1" draw:layer="layout" svg:width="0.019cm" svg:height="0.019cm" svg:x="1.703cm" svg:y="18.7cm" svg:viewBox="0 0 20 20" svg:d="M10 20c14 0 14-20 0-20-13 0-13 20 0 20z">
          <text:p/>
        </draw:path>
        <draw:path draw:style-name="gr1" draw:text-style-name="P1" draw:layer="layout" svg:width="0.019cm" svg:height="0.019cm" svg:x="2.203cm" svg:y="18.7cm" svg:viewBox="0 0 20 20" svg:d="M10 20c14 0 14-20 0-20-13 0-13 20 0 20z">
          <text:p/>
        </draw:path>
        <draw:path draw:style-name="gr1" draw:text-style-name="P1" draw:layer="layout" svg:width="0.019cm" svg:height="0.019cm" svg:x="2.703cm" svg:y="18.7cm" svg:viewBox="0 0 20 20" svg:d="M10 20c14 0 14-20 0-20-13 0-13 20 0 20z">
          <text:p/>
        </draw:path>
        <draw:path draw:style-name="gr1" draw:text-style-name="P1" draw:layer="layout" svg:width="0.019cm" svg:height="0.019cm" svg:x="3.203cm" svg:y="18.7cm" svg:viewBox="0 0 20 20" svg:d="M10 20c14 0 14-20 0-20-13 0-13 20 0 20z">
          <text:p/>
        </draw:path>
        <draw:path draw:style-name="gr1" draw:text-style-name="P1" draw:layer="layout" svg:width="0.019cm" svg:height="0.019cm" svg:x="3.703cm" svg:y="18.7cm" svg:viewBox="0 0 20 20" svg:d="M10 20c14 0 14-20 0-20-13 0-13 20 0 20z">
          <text:p/>
        </draw:path>
        <draw:path draw:style-name="gr1" draw:text-style-name="P1" draw:layer="layout" svg:width="0.019cm" svg:height="0.019cm" svg:x="4.203cm" svg:y="18.7cm" svg:viewBox="0 0 20 20" svg:d="M10 20c14 0 14-20 0-20-13 0-13 20 0 20z">
          <text:p/>
        </draw:path>
        <draw:path draw:style-name="gr1" draw:text-style-name="P1" draw:layer="layout" svg:width="0.019cm" svg:height="0.019cm" svg:x="4.703cm" svg:y="18.7cm" svg:viewBox="0 0 20 20" svg:d="M10 20c14 0 14-20 0-20-13 0-13 20 0 20z">
          <text:p/>
        </draw:path>
        <draw:path draw:style-name="gr1" draw:text-style-name="P1" draw:layer="layout" svg:width="0.019cm" svg:height="0.019cm" svg:x="5.203cm" svg:y="18.7cm" svg:viewBox="0 0 20 20" svg:d="M10 20c14 0 14-20 0-20-13 0-13 20 0 20z">
          <text:p/>
        </draw:path>
        <draw:path draw:style-name="gr1" draw:text-style-name="P1" draw:layer="layout" svg:width="0.019cm" svg:height="0.019cm" svg:x="5.703cm" svg:y="18.7cm" svg:viewBox="0 0 20 20" svg:d="M10 20c14 0 14-20 0-20-13 0-13 20 0 20z">
          <text:p/>
        </draw:path>
        <draw:path draw:style-name="gr1" draw:text-style-name="P1" draw:layer="layout" svg:width="0.019cm" svg:height="0.019cm" svg:x="6.203cm" svg:y="18.7cm" svg:viewBox="0 0 20 20" svg:d="M10 20c14 0 14-20 0-20-13 0-13 20 0 20z">
          <text:p/>
        </draw:path>
        <draw:path draw:style-name="gr1" draw:text-style-name="P1" draw:layer="layout" svg:width="0.019cm" svg:height="0.019cm" svg:x="6.703cm" svg:y="18.7cm" svg:viewBox="0 0 20 20" svg:d="M10 20c14 0 14-20 0-20-13 0-13 20 0 20z">
          <text:p/>
        </draw:path>
        <draw:path draw:style-name="gr1" draw:text-style-name="P1" draw:layer="layout" svg:width="0.019cm" svg:height="0.019cm" svg:x="7.203cm" svg:y="18.7cm" svg:viewBox="0 0 20 20" svg:d="M10 20c14 0 14-20 0-20-13 0-13 20 0 20z">
          <text:p/>
        </draw:path>
        <draw:path draw:style-name="gr1" draw:text-style-name="P1" draw:layer="layout" svg:width="0.019cm" svg:height="0.019cm" svg:x="7.703cm" svg:y="18.7cm" svg:viewBox="0 0 20 20" svg:d="M10 20c14 0 14-20 0-20-13 0-13 20 0 20z">
          <text:p/>
        </draw:path>
        <draw:path draw:style-name="gr1" draw:text-style-name="P1" draw:layer="layout" svg:width="0.019cm" svg:height="0.019cm" svg:x="8.203cm" svg:y="18.7cm" svg:viewBox="0 0 20 20" svg:d="M10 20c14 0 14-20 0-20-13 0-13 20 0 20z">
          <text:p/>
        </draw:path>
        <draw:path draw:style-name="gr1" draw:text-style-name="P1" draw:layer="layout" svg:width="0.019cm" svg:height="0.019cm" svg:x="8.704cm" svg:y="18.7cm" svg:viewBox="0 0 20 20" svg:d="M10 20c14 0 14-20 0-20-13 0-13 20 0 20z">
          <text:p/>
        </draw:path>
        <draw:path draw:style-name="gr1" draw:text-style-name="P1" draw:layer="layout" svg:width="0.019cm" svg:height="0.019cm" svg:x="9.204cm" svg:y="18.7cm" svg:viewBox="0 0 20 20" svg:d="M10 20c14 0 14-20 0-20-13 0-13 20 0 20z">
          <text:p/>
        </draw:path>
        <draw:path draw:style-name="gr1" draw:text-style-name="P1" draw:layer="layout" svg:width="0.019cm" svg:height="0.019cm" svg:x="9.704cm" svg:y="18.7cm" svg:viewBox="0 0 20 20" svg:d="M10 20c14 0 14-20 0-20-13 0-13 20 0 20z">
          <text:p/>
        </draw:path>
        <draw:path draw:style-name="gr1" draw:text-style-name="P1" draw:layer="layout" svg:width="0.019cm" svg:height="0.019cm" svg:x="10.204cm" svg:y="18.7cm" svg:viewBox="0 0 20 20" svg:d="M10 20c14 0 14-20 0-20-13 0-13 20 0 20z">
          <text:p/>
        </draw:path>
        <draw:path draw:style-name="gr1" draw:text-style-name="P1" draw:layer="layout" svg:width="0.019cm" svg:height="0.019cm" svg:x="10.704cm" svg:y="18.7cm" svg:viewBox="0 0 20 20" svg:d="M10 20c14 0 14-20 0-20-13 0-13 20 0 20z">
          <text:p/>
        </draw:path>
        <draw:path draw:style-name="gr1" draw:text-style-name="P1" draw:layer="layout" svg:width="0.019cm" svg:height="0.019cm" svg:x="11.204cm" svg:y="18.7cm" svg:viewBox="0 0 20 20" svg:d="M10 20c14 0 14-20 0-20-13 0-13 20 0 20z">
          <text:p/>
        </draw:path>
        <draw:path draw:style-name="gr1" draw:text-style-name="P1" draw:layer="layout" svg:width="0.019cm" svg:height="0.019cm" svg:x="11.704cm" svg:y="18.7cm" svg:viewBox="0 0 20 20" svg:d="M10 20c14 0 14-20 0-20-13 0-13 20 0 20z">
          <text:p/>
        </draw:path>
        <draw:path draw:style-name="gr1" draw:text-style-name="P1" draw:layer="layout" svg:width="0.019cm" svg:height="0.019cm" svg:x="12.204cm" svg:y="18.7cm" svg:viewBox="0 0 20 20" svg:d="M10 20c14 0 14-20 0-20-13 0-13 20 0 20z">
          <text:p/>
        </draw:path>
        <draw:path draw:style-name="gr1" draw:text-style-name="P1" draw:layer="layout" svg:width="0.019cm" svg:height="0.019cm" svg:x="12.704cm" svg:y="18.7cm" svg:viewBox="0 0 20 20" svg:d="M10 20c14 0 14-20 0-20-13 0-13 20 0 20z">
          <text:p/>
        </draw:path>
        <draw:path draw:style-name="gr1" draw:text-style-name="P1" draw:layer="layout" svg:width="0.019cm" svg:height="0.019cm" svg:x="13.204cm" svg:y="18.7cm" svg:viewBox="0 0 20 20" svg:d="M10 20c14 0 14-20 0-20-13 0-13 20 0 20z">
          <text:p/>
        </draw:path>
        <draw:path draw:style-name="gr1" draw:text-style-name="P1" draw:layer="layout" svg:width="0.019cm" svg:height="0.019cm" svg:x="13.704cm" svg:y="18.7cm" svg:viewBox="0 0 20 20" svg:d="M10 20c14 0 14-20 0-20-13 0-13 20 0 20z">
          <text:p/>
        </draw:path>
        <draw:path draw:style-name="gr1" draw:text-style-name="P1" draw:layer="layout" svg:width="0.019cm" svg:height="0.019cm" svg:x="14.204cm" svg:y="18.7cm" svg:viewBox="0 0 20 20" svg:d="M10 20c14 0 14-20 0-20-13 0-13 20 0 20z">
          <text:p/>
        </draw:path>
        <draw:path draw:style-name="gr1" draw:text-style-name="P1" draw:layer="layout" svg:width="0.019cm" svg:height="0.019cm" svg:x="14.704cm" svg:y="18.7cm" svg:viewBox="0 0 20 20" svg:d="M10 20c14 0 14-20 0-20-13 0-13 20 0 20z">
          <text:p/>
        </draw:path>
        <draw:path draw:style-name="gr1" draw:text-style-name="P1" draw:layer="layout" svg:width="0.019cm" svg:height="0.019cm" svg:x="15.204cm" svg:y="18.7cm" svg:viewBox="0 0 20 20" svg:d="M10 20c14 0 14-20 0-20-13 0-13 20 0 20z">
          <text:p/>
        </draw:path>
        <draw:path draw:style-name="gr1" draw:text-style-name="P1" draw:layer="layout" svg:width="0.019cm" svg:height="0.019cm" svg:x="15.704cm" svg:y="18.7cm" svg:viewBox="0 0 20 20" svg:d="M10 20c14 0 14-20 0-20-13 0-13 20 0 20z">
          <text:p/>
        </draw:path>
        <draw:path draw:style-name="gr1" draw:text-style-name="P1" draw:layer="layout" svg:width="0.019cm" svg:height="0.019cm" svg:x="16.204cm" svg:y="18.7cm" svg:viewBox="0 0 20 20" svg:d="M10 20c14 0 14-20 0-20-13 0-13 20 0 20z">
          <text:p/>
        </draw:path>
        <draw:path draw:style-name="gr1" draw:text-style-name="P1" draw:layer="layout" svg:width="0.019cm" svg:height="0.019cm" svg:x="16.703cm" svg:y="18.7cm" svg:viewBox="0 0 20 20" svg:d="M10 20c14 0 14-20 0-20-13 0-13 20 0 20z">
          <text:p/>
        </draw:path>
        <draw:path draw:style-name="gr1" draw:text-style-name="P1" draw:layer="layout" svg:width="0.019cm" svg:height="0.019cm" svg:x="17.203cm" svg:y="18.7cm" svg:viewBox="0 0 20 20" svg:d="M10 20c14 0 14-20 0-20-13 0-13 20 0 20z">
          <text:p/>
        </draw:path>
        <draw:path draw:style-name="gr1" draw:text-style-name="P1" draw:layer="layout" svg:width="0.019cm" svg:height="0.019cm" svg:x="17.703cm" svg:y="18.7cm" svg:viewBox="0 0 20 20" svg:d="M10 20c14 0 14-20 0-20-13 0-13 20 0 20z">
          <text:p/>
        </draw:path>
        <draw:path draw:style-name="gr1" draw:text-style-name="P1" draw:layer="layout" svg:width="0.019cm" svg:height="0.019cm" svg:x="18.203cm" svg:y="18.7cm" svg:viewBox="0 0 20 20" svg:d="M10 20c14 0 14-20 0-20-13 0-13 20 0 20z">
          <text:p/>
        </draw:path>
        <draw:path draw:style-name="gr1" draw:text-style-name="P1" draw:layer="layout" svg:width="0.019cm" svg:height="0.019cm" svg:x="18.703cm" svg:y="18.7cm" svg:viewBox="0 0 20 20" svg:d="M10 20c14 0 14-20 0-20-13 0-13 20 0 20z">
          <text:p/>
        </draw:path>
        <draw:path draw:style-name="gr1" draw:text-style-name="P1" draw:layer="layout" svg:width="0.019cm" svg:height="0.019cm" svg:x="19.203cm" svg:y="18.7cm" svg:viewBox="0 0 20 20" svg:d="M10 20c14 0 14-20 0-20-13 0-13 20 0 20z">
          <text:p/>
        </draw:path>
        <draw:path draw:style-name="gr1" draw:text-style-name="P1" draw:layer="layout" svg:width="0.019cm" svg:height="0.019cm" svg:x="19.703cm" svg:y="18.7cm" svg:viewBox="0 0 20 20" svg:d="M10 20c14 0 14-20 0-20-13 0-13 20 0 20z">
          <text:p/>
        </draw:path>
        <draw:path draw:style-name="gr1" draw:text-style-name="P1" draw:layer="layout" svg:width="0.019cm" svg:height="0.019cm" svg:x="20.203cm" svg:y="18.7cm" svg:viewBox="0 0 20 20" svg:d="M10 20c14 0 14-20 0-20-13 0-13 20 0 20z">
          <text:p/>
        </draw:path>
        <draw:path draw:style-name="gr1" draw:text-style-name="P1" draw:layer="layout" svg:width="0.019cm" svg:height="0.019cm" svg:x="20.703cm" svg:y="18.7cm" svg:viewBox="0 0 20 20" svg:d="M10 20c14 0 14-20 0-20-13 0-13 20 0 20z">
          <text:p/>
        </draw:path>
        <draw:path draw:style-name="gr1" draw:text-style-name="P1" draw:layer="layout" svg:width="0.019cm" svg:height="0.019cm" svg:x="21.203cm" svg:y="18.7cm" svg:viewBox="0 0 20 20" svg:d="M10 20c14 0 14-20 0-20-13 0-13 20 0 20z">
          <text:p/>
        </draw:path>
        <draw:path draw:style-name="gr1" draw:text-style-name="P1" draw:layer="layout" svg:width="0.019cm" svg:height="0.019cm" svg:x="21.703cm" svg:y="18.7cm" svg:viewBox="0 0 20 20" svg:d="M10 20c14 0 14-20 0-20-13 0-13 20 0 20z">
          <text:p/>
        </draw:path>
        <draw:path draw:style-name="gr1" draw:text-style-name="P1" draw:layer="layout" svg:width="0.019cm" svg:height="0.019cm" svg:x="22.203cm" svg:y="18.7cm" svg:viewBox="0 0 20 20" svg:d="M10 20c14 0 14-20 0-20-13 0-13 20 0 20z">
          <text:p/>
        </draw:path>
        <draw:path draw:style-name="gr1" draw:text-style-name="P1" draw:layer="layout" svg:width="0.019cm" svg:height="0.019cm" svg:x="22.703cm" svg:y="18.7cm" svg:viewBox="0 0 20 20" svg:d="M10 20c14 0 14-20 0-20-13 0-13 20 0 20z">
          <text:p/>
        </draw:path>
        <draw:path draw:style-name="gr1" draw:text-style-name="P1" draw:layer="layout" svg:width="0.019cm" svg:height="0.019cm" svg:x="23.203cm" svg:y="18.7cm" svg:viewBox="0 0 20 20" svg:d="M10 20c14 0 14-20 0-20-13 0-13 20 0 20z">
          <text:p/>
        </draw:path>
        <draw:path draw:style-name="gr1" draw:text-style-name="P1" draw:layer="layout" svg:width="0.019cm" svg:height="0.019cm" svg:x="23.703cm" svg:y="18.7cm" svg:viewBox="0 0 20 20" svg:d="M10 20c14 0 14-20 0-20-13 0-13 20 0 20z">
          <text:p/>
        </draw:path>
        <draw:path draw:style-name="gr1" draw:text-style-name="P1" draw:layer="layout" svg:width="0.019cm" svg:height="0.019cm" svg:x="24.203cm" svg:y="18.7cm" svg:viewBox="0 0 20 20" svg:d="M10 20c14 0 14-20 0-20-13 0-13 20 0 20z">
          <text:p/>
        </draw:path>
        <draw:path draw:style-name="gr1" draw:text-style-name="P1" draw:layer="layout" svg:width="0.019cm" svg:height="0.019cm" svg:x="24.704cm" svg:y="18.7cm" svg:viewBox="0 0 20 20" svg:d="M10 20c14 0 14-20 0-20-13 0-13 20 0 20z">
          <text:p/>
        </draw:path>
        <draw:path draw:style-name="gr1" draw:text-style-name="P1" draw:layer="layout" svg:width="0.019cm" svg:height="0.019cm" svg:x="25.204cm" svg:y="18.7cm" svg:viewBox="0 0 20 20" svg:d="M10 20c14 0 14-20 0-20-13 0-13 20 0 20z">
          <text:p/>
        </draw:path>
        <draw:path draw:style-name="gr1" draw:text-style-name="P1" draw:layer="layout" svg:width="0.019cm" svg:height="0.019cm" svg:x="25.704cm" svg:y="18.7cm" svg:viewBox="0 0 20 20" svg:d="M10 20c14 0 14-20 0-20-13 0-13 20 0 20z">
          <text:p/>
        </draw:path>
        <draw:path draw:style-name="gr1" draw:text-style-name="P1" draw:layer="layout" svg:width="0.019cm" svg:height="0.019cm" svg:x="26.204cm" svg:y="18.7cm" svg:viewBox="0 0 20 20" svg:d="M10 20c14 0 14-20 0-20-13 0-13 20 0 20z">
          <text:p/>
        </draw:path>
        <draw:path draw:style-name="gr1" draw:text-style-name="P1" draw:layer="layout" svg:width="0.019cm" svg:height="0.019cm" svg:x="26.704cm" svg:y="18.7cm" svg:viewBox="0 0 20 20" svg:d="M10 20c14 0 14-20 0-20-13 0-13 20 0 20z">
          <text:p/>
        </draw:path>
        <draw:path draw:style-name="gr1" draw:text-style-name="P1" draw:layer="layout" svg:width="0.019cm" svg:height="0.019cm" svg:x="27.204cm" svg:y="18.7cm" svg:viewBox="0 0 20 20" svg:d="M10 20c14 0 14-20 0-20-13 0-13 20 0 20z">
          <text:p/>
        </draw:path>
        <draw:path draw:style-name="gr1" draw:text-style-name="P1" draw:layer="layout" svg:width="0.019cm" svg:height="0.019cm" svg:x="0.703cm" svg:y="18.7cm" svg:viewBox="0 0 20 20" svg:d="M10 20c14 0 14-20 0-20-13 0-13 20 0 20z">
          <text:p/>
        </draw:path>
        <draw:path draw:style-name="gr1" draw:text-style-name="P1" draw:layer="layout" svg:width="0.019cm" svg:height="0.019cm" svg:x="1.203cm" svg:y="18.7cm" svg:viewBox="0 0 20 20" svg:d="M10 20c14 0 14-20 0-20-13 0-13 20 0 20z">
          <text:p/>
        </draw:path>
        <draw:path draw:style-name="gr1" draw:text-style-name="P1" draw:layer="layout" svg:width="0.019cm" svg:height="0.019cm" svg:x="1.703cm" svg:y="18.7cm" svg:viewBox="0 0 20 20" svg:d="M10 20c14 0 14-20 0-20-13 0-13 20 0 20z">
          <text:p/>
        </draw:path>
        <draw:path draw:style-name="gr1" draw:text-style-name="P1" draw:layer="layout" svg:width="0.019cm" svg:height="0.019cm" svg:x="2.203cm" svg:y="18.7cm" svg:viewBox="0 0 20 20" svg:d="M10 20c14 0 14-20 0-20-13 0-13 20 0 20z">
          <text:p/>
        </draw:path>
        <draw:path draw:style-name="gr1" draw:text-style-name="P1" draw:layer="layout" svg:width="0.019cm" svg:height="0.019cm" svg:x="2.703cm" svg:y="18.7cm" svg:viewBox="0 0 20 20" svg:d="M10 20c14 0 14-20 0-20-13 0-13 20 0 20z">
          <text:p/>
        </draw:path>
        <draw:path draw:style-name="gr1" draw:text-style-name="P1" draw:layer="layout" svg:width="0.019cm" svg:height="0.019cm" svg:x="3.203cm" svg:y="18.7cm" svg:viewBox="0 0 20 20" svg:d="M10 20c14 0 14-20 0-20-13 0-13 20 0 20z">
          <text:p/>
        </draw:path>
        <draw:path draw:style-name="gr1" draw:text-style-name="P1" draw:layer="layout" svg:width="0.019cm" svg:height="0.019cm" svg:x="3.703cm" svg:y="18.7cm" svg:viewBox="0 0 20 20" svg:d="M10 20c14 0 14-20 0-20-13 0-13 20 0 20z">
          <text:p/>
        </draw:path>
        <draw:path draw:style-name="gr1" draw:text-style-name="P1" draw:layer="layout" svg:width="0.019cm" svg:height="0.019cm" svg:x="4.203cm" svg:y="18.7cm" svg:viewBox="0 0 20 20" svg:d="M10 20c14 0 14-20 0-20-13 0-13 20 0 20z">
          <text:p/>
        </draw:path>
        <draw:path draw:style-name="gr1" draw:text-style-name="P1" draw:layer="layout" svg:width="0.019cm" svg:height="0.019cm" svg:x="4.703cm" svg:y="18.7cm" svg:viewBox="0 0 20 20" svg:d="M10 20c14 0 14-20 0-20-13 0-13 20 0 20z">
          <text:p/>
        </draw:path>
        <draw:path draw:style-name="gr1" draw:text-style-name="P1" draw:layer="layout" svg:width="0.019cm" svg:height="0.019cm" svg:x="5.203cm" svg:y="18.7cm" svg:viewBox="0 0 20 20" svg:d="M10 20c14 0 14-20 0-20-13 0-13 20 0 20z">
          <text:p/>
        </draw:path>
        <draw:path draw:style-name="gr1" draw:text-style-name="P1" draw:layer="layout" svg:width="0.019cm" svg:height="0.019cm" svg:x="5.703cm" svg:y="18.7cm" svg:viewBox="0 0 20 20" svg:d="M10 20c14 0 14-20 0-20-13 0-13 20 0 20z">
          <text:p/>
        </draw:path>
        <draw:path draw:style-name="gr1" draw:text-style-name="P1" draw:layer="layout" svg:width="0.019cm" svg:height="0.019cm" svg:x="6.203cm" svg:y="18.7cm" svg:viewBox="0 0 20 20" svg:d="M10 20c14 0 14-20 0-20-13 0-13 20 0 20z">
          <text:p/>
        </draw:path>
        <draw:path draw:style-name="gr1" draw:text-style-name="P1" draw:layer="layout" svg:width="0.019cm" svg:height="0.019cm" svg:x="6.703cm" svg:y="18.7cm" svg:viewBox="0 0 20 20" svg:d="M10 20c14 0 14-20 0-20-13 0-13 20 0 20z">
          <text:p/>
        </draw:path>
        <draw:path draw:style-name="gr1" draw:text-style-name="P1" draw:layer="layout" svg:width="0.019cm" svg:height="0.019cm" svg:x="7.203cm" svg:y="18.7cm" svg:viewBox="0 0 20 20" svg:d="M10 20c14 0 14-20 0-20-13 0-13 20 0 20z">
          <text:p/>
        </draw:path>
        <draw:path draw:style-name="gr1" draw:text-style-name="P1" draw:layer="layout" svg:width="0.019cm" svg:height="0.019cm" svg:x="7.703cm" svg:y="18.7cm" svg:viewBox="0 0 20 20" svg:d="M10 20c14 0 14-20 0-20-13 0-13 20 0 20z">
          <text:p/>
        </draw:path>
        <draw:path draw:style-name="gr1" draw:text-style-name="P1" draw:layer="layout" svg:width="0.019cm" svg:height="0.019cm" svg:x="8.203cm" svg:y="18.7cm" svg:viewBox="0 0 20 20" svg:d="M10 20c14 0 14-20 0-20-13 0-13 20 0 20z">
          <text:p/>
        </draw:path>
        <draw:path draw:style-name="gr1" draw:text-style-name="P1" draw:layer="layout" svg:width="0.019cm" svg:height="0.019cm" svg:x="8.704cm" svg:y="18.7cm" svg:viewBox="0 0 20 20" svg:d="M10 20c14 0 14-20 0-20-13 0-13 20 0 20z">
          <text:p/>
        </draw:path>
        <draw:path draw:style-name="gr1" draw:text-style-name="P1" draw:layer="layout" svg:width="0.019cm" svg:height="0.019cm" svg:x="9.204cm" svg:y="18.7cm" svg:viewBox="0 0 20 20" svg:d="M10 20c14 0 14-20 0-20-13 0-13 20 0 20z">
          <text:p/>
        </draw:path>
        <draw:path draw:style-name="gr1" draw:text-style-name="P1" draw:layer="layout" svg:width="0.019cm" svg:height="0.019cm" svg:x="9.704cm" svg:y="18.7cm" svg:viewBox="0 0 20 20" svg:d="M10 20c14 0 14-20 0-20-13 0-13 20 0 20z">
          <text:p/>
        </draw:path>
        <draw:path draw:style-name="gr1" draw:text-style-name="P1" draw:layer="layout" svg:width="0.019cm" svg:height="0.019cm" svg:x="10.204cm" svg:y="18.7cm" svg:viewBox="0 0 20 20" svg:d="M10 20c14 0 14-20 0-20-13 0-13 20 0 20z">
          <text:p/>
        </draw:path>
        <draw:path draw:style-name="gr1" draw:text-style-name="P1" draw:layer="layout" svg:width="0.019cm" svg:height="0.019cm" svg:x="10.704cm" svg:y="18.7cm" svg:viewBox="0 0 20 20" svg:d="M10 20c14 0 14-20 0-20-13 0-13 20 0 20z">
          <text:p/>
        </draw:path>
        <draw:path draw:style-name="gr1" draw:text-style-name="P1" draw:layer="layout" svg:width="0.019cm" svg:height="0.019cm" svg:x="11.204cm" svg:y="18.7cm" svg:viewBox="0 0 20 20" svg:d="M10 20c14 0 14-20 0-20-13 0-13 20 0 20z">
          <text:p/>
        </draw:path>
        <draw:path draw:style-name="gr1" draw:text-style-name="P1" draw:layer="layout" svg:width="0.019cm" svg:height="0.019cm" svg:x="11.704cm" svg:y="18.7cm" svg:viewBox="0 0 20 20" svg:d="M10 20c14 0 14-20 0-20-13 0-13 20 0 20z">
          <text:p/>
        </draw:path>
        <draw:path draw:style-name="gr1" draw:text-style-name="P1" draw:layer="layout" svg:width="0.019cm" svg:height="0.019cm" svg:x="12.204cm" svg:y="18.7cm" svg:viewBox="0 0 20 20" svg:d="M10 20c14 0 14-20 0-20-13 0-13 20 0 20z">
          <text:p/>
        </draw:path>
        <draw:path draw:style-name="gr1" draw:text-style-name="P1" draw:layer="layout" svg:width="0.019cm" svg:height="0.019cm" svg:x="12.704cm" svg:y="18.7cm" svg:viewBox="0 0 20 20" svg:d="M10 20c14 0 14-20 0-20-13 0-13 20 0 20z">
          <text:p/>
        </draw:path>
        <draw:path draw:style-name="gr1" draw:text-style-name="P1" draw:layer="layout" svg:width="0.019cm" svg:height="0.019cm" svg:x="13.204cm" svg:y="18.7cm" svg:viewBox="0 0 20 20" svg:d="M10 20c14 0 14-20 0-20-13 0-13 20 0 20z">
          <text:p/>
        </draw:path>
        <draw:path draw:style-name="gr1" draw:text-style-name="P1" draw:layer="layout" svg:width="0.019cm" svg:height="0.019cm" svg:x="13.704cm" svg:y="18.7cm" svg:viewBox="0 0 20 20" svg:d="M10 20c14 0 14-20 0-20-13 0-13 20 0 20z">
          <text:p/>
        </draw:path>
        <draw:path draw:style-name="gr1" draw:text-style-name="P1" draw:layer="layout" svg:width="0.019cm" svg:height="0.019cm" svg:x="14.204cm" svg:y="18.7cm" svg:viewBox="0 0 20 20" svg:d="M10 20c14 0 14-20 0-20-13 0-13 20 0 20z">
          <text:p/>
        </draw:path>
        <draw:path draw:style-name="gr1" draw:text-style-name="P1" draw:layer="layout" svg:width="0.019cm" svg:height="0.019cm" svg:x="14.704cm" svg:y="18.7cm" svg:viewBox="0 0 20 20" svg:d="M10 20c14 0 14-20 0-20-13 0-13 20 0 20z">
          <text:p/>
        </draw:path>
        <draw:path draw:style-name="gr1" draw:text-style-name="P1" draw:layer="layout" svg:width="0.019cm" svg:height="0.019cm" svg:x="15.204cm" svg:y="18.7cm" svg:viewBox="0 0 20 20" svg:d="M10 20c14 0 14-20 0-20-13 0-13 20 0 20z">
          <text:p/>
        </draw:path>
        <draw:path draw:style-name="gr1" draw:text-style-name="P1" draw:layer="layout" svg:width="0.019cm" svg:height="0.019cm" svg:x="15.704cm" svg:y="18.7cm" svg:viewBox="0 0 20 20" svg:d="M10 20c14 0 14-20 0-20-13 0-13 20 0 20z">
          <text:p/>
        </draw:path>
        <draw:path draw:style-name="gr1" draw:text-style-name="P1" draw:layer="layout" svg:width="0.019cm" svg:height="0.019cm" svg:x="16.204cm" svg:y="18.7cm" svg:viewBox="0 0 20 20" svg:d="M10 20c14 0 14-20 0-20-13 0-13 20 0 20z">
          <text:p/>
        </draw:path>
        <draw:path draw:style-name="gr1" draw:text-style-name="P1" draw:layer="layout" svg:width="0.019cm" svg:height="0.019cm" svg:x="0.704cm" svg:y="19.2cm" svg:viewBox="0 0 20 20" svg:d="M10 20c14 0 14-20 0-20-13 0-13 20 0 20z">
          <text:p/>
        </draw:path>
        <draw:path draw:style-name="gr1" draw:text-style-name="P1" draw:layer="layout" svg:width="0.019cm" svg:height="0.019cm" svg:x="1.204cm" svg:y="19.2cm" svg:viewBox="0 0 20 20" svg:d="M10 20c14 0 14-20 0-20-13 0-13 20 0 20z">
          <text:p/>
        </draw:path>
        <draw:path draw:style-name="gr1" draw:text-style-name="P1" draw:layer="layout" svg:width="0.019cm" svg:height="0.019cm" svg:x="1.704cm" svg:y="19.2cm" svg:viewBox="0 0 20 20" svg:d="M10 20c14 0 14-20 0-20-13 0-13 20 0 20z">
          <text:p/>
        </draw:path>
        <draw:path draw:style-name="gr1" draw:text-style-name="P1" draw:layer="layout" svg:width="0.019cm" svg:height="0.019cm" svg:x="2.204cm" svg:y="19.2cm" svg:viewBox="0 0 20 20" svg:d="M10 20c14 0 14-20 0-20-13 0-13 20 0 20z">
          <text:p/>
        </draw:path>
        <draw:path draw:style-name="gr1" draw:text-style-name="P1" draw:layer="layout" svg:width="0.019cm" svg:height="0.019cm" svg:x="2.704cm" svg:y="19.2cm" svg:viewBox="0 0 20 20" svg:d="M10 20c14 0 14-20 0-20-13 0-13 20 0 20z">
          <text:p/>
        </draw:path>
        <draw:path draw:style-name="gr1" draw:text-style-name="P1" draw:layer="layout" svg:width="0.019cm" svg:height="0.019cm" svg:x="3.204cm" svg:y="19.2cm" svg:viewBox="0 0 20 20" svg:d="M10 20c14 0 14-20 0-20-13 0-13 20 0 20z">
          <text:p/>
        </draw:path>
        <draw:path draw:style-name="gr1" draw:text-style-name="P1" draw:layer="layout" svg:width="0.019cm" svg:height="0.019cm" svg:x="3.704cm" svg:y="19.2cm" svg:viewBox="0 0 20 20" svg:d="M10 20c14 0 14-20 0-20-13 0-13 20 0 20z">
          <text:p/>
        </draw:path>
        <draw:path draw:style-name="gr1" draw:text-style-name="P1" draw:layer="layout" svg:width="0.019cm" svg:height="0.019cm" svg:x="4.204cm" svg:y="19.2cm" svg:viewBox="0 0 20 20" svg:d="M10 20c14 0 14-20 0-20-13 0-13 20 0 20z">
          <text:p/>
        </draw:path>
        <draw:path draw:style-name="gr1" draw:text-style-name="P1" draw:layer="layout" svg:width="0.019cm" svg:height="0.019cm" svg:x="4.704cm" svg:y="19.2cm" svg:viewBox="0 0 20 20" svg:d="M10 20c14 0 14-20 0-20-13 0-13 20 0 20z">
          <text:p/>
        </draw:path>
        <draw:path draw:style-name="gr1" draw:text-style-name="P1" draw:layer="layout" svg:width="0.019cm" svg:height="0.019cm" svg:x="5.204cm" svg:y="19.2cm" svg:viewBox="0 0 20 20" svg:d="M10 20c14 0 14-20 0-20-13 0-13 20 0 20z">
          <text:p/>
        </draw:path>
        <draw:path draw:style-name="gr1" draw:text-style-name="P1" draw:layer="layout" svg:width="0.019cm" svg:height="0.019cm" svg:x="5.704cm" svg:y="19.2cm" svg:viewBox="0 0 20 20" svg:d="M10 20c14 0 14-20 0-20-13 0-13 20 0 20z">
          <text:p/>
        </draw:path>
        <draw:path draw:style-name="gr1" draw:text-style-name="P1" draw:layer="layout" svg:width="0.019cm" svg:height="0.019cm" svg:x="6.204cm" svg:y="19.2cm" svg:viewBox="0 0 20 20" svg:d="M10 20c14 0 14-20 0-20-13 0-13 20 0 20z">
          <text:p/>
        </draw:path>
        <draw:path draw:style-name="gr1" draw:text-style-name="P1" draw:layer="layout" svg:width="0.019cm" svg:height="0.019cm" svg:x="6.704cm" svg:y="19.2cm" svg:viewBox="0 0 20 20" svg:d="M10 20c14 0 14-20 0-20-13 0-13 20 0 20z">
          <text:p/>
        </draw:path>
        <draw:path draw:style-name="gr1" draw:text-style-name="P1" draw:layer="layout" svg:width="0.019cm" svg:height="0.019cm" svg:x="7.204cm" svg:y="19.2cm" svg:viewBox="0 0 20 20" svg:d="M10 20c14 0 14-20 0-20-13 0-13 20 0 20z">
          <text:p/>
        </draw:path>
        <draw:path draw:style-name="gr1" draw:text-style-name="P1" draw:layer="layout" svg:width="0.019cm" svg:height="0.019cm" svg:x="7.704cm" svg:y="19.2cm" svg:viewBox="0 0 20 20" svg:d="M10 20c14 0 14-20 0-20-13 0-13 20 0 20z">
          <text:p/>
        </draw:path>
        <draw:path draw:style-name="gr1" draw:text-style-name="P1" draw:layer="layout" svg:width="0.019cm" svg:height="0.019cm" svg:x="8.204cm" svg:y="19.2cm" svg:viewBox="0 0 20 20" svg:d="M10 20c14 0 14-20 0-20-13 0-13 20 0 20z">
          <text:p/>
        </draw:path>
        <draw:path draw:style-name="gr1" draw:text-style-name="P1" draw:layer="layout" svg:width="0.019cm" svg:height="0.019cm" svg:x="8.705cm" svg:y="19.2cm" svg:viewBox="0 0 20 20" svg:d="M10 20c14 0 14-20 0-20-13 0-13 20 0 20z">
          <text:p/>
        </draw:path>
        <draw:path draw:style-name="gr1" draw:text-style-name="P1" draw:layer="layout" svg:width="0.019cm" svg:height="0.019cm" svg:x="9.205cm" svg:y="19.2cm" svg:viewBox="0 0 20 20" svg:d="M10 20c14 0 14-20 0-20-13 0-13 20 0 20z">
          <text:p/>
        </draw:path>
        <draw:path draw:style-name="gr1" draw:text-style-name="P1" draw:layer="layout" svg:width="0.019cm" svg:height="0.019cm" svg:x="9.705cm" svg:y="19.2cm" svg:viewBox="0 0 20 20" svg:d="M10 20c14 0 14-20 0-20-13 0-13 20 0 20z">
          <text:p/>
        </draw:path>
        <draw:path draw:style-name="gr1" draw:text-style-name="P1" draw:layer="layout" svg:width="0.019cm" svg:height="0.019cm" svg:x="10.205cm" svg:y="19.2cm" svg:viewBox="0 0 20 20" svg:d="M10 20c14 0 14-20 0-20-13 0-13 20 0 20z">
          <text:p/>
        </draw:path>
        <draw:path draw:style-name="gr1" draw:text-style-name="P1" draw:layer="layout" svg:width="0.019cm" svg:height="0.019cm" svg:x="10.705cm" svg:y="19.2cm" svg:viewBox="0 0 20 20" svg:d="M10 20c14 0 14-20 0-20-13 0-13 20 0 20z">
          <text:p/>
        </draw:path>
        <draw:path draw:style-name="gr1" draw:text-style-name="P1" draw:layer="layout" svg:width="0.019cm" svg:height="0.019cm" svg:x="11.205cm" svg:y="19.2cm" svg:viewBox="0 0 20 20" svg:d="M10 20c14 0 14-20 0-20-13 0-13 20 0 20z">
          <text:p/>
        </draw:path>
        <draw:path draw:style-name="gr1" draw:text-style-name="P1" draw:layer="layout" svg:width="0.019cm" svg:height="0.019cm" svg:x="11.705cm" svg:y="19.2cm" svg:viewBox="0 0 20 20" svg:d="M10 20c14 0 14-20 0-20-13 0-13 20 0 20z">
          <text:p/>
        </draw:path>
        <draw:path draw:style-name="gr1" draw:text-style-name="P1" draw:layer="layout" svg:width="0.019cm" svg:height="0.019cm" svg:x="12.205cm" svg:y="19.2cm" svg:viewBox="0 0 20 20" svg:d="M10 20c14 0 14-20 0-20-13 0-13 20 0 20z">
          <text:p/>
        </draw:path>
        <draw:path draw:style-name="gr1" draw:text-style-name="P1" draw:layer="layout" svg:width="0.019cm" svg:height="0.019cm" svg:x="12.705cm" svg:y="19.2cm" svg:viewBox="0 0 20 20" svg:d="M10 20c14 0 14-20 0-20-13 0-13 20 0 20z">
          <text:p/>
        </draw:path>
        <draw:path draw:style-name="gr1" draw:text-style-name="P1" draw:layer="layout" svg:width="0.019cm" svg:height="0.019cm" svg:x="13.205cm" svg:y="19.2cm" svg:viewBox="0 0 20 20" svg:d="M10 20c14 0 14-20 0-20-13 0-13 20 0 20z">
          <text:p/>
        </draw:path>
        <draw:path draw:style-name="gr1" draw:text-style-name="P1" draw:layer="layout" svg:width="0.019cm" svg:height="0.019cm" svg:x="13.705cm" svg:y="19.2cm" svg:viewBox="0 0 20 20" svg:d="M10 20c14 0 14-20 0-20-13 0-13 20 0 20z">
          <text:p/>
        </draw:path>
        <draw:path draw:style-name="gr1" draw:text-style-name="P1" draw:layer="layout" svg:width="0.019cm" svg:height="0.019cm" svg:x="14.205cm" svg:y="19.2cm" svg:viewBox="0 0 20 20" svg:d="M10 20c14 0 14-20 0-20-13 0-13 20 0 20z">
          <text:p/>
        </draw:path>
        <draw:path draw:style-name="gr1" draw:text-style-name="P1" draw:layer="layout" svg:width="0.019cm" svg:height="0.019cm" svg:x="14.705cm" svg:y="19.2cm" svg:viewBox="0 0 20 20" svg:d="M10 20c14 0 14-20 0-20-13 0-13 20 0 20z">
          <text:p/>
        </draw:path>
        <draw:path draw:style-name="gr1" draw:text-style-name="P1" draw:layer="layout" svg:width="0.019cm" svg:height="0.019cm" svg:x="15.205cm" svg:y="19.2cm" svg:viewBox="0 0 20 20" svg:d="M10 20c14 0 14-20 0-20-13 0-13 20 0 20z">
          <text:p/>
        </draw:path>
        <draw:path draw:style-name="gr1" draw:text-style-name="P1" draw:layer="layout" svg:width="0.019cm" svg:height="0.019cm" svg:x="15.705cm" svg:y="19.2cm" svg:viewBox="0 0 20 20" svg:d="M10 20c14 0 14-20 0-20-13 0-13 20 0 20z">
          <text:p/>
        </draw:path>
        <draw:path draw:style-name="gr1" draw:text-style-name="P1" draw:layer="layout" svg:width="0.019cm" svg:height="0.019cm" svg:x="16.205cm" svg:y="19.2cm" svg:viewBox="0 0 20 20" svg:d="M10 20c14 0 14-20 0-20-13 0-13 20 0 20z">
          <text:p/>
        </draw:path>
        <draw:path draw:style-name="gr1" draw:text-style-name="P1" draw:layer="layout" svg:width="0.019cm" svg:height="0.019cm" svg:x="16.704cm" svg:y="19.2cm" svg:viewBox="0 0 20 20" svg:d="M10 20c14 0 14-20 0-20-13 0-13 20 0 20z">
          <text:p/>
        </draw:path>
        <draw:path draw:style-name="gr1" draw:text-style-name="P1" draw:layer="layout" svg:width="0.019cm" svg:height="0.019cm" svg:x="17.204cm" svg:y="19.2cm" svg:viewBox="0 0 20 20" svg:d="M10 20c14 0 14-20 0-20-13 0-13 20 0 20z">
          <text:p/>
        </draw:path>
        <draw:path draw:style-name="gr1" draw:text-style-name="P1" draw:layer="layout" svg:width="0.019cm" svg:height="0.019cm" svg:x="17.704cm" svg:y="19.2cm" svg:viewBox="0 0 20 20" svg:d="M10 20c14 0 14-20 0-20-13 0-13 20 0 20z">
          <text:p/>
        </draw:path>
        <draw:path draw:style-name="gr1" draw:text-style-name="P1" draw:layer="layout" svg:width="0.019cm" svg:height="0.019cm" svg:x="18.204cm" svg:y="19.2cm" svg:viewBox="0 0 20 20" svg:d="M10 20c14 0 14-20 0-20-13 0-13 20 0 20z">
          <text:p/>
        </draw:path>
        <draw:path draw:style-name="gr1" draw:text-style-name="P1" draw:layer="layout" svg:width="0.019cm" svg:height="0.019cm" svg:x="18.704cm" svg:y="19.2cm" svg:viewBox="0 0 20 20" svg:d="M10 20c14 0 14-20 0-20-13 0-13 20 0 20z">
          <text:p/>
        </draw:path>
        <draw:path draw:style-name="gr1" draw:text-style-name="P1" draw:layer="layout" svg:width="0.019cm" svg:height="0.019cm" svg:x="19.204cm" svg:y="19.2cm" svg:viewBox="0 0 20 20" svg:d="M10 20c14 0 14-20 0-20-13 0-13 20 0 20z">
          <text:p/>
        </draw:path>
        <draw:path draw:style-name="gr1" draw:text-style-name="P1" draw:layer="layout" svg:width="0.019cm" svg:height="0.019cm" svg:x="19.704cm" svg:y="19.2cm" svg:viewBox="0 0 20 20" svg:d="M10 20c14 0 14-20 0-20-13 0-13 20 0 20z">
          <text:p/>
        </draw:path>
        <draw:path draw:style-name="gr1" draw:text-style-name="P1" draw:layer="layout" svg:width="0.019cm" svg:height="0.019cm" svg:x="20.204cm" svg:y="19.2cm" svg:viewBox="0 0 20 20" svg:d="M10 20c14 0 14-20 0-20-13 0-13 20 0 20z">
          <text:p/>
        </draw:path>
        <draw:path draw:style-name="gr1" draw:text-style-name="P1" draw:layer="layout" svg:width="0.019cm" svg:height="0.019cm" svg:x="20.704cm" svg:y="19.2cm" svg:viewBox="0 0 20 20" svg:d="M10 20c14 0 14-20 0-20-13 0-13 20 0 20z">
          <text:p/>
        </draw:path>
        <draw:path draw:style-name="gr1" draw:text-style-name="P1" draw:layer="layout" svg:width="0.019cm" svg:height="0.019cm" svg:x="21.204cm" svg:y="19.2cm" svg:viewBox="0 0 20 20" svg:d="M10 20c14 0 14-20 0-20-13 0-13 20 0 20z">
          <text:p/>
        </draw:path>
        <draw:path draw:style-name="gr1" draw:text-style-name="P1" draw:layer="layout" svg:width="0.019cm" svg:height="0.019cm" svg:x="21.704cm" svg:y="19.2cm" svg:viewBox="0 0 20 20" svg:d="M10 20c14 0 14-20 0-20-13 0-13 20 0 20z">
          <text:p/>
        </draw:path>
        <draw:path draw:style-name="gr1" draw:text-style-name="P1" draw:layer="layout" svg:width="0.019cm" svg:height="0.019cm" svg:x="22.204cm" svg:y="19.2cm" svg:viewBox="0 0 20 20" svg:d="M10 20c14 0 14-20 0-20-13 0-13 20 0 20z">
          <text:p/>
        </draw:path>
        <draw:path draw:style-name="gr1" draw:text-style-name="P1" draw:layer="layout" svg:width="0.019cm" svg:height="0.019cm" svg:x="22.704cm" svg:y="19.2cm" svg:viewBox="0 0 20 20" svg:d="M10 20c14 0 14-20 0-20-13 0-13 20 0 20z">
          <text:p/>
        </draw:path>
        <draw:path draw:style-name="gr1" draw:text-style-name="P1" draw:layer="layout" svg:width="0.019cm" svg:height="0.019cm" svg:x="23.204cm" svg:y="19.2cm" svg:viewBox="0 0 20 20" svg:d="M10 20c14 0 14-20 0-20-13 0-13 20 0 20z">
          <text:p/>
        </draw:path>
        <draw:path draw:style-name="gr1" draw:text-style-name="P1" draw:layer="layout" svg:width="0.019cm" svg:height="0.019cm" svg:x="23.704cm" svg:y="19.2cm" svg:viewBox="0 0 20 20" svg:d="M10 20c14 0 14-20 0-20-13 0-13 20 0 20z">
          <text:p/>
        </draw:path>
        <draw:path draw:style-name="gr1" draw:text-style-name="P1" draw:layer="layout" svg:width="0.019cm" svg:height="0.019cm" svg:x="24.204cm" svg:y="19.2cm" svg:viewBox="0 0 20 20" svg:d="M10 20c14 0 14-20 0-20-13 0-13 20 0 20z">
          <text:p/>
        </draw:path>
        <draw:path draw:style-name="gr1" draw:text-style-name="P1" draw:layer="layout" svg:width="0.019cm" svg:height="0.019cm" svg:x="24.705cm" svg:y="19.2cm" svg:viewBox="0 0 20 20" svg:d="M10 20c14 0 14-20 0-20-13 0-13 20 0 20z">
          <text:p/>
        </draw:path>
        <draw:path draw:style-name="gr1" draw:text-style-name="P1" draw:layer="layout" svg:width="0.019cm" svg:height="0.019cm" svg:x="25.205cm" svg:y="19.2cm" svg:viewBox="0 0 20 20" svg:d="M10 20c14 0 14-20 0-20-13 0-13 20 0 20z">
          <text:p/>
        </draw:path>
        <draw:path draw:style-name="gr1" draw:text-style-name="P1" draw:layer="layout" svg:width="0.019cm" svg:height="0.019cm" svg:x="25.705cm" svg:y="19.2cm" svg:viewBox="0 0 20 20" svg:d="M10 20c14 0 14-20 0-20-13 0-13 20 0 20z">
          <text:p/>
        </draw:path>
        <draw:path draw:style-name="gr1" draw:text-style-name="P1" draw:layer="layout" svg:width="0.019cm" svg:height="0.019cm" svg:x="26.205cm" svg:y="19.2cm" svg:viewBox="0 0 20 20" svg:d="M10 20c14 0 14-20 0-20-13 0-13 20 0 20z">
          <text:p/>
        </draw:path>
        <draw:path draw:style-name="gr1" draw:text-style-name="P1" draw:layer="layout" svg:width="0.019cm" svg:height="0.019cm" svg:x="26.705cm" svg:y="19.2cm" svg:viewBox="0 0 20 20" svg:d="M10 20c14 0 14-20 0-20-13 0-13 20 0 20z">
          <text:p/>
        </draw:path>
        <draw:path draw:style-name="gr1" draw:text-style-name="P1" draw:layer="layout" svg:width="0.019cm" svg:height="0.019cm" svg:x="27.205cm" svg:y="19.2cm" svg:viewBox="0 0 20 20" svg:d="M10 20c14 0 14-20 0-20-13 0-13 20 0 20z">
          <text:p/>
        </draw:path>
        <draw:path draw:style-name="gr1" draw:text-style-name="P1" draw:layer="layout" svg:width="0.019cm" svg:height="0.019cm" svg:x="0.704cm" svg:y="19.2cm" svg:viewBox="0 0 20 20" svg:d="M10 20c14 0 14-20 0-20-13 0-13 20 0 20z">
          <text:p/>
        </draw:path>
        <draw:path draw:style-name="gr1" draw:text-style-name="P1" draw:layer="layout" svg:width="0.019cm" svg:height="0.019cm" svg:x="1.204cm" svg:y="19.2cm" svg:viewBox="0 0 20 20" svg:d="M10 20c14 0 14-20 0-20-13 0-13 20 0 20z">
          <text:p/>
        </draw:path>
        <draw:path draw:style-name="gr1" draw:text-style-name="P1" draw:layer="layout" svg:width="0.019cm" svg:height="0.019cm" svg:x="1.704cm" svg:y="19.2cm" svg:viewBox="0 0 20 20" svg:d="M10 20c14 0 14-20 0-20-13 0-13 20 0 20z">
          <text:p/>
        </draw:path>
        <draw:path draw:style-name="gr1" draw:text-style-name="P1" draw:layer="layout" svg:width="0.019cm" svg:height="0.019cm" svg:x="2.204cm" svg:y="19.2cm" svg:viewBox="0 0 20 20" svg:d="M10 20c14 0 14-20 0-20-13 0-13 20 0 20z">
          <text:p/>
        </draw:path>
        <draw:path draw:style-name="gr1" draw:text-style-name="P1" draw:layer="layout" svg:width="0.019cm" svg:height="0.019cm" svg:x="2.704cm" svg:y="19.2cm" svg:viewBox="0 0 20 20" svg:d="M10 20c14 0 14-20 0-20-13 0-13 20 0 20z">
          <text:p/>
        </draw:path>
        <draw:path draw:style-name="gr1" draw:text-style-name="P1" draw:layer="layout" svg:width="0.019cm" svg:height="0.019cm" svg:x="3.204cm" svg:y="19.2cm" svg:viewBox="0 0 20 20" svg:d="M10 20c14 0 14-20 0-20-13 0-13 20 0 20z">
          <text:p/>
        </draw:path>
        <draw:path draw:style-name="gr1" draw:text-style-name="P1" draw:layer="layout" svg:width="0.019cm" svg:height="0.019cm" svg:x="3.704cm" svg:y="19.2cm" svg:viewBox="0 0 20 20" svg:d="M10 20c14 0 14-20 0-20-13 0-13 20 0 20z">
          <text:p/>
        </draw:path>
        <draw:path draw:style-name="gr1" draw:text-style-name="P1" draw:layer="layout" svg:width="0.019cm" svg:height="0.019cm" svg:x="4.204cm" svg:y="19.2cm" svg:viewBox="0 0 20 20" svg:d="M10 20c14 0 14-20 0-20-13 0-13 20 0 20z">
          <text:p/>
        </draw:path>
        <draw:path draw:style-name="gr1" draw:text-style-name="P1" draw:layer="layout" svg:width="0.019cm" svg:height="0.019cm" svg:x="4.704cm" svg:y="19.2cm" svg:viewBox="0 0 20 20" svg:d="M10 20c14 0 14-20 0-20-13 0-13 20 0 20z">
          <text:p/>
        </draw:path>
        <draw:path draw:style-name="gr1" draw:text-style-name="P1" draw:layer="layout" svg:width="0.019cm" svg:height="0.019cm" svg:x="5.204cm" svg:y="19.2cm" svg:viewBox="0 0 20 20" svg:d="M10 20c14 0 14-20 0-20-13 0-13 20 0 20z">
          <text:p/>
        </draw:path>
        <draw:path draw:style-name="gr1" draw:text-style-name="P1" draw:layer="layout" svg:width="0.019cm" svg:height="0.019cm" svg:x="5.704cm" svg:y="19.2cm" svg:viewBox="0 0 20 20" svg:d="M10 20c14 0 14-20 0-20-13 0-13 20 0 20z">
          <text:p/>
        </draw:path>
        <draw:path draw:style-name="gr1" draw:text-style-name="P1" draw:layer="layout" svg:width="0.019cm" svg:height="0.019cm" svg:x="6.204cm" svg:y="19.2cm" svg:viewBox="0 0 20 20" svg:d="M10 20c14 0 14-20 0-20-13 0-13 20 0 20z">
          <text:p/>
        </draw:path>
        <draw:path draw:style-name="gr1" draw:text-style-name="P1" draw:layer="layout" svg:width="0.019cm" svg:height="0.019cm" svg:x="6.704cm" svg:y="19.2cm" svg:viewBox="0 0 20 20" svg:d="M10 20c14 0 14-20 0-20-13 0-13 20 0 20z">
          <text:p/>
        </draw:path>
        <draw:path draw:style-name="gr1" draw:text-style-name="P1" draw:layer="layout" svg:width="0.019cm" svg:height="0.019cm" svg:x="7.204cm" svg:y="19.2cm" svg:viewBox="0 0 20 20" svg:d="M10 20c14 0 14-20 0-20-13 0-13 20 0 20z">
          <text:p/>
        </draw:path>
        <draw:path draw:style-name="gr1" draw:text-style-name="P1" draw:layer="layout" svg:width="0.019cm" svg:height="0.019cm" svg:x="7.704cm" svg:y="19.2cm" svg:viewBox="0 0 20 20" svg:d="M10 20c14 0 14-20 0-20-13 0-13 20 0 20z">
          <text:p/>
        </draw:path>
        <draw:path draw:style-name="gr1" draw:text-style-name="P1" draw:layer="layout" svg:width="0.019cm" svg:height="0.019cm" svg:x="8.204cm" svg:y="19.2cm" svg:viewBox="0 0 20 20" svg:d="M10 20c14 0 14-20 0-20-13 0-13 20 0 20z">
          <text:p/>
        </draw:path>
        <draw:path draw:style-name="gr1" draw:text-style-name="P1" draw:layer="layout" svg:width="0.019cm" svg:height="0.019cm" svg:x="8.705cm" svg:y="19.2cm" svg:viewBox="0 0 20 20" svg:d="M10 20c14 0 14-20 0-20-13 0-13 20 0 20z">
          <text:p/>
        </draw:path>
        <draw:path draw:style-name="gr1" draw:text-style-name="P1" draw:layer="layout" svg:width="0.019cm" svg:height="0.019cm" svg:x="9.205cm" svg:y="19.2cm" svg:viewBox="0 0 20 20" svg:d="M10 20c14 0 14-20 0-20-13 0-13 20 0 20z">
          <text:p/>
        </draw:path>
        <draw:path draw:style-name="gr1" draw:text-style-name="P1" draw:layer="layout" svg:width="0.019cm" svg:height="0.019cm" svg:x="9.705cm" svg:y="19.2cm" svg:viewBox="0 0 20 20" svg:d="M10 20c14 0 14-20 0-20-13 0-13 20 0 20z">
          <text:p/>
        </draw:path>
        <draw:path draw:style-name="gr1" draw:text-style-name="P1" draw:layer="layout" svg:width="0.019cm" svg:height="0.019cm" svg:x="10.205cm" svg:y="19.2cm" svg:viewBox="0 0 20 20" svg:d="M10 20c14 0 14-20 0-20-13 0-13 20 0 20z">
          <text:p/>
        </draw:path>
        <draw:path draw:style-name="gr1" draw:text-style-name="P1" draw:layer="layout" svg:width="0.019cm" svg:height="0.019cm" svg:x="10.705cm" svg:y="19.2cm" svg:viewBox="0 0 20 20" svg:d="M10 20c14 0 14-20 0-20-13 0-13 20 0 20z">
          <text:p/>
        </draw:path>
        <draw:path draw:style-name="gr1" draw:text-style-name="P1" draw:layer="layout" svg:width="0.019cm" svg:height="0.019cm" svg:x="11.205cm" svg:y="19.2cm" svg:viewBox="0 0 20 20" svg:d="M10 20c14 0 14-20 0-20-13 0-13 20 0 20z">
          <text:p/>
        </draw:path>
        <draw:path draw:style-name="gr1" draw:text-style-name="P1" draw:layer="layout" svg:width="0.019cm" svg:height="0.019cm" svg:x="11.705cm" svg:y="19.2cm" svg:viewBox="0 0 20 20" svg:d="M10 20c14 0 14-20 0-20-13 0-13 20 0 20z">
          <text:p/>
        </draw:path>
        <draw:path draw:style-name="gr1" draw:text-style-name="P1" draw:layer="layout" svg:width="0.019cm" svg:height="0.019cm" svg:x="12.205cm" svg:y="19.2cm" svg:viewBox="0 0 20 20" svg:d="M10 20c14 0 14-20 0-20-13 0-13 20 0 20z">
          <text:p/>
        </draw:path>
        <draw:path draw:style-name="gr1" draw:text-style-name="P1" draw:layer="layout" svg:width="0.019cm" svg:height="0.019cm" svg:x="12.705cm" svg:y="19.2cm" svg:viewBox="0 0 20 20" svg:d="M10 20c14 0 14-20 0-20-13 0-13 20 0 20z">
          <text:p/>
        </draw:path>
        <draw:path draw:style-name="gr1" draw:text-style-name="P1" draw:layer="layout" svg:width="0.019cm" svg:height="0.019cm" svg:x="13.205cm" svg:y="19.2cm" svg:viewBox="0 0 20 20" svg:d="M10 20c14 0 14-20 0-20-13 0-13 20 0 20z">
          <text:p/>
        </draw:path>
        <draw:path draw:style-name="gr1" draw:text-style-name="P1" draw:layer="layout" svg:width="0.019cm" svg:height="0.019cm" svg:x="13.705cm" svg:y="19.2cm" svg:viewBox="0 0 20 20" svg:d="M10 20c14 0 14-20 0-20-13 0-13 20 0 20z">
          <text:p/>
        </draw:path>
        <draw:path draw:style-name="gr1" draw:text-style-name="P1" draw:layer="layout" svg:width="0.019cm" svg:height="0.019cm" svg:x="14.205cm" svg:y="19.2cm" svg:viewBox="0 0 20 20" svg:d="M10 20c14 0 14-20 0-20-13 0-13 20 0 20z">
          <text:p/>
        </draw:path>
        <draw:path draw:style-name="gr1" draw:text-style-name="P1" draw:layer="layout" svg:width="0.019cm" svg:height="0.019cm" svg:x="14.705cm" svg:y="19.2cm" svg:viewBox="0 0 20 20" svg:d="M10 20c14 0 14-20 0-20-13 0-13 20 0 20z">
          <text:p/>
        </draw:path>
        <draw:path draw:style-name="gr1" draw:text-style-name="P1" draw:layer="layout" svg:width="0.019cm" svg:height="0.019cm" svg:x="15.205cm" svg:y="19.2cm" svg:viewBox="0 0 20 20" svg:d="M10 20c14 0 14-20 0-20-13 0-13 20 0 20z">
          <text:p/>
        </draw:path>
        <draw:path draw:style-name="gr1" draw:text-style-name="P1" draw:layer="layout" svg:width="0.019cm" svg:height="0.019cm" svg:x="15.705cm" svg:y="19.2cm" svg:viewBox="0 0 20 20" svg:d="M10 20c14 0 14-20 0-20-13 0-13 20 0 20z">
          <text:p/>
        </draw:path>
        <draw:path draw:style-name="gr1" draw:text-style-name="P1" draw:layer="layout" svg:width="0.019cm" svg:height="0.019cm" svg:x="16.205cm" svg:y="19.2cm" svg:viewBox="0 0 20 20" svg:d="M10 20c14 0 14-20 0-20-13 0-13 20 0 20z">
          <text:p/>
        </draw:path>
        <draw:path draw:style-name="gr1" draw:text-style-name="P1" draw:layer="layout" svg:width="0.019cm" svg:height="0.019cm" svg:x="0.702cm" svg:y="19.2cm" svg:viewBox="0 0 20 20" svg:d="M10 20c14 0 14-20 0-20-13 0-13 20 0 20z">
          <text:p/>
        </draw:path>
        <draw:path draw:style-name="gr1" draw:text-style-name="P1" draw:layer="layout" svg:width="0.019cm" svg:height="0.019cm" svg:x="1.202cm" svg:y="19.2cm" svg:viewBox="0 0 20 20" svg:d="M10 20c14 0 14-20 0-20-13 0-13 20 0 20z">
          <text:p/>
        </draw:path>
        <draw:path draw:style-name="gr1" draw:text-style-name="P1" draw:layer="layout" svg:width="0.019cm" svg:height="0.019cm" svg:x="1.702cm" svg:y="19.2cm" svg:viewBox="0 0 20 20" svg:d="M10 20c14 0 14-20 0-20-13 0-13 20 0 20z">
          <text:p/>
        </draw:path>
        <draw:path draw:style-name="gr1" draw:text-style-name="P1" draw:layer="layout" svg:width="0.019cm" svg:height="0.019cm" svg:x="2.202cm" svg:y="19.2cm" svg:viewBox="0 0 20 20" svg:d="M10 20c14 0 14-20 0-20-13 0-13 20 0 20z">
          <text:p/>
        </draw:path>
        <draw:path draw:style-name="gr1" draw:text-style-name="P1" draw:layer="layout" svg:width="0.019cm" svg:height="0.019cm" svg:x="2.702cm" svg:y="19.2cm" svg:viewBox="0 0 20 20" svg:d="M10 20c14 0 14-20 0-20-13 0-13 20 0 20z">
          <text:p/>
        </draw:path>
        <draw:path draw:style-name="gr1" draw:text-style-name="P1" draw:layer="layout" svg:width="0.019cm" svg:height="0.019cm" svg:x="3.202cm" svg:y="19.2cm" svg:viewBox="0 0 20 20" svg:d="M10 20c14 0 14-20 0-20-13 0-13 20 0 20z">
          <text:p/>
        </draw:path>
        <draw:path draw:style-name="gr1" draw:text-style-name="P1" draw:layer="layout" svg:width="0.019cm" svg:height="0.019cm" svg:x="3.702cm" svg:y="19.2cm" svg:viewBox="0 0 20 20" svg:d="M10 20c14 0 14-20 0-20-13 0-13 20 0 20z">
          <text:p/>
        </draw:path>
        <draw:path draw:style-name="gr1" draw:text-style-name="P1" draw:layer="layout" svg:width="0.019cm" svg:height="0.019cm" svg:x="4.202cm" svg:y="19.2cm" svg:viewBox="0 0 20 20" svg:d="M10 20c14 0 14-20 0-20-13 0-13 20 0 20z">
          <text:p/>
        </draw:path>
        <draw:path draw:style-name="gr1" draw:text-style-name="P1" draw:layer="layout" svg:width="0.019cm" svg:height="0.019cm" svg:x="4.702cm" svg:y="19.2cm" svg:viewBox="0 0 20 20" svg:d="M10 20c14 0 14-20 0-20-13 0-13 20 0 20z">
          <text:p/>
        </draw:path>
        <draw:path draw:style-name="gr1" draw:text-style-name="P1" draw:layer="layout" svg:width="0.019cm" svg:height="0.019cm" svg:x="5.202cm" svg:y="19.2cm" svg:viewBox="0 0 20 20" svg:d="M10 20c14 0 14-20 0-20-13 0-13 20 0 20z">
          <text:p/>
        </draw:path>
        <draw:path draw:style-name="gr1" draw:text-style-name="P1" draw:layer="layout" svg:width="0.019cm" svg:height="0.019cm" svg:x="5.702cm" svg:y="19.2cm" svg:viewBox="0 0 20 20" svg:d="M10 20c14 0 14-20 0-20-13 0-13 20 0 20z">
          <text:p/>
        </draw:path>
        <draw:path draw:style-name="gr1" draw:text-style-name="P1" draw:layer="layout" svg:width="0.019cm" svg:height="0.019cm" svg:x="6.202cm" svg:y="19.2cm" svg:viewBox="0 0 20 20" svg:d="M10 20c14 0 14-20 0-20-13 0-13 20 0 20z">
          <text:p/>
        </draw:path>
        <draw:path draw:style-name="gr1" draw:text-style-name="P1" draw:layer="layout" svg:width="0.019cm" svg:height="0.019cm" svg:x="6.702cm" svg:y="19.2cm" svg:viewBox="0 0 20 20" svg:d="M10 20c14 0 14-20 0-20-13 0-13 20 0 20z">
          <text:p/>
        </draw:path>
        <draw:path draw:style-name="gr1" draw:text-style-name="P1" draw:layer="layout" svg:width="0.019cm" svg:height="0.019cm" svg:x="7.202cm" svg:y="19.2cm" svg:viewBox="0 0 20 20" svg:d="M10 20c14 0 14-20 0-20-13 0-13 20 0 20z">
          <text:p/>
        </draw:path>
        <draw:path draw:style-name="gr1" draw:text-style-name="P1" draw:layer="layout" svg:width="0.019cm" svg:height="0.019cm" svg:x="7.702cm" svg:y="19.2cm" svg:viewBox="0 0 20 20" svg:d="M10 20c14 0 14-20 0-20-13 0-13 20 0 20z">
          <text:p/>
        </draw:path>
        <draw:path draw:style-name="gr1" draw:text-style-name="P1" draw:layer="layout" svg:width="0.019cm" svg:height="0.019cm" svg:x="8.202cm" svg:y="19.2cm" svg:viewBox="0 0 20 20" svg:d="M10 20c14 0 14-20 0-20-13 0-13 20 0 20z">
          <text:p/>
        </draw:path>
        <draw:path draw:style-name="gr1" draw:text-style-name="P1" draw:layer="layout" svg:width="0.019cm" svg:height="0.019cm" svg:x="8.703cm" svg:y="19.2cm" svg:viewBox="0 0 20 20" svg:d="M10 20c14 0 14-20 0-20-13 0-13 20 0 20z">
          <text:p/>
        </draw:path>
        <draw:path draw:style-name="gr1" draw:text-style-name="P1" draw:layer="layout" svg:width="0.019cm" svg:height="0.019cm" svg:x="9.203cm" svg:y="19.2cm" svg:viewBox="0 0 20 20" svg:d="M10 20c14 0 14-20 0-20-13 0-13 20 0 20z">
          <text:p/>
        </draw:path>
        <draw:path draw:style-name="gr1" draw:text-style-name="P1" draw:layer="layout" svg:width="0.019cm" svg:height="0.019cm" svg:x="9.703cm" svg:y="19.2cm" svg:viewBox="0 0 20 20" svg:d="M10 20c14 0 14-20 0-20-13 0-13 20 0 20z">
          <text:p/>
        </draw:path>
        <draw:path draw:style-name="gr1" draw:text-style-name="P1" draw:layer="layout" svg:width="0.019cm" svg:height="0.019cm" svg:x="10.203cm" svg:y="19.2cm" svg:viewBox="0 0 20 20" svg:d="M10 20c14 0 14-20 0-20-13 0-13 20 0 20z">
          <text:p/>
        </draw:path>
        <draw:path draw:style-name="gr1" draw:text-style-name="P1" draw:layer="layout" svg:width="0.019cm" svg:height="0.019cm" svg:x="10.703cm" svg:y="19.2cm" svg:viewBox="0 0 20 20" svg:d="M10 20c14 0 14-20 0-20-13 0-13 20 0 20z">
          <text:p/>
        </draw:path>
        <draw:path draw:style-name="gr1" draw:text-style-name="P1" draw:layer="layout" svg:width="0.019cm" svg:height="0.019cm" svg:x="11.203cm" svg:y="19.2cm" svg:viewBox="0 0 20 20" svg:d="M10 20c14 0 14-20 0-20-13 0-13 20 0 20z">
          <text:p/>
        </draw:path>
        <draw:path draw:style-name="gr1" draw:text-style-name="P1" draw:layer="layout" svg:width="0.019cm" svg:height="0.019cm" svg:x="11.703cm" svg:y="19.2cm" svg:viewBox="0 0 20 20" svg:d="M10 20c14 0 14-20 0-20-13 0-13 20 0 20z">
          <text:p/>
        </draw:path>
        <draw:path draw:style-name="gr1" draw:text-style-name="P1" draw:layer="layout" svg:width="0.019cm" svg:height="0.019cm" svg:x="12.203cm" svg:y="19.2cm" svg:viewBox="0 0 20 20" svg:d="M10 20c14 0 14-20 0-20-13 0-13 20 0 20z">
          <text:p/>
        </draw:path>
        <draw:path draw:style-name="gr1" draw:text-style-name="P1" draw:layer="layout" svg:width="0.019cm" svg:height="0.019cm" svg:x="12.703cm" svg:y="19.2cm" svg:viewBox="0 0 20 20" svg:d="M10 20c14 0 14-20 0-20-13 0-13 20 0 20z">
          <text:p/>
        </draw:path>
        <draw:path draw:style-name="gr1" draw:text-style-name="P1" draw:layer="layout" svg:width="0.019cm" svg:height="0.019cm" svg:x="13.203cm" svg:y="19.2cm" svg:viewBox="0 0 20 20" svg:d="M10 20c14 0 14-20 0-20-13 0-13 20 0 20z">
          <text:p/>
        </draw:path>
        <draw:path draw:style-name="gr1" draw:text-style-name="P1" draw:layer="layout" svg:width="0.019cm" svg:height="0.019cm" svg:x="13.703cm" svg:y="19.2cm" svg:viewBox="0 0 20 20" svg:d="M10 20c14 0 14-20 0-20-13 0-13 20 0 20z">
          <text:p/>
        </draw:path>
        <draw:path draw:style-name="gr1" draw:text-style-name="P1" draw:layer="layout" svg:width="0.019cm" svg:height="0.019cm" svg:x="14.203cm" svg:y="19.2cm" svg:viewBox="0 0 20 20" svg:d="M10 20c14 0 14-20 0-20-13 0-13 20 0 20z">
          <text:p/>
        </draw:path>
        <draw:path draw:style-name="gr1" draw:text-style-name="P1" draw:layer="layout" svg:width="0.019cm" svg:height="0.019cm" svg:x="14.703cm" svg:y="19.2cm" svg:viewBox="0 0 20 20" svg:d="M10 20c14 0 14-20 0-20-13 0-13 20 0 20z">
          <text:p/>
        </draw:path>
        <draw:path draw:style-name="gr1" draw:text-style-name="P1" draw:layer="layout" svg:width="0.019cm" svg:height="0.019cm" svg:x="15.203cm" svg:y="19.2cm" svg:viewBox="0 0 20 20" svg:d="M10 20c14 0 14-20 0-20-13 0-13 20 0 20z">
          <text:p/>
        </draw:path>
        <draw:path draw:style-name="gr1" draw:text-style-name="P1" draw:layer="layout" svg:width="0.019cm" svg:height="0.019cm" svg:x="15.703cm" svg:y="19.2cm" svg:viewBox="0 0 20 20" svg:d="M10 20c14 0 14-20 0-20-13 0-13 20 0 20z">
          <text:p/>
        </draw:path>
        <draw:path draw:style-name="gr1" draw:text-style-name="P1" draw:layer="layout" svg:width="0.019cm" svg:height="0.019cm" svg:x="16.203cm" svg:y="19.2cm" svg:viewBox="0 0 20 20" svg:d="M10 20c14 0 14-20 0-20-13 0-13 20 0 20z">
          <text:p/>
        </draw:path>
        <draw:path draw:style-name="gr1" draw:text-style-name="P1" draw:layer="layout" svg:width="0.019cm" svg:height="0.019cm" svg:x="16.702cm" svg:y="19.2cm" svg:viewBox="0 0 20 20" svg:d="M10 20c14 0 14-20 0-20-13 0-13 20 0 20z">
          <text:p/>
        </draw:path>
        <draw:path draw:style-name="gr1" draw:text-style-name="P1" draw:layer="layout" svg:width="0.019cm" svg:height="0.019cm" svg:x="17.202cm" svg:y="19.2cm" svg:viewBox="0 0 20 20" svg:d="M10 20c14 0 14-20 0-20-13 0-13 20 0 20z">
          <text:p/>
        </draw:path>
        <draw:path draw:style-name="gr1" draw:text-style-name="P1" draw:layer="layout" svg:width="0.019cm" svg:height="0.019cm" svg:x="17.702cm" svg:y="19.2cm" svg:viewBox="0 0 20 20" svg:d="M10 20c14 0 14-20 0-20-13 0-13 20 0 20z">
          <text:p/>
        </draw:path>
        <draw:path draw:style-name="gr1" draw:text-style-name="P1" draw:layer="layout" svg:width="0.019cm" svg:height="0.019cm" svg:x="18.202cm" svg:y="19.2cm" svg:viewBox="0 0 20 20" svg:d="M10 20c14 0 14-20 0-20-13 0-13 20 0 20z">
          <text:p/>
        </draw:path>
        <draw:path draw:style-name="gr1" draw:text-style-name="P1" draw:layer="layout" svg:width="0.019cm" svg:height="0.019cm" svg:x="18.702cm" svg:y="19.2cm" svg:viewBox="0 0 20 20" svg:d="M10 20c14 0 14-20 0-20-13 0-13 20 0 20z">
          <text:p/>
        </draw:path>
        <draw:path draw:style-name="gr1" draw:text-style-name="P1" draw:layer="layout" svg:width="0.019cm" svg:height="0.019cm" svg:x="19.202cm" svg:y="19.2cm" svg:viewBox="0 0 20 20" svg:d="M10 20c14 0 14-20 0-20-13 0-13 20 0 20z">
          <text:p/>
        </draw:path>
        <draw:path draw:style-name="gr1" draw:text-style-name="P1" draw:layer="layout" svg:width="0.019cm" svg:height="0.019cm" svg:x="19.702cm" svg:y="19.2cm" svg:viewBox="0 0 20 20" svg:d="M10 20c14 0 14-20 0-20-13 0-13 20 0 20z">
          <text:p/>
        </draw:path>
        <draw:path draw:style-name="gr1" draw:text-style-name="P1" draw:layer="layout" svg:width="0.019cm" svg:height="0.019cm" svg:x="20.202cm" svg:y="19.2cm" svg:viewBox="0 0 20 20" svg:d="M10 20c14 0 14-20 0-20-13 0-13 20 0 20z">
          <text:p/>
        </draw:path>
        <draw:path draw:style-name="gr1" draw:text-style-name="P1" draw:layer="layout" svg:width="0.019cm" svg:height="0.019cm" svg:x="20.702cm" svg:y="19.2cm" svg:viewBox="0 0 20 20" svg:d="M10 20c14 0 14-20 0-20-13 0-13 20 0 20z">
          <text:p/>
        </draw:path>
        <draw:path draw:style-name="gr1" draw:text-style-name="P1" draw:layer="layout" svg:width="0.019cm" svg:height="0.019cm" svg:x="21.202cm" svg:y="19.2cm" svg:viewBox="0 0 20 20" svg:d="M10 20c14 0 14-20 0-20-13 0-13 20 0 20z">
          <text:p/>
        </draw:path>
        <draw:path draw:style-name="gr1" draw:text-style-name="P1" draw:layer="layout" svg:width="0.019cm" svg:height="0.019cm" svg:x="21.702cm" svg:y="19.2cm" svg:viewBox="0 0 20 20" svg:d="M10 20c14 0 14-20 0-20-13 0-13 20 0 20z">
          <text:p/>
        </draw:path>
        <draw:path draw:style-name="gr1" draw:text-style-name="P1" draw:layer="layout" svg:width="0.019cm" svg:height="0.019cm" svg:x="22.202cm" svg:y="19.2cm" svg:viewBox="0 0 20 20" svg:d="M10 20c14 0 14-20 0-20-13 0-13 20 0 20z">
          <text:p/>
        </draw:path>
        <draw:path draw:style-name="gr1" draw:text-style-name="P1" draw:layer="layout" svg:width="0.019cm" svg:height="0.019cm" svg:x="22.702cm" svg:y="19.2cm" svg:viewBox="0 0 20 20" svg:d="M10 20c14 0 14-20 0-20-13 0-13 20 0 20z">
          <text:p/>
        </draw:path>
        <draw:path draw:style-name="gr1" draw:text-style-name="P1" draw:layer="layout" svg:width="0.019cm" svg:height="0.019cm" svg:x="23.202cm" svg:y="19.2cm" svg:viewBox="0 0 20 20" svg:d="M10 20c14 0 14-20 0-20-13 0-13 20 0 20z">
          <text:p/>
        </draw:path>
        <draw:path draw:style-name="gr1" draw:text-style-name="P1" draw:layer="layout" svg:width="0.019cm" svg:height="0.019cm" svg:x="23.702cm" svg:y="19.2cm" svg:viewBox="0 0 20 20" svg:d="M10 20c14 0 14-20 0-20-13 0-13 20 0 20z">
          <text:p/>
        </draw:path>
        <draw:path draw:style-name="gr1" draw:text-style-name="P1" draw:layer="layout" svg:width="0.019cm" svg:height="0.019cm" svg:x="24.202cm" svg:y="19.2cm" svg:viewBox="0 0 20 20" svg:d="M10 20c14 0 14-20 0-20-13 0-13 20 0 20z">
          <text:p/>
        </draw:path>
        <draw:path draw:style-name="gr1" draw:text-style-name="P1" draw:layer="layout" svg:width="0.019cm" svg:height="0.019cm" svg:x="24.703cm" svg:y="19.2cm" svg:viewBox="0 0 20 20" svg:d="M10 20c14 0 14-20 0-20-13 0-13 20 0 20z">
          <text:p/>
        </draw:path>
        <draw:path draw:style-name="gr1" draw:text-style-name="P1" draw:layer="layout" svg:width="0.019cm" svg:height="0.019cm" svg:x="25.203cm" svg:y="19.2cm" svg:viewBox="0 0 20 20" svg:d="M10 20c14 0 14-20 0-20-13 0-13 20 0 20z">
          <text:p/>
        </draw:path>
        <draw:path draw:style-name="gr1" draw:text-style-name="P1" draw:layer="layout" svg:width="0.019cm" svg:height="0.019cm" svg:x="25.703cm" svg:y="19.2cm" svg:viewBox="0 0 20 20" svg:d="M10 20c14 0 14-20 0-20-13 0-13 20 0 20z">
          <text:p/>
        </draw:path>
        <draw:path draw:style-name="gr1" draw:text-style-name="P1" draw:layer="layout" svg:width="0.019cm" svg:height="0.019cm" svg:x="26.203cm" svg:y="19.2cm" svg:viewBox="0 0 20 20" svg:d="M10 20c14 0 14-20 0-20-13 0-13 20 0 20z">
          <text:p/>
        </draw:path>
        <draw:path draw:style-name="gr1" draw:text-style-name="P1" draw:layer="layout" svg:width="0.019cm" svg:height="0.019cm" svg:x="26.703cm" svg:y="19.2cm" svg:viewBox="0 0 20 20" svg:d="M10 20c14 0 14-20 0-20-13 0-13 20 0 20z">
          <text:p/>
        </draw:path>
        <draw:path draw:style-name="gr1" draw:text-style-name="P1" draw:layer="layout" svg:width="0.019cm" svg:height="0.019cm" svg:x="27.203cm" svg:y="19.2cm" svg:viewBox="0 0 20 20" svg:d="M10 20c14 0 14-20 0-20-13 0-13 20 0 20z">
          <text:p/>
        </draw:path>
        <draw:path draw:style-name="gr1" draw:text-style-name="P1" draw:layer="layout" svg:width="0.019cm" svg:height="0.019cm" svg:x="0.702cm" svg:y="19.2cm" svg:viewBox="0 0 20 20" svg:d="M10 20c14 0 14-20 0-20-13 0-13 20 0 20z">
          <text:p/>
        </draw:path>
        <draw:path draw:style-name="gr1" draw:text-style-name="P1" draw:layer="layout" svg:width="0.019cm" svg:height="0.019cm" svg:x="1.202cm" svg:y="19.2cm" svg:viewBox="0 0 20 20" svg:d="M10 20c14 0 14-20 0-20-13 0-13 20 0 20z">
          <text:p/>
        </draw:path>
        <draw:path draw:style-name="gr1" draw:text-style-name="P1" draw:layer="layout" svg:width="0.019cm" svg:height="0.019cm" svg:x="1.702cm" svg:y="19.2cm" svg:viewBox="0 0 20 20" svg:d="M10 20c14 0 14-20 0-20-13 0-13 20 0 20z">
          <text:p/>
        </draw:path>
        <draw:path draw:style-name="gr1" draw:text-style-name="P1" draw:layer="layout" svg:width="0.019cm" svg:height="0.019cm" svg:x="2.202cm" svg:y="19.2cm" svg:viewBox="0 0 20 20" svg:d="M10 20c14 0 14-20 0-20-13 0-13 20 0 20z">
          <text:p/>
        </draw:path>
        <draw:path draw:style-name="gr1" draw:text-style-name="P1" draw:layer="layout" svg:width="0.019cm" svg:height="0.019cm" svg:x="2.702cm" svg:y="19.2cm" svg:viewBox="0 0 20 20" svg:d="M10 20c14 0 14-20 0-20-13 0-13 20 0 20z">
          <text:p/>
        </draw:path>
        <draw:path draw:style-name="gr1" draw:text-style-name="P1" draw:layer="layout" svg:width="0.019cm" svg:height="0.019cm" svg:x="3.202cm" svg:y="19.2cm" svg:viewBox="0 0 20 20" svg:d="M10 20c14 0 14-20 0-20-13 0-13 20 0 20z">
          <text:p/>
        </draw:path>
        <draw:path draw:style-name="gr1" draw:text-style-name="P1" draw:layer="layout" svg:width="0.019cm" svg:height="0.019cm" svg:x="3.702cm" svg:y="19.2cm" svg:viewBox="0 0 20 20" svg:d="M10 20c14 0 14-20 0-20-13 0-13 20 0 20z">
          <text:p/>
        </draw:path>
        <draw:path draw:style-name="gr1" draw:text-style-name="P1" draw:layer="layout" svg:width="0.019cm" svg:height="0.019cm" svg:x="4.202cm" svg:y="19.2cm" svg:viewBox="0 0 20 20" svg:d="M10 20c14 0 14-20 0-20-13 0-13 20 0 20z">
          <text:p/>
        </draw:path>
        <draw:path draw:style-name="gr1" draw:text-style-name="P1" draw:layer="layout" svg:width="0.019cm" svg:height="0.019cm" svg:x="4.702cm" svg:y="19.2cm" svg:viewBox="0 0 20 20" svg:d="M10 20c14 0 14-20 0-20-13 0-13 20 0 20z">
          <text:p/>
        </draw:path>
        <draw:path draw:style-name="gr1" draw:text-style-name="P1" draw:layer="layout" svg:width="0.019cm" svg:height="0.019cm" svg:x="5.202cm" svg:y="19.2cm" svg:viewBox="0 0 20 20" svg:d="M10 20c14 0 14-20 0-20-13 0-13 20 0 20z">
          <text:p/>
        </draw:path>
        <draw:path draw:style-name="gr1" draw:text-style-name="P1" draw:layer="layout" svg:width="0.019cm" svg:height="0.019cm" svg:x="5.702cm" svg:y="19.2cm" svg:viewBox="0 0 20 20" svg:d="M10 20c14 0 14-20 0-20-13 0-13 20 0 20z">
          <text:p/>
        </draw:path>
        <draw:path draw:style-name="gr1" draw:text-style-name="P1" draw:layer="layout" svg:width="0.019cm" svg:height="0.019cm" svg:x="6.202cm" svg:y="19.2cm" svg:viewBox="0 0 20 20" svg:d="M10 20c14 0 14-20 0-20-13 0-13 20 0 20z">
          <text:p/>
        </draw:path>
        <draw:path draw:style-name="gr1" draw:text-style-name="P1" draw:layer="layout" svg:width="0.019cm" svg:height="0.019cm" svg:x="6.702cm" svg:y="19.2cm" svg:viewBox="0 0 20 20" svg:d="M10 20c14 0 14-20 0-20-13 0-13 20 0 20z">
          <text:p/>
        </draw:path>
        <draw:path draw:style-name="gr1" draw:text-style-name="P1" draw:layer="layout" svg:width="0.019cm" svg:height="0.019cm" svg:x="7.202cm" svg:y="19.2cm" svg:viewBox="0 0 20 20" svg:d="M10 20c14 0 14-20 0-20-13 0-13 20 0 20z">
          <text:p/>
        </draw:path>
        <draw:path draw:style-name="gr1" draw:text-style-name="P1" draw:layer="layout" svg:width="0.019cm" svg:height="0.019cm" svg:x="7.702cm" svg:y="19.2cm" svg:viewBox="0 0 20 20" svg:d="M10 20c14 0 14-20 0-20-13 0-13 20 0 20z">
          <text:p/>
        </draw:path>
        <draw:path draw:style-name="gr1" draw:text-style-name="P1" draw:layer="layout" svg:width="0.019cm" svg:height="0.019cm" svg:x="8.202cm" svg:y="19.2cm" svg:viewBox="0 0 20 20" svg:d="M10 20c14 0 14-20 0-20-13 0-13 20 0 20z">
          <text:p/>
        </draw:path>
        <draw:path draw:style-name="gr1" draw:text-style-name="P1" draw:layer="layout" svg:width="0.019cm" svg:height="0.019cm" svg:x="8.703cm" svg:y="19.2cm" svg:viewBox="0 0 20 20" svg:d="M10 20c14 0 14-20 0-20-13 0-13 20 0 20z">
          <text:p/>
        </draw:path>
        <draw:path draw:style-name="gr1" draw:text-style-name="P1" draw:layer="layout" svg:width="0.019cm" svg:height="0.019cm" svg:x="9.203cm" svg:y="19.2cm" svg:viewBox="0 0 20 20" svg:d="M10 20c14 0 14-20 0-20-13 0-13 20 0 20z">
          <text:p/>
        </draw:path>
        <draw:path draw:style-name="gr1" draw:text-style-name="P1" draw:layer="layout" svg:width="0.019cm" svg:height="0.019cm" svg:x="9.703cm" svg:y="19.2cm" svg:viewBox="0 0 20 20" svg:d="M10 20c14 0 14-20 0-20-13 0-13 20 0 20z">
          <text:p/>
        </draw:path>
        <draw:path draw:style-name="gr1" draw:text-style-name="P1" draw:layer="layout" svg:width="0.019cm" svg:height="0.019cm" svg:x="10.203cm" svg:y="19.2cm" svg:viewBox="0 0 20 20" svg:d="M10 20c14 0 14-20 0-20-13 0-13 20 0 20z">
          <text:p/>
        </draw:path>
        <draw:path draw:style-name="gr1" draw:text-style-name="P1" draw:layer="layout" svg:width="0.019cm" svg:height="0.019cm" svg:x="10.703cm" svg:y="19.2cm" svg:viewBox="0 0 20 20" svg:d="M10 20c14 0 14-20 0-20-13 0-13 20 0 20z">
          <text:p/>
        </draw:path>
        <draw:path draw:style-name="gr1" draw:text-style-name="P1" draw:layer="layout" svg:width="0.019cm" svg:height="0.019cm" svg:x="11.203cm" svg:y="19.2cm" svg:viewBox="0 0 20 20" svg:d="M10 20c14 0 14-20 0-20-13 0-13 20 0 20z">
          <text:p/>
        </draw:path>
        <draw:path draw:style-name="gr1" draw:text-style-name="P1" draw:layer="layout" svg:width="0.019cm" svg:height="0.019cm" svg:x="11.703cm" svg:y="19.2cm" svg:viewBox="0 0 20 20" svg:d="M10 20c14 0 14-20 0-20-13 0-13 20 0 20z">
          <text:p/>
        </draw:path>
        <draw:path draw:style-name="gr1" draw:text-style-name="P1" draw:layer="layout" svg:width="0.019cm" svg:height="0.019cm" svg:x="12.203cm" svg:y="19.2cm" svg:viewBox="0 0 20 20" svg:d="M10 20c14 0 14-20 0-20-13 0-13 20 0 20z">
          <text:p/>
        </draw:path>
        <draw:path draw:style-name="gr1" draw:text-style-name="P1" draw:layer="layout" svg:width="0.019cm" svg:height="0.019cm" svg:x="12.703cm" svg:y="19.2cm" svg:viewBox="0 0 20 20" svg:d="M10 20c14 0 14-20 0-20-13 0-13 20 0 20z">
          <text:p/>
        </draw:path>
        <draw:path draw:style-name="gr1" draw:text-style-name="P1" draw:layer="layout" svg:width="0.019cm" svg:height="0.019cm" svg:x="13.203cm" svg:y="19.2cm" svg:viewBox="0 0 20 20" svg:d="M10 20c14 0 14-20 0-20-13 0-13 20 0 20z">
          <text:p/>
        </draw:path>
        <draw:path draw:style-name="gr1" draw:text-style-name="P1" draw:layer="layout" svg:width="0.019cm" svg:height="0.019cm" svg:x="13.703cm" svg:y="19.2cm" svg:viewBox="0 0 20 20" svg:d="M10 20c14 0 14-20 0-20-13 0-13 20 0 20z">
          <text:p/>
        </draw:path>
        <draw:path draw:style-name="gr1" draw:text-style-name="P1" draw:layer="layout" svg:width="0.019cm" svg:height="0.019cm" svg:x="14.203cm" svg:y="19.2cm" svg:viewBox="0 0 20 20" svg:d="M10 20c14 0 14-20 0-20-13 0-13 20 0 20z">
          <text:p/>
        </draw:path>
        <draw:path draw:style-name="gr1" draw:text-style-name="P1" draw:layer="layout" svg:width="0.019cm" svg:height="0.019cm" svg:x="14.703cm" svg:y="19.2cm" svg:viewBox="0 0 20 20" svg:d="M10 20c14 0 14-20 0-20-13 0-13 20 0 20z">
          <text:p/>
        </draw:path>
        <draw:path draw:style-name="gr1" draw:text-style-name="P1" draw:layer="layout" svg:width="0.019cm" svg:height="0.019cm" svg:x="15.203cm" svg:y="19.2cm" svg:viewBox="0 0 20 20" svg:d="M10 20c14 0 14-20 0-20-13 0-13 20 0 20z">
          <text:p/>
        </draw:path>
        <draw:path draw:style-name="gr1" draw:text-style-name="P1" draw:layer="layout" svg:width="0.019cm" svg:height="0.019cm" svg:x="15.703cm" svg:y="19.2cm" svg:viewBox="0 0 20 20" svg:d="M10 20c14 0 14-20 0-20-13 0-13 20 0 20z">
          <text:p/>
        </draw:path>
        <draw:path draw:style-name="gr1" draw:text-style-name="P1" draw:layer="layout" svg:width="0.019cm" svg:height="0.019cm" svg:x="16.203cm" svg:y="19.2cm" svg:viewBox="0 0 20 20" svg:d="M10 20c14 0 14-20 0-20-13 0-13 20 0 20z">
          <text:p/>
        </draw:path>
        <draw:path draw:style-name="gr1" draw:text-style-name="P1" draw:layer="layout" svg:width="0.019cm" svg:height="0.019cm" svg:x="0.703cm" svg:y="19.7cm" svg:viewBox="0 0 20 20" svg:d="M10 20c14 0 14-20 0-20-13 0-13 20 0 20z">
          <text:p/>
        </draw:path>
        <draw:path draw:style-name="gr1" draw:text-style-name="P1" draw:layer="layout" svg:width="0.019cm" svg:height="0.019cm" svg:x="1.203cm" svg:y="19.7cm" svg:viewBox="0 0 20 20" svg:d="M10 20c14 0 14-20 0-20-13 0-13 20 0 20z">
          <text:p/>
        </draw:path>
        <draw:path draw:style-name="gr1" draw:text-style-name="P1" draw:layer="layout" svg:width="0.019cm" svg:height="0.019cm" svg:x="1.703cm" svg:y="19.7cm" svg:viewBox="0 0 20 20" svg:d="M10 20c14 0 14-20 0-20-13 0-13 20 0 20z">
          <text:p/>
        </draw:path>
        <draw:path draw:style-name="gr1" draw:text-style-name="P1" draw:layer="layout" svg:width="0.019cm" svg:height="0.019cm" svg:x="2.203cm" svg:y="19.7cm" svg:viewBox="0 0 20 20" svg:d="M10 20c14 0 14-20 0-20-13 0-13 20 0 20z">
          <text:p/>
        </draw:path>
        <draw:path draw:style-name="gr1" draw:text-style-name="P1" draw:layer="layout" svg:width="0.019cm" svg:height="0.019cm" svg:x="2.703cm" svg:y="19.7cm" svg:viewBox="0 0 20 20" svg:d="M10 20c14 0 14-20 0-20-13 0-13 20 0 20z">
          <text:p/>
        </draw:path>
        <draw:path draw:style-name="gr1" draw:text-style-name="P1" draw:layer="layout" svg:width="0.019cm" svg:height="0.019cm" svg:x="3.203cm" svg:y="19.7cm" svg:viewBox="0 0 20 20" svg:d="M10 20c14 0 14-20 0-20-13 0-13 20 0 20z">
          <text:p/>
        </draw:path>
        <draw:path draw:style-name="gr1" draw:text-style-name="P1" draw:layer="layout" svg:width="0.019cm" svg:height="0.019cm" svg:x="3.703cm" svg:y="19.7cm" svg:viewBox="0 0 20 20" svg:d="M10 20c14 0 14-20 0-20-13 0-13 20 0 20z">
          <text:p/>
        </draw:path>
        <draw:path draw:style-name="gr1" draw:text-style-name="P1" draw:layer="layout" svg:width="0.019cm" svg:height="0.019cm" svg:x="4.203cm" svg:y="19.7cm" svg:viewBox="0 0 20 20" svg:d="M10 20c14 0 14-20 0-20-13 0-13 20 0 20z">
          <text:p/>
        </draw:path>
        <draw:path draw:style-name="gr1" draw:text-style-name="P1" draw:layer="layout" svg:width="0.019cm" svg:height="0.019cm" svg:x="4.703cm" svg:y="19.7cm" svg:viewBox="0 0 20 20" svg:d="M10 20c14 0 14-20 0-20-13 0-13 20 0 20z">
          <text:p/>
        </draw:path>
        <draw:path draw:style-name="gr1" draw:text-style-name="P1" draw:layer="layout" svg:width="0.019cm" svg:height="0.019cm" svg:x="5.203cm" svg:y="19.7cm" svg:viewBox="0 0 20 20" svg:d="M10 20c14 0 14-20 0-20-13 0-13 20 0 20z">
          <text:p/>
        </draw:path>
        <draw:path draw:style-name="gr1" draw:text-style-name="P1" draw:layer="layout" svg:width="0.019cm" svg:height="0.019cm" svg:x="5.703cm" svg:y="19.7cm" svg:viewBox="0 0 20 20" svg:d="M10 20c14 0 14-20 0-20-13 0-13 20 0 20z">
          <text:p/>
        </draw:path>
        <draw:path draw:style-name="gr1" draw:text-style-name="P1" draw:layer="layout" svg:width="0.019cm" svg:height="0.019cm" svg:x="6.203cm" svg:y="19.7cm" svg:viewBox="0 0 20 20" svg:d="M10 20c14 0 14-20 0-20-13 0-13 20 0 20z">
          <text:p/>
        </draw:path>
        <draw:path draw:style-name="gr1" draw:text-style-name="P1" draw:layer="layout" svg:width="0.019cm" svg:height="0.019cm" svg:x="6.703cm" svg:y="19.7cm" svg:viewBox="0 0 20 20" svg:d="M10 20c14 0 14-20 0-20-13 0-13 20 0 20z">
          <text:p/>
        </draw:path>
        <draw:path draw:style-name="gr1" draw:text-style-name="P1" draw:layer="layout" svg:width="0.019cm" svg:height="0.019cm" svg:x="7.203cm" svg:y="19.7cm" svg:viewBox="0 0 20 20" svg:d="M10 20c14 0 14-20 0-20-13 0-13 20 0 20z">
          <text:p/>
        </draw:path>
        <draw:path draw:style-name="gr1" draw:text-style-name="P1" draw:layer="layout" svg:width="0.019cm" svg:height="0.019cm" svg:x="7.703cm" svg:y="19.7cm" svg:viewBox="0 0 20 20" svg:d="M10 20c14 0 14-20 0-20-13 0-13 20 0 20z">
          <text:p/>
        </draw:path>
        <draw:path draw:style-name="gr1" draw:text-style-name="P1" draw:layer="layout" svg:width="0.019cm" svg:height="0.019cm" svg:x="8.203cm" svg:y="19.7cm" svg:viewBox="0 0 20 20" svg:d="M10 20c14 0 14-20 0-20-13 0-13 20 0 20z">
          <text:p/>
        </draw:path>
        <draw:path draw:style-name="gr1" draw:text-style-name="P1" draw:layer="layout" svg:width="0.019cm" svg:height="0.019cm" svg:x="8.704cm" svg:y="19.7cm" svg:viewBox="0 0 20 20" svg:d="M10 20c14 0 14-20 0-20-13 0-13 20 0 20z">
          <text:p/>
        </draw:path>
        <draw:path draw:style-name="gr1" draw:text-style-name="P1" draw:layer="layout" svg:width="0.019cm" svg:height="0.019cm" svg:x="9.204cm" svg:y="19.7cm" svg:viewBox="0 0 20 20" svg:d="M10 20c14 0 14-20 0-20-13 0-13 20 0 20z">
          <text:p/>
        </draw:path>
        <draw:path draw:style-name="gr1" draw:text-style-name="P1" draw:layer="layout" svg:width="0.019cm" svg:height="0.019cm" svg:x="9.704cm" svg:y="19.7cm" svg:viewBox="0 0 20 20" svg:d="M10 20c14 0 14-20 0-20-13 0-13 20 0 20z">
          <text:p/>
        </draw:path>
        <draw:path draw:style-name="gr1" draw:text-style-name="P1" draw:layer="layout" svg:width="0.019cm" svg:height="0.019cm" svg:x="10.204cm" svg:y="19.7cm" svg:viewBox="0 0 20 20" svg:d="M10 20c14 0 14-20 0-20-13 0-13 20 0 20z">
          <text:p/>
        </draw:path>
        <draw:path draw:style-name="gr1" draw:text-style-name="P1" draw:layer="layout" svg:width="0.019cm" svg:height="0.019cm" svg:x="10.704cm" svg:y="19.7cm" svg:viewBox="0 0 20 20" svg:d="M10 20c14 0 14-20 0-20-13 0-13 20 0 20z">
          <text:p/>
        </draw:path>
        <draw:path draw:style-name="gr1" draw:text-style-name="P1" draw:layer="layout" svg:width="0.019cm" svg:height="0.019cm" svg:x="11.204cm" svg:y="19.7cm" svg:viewBox="0 0 20 20" svg:d="M10 20c14 0 14-20 0-20-13 0-13 20 0 20z">
          <text:p/>
        </draw:path>
        <draw:path draw:style-name="gr1" draw:text-style-name="P1" draw:layer="layout" svg:width="0.019cm" svg:height="0.019cm" svg:x="11.704cm" svg:y="19.7cm" svg:viewBox="0 0 20 20" svg:d="M10 20c14 0 14-20 0-20-13 0-13 20 0 20z">
          <text:p/>
        </draw:path>
        <draw:path draw:style-name="gr1" draw:text-style-name="P1" draw:layer="layout" svg:width="0.019cm" svg:height="0.019cm" svg:x="12.204cm" svg:y="19.7cm" svg:viewBox="0 0 20 20" svg:d="M10 20c14 0 14-20 0-20-13 0-13 20 0 20z">
          <text:p/>
        </draw:path>
        <draw:path draw:style-name="gr1" draw:text-style-name="P1" draw:layer="layout" svg:width="0.019cm" svg:height="0.019cm" svg:x="12.704cm" svg:y="19.7cm" svg:viewBox="0 0 20 20" svg:d="M10 20c14 0 14-20 0-20-13 0-13 20 0 20z">
          <text:p/>
        </draw:path>
        <draw:path draw:style-name="gr1" draw:text-style-name="P1" draw:layer="layout" svg:width="0.019cm" svg:height="0.019cm" svg:x="13.204cm" svg:y="19.7cm" svg:viewBox="0 0 20 20" svg:d="M10 20c14 0 14-20 0-20-13 0-13 20 0 20z">
          <text:p/>
        </draw:path>
        <draw:path draw:style-name="gr1" draw:text-style-name="P1" draw:layer="layout" svg:width="0.019cm" svg:height="0.019cm" svg:x="13.704cm" svg:y="19.7cm" svg:viewBox="0 0 20 20" svg:d="M10 20c14 0 14-20 0-20-13 0-13 20 0 20z">
          <text:p/>
        </draw:path>
        <draw:path draw:style-name="gr1" draw:text-style-name="P1" draw:layer="layout" svg:width="0.019cm" svg:height="0.019cm" svg:x="14.204cm" svg:y="19.7cm" svg:viewBox="0 0 20 20" svg:d="M10 20c14 0 14-20 0-20-13 0-13 20 0 20z">
          <text:p/>
        </draw:path>
        <draw:path draw:style-name="gr1" draw:text-style-name="P1" draw:layer="layout" svg:width="0.019cm" svg:height="0.019cm" svg:x="14.704cm" svg:y="19.7cm" svg:viewBox="0 0 20 20" svg:d="M10 20c14 0 14-20 0-20-13 0-13 20 0 20z">
          <text:p/>
        </draw:path>
        <draw:path draw:style-name="gr1" draw:text-style-name="P1" draw:layer="layout" svg:width="0.019cm" svg:height="0.019cm" svg:x="15.204cm" svg:y="19.7cm" svg:viewBox="0 0 20 20" svg:d="M10 20c14 0 14-20 0-20-13 0-13 20 0 20z">
          <text:p/>
        </draw:path>
        <draw:path draw:style-name="gr1" draw:text-style-name="P1" draw:layer="layout" svg:width="0.019cm" svg:height="0.019cm" svg:x="15.704cm" svg:y="19.7cm" svg:viewBox="0 0 20 20" svg:d="M10 20c14 0 14-20 0-20-13 0-13 20 0 20z">
          <text:p/>
        </draw:path>
        <draw:path draw:style-name="gr1" draw:text-style-name="P1" draw:layer="layout" svg:width="0.019cm" svg:height="0.019cm" svg:x="16.204cm" svg:y="19.7cm" svg:viewBox="0 0 20 20" svg:d="M10 20c14 0 14-20 0-20-13 0-13 20 0 20z">
          <text:p/>
        </draw:path>
        <draw:path draw:style-name="gr1" draw:text-style-name="P1" draw:layer="layout" svg:width="0.019cm" svg:height="0.019cm" svg:x="16.703cm" svg:y="19.7cm" svg:viewBox="0 0 20 20" svg:d="M10 20c14 0 14-20 0-20-13 0-13 20 0 20z">
          <text:p/>
        </draw:path>
        <draw:path draw:style-name="gr1" draw:text-style-name="P1" draw:layer="layout" svg:width="0.019cm" svg:height="0.019cm" svg:x="17.203cm" svg:y="19.7cm" svg:viewBox="0 0 20 20" svg:d="M10 20c14 0 14-20 0-20-13 0-13 20 0 20z">
          <text:p/>
        </draw:path>
        <draw:path draw:style-name="gr1" draw:text-style-name="P1" draw:layer="layout" svg:width="0.019cm" svg:height="0.019cm" svg:x="17.703cm" svg:y="19.7cm" svg:viewBox="0 0 20 20" svg:d="M10 20c14 0 14-20 0-20-13 0-13 20 0 20z">
          <text:p/>
        </draw:path>
        <draw:path draw:style-name="gr1" draw:text-style-name="P1" draw:layer="layout" svg:width="0.019cm" svg:height="0.019cm" svg:x="18.203cm" svg:y="19.7cm" svg:viewBox="0 0 20 20" svg:d="M10 20c14 0 14-20 0-20-13 0-13 20 0 20z">
          <text:p/>
        </draw:path>
        <draw:path draw:style-name="gr1" draw:text-style-name="P1" draw:layer="layout" svg:width="0.019cm" svg:height="0.019cm" svg:x="18.703cm" svg:y="19.7cm" svg:viewBox="0 0 20 20" svg:d="M10 20c14 0 14-20 0-20-13 0-13 20 0 20z">
          <text:p/>
        </draw:path>
        <draw:path draw:style-name="gr1" draw:text-style-name="P1" draw:layer="layout" svg:width="0.019cm" svg:height="0.019cm" svg:x="19.203cm" svg:y="19.7cm" svg:viewBox="0 0 20 20" svg:d="M10 20c14 0 14-20 0-20-13 0-13 20 0 20z">
          <text:p/>
        </draw:path>
        <draw:path draw:style-name="gr1" draw:text-style-name="P1" draw:layer="layout" svg:width="0.019cm" svg:height="0.019cm" svg:x="19.703cm" svg:y="19.7cm" svg:viewBox="0 0 20 20" svg:d="M10 20c14 0 14-20 0-20-13 0-13 20 0 20z">
          <text:p/>
        </draw:path>
        <draw:path draw:style-name="gr1" draw:text-style-name="P1" draw:layer="layout" svg:width="0.019cm" svg:height="0.019cm" svg:x="20.203cm" svg:y="19.7cm" svg:viewBox="0 0 20 20" svg:d="M10 20c14 0 14-20 0-20-13 0-13 20 0 20z">
          <text:p/>
        </draw:path>
        <draw:path draw:style-name="gr1" draw:text-style-name="P1" draw:layer="layout" svg:width="0.019cm" svg:height="0.019cm" svg:x="20.703cm" svg:y="19.7cm" svg:viewBox="0 0 20 20" svg:d="M10 20c14 0 14-20 0-20-13 0-13 20 0 20z">
          <text:p/>
        </draw:path>
        <draw:path draw:style-name="gr1" draw:text-style-name="P1" draw:layer="layout" svg:width="0.019cm" svg:height="0.019cm" svg:x="21.203cm" svg:y="19.7cm" svg:viewBox="0 0 20 20" svg:d="M10 20c14 0 14-20 0-20-13 0-13 20 0 20z">
          <text:p/>
        </draw:path>
        <draw:path draw:style-name="gr1" draw:text-style-name="P1" draw:layer="layout" svg:width="0.019cm" svg:height="0.019cm" svg:x="21.703cm" svg:y="19.7cm" svg:viewBox="0 0 20 20" svg:d="M10 20c14 0 14-20 0-20-13 0-13 20 0 20z">
          <text:p/>
        </draw:path>
        <draw:path draw:style-name="gr1" draw:text-style-name="P1" draw:layer="layout" svg:width="0.019cm" svg:height="0.019cm" svg:x="22.203cm" svg:y="19.7cm" svg:viewBox="0 0 20 20" svg:d="M10 20c14 0 14-20 0-20-13 0-13 20 0 20z">
          <text:p/>
        </draw:path>
        <draw:path draw:style-name="gr1" draw:text-style-name="P1" draw:layer="layout" svg:width="0.019cm" svg:height="0.019cm" svg:x="22.703cm" svg:y="19.7cm" svg:viewBox="0 0 20 20" svg:d="M10 20c14 0 14-20 0-20-13 0-13 20 0 20z">
          <text:p/>
        </draw:path>
        <draw:path draw:style-name="gr1" draw:text-style-name="P1" draw:layer="layout" svg:width="0.019cm" svg:height="0.019cm" svg:x="23.203cm" svg:y="19.7cm" svg:viewBox="0 0 20 20" svg:d="M10 20c14 0 14-20 0-20-13 0-13 20 0 20z">
          <text:p/>
        </draw:path>
        <draw:path draw:style-name="gr1" draw:text-style-name="P1" draw:layer="layout" svg:width="0.019cm" svg:height="0.019cm" svg:x="23.703cm" svg:y="19.7cm" svg:viewBox="0 0 20 20" svg:d="M10 20c14 0 14-20 0-20-13 0-13 20 0 20z">
          <text:p/>
        </draw:path>
        <draw:path draw:style-name="gr1" draw:text-style-name="P1" draw:layer="layout" svg:width="0.019cm" svg:height="0.019cm" svg:x="24.203cm" svg:y="19.7cm" svg:viewBox="0 0 20 20" svg:d="M10 20c14 0 14-20 0-20-13 0-13 20 0 20z">
          <text:p/>
        </draw:path>
        <draw:path draw:style-name="gr1" draw:text-style-name="P1" draw:layer="layout" svg:width="0.019cm" svg:height="0.019cm" svg:x="24.704cm" svg:y="19.7cm" svg:viewBox="0 0 20 20" svg:d="M10 20c14 0 14-20 0-20-13 0-13 20 0 20z">
          <text:p/>
        </draw:path>
        <draw:path draw:style-name="gr1" draw:text-style-name="P1" draw:layer="layout" svg:width="0.019cm" svg:height="0.019cm" svg:x="25.204cm" svg:y="19.7cm" svg:viewBox="0 0 20 20" svg:d="M10 20c14 0 14-20 0-20-13 0-13 20 0 20z">
          <text:p/>
        </draw:path>
        <draw:path draw:style-name="gr1" draw:text-style-name="P1" draw:layer="layout" svg:width="0.019cm" svg:height="0.019cm" svg:x="25.704cm" svg:y="19.7cm" svg:viewBox="0 0 20 20" svg:d="M10 20c14 0 14-20 0-20-13 0-13 20 0 20z">
          <text:p/>
        </draw:path>
        <draw:path draw:style-name="gr1" draw:text-style-name="P1" draw:layer="layout" svg:width="0.019cm" svg:height="0.019cm" svg:x="26.204cm" svg:y="19.7cm" svg:viewBox="0 0 20 20" svg:d="M10 20c14 0 14-20 0-20-13 0-13 20 0 20z">
          <text:p/>
        </draw:path>
        <draw:path draw:style-name="gr1" draw:text-style-name="P1" draw:layer="layout" svg:width="0.019cm" svg:height="0.019cm" svg:x="26.704cm" svg:y="19.7cm" svg:viewBox="0 0 20 20" svg:d="M10 20c14 0 14-20 0-20-13 0-13 20 0 20z">
          <text:p/>
        </draw:path>
        <draw:path draw:style-name="gr1" draw:text-style-name="P1" draw:layer="layout" svg:width="0.019cm" svg:height="0.019cm" svg:x="27.204cm" svg:y="19.7cm" svg:viewBox="0 0 20 20" svg:d="M10 20c14 0 14-20 0-20-13 0-13 20 0 20z">
          <text:p/>
        </draw:path>
        <draw:path draw:style-name="gr1" draw:text-style-name="P1" draw:layer="layout" svg:width="0.019cm" svg:height="0.019cm" svg:x="0.703cm" svg:y="19.7cm" svg:viewBox="0 0 20 20" svg:d="M10 20c14 0 14-20 0-20-13 0-13 20 0 20z">
          <text:p/>
        </draw:path>
        <draw:path draw:style-name="gr1" draw:text-style-name="P1" draw:layer="layout" svg:width="0.019cm" svg:height="0.019cm" svg:x="1.203cm" svg:y="19.7cm" svg:viewBox="0 0 20 20" svg:d="M10 20c14 0 14-20 0-20-13 0-13 20 0 20z">
          <text:p/>
        </draw:path>
        <draw:path draw:style-name="gr1" draw:text-style-name="P1" draw:layer="layout" svg:width="0.019cm" svg:height="0.019cm" svg:x="1.703cm" svg:y="19.7cm" svg:viewBox="0 0 20 20" svg:d="M10 20c14 0 14-20 0-20-13 0-13 20 0 20z">
          <text:p/>
        </draw:path>
        <draw:path draw:style-name="gr1" draw:text-style-name="P1" draw:layer="layout" svg:width="0.019cm" svg:height="0.019cm" svg:x="2.203cm" svg:y="19.7cm" svg:viewBox="0 0 20 20" svg:d="M10 20c14 0 14-20 0-20-13 0-13 20 0 20z">
          <text:p/>
        </draw:path>
        <draw:path draw:style-name="gr1" draw:text-style-name="P1" draw:layer="layout" svg:width="0.019cm" svg:height="0.019cm" svg:x="2.703cm" svg:y="19.7cm" svg:viewBox="0 0 20 20" svg:d="M10 20c14 0 14-20 0-20-13 0-13 20 0 20z">
          <text:p/>
        </draw:path>
        <draw:path draw:style-name="gr1" draw:text-style-name="P1" draw:layer="layout" svg:width="0.019cm" svg:height="0.019cm" svg:x="3.203cm" svg:y="19.7cm" svg:viewBox="0 0 20 20" svg:d="M10 20c14 0 14-20 0-20-13 0-13 20 0 20z">
          <text:p/>
        </draw:path>
        <draw:path draw:style-name="gr1" draw:text-style-name="P1" draw:layer="layout" svg:width="0.019cm" svg:height="0.019cm" svg:x="3.703cm" svg:y="19.7cm" svg:viewBox="0 0 20 20" svg:d="M10 20c14 0 14-20 0-20-13 0-13 20 0 20z">
          <text:p/>
        </draw:path>
        <draw:path draw:style-name="gr1" draw:text-style-name="P1" draw:layer="layout" svg:width="0.019cm" svg:height="0.019cm" svg:x="4.203cm" svg:y="19.7cm" svg:viewBox="0 0 20 20" svg:d="M10 20c14 0 14-20 0-20-13 0-13 20 0 20z">
          <text:p/>
        </draw:path>
        <draw:path draw:style-name="gr1" draw:text-style-name="P1" draw:layer="layout" svg:width="0.019cm" svg:height="0.019cm" svg:x="4.703cm" svg:y="19.7cm" svg:viewBox="0 0 20 20" svg:d="M10 20c14 0 14-20 0-20-13 0-13 20 0 20z">
          <text:p/>
        </draw:path>
        <draw:path draw:style-name="gr1" draw:text-style-name="P1" draw:layer="layout" svg:width="0.019cm" svg:height="0.019cm" svg:x="5.203cm" svg:y="19.7cm" svg:viewBox="0 0 20 20" svg:d="M10 20c14 0 14-20 0-20-13 0-13 20 0 20z">
          <text:p/>
        </draw:path>
        <draw:path draw:style-name="gr1" draw:text-style-name="P1" draw:layer="layout" svg:width="0.019cm" svg:height="0.019cm" svg:x="5.703cm" svg:y="19.7cm" svg:viewBox="0 0 20 20" svg:d="M10 20c14 0 14-20 0-20-13 0-13 20 0 20z">
          <text:p/>
        </draw:path>
        <draw:path draw:style-name="gr1" draw:text-style-name="P1" draw:layer="layout" svg:width="0.019cm" svg:height="0.019cm" svg:x="6.203cm" svg:y="19.7cm" svg:viewBox="0 0 20 20" svg:d="M10 20c14 0 14-20 0-20-13 0-13 20 0 20z">
          <text:p/>
        </draw:path>
        <draw:path draw:style-name="gr1" draw:text-style-name="P1" draw:layer="layout" svg:width="0.019cm" svg:height="0.019cm" svg:x="6.703cm" svg:y="19.7cm" svg:viewBox="0 0 20 20" svg:d="M10 20c14 0 14-20 0-20-13 0-13 20 0 20z">
          <text:p/>
        </draw:path>
        <draw:path draw:style-name="gr1" draw:text-style-name="P1" draw:layer="layout" svg:width="0.019cm" svg:height="0.019cm" svg:x="7.203cm" svg:y="19.7cm" svg:viewBox="0 0 20 20" svg:d="M10 20c14 0 14-20 0-20-13 0-13 20 0 20z">
          <text:p/>
        </draw:path>
        <draw:path draw:style-name="gr1" draw:text-style-name="P1" draw:layer="layout" svg:width="0.019cm" svg:height="0.019cm" svg:x="7.703cm" svg:y="19.7cm" svg:viewBox="0 0 20 20" svg:d="M10 20c14 0 14-20 0-20-13 0-13 20 0 20z">
          <text:p/>
        </draw:path>
        <draw:path draw:style-name="gr1" draw:text-style-name="P1" draw:layer="layout" svg:width="0.019cm" svg:height="0.019cm" svg:x="8.203cm" svg:y="19.7cm" svg:viewBox="0 0 20 20" svg:d="M10 20c14 0 14-20 0-20-13 0-13 20 0 20z">
          <text:p/>
        </draw:path>
        <draw:path draw:style-name="gr1" draw:text-style-name="P1" draw:layer="layout" svg:width="0.019cm" svg:height="0.019cm" svg:x="8.704cm" svg:y="19.7cm" svg:viewBox="0 0 20 20" svg:d="M10 20c14 0 14-20 0-20-13 0-13 20 0 20z">
          <text:p/>
        </draw:path>
        <draw:path draw:style-name="gr1" draw:text-style-name="P1" draw:layer="layout" svg:width="0.019cm" svg:height="0.019cm" svg:x="9.204cm" svg:y="19.7cm" svg:viewBox="0 0 20 20" svg:d="M10 20c14 0 14-20 0-20-13 0-13 20 0 20z">
          <text:p/>
        </draw:path>
        <draw:path draw:style-name="gr1" draw:text-style-name="P1" draw:layer="layout" svg:width="0.019cm" svg:height="0.019cm" svg:x="9.704cm" svg:y="19.7cm" svg:viewBox="0 0 20 20" svg:d="M10 20c14 0 14-20 0-20-13 0-13 20 0 20z">
          <text:p/>
        </draw:path>
        <draw:path draw:style-name="gr1" draw:text-style-name="P1" draw:layer="layout" svg:width="0.019cm" svg:height="0.019cm" svg:x="10.204cm" svg:y="19.7cm" svg:viewBox="0 0 20 20" svg:d="M10 20c14 0 14-20 0-20-13 0-13 20 0 20z">
          <text:p/>
        </draw:path>
        <draw:path draw:style-name="gr1" draw:text-style-name="P1" draw:layer="layout" svg:width="0.019cm" svg:height="0.019cm" svg:x="10.704cm" svg:y="19.7cm" svg:viewBox="0 0 20 20" svg:d="M10 20c14 0 14-20 0-20-13 0-13 20 0 20z">
          <text:p/>
        </draw:path>
        <draw:path draw:style-name="gr1" draw:text-style-name="P1" draw:layer="layout" svg:width="0.019cm" svg:height="0.019cm" svg:x="11.204cm" svg:y="19.7cm" svg:viewBox="0 0 20 20" svg:d="M10 20c14 0 14-20 0-20-13 0-13 20 0 20z">
          <text:p/>
        </draw:path>
        <draw:path draw:style-name="gr1" draw:text-style-name="P1" draw:layer="layout" svg:width="0.019cm" svg:height="0.019cm" svg:x="11.704cm" svg:y="19.7cm" svg:viewBox="0 0 20 20" svg:d="M10 20c14 0 14-20 0-20-13 0-13 20 0 20z">
          <text:p/>
        </draw:path>
        <draw:path draw:style-name="gr1" draw:text-style-name="P1" draw:layer="layout" svg:width="0.019cm" svg:height="0.019cm" svg:x="12.204cm" svg:y="19.7cm" svg:viewBox="0 0 20 20" svg:d="M10 20c14 0 14-20 0-20-13 0-13 20 0 20z">
          <text:p/>
        </draw:path>
        <draw:path draw:style-name="gr1" draw:text-style-name="P1" draw:layer="layout" svg:width="0.019cm" svg:height="0.019cm" svg:x="12.704cm" svg:y="19.7cm" svg:viewBox="0 0 20 20" svg:d="M10 20c14 0 14-20 0-20-13 0-13 20 0 20z">
          <text:p/>
        </draw:path>
        <draw:path draw:style-name="gr1" draw:text-style-name="P1" draw:layer="layout" svg:width="0.019cm" svg:height="0.019cm" svg:x="13.204cm" svg:y="19.7cm" svg:viewBox="0 0 20 20" svg:d="M10 20c14 0 14-20 0-20-13 0-13 20 0 20z">
          <text:p/>
        </draw:path>
        <draw:path draw:style-name="gr1" draw:text-style-name="P1" draw:layer="layout" svg:width="0.019cm" svg:height="0.019cm" svg:x="13.704cm" svg:y="19.7cm" svg:viewBox="0 0 20 20" svg:d="M10 20c14 0 14-20 0-20-13 0-13 20 0 20z">
          <text:p/>
        </draw:path>
        <draw:path draw:style-name="gr1" draw:text-style-name="P1" draw:layer="layout" svg:width="0.019cm" svg:height="0.019cm" svg:x="14.204cm" svg:y="19.7cm" svg:viewBox="0 0 20 20" svg:d="M10 20c14 0 14-20 0-20-13 0-13 20 0 20z">
          <text:p/>
        </draw:path>
        <draw:path draw:style-name="gr1" draw:text-style-name="P1" draw:layer="layout" svg:width="0.019cm" svg:height="0.019cm" svg:x="14.704cm" svg:y="19.7cm" svg:viewBox="0 0 20 20" svg:d="M10 20c14 0 14-20 0-20-13 0-13 20 0 20z">
          <text:p/>
        </draw:path>
        <draw:path draw:style-name="gr1" draw:text-style-name="P1" draw:layer="layout" svg:width="0.019cm" svg:height="0.019cm" svg:x="15.204cm" svg:y="19.7cm" svg:viewBox="0 0 20 20" svg:d="M10 20c14 0 14-20 0-20-13 0-13 20 0 20z">
          <text:p/>
        </draw:path>
        <draw:path draw:style-name="gr1" draw:text-style-name="P1" draw:layer="layout" svg:width="0.019cm" svg:height="0.019cm" svg:x="15.704cm" svg:y="19.7cm" svg:viewBox="0 0 20 20" svg:d="M10 20c14 0 14-20 0-20-13 0-13 20 0 20z">
          <text:p/>
        </draw:path>
        <draw:path draw:style-name="gr1" draw:text-style-name="P1" draw:layer="layout" svg:width="0.019cm" svg:height="0.019cm" svg:x="16.204cm" svg:y="19.7cm" svg:viewBox="0 0 20 20" svg:d="M10 20c14 0 14-20 0-20-13 0-13 20 0 20z">
          <text:p/>
        </draw:path>
        <draw:path draw:style-name="gr1" draw:text-style-name="P1" draw:layer="layout" svg:width="0.019cm" svg:height="0.019cm" svg:x="0.703cm" svg:y="20.2cm" svg:viewBox="0 0 20 20" svg:d="M10 20c14 0 14-20 0-20-13 0-13 20 0 20z">
          <text:p/>
        </draw:path>
        <draw:path draw:style-name="gr1" draw:text-style-name="P1" draw:layer="layout" svg:width="0.019cm" svg:height="0.019cm" svg:x="1.203cm" svg:y="20.2cm" svg:viewBox="0 0 20 20" svg:d="M10 20c14 0 14-20 0-20-13 0-13 20 0 20z">
          <text:p/>
        </draw:path>
        <draw:path draw:style-name="gr1" draw:text-style-name="P1" draw:layer="layout" svg:width="0.019cm" svg:height="0.019cm" svg:x="1.703cm" svg:y="20.2cm" svg:viewBox="0 0 20 20" svg:d="M10 20c14 0 14-20 0-20-13 0-13 20 0 20z">
          <text:p/>
        </draw:path>
        <draw:path draw:style-name="gr1" draw:text-style-name="P1" draw:layer="layout" svg:width="0.019cm" svg:height="0.019cm" svg:x="2.203cm" svg:y="20.2cm" svg:viewBox="0 0 20 20" svg:d="M10 20c14 0 14-20 0-20-13 0-13 20 0 20z">
          <text:p/>
        </draw:path>
        <draw:path draw:style-name="gr1" draw:text-style-name="P1" draw:layer="layout" svg:width="0.019cm" svg:height="0.019cm" svg:x="2.703cm" svg:y="20.2cm" svg:viewBox="0 0 20 20" svg:d="M10 20c14 0 14-20 0-20-13 0-13 20 0 20z">
          <text:p/>
        </draw:path>
        <draw:path draw:style-name="gr1" draw:text-style-name="P1" draw:layer="layout" svg:width="0.019cm" svg:height="0.019cm" svg:x="3.203cm" svg:y="20.2cm" svg:viewBox="0 0 20 20" svg:d="M10 20c14 0 14-20 0-20-13 0-13 20 0 20z">
          <text:p/>
        </draw:path>
        <draw:path draw:style-name="gr1" draw:text-style-name="P1" draw:layer="layout" svg:width="0.019cm" svg:height="0.019cm" svg:x="3.703cm" svg:y="20.2cm" svg:viewBox="0 0 20 20" svg:d="M10 20c14 0 14-20 0-20-13 0-13 20 0 20z">
          <text:p/>
        </draw:path>
        <draw:path draw:style-name="gr1" draw:text-style-name="P1" draw:layer="layout" svg:width="0.019cm" svg:height="0.019cm" svg:x="4.203cm" svg:y="20.2cm" svg:viewBox="0 0 20 20" svg:d="M10 20c14 0 14-20 0-20-13 0-13 20 0 20z">
          <text:p/>
        </draw:path>
        <draw:path draw:style-name="gr1" draw:text-style-name="P1" draw:layer="layout" svg:width="0.019cm" svg:height="0.019cm" svg:x="4.703cm" svg:y="20.2cm" svg:viewBox="0 0 20 20" svg:d="M10 20c14 0 14-20 0-20-13 0-13 20 0 20z">
          <text:p/>
        </draw:path>
        <draw:path draw:style-name="gr1" draw:text-style-name="P1" draw:layer="layout" svg:width="0.019cm" svg:height="0.019cm" svg:x="5.203cm" svg:y="20.2cm" svg:viewBox="0 0 20 20" svg:d="M10 20c14 0 14-20 0-20-13 0-13 20 0 20z">
          <text:p/>
        </draw:path>
        <draw:path draw:style-name="gr1" draw:text-style-name="P1" draw:layer="layout" svg:width="0.019cm" svg:height="0.019cm" svg:x="5.703cm" svg:y="20.2cm" svg:viewBox="0 0 20 20" svg:d="M10 20c14 0 14-20 0-20-13 0-13 20 0 20z">
          <text:p/>
        </draw:path>
        <draw:path draw:style-name="gr1" draw:text-style-name="P1" draw:layer="layout" svg:width="0.019cm" svg:height="0.019cm" svg:x="6.203cm" svg:y="20.2cm" svg:viewBox="0 0 20 20" svg:d="M10 20c14 0 14-20 0-20-13 0-13 20 0 20z">
          <text:p/>
        </draw:path>
        <draw:path draw:style-name="gr1" draw:text-style-name="P1" draw:layer="layout" svg:width="0.019cm" svg:height="0.019cm" svg:x="6.703cm" svg:y="20.2cm" svg:viewBox="0 0 20 20" svg:d="M10 20c14 0 14-20 0-20-13 0-13 20 0 20z">
          <text:p/>
        </draw:path>
        <draw:path draw:style-name="gr1" draw:text-style-name="P1" draw:layer="layout" svg:width="0.019cm" svg:height="0.019cm" svg:x="7.203cm" svg:y="20.2cm" svg:viewBox="0 0 20 20" svg:d="M10 20c14 0 14-20 0-20-13 0-13 20 0 20z">
          <text:p/>
        </draw:path>
        <draw:path draw:style-name="gr1" draw:text-style-name="P1" draw:layer="layout" svg:width="0.019cm" svg:height="0.019cm" svg:x="7.703cm" svg:y="20.2cm" svg:viewBox="0 0 20 20" svg:d="M10 20c14 0 14-20 0-20-13 0-13 20 0 20z">
          <text:p/>
        </draw:path>
        <draw:path draw:style-name="gr1" draw:text-style-name="P1" draw:layer="layout" svg:width="0.019cm" svg:height="0.019cm" svg:x="8.203cm" svg:y="20.2cm" svg:viewBox="0 0 20 20" svg:d="M10 20c14 0 14-20 0-20-13 0-13 20 0 20z">
          <text:p/>
        </draw:path>
        <draw:path draw:style-name="gr1" draw:text-style-name="P1" draw:layer="layout" svg:width="0.019cm" svg:height="0.019cm" svg:x="8.704cm" svg:y="20.2cm" svg:viewBox="0 0 20 20" svg:d="M10 20c14 0 14-20 0-20-13 0-13 20 0 20z">
          <text:p/>
        </draw:path>
        <draw:path draw:style-name="gr1" draw:text-style-name="P1" draw:layer="layout" svg:width="0.019cm" svg:height="0.019cm" svg:x="9.204cm" svg:y="20.2cm" svg:viewBox="0 0 20 20" svg:d="M10 20c14 0 14-20 0-20-13 0-13 20 0 20z">
          <text:p/>
        </draw:path>
        <draw:path draw:style-name="gr1" draw:text-style-name="P1" draw:layer="layout" svg:width="0.019cm" svg:height="0.019cm" svg:x="9.704cm" svg:y="20.2cm" svg:viewBox="0 0 20 20" svg:d="M10 20c14 0 14-20 0-20-13 0-13 20 0 20z">
          <text:p/>
        </draw:path>
        <draw:path draw:style-name="gr1" draw:text-style-name="P1" draw:layer="layout" svg:width="0.019cm" svg:height="0.019cm" svg:x="10.204cm" svg:y="20.2cm" svg:viewBox="0 0 20 20" svg:d="M10 20c14 0 14-20 0-20-13 0-13 20 0 20z">
          <text:p/>
        </draw:path>
        <draw:path draw:style-name="gr1" draw:text-style-name="P1" draw:layer="layout" svg:width="0.019cm" svg:height="0.019cm" svg:x="10.704cm" svg:y="20.2cm" svg:viewBox="0 0 20 20" svg:d="M10 20c14 0 14-20 0-20-13 0-13 20 0 20z">
          <text:p/>
        </draw:path>
        <draw:path draw:style-name="gr1" draw:text-style-name="P1" draw:layer="layout" svg:width="0.019cm" svg:height="0.019cm" svg:x="11.204cm" svg:y="20.2cm" svg:viewBox="0 0 20 20" svg:d="M10 20c14 0 14-20 0-20-13 0-13 20 0 20z">
          <text:p/>
        </draw:path>
        <draw:path draw:style-name="gr1" draw:text-style-name="P1" draw:layer="layout" svg:width="0.019cm" svg:height="0.019cm" svg:x="11.704cm" svg:y="20.2cm" svg:viewBox="0 0 20 20" svg:d="M10 20c14 0 14-20 0-20-13 0-13 20 0 20z">
          <text:p/>
        </draw:path>
        <draw:path draw:style-name="gr1" draw:text-style-name="P1" draw:layer="layout" svg:width="0.019cm" svg:height="0.019cm" svg:x="12.204cm" svg:y="20.2cm" svg:viewBox="0 0 20 20" svg:d="M10 20c14 0 14-20 0-20-13 0-13 20 0 20z">
          <text:p/>
        </draw:path>
        <draw:path draw:style-name="gr1" draw:text-style-name="P1" draw:layer="layout" svg:width="0.019cm" svg:height="0.019cm" svg:x="12.704cm" svg:y="20.2cm" svg:viewBox="0 0 20 20" svg:d="M10 20c14 0 14-20 0-20-13 0-13 20 0 20z">
          <text:p/>
        </draw:path>
        <draw:path draw:style-name="gr1" draw:text-style-name="P1" draw:layer="layout" svg:width="0.019cm" svg:height="0.019cm" svg:x="13.204cm" svg:y="20.2cm" svg:viewBox="0 0 20 20" svg:d="M10 20c14 0 14-20 0-20-13 0-13 20 0 20z">
          <text:p/>
        </draw:path>
        <draw:path draw:style-name="gr1" draw:text-style-name="P1" draw:layer="layout" svg:width="0.019cm" svg:height="0.019cm" svg:x="13.704cm" svg:y="20.2cm" svg:viewBox="0 0 20 20" svg:d="M10 20c14 0 14-20 0-20-13 0-13 20 0 20z">
          <text:p/>
        </draw:path>
        <draw:path draw:style-name="gr1" draw:text-style-name="P1" draw:layer="layout" svg:width="0.019cm" svg:height="0.019cm" svg:x="14.204cm" svg:y="20.2cm" svg:viewBox="0 0 20 20" svg:d="M10 20c14 0 14-20 0-20-13 0-13 20 0 20z">
          <text:p/>
        </draw:path>
        <draw:path draw:style-name="gr1" draw:text-style-name="P1" draw:layer="layout" svg:width="0.019cm" svg:height="0.019cm" svg:x="14.704cm" svg:y="20.2cm" svg:viewBox="0 0 20 20" svg:d="M10 20c14 0 14-20 0-20-13 0-13 20 0 20z">
          <text:p/>
        </draw:path>
        <draw:path draw:style-name="gr1" draw:text-style-name="P1" draw:layer="layout" svg:width="0.019cm" svg:height="0.019cm" svg:x="15.204cm" svg:y="20.2cm" svg:viewBox="0 0 20 20" svg:d="M10 20c14 0 14-20 0-20-13 0-13 20 0 20z">
          <text:p/>
        </draw:path>
        <draw:path draw:style-name="gr1" draw:text-style-name="P1" draw:layer="layout" svg:width="0.019cm" svg:height="0.019cm" svg:x="15.704cm" svg:y="20.2cm" svg:viewBox="0 0 20 20" svg:d="M10 20c14 0 14-20 0-20-13 0-13 20 0 20z">
          <text:p/>
        </draw:path>
        <draw:path draw:style-name="gr1" draw:text-style-name="P1" draw:layer="layout" svg:width="0.019cm" svg:height="0.019cm" svg:x="16.204cm" svg:y="20.2cm" svg:viewBox="0 0 20 20" svg:d="M10 20c14 0 14-20 0-20-13 0-13 20 0 20z">
          <text:p/>
        </draw:path>
        <draw:path draw:style-name="gr1" draw:text-style-name="P1" draw:layer="layout" svg:width="0.019cm" svg:height="0.019cm" svg:x="16.703cm" svg:y="20.2cm" svg:viewBox="0 0 20 20" svg:d="M10 20c14 0 14-20 0-20-13 0-13 20 0 20z">
          <text:p/>
        </draw:path>
        <draw:path draw:style-name="gr1" draw:text-style-name="P1" draw:layer="layout" svg:width="0.019cm" svg:height="0.019cm" svg:x="17.203cm" svg:y="20.2cm" svg:viewBox="0 0 20 20" svg:d="M10 20c14 0 14-20 0-20-13 0-13 20 0 20z">
          <text:p/>
        </draw:path>
        <draw:path draw:style-name="gr1" draw:text-style-name="P1" draw:layer="layout" svg:width="0.019cm" svg:height="0.019cm" svg:x="17.703cm" svg:y="20.2cm" svg:viewBox="0 0 20 20" svg:d="M10 20c14 0 14-20 0-20-13 0-13 20 0 20z">
          <text:p/>
        </draw:path>
        <draw:path draw:style-name="gr1" draw:text-style-name="P1" draw:layer="layout" svg:width="0.019cm" svg:height="0.019cm" svg:x="18.203cm" svg:y="20.2cm" svg:viewBox="0 0 20 20" svg:d="M10 20c14 0 14-20 0-20-13 0-13 20 0 20z">
          <text:p/>
        </draw:path>
        <draw:path draw:style-name="gr1" draw:text-style-name="P1" draw:layer="layout" svg:width="0.019cm" svg:height="0.019cm" svg:x="18.703cm" svg:y="20.2cm" svg:viewBox="0 0 20 20" svg:d="M10 20c14 0 14-20 0-20-13 0-13 20 0 20z">
          <text:p/>
        </draw:path>
        <draw:path draw:style-name="gr1" draw:text-style-name="P1" draw:layer="layout" svg:width="0.019cm" svg:height="0.019cm" svg:x="19.203cm" svg:y="20.2cm" svg:viewBox="0 0 20 20" svg:d="M10 20c14 0 14-20 0-20-13 0-13 20 0 20z">
          <text:p/>
        </draw:path>
        <draw:path draw:style-name="gr1" draw:text-style-name="P1" draw:layer="layout" svg:width="0.019cm" svg:height="0.019cm" svg:x="19.703cm" svg:y="20.2cm" svg:viewBox="0 0 20 20" svg:d="M10 20c14 0 14-20 0-20-13 0-13 20 0 20z">
          <text:p/>
        </draw:path>
        <draw:path draw:style-name="gr1" draw:text-style-name="P1" draw:layer="layout" svg:width="0.019cm" svg:height="0.019cm" svg:x="20.203cm" svg:y="20.2cm" svg:viewBox="0 0 20 20" svg:d="M10 20c14 0 14-20 0-20-13 0-13 20 0 20z">
          <text:p/>
        </draw:path>
        <draw:path draw:style-name="gr1" draw:text-style-name="P1" draw:layer="layout" svg:width="0.019cm" svg:height="0.019cm" svg:x="20.703cm" svg:y="20.2cm" svg:viewBox="0 0 20 20" svg:d="M10 20c14 0 14-20 0-20-13 0-13 20 0 20z">
          <text:p/>
        </draw:path>
        <draw:path draw:style-name="gr1" draw:text-style-name="P1" draw:layer="layout" svg:width="0.019cm" svg:height="0.019cm" svg:x="21.203cm" svg:y="20.2cm" svg:viewBox="0 0 20 20" svg:d="M10 20c14 0 14-20 0-20-13 0-13 20 0 20z">
          <text:p/>
        </draw:path>
        <draw:path draw:style-name="gr1" draw:text-style-name="P1" draw:layer="layout" svg:width="0.019cm" svg:height="0.019cm" svg:x="21.703cm" svg:y="20.2cm" svg:viewBox="0 0 20 20" svg:d="M10 20c14 0 14-20 0-20-13 0-13 20 0 20z">
          <text:p/>
        </draw:path>
        <draw:path draw:style-name="gr1" draw:text-style-name="P1" draw:layer="layout" svg:width="0.019cm" svg:height="0.019cm" svg:x="22.203cm" svg:y="20.2cm" svg:viewBox="0 0 20 20" svg:d="M10 20c14 0 14-20 0-20-13 0-13 20 0 20z">
          <text:p/>
        </draw:path>
        <draw:path draw:style-name="gr1" draw:text-style-name="P1" draw:layer="layout" svg:width="0.019cm" svg:height="0.019cm" svg:x="22.703cm" svg:y="20.2cm" svg:viewBox="0 0 20 20" svg:d="M10 20c14 0 14-20 0-20-13 0-13 20 0 20z">
          <text:p/>
        </draw:path>
        <draw:path draw:style-name="gr1" draw:text-style-name="P1" draw:layer="layout" svg:width="0.019cm" svg:height="0.019cm" svg:x="23.203cm" svg:y="20.2cm" svg:viewBox="0 0 20 20" svg:d="M10 20c14 0 14-20 0-20-13 0-13 20 0 20z">
          <text:p/>
        </draw:path>
        <draw:path draw:style-name="gr1" draw:text-style-name="P1" draw:layer="layout" svg:width="0.019cm" svg:height="0.019cm" svg:x="23.703cm" svg:y="20.2cm" svg:viewBox="0 0 20 20" svg:d="M10 20c14 0 14-20 0-20-13 0-13 20 0 20z">
          <text:p/>
        </draw:path>
        <draw:path draw:style-name="gr1" draw:text-style-name="P1" draw:layer="layout" svg:width="0.019cm" svg:height="0.019cm" svg:x="24.203cm" svg:y="20.2cm" svg:viewBox="0 0 20 20" svg:d="M10 20c14 0 14-20 0-20-13 0-13 20 0 20z">
          <text:p/>
        </draw:path>
        <draw:path draw:style-name="gr1" draw:text-style-name="P1" draw:layer="layout" svg:width="0.019cm" svg:height="0.019cm" svg:x="24.704cm" svg:y="20.2cm" svg:viewBox="0 0 20 20" svg:d="M10 20c14 0 14-20 0-20-13 0-13 20 0 20z">
          <text:p/>
        </draw:path>
        <draw:path draw:style-name="gr1" draw:text-style-name="P1" draw:layer="layout" svg:width="0.019cm" svg:height="0.019cm" svg:x="25.204cm" svg:y="20.2cm" svg:viewBox="0 0 20 20" svg:d="M10 20c14 0 14-20 0-20-13 0-13 20 0 20z">
          <text:p/>
        </draw:path>
        <draw:path draw:style-name="gr1" draw:text-style-name="P1" draw:layer="layout" svg:width="0.019cm" svg:height="0.019cm" svg:x="25.704cm" svg:y="20.2cm" svg:viewBox="0 0 20 20" svg:d="M10 20c14 0 14-20 0-20-13 0-13 20 0 20z">
          <text:p/>
        </draw:path>
        <draw:path draw:style-name="gr1" draw:text-style-name="P1" draw:layer="layout" svg:width="0.019cm" svg:height="0.019cm" svg:x="26.204cm" svg:y="20.2cm" svg:viewBox="0 0 20 20" svg:d="M10 20c14 0 14-20 0-20-13 0-13 20 0 20z">
          <text:p/>
        </draw:path>
        <draw:path draw:style-name="gr1" draw:text-style-name="P1" draw:layer="layout" svg:width="0.019cm" svg:height="0.019cm" svg:x="26.704cm" svg:y="20.2cm" svg:viewBox="0 0 20 20" svg:d="M10 20c14 0 14-20 0-20-13 0-13 20 0 20z">
          <text:p/>
        </draw:path>
        <draw:path draw:style-name="gr1" draw:text-style-name="P1" draw:layer="layout" svg:width="0.019cm" svg:height="0.019cm" svg:x="27.204cm" svg:y="20.2cm" svg:viewBox="0 0 20 20" svg:d="M10 20c14 0 14-20 0-20-13 0-13 20 0 20z">
          <text:p/>
        </draw:path>
        <draw:path draw:style-name="gr1" draw:text-style-name="P1" draw:layer="layout" svg:width="0.019cm" svg:height="0.019cm" svg:x="0.703cm" svg:y="20.2cm" svg:viewBox="0 0 20 20" svg:d="M10 20c14 0 14-20 0-20-13 0-13 20 0 20z">
          <text:p/>
        </draw:path>
        <draw:path draw:style-name="gr1" draw:text-style-name="P1" draw:layer="layout" svg:width="0.019cm" svg:height="0.019cm" svg:x="1.203cm" svg:y="20.2cm" svg:viewBox="0 0 20 20" svg:d="M10 20c14 0 14-20 0-20-13 0-13 20 0 20z">
          <text:p/>
        </draw:path>
        <draw:path draw:style-name="gr1" draw:text-style-name="P1" draw:layer="layout" svg:width="0.019cm" svg:height="0.019cm" svg:x="1.703cm" svg:y="20.2cm" svg:viewBox="0 0 20 20" svg:d="M10 20c14 0 14-20 0-20-13 0-13 20 0 20z">
          <text:p/>
        </draw:path>
        <draw:path draw:style-name="gr1" draw:text-style-name="P1" draw:layer="layout" svg:width="0.019cm" svg:height="0.019cm" svg:x="2.203cm" svg:y="20.2cm" svg:viewBox="0 0 20 20" svg:d="M10 20c14 0 14-20 0-20-13 0-13 20 0 20z">
          <text:p/>
        </draw:path>
        <draw:path draw:style-name="gr1" draw:text-style-name="P1" draw:layer="layout" svg:width="0.019cm" svg:height="0.019cm" svg:x="2.703cm" svg:y="20.2cm" svg:viewBox="0 0 20 20" svg:d="M10 20c14 0 14-20 0-20-13 0-13 20 0 20z">
          <text:p/>
        </draw:path>
        <draw:path draw:style-name="gr1" draw:text-style-name="P1" draw:layer="layout" svg:width="0.019cm" svg:height="0.019cm" svg:x="3.203cm" svg:y="20.2cm" svg:viewBox="0 0 20 20" svg:d="M10 20c14 0 14-20 0-20-13 0-13 20 0 20z">
          <text:p/>
        </draw:path>
        <draw:path draw:style-name="gr1" draw:text-style-name="P1" draw:layer="layout" svg:width="0.019cm" svg:height="0.019cm" svg:x="3.703cm" svg:y="20.2cm" svg:viewBox="0 0 20 20" svg:d="M10 20c14 0 14-20 0-20-13 0-13 20 0 20z">
          <text:p/>
        </draw:path>
        <draw:path draw:style-name="gr1" draw:text-style-name="P1" draw:layer="layout" svg:width="0.019cm" svg:height="0.019cm" svg:x="4.203cm" svg:y="20.2cm" svg:viewBox="0 0 20 20" svg:d="M10 20c14 0 14-20 0-20-13 0-13 20 0 20z">
          <text:p/>
        </draw:path>
        <draw:path draw:style-name="gr1" draw:text-style-name="P1" draw:layer="layout" svg:width="0.019cm" svg:height="0.019cm" svg:x="4.703cm" svg:y="20.2cm" svg:viewBox="0 0 20 20" svg:d="M10 20c14 0 14-20 0-20-13 0-13 20 0 20z">
          <text:p/>
        </draw:path>
        <draw:path draw:style-name="gr1" draw:text-style-name="P1" draw:layer="layout" svg:width="0.019cm" svg:height="0.019cm" svg:x="5.203cm" svg:y="20.2cm" svg:viewBox="0 0 20 20" svg:d="M10 20c14 0 14-20 0-20-13 0-13 20 0 20z">
          <text:p/>
        </draw:path>
        <draw:path draw:style-name="gr1" draw:text-style-name="P1" draw:layer="layout" svg:width="0.019cm" svg:height="0.019cm" svg:x="5.703cm" svg:y="20.2cm" svg:viewBox="0 0 20 20" svg:d="M10 20c14 0 14-20 0-20-13 0-13 20 0 20z">
          <text:p/>
        </draw:path>
        <draw:path draw:style-name="gr1" draw:text-style-name="P1" draw:layer="layout" svg:width="0.019cm" svg:height="0.019cm" svg:x="6.203cm" svg:y="20.2cm" svg:viewBox="0 0 20 20" svg:d="M10 20c14 0 14-20 0-20-13 0-13 20 0 20z">
          <text:p/>
        </draw:path>
        <draw:path draw:style-name="gr1" draw:text-style-name="P1" draw:layer="layout" svg:width="0.019cm" svg:height="0.019cm" svg:x="6.703cm" svg:y="20.2cm" svg:viewBox="0 0 20 20" svg:d="M10 20c14 0 14-20 0-20-13 0-13 20 0 20z">
          <text:p/>
        </draw:path>
        <draw:path draw:style-name="gr1" draw:text-style-name="P1" draw:layer="layout" svg:width="0.019cm" svg:height="0.019cm" svg:x="7.203cm" svg:y="20.2cm" svg:viewBox="0 0 20 20" svg:d="M10 20c14 0 14-20 0-20-13 0-13 20 0 20z">
          <text:p/>
        </draw:path>
        <draw:path draw:style-name="gr1" draw:text-style-name="P1" draw:layer="layout" svg:width="0.019cm" svg:height="0.019cm" svg:x="7.703cm" svg:y="20.2cm" svg:viewBox="0 0 20 20" svg:d="M10 20c14 0 14-20 0-20-13 0-13 20 0 20z">
          <text:p/>
        </draw:path>
        <draw:path draw:style-name="gr1" draw:text-style-name="P1" draw:layer="layout" svg:width="0.019cm" svg:height="0.019cm" svg:x="8.203cm" svg:y="20.2cm" svg:viewBox="0 0 20 20" svg:d="M10 20c14 0 14-20 0-20-13 0-13 20 0 20z">
          <text:p/>
        </draw:path>
        <draw:path draw:style-name="gr1" draw:text-style-name="P1" draw:layer="layout" svg:width="0.019cm" svg:height="0.019cm" svg:x="8.704cm" svg:y="20.2cm" svg:viewBox="0 0 20 20" svg:d="M10 20c14 0 14-20 0-20-13 0-13 20 0 20z">
          <text:p/>
        </draw:path>
        <draw:path draw:style-name="gr1" draw:text-style-name="P1" draw:layer="layout" svg:width="0.019cm" svg:height="0.019cm" svg:x="9.204cm" svg:y="20.2cm" svg:viewBox="0 0 20 20" svg:d="M10 20c14 0 14-20 0-20-13 0-13 20 0 20z">
          <text:p/>
        </draw:path>
        <draw:path draw:style-name="gr1" draw:text-style-name="P1" draw:layer="layout" svg:width="0.019cm" svg:height="0.019cm" svg:x="9.704cm" svg:y="20.2cm" svg:viewBox="0 0 20 20" svg:d="M10 20c14 0 14-20 0-20-13 0-13 20 0 20z">
          <text:p/>
        </draw:path>
        <draw:path draw:style-name="gr1" draw:text-style-name="P1" draw:layer="layout" svg:width="0.019cm" svg:height="0.019cm" svg:x="10.204cm" svg:y="20.2cm" svg:viewBox="0 0 20 20" svg:d="M10 20c14 0 14-20 0-20-13 0-13 20 0 20z">
          <text:p/>
        </draw:path>
        <draw:path draw:style-name="gr1" draw:text-style-name="P1" draw:layer="layout" svg:width="0.019cm" svg:height="0.019cm" svg:x="10.704cm" svg:y="20.2cm" svg:viewBox="0 0 20 20" svg:d="M10 20c14 0 14-20 0-20-13 0-13 20 0 20z">
          <text:p/>
        </draw:path>
        <draw:path draw:style-name="gr1" draw:text-style-name="P1" draw:layer="layout" svg:width="0.019cm" svg:height="0.019cm" svg:x="11.204cm" svg:y="20.2cm" svg:viewBox="0 0 20 20" svg:d="M10 20c14 0 14-20 0-20-13 0-13 20 0 20z">
          <text:p/>
        </draw:path>
        <draw:path draw:style-name="gr1" draw:text-style-name="P1" draw:layer="layout" svg:width="0.019cm" svg:height="0.019cm" svg:x="11.704cm" svg:y="20.2cm" svg:viewBox="0 0 20 20" svg:d="M10 20c14 0 14-20 0-20-13 0-13 20 0 20z">
          <text:p/>
        </draw:path>
        <draw:path draw:style-name="gr1" draw:text-style-name="P1" draw:layer="layout" svg:width="0.019cm" svg:height="0.019cm" svg:x="12.204cm" svg:y="20.2cm" svg:viewBox="0 0 20 20" svg:d="M10 20c14 0 14-20 0-20-13 0-13 20 0 20z">
          <text:p/>
        </draw:path>
        <draw:path draw:style-name="gr1" draw:text-style-name="P1" draw:layer="layout" svg:width="0.019cm" svg:height="0.019cm" svg:x="12.704cm" svg:y="20.2cm" svg:viewBox="0 0 20 20" svg:d="M10 20c14 0 14-20 0-20-13 0-13 20 0 20z">
          <text:p/>
        </draw:path>
        <draw:path draw:style-name="gr1" draw:text-style-name="P1" draw:layer="layout" svg:width="0.019cm" svg:height="0.019cm" svg:x="13.204cm" svg:y="20.2cm" svg:viewBox="0 0 20 20" svg:d="M10 20c14 0 14-20 0-20-13 0-13 20 0 20z">
          <text:p/>
        </draw:path>
        <draw:path draw:style-name="gr1" draw:text-style-name="P1" draw:layer="layout" svg:width="0.019cm" svg:height="0.019cm" svg:x="13.704cm" svg:y="20.2cm" svg:viewBox="0 0 20 20" svg:d="M10 20c14 0 14-20 0-20-13 0-13 20 0 20z">
          <text:p/>
        </draw:path>
        <draw:path draw:style-name="gr1" draw:text-style-name="P1" draw:layer="layout" svg:width="0.019cm" svg:height="0.019cm" svg:x="14.204cm" svg:y="20.2cm" svg:viewBox="0 0 20 20" svg:d="M10 20c14 0 14-20 0-20-13 0-13 20 0 20z">
          <text:p/>
        </draw:path>
        <draw:path draw:style-name="gr1" draw:text-style-name="P1" draw:layer="layout" svg:width="0.019cm" svg:height="0.019cm" svg:x="14.704cm" svg:y="20.2cm" svg:viewBox="0 0 20 20" svg:d="M10 20c14 0 14-20 0-20-13 0-13 20 0 20z">
          <text:p/>
        </draw:path>
        <draw:path draw:style-name="gr1" draw:text-style-name="P1" draw:layer="layout" svg:width="0.019cm" svg:height="0.019cm" svg:x="15.204cm" svg:y="20.2cm" svg:viewBox="0 0 20 20" svg:d="M10 20c14 0 14-20 0-20-13 0-13 20 0 20z">
          <text:p/>
        </draw:path>
        <draw:path draw:style-name="gr1" draw:text-style-name="P1" draw:layer="layout" svg:width="0.019cm" svg:height="0.019cm" svg:x="15.704cm" svg:y="20.2cm" svg:viewBox="0 0 20 20" svg:d="M10 20c14 0 14-20 0-20-13 0-13 20 0 20z">
          <text:p/>
        </draw:path>
        <draw:path draw:style-name="gr1" draw:text-style-name="P1" draw:layer="layout" svg:width="0.019cm" svg:height="0.019cm" svg:x="16.204cm" svg:y="20.2cm" svg:viewBox="0 0 20 20" svg:d="M10 20c14 0 14-20 0-20-13 0-13 20 0 20z">
          <text:p/>
        </draw:path>
        <draw:path draw:style-name="gr1" draw:text-style-name="P1" draw:layer="layout" svg:width="0.019cm" svg:height="0.019cm" svg:x="0.704cm" svg:y="20.7cm" svg:viewBox="0 0 20 20" svg:d="M10 20c14 0 14-20 0-20-13 0-13 20 0 20z">
          <text:p/>
        </draw:path>
        <draw:path draw:style-name="gr1" draw:text-style-name="P1" draw:layer="layout" svg:width="0.019cm" svg:height="0.019cm" svg:x="1.204cm" svg:y="20.7cm" svg:viewBox="0 0 20 20" svg:d="M10 20c14 0 14-20 0-20-13 0-13 20 0 20z">
          <text:p/>
        </draw:path>
        <draw:path draw:style-name="gr1" draw:text-style-name="P1" draw:layer="layout" svg:width="0.019cm" svg:height="0.019cm" svg:x="1.704cm" svg:y="20.7cm" svg:viewBox="0 0 20 20" svg:d="M10 20c14 0 14-20 0-20-13 0-13 20 0 20z">
          <text:p/>
        </draw:path>
        <draw:path draw:style-name="gr1" draw:text-style-name="P1" draw:layer="layout" svg:width="0.019cm" svg:height="0.019cm" svg:x="2.204cm" svg:y="20.7cm" svg:viewBox="0 0 20 20" svg:d="M10 20c14 0 14-20 0-20-13 0-13 20 0 20z">
          <text:p/>
        </draw:path>
        <draw:path draw:style-name="gr1" draw:text-style-name="P1" draw:layer="layout" svg:width="0.019cm" svg:height="0.019cm" svg:x="2.704cm" svg:y="20.7cm" svg:viewBox="0 0 20 20" svg:d="M10 20c14 0 14-20 0-20-13 0-13 20 0 20z">
          <text:p/>
        </draw:path>
        <draw:path draw:style-name="gr1" draw:text-style-name="P1" draw:layer="layout" svg:width="0.019cm" svg:height="0.019cm" svg:x="3.204cm" svg:y="20.7cm" svg:viewBox="0 0 20 20" svg:d="M10 20c14 0 14-20 0-20-13 0-13 20 0 20z">
          <text:p/>
        </draw:path>
        <draw:path draw:style-name="gr1" draw:text-style-name="P1" draw:layer="layout" svg:width="0.019cm" svg:height="0.019cm" svg:x="3.704cm" svg:y="20.7cm" svg:viewBox="0 0 20 20" svg:d="M10 20c14 0 14-20 0-20-13 0-13 20 0 20z">
          <text:p/>
        </draw:path>
        <draw:path draw:style-name="gr1" draw:text-style-name="P1" draw:layer="layout" svg:width="0.019cm" svg:height="0.019cm" svg:x="4.204cm" svg:y="20.7cm" svg:viewBox="0 0 20 20" svg:d="M10 20c14 0 14-20 0-20-13 0-13 20 0 20z">
          <text:p/>
        </draw:path>
        <draw:path draw:style-name="gr1" draw:text-style-name="P1" draw:layer="layout" svg:width="0.019cm" svg:height="0.019cm" svg:x="4.704cm" svg:y="20.7cm" svg:viewBox="0 0 20 20" svg:d="M10 20c14 0 14-20 0-20-13 0-13 20 0 20z">
          <text:p/>
        </draw:path>
        <draw:path draw:style-name="gr1" draw:text-style-name="P1" draw:layer="layout" svg:width="0.019cm" svg:height="0.019cm" svg:x="5.204cm" svg:y="20.7cm" svg:viewBox="0 0 20 20" svg:d="M10 20c14 0 14-20 0-20-13 0-13 20 0 20z">
          <text:p/>
        </draw:path>
        <draw:path draw:style-name="gr1" draw:text-style-name="P1" draw:layer="layout" svg:width="0.019cm" svg:height="0.019cm" svg:x="5.704cm" svg:y="20.7cm" svg:viewBox="0 0 20 20" svg:d="M10 20c14 0 14-20 0-20-13 0-13 20 0 20z">
          <text:p/>
        </draw:path>
        <draw:path draw:style-name="gr1" draw:text-style-name="P1" draw:layer="layout" svg:width="0.019cm" svg:height="0.019cm" svg:x="6.204cm" svg:y="20.7cm" svg:viewBox="0 0 20 20" svg:d="M10 20c14 0 14-20 0-20-13 0-13 20 0 20z">
          <text:p/>
        </draw:path>
        <draw:path draw:style-name="gr1" draw:text-style-name="P1" draw:layer="layout" svg:width="0.019cm" svg:height="0.019cm" svg:x="6.704cm" svg:y="20.7cm" svg:viewBox="0 0 20 20" svg:d="M10 20c14 0 14-20 0-20-13 0-13 20 0 20z">
          <text:p/>
        </draw:path>
        <draw:path draw:style-name="gr1" draw:text-style-name="P1" draw:layer="layout" svg:width="0.019cm" svg:height="0.019cm" svg:x="7.204cm" svg:y="20.7cm" svg:viewBox="0 0 20 20" svg:d="M10 20c14 0 14-20 0-20-13 0-13 20 0 20z">
          <text:p/>
        </draw:path>
        <draw:path draw:style-name="gr1" draw:text-style-name="P1" draw:layer="layout" svg:width="0.019cm" svg:height="0.019cm" svg:x="7.704cm" svg:y="20.7cm" svg:viewBox="0 0 20 20" svg:d="M10 20c14 0 14-20 0-20-13 0-13 20 0 20z">
          <text:p/>
        </draw:path>
        <draw:path draw:style-name="gr1" draw:text-style-name="P1" draw:layer="layout" svg:width="0.019cm" svg:height="0.019cm" svg:x="8.204cm" svg:y="20.7cm" svg:viewBox="0 0 20 20" svg:d="M10 20c14 0 14-20 0-20-13 0-13 20 0 20z">
          <text:p/>
        </draw:path>
        <draw:path draw:style-name="gr1" draw:text-style-name="P1" draw:layer="layout" svg:width="0.019cm" svg:height="0.019cm" svg:x="8.705cm" svg:y="20.7cm" svg:viewBox="0 0 20 20" svg:d="M10 20c14 0 14-20 0-20-13 0-13 20 0 20z">
          <text:p/>
        </draw:path>
        <draw:path draw:style-name="gr1" draw:text-style-name="P1" draw:layer="layout" svg:width="0.019cm" svg:height="0.019cm" svg:x="9.205cm" svg:y="20.7cm" svg:viewBox="0 0 20 20" svg:d="M10 20c14 0 14-20 0-20-13 0-13 20 0 20z">
          <text:p/>
        </draw:path>
        <draw:path draw:style-name="gr1" draw:text-style-name="P1" draw:layer="layout" svg:width="0.019cm" svg:height="0.019cm" svg:x="9.705cm" svg:y="20.7cm" svg:viewBox="0 0 20 20" svg:d="M10 20c14 0 14-20 0-20-13 0-13 20 0 20z">
          <text:p/>
        </draw:path>
        <draw:path draw:style-name="gr1" draw:text-style-name="P1" draw:layer="layout" svg:width="0.019cm" svg:height="0.019cm" svg:x="10.205cm" svg:y="20.7cm" svg:viewBox="0 0 20 20" svg:d="M10 20c14 0 14-20 0-20-13 0-13 20 0 20z">
          <text:p/>
        </draw:path>
        <draw:path draw:style-name="gr1" draw:text-style-name="P1" draw:layer="layout" svg:width="0.019cm" svg:height="0.019cm" svg:x="10.705cm" svg:y="20.7cm" svg:viewBox="0 0 20 20" svg:d="M10 20c14 0 14-20 0-20-13 0-13 20 0 20z">
          <text:p/>
        </draw:path>
        <draw:path draw:style-name="gr1" draw:text-style-name="P1" draw:layer="layout" svg:width="0.019cm" svg:height="0.019cm" svg:x="11.205cm" svg:y="20.7cm" svg:viewBox="0 0 20 20" svg:d="M10 20c14 0 14-20 0-20-13 0-13 20 0 20z">
          <text:p/>
        </draw:path>
        <draw:path draw:style-name="gr1" draw:text-style-name="P1" draw:layer="layout" svg:width="0.019cm" svg:height="0.019cm" svg:x="11.705cm" svg:y="20.7cm" svg:viewBox="0 0 20 20" svg:d="M10 20c14 0 14-20 0-20-13 0-13 20 0 20z">
          <text:p/>
        </draw:path>
        <draw:path draw:style-name="gr1" draw:text-style-name="P1" draw:layer="layout" svg:width="0.019cm" svg:height="0.019cm" svg:x="12.205cm" svg:y="20.7cm" svg:viewBox="0 0 20 20" svg:d="M10 20c14 0 14-20 0-20-13 0-13 20 0 20z">
          <text:p/>
        </draw:path>
        <draw:path draw:style-name="gr1" draw:text-style-name="P1" draw:layer="layout" svg:width="0.019cm" svg:height="0.019cm" svg:x="12.705cm" svg:y="20.7cm" svg:viewBox="0 0 20 20" svg:d="M10 20c14 0 14-20 0-20-13 0-13 20 0 20z">
          <text:p/>
        </draw:path>
        <draw:path draw:style-name="gr1" draw:text-style-name="P1" draw:layer="layout" svg:width="0.019cm" svg:height="0.019cm" svg:x="13.205cm" svg:y="20.7cm" svg:viewBox="0 0 20 20" svg:d="M10 20c14 0 14-20 0-20-13 0-13 20 0 20z">
          <text:p/>
        </draw:path>
        <draw:path draw:style-name="gr1" draw:text-style-name="P1" draw:layer="layout" svg:width="0.019cm" svg:height="0.019cm" svg:x="13.705cm" svg:y="20.7cm" svg:viewBox="0 0 20 20" svg:d="M10 20c14 0 14-20 0-20-13 0-13 20 0 20z">
          <text:p/>
        </draw:path>
        <draw:path draw:style-name="gr1" draw:text-style-name="P1" draw:layer="layout" svg:width="0.019cm" svg:height="0.019cm" svg:x="14.205cm" svg:y="20.7cm" svg:viewBox="0 0 20 20" svg:d="M10 20c14 0 14-20 0-20-13 0-13 20 0 20z">
          <text:p/>
        </draw:path>
        <draw:path draw:style-name="gr1" draw:text-style-name="P1" draw:layer="layout" svg:width="0.019cm" svg:height="0.019cm" svg:x="14.705cm" svg:y="20.7cm" svg:viewBox="0 0 20 20" svg:d="M10 20c14 0 14-20 0-20-13 0-13 20 0 20z">
          <text:p/>
        </draw:path>
        <draw:path draw:style-name="gr1" draw:text-style-name="P1" draw:layer="layout" svg:width="0.019cm" svg:height="0.019cm" svg:x="15.205cm" svg:y="20.7cm" svg:viewBox="0 0 20 20" svg:d="M10 20c14 0 14-20 0-20-13 0-13 20 0 20z">
          <text:p/>
        </draw:path>
        <draw:path draw:style-name="gr1" draw:text-style-name="P1" draw:layer="layout" svg:width="0.019cm" svg:height="0.019cm" svg:x="15.705cm" svg:y="20.7cm" svg:viewBox="0 0 20 20" svg:d="M10 20c14 0 14-20 0-20-13 0-13 20 0 20z">
          <text:p/>
        </draw:path>
        <draw:path draw:style-name="gr1" draw:text-style-name="P1" draw:layer="layout" svg:width="0.019cm" svg:height="0.019cm" svg:x="16.205cm" svg:y="20.7cm" svg:viewBox="0 0 20 20" svg:d="M10 20c14 0 14-20 0-20-13 0-13 20 0 20z">
          <text:p/>
        </draw:path>
        <draw:path draw:style-name="gr1" draw:text-style-name="P1" draw:layer="layout" svg:width="0.019cm" svg:height="0.019cm" svg:x="16.704cm" svg:y="20.7cm" svg:viewBox="0 0 20 20" svg:d="M10 20c14 0 14-20 0-20-13 0-13 20 0 20z">
          <text:p/>
        </draw:path>
        <draw:path draw:style-name="gr1" draw:text-style-name="P1" draw:layer="layout" svg:width="0.019cm" svg:height="0.019cm" svg:x="17.204cm" svg:y="20.7cm" svg:viewBox="0 0 20 20" svg:d="M10 20c14 0 14-20 0-20-13 0-13 20 0 20z">
          <text:p/>
        </draw:path>
        <draw:path draw:style-name="gr1" draw:text-style-name="P1" draw:layer="layout" svg:width="0.019cm" svg:height="0.019cm" svg:x="17.704cm" svg:y="20.7cm" svg:viewBox="0 0 20 20" svg:d="M10 20c14 0 14-20 0-20-13 0-13 20 0 20z">
          <text:p/>
        </draw:path>
        <draw:path draw:style-name="gr1" draw:text-style-name="P1" draw:layer="layout" svg:width="0.019cm" svg:height="0.019cm" svg:x="18.204cm" svg:y="20.7cm" svg:viewBox="0 0 20 20" svg:d="M10 20c14 0 14-20 0-20-13 0-13 20 0 20z">
          <text:p/>
        </draw:path>
        <draw:path draw:style-name="gr1" draw:text-style-name="P1" draw:layer="layout" svg:width="0.019cm" svg:height="0.019cm" svg:x="18.704cm" svg:y="20.7cm" svg:viewBox="0 0 20 20" svg:d="M10 20c14 0 14-20 0-20-13 0-13 20 0 20z">
          <text:p/>
        </draw:path>
        <draw:path draw:style-name="gr1" draw:text-style-name="P1" draw:layer="layout" svg:width="0.019cm" svg:height="0.019cm" svg:x="19.204cm" svg:y="20.7cm" svg:viewBox="0 0 20 20" svg:d="M10 20c14 0 14-20 0-20-13 0-13 20 0 20z">
          <text:p/>
        </draw:path>
        <draw:path draw:style-name="gr1" draw:text-style-name="P1" draw:layer="layout" svg:width="0.019cm" svg:height="0.019cm" svg:x="19.704cm" svg:y="20.7cm" svg:viewBox="0 0 20 20" svg:d="M10 20c14 0 14-20 0-20-13 0-13 20 0 20z">
          <text:p/>
        </draw:path>
        <draw:path draw:style-name="gr1" draw:text-style-name="P1" draw:layer="layout" svg:width="0.019cm" svg:height="0.019cm" svg:x="20.204cm" svg:y="20.7cm" svg:viewBox="0 0 20 20" svg:d="M10 20c14 0 14-20 0-20-13 0-13 20 0 20z">
          <text:p/>
        </draw:path>
        <draw:path draw:style-name="gr1" draw:text-style-name="P1" draw:layer="layout" svg:width="0.019cm" svg:height="0.019cm" svg:x="20.704cm" svg:y="20.7cm" svg:viewBox="0 0 20 20" svg:d="M10 20c14 0 14-20 0-20-13 0-13 20 0 20z">
          <text:p/>
        </draw:path>
        <draw:path draw:style-name="gr1" draw:text-style-name="P1" draw:layer="layout" svg:width="0.019cm" svg:height="0.019cm" svg:x="21.204cm" svg:y="20.7cm" svg:viewBox="0 0 20 20" svg:d="M10 20c14 0 14-20 0-20-13 0-13 20 0 20z">
          <text:p/>
        </draw:path>
        <draw:path draw:style-name="gr1" draw:text-style-name="P1" draw:layer="layout" svg:width="0.019cm" svg:height="0.019cm" svg:x="21.704cm" svg:y="20.7cm" svg:viewBox="0 0 20 20" svg:d="M10 20c14 0 14-20 0-20-13 0-13 20 0 20z">
          <text:p/>
        </draw:path>
        <draw:path draw:style-name="gr1" draw:text-style-name="P1" draw:layer="layout" svg:width="0.019cm" svg:height="0.019cm" svg:x="22.204cm" svg:y="20.7cm" svg:viewBox="0 0 20 20" svg:d="M10 20c14 0 14-20 0-20-13 0-13 20 0 20z">
          <text:p/>
        </draw:path>
        <draw:path draw:style-name="gr1" draw:text-style-name="P1" draw:layer="layout" svg:width="0.019cm" svg:height="0.019cm" svg:x="22.704cm" svg:y="20.7cm" svg:viewBox="0 0 20 20" svg:d="M10 20c14 0 14-20 0-20-13 0-13 20 0 20z">
          <text:p/>
        </draw:path>
        <draw:path draw:style-name="gr1" draw:text-style-name="P1" draw:layer="layout" svg:width="0.019cm" svg:height="0.019cm" svg:x="23.204cm" svg:y="20.7cm" svg:viewBox="0 0 20 20" svg:d="M10 20c14 0 14-20 0-20-13 0-13 20 0 20z">
          <text:p/>
        </draw:path>
        <draw:path draw:style-name="gr1" draw:text-style-name="P1" draw:layer="layout" svg:width="0.019cm" svg:height="0.019cm" svg:x="23.704cm" svg:y="20.7cm" svg:viewBox="0 0 20 20" svg:d="M10 20c14 0 14-20 0-20-13 0-13 20 0 20z">
          <text:p/>
        </draw:path>
        <draw:path draw:style-name="gr1" draw:text-style-name="P1" draw:layer="layout" svg:width="0.019cm" svg:height="0.019cm" svg:x="24.204cm" svg:y="20.7cm" svg:viewBox="0 0 20 20" svg:d="M10 20c14 0 14-20 0-20-13 0-13 20 0 20z">
          <text:p/>
        </draw:path>
        <draw:path draw:style-name="gr1" draw:text-style-name="P1" draw:layer="layout" svg:width="0.019cm" svg:height="0.019cm" svg:x="24.705cm" svg:y="20.7cm" svg:viewBox="0 0 20 20" svg:d="M10 20c14 0 14-20 0-20-13 0-13 20 0 20z">
          <text:p/>
        </draw:path>
        <draw:path draw:style-name="gr1" draw:text-style-name="P1" draw:layer="layout" svg:width="0.019cm" svg:height="0.019cm" svg:x="25.205cm" svg:y="20.7cm" svg:viewBox="0 0 20 20" svg:d="M10 20c14 0 14-20 0-20-13 0-13 20 0 20z">
          <text:p/>
        </draw:path>
        <draw:path draw:style-name="gr1" draw:text-style-name="P1" draw:layer="layout" svg:width="0.019cm" svg:height="0.019cm" svg:x="25.705cm" svg:y="20.7cm" svg:viewBox="0 0 20 20" svg:d="M10 20c14 0 14-20 0-20-13 0-13 20 0 20z">
          <text:p/>
        </draw:path>
        <draw:path draw:style-name="gr1" draw:text-style-name="P1" draw:layer="layout" svg:width="0.019cm" svg:height="0.019cm" svg:x="26.205cm" svg:y="20.7cm" svg:viewBox="0 0 20 20" svg:d="M10 20c14 0 14-20 0-20-13 0-13 20 0 20z">
          <text:p/>
        </draw:path>
        <draw:path draw:style-name="gr1" draw:text-style-name="P1" draw:layer="layout" svg:width="0.019cm" svg:height="0.019cm" svg:x="26.705cm" svg:y="20.7cm" svg:viewBox="0 0 20 20" svg:d="M10 20c14 0 14-20 0-20-13 0-13 20 0 20z">
          <text:p/>
        </draw:path>
        <draw:path draw:style-name="gr1" draw:text-style-name="P1" draw:layer="layout" svg:width="0.019cm" svg:height="0.019cm" svg:x="27.205cm" svg:y="20.7cm" svg:viewBox="0 0 20 20" svg:d="M10 20c14 0 14-20 0-20-13 0-13 20 0 20z">
          <text:p/>
        </draw:path>
        <draw:path draw:style-name="gr1" draw:text-style-name="P1" draw:layer="layout" svg:width="0.019cm" svg:height="0.019cm" svg:x="0.704cm" svg:y="20.7cm" svg:viewBox="0 0 20 20" svg:d="M10 20c14 0 14-20 0-20-13 0-13 20 0 20z">
          <text:p/>
        </draw:path>
        <draw:path draw:style-name="gr1" draw:text-style-name="P1" draw:layer="layout" svg:width="0.019cm" svg:height="0.019cm" svg:x="1.204cm" svg:y="20.7cm" svg:viewBox="0 0 20 20" svg:d="M10 20c14 0 14-20 0-20-13 0-13 20 0 20z">
          <text:p/>
        </draw:path>
        <draw:path draw:style-name="gr1" draw:text-style-name="P1" draw:layer="layout" svg:width="0.019cm" svg:height="0.019cm" svg:x="1.704cm" svg:y="20.7cm" svg:viewBox="0 0 20 20" svg:d="M10 20c14 0 14-20 0-20-13 0-13 20 0 20z">
          <text:p/>
        </draw:path>
        <draw:path draw:style-name="gr1" draw:text-style-name="P1" draw:layer="layout" svg:width="0.019cm" svg:height="0.019cm" svg:x="2.204cm" svg:y="20.7cm" svg:viewBox="0 0 20 20" svg:d="M10 20c14 0 14-20 0-20-13 0-13 20 0 20z">
          <text:p/>
        </draw:path>
        <draw:path draw:style-name="gr1" draw:text-style-name="P1" draw:layer="layout" svg:width="0.019cm" svg:height="0.019cm" svg:x="2.704cm" svg:y="20.7cm" svg:viewBox="0 0 20 20" svg:d="M10 20c14 0 14-20 0-20-13 0-13 20 0 20z">
          <text:p/>
        </draw:path>
        <draw:path draw:style-name="gr1" draw:text-style-name="P1" draw:layer="layout" svg:width="0.019cm" svg:height="0.019cm" svg:x="3.204cm" svg:y="20.7cm" svg:viewBox="0 0 20 20" svg:d="M10 20c14 0 14-20 0-20-13 0-13 20 0 20z">
          <text:p/>
        </draw:path>
        <draw:path draw:style-name="gr1" draw:text-style-name="P1" draw:layer="layout" svg:width="0.019cm" svg:height="0.019cm" svg:x="3.704cm" svg:y="20.7cm" svg:viewBox="0 0 20 20" svg:d="M10 20c14 0 14-20 0-20-13 0-13 20 0 20z">
          <text:p/>
        </draw:path>
        <draw:path draw:style-name="gr1" draw:text-style-name="P1" draw:layer="layout" svg:width="0.019cm" svg:height="0.019cm" svg:x="4.204cm" svg:y="20.7cm" svg:viewBox="0 0 20 20" svg:d="M10 20c14 0 14-20 0-20-13 0-13 20 0 20z">
          <text:p/>
        </draw:path>
        <draw:path draw:style-name="gr1" draw:text-style-name="P1" draw:layer="layout" svg:width="0.019cm" svg:height="0.019cm" svg:x="4.704cm" svg:y="20.7cm" svg:viewBox="0 0 20 20" svg:d="M10 20c14 0 14-20 0-20-13 0-13 20 0 20z">
          <text:p/>
        </draw:path>
        <draw:path draw:style-name="gr1" draw:text-style-name="P1" draw:layer="layout" svg:width="0.019cm" svg:height="0.019cm" svg:x="5.204cm" svg:y="20.7cm" svg:viewBox="0 0 20 20" svg:d="M10 20c14 0 14-20 0-20-13 0-13 20 0 20z">
          <text:p/>
        </draw:path>
        <draw:path draw:style-name="gr1" draw:text-style-name="P1" draw:layer="layout" svg:width="0.019cm" svg:height="0.019cm" svg:x="5.704cm" svg:y="20.7cm" svg:viewBox="0 0 20 20" svg:d="M10 20c14 0 14-20 0-20-13 0-13 20 0 20z">
          <text:p/>
        </draw:path>
        <draw:path draw:style-name="gr1" draw:text-style-name="P1" draw:layer="layout" svg:width="0.019cm" svg:height="0.019cm" svg:x="6.204cm" svg:y="20.7cm" svg:viewBox="0 0 20 20" svg:d="M10 20c14 0 14-20 0-20-13 0-13 20 0 20z">
          <text:p/>
        </draw:path>
        <draw:path draw:style-name="gr1" draw:text-style-name="P1" draw:layer="layout" svg:width="0.019cm" svg:height="0.019cm" svg:x="6.704cm" svg:y="20.7cm" svg:viewBox="0 0 20 20" svg:d="M10 20c14 0 14-20 0-20-13 0-13 20 0 20z">
          <text:p/>
        </draw:path>
        <draw:path draw:style-name="gr1" draw:text-style-name="P1" draw:layer="layout" svg:width="0.019cm" svg:height="0.019cm" svg:x="7.204cm" svg:y="20.7cm" svg:viewBox="0 0 20 20" svg:d="M10 20c14 0 14-20 0-20-13 0-13 20 0 20z">
          <text:p/>
        </draw:path>
        <draw:path draw:style-name="gr1" draw:text-style-name="P1" draw:layer="layout" svg:width="0.019cm" svg:height="0.019cm" svg:x="7.704cm" svg:y="20.7cm" svg:viewBox="0 0 20 20" svg:d="M10 20c14 0 14-20 0-20-13 0-13 20 0 20z">
          <text:p/>
        </draw:path>
        <draw:path draw:style-name="gr1" draw:text-style-name="P1" draw:layer="layout" svg:width="0.019cm" svg:height="0.019cm" svg:x="8.204cm" svg:y="20.7cm" svg:viewBox="0 0 20 20" svg:d="M10 20c14 0 14-20 0-20-13 0-13 20 0 20z">
          <text:p/>
        </draw:path>
        <draw:path draw:style-name="gr1" draw:text-style-name="P1" draw:layer="layout" svg:width="0.019cm" svg:height="0.019cm" svg:x="8.705cm" svg:y="20.7cm" svg:viewBox="0 0 20 20" svg:d="M10 20c14 0 14-20 0-20-13 0-13 20 0 20z">
          <text:p/>
        </draw:path>
        <draw:path draw:style-name="gr1" draw:text-style-name="P1" draw:layer="layout" svg:width="0.019cm" svg:height="0.019cm" svg:x="9.205cm" svg:y="20.7cm" svg:viewBox="0 0 20 20" svg:d="M10 20c14 0 14-20 0-20-13 0-13 20 0 20z">
          <text:p/>
        </draw:path>
        <draw:path draw:style-name="gr1" draw:text-style-name="P1" draw:layer="layout" svg:width="0.019cm" svg:height="0.019cm" svg:x="9.705cm" svg:y="20.7cm" svg:viewBox="0 0 20 20" svg:d="M10 20c14 0 14-20 0-20-13 0-13 20 0 20z">
          <text:p/>
        </draw:path>
        <draw:path draw:style-name="gr1" draw:text-style-name="P1" draw:layer="layout" svg:width="0.019cm" svg:height="0.019cm" svg:x="10.205cm" svg:y="20.7cm" svg:viewBox="0 0 20 20" svg:d="M10 20c14 0 14-20 0-20-13 0-13 20 0 20z">
          <text:p/>
        </draw:path>
        <draw:path draw:style-name="gr1" draw:text-style-name="P1" draw:layer="layout" svg:width="0.019cm" svg:height="0.019cm" svg:x="10.705cm" svg:y="20.7cm" svg:viewBox="0 0 20 20" svg:d="M10 20c14 0 14-20 0-20-13 0-13 20 0 20z">
          <text:p/>
        </draw:path>
        <draw:path draw:style-name="gr1" draw:text-style-name="P1" draw:layer="layout" svg:width="0.019cm" svg:height="0.019cm" svg:x="11.205cm" svg:y="20.7cm" svg:viewBox="0 0 20 20" svg:d="M10 20c14 0 14-20 0-20-13 0-13 20 0 20z">
          <text:p/>
        </draw:path>
        <draw:path draw:style-name="gr1" draw:text-style-name="P1" draw:layer="layout" svg:width="0.019cm" svg:height="0.019cm" svg:x="11.705cm" svg:y="20.7cm" svg:viewBox="0 0 20 20" svg:d="M10 20c14 0 14-20 0-20-13 0-13 20 0 20z">
          <text:p/>
        </draw:path>
        <draw:path draw:style-name="gr1" draw:text-style-name="P1" draw:layer="layout" svg:width="0.019cm" svg:height="0.019cm" svg:x="12.205cm" svg:y="20.7cm" svg:viewBox="0 0 20 20" svg:d="M10 20c14 0 14-20 0-20-13 0-13 20 0 20z">
          <text:p/>
        </draw:path>
        <draw:path draw:style-name="gr1" draw:text-style-name="P1" draw:layer="layout" svg:width="0.019cm" svg:height="0.019cm" svg:x="12.705cm" svg:y="20.7cm" svg:viewBox="0 0 20 20" svg:d="M10 20c14 0 14-20 0-20-13 0-13 20 0 20z">
          <text:p/>
        </draw:path>
        <draw:path draw:style-name="gr1" draw:text-style-name="P1" draw:layer="layout" svg:width="0.019cm" svg:height="0.019cm" svg:x="13.205cm" svg:y="20.7cm" svg:viewBox="0 0 20 20" svg:d="M10 20c14 0 14-20 0-20-13 0-13 20 0 20z">
          <text:p/>
        </draw:path>
        <draw:path draw:style-name="gr1" draw:text-style-name="P1" draw:layer="layout" svg:width="0.019cm" svg:height="0.019cm" svg:x="13.705cm" svg:y="20.7cm" svg:viewBox="0 0 20 20" svg:d="M10 20c14 0 14-20 0-20-13 0-13 20 0 20z">
          <text:p/>
        </draw:path>
        <draw:path draw:style-name="gr1" draw:text-style-name="P1" draw:layer="layout" svg:width="0.019cm" svg:height="0.019cm" svg:x="14.205cm" svg:y="20.7cm" svg:viewBox="0 0 20 20" svg:d="M10 20c14 0 14-20 0-20-13 0-13 20 0 20z">
          <text:p/>
        </draw:path>
        <draw:path draw:style-name="gr1" draw:text-style-name="P1" draw:layer="layout" svg:width="0.019cm" svg:height="0.019cm" svg:x="14.705cm" svg:y="20.7cm" svg:viewBox="0 0 20 20" svg:d="M10 20c14 0 14-20 0-20-13 0-13 20 0 20z">
          <text:p/>
        </draw:path>
        <draw:path draw:style-name="gr1" draw:text-style-name="P1" draw:layer="layout" svg:width="0.019cm" svg:height="0.019cm" svg:x="15.205cm" svg:y="20.7cm" svg:viewBox="0 0 20 20" svg:d="M10 20c14 0 14-20 0-20-13 0-13 20 0 20z">
          <text:p/>
        </draw:path>
        <draw:path draw:style-name="gr1" draw:text-style-name="P1" draw:layer="layout" svg:width="0.019cm" svg:height="0.019cm" svg:x="15.705cm" svg:y="20.7cm" svg:viewBox="0 0 20 20" svg:d="M10 20c14 0 14-20 0-20-13 0-13 20 0 20z">
          <text:p/>
        </draw:path>
        <draw:path draw:style-name="gr1" draw:text-style-name="P1" draw:layer="layout" svg:width="0.019cm" svg:height="0.019cm" svg:x="16.205cm" svg:y="20.7cm" svg:viewBox="0 0 20 20" svg:d="M10 20c14 0 14-20 0-20-13 0-13 20 0 20z">
          <text:p/>
        </draw:path>
        <draw:path draw:style-name="gr1" draw:text-style-name="P1" draw:layer="layout" svg:width="0.019cm" svg:height="0.019cm" svg:x="13.706cm" svg:y="9.2cm" svg:viewBox="0 0 20 20" svg:d="M10 20c14 0 14-20 0-20-13 0-13 20 0 20z">
          <text:p/>
        </draw:path>
        <draw:path draw:style-name="gr1" draw:text-style-name="P1" draw:layer="layout" svg:width="0.019cm" svg:height="0.019cm" svg:x="14.206cm" svg:y="9.2cm" svg:viewBox="0 0 20 20" svg:d="M10 20c14 0 14-20 0-20-13 0-13 20 0 20z">
          <text:p/>
        </draw:path>
        <draw:path draw:style-name="gr1" draw:text-style-name="P1" draw:layer="layout" svg:width="0.019cm" svg:height="0.019cm" svg:x="13.706cm" svg:y="9.2cm" svg:viewBox="0 0 20 20" svg:d="M10 20c14 0 14-20 0-20-13 0-13 20 0 20z">
          <text:p/>
        </draw:path>
        <draw:path draw:style-name="gr1" draw:text-style-name="P1" draw:layer="layout" svg:width="0.019cm" svg:height="0.019cm" svg:x="14.206cm" svg:y="9.2cm" svg:viewBox="0 0 20 20" svg:d="M10 20c14 0 14-20 0-20-13 0-13 20 0 20z">
          <text:p/>
        </draw:path>
        <draw:path draw:style-name="gr1" draw:text-style-name="P1" draw:layer="layout" svg:width="0.019cm" svg:height="0.019cm" svg:x="13.703cm" svg:y="9.7cm" svg:viewBox="0 0 20 20" svg:d="M10 20c14 0 14-20 0-20-13 0-13 20 0 20z">
          <text:p/>
        </draw:path>
        <draw:path draw:style-name="gr1" draw:text-style-name="P1" draw:layer="layout" svg:width="0.019cm" svg:height="0.019cm" svg:x="14.203cm" svg:y="9.7cm" svg:viewBox="0 0 20 20" svg:d="M10 20c14 0 14-20 0-20-13 0-13 20 0 20z">
          <text:p/>
        </draw:path>
        <draw:path draw:style-name="gr1" draw:text-style-name="P1" draw:layer="layout" svg:width="0.019cm" svg:height="0.019cm" svg:x="13.703cm" svg:y="9.7cm" svg:viewBox="0 0 20 20" svg:d="M10 20c14 0 14-20 0-20-13 0-13 20 0 20z">
          <text:p/>
        </draw:path>
        <draw:path draw:style-name="gr1" draw:text-style-name="P1" draw:layer="layout" svg:width="0.019cm" svg:height="0.019cm" svg:x="14.203cm" svg:y="9.7cm" svg:viewBox="0 0 20 20" svg:d="M10 20c14 0 14-20 0-20-13 0-13 20 0 20z">
          <text:p/>
        </draw:path>
        <draw:path draw:style-name="gr1" draw:text-style-name="P1" draw:layer="layout" svg:width="0.019cm" svg:height="0.019cm" svg:x="13.704cm" svg:y="10.2cm" svg:viewBox="0 0 20 20" svg:d="M10 20c14 0 14-20 0-20-13 0-13 20 0 20z">
          <text:p/>
        </draw:path>
        <draw:path draw:style-name="gr1" draw:text-style-name="P1" draw:layer="layout" svg:width="0.019cm" svg:height="0.019cm" svg:x="14.204cm" svg:y="10.2cm" svg:viewBox="0 0 20 20" svg:d="M10 20c14 0 14-20 0-20-13 0-13 20 0 20z">
          <text:p/>
        </draw:path>
        <draw:path draw:style-name="gr1" draw:text-style-name="P1" draw:layer="layout" svg:width="0.019cm" svg:height="0.019cm" svg:x="13.704cm" svg:y="10.2cm" svg:viewBox="0 0 20 20" svg:d="M10 20c14 0 14-20 0-20-13 0-13 20 0 20z">
          <text:p/>
        </draw:path>
        <draw:path draw:style-name="gr1" draw:text-style-name="P1" draw:layer="layout" svg:width="0.019cm" svg:height="0.019cm" svg:x="14.204cm" svg:y="10.2cm" svg:viewBox="0 0 20 20" svg:d="M10 20c14 0 14-20 0-20-13 0-13 20 0 20z">
          <text:p/>
        </draw:path>
        <draw:path draw:style-name="gr1" draw:text-style-name="P1" draw:layer="layout" svg:width="0.019cm" svg:height="0.019cm" svg:x="13.201cm" svg:y="9.7cm" svg:viewBox="0 0 20 20" svg:d="M10 20c14 0 14-20 0-20-13 0-13 20 0 20z">
          <text:p/>
        </draw:path>
        <draw:path draw:style-name="gr1" draw:text-style-name="P1" draw:layer="layout" svg:width="0.019cm" svg:height="0.019cm" svg:x="13.201cm" svg:y="9.7cm" svg:viewBox="0 0 20 20" svg:d="M10 20c14 0 14-20 0-20-13 0-13 20 0 20z">
          <text:p/>
        </draw:path>
        <draw:path draw:style-name="gr1" draw:text-style-name="P1" draw:layer="layout" svg:width="0.019cm" svg:height="0.019cm" svg:x="13.2cm" svg:y="10.2cm" svg:viewBox="0 0 20 20" svg:d="M10 20c14 0 14-20 0-20-13 0-13 20 0 20z">
          <text:p/>
        </draw:path>
        <draw:path draw:style-name="gr1" draw:text-style-name="P1" draw:layer="layout" svg:width="0.019cm" svg:height="0.019cm" svg:x="13.2cm" svg:y="10.2cm" svg:viewBox="0 0 20 20" svg:d="M10 20c14 0 14-20 0-20-13 0-13 20 0 20z">
          <text:p/>
        </draw:path>
        <draw:path draw:style-name="gr1" draw:text-style-name="P1" draw:layer="layout" svg:width="0.019cm" svg:height="0.019cm" svg:x="13.203cm" svg:y="9.2cm" svg:viewBox="0 0 20 20" svg:d="M10 20c14 0 14-20 0-20-13 0-13 20 0 20z">
          <text:p/>
        </draw:path>
        <draw:path draw:style-name="gr1" draw:text-style-name="P1" draw:layer="layout" svg:width="0.019cm" svg:height="0.019cm" svg:x="13.203cm" svg:y="9.2cm" svg:viewBox="0 0 20 20" svg:d="M10 20c14 0 14-20 0-20-13 0-13 20 0 20z">
          <text:p/>
        </draw:path>
      </draw:page>
      <draw:page draw:name="page2" draw:style-name="dp1" draw:master-page-name="master-page3">
        <draw:frame draw:style-name="gr2" draw:text-style-name="P3" draw:layer="layout" svg:width="4.472cm" svg:height="0.533cm" svg:x="18.691cm" svg:y="4.564cm">
          <draw:text-box>
            <text:p text:style-name="P2"><text:span text:style-name="T1">DATOS PERSONALES</text:span></text:p>
          </draw:text-box>
        </draw:frame>
        <draw:line draw:style-name="gr3" draw:text-style-name="P4" draw:layer="layout" svg:x1="17.424cm" svg:y1="6.229cm" svg:x2="24.242cm" svg:y2="6.229cm">
          <text:p/>
        </draw:line>
        <draw:line draw:style-name="gr3" draw:text-style-name="P4" draw:layer="layout" svg:x1="17.424cm" svg:y1="7.094cm" svg:x2="24.242cm" svg:y2="7.094cm">
          <text:p/>
        </draw:line>
        <draw:line draw:style-name="gr3" draw:text-style-name="P4" draw:layer="layout" svg:x1="17.424cm" svg:y1="7.961cm" svg:x2="24.242cm" svg:y2="7.961cm">
          <text:p/>
        </draw:line>
        <draw:line draw:style-name="gr3" draw:text-style-name="P4" draw:layer="layout" svg:x1="17.424cm" svg:y1="8.827cm" svg:x2="24.242cm" svg:y2="8.827cm">
          <text:p/>
        </draw:line>
        <draw:line draw:style-name="gr3" draw:text-style-name="P4" draw:layer="layout" svg:x1="17.424cm" svg:y1="9.692cm" svg:x2="24.242cm" svg:y2="9.692cm">
          <text:p/>
        </draw:line>
        <draw:line draw:style-name="gr3" draw:text-style-name="P4" draw:layer="layout" svg:x1="17.424cm" svg:y1="10.559cm" svg:x2="24.242cm" svg:y2="10.559cm">
          <text:p/>
        </draw:line>
        <draw:line draw:style-name="gr3" draw:text-style-name="P4" draw:layer="layout" svg:x1="17.424cm" svg:y1="11.425cm" svg:x2="24.242cm" svg:y2="11.425cm">
          <text:p/>
        </draw:line>
        <draw:g>
          <draw:path draw:style-name="gr1" draw:text-style-name="P1" draw:layer="layout" svg:width="0.752cm" svg:height="1.704cm" svg:x="19.771cm" svg:y="16.907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1" draw:text-style-name="P1" draw:layer="layout" svg:width="0.573cm" svg:height="0.81cm" svg:x="20.33cm" svg:y="17.321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1" draw:text-style-name="P1" draw:layer="layout" svg:width="0.856cm" svg:height="0.525cm" svg:x="20.648cm" svg:y="17.592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1" draw:text-style-name="P1" draw:layer="layout" svg:width="0.115cm" svg:height="0.186cm" svg:x="20.717cm" svg:y="17.516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1" draw:text-style-name="P1" draw:layer="layout" svg:width="0.752cm" svg:height="1.705cm" svg:x="21.218cm" svg:y="16.907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4" draw:text-style-name="P5" draw:layer="layout" svg:width="1.506cm" svg:height="1.058cm" svg:x="17.375cm" svg:y="8.128cm" svg:viewBox="0 0 1507 1059" draw:points="0,0 1507,0 1507,1059 0,1059">
          <text:p/>
        </draw:polygon>
        <draw:polygon draw:style-name="gr4" draw:text-style-name="P5" draw:layer="layout" svg:width="2.367cm" svg:height="1.057cm" svg:x="17.316cm" svg:y="9.831cm" svg:viewBox="0 0 2368 1058" draw:points="0,0 2368,0 2368,1058 0,1058">
          <text:p/>
        </draw:polygon>
        <draw:frame draw:style-name="gr5" draw:text-style-name="P3" draw:layer="layout" svg:width="1.842cm" svg:height="0.533cm" svg:x="17.386cm" svg:y="8.388cm">
          <draw:text-box>
            <text:p text:style-name="P2"><text:span text:style-name="T2">Email: </text:span></text:p>
          </draw:text-box>
        </draw:frame>
        <draw:frame draw:style-name="gr6" draw:text-style-name="P3" draw:layer="layout" svg:width="2.796cm" svg:height="0.533cm" svg:x="17.39cm" svg:y="10.096cm">
          <draw:text-box>
            <text:p text:style-name="P2"><text:span text:style-name="T1">Telefono: </text:span></text:p>
          </draw:text-box>
        </draw:frame>
        <draw:frame draw:style-name="gr7" draw:text-style-name="P3" draw:layer="layout" svg:width="0.514cm" svg:height="0.533cm" svg:x="18.277cm" svg:y="10.113cm">
          <draw:text-box>
            <text:p text:style-name="P2"><text:span text:style-name="T1">´ </text:span></text:p>
          </draw:text-box>
        </draw:frame>
        <draw:polygon draw:style-name="gr4" draw:text-style-name="P5" draw:layer="layout" svg:width="1.716cm" svg:height="1.058cm" svg:x="17.426cm" svg:y="5.524cm" svg:viewBox="0 0 1717 1059" draw:points="0,0 1717,0 1717,1059 0,1059">
          <text:p/>
        </draw:polygon>
        <draw:frame draw:style-name="gr8" draw:text-style-name="P3" draw:layer="layout" svg:width="2.068cm" svg:height="0.533cm" svg:x="17.437cm" svg:y="5.784cm">
          <draw:text-box>
            <text:p text:style-name="P2"><text:span text:style-name="T2">Nombre: </text:span></text:p>
          </draw:text-box>
        </draw:frame>
      </draw:page>
      <draw:page draw:name="page3" draw:style-name="dp1" draw:master-page-name="master-page3">
        <draw:frame draw:style-name="gr9" draw:text-style-name="P6" draw:layer="layout" svg:width="3.157cm" svg:height="0.533cm" svg:x="19.315cm" svg:y="4.564cm">
          <draw:text-box>
            <text:p text:style-name="P2"><text:span text:style-name="T3">DATOS </text:span><text:span text:style-name="T3">PERSONALES</text:span></text:p>
          </draw:text-box>
        </draw:frame>
        <draw:line draw:style-name="gr3" draw:text-style-name="P4" draw:layer="layout" svg:x1="17.424cm" svg:y1="6.229cm" svg:x2="24.242cm" svg:y2="6.229cm">
          <text:p/>
        </draw:line>
        <draw:line draw:style-name="gr3" draw:text-style-name="P4" draw:layer="layout" svg:x1="17.424cm" svg:y1="7.094cm" svg:x2="24.242cm" svg:y2="7.094cm">
          <text:p/>
        </draw:line>
        <draw:line draw:style-name="gr3" draw:text-style-name="P4" draw:layer="layout" svg:x1="17.424cm" svg:y1="7.961cm" svg:x2="24.242cm" svg:y2="7.961cm">
          <text:p/>
        </draw:line>
        <draw:line draw:style-name="gr3" draw:text-style-name="P4" draw:layer="layout" svg:x1="17.424cm" svg:y1="8.827cm" svg:x2="24.242cm" svg:y2="8.827cm">
          <text:p/>
        </draw:line>
        <draw:line draw:style-name="gr3" draw:text-style-name="P4" draw:layer="layout" svg:x1="17.424cm" svg:y1="9.692cm" svg:x2="24.242cm" svg:y2="9.692cm">
          <text:p/>
        </draw:line>
        <draw:line draw:style-name="gr3" draw:text-style-name="P4" draw:layer="layout" svg:x1="17.424cm" svg:y1="10.559cm" svg:x2="24.242cm" svg:y2="10.559cm">
          <text:p/>
        </draw:line>
        <draw:line draw:style-name="gr3" draw:text-style-name="P4" draw:layer="layout" svg:x1="17.424cm" svg:y1="11.425cm" svg:x2="24.242cm" svg:y2="11.425cm">
          <text:p/>
        </draw:line>
        <draw:g>
          <draw:path draw:style-name="gr1" draw:text-style-name="P1" draw:layer="layout" svg:width="0.405cm" svg:height="0.919cm" svg:x="20.296cm" svg:y="17.823cm" svg:viewBox="0 0 406 920" svg:d="M404 914c-21-5-39-12-58-21 0-1 0-2 0-2h-1c-1-36-26-74-49-97-4-4-10-2-10 4 3 29 14 58 33 79-31-19-59-42-85-71 1-1 1-2 1-3 0-24-3-48-10-71-6-16-13-38-28-46-3-2-7 0-7 4 0 28 4 57 17 82-5-5-9-11-13-17-26-37-48-78-67-119 0-1 0-1 0-3 0 0 0-1-1-2 1-1 3-1 3-2 23-38 20-96 9-138-1-5-7-6-9-2-22 35-22 76-16 114-12-32-22-66-28-101-3-15-5-29-5-43 0 0 2 0 2-1 35-24 55-75 60-117 1-6-5-11-9-6-25 26-43 56-55 91 1-55 13-107 32-157 1 0 2 1 3 1 41-2 80-41 101-77 2-5-2-11-7-9-29 11-56 26-81 48 23-47 51-91 83-132h1c19-11 43-20 59-37 14-15 21-36 30-56 2-5-5-9-10-6h-1c-18 2-34 10-48 24-14 15-21 36-32 55-24 29-47 61-66 96 5-49 13-101 1-148-1-6-7-6-10-2-32 49-35 119-2 169-21 40-38 82-48 127-1-19-3-38-5-56-1-12 2-37-8-46-2-1-5-2-7-1-36 25-21 118 11 140h1c-5 34-7 68-4 103 0 1 0 2 0 2 1 12 2 23 4 36 2 8 3 17 5 25-8-15-19-31-29-45-12-16-26-29-44-35-4-1-7 3-7 8 9 47 42 88 84 101 1 0 2 0 4-1 12 47 31 92 54 135-9-9-19-16-29-23-14-8-34-22-50-16-4 1-6 5-5 8 14 47 59 78 103 64 10 16 21 32 32 48 17 23 35 47 56 67-26-15-59-18-86-16-4 2-7 7-4 11 29 32 75 45 114 28 1 0 1 0 2-1 38 32 80 55 128 62 3 1 5-5 1-6zM246 37c-1 1-1 2-1 4-3 2-4 3-6 5 2-3 5-7 7-9z">
            <text:p/>
          </draw:path>
          <draw:path draw:style-name="gr1" draw:text-style-name="P1" draw:layer="layout" svg:width="0.309cm" svg:height="0.437cm" svg:x="20.598cm" svg:y="18.047cm" svg:viewBox="0 0 310 438" svg:d="M43 260v2c-4 34-5 68-13 102-1 10-4 21-8 30 1-4 2-8 4-13 3-18 6-36 9-54 5-46 8-90 8-136 0 23 1 47 0 69zM253 81c5-5 10-9 14-13 3-4 4-8 8-12 8-8 40-14 34-33-2-7-12-17-19-15-4 2-3 3-6 6-11 10-23 19-33 31-24 25-45 53-65 81-24 34-50 69-68 107-12 26-29 49-41 75 0-1 1-11-1-10-1 1-1 2-1 4 3-32 11-65 9-99l-2-60-3-33c0 1 1 1 1 1-1-4-1-7-1-10 0 0 0-1 0-2 0 0 0 1 0 2 0-2 0-2 0-3v-7c-1-22-2-40-2-40 0 0 1 13 1 27-1-17-3-35-5-53 0 2 0 4 2 3 2 0-2-22-3-21s-1 2-1 2c-2-5-2-10-9-9-10 1-19 8-27 14-6 4-14 11-16 19-1 5 2 8 2 11s-2 7-2 11c1 6 2 12 3 16 1 11 3 20 4 31 0 3 5 59 4 61 1-1 1-2 2-3 0 5 0 10 0 15-1 0 0-4-2-4-4 1-1 49 0 55 0 11 0 21-1 32 0 5-1 9 0 14 0 1 0 11 1 7 0 1 0 2 0 3l-1-1v13c0 5-2 8-3 13-4 14-5 31-8 46-2 16-4 32-9 48-3 6-9 17-9 23-1 23 40 13 48 3 11-18 15-42 24-62 13-28 28-54 42-82 3-5 5-12 7-18 4-9 12-20 18-28 27-44 54-85 85-125 9-11 19-21 29-31z">
            <text:p/>
          </draw:path>
          <draw:path draw:style-name="gr1" draw:text-style-name="P1" draw:layer="layout" svg:width="0.461cm" svg:height="0.282cm" svg:x="20.769cm" svg:y="18.193cm" svg:viewBox="0 0 462 283" svg:d="M390 78c-3 15-6 34-14 47-2 5 0 3-5 4-3 2-9 0-12 0-5-1-11-2-15-5-7-6-6-16-5-25s3-18 6-26c2-3 10-20 9-23 0-1-6 8-6 8 3-5 6-8 8-12-1 0 0-1 0-2v1l1-1v-1c7-10 25-33 35-18 6 14 0 40-2 53zM296 222c-40 6 6-85 7-90l-2 5c6-16 13-29 16-33 5 26 31 36 52 39-14 30-39 72-73 79zM106 164c-1 1-2 3-2 4 0-3 0-5 3-6zM105 173c-2 4-2 10-2 16 0-6 0-13 1-19 0 0 2 2 1 3zM123 112c0 1-1 2-1 2-1 0-1 0-1 0 0-1 2-3 2-4 0 1 0 2 0 2zM32 178l-1 3 1-5c1 0 1 0 0 1zM145 136l-6 25c2-9 4-17 6-25zM147 127v2c0 1 0 1 0 2 0-2 0-3 0-4zM460 117c0 0 1 1 0 0-2-4-5-2-9 0-14 3-27 7-42 9 6-19 11-39 13-58 1-8 1-15 0-23-1-4-3-9-5-13 0 0-6-8-5-4v-1l-2-3 2 1c0-2-8-8-8-8-12-13-28-22-43-13-11 6-19 16-25 27-2 3-5 8-7 12-1 4-5 17-8 20-1 2-9 2-12 4-5 3-9 5-13 8-9 6-16 16-23 25-4 6-8 13-11 20-10 9-22 29-24 33-8 11-16 21-24 32-4 6-8 11-13 16-1 1-9 14-9 14 1-1 3-2 4-3-8 9-18 18-29 26-6 5-19 17-27 10-3-2-5-7-6-11-3-16-1-35 2-51 5-35 16-69 29-102 6-16 12-31 23-42 1-1 3 1 4 1 0-1-4-3-4-2-5 3-8 9-12 15-8 15-15 32-20 49 4-13 9-27 14-40 4-7 8-17 14-22 16-15 9 31 8 38 0-1 1-11 1-11-1 0-7 26-7 26l2-2c-2 4-7 7-1 12 7 6 22-4 26-12 3-7 4-18 5-26 0-13-3-21-7-31-5-12-10-18-22-20-11-2-20 3-28 10-11 9-21 21-28 34-2 4-20 43-19 43l2-3c-3 6-4 12-6 18-1 0 1-6 0-6-2 0-4 9-7 16-8 12-17 26-16 27 2 0 3 0 3-1-6 9-18 19-27 27-6 5-19 18-26 13-16-8 17-71 15-71-1 0-13 28-15 35 5-18 13-36 22-52-1 1-2 4-1 4 1 1 8-10 6-11h-1c1-2 3-2 3-6s-10-10-14-11c-9-5-19-6-25 0-10 6-12 18-16 29 0 3-9 40-7 41 0-1 0-1 1-2l-1 9c-1 0 0-2-1-2-4 0-3 18-2 21 2 9 8 16 13 24 3 5 6 9 10 12 6 5 2 0 6 2h-1c0 3 17 9 21 9 17-5 29-27 39-41 1-3 2-4 3-6-1 12-2 24-2 36 0 7 0 14 0 21 0 2 4 13 4 10l3 9c-1-1-3-6-3-6-2 3 11 23 13 26 4 6 10 7 16 8 18 3 37-9 51-21 24-23 46-49 64-77 1-3 3-5 4-7 0 25 15 51 35 61 10 5 20 7 30 7 9-2 19-8 27-14 6-6 22-16 25-25 0 0-1 0-3 1l14-17c1 1-3 5-3 5 3 2 20-26 22-28 3-6 7-13 10-19 4-4 3-4 8-6 0 1 5-2 7-2 4 0 60-4 46-24z">
            <text:p/>
          </draw:path>
          <draw:path draw:style-name="gr1" draw:text-style-name="P1" draw:layer="layout" svg:width="0.062cm" svg:height="0.1cm" svg:x="20.807cm" svg:y="18.152cm" svg:viewBox="0 0 63 101" svg:d="M5 74h-1c1 0 1 0 1 0zM37 64c1-2 4-3 6-6 2-4 2-8 4-11 3-3 6-4 7-6 5-5 10-12 8-19s-7-14-12-19c-6-3-14-4-21-1-2 0-7 1-5 4 0 1 0 1 2 1-5 4-12 10-2 14-1 2 0 6 0 7 0 3-7 22-12 32l6-10c-3 8-6 15-11 21 3-6-3 1-3 3-5-3-4 14-4 16l4 5c0 2-1 3 2 6 4 1 6-1 9-2 5-2 9-9 14-14 1-1-2 0-2 0 7-7 2 1 7-3 6-4 6-11 12-17-6 3-10 6-14 12-5 6-8 10-14 13 6-4 9-9 14-18 1-1 3-2 5-3-2-2-2-4 0-5z">
            <text:p/>
          </draw:path>
          <draw:path draw:style-name="gr1" draw:text-style-name="P1" draw:layer="layout" svg:width="0.406cm" svg:height="0.92cm" svg:x="21.077cm" svg:y="17.823cm" svg:viewBox="0 0 407 921" svg:d="M4 921c47-8 90-30 128-62 1 0 1 1 1 1 40 17 85 4 114-28 4-5 1-10-3-10-27-3-60 0-86 14 20-20 39-43 56-67 11-16 21-32 31-47 45 13 89-17 103-65 1-3-1-7-4-8-16-6-36 8-50 17-10 7-20 14-29 22 22-42 41-87 55-134 0 0 1 0 2 0 43-13 75-54 85-101 0-4-3-8-8-7-18 5-32 18-43 35-10 13-21 30-30 45 2-8 4-17 5-25 3-13 4-24 5-37v-1c2-34 1-69-5-103 1 0 1 0 2 0 31-22 48-115 10-140-2-1-5-1-6 1-10 9-8 33-9 46-2 18-3 37-4 55-11-44-28-87-48-127 33-49 30-119-2-168-3-4-9-4-11 1-11 47-4 99 2 148-20-35-42-67-66-96-11-19-18-40-33-55-13-14-29-22-48-24h-1c-4-3-11 1-9 6 8 20 16 41 29 56 16 17 40 26 60 37 32 41 61 85 83 132-24-22-52-37-81-48-5-2-8 4-6 9 20 36 60 75 100 77 2 0 2-1 3-1 19 50 32 102 32 157-11-35-30-65-54-91-4-5-10 0-9 6 5 42 24 93 59 117 2 1 2 1 3 1-1 14-3 28-6 43-6 35-16 69-28 101 7-39 7-79-15-114-2-4-8-3-10 2-10 42-14 100 10 138 1 1 1 1 2 2-1 1-1 2-1 2 0 2 0 2 0 3-18 42-41 82-67 119-4 6-8 12-12 17 11-25 17-54 17-82 0-4-4-6-8-4-14 8-21 30-27 46-8 23-11 47-10 71 0 1 0 2 0 3-25 29-53 52-83 71 17-21 28-50 31-79 1-6-6-8-9-4-23 23-48 61-49 97-1 0-2 1-2 2-18 9-38 16-58 21-4 1-2 7 2 7zM167 45c-2-1-3-2-5-5-1-1-1-2-2-3 2 2 5 6 7 8z">
            <text:p/>
          </draw:path>
        </draw:g>
        <draw:polygon draw:style-name="gr4" draw:text-style-name="P7" draw:layer="layout" svg:width="1.053cm" svg:height="1.058cm" svg:x="17.375cm" svg:y="8.128cm" svg:viewBox="0 0 1054 1059" draw:points="0,0 1054,0 1054,1059 0,1059">
          <text:p/>
        </draw:polygon>
        <draw:polygon draw:style-name="gr4" draw:text-style-name="P7" draw:layer="layout" svg:width="1.76cm" svg:height="1.057cm" svg:x="17.316cm" svg:y="9.831cm" svg:viewBox="0 0 1761 1058" draw:points="0,0 1761,0 1761,1058 0,1058">
          <text:p/>
        </draw:polygon>
        <draw:frame draw:style-name="gr10" draw:text-style-name="P6" draw:layer="layout" svg:width="1.188cm" svg:height="0.533cm" svg:x="17.386cm" svg:y="8.388cm">
          <draw:text-box>
            <text:p text:style-name="P2"><text:span text:style-name="T4">Email: </text:span></text:p>
          </draw:text-box>
        </draw:frame>
        <draw:frame draw:style-name="gr11" draw:text-style-name="P6" draw:layer="layout" svg:width="1.865cm" svg:height="0.533cm" svg:x="17.39cm" svg:y="10.096cm">
          <draw:text-box>
            <text:p text:style-name="P2"><text:span text:style-name="T3">Telefono: </text:span></text:p>
          </draw:text-box>
        </draw:frame>
        <draw:frame draw:style-name="gr7" draw:text-style-name="P6" draw:layer="layout" svg:width="0.514cm" svg:height="0.533cm" svg:x="18.277cm" svg:y="10.113cm">
          <draw:text-box>
            <text:p text:style-name="P2"><text:span text:style-name="T3">´ </text:span></text:p>
          </draw:text-box>
        </draw:frame>
        <draw:polygon draw:style-name="gr4" draw:text-style-name="P7" draw:layer="layout" svg:width="1.253cm" svg:height="1.058cm" svg:x="17.426cm" svg:y="5.524cm" svg:viewBox="0 0 1254 1059" draw:points="0,0 1254,0 1254,1059 0,1059">
          <text:p/>
        </draw:polygon>
        <draw:frame draw:style-name="gr12" draw:text-style-name="P6" draw:layer="layout" svg:width="1.357cm" svg:height="0.533cm" svg:x="17.437cm" svg:y="5.784cm">
          <draw:text-box>
            <text:p text:style-name="P2"><text:span text:style-name="T4">Nombre: </text:span></text:p>
          </draw:text-box>
        </draw:frame>
      </draw:page>
      <draw:page draw:name="page4" draw:style-name="dp1" draw:master-page-name="master-page3">
        <draw:frame draw:style-name="gr13" draw:text-style-name="P9" draw:layer="layout" svg:width="2.711cm" svg:height="0.359cm" svg:x="19.315cm" svg:y="4.564cm">
          <draw:text-box>
            <text:p text:style-name="P8"><text:span text:style-name="T5">DATOS PERSONALES</text:span></text:p>
          </draw:text-box>
        </draw:frame>
        <draw:line draw:style-name="gr3" draw:text-style-name="P4" draw:layer="layout" svg:x1="17.424cm" svg:y1="6.229cm" svg:x2="24.242cm" svg:y2="6.229cm">
          <text:p/>
        </draw:line>
        <draw:line draw:style-name="gr3" draw:text-style-name="P4" draw:layer="layout" svg:x1="17.424cm" svg:y1="7.094cm" svg:x2="24.242cm" svg:y2="7.094cm">
          <text:p/>
        </draw:line>
        <draw:line draw:style-name="gr3" draw:text-style-name="P4" draw:layer="layout" svg:x1="17.424cm" svg:y1="7.961cm" svg:x2="24.242cm" svg:y2="7.961cm">
          <text:p/>
        </draw:line>
        <draw:line draw:style-name="gr3" draw:text-style-name="P4" draw:layer="layout" svg:x1="17.424cm" svg:y1="8.827cm" svg:x2="24.242cm" svg:y2="8.827cm">
          <text:p/>
        </draw:line>
        <draw:line draw:style-name="gr3" draw:text-style-name="P4" draw:layer="layout" svg:x1="17.424cm" svg:y1="9.692cm" svg:x2="24.242cm" svg:y2="9.692cm">
          <text:p/>
        </draw:line>
        <draw:line draw:style-name="gr3" draw:text-style-name="P4" draw:layer="layout" svg:x1="17.424cm" svg:y1="10.559cm" svg:x2="24.242cm" svg:y2="10.559cm">
          <text:p/>
        </draw:line>
        <draw:line draw:style-name="gr3" draw:text-style-name="P4" draw:layer="layout" svg:x1="17.424cm" svg:y1="11.425cm" svg:x2="24.242cm" svg:y2="11.425cm">
          <text:p/>
        </draw:line>
        <draw:g>
          <draw:path draw:style-name="gr1" draw:text-style-name="P1" draw:layer="layout" svg:width="0.405cm" svg:height="0.919cm" svg:x="20.296cm" svg:y="17.823cm" svg:viewBox="0 0 406 920" svg:d="M404 914c-21-5-39-12-58-21 0-1 0-2 0-2h-1c-1-36-26-74-49-97-4-4-10-2-10 4 3 29 14 58 33 79-31-19-59-42-85-71 1-1 1-2 1-3 0-24-3-48-10-71-6-16-13-38-28-46-3-2-7 0-7 4 0 28 4 57 17 82-5-5-9-11-13-17-26-37-48-78-67-119 0-1 0-1 0-3 0 0 0-1-1-2 1-1 3-1 3-2 23-38 20-96 9-138-1-5-7-6-9-2-22 35-22 76-16 114-12-32-22-66-28-101-3-15-5-29-5-43 0 0 2 0 2-1 35-24 55-75 60-117 1-6-5-11-9-6-25 26-43 56-55 91 1-55 13-107 32-157 1 0 2 1 3 1 41-2 80-41 101-77 2-5-2-11-7-9-29 11-56 26-81 48 23-47 51-91 83-132h1c19-11 43-20 59-37 14-15 21-36 30-56 2-5-5-9-10-6h-1c-18 2-34 10-48 24-14 15-21 36-32 55-24 29-47 61-66 96 5-49 13-101 1-148-1-6-7-6-10-2-32 49-35 119-2 169-21 40-38 82-48 127-1-19-3-38-5-56-1-12 2-37-8-46-2-1-5-2-7-1-36 25-21 118 11 140h1c-5 34-7 68-4 103 0 1 0 2 0 2 1 12 2 23 4 36 2 8 3 17 5 25-8-15-19-31-29-45-12-16-26-29-44-35-4-1-7 3-7 8 9 47 42 88 84 101 1 0 2 0 4-1 12 47 31 92 54 135-9-9-19-16-29-23-14-8-34-22-50-16-4 1-6 5-5 8 14 47 59 78 103 64 10 16 21 32 32 48 17 23 35 47 56 67-26-15-59-18-86-16-4 2-7 7-4 11 29 32 75 45 114 28 1 0 1 0 2-1 38 32 80 55 128 62 3 1 5-5 1-6zM246 37c-1 1-1 2-1 4-3 2-4 3-6 5 2-3 5-7 7-9z">
            <text:p/>
          </draw:path>
          <draw:path draw:style-name="gr1" draw:text-style-name="P1" draw:layer="layout" svg:width="0.309cm" svg:height="0.437cm" svg:x="20.598cm" svg:y="18.047cm" svg:viewBox="0 0 310 438" svg:d="M43 260v2c-4 34-5 68-13 102-1 10-4 21-8 30 1-4 2-8 4-13 3-18 6-36 9-54 5-46 8-90 8-136 0 23 1 47 0 69zM253 81c5-5 10-9 14-13 3-4 4-8 8-12 8-8 40-14 34-33-2-7-12-17-19-15-4 2-3 3-6 6-11 10-23 19-33 31-24 25-45 53-65 81-24 34-50 69-68 107-12 26-29 49-41 75 0-1 1-11-1-10-1 1-1 2-1 4 3-32 11-65 9-99l-2-60-3-33c0 1 1 1 1 1-1-4-1-7-1-10 0 0 0-1 0-2 0 0 0 1 0 2 0-2 0-2 0-3v-7c-1-22-2-40-2-40 0 0 1 13 1 27-1-17-3-35-5-53 0 2 0 4 2 3 2 0-2-22-3-21s-1 2-1 2c-2-5-2-10-9-9-10 1-19 8-27 14-6 4-14 11-16 19-1 5 2 8 2 11s-2 7-2 11c1 6 2 12 3 16 1 11 3 20 4 31 0 3 5 59 4 61 1-1 1-2 2-3 0 5 0 10 0 15-1 0 0-4-2-4-4 1-1 49 0 55 0 11 0 21-1 32 0 5-1 9 0 14 0 1 0 11 1 7 0 1 0 2 0 3l-1-1v13c0 5-2 8-3 13-4 14-5 31-8 46-2 16-4 32-9 48-3 6-9 17-9 23-1 23 40 13 48 3 11-18 15-42 24-62 13-28 28-54 42-82 3-5 5-12 7-18 4-9 12-20 18-28 27-44 54-85 85-125 9-11 19-21 29-31z">
            <text:p/>
          </draw:path>
          <draw:path draw:style-name="gr1" draw:text-style-name="P1" draw:layer="layout" svg:width="0.461cm" svg:height="0.282cm" svg:x="20.769cm" svg:y="18.193cm" svg:viewBox="0 0 462 283" svg:d="M390 78c-3 15-6 34-14 47-2 5 0 3-5 4-3 2-9 0-12 0-5-1-11-2-15-5-7-6-6-16-5-25s3-18 6-26c2-3 10-20 9-23 0-1-6 8-6 8 3-5 6-8 8-12-1 0 0-1 0-2v1l1-1v-1c7-10 25-33 35-18 6 14 0 40-2 53zM296 222c-40 6 6-85 7-90l-2 5c6-16 13-29 16-33 5 26 31 36 52 39-14 30-39 72-73 79zM106 164c-1 1-2 3-2 4 0-3 0-5 3-6zM105 173c-2 4-2 10-2 16 0-6 0-13 1-19 0 0 2 2 1 3zM123 112c0 1-1 2-1 2-1 0-1 0-1 0 0-1 2-3 2-4 0 1 0 2 0 2zM32 178l-1 3 1-5c1 0 1 0 0 1zM145 136l-6 25c2-9 4-17 6-25zM147 127v2c0 1 0 1 0 2 0-2 0-3 0-4zM460 117c0 0 1 1 0 0-2-4-5-2-9 0-14 3-27 7-42 9 6-19 11-39 13-58 1-8 1-15 0-23-1-4-3-9-5-13 0 0-6-8-5-4v-1l-2-3 2 1c0-2-8-8-8-8-12-13-28-22-43-13-11 6-19 16-25 27-2 3-5 8-7 12-1 4-5 17-8 20-1 2-9 2-12 4-5 3-9 5-13 8-9 6-16 16-23 25-4 6-8 13-11 20-10 9-22 29-24 33-8 11-16 21-24 32-4 6-8 11-13 16-1 1-9 14-9 14 1-1 3-2 4-3-8 9-18 18-29 26-6 5-19 17-27 10-3-2-5-7-6-11-3-16-1-35 2-51 5-35 16-69 29-102 6-16 12-31 23-42 1-1 3 1 4 1 0-1-4-3-4-2-5 3-8 9-12 15-8 15-15 32-20 49 4-13 9-27 14-40 4-7 8-17 14-22 16-15 9 31 8 38 0-1 1-11 1-11-1 0-7 26-7 26l2-2c-2 4-7 7-1 12 7 6 22-4 26-12 3-7 4-18 5-26 0-13-3-21-7-31-5-12-10-18-22-20-11-2-20 3-28 10-11 9-21 21-28 34-2 4-20 43-19 43l2-3c-3 6-4 12-6 18-1 0 1-6 0-6-2 0-4 9-7 16-8 12-17 26-16 27 2 0 3 0 3-1-6 9-18 19-27 27-6 5-19 18-26 13-16-8 17-71 15-71-1 0-13 28-15 35 5-18 13-36 22-52-1 1-2 4-1 4 1 1 8-10 6-11h-1c1-2 3-2 3-6s-10-10-14-11c-9-5-19-6-25 0-10 6-12 18-16 29 0 3-9 40-7 41 0-1 0-1 1-2l-1 9c-1 0 0-2-1-2-4 0-3 18-2 21 2 9 8 16 13 24 3 5 6 9 10 12 6 5 2 0 6 2h-1c0 3 17 9 21 9 17-5 29-27 39-41 1-3 2-4 3-6-1 12-2 24-2 36 0 7 0 14 0 21 0 2 4 13 4 10l3 9c-1-1-3-6-3-6-2 3 11 23 13 26 4 6 10 7 16 8 18 3 37-9 51-21 24-23 46-49 64-77 1-3 3-5 4-7 0 25 15 51 35 61 10 5 20 7 30 7 9-2 19-8 27-14 6-6 22-16 25-25 0 0-1 0-3 1l14-17c1 1-3 5-3 5 3 2 20-26 22-28 3-6 7-13 10-19 4-4 3-4 8-6 0 1 5-2 7-2 4 0 60-4 46-24z">
            <text:p/>
          </draw:path>
          <draw:path draw:style-name="gr1" draw:text-style-name="P1" draw:layer="layout" svg:width="0.062cm" svg:height="0.1cm" svg:x="20.807cm" svg:y="18.152cm" svg:viewBox="0 0 63 101" svg:d="M5 74h-1c1 0 1 0 1 0zM37 64c1-2 4-3 6-6 2-4 2-8 4-11 3-3 6-4 7-6 5-5 10-12 8-19s-7-14-12-19c-6-3-14-4-21-1-2 0-7 1-5 4 0 1 0 1 2 1-5 4-12 10-2 14-1 2 0 6 0 7 0 3-7 22-12 32l6-10c-3 8-6 15-11 21 3-6-3 1-3 3-5-3-4 14-4 16l4 5c0 2-1 3 2 6 4 1 6-1 9-2 5-2 9-9 14-14 1-1-2 0-2 0 7-7 2 1 7-3 6-4 6-11 12-17-6 3-10 6-14 12-5 6-8 10-14 13 6-4 9-9 14-18 1-1 3-2 5-3-2-2-2-4 0-5z">
            <text:p/>
          </draw:path>
          <draw:path draw:style-name="gr1" draw:text-style-name="P1" draw:layer="layout" svg:width="0.406cm" svg:height="0.92cm" svg:x="21.077cm" svg:y="17.823cm" svg:viewBox="0 0 407 921" svg:d="M4 921c47-8 90-30 128-62 1 0 1 1 1 1 40 17 85 4 114-28 4-5 1-10-3-10-27-3-60 0-86 14 20-20 39-43 56-67 11-16 21-32 31-47 45 13 89-17 103-65 1-3-1-7-4-8-16-6-36 8-50 17-10 7-20 14-29 22 22-42 41-87 55-134 0 0 1 0 2 0 43-13 75-54 85-101 0-4-3-8-8-7-18 5-32 18-43 35-10 13-21 30-30 45 2-8 4-17 5-25 3-13 4-24 5-37v-1c2-34 1-69-5-103 1 0 1 0 2 0 31-22 48-115 10-140-2-1-5-1-6 1-10 9-8 33-9 46-2 18-3 37-4 55-11-44-28-87-48-127 33-49 30-119-2-168-3-4-9-4-11 1-11 47-4 99 2 148-20-35-42-67-66-96-11-19-18-40-33-55-13-14-29-22-48-24h-1c-4-3-11 1-9 6 8 20 16 41 29 56 16 17 40 26 60 37 32 41 61 85 83 132-24-22-52-37-81-48-5-2-8 4-6 9 20 36 60 75 100 77 2 0 2-1 3-1 19 50 32 102 32 157-11-35-30-65-54-91-4-5-10 0-9 6 5 42 24 93 59 117 2 1 2 1 3 1-1 14-3 28-6 43-6 35-16 69-28 101 7-39 7-79-15-114-2-4-8-3-10 2-10 42-14 100 10 138 1 1 1 1 2 2-1 1-1 2-1 2 0 2 0 2 0 3-18 42-41 82-67 119-4 6-8 12-12 17 11-25 17-54 17-82 0-4-4-6-8-4-14 8-21 30-27 46-8 23-11 47-10 71 0 1 0 2 0 3-25 29-53 52-83 71 17-21 28-50 31-79 1-6-6-8-9-4-23 23-48 61-49 97-1 0-2 1-2 2-18 9-38 16-58 21-4 1-2 7 2 7zM167 45c-2-1-3-2-5-5-1-1-1-2-2-3 2 2 5 6 7 8z">
            <text:p/>
          </draw:path>
        </draw:g>
        <draw:polygon draw:style-name="gr14" draw:text-style-name="P10" draw:layer="layout" svg:width="1.273cm" svg:height="1.058cm" svg:x="17.375cm" svg:y="8.128cm" svg:viewBox="0 0 1274 1059" draw:points="0,0 1274,0 1274,1059 0,1059">
          <text:p/>
        </draw:polygon>
        <draw:polygon draw:style-name="gr14" draw:text-style-name="P10" draw:layer="layout" svg:width="1.989cm" svg:height="1.057cm" svg:x="17.316cm" svg:y="9.831cm" svg:viewBox="0 0 1990 1058" draw:points="0,0 1990,0 1990,1058 0,1058">
          <text:p/>
        </draw:polygon>
        <draw:frame draw:style-name="gr10" draw:text-style-name="P11" draw:layer="layout" svg:width="1.484cm" svg:height="0.533cm" svg:x="17.386cm" svg:y="8.388cm">
          <draw:text-box>
            <text:p text:style-name="P8"><text:span text:style-name="T6">Email: </text:span></text:p>
          </draw:text-box>
        </draw:frame>
        <draw:frame draw:style-name="gr11" draw:text-style-name="P11" draw:layer="layout" svg:width="2.119cm" svg:height="0.533cm" svg:x="17.39cm" svg:y="10.096cm">
          <draw:text-box>
            <text:p text:style-name="P8"><text:span text:style-name="T6">Telefono: </text:span></text:p>
          </draw:text-box>
        </draw:frame>
        <draw:polygon draw:style-name="gr4" draw:text-style-name="P7" draw:layer="layout" svg:width="1.494cm" svg:height="1.058cm" svg:x="17.426cm" svg:y="5.524cm" svg:viewBox="0 0 1495 1059" draw:points="0,0 1495,0 1495,1059 0,1059">
          <text:p/>
        </draw:polygon>
        <draw:frame draw:style-name="gr12" draw:text-style-name="P11" draw:layer="layout" svg:width="1.695cm" svg:height="0.533cm" svg:x="17.437cm" svg:y="5.784cm">
          <draw:text-box>
            <text:p text:style-name="P8"><text:span text:style-name="T6">Nombre: </text:span></text:p>
          </draw:text-box>
        </draw:frame>
      </draw:page>
      <draw:page draw:name="page5" draw:style-name="dp1" draw:master-page-name="master-page3">
        <draw:frame draw:style-name="gr15" draw:text-style-name="P12" draw:layer="layout" svg:width="2.754cm" svg:height="0.395cm" svg:x="6.014cm" svg:y="16.009cm">
          <draw:text-box>
            <text:p text:style-name="P2"><text:span text:style-name="T7">Hecho a mano.</text:span></text:p>
          </draw:text-box>
        </draw:frame>
        <draw:frame draw:style-name="gr16" draw:text-style-name="P12" draw:layer="layout" svg:width="3.6cm" svg:height="0.395cm" svg:x="5.591cm" svg:y="16.45cm">
          <draw:text-box>
            <text:p text:style-name="P2"><text:span text:style-name="T7">Querétaro Mexico.</text:span></text:p>
          </draw:text-box>
        </draw:frame>
        <draw:frame draw:style-name="gr17" draw:text-style-name="P12" draw:layer="layout" svg:width="6.564cm" svg:height="0.395cm" svg:x="4.109cm" svg:y="16.891cm">
          <draw:text-box>
            <text:p text:style-name="P2"><text:span text:style-name="T7">Email: diariosdevico@gmail.com</text:span></text:p>
          </draw:text-box>
        </draw:frame>
        <draw:frame draw:style-name="gr18" draw:text-style-name="P12" draw:layer="layout" svg:width="5.082cm" svg:height="0.395cm" svg:x="4.85cm" svg:y="17.332cm">
          <draw:text-box>
            <text:p text:style-name="P2"><text:span text:style-name="T7">Facebook: /diariosdevico</text:span></text:p>
          </draw:text-box>
        </draw:frame>
        <draw:frame draw:style-name="gr19" draw:text-style-name="P12" draw:layer="layout" svg:width="5.294cm" svg:height="0.395cm" svg:x="4.744cm" svg:y="17.773cm">
          <draw:text-box>
            <text:p text:style-name="P2"><text:span text:style-name="T7">Instagram: /diariosdevico</text:span></text:p>
          </draw:text-box>
        </draw:frame>
        <draw:frame draw:style-name="gr20" draw:text-style-name="P12" draw:layer="layout" svg:width="7.41cm" svg:height="0.395cm" svg:x="3.686cm" svg:y="18.214cm">
          <draw:text-box>
            <text:p text:style-name="P2"><text:span text:style-name="T7">https://diariosdevico.wordpress.com</text:span></text:p>
          </draw:text-box>
        </draw:frame>
        <draw:frame draw:style-name="gr21" draw:text-style-name="P13" draw:layer="layout" svg:width="1.526cm" svg:height="1.526cm" svg:x="6.606cm" svg:y="18.666cm">
          <draw:image xlink:href="Pictures/100209F80000777A0000777A640F0D08ED872D97.svg" xlink:type="simple" xlink:show="embed" xlink:actuate="onLoad" draw:mime-type="image/svg+xml">
            <text:p/>
          </draw:image>
          <draw:image xlink:href="Pictures/10000001000002C3000002C3D95522C62FDC17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Exo 2" svg:font-family="'Exo 2'" style:font-adornments="Light" style:font-pitch="variable"/>
    <style:font-face style:name="FreeSans" svg:font-family="FreeSans" style:font-family-generic="system" style:font-pitch="variable"/>
    <style:font-face style:name="Inconsolata Condensed ExtraLight" svg:font-family="'Inconsolata Condensed ExtraLight'" style:font-pitch="variable"/>
    <style:font-face style:name="Inconsolata Condensed ExtraLight1" svg:font-family="'Inconsolata Condensed ExtraLight'" style:font-pitch="fixed"/>
    <style:font-face style:name="Inconsolata Condensed ExtraLight2" svg:font-family="'Inconsolata Condensed ExtraLight'" style:font-adornments="Condensed ExtraLight" style:font-pitch="fixed"/>
    <style:font-face style:name="Inconsolata Expanded ExtraLight" svg:font-family="'Inconsolata Expanded ExtraLight'" style:font-pitch="variable"/>
    <style:font-face style:name="Inconsolata Expanded ExtraLight1" svg:font-family="'Inconsolata Expanded ExtraLight'" style:font-pitch="fixed"/>
    <style:font-face style:name="Inconsolata Expanded ExtraLight2" svg:font-family="'Inconsolata Expanded ExtraLight'" style:font-adornments="Expanded ExtraLigh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  <style:font-face style:name="Source Code Pro ExtraLight" svg:font-family="'Source Code Pro ExtraLight'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2-01-14T01:33:00.312840902</dc:date>
    <meta:editing-duration>PT3H7M15S</meta:editing-duration>
    <meta:editing-cycles>8</meta:editing-cycles>
    <meta:document-statistic meta:object-count="3853"/>
  </office:meta>
</office:document-meta>
</file>